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55in"/>
    </style:style>
    <style:style style:name="co3" style:family="table-column">
      <style:table-column-properties fo:break-before="auto" style:column-width="1.0846in"/>
    </style:style>
    <style:style style:name="co4" style:family="table-column">
      <style:table-column-properties fo:break-before="auto" style:column-width="1.0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 style:data-style-name="N81"/>
    <style:style style:name="ce3" style:family="table-cell" style:parent-style-name="Default" style:data-style-name="N122"/>
    <style:style style:name="ce4" style:family="table-cell" style:parent-style-name="Default">
      <style:table-cell-properties fo:background-color="#dee7e5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ce3"/>
        <table:table-column table:style-name="co1" table:number-columns-repeated="2" table:default-cell-style-name="ce4"/>
        <table:table-column table:style-name="co3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Query types</text:p>
          </table:table-cell>
          <table:table-cell office:value-type="string" calcext:value-type="string">
            <text:p>CompactLTJ (ns)</text:p>
          </table:table-cell>
          <table:table-cell office:value-type="string" calcext:value-type="string">
            <text:p>RDFCSA (ns)</text:p>
          </table:table-cell>
          <table:table-cell table:style-name="Default" office:value-type="string" calcext:value-type="string">
            <text:p>MillDB (ms)</text:p>
          </table:table-cell>
          <table:table-cell table:style-name="Default" office:value-type="string" calcext:value-type="string">
            <text:p>MDB (ns)</text:p>
          </table:table-cell>
          <table:table-cell office:value-type="string" calcext:value-type="string">
            <text:p>CompactLTJ</text:p>
          </table:table-cell>
          <table:table-cell office:value-type="string" calcext:value-type="string">
            <text:p>RDFCSA</text:p>
          </table:table-cell>
          <table:table-cell office:value-type="string" calcext:value-type="string">
            <text:p>MillD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788000" calcext:value-type="float">
            <text:p>788000</text:p>
          </table:table-cell>
          <table:table-cell office:value-type="float" office:value="20771000" calcext:value-type="float">
            <text:p>20771000</text:p>
          </table:table-cell>
          <table:table-cell table:formula="of:=[$MillDB_wikidata_filtered.D2]" office:value-type="float" office:value="54" calcext:value-type="float">
            <text:p>5.40E+01</text:p>
          </table:table-cell>
          <table:table-cell table:formula="of:=[.D2]*[.$J$5]" office:value-type="float" office:value="54000000" calcext:value-type="float">
            <text:p>54000000</text:p>
          </table:table-cell>
          <table:table-cell table:formula="of:=[.B2]/1000000000" office:value-type="float" office:value="0.000788" calcext:value-type="float">
            <text:p>0.000788</text:p>
          </table:table-cell>
          <table:table-cell table:formula="of:=[.C2]/1000000000" office:value-type="float" office:value="0.020771" calcext:value-type="float">
            <text:p>0.020771</text:p>
          </table:table-cell>
          <table:table-cell table:formula="of:=[.E2]/[.$J$6]" office:value-type="float" office:value="0.054" calcext:value-type="float">
            <text:p>0.054</text:p>
          </table:table-cell>
          <table:table-cell/>
          <table:table-cell office:value-type="string" calcext:value-type="string">
            <text:p>The all report in ns, except MDB which uses ms.</text:p>
          </table:table-cell>
          <table:table-cell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288000" calcext:value-type="float">
            <text:p>1288000</text:p>
          </table:table-cell>
          <table:table-cell office:value-type="float" office:value="862000" calcext:value-type="float">
            <text:p>862000</text:p>
          </table:table-cell>
          <table:table-cell table:formula="of:=[$MillDB_wikidata_filtered.D3]" office:value-type="float" office:value="8" calcext:value-type="float">
            <text:p>8.00E+00</text:p>
          </table:table-cell>
          <table:table-cell table:formula="of:=[.D3]*[.$J$5]" office:value-type="float" office:value="8000000" calcext:value-type="float">
            <text:p>8000000</text:p>
          </table:table-cell>
          <table:table-cell table:formula="of:=[.B3]/1000000000" office:value-type="float" office:value="0.001288" calcext:value-type="float">
            <text:p>0.001288</text:p>
          </table:table-cell>
          <table:table-cell table:formula="of:=[.C3]/1000000000" office:value-type="float" office:value="0.000862" calcext:value-type="float">
            <text:p>0.000862</text:p>
          </table:table-cell>
          <table:table-cell table:formula="of:=[.E3]/[.$J$6]" office:value-type="float" office:value="0.008" calcext:value-type="float">
            <text:p>0.00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21986000" calcext:value-type="float">
            <text:p>21986000</text:p>
          </table:table-cell>
          <table:table-cell office:value-type="float" office:value="14278000" calcext:value-type="float">
            <text:p>14278000</text:p>
          </table:table-cell>
          <table:table-cell table:formula="of:=[$MillDB_wikidata_filtered.D4]" office:value-type="float" office:value="9" calcext:value-type="float">
            <text:p>9.00E+00</text:p>
          </table:table-cell>
          <table:table-cell table:formula="of:=[.D4]*[.$J$5]" office:value-type="float" office:value="9000000" calcext:value-type="float">
            <text:p>9000000</text:p>
          </table:table-cell>
          <table:table-cell table:formula="of:=[.B4]/1000000000" office:value-type="float" office:value="0.021986" calcext:value-type="float">
            <text:p>0.021986</text:p>
          </table:table-cell>
          <table:table-cell table:formula="of:=[.C4]/1000000000" office:value-type="float" office:value="0.014278" calcext:value-type="float">
            <text:p>0.014278</text:p>
          </table:table-cell>
          <table:table-cell table:formula="of:=[.E4]/[.$J$6]" office:value-type="float" office:value="0.009" calcext:value-type="float">
            <text:p>0.00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4476000" calcext:value-type="float">
            <text:p>4476000</text:p>
          </table:table-cell>
          <table:table-cell office:value-type="float" office:value="2605000" calcext:value-type="float">
            <text:p>2605000</text:p>
          </table:table-cell>
          <table:table-cell table:formula="of:=[$MillDB_wikidata_filtered.D5]" office:value-type="float" office:value="13" calcext:value-type="float">
            <text:p>1.30E+01</text:p>
          </table:table-cell>
          <table:table-cell table:formula="of:=[.D5]*[.$J$5]" office:value-type="float" office:value="13000000" calcext:value-type="float">
            <text:p>13000000</text:p>
          </table:table-cell>
          <table:table-cell table:formula="of:=[.B5]/1000000000" office:value-type="float" office:value="0.004476" calcext:value-type="float">
            <text:p>0.004476</text:p>
          </table:table-cell>
          <table:table-cell table:formula="of:=[.C5]/1000000000" office:value-type="float" office:value="0.002605" calcext:value-type="float">
            <text:p>0.002605</text:p>
          </table:table-cell>
          <table:table-cell table:formula="of:=[.E5]/[.$J$6]" office:value-type="float" office:value="0.013" calcext:value-type="float">
            <text:p>0.013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microsec</text:p>
          </table:table-cell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455000" calcext:value-type="float">
            <text:p>455000</text:p>
          </table:table-cell>
          <table:table-cell office:value-type="float" office:value="1833000" calcext:value-type="float">
            <text:p>1833000</text:p>
          </table:table-cell>
          <table:table-cell table:formula="of:=[$MillDB_wikidata_filtered.D6]" office:value-type="float" office:value="10" calcext:value-type="float">
            <text:p>1.00E+01</text:p>
          </table:table-cell>
          <table:table-cell table:formula="of:=[.D6]*[.$J$5]" office:value-type="float" office:value="10000000" calcext:value-type="float">
            <text:p>10000000</text:p>
          </table:table-cell>
          <table:table-cell table:formula="of:=[.B6]/1000000000" office:value-type="float" office:value="0.000455" calcext:value-type="float">
            <text:p>0.000455</text:p>
          </table:table-cell>
          <table:table-cell table:formula="of:=[.C6]/1000000000" office:value-type="float" office:value="0.001833" calcext:value-type="float">
            <text:p>0.001833</text:p>
          </table:table-cell>
          <table:table-cell table:formula="of:=[.E6]/[.$J$6]" office:value-type="float" office:value="0.01" calcext:value-type="float">
            <text:p>0.01</text:p>
          </table:table-cell>
          <table:table-cell/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63000" calcext:value-type="float">
            <text:p>263000</text:p>
          </table:table-cell>
          <table:table-cell office:value-type="float" office:value="3918000" calcext:value-type="float">
            <text:p>3918000</text:p>
          </table:table-cell>
          <table:table-cell table:formula="of:=[$MillDB_wikidata_filtered.D7]" office:value-type="float" office:value="7" calcext:value-type="float">
            <text:p>7.00E+00</text:p>
          </table:table-cell>
          <table:table-cell table:formula="of:=[.D7]*[.$J$5]" office:value-type="float" office:value="7000000" calcext:value-type="float">
            <text:p>7000000</text:p>
          </table:table-cell>
          <table:table-cell table:formula="of:=[.B7]/1000000000" office:value-type="float" office:value="0.000263" calcext:value-type="float">
            <text:p>0.000263</text:p>
          </table:table-cell>
          <table:table-cell table:formula="of:=[.C7]/1000000000" office:value-type="float" office:value="0.003918" calcext:value-type="float">
            <text:p>0.003918</text:p>
          </table:table-cell>
          <table:table-cell table:formula="of:=[.E7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412000" calcext:value-type="float">
            <text:p>412000</text:p>
          </table:table-cell>
          <table:table-cell office:value-type="float" office:value="1477000" calcext:value-type="float">
            <text:p>1477000</text:p>
          </table:table-cell>
          <table:table-cell table:formula="of:=[$MillDB_wikidata_filtered.D8]" office:value-type="float" office:value="7" calcext:value-type="float">
            <text:p>7.00E+00</text:p>
          </table:table-cell>
          <table:table-cell table:formula="of:=[.D8]*[.$J$5]" office:value-type="float" office:value="7000000" calcext:value-type="float">
            <text:p>7000000</text:p>
          </table:table-cell>
          <table:table-cell table:formula="of:=[.B8]/1000000000" office:value-type="float" office:value="0.000412" calcext:value-type="float">
            <text:p>0.000412</text:p>
          </table:table-cell>
          <table:table-cell table:formula="of:=[.C8]/1000000000" office:value-type="float" office:value="0.001477" calcext:value-type="float">
            <text:p>0.001477</text:p>
          </table:table-cell>
          <table:table-cell table:formula="of:=[.E8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457000" calcext:value-type="float">
            <text:p>457000</text:p>
          </table:table-cell>
          <table:table-cell office:value-type="float" office:value="221000" calcext:value-type="float">
            <text:p>221000</text:p>
          </table:table-cell>
          <table:table-cell table:formula="of:=[$MillDB_wikidata_filtered.D9]" office:value-type="float" office:value="9" calcext:value-type="float">
            <text:p>9.00E+00</text:p>
          </table:table-cell>
          <table:table-cell table:formula="of:=[.D9]*[.$J$5]" office:value-type="float" office:value="9000000" calcext:value-type="float">
            <text:p>9000000</text:p>
          </table:table-cell>
          <table:table-cell table:formula="of:=[.B9]/1000000000" office:value-type="float" office:value="0.000457" calcext:value-type="float">
            <text:p>0.000457</text:p>
          </table:table-cell>
          <table:table-cell table:formula="of:=[.C9]/1000000000" office:value-type="float" office:value="0.000221" calcext:value-type="float">
            <text:p>0.000221</text:p>
          </table:table-cell>
          <table:table-cell table:formula="of:=[.E9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509000" calcext:value-type="float">
            <text:p>1509000</text:p>
          </table:table-cell>
          <table:table-cell office:value-type="float" office:value="33031000" calcext:value-type="float">
            <text:p>33031000</text:p>
          </table:table-cell>
          <table:table-cell table:formula="of:=[$MillDB_wikidata_filtered.D10]" office:value-type="float" office:value="23" calcext:value-type="float">
            <text:p>2.30E+01</text:p>
          </table:table-cell>
          <table:table-cell table:formula="of:=[.D10]*[.$J$5]" office:value-type="float" office:value="23000000" calcext:value-type="float">
            <text:p>23000000</text:p>
          </table:table-cell>
          <table:table-cell table:formula="of:=[.B10]/1000000000" office:value-type="float" office:value="0.001509" calcext:value-type="float">
            <text:p>0.001509</text:p>
          </table:table-cell>
          <table:table-cell table:formula="of:=[.C10]/1000000000" office:value-type="float" office:value="0.033031" calcext:value-type="float">
            <text:p>0.033031</text:p>
          </table:table-cell>
          <table:table-cell table:formula="of:=[.E10]/[.$J$6]" office:value-type="float" office:value="0.023" calcext:value-type="float">
            <text:p>0.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121000" calcext:value-type="float">
            <text:p>1121000</text:p>
          </table:table-cell>
          <table:table-cell office:value-type="float" office:value="806000" calcext:value-type="float">
            <text:p>806000</text:p>
          </table:table-cell>
          <table:table-cell table:formula="of:=[$MillDB_wikidata_filtered.D11]" office:value-type="float" office:value="8" calcext:value-type="float">
            <text:p>8.00E+00</text:p>
          </table:table-cell>
          <table:table-cell table:formula="of:=[.D11]*[.$J$5]" office:value-type="float" office:value="8000000" calcext:value-type="float">
            <text:p>8000000</text:p>
          </table:table-cell>
          <table:table-cell table:formula="of:=[.B11]/1000000000" office:value-type="float" office:value="0.001121" calcext:value-type="float">
            <text:p>0.001121</text:p>
          </table:table-cell>
          <table:table-cell table:formula="of:=[.C11]/1000000000" office:value-type="float" office:value="0.000806" calcext:value-type="float">
            <text:p>0.000806</text:p>
          </table:table-cell>
          <table:table-cell table:formula="of:=[.E1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926000" calcext:value-type="float">
            <text:p>926000</text:p>
          </table:table-cell>
          <table:table-cell office:value-type="float" office:value="6240000" calcext:value-type="float">
            <text:p>6240000</text:p>
          </table:table-cell>
          <table:table-cell table:formula="of:=[$MillDB_wikidata_filtered.D12]" office:value-type="float" office:value="8" calcext:value-type="float">
            <text:p>8.00E+00</text:p>
          </table:table-cell>
          <table:table-cell table:formula="of:=[.D12]*[.$J$5]" office:value-type="float" office:value="8000000" calcext:value-type="float">
            <text:p>8000000</text:p>
          </table:table-cell>
          <table:table-cell table:formula="of:=[.B12]/1000000000" office:value-type="float" office:value="0.000926" calcext:value-type="float">
            <text:p>0.000926</text:p>
          </table:table-cell>
          <table:table-cell table:formula="of:=[.C12]/1000000000" office:value-type="float" office:value="0.00624" calcext:value-type="float">
            <text:p>0.00624</text:p>
          </table:table-cell>
          <table:table-cell table:formula="of:=[.E12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386000" calcext:value-type="float">
            <text:p>386000</text:p>
          </table:table-cell>
          <table:table-cell office:value-type="float" office:value="3196000" calcext:value-type="float">
            <text:p>3196000</text:p>
          </table:table-cell>
          <table:table-cell table:formula="of:=[$MillDB_wikidata_filtered.D13]" office:value-type="float" office:value="8" calcext:value-type="float">
            <text:p>8.00E+00</text:p>
          </table:table-cell>
          <table:table-cell table:formula="of:=[.D13]*[.$J$5]" office:value-type="float" office:value="8000000" calcext:value-type="float">
            <text:p>8000000</text:p>
          </table:table-cell>
          <table:table-cell table:formula="of:=[.B13]/1000000000" office:value-type="float" office:value="0.000386" calcext:value-type="float">
            <text:p>0.000386</text:p>
          </table:table-cell>
          <table:table-cell table:formula="of:=[.C13]/1000000000" office:value-type="float" office:value="0.003196" calcext:value-type="float">
            <text:p>0.003196</text:p>
          </table:table-cell>
          <table:table-cell table:formula="of:=[.E13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476000" calcext:value-type="float">
            <text:p>1476000</text:p>
          </table:table-cell>
          <table:table-cell office:value-type="float" office:value="1030000" calcext:value-type="float">
            <text:p>1030000</text:p>
          </table:table-cell>
          <table:table-cell table:formula="of:=[$MillDB_wikidata_filtered.D14]" office:value-type="float" office:value="7" calcext:value-type="float">
            <text:p>7.00E+00</text:p>
          </table:table-cell>
          <table:table-cell table:formula="of:=[.D14]*[.$J$5]" office:value-type="float" office:value="7000000" calcext:value-type="float">
            <text:p>7000000</text:p>
          </table:table-cell>
          <table:table-cell table:formula="of:=[.B14]/1000000000" office:value-type="float" office:value="0.001476" calcext:value-type="float">
            <text:p>0.001476</text:p>
          </table:table-cell>
          <table:table-cell table:formula="of:=[.C14]/1000000000" office:value-type="float" office:value="0.00103" calcext:value-type="float">
            <text:p>0.00103</text:p>
          </table:table-cell>
          <table:table-cell table:formula="of:=[.E14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757000" calcext:value-type="float">
            <text:p>1757000</text:p>
          </table:table-cell>
          <table:table-cell office:value-type="float" office:value="47920000" calcext:value-type="float">
            <text:p>47920000</text:p>
          </table:table-cell>
          <table:table-cell table:formula="of:=[$MillDB_wikidata_filtered.D15]" office:value-type="float" office:value="13" calcext:value-type="float">
            <text:p>1.30E+01</text:p>
          </table:table-cell>
          <table:table-cell table:formula="of:=[.D15]*[.$J$5]" office:value-type="float" office:value="13000000" calcext:value-type="float">
            <text:p>13000000</text:p>
          </table:table-cell>
          <table:table-cell table:formula="of:=[.B15]/1000000000" office:value-type="float" office:value="0.001757" calcext:value-type="float">
            <text:p>0.001757</text:p>
          </table:table-cell>
          <table:table-cell table:formula="of:=[.C15]/1000000000" office:value-type="float" office:value="0.04792" calcext:value-type="float">
            <text:p>0.04792</text:p>
          </table:table-cell>
          <table:table-cell table:formula="of:=[.E15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404000" calcext:value-type="float">
            <text:p>404000</text:p>
          </table:table-cell>
          <table:table-cell office:value-type="float" office:value="10045000" calcext:value-type="float">
            <text:p>10045000</text:p>
          </table:table-cell>
          <table:table-cell table:formula="of:=[$MillDB_wikidata_filtered.D16]" office:value-type="float" office:value="12" calcext:value-type="float">
            <text:p>1.20E+01</text:p>
          </table:table-cell>
          <table:table-cell table:formula="of:=[.D16]*[.$J$5]" office:value-type="float" office:value="12000000" calcext:value-type="float">
            <text:p>12000000</text:p>
          </table:table-cell>
          <table:table-cell table:formula="of:=[.B16]/1000000000" office:value-type="float" office:value="0.000404" calcext:value-type="float">
            <text:p>0.000404</text:p>
          </table:table-cell>
          <table:table-cell table:formula="of:=[.C16]/1000000000" office:value-type="float" office:value="0.010045" calcext:value-type="float">
            <text:p>0.010045</text:p>
          </table:table-cell>
          <table:table-cell table:formula="of:=[.E16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3021000" calcext:value-type="float">
            <text:p>3021000</text:p>
          </table:table-cell>
          <table:table-cell office:value-type="float" office:value="6979000" calcext:value-type="float">
            <text:p>6979000</text:p>
          </table:table-cell>
          <table:table-cell table:formula="of:=[$MillDB_wikidata_filtered.D17]" office:value-type="float" office:value="14" calcext:value-type="float">
            <text:p>1.40E+01</text:p>
          </table:table-cell>
          <table:table-cell table:formula="of:=[.D17]*[.$J$5]" office:value-type="float" office:value="14000000" calcext:value-type="float">
            <text:p>14000000</text:p>
          </table:table-cell>
          <table:table-cell table:formula="of:=[.B17]/1000000000" office:value-type="float" office:value="0.003021" calcext:value-type="float">
            <text:p>0.003021</text:p>
          </table:table-cell>
          <table:table-cell table:formula="of:=[.C17]/1000000000" office:value-type="float" office:value="0.006979" calcext:value-type="float">
            <text:p>0.006979</text:p>
          </table:table-cell>
          <table:table-cell table:formula="of:=[.E17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59000" calcext:value-type="float">
            <text:p>1059000</text:p>
          </table:table-cell>
          <table:table-cell table:formula="of:=[$MillDB_wikidata_filtered.D18]" office:value-type="float" office:value="7" calcext:value-type="float">
            <text:p>7.00E+00</text:p>
          </table:table-cell>
          <table:table-cell table:formula="of:=[.D18]*[.$J$5]" office:value-type="float" office:value="7000000" calcext:value-type="float">
            <text:p>7000000</text:p>
          </table:table-cell>
          <table:table-cell table:formula="of:=[.B18]/1000000000" office:value-type="float" office:value="0.00012" calcext:value-type="float">
            <text:p>0.00012</text:p>
          </table:table-cell>
          <table:table-cell table:formula="of:=[.C18]/1000000000" office:value-type="float" office:value="0.001059" calcext:value-type="float">
            <text:p>0.001059</text:p>
          </table:table-cell>
          <table:table-cell table:formula="of:=[.E18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50000" calcext:value-type="float">
            <text:p>150000</text:p>
          </table:table-cell>
          <table:table-cell office:value-type="float" office:value="197000" calcext:value-type="float">
            <text:p>197000</text:p>
          </table:table-cell>
          <table:table-cell table:formula="of:=[$MillDB_wikidata_filtered.D19]" office:value-type="float" office:value="6" calcext:value-type="float">
            <text:p>6.00E+00</text:p>
          </table:table-cell>
          <table:table-cell table:formula="of:=[.D19]*[.$J$5]" office:value-type="float" office:value="6000000" calcext:value-type="float">
            <text:p>6000000</text:p>
          </table:table-cell>
          <table:table-cell table:formula="of:=[.B19]/1000000000" office:value-type="float" office:value="0.00015" calcext:value-type="float">
            <text:p>0.00015</text:p>
          </table:table-cell>
          <table:table-cell table:formula="of:=[.C19]/1000000000" office:value-type="float" office:value="0.000197" calcext:value-type="float">
            <text:p>0.000197</text:p>
          </table:table-cell>
          <table:table-cell table:formula="of:=[.E19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8151999" calcext:value-type="float">
            <text:p>8151999</text:p>
          </table:table-cell>
          <table:table-cell office:value-type="float" office:value="22847000" calcext:value-type="float">
            <text:p>22847000</text:p>
          </table:table-cell>
          <table:table-cell table:formula="of:=[$MillDB_wikidata_filtered.D20]" office:value-type="float" office:value="20" calcext:value-type="float">
            <text:p>2.00E+01</text:p>
          </table:table-cell>
          <table:table-cell table:formula="of:=[.D20]*[.$J$5]" office:value-type="float" office:value="20000000" calcext:value-type="float">
            <text:p>20000000</text:p>
          </table:table-cell>
          <table:table-cell table:formula="of:=[.B20]/1000000000" office:value-type="float" office:value="0.008151999" calcext:value-type="float">
            <text:p>0.008151999</text:p>
          </table:table-cell>
          <table:table-cell table:formula="of:=[.C20]/1000000000" office:value-type="float" office:value="0.022847" calcext:value-type="float">
            <text:p>0.022847</text:p>
          </table:table-cell>
          <table:table-cell table:formula="of:=[.E20]/[.$J$6]"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943000" calcext:value-type="float">
            <text:p>943000</text:p>
          </table:table-cell>
          <table:table-cell office:value-type="float" office:value="2132000" calcext:value-type="float">
            <text:p>2132000</text:p>
          </table:table-cell>
          <table:table-cell table:formula="of:=[$MillDB_wikidata_filtered.D21]" office:value-type="float" office:value="14" calcext:value-type="float">
            <text:p>1.40E+01</text:p>
          </table:table-cell>
          <table:table-cell table:formula="of:=[.D21]*[.$J$5]" office:value-type="float" office:value="14000000" calcext:value-type="float">
            <text:p>14000000</text:p>
          </table:table-cell>
          <table:table-cell table:formula="of:=[.B21]/1000000000" office:value-type="float" office:value="0.000943" calcext:value-type="float">
            <text:p>0.000943</text:p>
          </table:table-cell>
          <table:table-cell table:formula="of:=[.C21]/1000000000" office:value-type="float" office:value="0.002132" calcext:value-type="float">
            <text:p>0.002132</text:p>
          </table:table-cell>
          <table:table-cell table:formula="of:=[.E21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34000" calcext:value-type="float">
            <text:p>234000</text:p>
          </table:table-cell>
          <table:table-cell office:value-type="float" office:value="423000" calcext:value-type="float">
            <text:p>423000</text:p>
          </table:table-cell>
          <table:table-cell table:formula="of:=[$MillDB_wikidata_filtered.D22]" office:value-type="float" office:value="6" calcext:value-type="float">
            <text:p>6.00E+00</text:p>
          </table:table-cell>
          <table:table-cell table:formula="of:=[.D22]*[.$J$5]" office:value-type="float" office:value="6000000" calcext:value-type="float">
            <text:p>6000000</text:p>
          </table:table-cell>
          <table:table-cell table:formula="of:=[.B22]/1000000000" office:value-type="float" office:value="0.000234" calcext:value-type="float">
            <text:p>0.000234</text:p>
          </table:table-cell>
          <table:table-cell table:formula="of:=[.C22]/1000000000" office:value-type="float" office:value="0.000423" calcext:value-type="float">
            <text:p>0.000423</text:p>
          </table:table-cell>
          <table:table-cell table:formula="of:=[.E22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37469000" calcext:value-type="float">
            <text:p>37469000</text:p>
          </table:table-cell>
          <table:table-cell office:value-type="float" office:value="40799000" calcext:value-type="float">
            <text:p>40799000</text:p>
          </table:table-cell>
          <table:table-cell table:formula="of:=[$MillDB_wikidata_filtered.D23]" office:value-type="float" office:value="34" calcext:value-type="float">
            <text:p>3.40E+01</text:p>
          </table:table-cell>
          <table:table-cell table:formula="of:=[.D23]*[.$J$5]" office:value-type="float" office:value="34000000" calcext:value-type="float">
            <text:p>34000000</text:p>
          </table:table-cell>
          <table:table-cell table:formula="of:=[.B23]/1000000000" office:value-type="float" office:value="0.037469" calcext:value-type="float">
            <text:p>0.037469</text:p>
          </table:table-cell>
          <table:table-cell table:formula="of:=[.C23]/1000000000" office:value-type="float" office:value="0.040799" calcext:value-type="float">
            <text:p>0.040799</text:p>
          </table:table-cell>
          <table:table-cell table:formula="of:=[.E23]/[.$J$6]" office:value-type="float" office:value="0.034" calcext:value-type="float">
            <text:p>0.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090000" calcext:value-type="float">
            <text:p>1090000</text:p>
          </table:table-cell>
          <table:table-cell office:value-type="float" office:value="2472000" calcext:value-type="float">
            <text:p>2472000</text:p>
          </table:table-cell>
          <table:table-cell table:formula="of:=[$MillDB_wikidata_filtered.D24]" office:value-type="float" office:value="10" calcext:value-type="float">
            <text:p>1.00E+01</text:p>
          </table:table-cell>
          <table:table-cell table:formula="of:=[.D24]*[.$J$5]" office:value-type="float" office:value="10000000" calcext:value-type="float">
            <text:p>10000000</text:p>
          </table:table-cell>
          <table:table-cell table:formula="of:=[.B24]/1000000000" office:value-type="float" office:value="0.00109" calcext:value-type="float">
            <text:p>0.00109</text:p>
          </table:table-cell>
          <table:table-cell table:formula="of:=[.C24]/1000000000" office:value-type="float" office:value="0.002472" calcext:value-type="float">
            <text:p>0.002472</text:p>
          </table:table-cell>
          <table:table-cell table:formula="of:=[.E24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4744000" calcext:value-type="float">
            <text:p>4744000</text:p>
          </table:table-cell>
          <table:table-cell office:value-type="float" office:value="25558000" calcext:value-type="float">
            <text:p>25558000</text:p>
          </table:table-cell>
          <table:table-cell table:formula="of:=[$MillDB_wikidata_filtered.D25]" office:value-type="float" office:value="10" calcext:value-type="float">
            <text:p>1.00E+01</text:p>
          </table:table-cell>
          <table:table-cell table:formula="of:=[.D25]*[.$J$5]" office:value-type="float" office:value="10000000" calcext:value-type="float">
            <text:p>10000000</text:p>
          </table:table-cell>
          <table:table-cell table:formula="of:=[.B25]/1000000000" office:value-type="float" office:value="0.004744" calcext:value-type="float">
            <text:p>0.004744</text:p>
          </table:table-cell>
          <table:table-cell table:formula="of:=[.C25]/1000000000" office:value-type="float" office:value="0.025558" calcext:value-type="float">
            <text:p>0.025558</text:p>
          </table:table-cell>
          <table:table-cell table:formula="of:=[.E25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2006000" calcext:value-type="float">
            <text:p>2006000</text:p>
          </table:table-cell>
          <table:table-cell office:value-type="float" office:value="8602000" calcext:value-type="float">
            <text:p>8602000</text:p>
          </table:table-cell>
          <table:table-cell table:formula="of:=[$MillDB_wikidata_filtered.D26]" office:value-type="float" office:value="21" calcext:value-type="float">
            <text:p>2.10E+01</text:p>
          </table:table-cell>
          <table:table-cell table:formula="of:=[.D26]*[.$J$5]" office:value-type="float" office:value="21000000" calcext:value-type="float">
            <text:p>21000000</text:p>
          </table:table-cell>
          <table:table-cell table:formula="of:=[.B26]/1000000000" office:value-type="float" office:value="0.002006" calcext:value-type="float">
            <text:p>0.002006</text:p>
          </table:table-cell>
          <table:table-cell table:formula="of:=[.C26]/1000000000" office:value-type="float" office:value="0.008602" calcext:value-type="float">
            <text:p>0.008602</text:p>
          </table:table-cell>
          <table:table-cell table:formula="of:=[.E26]/[.$J$6]" office:value-type="float" office:value="0.021" calcext:value-type="float">
            <text:p>0.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3929000" calcext:value-type="float">
            <text:p>3929000</text:p>
          </table:table-cell>
          <table:table-cell office:value-type="float" office:value="16911000" calcext:value-type="float">
            <text:p>16911000</text:p>
          </table:table-cell>
          <table:table-cell table:formula="of:=[$MillDB_wikidata_filtered.D27]" office:value-type="float" office:value="25" calcext:value-type="float">
            <text:p>2.50E+01</text:p>
          </table:table-cell>
          <table:table-cell table:formula="of:=[.D27]*[.$J$5]" office:value-type="float" office:value="25000000" calcext:value-type="float">
            <text:p>25000000</text:p>
          </table:table-cell>
          <table:table-cell table:formula="of:=[.B27]/1000000000" office:value-type="float" office:value="0.003929" calcext:value-type="float">
            <text:p>0.003929</text:p>
          </table:table-cell>
          <table:table-cell table:formula="of:=[.C27]/1000000000" office:value-type="float" office:value="0.016911" calcext:value-type="float">
            <text:p>0.016911</text:p>
          </table:table-cell>
          <table:table-cell table:formula="of:=[.E27]/[.$J$6]" office:value-type="float" office:value="0.025" calcext:value-type="float">
            <text:p>0.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263000" calcext:value-type="float">
            <text:p>1263000</text:p>
          </table:table-cell>
          <table:table-cell office:value-type="float" office:value="2086000" calcext:value-type="float">
            <text:p>2086000</text:p>
          </table:table-cell>
          <table:table-cell table:formula="of:=[$MillDB_wikidata_filtered.D28]" office:value-type="float" office:value="11" calcext:value-type="float">
            <text:p>1.10E+01</text:p>
          </table:table-cell>
          <table:table-cell table:formula="of:=[.D28]*[.$J$5]" office:value-type="float" office:value="11000000" calcext:value-type="float">
            <text:p>11000000</text:p>
          </table:table-cell>
          <table:table-cell table:formula="of:=[.B28]/1000000000" office:value-type="float" office:value="0.001263" calcext:value-type="float">
            <text:p>0.001263</text:p>
          </table:table-cell>
          <table:table-cell table:formula="of:=[.C28]/1000000000" office:value-type="float" office:value="0.002086" calcext:value-type="float">
            <text:p>0.002086</text:p>
          </table:table-cell>
          <table:table-cell table:formula="of:=[.E28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06000" calcext:value-type="float">
            <text:p>206000</text:p>
          </table:table-cell>
          <table:table-cell office:value-type="float" office:value="1020000" calcext:value-type="float">
            <text:p>1020000</text:p>
          </table:table-cell>
          <table:table-cell table:formula="of:=[$MillDB_wikidata_filtered.D29]" office:value-type="float" office:value="8" calcext:value-type="float">
            <text:p>8.00E+00</text:p>
          </table:table-cell>
          <table:table-cell table:formula="of:=[.D29]*[.$J$5]" office:value-type="float" office:value="8000000" calcext:value-type="float">
            <text:p>8000000</text:p>
          </table:table-cell>
          <table:table-cell table:formula="of:=[.B29]/1000000000" office:value-type="float" office:value="0.000206" calcext:value-type="float">
            <text:p>0.000206</text:p>
          </table:table-cell>
          <table:table-cell table:formula="of:=[.C29]/1000000000" office:value-type="float" office:value="0.00102" calcext:value-type="float">
            <text:p>0.00102</text:p>
          </table:table-cell>
          <table:table-cell table:formula="of:=[.E2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308000" calcext:value-type="float">
            <text:p>308000</text:p>
          </table:table-cell>
          <table:table-cell office:value-type="float" office:value="1611000" calcext:value-type="float">
            <text:p>1611000</text:p>
          </table:table-cell>
          <table:table-cell table:formula="of:=[$MillDB_wikidata_filtered.D30]" office:value-type="float" office:value="7" calcext:value-type="float">
            <text:p>7.00E+00</text:p>
          </table:table-cell>
          <table:table-cell table:formula="of:=[.D30]*[.$J$5]" office:value-type="float" office:value="7000000" calcext:value-type="float">
            <text:p>7000000</text:p>
          </table:table-cell>
          <table:table-cell table:formula="of:=[.B30]/1000000000" office:value-type="float" office:value="0.000308" calcext:value-type="float">
            <text:p>0.000308</text:p>
          </table:table-cell>
          <table:table-cell table:formula="of:=[.C30]/1000000000" office:value-type="float" office:value="0.001611" calcext:value-type="float">
            <text:p>0.001611</text:p>
          </table:table-cell>
          <table:table-cell table:formula="of:=[.E30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0463000" calcext:value-type="float">
            <text:p>10463000</text:p>
          </table:table-cell>
          <table:table-cell office:value-type="float" office:value="41066000" calcext:value-type="float">
            <text:p>41066000</text:p>
          </table:table-cell>
          <table:table-cell table:formula="of:=[$MillDB_wikidata_filtered.D31]" office:value-type="float" office:value="28" calcext:value-type="float">
            <text:p>2.80E+01</text:p>
          </table:table-cell>
          <table:table-cell table:formula="of:=[.D31]*[.$J$5]" office:value-type="float" office:value="28000000" calcext:value-type="float">
            <text:p>28000000</text:p>
          </table:table-cell>
          <table:table-cell table:formula="of:=[.B31]/1000000000" office:value-type="float" office:value="0.010463" calcext:value-type="float">
            <text:p>0.010463</text:p>
          </table:table-cell>
          <table:table-cell table:formula="of:=[.C31]/1000000000" office:value-type="float" office:value="0.041066" calcext:value-type="float">
            <text:p>0.041066</text:p>
          </table:table-cell>
          <table:table-cell table:formula="of:=[.E31]/[.$J$6]" office:value-type="float" office:value="0.028" calcext:value-type="float">
            <text:p>0.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405000" calcext:value-type="float">
            <text:p>405000</text:p>
          </table:table-cell>
          <table:table-cell office:value-type="float" office:value="7755000" calcext:value-type="float">
            <text:p>7755000</text:p>
          </table:table-cell>
          <table:table-cell table:formula="of:=[$MillDB_wikidata_filtered.D32]" office:value-type="float" office:value="10" calcext:value-type="float">
            <text:p>1.00E+01</text:p>
          </table:table-cell>
          <table:table-cell table:formula="of:=[.D32]*[.$J$5]" office:value-type="float" office:value="10000000" calcext:value-type="float">
            <text:p>10000000</text:p>
          </table:table-cell>
          <table:table-cell table:formula="of:=[.B32]/1000000000" office:value-type="float" office:value="0.000405" calcext:value-type="float">
            <text:p>0.000405</text:p>
          </table:table-cell>
          <table:table-cell table:formula="of:=[.C32]/1000000000" office:value-type="float" office:value="0.007755" calcext:value-type="float">
            <text:p>0.007755</text:p>
          </table:table-cell>
          <table:table-cell table:formula="of:=[.E32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65000" calcext:value-type="float">
            <text:p>165000</text:p>
          </table:table-cell>
          <table:table-cell office:value-type="float" office:value="66000" calcext:value-type="float">
            <text:p>66000</text:p>
          </table:table-cell>
          <table:table-cell table:formula="of:=[$MillDB_wikidata_filtered.D33]" office:value-type="float" office:value="7" calcext:value-type="float">
            <text:p>7.00E+00</text:p>
          </table:table-cell>
          <table:table-cell table:formula="of:=[.D33]*[.$J$5]" office:value-type="float" office:value="7000000" calcext:value-type="float">
            <text:p>7000000</text:p>
          </table:table-cell>
          <table:table-cell table:formula="of:=[.B33]/1000000000" office:value-type="float" office:value="0.000165" calcext:value-type="float">
            <text:p>0.000165</text:p>
          </table:table-cell>
          <table:table-cell table:formula="of:=[.C33]/1000000000" office:value-type="float" office:value="0.000066" calcext:value-type="float">
            <text:p>0.000066</text:p>
          </table:table-cell>
          <table:table-cell table:formula="of:=[.E33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3245000" calcext:value-type="float">
            <text:p>3245000</text:p>
          </table:table-cell>
          <table:table-cell office:value-type="float" office:value="7440000" calcext:value-type="float">
            <text:p>7440000</text:p>
          </table:table-cell>
          <table:table-cell table:formula="of:=[$MillDB_wikidata_filtered.D34]" office:value-type="float" office:value="12" calcext:value-type="float">
            <text:p>1.20E+01</text:p>
          </table:table-cell>
          <table:table-cell table:formula="of:=[.D34]*[.$J$5]" office:value-type="float" office:value="12000000" calcext:value-type="float">
            <text:p>12000000</text:p>
          </table:table-cell>
          <table:table-cell table:formula="of:=[.B34]/1000000000" office:value-type="float" office:value="0.003245" calcext:value-type="float">
            <text:p>0.003245</text:p>
          </table:table-cell>
          <table:table-cell table:formula="of:=[.C34]/1000000000" office:value-type="float" office:value="0.00744" calcext:value-type="float">
            <text:p>0.00744</text:p>
          </table:table-cell>
          <table:table-cell table:formula="of:=[.E34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1531000" calcext:value-type="float">
            <text:p>11531000</text:p>
          </table:table-cell>
          <table:table-cell office:value-type="float" office:value="11978000" calcext:value-type="float">
            <text:p>11978000</text:p>
          </table:table-cell>
          <table:table-cell table:formula="of:=[$MillDB_wikidata_filtered.D35]" office:value-type="float" office:value="25" calcext:value-type="float">
            <text:p>2.50E+01</text:p>
          </table:table-cell>
          <table:table-cell table:formula="of:=[.D35]*[.$J$5]" office:value-type="float" office:value="25000000" calcext:value-type="float">
            <text:p>25000000</text:p>
          </table:table-cell>
          <table:table-cell table:formula="of:=[.B35]/1000000000" office:value-type="float" office:value="0.011531" calcext:value-type="float">
            <text:p>0.011531</text:p>
          </table:table-cell>
          <table:table-cell table:formula="of:=[.C35]/1000000000" office:value-type="float" office:value="0.011978" calcext:value-type="float">
            <text:p>0.011978</text:p>
          </table:table-cell>
          <table:table-cell table:formula="of:=[.E35]/[.$J$6]" office:value-type="float" office:value="0.025" calcext:value-type="float">
            <text:p>0.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3892000" calcext:value-type="float">
            <text:p>13892000</text:p>
          </table:table-cell>
          <table:table-cell office:value-type="float" office:value="10130000" calcext:value-type="float">
            <text:p>10130000</text:p>
          </table:table-cell>
          <table:table-cell table:formula="of:=[$MillDB_wikidata_filtered.D36]" office:value-type="float" office:value="38" calcext:value-type="float">
            <text:p>3.80E+01</text:p>
          </table:table-cell>
          <table:table-cell table:formula="of:=[.D36]*[.$J$5]" office:value-type="float" office:value="38000000" calcext:value-type="float">
            <text:p>38000000</text:p>
          </table:table-cell>
          <table:table-cell table:formula="of:=[.B36]/1000000000" office:value-type="float" office:value="0.013892" calcext:value-type="float">
            <text:p>0.013892</text:p>
          </table:table-cell>
          <table:table-cell table:formula="of:=[.C36]/1000000000" office:value-type="float" office:value="0.01013" calcext:value-type="float">
            <text:p>0.01013</text:p>
          </table:table-cell>
          <table:table-cell table:formula="of:=[.E36]/[.$J$6]" office:value-type="float" office:value="0.038" calcext:value-type="float">
            <text:p>0.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741000" calcext:value-type="float">
            <text:p>1741000</text:p>
          </table:table-cell>
          <table:table-cell office:value-type="float" office:value="4755000" calcext:value-type="float">
            <text:p>4755000</text:p>
          </table:table-cell>
          <table:table-cell table:formula="of:=[$MillDB_wikidata_filtered.D37]" office:value-type="float" office:value="16" calcext:value-type="float">
            <text:p>1.60E+01</text:p>
          </table:table-cell>
          <table:table-cell table:formula="of:=[.D37]*[.$J$5]" office:value-type="float" office:value="16000000" calcext:value-type="float">
            <text:p>16000000</text:p>
          </table:table-cell>
          <table:table-cell table:formula="of:=[.B37]/1000000000" office:value-type="float" office:value="0.001741" calcext:value-type="float">
            <text:p>0.001741</text:p>
          </table:table-cell>
          <table:table-cell table:formula="of:=[.C37]/1000000000" office:value-type="float" office:value="0.004755" calcext:value-type="float">
            <text:p>0.004755</text:p>
          </table:table-cell>
          <table:table-cell table:formula="of:=[.E37]/[.$J$6]"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065000" calcext:value-type="float">
            <text:p>2065000</text:p>
          </table:table-cell>
          <table:table-cell office:value-type="float" office:value="17702000" calcext:value-type="float">
            <text:p>17702000</text:p>
          </table:table-cell>
          <table:table-cell table:formula="of:=[$MillDB_wikidata_filtered.D38]" office:value-type="float" office:value="16" calcext:value-type="float">
            <text:p>1.60E+01</text:p>
          </table:table-cell>
          <table:table-cell table:formula="of:=[.D38]*[.$J$5]" office:value-type="float" office:value="16000000" calcext:value-type="float">
            <text:p>16000000</text:p>
          </table:table-cell>
          <table:table-cell table:formula="of:=[.B38]/1000000000" office:value-type="float" office:value="0.002065" calcext:value-type="float">
            <text:p>0.002065</text:p>
          </table:table-cell>
          <table:table-cell table:formula="of:=[.C38]/1000000000" office:value-type="float" office:value="0.017702" calcext:value-type="float">
            <text:p>0.017702</text:p>
          </table:table-cell>
          <table:table-cell table:formula="of:=[.E38]/[.$J$6]"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610000" calcext:value-type="float">
            <text:p>610000</text:p>
          </table:table-cell>
          <table:table-cell office:value-type="float" office:value="530000" calcext:value-type="float">
            <text:p>530000</text:p>
          </table:table-cell>
          <table:table-cell table:formula="of:=[$MillDB_wikidata_filtered.D39]" office:value-type="float" office:value="10" calcext:value-type="float">
            <text:p>1.00E+01</text:p>
          </table:table-cell>
          <table:table-cell table:formula="of:=[.D39]*[.$J$5]" office:value-type="float" office:value="10000000" calcext:value-type="float">
            <text:p>10000000</text:p>
          </table:table-cell>
          <table:table-cell table:formula="of:=[.B39]/1000000000" office:value-type="float" office:value="0.00061" calcext:value-type="float">
            <text:p>0.00061</text:p>
          </table:table-cell>
          <table:table-cell table:formula="of:=[.C39]/1000000000" office:value-type="float" office:value="0.00053" calcext:value-type="float">
            <text:p>0.00053</text:p>
          </table:table-cell>
          <table:table-cell table:formula="of:=[.E39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4650000" calcext:value-type="float">
            <text:p>4650000</text:p>
          </table:table-cell>
          <table:table-cell office:value-type="float" office:value="13470000" calcext:value-type="float">
            <text:p>13470000</text:p>
          </table:table-cell>
          <table:table-cell table:formula="of:=[$MillDB_wikidata_filtered.D40]" office:value-type="float" office:value="16" calcext:value-type="float">
            <text:p>1.60E+01</text:p>
          </table:table-cell>
          <table:table-cell table:formula="of:=[.D40]*[.$J$5]" office:value-type="float" office:value="16000000" calcext:value-type="float">
            <text:p>16000000</text:p>
          </table:table-cell>
          <table:table-cell table:formula="of:=[.B40]/1000000000" office:value-type="float" office:value="0.00465" calcext:value-type="float">
            <text:p>0.00465</text:p>
          </table:table-cell>
          <table:table-cell table:formula="of:=[.C40]/1000000000" office:value-type="float" office:value="0.01347" calcext:value-type="float">
            <text:p>0.01347</text:p>
          </table:table-cell>
          <table:table-cell table:formula="of:=[.E40]/[.$J$6]"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433000" calcext:value-type="float">
            <text:p>2433000</text:p>
          </table:table-cell>
          <table:table-cell office:value-type="float" office:value="3668000" calcext:value-type="float">
            <text:p>3668000</text:p>
          </table:table-cell>
          <table:table-cell table:formula="of:=[$MillDB_wikidata_filtered.D41]" office:value-type="float" office:value="10" calcext:value-type="float">
            <text:p>1.00E+01</text:p>
          </table:table-cell>
          <table:table-cell table:formula="of:=[.D41]*[.$J$5]" office:value-type="float" office:value="10000000" calcext:value-type="float">
            <text:p>10000000</text:p>
          </table:table-cell>
          <table:table-cell table:formula="of:=[.B41]/1000000000" office:value-type="float" office:value="0.002433" calcext:value-type="float">
            <text:p>0.002433</text:p>
          </table:table-cell>
          <table:table-cell table:formula="of:=[.C41]/1000000000" office:value-type="float" office:value="0.003668" calcext:value-type="float">
            <text:p>0.003668</text:p>
          </table:table-cell>
          <table:table-cell table:formula="of:=[.E41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84000" calcext:value-type="float">
            <text:p>84000</text:p>
          </table:table-cell>
          <table:table-cell office:value-type="float" office:value="3196000" calcext:value-type="float">
            <text:p>3196000</text:p>
          </table:table-cell>
          <table:table-cell table:formula="of:=[$MillDB_wikidata_filtered.D42]" office:value-type="float" office:value="7" calcext:value-type="float">
            <text:p>7.00E+00</text:p>
          </table:table-cell>
          <table:table-cell table:formula="of:=[.D42]*[.$J$5]" office:value-type="float" office:value="7000000" calcext:value-type="float">
            <text:p>7000000</text:p>
          </table:table-cell>
          <table:table-cell table:formula="of:=[.B42]/1000000000" office:value-type="float" office:value="0.000084" calcext:value-type="float">
            <text:p>0.000084</text:p>
          </table:table-cell>
          <table:table-cell table:formula="of:=[.C42]/1000000000" office:value-type="float" office:value="0.003196" calcext:value-type="float">
            <text:p>0.003196</text:p>
          </table:table-cell>
          <table:table-cell table:formula="of:=[.E42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4523000" calcext:value-type="float">
            <text:p>4523000</text:p>
          </table:table-cell>
          <table:table-cell office:value-type="float" office:value="15814000" calcext:value-type="float">
            <text:p>15814000</text:p>
          </table:table-cell>
          <table:table-cell table:formula="of:=[$MillDB_wikidata_filtered.D43]" office:value-type="float" office:value="12" calcext:value-type="float">
            <text:p>1.20E+01</text:p>
          </table:table-cell>
          <table:table-cell table:formula="of:=[.D43]*[.$J$5]" office:value-type="float" office:value="12000000" calcext:value-type="float">
            <text:p>12000000</text:p>
          </table:table-cell>
          <table:table-cell table:formula="of:=[.B43]/1000000000" office:value-type="float" office:value="0.004523" calcext:value-type="float">
            <text:p>0.004523</text:p>
          </table:table-cell>
          <table:table-cell table:formula="of:=[.C43]/1000000000" office:value-type="float" office:value="0.015814" calcext:value-type="float">
            <text:p>0.015814</text:p>
          </table:table-cell>
          <table:table-cell table:formula="of:=[.E43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96000" calcext:value-type="float">
            <text:p>296000</text:p>
          </table:table-cell>
          <table:table-cell office:value-type="float" office:value="860000" calcext:value-type="float">
            <text:p>860000</text:p>
          </table:table-cell>
          <table:table-cell table:formula="of:=[$MillDB_wikidata_filtered.D44]" office:value-type="float" office:value="6" calcext:value-type="float">
            <text:p>6.00E+00</text:p>
          </table:table-cell>
          <table:table-cell table:formula="of:=[.D44]*[.$J$5]" office:value-type="float" office:value="6000000" calcext:value-type="float">
            <text:p>6000000</text:p>
          </table:table-cell>
          <table:table-cell table:formula="of:=[.B44]/1000000000" office:value-type="float" office:value="0.000296" calcext:value-type="float">
            <text:p>0.000296</text:p>
          </table:table-cell>
          <table:table-cell table:formula="of:=[.C44]/1000000000" office:value-type="float" office:value="0.00086" calcext:value-type="float">
            <text:p>0.00086</text:p>
          </table:table-cell>
          <table:table-cell table:formula="of:=[.E44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434000" calcext:value-type="float">
            <text:p>1434000</text:p>
          </table:table-cell>
          <table:table-cell office:value-type="float" office:value="5949000" calcext:value-type="float">
            <text:p>5949000</text:p>
          </table:table-cell>
          <table:table-cell table:formula="of:=[$MillDB_wikidata_filtered.D45]" office:value-type="float" office:value="10" calcext:value-type="float">
            <text:p>1.00E+01</text:p>
          </table:table-cell>
          <table:table-cell table:formula="of:=[.D45]*[.$J$5]" office:value-type="float" office:value="10000000" calcext:value-type="float">
            <text:p>10000000</text:p>
          </table:table-cell>
          <table:table-cell table:formula="of:=[.B45]/1000000000" office:value-type="float" office:value="0.001434" calcext:value-type="float">
            <text:p>0.001434</text:p>
          </table:table-cell>
          <table:table-cell table:formula="of:=[.C45]/1000000000" office:value-type="float" office:value="0.005949" calcext:value-type="float">
            <text:p>0.005949</text:p>
          </table:table-cell>
          <table:table-cell table:formula="of:=[.E45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347000" calcext:value-type="float">
            <text:p>1347000</text:p>
          </table:table-cell>
          <table:table-cell office:value-type="float" office:value="6260000" calcext:value-type="float">
            <text:p>6260000</text:p>
          </table:table-cell>
          <table:table-cell table:formula="of:=[$MillDB_wikidata_filtered.D46]" office:value-type="float" office:value="14" calcext:value-type="float">
            <text:p>1.40E+01</text:p>
          </table:table-cell>
          <table:table-cell table:formula="of:=[.D46]*[.$J$5]" office:value-type="float" office:value="14000000" calcext:value-type="float">
            <text:p>14000000</text:p>
          </table:table-cell>
          <table:table-cell table:formula="of:=[.B46]/1000000000" office:value-type="float" office:value="0.001347" calcext:value-type="float">
            <text:p>0.001347</text:p>
          </table:table-cell>
          <table:table-cell table:formula="of:=[.C46]/1000000000" office:value-type="float" office:value="0.00626" calcext:value-type="float">
            <text:p>0.00626</text:p>
          </table:table-cell>
          <table:table-cell table:formula="of:=[.E46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9753000" calcext:value-type="float">
            <text:p>29753000</text:p>
          </table:table-cell>
          <table:table-cell office:value-type="float" office:value="42974000" calcext:value-type="float">
            <text:p>42974000</text:p>
          </table:table-cell>
          <table:table-cell table:formula="of:=[$MillDB_wikidata_filtered.D47]" office:value-type="float" office:value="30" calcext:value-type="float">
            <text:p>3.00E+01</text:p>
          </table:table-cell>
          <table:table-cell table:formula="of:=[.D47]*[.$J$5]" office:value-type="float" office:value="30000000" calcext:value-type="float">
            <text:p>30000000</text:p>
          </table:table-cell>
          <table:table-cell table:formula="of:=[.B47]/1000000000" office:value-type="float" office:value="0.029753" calcext:value-type="float">
            <text:p>0.029753</text:p>
          </table:table-cell>
          <table:table-cell table:formula="of:=[.C47]/1000000000" office:value-type="float" office:value="0.042974" calcext:value-type="float">
            <text:p>0.042974</text:p>
          </table:table-cell>
          <table:table-cell table:formula="of:=[.E47]/[.$J$6]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610000" calcext:value-type="float">
            <text:p>610000</text:p>
          </table:table-cell>
          <table:table-cell office:value-type="float" office:value="2364000" calcext:value-type="float">
            <text:p>2364000</text:p>
          </table:table-cell>
          <table:table-cell table:formula="of:=[$MillDB_wikidata_filtered.D48]" office:value-type="float" office:value="11" calcext:value-type="float">
            <text:p>1.10E+01</text:p>
          </table:table-cell>
          <table:table-cell table:formula="of:=[.D48]*[.$J$5]" office:value-type="float" office:value="11000000" calcext:value-type="float">
            <text:p>11000000</text:p>
          </table:table-cell>
          <table:table-cell table:formula="of:=[.B48]/1000000000" office:value-type="float" office:value="0.00061" calcext:value-type="float">
            <text:p>0.00061</text:p>
          </table:table-cell>
          <table:table-cell table:formula="of:=[.C48]/1000000000" office:value-type="float" office:value="0.002364" calcext:value-type="float">
            <text:p>0.002364</text:p>
          </table:table-cell>
          <table:table-cell table:formula="of:=[.E48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89000" calcext:value-type="float">
            <text:p>289000</text:p>
          </table:table-cell>
          <table:table-cell office:value-type="float" office:value="2342000" calcext:value-type="float">
            <text:p>2342000</text:p>
          </table:table-cell>
          <table:table-cell table:formula="of:=[$MillDB_wikidata_filtered.D49]" office:value-type="float" office:value="9" calcext:value-type="float">
            <text:p>9.00E+00</text:p>
          </table:table-cell>
          <table:table-cell table:formula="of:=[.D49]*[.$J$5]" office:value-type="float" office:value="9000000" calcext:value-type="float">
            <text:p>9000000</text:p>
          </table:table-cell>
          <table:table-cell table:formula="of:=[.B49]/1000000000" office:value-type="float" office:value="0.000289" calcext:value-type="float">
            <text:p>0.000289</text:p>
          </table:table-cell>
          <table:table-cell table:formula="of:=[.C49]/1000000000" office:value-type="float" office:value="0.002342" calcext:value-type="float">
            <text:p>0.002342</text:p>
          </table:table-cell>
          <table:table-cell table:formula="of:=[.E49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436000" calcext:value-type="float">
            <text:p>1436000</text:p>
          </table:table-cell>
          <table:table-cell office:value-type="float" office:value="11045000" calcext:value-type="float">
            <text:p>11045000</text:p>
          </table:table-cell>
          <table:table-cell table:formula="of:=[$MillDB_wikidata_filtered.D50]" office:value-type="float" office:value="10" calcext:value-type="float">
            <text:p>1.00E+01</text:p>
          </table:table-cell>
          <table:table-cell table:formula="of:=[.D50]*[.$J$5]" office:value-type="float" office:value="10000000" calcext:value-type="float">
            <text:p>10000000</text:p>
          </table:table-cell>
          <table:table-cell table:formula="of:=[.B50]/1000000000" office:value-type="float" office:value="0.001436" calcext:value-type="float">
            <text:p>0.001436</text:p>
          </table:table-cell>
          <table:table-cell table:formula="of:=[.C50]/1000000000" office:value-type="float" office:value="0.011045" calcext:value-type="float">
            <text:p>0.011045</text:p>
          </table:table-cell>
          <table:table-cell table:formula="of:=[.E50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267000" calcext:value-type="float">
            <text:p>1267000</text:p>
          </table:table-cell>
          <table:table-cell office:value-type="float" office:value="1858000" calcext:value-type="float">
            <text:p>1858000</text:p>
          </table:table-cell>
          <table:table-cell table:formula="of:=[$MillDB_wikidata_filtered.D51]" office:value-type="float" office:value="7" calcext:value-type="float">
            <text:p>7.00E+00</text:p>
          </table:table-cell>
          <table:table-cell table:formula="of:=[.D51]*[.$J$5]" office:value-type="float" office:value="7000000" calcext:value-type="float">
            <text:p>7000000</text:p>
          </table:table-cell>
          <table:table-cell table:formula="of:=[.B51]/1000000000" office:value-type="float" office:value="0.001267" calcext:value-type="float">
            <text:p>0.001267</text:p>
          </table:table-cell>
          <table:table-cell table:formula="of:=[.C51]/1000000000" office:value-type="float" office:value="0.001858" calcext:value-type="float">
            <text:p>0.001858</text:p>
          </table:table-cell>
          <table:table-cell table:formula="of:=[.E51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514000" calcext:value-type="float">
            <text:p>514000</text:p>
          </table:table-cell>
          <table:table-cell office:value-type="float" office:value="4307000" calcext:value-type="float">
            <text:p>4307000</text:p>
          </table:table-cell>
          <table:table-cell table:formula="of:=[$MillDB_wikidata_filtered.D52]" office:value-type="float" office:value="11" calcext:value-type="float">
            <text:p>1.10E+01</text:p>
          </table:table-cell>
          <table:table-cell table:formula="of:=[.D52]*[.$J$5]" office:value-type="float" office:value="11000000" calcext:value-type="float">
            <text:p>11000000</text:p>
          </table:table-cell>
          <table:table-cell table:formula="of:=[.B52]/1000000000" office:value-type="float" office:value="0.000514" calcext:value-type="float">
            <text:p>0.000514</text:p>
          </table:table-cell>
          <table:table-cell table:formula="of:=[.C52]/1000000000" office:value-type="float" office:value="0.004307" calcext:value-type="float">
            <text:p>0.004307</text:p>
          </table:table-cell>
          <table:table-cell table:formula="of:=[.E52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555000" calcext:value-type="float">
            <text:p>555000</text:p>
          </table:table-cell>
          <table:table-cell office:value-type="float" office:value="2635000" calcext:value-type="float">
            <text:p>2635000</text:p>
          </table:table-cell>
          <table:table-cell table:formula="of:=[$MillDB_wikidata_filtered.D53]" office:value-type="float" office:value="9" calcext:value-type="float">
            <text:p>9.00E+00</text:p>
          </table:table-cell>
          <table:table-cell table:formula="of:=[.D53]*[.$J$5]" office:value-type="float" office:value="9000000" calcext:value-type="float">
            <text:p>9000000</text:p>
          </table:table-cell>
          <table:table-cell table:formula="of:=[.B53]/1000000000" office:value-type="float" office:value="0.000555" calcext:value-type="float">
            <text:p>0.000555</text:p>
          </table:table-cell>
          <table:table-cell table:formula="of:=[.C53]/1000000000" office:value-type="float" office:value="0.002635" calcext:value-type="float">
            <text:p>0.002635</text:p>
          </table:table-cell>
          <table:table-cell table:formula="of:=[.E53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457000" calcext:value-type="float">
            <text:p>457000</text:p>
          </table:table-cell>
          <table:table-cell office:value-type="float" office:value="518000" calcext:value-type="float">
            <text:p>518000</text:p>
          </table:table-cell>
          <table:table-cell table:formula="of:=[$MillDB_wikidata_filtered.D54]" office:value-type="float" office:value="9" calcext:value-type="float">
            <text:p>9.00E+00</text:p>
          </table:table-cell>
          <table:table-cell table:formula="of:=[.D54]*[.$J$5]" office:value-type="float" office:value="9000000" calcext:value-type="float">
            <text:p>9000000</text:p>
          </table:table-cell>
          <table:table-cell table:formula="of:=[.B54]/1000000000" office:value-type="float" office:value="0.000457" calcext:value-type="float">
            <text:p>0.000457</text:p>
          </table:table-cell>
          <table:table-cell table:formula="of:=[.C54]/1000000000" office:value-type="float" office:value="0.000518" calcext:value-type="float">
            <text:p>0.000518</text:p>
          </table:table-cell>
          <table:table-cell table:formula="of:=[.E54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577000" calcext:value-type="float">
            <text:p>577000</text:p>
          </table:table-cell>
          <table:table-cell office:value-type="float" office:value="18240000" calcext:value-type="float">
            <text:p>18240000</text:p>
          </table:table-cell>
          <table:table-cell table:formula="of:=[$MillDB_wikidata_filtered.D55]" office:value-type="float" office:value="7" calcext:value-type="float">
            <text:p>7.00E+00</text:p>
          </table:table-cell>
          <table:table-cell table:formula="of:=[.D55]*[.$J$5]" office:value-type="float" office:value="7000000" calcext:value-type="float">
            <text:p>7000000</text:p>
          </table:table-cell>
          <table:table-cell table:formula="of:=[.B55]/1000000000" office:value-type="float" office:value="0.000577" calcext:value-type="float">
            <text:p>0.000577</text:p>
          </table:table-cell>
          <table:table-cell table:formula="of:=[.C55]/1000000000" office:value-type="float" office:value="0.01824" calcext:value-type="float">
            <text:p>0.01824</text:p>
          </table:table-cell>
          <table:table-cell table:formula="of:=[.E55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183000" calcext:value-type="float">
            <text:p>183000</text:p>
          </table:table-cell>
          <table:table-cell office:value-type="float" office:value="12045000" calcext:value-type="float">
            <text:p>12045000</text:p>
          </table:table-cell>
          <table:table-cell table:formula="of:=[$MillDB_wikidata_filtered.D56]" office:value-type="float" office:value="16" calcext:value-type="float">
            <text:p>1.60E+01</text:p>
          </table:table-cell>
          <table:table-cell table:formula="of:=[.D56]*[.$J$5]" office:value-type="float" office:value="16000000" calcext:value-type="float">
            <text:p>16000000</text:p>
          </table:table-cell>
          <table:table-cell table:formula="of:=[.B56]/1000000000" office:value-type="float" office:value="0.000183" calcext:value-type="float">
            <text:p>0.000183</text:p>
          </table:table-cell>
          <table:table-cell table:formula="of:=[.C56]/1000000000" office:value-type="float" office:value="0.012045" calcext:value-type="float">
            <text:p>0.012045</text:p>
          </table:table-cell>
          <table:table-cell table:formula="of:=[.E56]/[.$J$6]"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41000" calcext:value-type="float">
            <text:p>241000</text:p>
          </table:table-cell>
          <table:table-cell office:value-type="float" office:value="355000" calcext:value-type="float">
            <text:p>355000</text:p>
          </table:table-cell>
          <table:table-cell table:formula="of:=[$MillDB_wikidata_filtered.D57]" office:value-type="float" office:value="5" calcext:value-type="float">
            <text:p>5.00E+00</text:p>
          </table:table-cell>
          <table:table-cell table:formula="of:=[.D57]*[.$J$5]" office:value-type="float" office:value="5000000" calcext:value-type="float">
            <text:p>5000000</text:p>
          </table:table-cell>
          <table:table-cell table:formula="of:=[.B57]/1000000000" office:value-type="float" office:value="0.000241" calcext:value-type="float">
            <text:p>0.000241</text:p>
          </table:table-cell>
          <table:table-cell table:formula="of:=[.C57]/1000000000" office:value-type="float" office:value="0.000355" calcext:value-type="float">
            <text:p>0.000355</text:p>
          </table:table-cell>
          <table:table-cell table:formula="of:=[.E57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263000" calcext:value-type="float">
            <text:p>1263000</text:p>
          </table:table-cell>
          <table:table-cell office:value-type="float" office:value="934000" calcext:value-type="float">
            <text:p>934000</text:p>
          </table:table-cell>
          <table:table-cell table:formula="of:=[$MillDB_wikidata_filtered.D58]" office:value-type="float" office:value="9" calcext:value-type="float">
            <text:p>9.00E+00</text:p>
          </table:table-cell>
          <table:table-cell table:formula="of:=[.D58]*[.$J$5]" office:value-type="float" office:value="9000000" calcext:value-type="float">
            <text:p>9000000</text:p>
          </table:table-cell>
          <table:table-cell table:formula="of:=[.B58]/1000000000" office:value-type="float" office:value="0.001263" calcext:value-type="float">
            <text:p>0.001263</text:p>
          </table:table-cell>
          <table:table-cell table:formula="of:=[.C58]/1000000000" office:value-type="float" office:value="0.000934" calcext:value-type="float">
            <text:p>0.000934</text:p>
          </table:table-cell>
          <table:table-cell table:formula="of:=[.E58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68000" calcext:value-type="float">
            <text:p>168000</text:p>
          </table:table-cell>
          <table:table-cell office:value-type="float" office:value="1981000" calcext:value-type="float">
            <text:p>1981000</text:p>
          </table:table-cell>
          <table:table-cell table:formula="of:=[$MillDB_wikidata_filtered.D59]" office:value-type="float" office:value="8" calcext:value-type="float">
            <text:p>8.00E+00</text:p>
          </table:table-cell>
          <table:table-cell table:formula="of:=[.D59]*[.$J$5]" office:value-type="float" office:value="8000000" calcext:value-type="float">
            <text:p>8000000</text:p>
          </table:table-cell>
          <table:table-cell table:formula="of:=[.B59]/1000000000" office:value-type="float" office:value="0.000168" calcext:value-type="float">
            <text:p>0.000168</text:p>
          </table:table-cell>
          <table:table-cell table:formula="of:=[.C59]/1000000000" office:value-type="float" office:value="0.001981" calcext:value-type="float">
            <text:p>0.001981</text:p>
          </table:table-cell>
          <table:table-cell table:formula="of:=[.E5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867000" calcext:value-type="float">
            <text:p>867000</text:p>
          </table:table-cell>
          <table:table-cell office:value-type="float" office:value="2512000" calcext:value-type="float">
            <text:p>2512000</text:p>
          </table:table-cell>
          <table:table-cell table:formula="of:=[$MillDB_wikidata_filtered.D60]" office:value-type="float" office:value="9" calcext:value-type="float">
            <text:p>9.00E+00</text:p>
          </table:table-cell>
          <table:table-cell table:formula="of:=[.D60]*[.$J$5]" office:value-type="float" office:value="9000000" calcext:value-type="float">
            <text:p>9000000</text:p>
          </table:table-cell>
          <table:table-cell table:formula="of:=[.B60]/1000000000" office:value-type="float" office:value="0.000867" calcext:value-type="float">
            <text:p>0.000867</text:p>
          </table:table-cell>
          <table:table-cell table:formula="of:=[.C60]/1000000000" office:value-type="float" office:value="0.002512" calcext:value-type="float">
            <text:p>0.002512</text:p>
          </table:table-cell>
          <table:table-cell table:formula="of:=[.E60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1173000" calcext:value-type="float">
            <text:p>11173000</text:p>
          </table:table-cell>
          <table:table-cell office:value-type="float" office:value="31000" calcext:value-type="float">
            <text:p>31000</text:p>
          </table:table-cell>
          <table:table-cell table:formula="of:=[$MillDB_wikidata_filtered.D61]" office:value-type="float" office:value="7" calcext:value-type="float">
            <text:p>7.00E+00</text:p>
          </table:table-cell>
          <table:table-cell table:formula="of:=[.D61]*[.$J$5]" office:value-type="float" office:value="7000000" calcext:value-type="float">
            <text:p>7000000</text:p>
          </table:table-cell>
          <table:table-cell table:formula="of:=[.B61]/1000000000" office:value-type="float" office:value="0.011173" calcext:value-type="float">
            <text:p>0.011173</text:p>
          </table:table-cell>
          <table:table-cell table:formula="of:=[.C61]/1000000000" office:value-type="float" office:value="0.000031" calcext:value-type="float">
            <text:p>0.000031</text:p>
          </table:table-cell>
          <table:table-cell table:formula="of:=[.E61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8580000" calcext:value-type="float">
            <text:p>8580000</text:p>
          </table:table-cell>
          <table:table-cell office:value-type="float" office:value="31334000" calcext:value-type="float">
            <text:p>31334000</text:p>
          </table:table-cell>
          <table:table-cell table:formula="of:=[$MillDB_wikidata_filtered.D62]" office:value-type="float" office:value="16" calcext:value-type="float">
            <text:p>1.60E+01</text:p>
          </table:table-cell>
          <table:table-cell table:formula="of:=[.D62]*[.$J$5]" office:value-type="float" office:value="16000000" calcext:value-type="float">
            <text:p>16000000</text:p>
          </table:table-cell>
          <table:table-cell table:formula="of:=[.B62]/1000000000" office:value-type="float" office:value="0.00858" calcext:value-type="float">
            <text:p>0.00858</text:p>
          </table:table-cell>
          <table:table-cell table:formula="of:=[.C62]/1000000000" office:value-type="float" office:value="0.031334" calcext:value-type="float">
            <text:p>0.031334</text:p>
          </table:table-cell>
          <table:table-cell table:formula="of:=[.E62]/[.$J$6]"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259000" calcext:value-type="float">
            <text:p>259000</text:p>
          </table:table-cell>
          <table:table-cell office:value-type="float" office:value="3066000" calcext:value-type="float">
            <text:p>3066000</text:p>
          </table:table-cell>
          <table:table-cell table:formula="of:=[$MillDB_wikidata_filtered.D63]" office:value-type="float" office:value="8" calcext:value-type="float">
            <text:p>8.00E+00</text:p>
          </table:table-cell>
          <table:table-cell table:formula="of:=[.D63]*[.$J$5]" office:value-type="float" office:value="8000000" calcext:value-type="float">
            <text:p>8000000</text:p>
          </table:table-cell>
          <table:table-cell table:formula="of:=[.B63]/1000000000" office:value-type="float" office:value="0.000259" calcext:value-type="float">
            <text:p>0.000259</text:p>
          </table:table-cell>
          <table:table-cell table:formula="of:=[.C63]/1000000000" office:value-type="float" office:value="0.003066" calcext:value-type="float">
            <text:p>0.003066</text:p>
          </table:table-cell>
          <table:table-cell table:formula="of:=[.E63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177000" calcext:value-type="float">
            <text:p>2177000</text:p>
          </table:table-cell>
          <table:table-cell office:value-type="float" office:value="11705000" calcext:value-type="float">
            <text:p>11705000</text:p>
          </table:table-cell>
          <table:table-cell table:formula="of:=[$MillDB_wikidata_filtered.D64]" office:value-type="float" office:value="12" calcext:value-type="float">
            <text:p>1.20E+01</text:p>
          </table:table-cell>
          <table:table-cell table:formula="of:=[.D64]*[.$J$5]" office:value-type="float" office:value="12000000" calcext:value-type="float">
            <text:p>12000000</text:p>
          </table:table-cell>
          <table:table-cell table:formula="of:=[.B64]/1000000000" office:value-type="float" office:value="0.002177" calcext:value-type="float">
            <text:p>0.002177</text:p>
          </table:table-cell>
          <table:table-cell table:formula="of:=[.C64]/1000000000" office:value-type="float" office:value="0.011705" calcext:value-type="float">
            <text:p>0.011705</text:p>
          </table:table-cell>
          <table:table-cell table:formula="of:=[.E64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05000" calcext:value-type="float">
            <text:p>205000</text:p>
          </table:table-cell>
          <table:table-cell office:value-type="float" office:value="3052000" calcext:value-type="float">
            <text:p>3052000</text:p>
          </table:table-cell>
          <table:table-cell table:formula="of:=[$MillDB_wikidata_filtered.D65]" office:value-type="float" office:value="5" calcext:value-type="float">
            <text:p>5.00E+00</text:p>
          </table:table-cell>
          <table:table-cell table:formula="of:=[.D65]*[.$J$5]" office:value-type="float" office:value="5000000" calcext:value-type="float">
            <text:p>5000000</text:p>
          </table:table-cell>
          <table:table-cell table:formula="of:=[.B65]/1000000000" office:value-type="float" office:value="0.000205" calcext:value-type="float">
            <text:p>0.000205</text:p>
          </table:table-cell>
          <table:table-cell table:formula="of:=[.C65]/1000000000" office:value-type="float" office:value="0.003052" calcext:value-type="float">
            <text:p>0.003052</text:p>
          </table:table-cell>
          <table:table-cell table:formula="of:=[.E65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09000" calcext:value-type="float">
            <text:p>109000</text:p>
          </table:table-cell>
          <table:table-cell office:value-type="float" office:value="12843000" calcext:value-type="float">
            <text:p>12843000</text:p>
          </table:table-cell>
          <table:table-cell table:formula="of:=[$MillDB_wikidata_filtered.D66]" office:value-type="float" office:value="8" calcext:value-type="float">
            <text:p>8.00E+00</text:p>
          </table:table-cell>
          <table:table-cell table:formula="of:=[.D66]*[.$J$5]" office:value-type="float" office:value="8000000" calcext:value-type="float">
            <text:p>8000000</text:p>
          </table:table-cell>
          <table:table-cell table:formula="of:=[.B66]/1000000000" office:value-type="float" office:value="0.000109" calcext:value-type="float">
            <text:p>0.000109</text:p>
          </table:table-cell>
          <table:table-cell table:formula="of:=[.C66]/1000000000" office:value-type="float" office:value="0.012843" calcext:value-type="float">
            <text:p>0.012843</text:p>
          </table:table-cell>
          <table:table-cell table:formula="of:=[.E66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665000" calcext:value-type="float">
            <text:p>665000</text:p>
          </table:table-cell>
          <table:table-cell office:value-type="float" office:value="2122000" calcext:value-type="float">
            <text:p>2122000</text:p>
          </table:table-cell>
          <table:table-cell table:formula="of:=[$MillDB_wikidata_filtered.D67]" office:value-type="float" office:value="9" calcext:value-type="float">
            <text:p>9.00E+00</text:p>
          </table:table-cell>
          <table:table-cell table:formula="of:=[.D67]*[.$J$5]" office:value-type="float" office:value="9000000" calcext:value-type="float">
            <text:p>9000000</text:p>
          </table:table-cell>
          <table:table-cell table:formula="of:=[.B67]/1000000000" office:value-type="float" office:value="0.000665" calcext:value-type="float">
            <text:p>0.000665</text:p>
          </table:table-cell>
          <table:table-cell table:formula="of:=[.C67]/1000000000" office:value-type="float" office:value="0.002122" calcext:value-type="float">
            <text:p>0.002122</text:p>
          </table:table-cell>
          <table:table-cell table:formula="of:=[.E67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601000" calcext:value-type="float">
            <text:p>601000</text:p>
          </table:table-cell>
          <table:table-cell office:value-type="float" office:value="4080000" calcext:value-type="float">
            <text:p>4080000</text:p>
          </table:table-cell>
          <table:table-cell table:formula="of:=[$MillDB_wikidata_filtered.D68]" office:value-type="float" office:value="7" calcext:value-type="float">
            <text:p>7.00E+00</text:p>
          </table:table-cell>
          <table:table-cell table:formula="of:=[.D68]*[.$J$5]" office:value-type="float" office:value="7000000" calcext:value-type="float">
            <text:p>7000000</text:p>
          </table:table-cell>
          <table:table-cell table:formula="of:=[.B68]/1000000000" office:value-type="float" office:value="0.000601" calcext:value-type="float">
            <text:p>0.000601</text:p>
          </table:table-cell>
          <table:table-cell table:formula="of:=[.C68]/1000000000" office:value-type="float" office:value="0.00408" calcext:value-type="float">
            <text:p>0.00408</text:p>
          </table:table-cell>
          <table:table-cell table:formula="of:=[.E68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774000" calcext:value-type="float">
            <text:p>774000</text:p>
          </table:table-cell>
          <table:table-cell office:value-type="float" office:value="5575000" calcext:value-type="float">
            <text:p>5575000</text:p>
          </table:table-cell>
          <table:table-cell table:formula="of:=[$MillDB_wikidata_filtered.D69]" office:value-type="float" office:value="11" calcext:value-type="float">
            <text:p>1.10E+01</text:p>
          </table:table-cell>
          <table:table-cell table:formula="of:=[.D69]*[.$J$5]" office:value-type="float" office:value="11000000" calcext:value-type="float">
            <text:p>11000000</text:p>
          </table:table-cell>
          <table:table-cell table:formula="of:=[.B69]/1000000000" office:value-type="float" office:value="0.000774" calcext:value-type="float">
            <text:p>0.000774</text:p>
          </table:table-cell>
          <table:table-cell table:formula="of:=[.C69]/1000000000" office:value-type="float" office:value="0.005575" calcext:value-type="float">
            <text:p>0.005575</text:p>
          </table:table-cell>
          <table:table-cell table:formula="of:=[.E69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34000" calcext:value-type="float">
            <text:p>234000</text:p>
          </table:table-cell>
          <table:table-cell office:value-type="float" office:value="3792000" calcext:value-type="float">
            <text:p>3792000</text:p>
          </table:table-cell>
          <table:table-cell table:formula="of:=[$MillDB_wikidata_filtered.D70]" office:value-type="float" office:value="8" calcext:value-type="float">
            <text:p>8.00E+00</text:p>
          </table:table-cell>
          <table:table-cell table:formula="of:=[.D70]*[.$J$5]" office:value-type="float" office:value="8000000" calcext:value-type="float">
            <text:p>8000000</text:p>
          </table:table-cell>
          <table:table-cell table:formula="of:=[.B70]/1000000000" office:value-type="float" office:value="0.000234" calcext:value-type="float">
            <text:p>0.000234</text:p>
          </table:table-cell>
          <table:table-cell table:formula="of:=[.C70]/1000000000" office:value-type="float" office:value="0.003792" calcext:value-type="float">
            <text:p>0.003792</text:p>
          </table:table-cell>
          <table:table-cell table:formula="of:=[.E7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890000" calcext:value-type="float">
            <text:p>890000</text:p>
          </table:table-cell>
          <table:table-cell office:value-type="float" office:value="3757000" calcext:value-type="float">
            <text:p>3757000</text:p>
          </table:table-cell>
          <table:table-cell table:formula="of:=[$MillDB_wikidata_filtered.D71]" office:value-type="float" office:value="10" calcext:value-type="float">
            <text:p>1.00E+01</text:p>
          </table:table-cell>
          <table:table-cell table:formula="of:=[.D71]*[.$J$5]" office:value-type="float" office:value="10000000" calcext:value-type="float">
            <text:p>10000000</text:p>
          </table:table-cell>
          <table:table-cell table:formula="of:=[.B71]/1000000000" office:value-type="float" office:value="0.00089" calcext:value-type="float">
            <text:p>0.00089</text:p>
          </table:table-cell>
          <table:table-cell table:formula="of:=[.C71]/1000000000" office:value-type="float" office:value="0.003757" calcext:value-type="float">
            <text:p>0.003757</text:p>
          </table:table-cell>
          <table:table-cell table:formula="of:=[.E71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45000" calcext:value-type="float">
            <text:p>145000</text:p>
          </table:table-cell>
          <table:table-cell office:value-type="float" office:value="3259000" calcext:value-type="float">
            <text:p>3259000</text:p>
          </table:table-cell>
          <table:table-cell table:formula="of:=[$MillDB_wikidata_filtered.D72]" office:value-type="float" office:value="5" calcext:value-type="float">
            <text:p>5.00E+00</text:p>
          </table:table-cell>
          <table:table-cell table:formula="of:=[.D72]*[.$J$5]" office:value-type="float" office:value="5000000" calcext:value-type="float">
            <text:p>5000000</text:p>
          </table:table-cell>
          <table:table-cell table:formula="of:=[.B72]/1000000000" office:value-type="float" office:value="0.000145" calcext:value-type="float">
            <text:p>0.000145</text:p>
          </table:table-cell>
          <table:table-cell table:formula="of:=[.C72]/1000000000" office:value-type="float" office:value="0.003259" calcext:value-type="float">
            <text:p>0.003259</text:p>
          </table:table-cell>
          <table:table-cell table:formula="of:=[.E72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37000" calcext:value-type="float">
            <text:p>137000</text:p>
          </table:table-cell>
          <table:table-cell office:value-type="float" office:value="10104000" calcext:value-type="float">
            <text:p>10104000</text:p>
          </table:table-cell>
          <table:table-cell table:formula="of:=[$MillDB_wikidata_filtered.D73]" office:value-type="float" office:value="8" calcext:value-type="float">
            <text:p>8.00E+00</text:p>
          </table:table-cell>
          <table:table-cell table:formula="of:=[.D73]*[.$J$5]" office:value-type="float" office:value="8000000" calcext:value-type="float">
            <text:p>8000000</text:p>
          </table:table-cell>
          <table:table-cell table:formula="of:=[.B73]/1000000000" office:value-type="float" office:value="0.000137" calcext:value-type="float">
            <text:p>0.000137</text:p>
          </table:table-cell>
          <table:table-cell table:formula="of:=[.C73]/1000000000" office:value-type="float" office:value="0.010104" calcext:value-type="float">
            <text:p>0.010104</text:p>
          </table:table-cell>
          <table:table-cell table:formula="of:=[.E73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425000" calcext:value-type="float">
            <text:p>425000</text:p>
          </table:table-cell>
          <table:table-cell office:value-type="float" office:value="2142000" calcext:value-type="float">
            <text:p>2142000</text:p>
          </table:table-cell>
          <table:table-cell table:formula="of:=[$MillDB_wikidata_filtered.D74]" office:value-type="float" office:value="9" calcext:value-type="float">
            <text:p>9.00E+00</text:p>
          </table:table-cell>
          <table:table-cell table:formula="of:=[.D74]*[.$J$5]" office:value-type="float" office:value="9000000" calcext:value-type="float">
            <text:p>9000000</text:p>
          </table:table-cell>
          <table:table-cell table:formula="of:=[.B74]/1000000000" office:value-type="float" office:value="0.000425" calcext:value-type="float">
            <text:p>0.000425</text:p>
          </table:table-cell>
          <table:table-cell table:formula="of:=[.C74]/1000000000" office:value-type="float" office:value="0.002142" calcext:value-type="float">
            <text:p>0.002142</text:p>
          </table:table-cell>
          <table:table-cell table:formula="of:=[.E74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7640000" calcext:value-type="float">
            <text:p>17640000</text:p>
          </table:table-cell>
          <table:table-cell office:value-type="float" office:value="137826000" calcext:value-type="float">
            <text:p>137826000</text:p>
          </table:table-cell>
          <table:table-cell table:formula="of:=[$MillDB_wikidata_filtered.D75]" office:value-type="float" office:value="57" calcext:value-type="float">
            <text:p>5.70E+01</text:p>
          </table:table-cell>
          <table:table-cell table:formula="of:=[.D75]*[.$J$5]" office:value-type="float" office:value="57000000" calcext:value-type="float">
            <text:p>57000000</text:p>
          </table:table-cell>
          <table:table-cell table:formula="of:=[.B75]/1000000000" office:value-type="float" office:value="0.01764" calcext:value-type="float">
            <text:p>0.01764</text:p>
          </table:table-cell>
          <table:table-cell table:formula="of:=[.C75]/1000000000" office:value-type="float" office:value="0.137826" calcext:value-type="float">
            <text:p>0.137826</text:p>
          </table:table-cell>
          <table:table-cell table:formula="of:=[.E75]/[.$J$6]" office:value-type="float" office:value="0.057" calcext:value-type="float">
            <text:p>0.0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64000" calcext:value-type="float">
            <text:p>164000</text:p>
          </table:table-cell>
          <table:table-cell office:value-type="float" office:value="610000" calcext:value-type="float">
            <text:p>610000</text:p>
          </table:table-cell>
          <table:table-cell table:formula="of:=[$MillDB_wikidata_filtered.D76]" office:value-type="float" office:value="9" calcext:value-type="float">
            <text:p>9.00E+00</text:p>
          </table:table-cell>
          <table:table-cell table:formula="of:=[.D76]*[.$J$5]" office:value-type="float" office:value="9000000" calcext:value-type="float">
            <text:p>9000000</text:p>
          </table:table-cell>
          <table:table-cell table:formula="of:=[.B76]/1000000000" office:value-type="float" office:value="0.000164" calcext:value-type="float">
            <text:p>0.000164</text:p>
          </table:table-cell>
          <table:table-cell table:formula="of:=[.C76]/1000000000" office:value-type="float" office:value="0.00061" calcext:value-type="float">
            <text:p>0.00061</text:p>
          </table:table-cell>
          <table:table-cell table:formula="of:=[.E76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31000" calcext:value-type="float">
            <text:p>231000</text:p>
          </table:table-cell>
          <table:table-cell office:value-type="float" office:value="1587000" calcext:value-type="float">
            <text:p>1587000</text:p>
          </table:table-cell>
          <table:table-cell table:formula="of:=[$MillDB_wikidata_filtered.D77]" office:value-type="float" office:value="8" calcext:value-type="float">
            <text:p>8.00E+00</text:p>
          </table:table-cell>
          <table:table-cell table:formula="of:=[.D77]*[.$J$5]" office:value-type="float" office:value="8000000" calcext:value-type="float">
            <text:p>8000000</text:p>
          </table:table-cell>
          <table:table-cell table:formula="of:=[.B77]/1000000000" office:value-type="float" office:value="0.000231" calcext:value-type="float">
            <text:p>0.000231</text:p>
          </table:table-cell>
          <table:table-cell table:formula="of:=[.C77]/1000000000" office:value-type="float" office:value="0.001587" calcext:value-type="float">
            <text:p>0.001587</text:p>
          </table:table-cell>
          <table:table-cell table:formula="of:=[.E77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977999" calcext:value-type="float">
            <text:p>977999</text:p>
          </table:table-cell>
          <table:table-cell office:value-type="float" office:value="77760000" calcext:value-type="float">
            <text:p>77760000</text:p>
          </table:table-cell>
          <table:table-cell table:formula="of:=[$MillDB_wikidata_filtered.D78]" office:value-type="float" office:value="56" calcext:value-type="float">
            <text:p>5.60E+01</text:p>
          </table:table-cell>
          <table:table-cell table:formula="of:=[.D78]*[.$J$5]" office:value-type="float" office:value="56000000" calcext:value-type="float">
            <text:p>56000000</text:p>
          </table:table-cell>
          <table:table-cell table:formula="of:=[.B78]/1000000000" office:value-type="float" office:value="0.000977999" calcext:value-type="float">
            <text:p>0.000977999</text:p>
          </table:table-cell>
          <table:table-cell table:formula="of:=[.C78]/1000000000" office:value-type="float" office:value="0.07776" calcext:value-type="float">
            <text:p>0.07776</text:p>
          </table:table-cell>
          <table:table-cell table:formula="of:=[.E78]/[.$J$6]" office:value-type="float" office:value="0.056" calcext:value-type="float">
            <text:p>0.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329000" calcext:value-type="float">
            <text:p>329000</text:p>
          </table:table-cell>
          <table:table-cell office:value-type="float" office:value="1798000" calcext:value-type="float">
            <text:p>1798000</text:p>
          </table:table-cell>
          <table:table-cell table:formula="of:=[$MillDB_wikidata_filtered.D79]" office:value-type="float" office:value="7" calcext:value-type="float">
            <text:p>7.00E+00</text:p>
          </table:table-cell>
          <table:table-cell table:formula="of:=[.D79]*[.$J$5]" office:value-type="float" office:value="7000000" calcext:value-type="float">
            <text:p>7000000</text:p>
          </table:table-cell>
          <table:table-cell table:formula="of:=[.B79]/1000000000" office:value-type="float" office:value="0.000329" calcext:value-type="float">
            <text:p>0.000329</text:p>
          </table:table-cell>
          <table:table-cell table:formula="of:=[.C79]/1000000000" office:value-type="float" office:value="0.001798" calcext:value-type="float">
            <text:p>0.001798</text:p>
          </table:table-cell>
          <table:table-cell table:formula="of:=[.E79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556000" calcext:value-type="float">
            <text:p>556000</text:p>
          </table:table-cell>
          <table:table-cell office:value-type="float" office:value="8264000" calcext:value-type="float">
            <text:p>8264000</text:p>
          </table:table-cell>
          <table:table-cell table:formula="of:=[$MillDB_wikidata_filtered.D80]" office:value-type="float" office:value="9" calcext:value-type="float">
            <text:p>9.00E+00</text:p>
          </table:table-cell>
          <table:table-cell table:formula="of:=[.D80]*[.$J$5]" office:value-type="float" office:value="9000000" calcext:value-type="float">
            <text:p>9000000</text:p>
          </table:table-cell>
          <table:table-cell table:formula="of:=[.B80]/1000000000" office:value-type="float" office:value="0.000556" calcext:value-type="float">
            <text:p>0.000556</text:p>
          </table:table-cell>
          <table:table-cell table:formula="of:=[.C80]/1000000000" office:value-type="float" office:value="0.008264" calcext:value-type="float">
            <text:p>0.008264</text:p>
          </table:table-cell>
          <table:table-cell table:formula="of:=[.E80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123000" calcext:value-type="float">
            <text:p>1123000</text:p>
          </table:table-cell>
          <table:table-cell office:value-type="float" office:value="5569000" calcext:value-type="float">
            <text:p>5569000</text:p>
          </table:table-cell>
          <table:table-cell table:formula="of:=[$MillDB_wikidata_filtered.D81]" office:value-type="float" office:value="19" calcext:value-type="float">
            <text:p>1.90E+01</text:p>
          </table:table-cell>
          <table:table-cell table:formula="of:=[.D81]*[.$J$5]" office:value-type="float" office:value="19000000" calcext:value-type="float">
            <text:p>19000000</text:p>
          </table:table-cell>
          <table:table-cell table:formula="of:=[.B81]/1000000000" office:value-type="float" office:value="0.001123" calcext:value-type="float">
            <text:p>0.001123</text:p>
          </table:table-cell>
          <table:table-cell table:formula="of:=[.C81]/1000000000" office:value-type="float" office:value="0.005569" calcext:value-type="float">
            <text:p>0.005569</text:p>
          </table:table-cell>
          <table:table-cell table:formula="of:=[.E81]/[.$J$6]" office:value-type="float" office:value="0.019" calcext:value-type="float">
            <text:p>0.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928000" calcext:value-type="float">
            <text:p>928000</text:p>
          </table:table-cell>
          <table:table-cell office:value-type="float" office:value="14499000" calcext:value-type="float">
            <text:p>14499000</text:p>
          </table:table-cell>
          <table:table-cell table:formula="of:=[$MillDB_wikidata_filtered.D82]" office:value-type="float" office:value="12" calcext:value-type="float">
            <text:p>1.20E+01</text:p>
          </table:table-cell>
          <table:table-cell table:formula="of:=[.D82]*[.$J$5]" office:value-type="float" office:value="12000000" calcext:value-type="float">
            <text:p>12000000</text:p>
          </table:table-cell>
          <table:table-cell table:formula="of:=[.B82]/1000000000" office:value-type="float" office:value="0.000928" calcext:value-type="float">
            <text:p>0.000928</text:p>
          </table:table-cell>
          <table:table-cell table:formula="of:=[.C82]/1000000000" office:value-type="float" office:value="0.014499" calcext:value-type="float">
            <text:p>0.014499</text:p>
          </table:table-cell>
          <table:table-cell table:formula="of:=[.E82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11000" calcext:value-type="float">
            <text:p>111000</text:p>
          </table:table-cell>
          <table:table-cell office:value-type="float" office:value="318000" calcext:value-type="float">
            <text:p>318000</text:p>
          </table:table-cell>
          <table:table-cell table:formula="of:=[$MillDB_wikidata_filtered.D83]" office:value-type="float" office:value="5" calcext:value-type="float">
            <text:p>5.00E+00</text:p>
          </table:table-cell>
          <table:table-cell table:formula="of:=[.D83]*[.$J$5]" office:value-type="float" office:value="5000000" calcext:value-type="float">
            <text:p>5000000</text:p>
          </table:table-cell>
          <table:table-cell table:formula="of:=[.B83]/1000000000" office:value-type="float" office:value="0.000111" calcext:value-type="float">
            <text:p>0.000111</text:p>
          </table:table-cell>
          <table:table-cell table:formula="of:=[.C83]/1000000000" office:value-type="float" office:value="0.000318" calcext:value-type="float">
            <text:p>0.000318</text:p>
          </table:table-cell>
          <table:table-cell table:formula="of:=[.E83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342000" calcext:value-type="float">
            <text:p>342000</text:p>
          </table:table-cell>
          <table:table-cell office:value-type="float" office:value="11363000" calcext:value-type="float">
            <text:p>11363000</text:p>
          </table:table-cell>
          <table:table-cell table:formula="of:=[$MillDB_wikidata_filtered.D84]" office:value-type="float" office:value="10" calcext:value-type="float">
            <text:p>1.00E+01</text:p>
          </table:table-cell>
          <table:table-cell table:formula="of:=[.D84]*[.$J$5]" office:value-type="float" office:value="10000000" calcext:value-type="float">
            <text:p>10000000</text:p>
          </table:table-cell>
          <table:table-cell table:formula="of:=[.B84]/1000000000" office:value-type="float" office:value="0.000342" calcext:value-type="float">
            <text:p>0.000342</text:p>
          </table:table-cell>
          <table:table-cell table:formula="of:=[.C84]/1000000000" office:value-type="float" office:value="0.011363" calcext:value-type="float">
            <text:p>0.011363</text:p>
          </table:table-cell>
          <table:table-cell table:formula="of:=[.E84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285000" calcext:value-type="float">
            <text:p>285000</text:p>
          </table:table-cell>
          <table:table-cell office:value-type="float" office:value="1689000" calcext:value-type="float">
            <text:p>1689000</text:p>
          </table:table-cell>
          <table:table-cell table:formula="of:=[$MillDB_wikidata_filtered.D85]" office:value-type="float" office:value="9" calcext:value-type="float">
            <text:p>9.00E+00</text:p>
          </table:table-cell>
          <table:table-cell table:formula="of:=[.D85]*[.$J$5]" office:value-type="float" office:value="9000000" calcext:value-type="float">
            <text:p>9000000</text:p>
          </table:table-cell>
          <table:table-cell table:formula="of:=[.B85]/1000000000" office:value-type="float" office:value="0.000285" calcext:value-type="float">
            <text:p>0.000285</text:p>
          </table:table-cell>
          <table:table-cell table:formula="of:=[.C85]/1000000000" office:value-type="float" office:value="0.001689" calcext:value-type="float">
            <text:p>0.001689</text:p>
          </table:table-cell>
          <table:table-cell table:formula="of:=[.E85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672000" calcext:value-type="float">
            <text:p>672000</text:p>
          </table:table-cell>
          <table:table-cell office:value-type="float" office:value="2493000" calcext:value-type="float">
            <text:p>2493000</text:p>
          </table:table-cell>
          <table:table-cell table:formula="of:=[$MillDB_wikidata_filtered.D86]" office:value-type="float" office:value="9" calcext:value-type="float">
            <text:p>9.00E+00</text:p>
          </table:table-cell>
          <table:table-cell table:formula="of:=[.D86]*[.$J$5]" office:value-type="float" office:value="9000000" calcext:value-type="float">
            <text:p>9000000</text:p>
          </table:table-cell>
          <table:table-cell table:formula="of:=[.B86]/1000000000" office:value-type="float" office:value="0.000672" calcext:value-type="float">
            <text:p>0.000672</text:p>
          </table:table-cell>
          <table:table-cell table:formula="of:=[.C86]/1000000000" office:value-type="float" office:value="0.002493" calcext:value-type="float">
            <text:p>0.002493</text:p>
          </table:table-cell>
          <table:table-cell table:formula="of:=[.E86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29999" calcext:value-type="float">
            <text:p>129999</text:p>
          </table:table-cell>
          <table:table-cell office:value-type="float" office:value="2941000" calcext:value-type="float">
            <text:p>2941000</text:p>
          </table:table-cell>
          <table:table-cell table:formula="of:=[$MillDB_wikidata_filtered.D87]" office:value-type="float" office:value="6" calcext:value-type="float">
            <text:p>6.00E+00</text:p>
          </table:table-cell>
          <table:table-cell table:formula="of:=[.D87]*[.$J$5]" office:value-type="float" office:value="6000000" calcext:value-type="float">
            <text:p>6000000</text:p>
          </table:table-cell>
          <table:table-cell table:formula="of:=[.B87]/1000000000" office:value-type="float" office:value="0.000129999" calcext:value-type="float">
            <text:p>0.000129999</text:p>
          </table:table-cell>
          <table:table-cell table:formula="of:=[.C87]/1000000000" office:value-type="float" office:value="0.002941" calcext:value-type="float">
            <text:p>0.002941</text:p>
          </table:table-cell>
          <table:table-cell table:formula="of:=[.E87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39000" calcext:value-type="float">
            <text:p>139000</text:p>
          </table:table-cell>
          <table:table-cell office:value-type="float" office:value="146000" calcext:value-type="float">
            <text:p>146000</text:p>
          </table:table-cell>
          <table:table-cell table:formula="of:=[$MillDB_wikidata_filtered.D88]" office:value-type="float" office:value="7" calcext:value-type="float">
            <text:p>7.00E+00</text:p>
          </table:table-cell>
          <table:table-cell table:formula="of:=[.D88]*[.$J$5]" office:value-type="float" office:value="7000000" calcext:value-type="float">
            <text:p>7000000</text:p>
          </table:table-cell>
          <table:table-cell table:formula="of:=[.B88]/1000000000" office:value-type="float" office:value="0.000139" calcext:value-type="float">
            <text:p>0.000139</text:p>
          </table:table-cell>
          <table:table-cell table:formula="of:=[.C88]/1000000000" office:value-type="float" office:value="0.000146" calcext:value-type="float">
            <text:p>0.000146</text:p>
          </table:table-cell>
          <table:table-cell table:formula="of:=[.E88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712000" calcext:value-type="float">
            <text:p>712000</text:p>
          </table:table-cell>
          <table:table-cell office:value-type="float" office:value="814000" calcext:value-type="float">
            <text:p>814000</text:p>
          </table:table-cell>
          <table:table-cell table:formula="of:=[$MillDB_wikidata_filtered.D89]" office:value-type="float" office:value="6" calcext:value-type="float">
            <text:p>6.00E+00</text:p>
          </table:table-cell>
          <table:table-cell table:formula="of:=[.D89]*[.$J$5]" office:value-type="float" office:value="6000000" calcext:value-type="float">
            <text:p>6000000</text:p>
          </table:table-cell>
          <table:table-cell table:formula="of:=[.B89]/1000000000" office:value-type="float" office:value="0.000712" calcext:value-type="float">
            <text:p>0.000712</text:p>
          </table:table-cell>
          <table:table-cell table:formula="of:=[.C89]/1000000000" office:value-type="float" office:value="0.000814" calcext:value-type="float">
            <text:p>0.000814</text:p>
          </table:table-cell>
          <table:table-cell table:formula="of:=[.E89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323000" calcext:value-type="float">
            <text:p>323000</text:p>
          </table:table-cell>
          <table:table-cell office:value-type="float" office:value="4210000" calcext:value-type="float">
            <text:p>4210000</text:p>
          </table:table-cell>
          <table:table-cell table:formula="of:=[$MillDB_wikidata_filtered.D90]" office:value-type="float" office:value="9" calcext:value-type="float">
            <text:p>9.00E+00</text:p>
          </table:table-cell>
          <table:table-cell table:formula="of:=[.D90]*[.$J$5]" office:value-type="float" office:value="9000000" calcext:value-type="float">
            <text:p>9000000</text:p>
          </table:table-cell>
          <table:table-cell table:formula="of:=[.B90]/1000000000" office:value-type="float" office:value="0.000323" calcext:value-type="float">
            <text:p>0.000323</text:p>
          </table:table-cell>
          <table:table-cell table:formula="of:=[.C90]/1000000000" office:value-type="float" office:value="0.00421" calcext:value-type="float">
            <text:p>0.00421</text:p>
          </table:table-cell>
          <table:table-cell table:formula="of:=[.E90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087000" calcext:value-type="float">
            <text:p>1087000</text:p>
          </table:table-cell>
          <table:table-cell office:value-type="float" office:value="1704000" calcext:value-type="float">
            <text:p>1704000</text:p>
          </table:table-cell>
          <table:table-cell table:formula="of:=[$MillDB_wikidata_filtered.D91]" office:value-type="float" office:value="10" calcext:value-type="float">
            <text:p>1.00E+01</text:p>
          </table:table-cell>
          <table:table-cell table:formula="of:=[.D91]*[.$J$5]" office:value-type="float" office:value="10000000" calcext:value-type="float">
            <text:p>10000000</text:p>
          </table:table-cell>
          <table:table-cell table:formula="of:=[.B91]/1000000000" office:value-type="float" office:value="0.001087" calcext:value-type="float">
            <text:p>0.001087</text:p>
          </table:table-cell>
          <table:table-cell table:formula="of:=[.C91]/1000000000" office:value-type="float" office:value="0.001704" calcext:value-type="float">
            <text:p>0.001704</text:p>
          </table:table-cell>
          <table:table-cell table:formula="of:=[.E91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663000" calcext:value-type="float">
            <text:p>663000</text:p>
          </table:table-cell>
          <table:table-cell office:value-type="float" office:value="2269000" calcext:value-type="float">
            <text:p>2269000</text:p>
          </table:table-cell>
          <table:table-cell table:formula="of:=[$MillDB_wikidata_filtered.D92]" office:value-type="float" office:value="6" calcext:value-type="float">
            <text:p>6.00E+00</text:p>
          </table:table-cell>
          <table:table-cell table:formula="of:=[.D92]*[.$J$5]" office:value-type="float" office:value="6000000" calcext:value-type="float">
            <text:p>6000000</text:p>
          </table:table-cell>
          <table:table-cell table:formula="of:=[.B92]/1000000000" office:value-type="float" office:value="0.000663" calcext:value-type="float">
            <text:p>0.000663</text:p>
          </table:table-cell>
          <table:table-cell table:formula="of:=[.C92]/1000000000" office:value-type="float" office:value="0.002269" calcext:value-type="float">
            <text:p>0.002269</text:p>
          </table:table-cell>
          <table:table-cell table:formula="of:=[.E92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75000" calcext:value-type="float">
            <text:p>175000</text:p>
          </table:table-cell>
          <table:table-cell office:value-type="float" office:value="1768000" calcext:value-type="float">
            <text:p>1768000</text:p>
          </table:table-cell>
          <table:table-cell table:formula="of:=[$MillDB_wikidata_filtered.D93]" office:value-type="float" office:value="7" calcext:value-type="float">
            <text:p>7.00E+00</text:p>
          </table:table-cell>
          <table:table-cell table:formula="of:=[.D93]*[.$J$5]" office:value-type="float" office:value="7000000" calcext:value-type="float">
            <text:p>7000000</text:p>
          </table:table-cell>
          <table:table-cell table:formula="of:=[.B93]/1000000000" office:value-type="float" office:value="0.000175" calcext:value-type="float">
            <text:p>0.000175</text:p>
          </table:table-cell>
          <table:table-cell table:formula="of:=[.C93]/1000000000" office:value-type="float" office:value="0.001768" calcext:value-type="float">
            <text:p>0.001768</text:p>
          </table:table-cell>
          <table:table-cell table:formula="of:=[.E93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659000" calcext:value-type="float">
            <text:p>659000</text:p>
          </table:table-cell>
          <table:table-cell office:value-type="float" office:value="974000" calcext:value-type="float">
            <text:p>974000</text:p>
          </table:table-cell>
          <table:table-cell table:formula="of:=[$MillDB_wikidata_filtered.D94]" office:value-type="float" office:value="11" calcext:value-type="float">
            <text:p>1.10E+01</text:p>
          </table:table-cell>
          <table:table-cell table:formula="of:=[.D94]*[.$J$5]" office:value-type="float" office:value="11000000" calcext:value-type="float">
            <text:p>11000000</text:p>
          </table:table-cell>
          <table:table-cell table:formula="of:=[.B94]/1000000000" office:value-type="float" office:value="0.000659" calcext:value-type="float">
            <text:p>0.000659</text:p>
          </table:table-cell>
          <table:table-cell table:formula="of:=[.C94]/1000000000" office:value-type="float" office:value="0.000974" calcext:value-type="float">
            <text:p>0.000974</text:p>
          </table:table-cell>
          <table:table-cell table:formula="of:=[.E94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47000" calcext:value-type="float">
            <text:p>147000</text:p>
          </table:table-cell>
          <table:table-cell office:value-type="float" office:value="70000" calcext:value-type="float">
            <text:p>70000</text:p>
          </table:table-cell>
          <table:table-cell table:formula="of:=[$MillDB_wikidata_filtered.D95]" office:value-type="float" office:value="5" calcext:value-type="float">
            <text:p>5.00E+00</text:p>
          </table:table-cell>
          <table:table-cell table:formula="of:=[.D95]*[.$J$5]" office:value-type="float" office:value="5000000" calcext:value-type="float">
            <text:p>5000000</text:p>
          </table:table-cell>
          <table:table-cell table:formula="of:=[.B95]/1000000000" office:value-type="float" office:value="0.000147" calcext:value-type="float">
            <text:p>0.000147</text:p>
          </table:table-cell>
          <table:table-cell table:formula="of:=[.C95]/1000000000" office:value-type="float" office:value="0.00007" calcext:value-type="float">
            <text:p>0.00007</text:p>
          </table:table-cell>
          <table:table-cell table:formula="of:=[.E95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199000" calcext:value-type="float">
            <text:p>199000</text:p>
          </table:table-cell>
          <table:table-cell office:value-type="float" office:value="387000" calcext:value-type="float">
            <text:p>387000</text:p>
          </table:table-cell>
          <table:table-cell table:formula="of:=[$MillDB_wikidata_filtered.D96]" office:value-type="float" office:value="9" calcext:value-type="float">
            <text:p>9.00E+00</text:p>
          </table:table-cell>
          <table:table-cell table:formula="of:=[.D96]*[.$J$5]" office:value-type="float" office:value="9000000" calcext:value-type="float">
            <text:p>9000000</text:p>
          </table:table-cell>
          <table:table-cell table:formula="of:=[.B96]/1000000000" office:value-type="float" office:value="0.000199" calcext:value-type="float">
            <text:p>0.000199</text:p>
          </table:table-cell>
          <table:table-cell table:formula="of:=[.C96]/1000000000" office:value-type="float" office:value="0.000387" calcext:value-type="float">
            <text:p>0.000387</text:p>
          </table:table-cell>
          <table:table-cell table:formula="of:=[.E96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70000" calcext:value-type="float">
            <text:p>170000</text:p>
          </table:table-cell>
          <table:table-cell office:value-type="float" office:value="3229000" calcext:value-type="float">
            <text:p>3229000</text:p>
          </table:table-cell>
          <table:table-cell table:formula="of:=[$MillDB_wikidata_filtered.D97]" office:value-type="float" office:value="7" calcext:value-type="float">
            <text:p>7.00E+00</text:p>
          </table:table-cell>
          <table:table-cell table:formula="of:=[.D97]*[.$J$5]" office:value-type="float" office:value="7000000" calcext:value-type="float">
            <text:p>7000000</text:p>
          </table:table-cell>
          <table:table-cell table:formula="of:=[.B97]/1000000000" office:value-type="float" office:value="0.00017" calcext:value-type="float">
            <text:p>0.00017</text:p>
          </table:table-cell>
          <table:table-cell table:formula="of:=[.C97]/1000000000" office:value-type="float" office:value="0.003229" calcext:value-type="float">
            <text:p>0.003229</text:p>
          </table:table-cell>
          <table:table-cell table:formula="of:=[.E97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673000" calcext:value-type="float">
            <text:p>673000</text:p>
          </table:table-cell>
          <table:table-cell office:value-type="float" office:value="2769000" calcext:value-type="float">
            <text:p>2769000</text:p>
          </table:table-cell>
          <table:table-cell table:formula="of:=[$MillDB_wikidata_filtered.D98]" office:value-type="float" office:value="11" calcext:value-type="float">
            <text:p>1.10E+01</text:p>
          </table:table-cell>
          <table:table-cell table:formula="of:=[.D98]*[.$J$5]" office:value-type="float" office:value="11000000" calcext:value-type="float">
            <text:p>11000000</text:p>
          </table:table-cell>
          <table:table-cell table:formula="of:=[.B98]/1000000000" office:value-type="float" office:value="0.000673" calcext:value-type="float">
            <text:p>0.000673</text:p>
          </table:table-cell>
          <table:table-cell table:formula="of:=[.C98]/1000000000" office:value-type="float" office:value="0.002769" calcext:value-type="float">
            <text:p>0.002769</text:p>
          </table:table-cell>
          <table:table-cell table:formula="of:=[.E98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231000" calcext:value-type="float">
            <text:p>231000</text:p>
          </table:table-cell>
          <table:table-cell office:value-type="float" office:value="2117000" calcext:value-type="float">
            <text:p>2117000</text:p>
          </table:table-cell>
          <table:table-cell table:formula="of:=[$MillDB_wikidata_filtered.D99]" office:value-type="float" office:value="8" calcext:value-type="float">
            <text:p>8.00E+00</text:p>
          </table:table-cell>
          <table:table-cell table:formula="of:=[.D99]*[.$J$5]" office:value-type="float" office:value="8000000" calcext:value-type="float">
            <text:p>8000000</text:p>
          </table:table-cell>
          <table:table-cell table:formula="of:=[.B99]/1000000000" office:value-type="float" office:value="0.000231" calcext:value-type="float">
            <text:p>0.000231</text:p>
          </table:table-cell>
          <table:table-cell table:formula="of:=[.C99]/1000000000" office:value-type="float" office:value="0.002117" calcext:value-type="float">
            <text:p>0.002117</text:p>
          </table:table-cell>
          <table:table-cell table:formula="of:=[.E9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2518000" calcext:value-type="float">
            <text:p>2518000</text:p>
          </table:table-cell>
          <table:table-cell office:value-type="float" office:value="816000" calcext:value-type="float">
            <text:p>816000</text:p>
          </table:table-cell>
          <table:table-cell table:formula="of:=[$MillDB_wikidata_filtered.D100]" office:value-type="float" office:value="8" calcext:value-type="float">
            <text:p>8.00E+00</text:p>
          </table:table-cell>
          <table:table-cell table:formula="of:=[.D100]*[.$J$5]" office:value-type="float" office:value="8000000" calcext:value-type="float">
            <text:p>8000000</text:p>
          </table:table-cell>
          <table:table-cell table:formula="of:=[.B100]/1000000000" office:value-type="float" office:value="0.002518" calcext:value-type="float">
            <text:p>0.002518</text:p>
          </table:table-cell>
          <table:table-cell table:formula="of:=[.C100]/1000000000" office:value-type="float" office:value="0.000816" calcext:value-type="float">
            <text:p>0.000816</text:p>
          </table:table-cell>
          <table:table-cell table:formula="of:=[.E10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949000" calcext:value-type="float">
            <text:p>949000</text:p>
          </table:table-cell>
          <table:table-cell office:value-type="float" office:value="16420000" calcext:value-type="float">
            <text:p>16420000</text:p>
          </table:table-cell>
          <table:table-cell table:formula="of:=[$MillDB_wikidata_filtered.D101]" office:value-type="float" office:value="14" calcext:value-type="float">
            <text:p>1.40E+01</text:p>
          </table:table-cell>
          <table:table-cell table:formula="of:=[.D101]*[.$J$5]" office:value-type="float" office:value="14000000" calcext:value-type="float">
            <text:p>14000000</text:p>
          </table:table-cell>
          <table:table-cell table:formula="of:=[.B101]/1000000000" office:value-type="float" office:value="0.000949" calcext:value-type="float">
            <text:p>0.000949</text:p>
          </table:table-cell>
          <table:table-cell table:formula="of:=[.C101]/1000000000" office:value-type="float" office:value="0.01642" calcext:value-type="float">
            <text:p>0.01642</text:p>
          </table:table-cell>
          <table:table-cell table:formula="of:=[.E101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86000" calcext:value-type="float">
            <text:p>86000</text:p>
          </table:table-cell>
          <table:table-cell office:value-type="float" office:value="1223000" calcext:value-type="float">
            <text:p>1223000</text:p>
          </table:table-cell>
          <table:table-cell table:formula="of:=[$MillDB_wikidata_filtered.D102]" office:value-type="float" office:value="6" calcext:value-type="float">
            <text:p>6.00E+00</text:p>
          </table:table-cell>
          <table:table-cell table:formula="of:=[.D102]*[.$J$5]" office:value-type="float" office:value="6000000" calcext:value-type="float">
            <text:p>6000000</text:p>
          </table:table-cell>
          <table:table-cell table:formula="of:=[.B102]/1000000000" office:value-type="float" office:value="0.000086" calcext:value-type="float">
            <text:p>0.000086</text:p>
          </table:table-cell>
          <table:table-cell table:formula="of:=[.C102]/1000000000" office:value-type="float" office:value="0.001223" calcext:value-type="float">
            <text:p>0.001223</text:p>
          </table:table-cell>
          <table:table-cell table:formula="of:=[.E102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49000" calcext:value-type="float">
            <text:p>349000</text:p>
          </table:table-cell>
          <table:table-cell office:value-type="float" office:value="6907000" calcext:value-type="float">
            <text:p>6907000</text:p>
          </table:table-cell>
          <table:table-cell table:formula="of:=[$MillDB_wikidata_filtered.D103]" office:value-type="float" office:value="8" calcext:value-type="float">
            <text:p>8.00E+00</text:p>
          </table:table-cell>
          <table:table-cell table:formula="of:=[.D103]*[.$J$5]" office:value-type="float" office:value="8000000" calcext:value-type="float">
            <text:p>8000000</text:p>
          </table:table-cell>
          <table:table-cell table:formula="of:=[.B103]/1000000000" office:value-type="float" office:value="0.000349" calcext:value-type="float">
            <text:p>0.000349</text:p>
          </table:table-cell>
          <table:table-cell table:formula="of:=[.C103]/1000000000" office:value-type="float" office:value="0.006907" calcext:value-type="float">
            <text:p>0.006907</text:p>
          </table:table-cell>
          <table:table-cell table:formula="of:=[.E103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338000" calcext:value-type="float">
            <text:p>2338000</text:p>
          </table:table-cell>
          <table:table-cell office:value-type="float" office:value="3624000" calcext:value-type="float">
            <text:p>3624000</text:p>
          </table:table-cell>
          <table:table-cell table:formula="of:=[$MillDB_wikidata_filtered.D104]" office:value-type="float" office:value="9" calcext:value-type="float">
            <text:p>9.00E+00</text:p>
          </table:table-cell>
          <table:table-cell table:formula="of:=[.D104]*[.$J$5]" office:value-type="float" office:value="9000000" calcext:value-type="float">
            <text:p>9000000</text:p>
          </table:table-cell>
          <table:table-cell table:formula="of:=[.B104]/1000000000" office:value-type="float" office:value="0.002338" calcext:value-type="float">
            <text:p>0.002338</text:p>
          </table:table-cell>
          <table:table-cell table:formula="of:=[.C104]/1000000000" office:value-type="float" office:value="0.003624" calcext:value-type="float">
            <text:p>0.003624</text:p>
          </table:table-cell>
          <table:table-cell table:formula="of:=[.E104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95000" calcext:value-type="float">
            <text:p>95000</text:p>
          </table:table-cell>
          <table:table-cell office:value-type="float" office:value="3733000" calcext:value-type="float">
            <text:p>3733000</text:p>
          </table:table-cell>
          <table:table-cell table:formula="of:=[$MillDB_wikidata_filtered.D105]" office:value-type="float" office:value="7" calcext:value-type="float">
            <text:p>7.00E+00</text:p>
          </table:table-cell>
          <table:table-cell table:formula="of:=[.D105]*[.$J$5]" office:value-type="float" office:value="7000000" calcext:value-type="float">
            <text:p>7000000</text:p>
          </table:table-cell>
          <table:table-cell table:formula="of:=[.B105]/1000000000" office:value-type="float" office:value="0.000095" calcext:value-type="float">
            <text:p>0.000095</text:p>
          </table:table-cell>
          <table:table-cell table:formula="of:=[.C105]/1000000000" office:value-type="float" office:value="0.003733" calcext:value-type="float">
            <text:p>0.003733</text:p>
          </table:table-cell>
          <table:table-cell table:formula="of:=[.E105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1456000" calcext:value-type="float">
            <text:p>11456000</text:p>
          </table:table-cell>
          <table:table-cell office:value-type="float" office:value="26030000" calcext:value-type="float">
            <text:p>26030000</text:p>
          </table:table-cell>
          <table:table-cell table:formula="of:=[$MillDB_wikidata_filtered.D106]" office:value-type="float" office:value="37" calcext:value-type="float">
            <text:p>3.70E+01</text:p>
          </table:table-cell>
          <table:table-cell table:formula="of:=[.D106]*[.$J$5]" office:value-type="float" office:value="37000000" calcext:value-type="float">
            <text:p>37000000</text:p>
          </table:table-cell>
          <table:table-cell table:formula="of:=[.B106]/1000000000" office:value-type="float" office:value="0.011456" calcext:value-type="float">
            <text:p>0.011456</text:p>
          </table:table-cell>
          <table:table-cell table:formula="of:=[.C106]/1000000000" office:value-type="float" office:value="0.02603" calcext:value-type="float">
            <text:p>0.02603</text:p>
          </table:table-cell>
          <table:table-cell table:formula="of:=[.E106]/[.$J$6]" office:value-type="float" office:value="0.037" calcext:value-type="float">
            <text:p>0.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581000" calcext:value-type="float">
            <text:p>581000</text:p>
          </table:table-cell>
          <table:table-cell office:value-type="float" office:value="1115000" calcext:value-type="float">
            <text:p>1115000</text:p>
          </table:table-cell>
          <table:table-cell table:formula="of:=[$MillDB_wikidata_filtered.D107]" office:value-type="float" office:value="9" calcext:value-type="float">
            <text:p>9.00E+00</text:p>
          </table:table-cell>
          <table:table-cell table:formula="of:=[.D107]*[.$J$5]" office:value-type="float" office:value="9000000" calcext:value-type="float">
            <text:p>9000000</text:p>
          </table:table-cell>
          <table:table-cell table:formula="of:=[.B107]/1000000000" office:value-type="float" office:value="0.000581" calcext:value-type="float">
            <text:p>0.000581</text:p>
          </table:table-cell>
          <table:table-cell table:formula="of:=[.C107]/1000000000" office:value-type="float" office:value="0.001115" calcext:value-type="float">
            <text:p>0.001115</text:p>
          </table:table-cell>
          <table:table-cell table:formula="of:=[.E107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2512000" calcext:value-type="float">
            <text:p>2512000</text:p>
          </table:table-cell>
          <table:table-cell office:value-type="float" office:value="6044000" calcext:value-type="float">
            <text:p>6044000</text:p>
          </table:table-cell>
          <table:table-cell table:formula="of:=[$MillDB_wikidata_filtered.D108]" office:value-type="float" office:value="11" calcext:value-type="float">
            <text:p>1.10E+01</text:p>
          </table:table-cell>
          <table:table-cell table:formula="of:=[.D108]*[.$J$5]" office:value-type="float" office:value="11000000" calcext:value-type="float">
            <text:p>11000000</text:p>
          </table:table-cell>
          <table:table-cell table:formula="of:=[.B108]/1000000000" office:value-type="float" office:value="0.002512" calcext:value-type="float">
            <text:p>0.002512</text:p>
          </table:table-cell>
          <table:table-cell table:formula="of:=[.C108]/1000000000" office:value-type="float" office:value="0.006044" calcext:value-type="float">
            <text:p>0.006044</text:p>
          </table:table-cell>
          <table:table-cell table:formula="of:=[.E108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31000" calcext:value-type="float">
            <text:p>131000</text:p>
          </table:table-cell>
          <table:table-cell office:value-type="float" office:value="507000" calcext:value-type="float">
            <text:p>507000</text:p>
          </table:table-cell>
          <table:table-cell table:formula="of:=[$MillDB_wikidata_filtered.D109]" office:value-type="float" office:value="7" calcext:value-type="float">
            <text:p>7.00E+00</text:p>
          </table:table-cell>
          <table:table-cell table:formula="of:=[.D109]*[.$J$5]" office:value-type="float" office:value="7000000" calcext:value-type="float">
            <text:p>7000000</text:p>
          </table:table-cell>
          <table:table-cell table:formula="of:=[.B109]/1000000000" office:value-type="float" office:value="0.000131" calcext:value-type="float">
            <text:p>0.000131</text:p>
          </table:table-cell>
          <table:table-cell table:formula="of:=[.C109]/1000000000" office:value-type="float" office:value="0.000507" calcext:value-type="float">
            <text:p>0.000507</text:p>
          </table:table-cell>
          <table:table-cell table:formula="of:=[.E109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248999" calcext:value-type="float">
            <text:p>248999</text:p>
          </table:table-cell>
          <table:table-cell office:value-type="float" office:value="901000" calcext:value-type="float">
            <text:p>901000</text:p>
          </table:table-cell>
          <table:table-cell table:formula="of:=[$MillDB_wikidata_filtered.D110]" office:value-type="float" office:value="6" calcext:value-type="float">
            <text:p>6.00E+00</text:p>
          </table:table-cell>
          <table:table-cell table:formula="of:=[.D110]*[.$J$5]" office:value-type="float" office:value="6000000" calcext:value-type="float">
            <text:p>6000000</text:p>
          </table:table-cell>
          <table:table-cell table:formula="of:=[.B110]/1000000000" office:value-type="float" office:value="0.000248999" calcext:value-type="float">
            <text:p>0.000248999</text:p>
          </table:table-cell>
          <table:table-cell table:formula="of:=[.C110]/1000000000" office:value-type="float" office:value="0.000901" calcext:value-type="float">
            <text:p>0.000901</text:p>
          </table:table-cell>
          <table:table-cell table:formula="of:=[.E110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070000" calcext:value-type="float">
            <text:p>1070000</text:p>
          </table:table-cell>
          <table:table-cell office:value-type="float" office:value="2452000" calcext:value-type="float">
            <text:p>2452000</text:p>
          </table:table-cell>
          <table:table-cell table:formula="of:=[$MillDB_wikidata_filtered.D111]" office:value-type="float" office:value="10" calcext:value-type="float">
            <text:p>1.00E+01</text:p>
          </table:table-cell>
          <table:table-cell table:formula="of:=[.D111]*[.$J$5]" office:value-type="float" office:value="10000000" calcext:value-type="float">
            <text:p>10000000</text:p>
          </table:table-cell>
          <table:table-cell table:formula="of:=[.B111]/1000000000" office:value-type="float" office:value="0.00107" calcext:value-type="float">
            <text:p>0.00107</text:p>
          </table:table-cell>
          <table:table-cell table:formula="of:=[.C111]/1000000000" office:value-type="float" office:value="0.002452" calcext:value-type="float">
            <text:p>0.002452</text:p>
          </table:table-cell>
          <table:table-cell table:formula="of:=[.E111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460000" calcext:value-type="float">
            <text:p>460000</text:p>
          </table:table-cell>
          <table:table-cell office:value-type="float" office:value="3480000" calcext:value-type="float">
            <text:p>3480000</text:p>
          </table:table-cell>
          <table:table-cell table:formula="of:=[$MillDB_wikidata_filtered.D112]" office:value-type="float" office:value="10" calcext:value-type="float">
            <text:p>1.00E+01</text:p>
          </table:table-cell>
          <table:table-cell table:formula="of:=[.D112]*[.$J$5]" office:value-type="float" office:value="10000000" calcext:value-type="float">
            <text:p>10000000</text:p>
          </table:table-cell>
          <table:table-cell table:formula="of:=[.B112]/1000000000" office:value-type="float" office:value="0.00046" calcext:value-type="float">
            <text:p>0.00046</text:p>
          </table:table-cell>
          <table:table-cell table:formula="of:=[.C112]/1000000000" office:value-type="float" office:value="0.00348" calcext:value-type="float">
            <text:p>0.00348</text:p>
          </table:table-cell>
          <table:table-cell table:formula="of:=[.E112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63000" calcext:value-type="float">
            <text:p>163000</text:p>
          </table:table-cell>
          <table:table-cell office:value-type="float" office:value="524000" calcext:value-type="float">
            <text:p>524000</text:p>
          </table:table-cell>
          <table:table-cell table:formula="of:=[$MillDB_wikidata_filtered.D113]" office:value-type="float" office:value="7" calcext:value-type="float">
            <text:p>7.00E+00</text:p>
          </table:table-cell>
          <table:table-cell table:formula="of:=[.D113]*[.$J$5]" office:value-type="float" office:value="7000000" calcext:value-type="float">
            <text:p>7000000</text:p>
          </table:table-cell>
          <table:table-cell table:formula="of:=[.B113]/1000000000" office:value-type="float" office:value="0.000163" calcext:value-type="float">
            <text:p>0.000163</text:p>
          </table:table-cell>
          <table:table-cell table:formula="of:=[.C113]/1000000000" office:value-type="float" office:value="0.000524" calcext:value-type="float">
            <text:p>0.000524</text:p>
          </table:table-cell>
          <table:table-cell table:formula="of:=[.E113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960000" calcext:value-type="float">
            <text:p>2960000</text:p>
          </table:table-cell>
          <table:table-cell office:value-type="float" office:value="6930000" calcext:value-type="float">
            <text:p>6930000</text:p>
          </table:table-cell>
          <table:table-cell table:formula="of:=[$MillDB_wikidata_filtered.D114]" office:value-type="float" office:value="12" calcext:value-type="float">
            <text:p>1.20E+01</text:p>
          </table:table-cell>
          <table:table-cell table:formula="of:=[.D114]*[.$J$5]" office:value-type="float" office:value="12000000" calcext:value-type="float">
            <text:p>12000000</text:p>
          </table:table-cell>
          <table:table-cell table:formula="of:=[.B114]/1000000000" office:value-type="float" office:value="0.00296" calcext:value-type="float">
            <text:p>0.00296</text:p>
          </table:table-cell>
          <table:table-cell table:formula="of:=[.C114]/1000000000" office:value-type="float" office:value="0.00693" calcext:value-type="float">
            <text:p>0.00693</text:p>
          </table:table-cell>
          <table:table-cell table:formula="of:=[.E114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1750000" calcext:value-type="float">
            <text:p>11750000</text:p>
          </table:table-cell>
          <table:table-cell office:value-type="float" office:value="58426000" calcext:value-type="float">
            <text:p>58426000</text:p>
          </table:table-cell>
          <table:table-cell table:formula="of:=[$MillDB_wikidata_filtered.D115]" office:value-type="float" office:value="48" calcext:value-type="float">
            <text:p>4.80E+01</text:p>
          </table:table-cell>
          <table:table-cell table:formula="of:=[.D115]*[.$J$5]" office:value-type="float" office:value="48000000" calcext:value-type="float">
            <text:p>48000000</text:p>
          </table:table-cell>
          <table:table-cell table:formula="of:=[.B115]/1000000000" office:value-type="float" office:value="0.01175" calcext:value-type="float">
            <text:p>0.01175</text:p>
          </table:table-cell>
          <table:table-cell table:formula="of:=[.C115]/1000000000" office:value-type="float" office:value="0.058426" calcext:value-type="float">
            <text:p>0.058426</text:p>
          </table:table-cell>
          <table:table-cell table:formula="of:=[.E115]/[.$J$6]" office:value-type="float" office:value="0.048" calcext:value-type="float">
            <text:p>0.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039000" calcext:value-type="float">
            <text:p>1039000</text:p>
          </table:table-cell>
          <table:table-cell office:value-type="float" office:value="5408000" calcext:value-type="float">
            <text:p>5408000</text:p>
          </table:table-cell>
          <table:table-cell table:formula="of:=[$MillDB_wikidata_filtered.D116]" office:value-type="float" office:value="9" calcext:value-type="float">
            <text:p>9.00E+00</text:p>
          </table:table-cell>
          <table:table-cell table:formula="of:=[.D116]*[.$J$5]" office:value-type="float" office:value="9000000" calcext:value-type="float">
            <text:p>9000000</text:p>
          </table:table-cell>
          <table:table-cell table:formula="of:=[.B116]/1000000000" office:value-type="float" office:value="0.001039" calcext:value-type="float">
            <text:p>0.001039</text:p>
          </table:table-cell>
          <table:table-cell table:formula="of:=[.C116]/1000000000" office:value-type="float" office:value="0.005408" calcext:value-type="float">
            <text:p>0.005408</text:p>
          </table:table-cell>
          <table:table-cell table:formula="of:=[.E116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413000" calcext:value-type="float">
            <text:p>413000</text:p>
          </table:table-cell>
          <table:table-cell office:value-type="float" office:value="706000" calcext:value-type="float">
            <text:p>706000</text:p>
          </table:table-cell>
          <table:table-cell table:formula="of:=[$MillDB_wikidata_filtered.D117]" office:value-type="float" office:value="5" calcext:value-type="float">
            <text:p>5.00E+00</text:p>
          </table:table-cell>
          <table:table-cell table:formula="of:=[.D117]*[.$J$5]" office:value-type="float" office:value="5000000" calcext:value-type="float">
            <text:p>5000000</text:p>
          </table:table-cell>
          <table:table-cell table:formula="of:=[.B117]/1000000000" office:value-type="float" office:value="0.000413" calcext:value-type="float">
            <text:p>0.000413</text:p>
          </table:table-cell>
          <table:table-cell table:formula="of:=[.C117]/1000000000" office:value-type="float" office:value="0.000706" calcext:value-type="float">
            <text:p>0.000706</text:p>
          </table:table-cell>
          <table:table-cell table:formula="of:=[.E117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626000" calcext:value-type="float">
            <text:p>626000</text:p>
          </table:table-cell>
          <table:table-cell office:value-type="float" office:value="1047000" calcext:value-type="float">
            <text:p>1047000</text:p>
          </table:table-cell>
          <table:table-cell table:formula="of:=[$MillDB_wikidata_filtered.D118]" office:value-type="float" office:value="9" calcext:value-type="float">
            <text:p>9.00E+00</text:p>
          </table:table-cell>
          <table:table-cell table:formula="of:=[.D118]*[.$J$5]" office:value-type="float" office:value="9000000" calcext:value-type="float">
            <text:p>9000000</text:p>
          </table:table-cell>
          <table:table-cell table:formula="of:=[.B118]/1000000000" office:value-type="float" office:value="0.000626" calcext:value-type="float">
            <text:p>0.000626</text:p>
          </table:table-cell>
          <table:table-cell table:formula="of:=[.C118]/1000000000" office:value-type="float" office:value="0.001047" calcext:value-type="float">
            <text:p>0.001047</text:p>
          </table:table-cell>
          <table:table-cell table:formula="of:=[.E118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109000" calcext:value-type="float">
            <text:p>1109000</text:p>
          </table:table-cell>
          <table:table-cell office:value-type="float" office:value="3331000" calcext:value-type="float">
            <text:p>3331000</text:p>
          </table:table-cell>
          <table:table-cell table:formula="of:=[$MillDB_wikidata_filtered.D119]" office:value-type="float" office:value="10" calcext:value-type="float">
            <text:p>1.00E+01</text:p>
          </table:table-cell>
          <table:table-cell table:formula="of:=[.D119]*[.$J$5]" office:value-type="float" office:value="10000000" calcext:value-type="float">
            <text:p>10000000</text:p>
          </table:table-cell>
          <table:table-cell table:formula="of:=[.B119]/1000000000" office:value-type="float" office:value="0.001109" calcext:value-type="float">
            <text:p>0.001109</text:p>
          </table:table-cell>
          <table:table-cell table:formula="of:=[.C119]/1000000000" office:value-type="float" office:value="0.003331" calcext:value-type="float">
            <text:p>0.003331</text:p>
          </table:table-cell>
          <table:table-cell table:formula="of:=[.E119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5760000" calcext:value-type="float">
            <text:p>15760000</text:p>
          </table:table-cell>
          <table:table-cell office:value-type="float" office:value="65576000" calcext:value-type="float">
            <text:p>65576000</text:p>
          </table:table-cell>
          <table:table-cell table:formula="of:=[$MillDB_wikidata_filtered.D120]" office:value-type="float" office:value="8" calcext:value-type="float">
            <text:p>8.00E+00</text:p>
          </table:table-cell>
          <table:table-cell table:formula="of:=[.D120]*[.$J$5]" office:value-type="float" office:value="8000000" calcext:value-type="float">
            <text:p>8000000</text:p>
          </table:table-cell>
          <table:table-cell table:formula="of:=[.B120]/1000000000" office:value-type="float" office:value="0.01576" calcext:value-type="float">
            <text:p>0.01576</text:p>
          </table:table-cell>
          <table:table-cell table:formula="of:=[.C120]/1000000000" office:value-type="float" office:value="0.065576" calcext:value-type="float">
            <text:p>0.065576</text:p>
          </table:table-cell>
          <table:table-cell table:formula="of:=[.E12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255000" calcext:value-type="float">
            <text:p>255000</text:p>
          </table:table-cell>
          <table:table-cell office:value-type="float" office:value="845000" calcext:value-type="float">
            <text:p>845000</text:p>
          </table:table-cell>
          <table:table-cell table:formula="of:=[$MillDB_wikidata_filtered.D121]" office:value-type="float" office:value="6" calcext:value-type="float">
            <text:p>6.00E+00</text:p>
          </table:table-cell>
          <table:table-cell table:formula="of:=[.D121]*[.$J$5]" office:value-type="float" office:value="6000000" calcext:value-type="float">
            <text:p>6000000</text:p>
          </table:table-cell>
          <table:table-cell table:formula="of:=[.B121]/1000000000" office:value-type="float" office:value="0.000255" calcext:value-type="float">
            <text:p>0.000255</text:p>
          </table:table-cell>
          <table:table-cell table:formula="of:=[.C121]/1000000000" office:value-type="float" office:value="0.000845" calcext:value-type="float">
            <text:p>0.000845</text:p>
          </table:table-cell>
          <table:table-cell table:formula="of:=[.E121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189000" calcext:value-type="float">
            <text:p>2189000</text:p>
          </table:table-cell>
          <table:table-cell office:value-type="float" office:value="8685000" calcext:value-type="float">
            <text:p>8685000</text:p>
          </table:table-cell>
          <table:table-cell table:formula="of:=[$MillDB_wikidata_filtered.D122]" office:value-type="float" office:value="18" calcext:value-type="float">
            <text:p>1.80E+01</text:p>
          </table:table-cell>
          <table:table-cell table:formula="of:=[.D122]*[.$J$5]" office:value-type="float" office:value="18000000" calcext:value-type="float">
            <text:p>18000000</text:p>
          </table:table-cell>
          <table:table-cell table:formula="of:=[.B122]/1000000000" office:value-type="float" office:value="0.002189" calcext:value-type="float">
            <text:p>0.002189</text:p>
          </table:table-cell>
          <table:table-cell table:formula="of:=[.C122]/1000000000" office:value-type="float" office:value="0.008685" calcext:value-type="float">
            <text:p>0.008685</text:p>
          </table:table-cell>
          <table:table-cell table:formula="of:=[.E122]/[.$J$6]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19000" calcext:value-type="float">
            <text:p>119000</text:p>
          </table:table-cell>
          <table:table-cell office:value-type="float" office:value="490000" calcext:value-type="float">
            <text:p>490000</text:p>
          </table:table-cell>
          <table:table-cell table:formula="of:=[$MillDB_wikidata_filtered.D123]" office:value-type="float" office:value="5" calcext:value-type="float">
            <text:p>5.00E+00</text:p>
          </table:table-cell>
          <table:table-cell table:formula="of:=[.D123]*[.$J$5]" office:value-type="float" office:value="5000000" calcext:value-type="float">
            <text:p>5000000</text:p>
          </table:table-cell>
          <table:table-cell table:formula="of:=[.B123]/1000000000" office:value-type="float" office:value="0.000119" calcext:value-type="float">
            <text:p>0.000119</text:p>
          </table:table-cell>
          <table:table-cell table:formula="of:=[.C123]/1000000000" office:value-type="float" office:value="0.00049" calcext:value-type="float">
            <text:p>0.00049</text:p>
          </table:table-cell>
          <table:table-cell table:formula="of:=[.E123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55000" calcext:value-type="float">
            <text:p>655000</text:p>
          </table:table-cell>
          <table:table-cell office:value-type="float" office:value="5047000" calcext:value-type="float">
            <text:p>5047000</text:p>
          </table:table-cell>
          <table:table-cell table:formula="of:=[$MillDB_wikidata_filtered.D124]" office:value-type="float" office:value="8" calcext:value-type="float">
            <text:p>8.00E+00</text:p>
          </table:table-cell>
          <table:table-cell table:formula="of:=[.D124]*[.$J$5]" office:value-type="float" office:value="8000000" calcext:value-type="float">
            <text:p>8000000</text:p>
          </table:table-cell>
          <table:table-cell table:formula="of:=[.B124]/1000000000" office:value-type="float" office:value="0.000655" calcext:value-type="float">
            <text:p>0.000655</text:p>
          </table:table-cell>
          <table:table-cell table:formula="of:=[.C124]/1000000000" office:value-type="float" office:value="0.005047" calcext:value-type="float">
            <text:p>0.005047</text:p>
          </table:table-cell>
          <table:table-cell table:formula="of:=[.E124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772000" calcext:value-type="float">
            <text:p>772000</text:p>
          </table:table-cell>
          <table:table-cell office:value-type="float" office:value="6049000" calcext:value-type="float">
            <text:p>6049000</text:p>
          </table:table-cell>
          <table:table-cell table:formula="of:=[$MillDB_wikidata_filtered.D125]" office:value-type="float" office:value="6" calcext:value-type="float">
            <text:p>6.00E+00</text:p>
          </table:table-cell>
          <table:table-cell table:formula="of:=[.D125]*[.$J$5]" office:value-type="float" office:value="6000000" calcext:value-type="float">
            <text:p>6000000</text:p>
          </table:table-cell>
          <table:table-cell table:formula="of:=[.B125]/1000000000" office:value-type="float" office:value="0.000772" calcext:value-type="float">
            <text:p>0.000772</text:p>
          </table:table-cell>
          <table:table-cell table:formula="of:=[.C125]/1000000000" office:value-type="float" office:value="0.006049" calcext:value-type="float">
            <text:p>0.006049</text:p>
          </table:table-cell>
          <table:table-cell table:formula="of:=[.E125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91000" calcext:value-type="float">
            <text:p>191000</text:p>
          </table:table-cell>
          <table:table-cell office:value-type="float" office:value="211000" calcext:value-type="float">
            <text:p>211000</text:p>
          </table:table-cell>
          <table:table-cell table:formula="of:=[$MillDB_wikidata_filtered.D126]" office:value-type="float" office:value="7" calcext:value-type="float">
            <text:p>7.00E+00</text:p>
          </table:table-cell>
          <table:table-cell table:formula="of:=[.D126]*[.$J$5]" office:value-type="float" office:value="7000000" calcext:value-type="float">
            <text:p>7000000</text:p>
          </table:table-cell>
          <table:table-cell table:formula="of:=[.B126]/1000000000" office:value-type="float" office:value="0.000191" calcext:value-type="float">
            <text:p>0.000191</text:p>
          </table:table-cell>
          <table:table-cell table:formula="of:=[.C126]/1000000000" office:value-type="float" office:value="0.000211" calcext:value-type="float">
            <text:p>0.000211</text:p>
          </table:table-cell>
          <table:table-cell table:formula="of:=[.E126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472000" calcext:value-type="float">
            <text:p>472000</text:p>
          </table:table-cell>
          <table:table-cell office:value-type="float" office:value="587000" calcext:value-type="float">
            <text:p>587000</text:p>
          </table:table-cell>
          <table:table-cell table:formula="of:=[$MillDB_wikidata_filtered.D127]" office:value-type="float" office:value="5" calcext:value-type="float">
            <text:p>5.00E+00</text:p>
          </table:table-cell>
          <table:table-cell table:formula="of:=[.D127]*[.$J$5]" office:value-type="float" office:value="5000000" calcext:value-type="float">
            <text:p>5000000</text:p>
          </table:table-cell>
          <table:table-cell table:formula="of:=[.B127]/1000000000" office:value-type="float" office:value="0.000472" calcext:value-type="float">
            <text:p>0.000472</text:p>
          </table:table-cell>
          <table:table-cell table:formula="of:=[.C127]/1000000000" office:value-type="float" office:value="0.000587" calcext:value-type="float">
            <text:p>0.000587</text:p>
          </table:table-cell>
          <table:table-cell table:formula="of:=[.E127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422000" calcext:value-type="float">
            <text:p>422000</text:p>
          </table:table-cell>
          <table:table-cell office:value-type="float" office:value="5467000" calcext:value-type="float">
            <text:p>5467000</text:p>
          </table:table-cell>
          <table:table-cell table:formula="of:=[$MillDB_wikidata_filtered.D128]" office:value-type="float" office:value="10" calcext:value-type="float">
            <text:p>1.00E+01</text:p>
          </table:table-cell>
          <table:table-cell table:formula="of:=[.D128]*[.$J$5]" office:value-type="float" office:value="10000000" calcext:value-type="float">
            <text:p>10000000</text:p>
          </table:table-cell>
          <table:table-cell table:formula="of:=[.B128]/1000000000" office:value-type="float" office:value="0.000422" calcext:value-type="float">
            <text:p>0.000422</text:p>
          </table:table-cell>
          <table:table-cell table:formula="of:=[.C128]/1000000000" office:value-type="float" office:value="0.005467" calcext:value-type="float">
            <text:p>0.005467</text:p>
          </table:table-cell>
          <table:table-cell table:formula="of:=[.E128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375000" calcext:value-type="float">
            <text:p>375000</text:p>
          </table:table-cell>
          <table:table-cell office:value-type="float" office:value="3517000" calcext:value-type="float">
            <text:p>3517000</text:p>
          </table:table-cell>
          <table:table-cell table:formula="of:=[$MillDB_wikidata_filtered.D129]" office:value-type="float" office:value="7" calcext:value-type="float">
            <text:p>7.00E+00</text:p>
          </table:table-cell>
          <table:table-cell table:formula="of:=[.D129]*[.$J$5]" office:value-type="float" office:value="7000000" calcext:value-type="float">
            <text:p>7000000</text:p>
          </table:table-cell>
          <table:table-cell table:formula="of:=[.B129]/1000000000" office:value-type="float" office:value="0.000375" calcext:value-type="float">
            <text:p>0.000375</text:p>
          </table:table-cell>
          <table:table-cell table:formula="of:=[.C129]/1000000000" office:value-type="float" office:value="0.003517" calcext:value-type="float">
            <text:p>0.003517</text:p>
          </table:table-cell>
          <table:table-cell table:formula="of:=[.E129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506999" calcext:value-type="float">
            <text:p>506999</text:p>
          </table:table-cell>
          <table:table-cell office:value-type="float" office:value="3062000" calcext:value-type="float">
            <text:p>3062000</text:p>
          </table:table-cell>
          <table:table-cell table:formula="of:=[$MillDB_wikidata_filtered.D130]" office:value-type="float" office:value="9" calcext:value-type="float">
            <text:p>9.00E+00</text:p>
          </table:table-cell>
          <table:table-cell table:formula="of:=[.D130]*[.$J$5]" office:value-type="float" office:value="9000000" calcext:value-type="float">
            <text:p>9000000</text:p>
          </table:table-cell>
          <table:table-cell table:formula="of:=[.B130]/1000000000" office:value-type="float" office:value="0.000506999" calcext:value-type="float">
            <text:p>0.000506999</text:p>
          </table:table-cell>
          <table:table-cell table:formula="of:=[.C130]/1000000000" office:value-type="float" office:value="0.003062" calcext:value-type="float">
            <text:p>0.003062</text:p>
          </table:table-cell>
          <table:table-cell table:formula="of:=[.E130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392000" calcext:value-type="float">
            <text:p>392000</text:p>
          </table:table-cell>
          <table:table-cell office:value-type="float" office:value="1224000" calcext:value-type="float">
            <text:p>1224000</text:p>
          </table:table-cell>
          <table:table-cell table:formula="of:=[$MillDB_wikidata_filtered.D131]" office:value-type="float" office:value="8" calcext:value-type="float">
            <text:p>8.00E+00</text:p>
          </table:table-cell>
          <table:table-cell table:formula="of:=[.D131]*[.$J$5]" office:value-type="float" office:value="8000000" calcext:value-type="float">
            <text:p>8000000</text:p>
          </table:table-cell>
          <table:table-cell table:formula="of:=[.B131]/1000000000" office:value-type="float" office:value="0.000392" calcext:value-type="float">
            <text:p>0.000392</text:p>
          </table:table-cell>
          <table:table-cell table:formula="of:=[.C131]/1000000000" office:value-type="float" office:value="0.001224" calcext:value-type="float">
            <text:p>0.001224</text:p>
          </table:table-cell>
          <table:table-cell table:formula="of:=[.E13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490000" calcext:value-type="float">
            <text:p>1490000</text:p>
          </table:table-cell>
          <table:table-cell office:value-type="float" office:value="5126000" calcext:value-type="float">
            <text:p>5126000</text:p>
          </table:table-cell>
          <table:table-cell table:formula="of:=[$MillDB_wikidata_filtered.D132]" office:value-type="float" office:value="11" calcext:value-type="float">
            <text:p>1.10E+01</text:p>
          </table:table-cell>
          <table:table-cell table:formula="of:=[.D132]*[.$J$5]" office:value-type="float" office:value="11000000" calcext:value-type="float">
            <text:p>11000000</text:p>
          </table:table-cell>
          <table:table-cell table:formula="of:=[.B132]/1000000000" office:value-type="float" office:value="0.00149" calcext:value-type="float">
            <text:p>0.00149</text:p>
          </table:table-cell>
          <table:table-cell table:formula="of:=[.C132]/1000000000" office:value-type="float" office:value="0.005126" calcext:value-type="float">
            <text:p>0.005126</text:p>
          </table:table-cell>
          <table:table-cell table:formula="of:=[.E132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40000" calcext:value-type="float">
            <text:p>240000</text:p>
          </table:table-cell>
          <table:table-cell office:value-type="float" office:value="9693000" calcext:value-type="float">
            <text:p>9693000</text:p>
          </table:table-cell>
          <table:table-cell table:formula="of:=[$MillDB_wikidata_filtered.D133]" office:value-type="float" office:value="11" calcext:value-type="float">
            <text:p>1.10E+01</text:p>
          </table:table-cell>
          <table:table-cell table:formula="of:=[.D133]*[.$J$5]" office:value-type="float" office:value="11000000" calcext:value-type="float">
            <text:p>11000000</text:p>
          </table:table-cell>
          <table:table-cell table:formula="of:=[.B133]/1000000000" office:value-type="float" office:value="0.00024" calcext:value-type="float">
            <text:p>0.00024</text:p>
          </table:table-cell>
          <table:table-cell table:formula="of:=[.C133]/1000000000" office:value-type="float" office:value="0.009693" calcext:value-type="float">
            <text:p>0.009693</text:p>
          </table:table-cell>
          <table:table-cell table:formula="of:=[.E133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3590000" calcext:value-type="float">
            <text:p>3590000</text:p>
          </table:table-cell>
          <table:table-cell office:value-type="float" office:value="22090000" calcext:value-type="float">
            <text:p>22090000</text:p>
          </table:table-cell>
          <table:table-cell table:formula="of:=[$MillDB_wikidata_filtered.D134]" office:value-type="float" office:value="14" calcext:value-type="float">
            <text:p>1.40E+01</text:p>
          </table:table-cell>
          <table:table-cell table:formula="of:=[.D134]*[.$J$5]" office:value-type="float" office:value="14000000" calcext:value-type="float">
            <text:p>14000000</text:p>
          </table:table-cell>
          <table:table-cell table:formula="of:=[.B134]/1000000000" office:value-type="float" office:value="0.00359" calcext:value-type="float">
            <text:p>0.00359</text:p>
          </table:table-cell>
          <table:table-cell table:formula="of:=[.C134]/1000000000" office:value-type="float" office:value="0.02209" calcext:value-type="float">
            <text:p>0.02209</text:p>
          </table:table-cell>
          <table:table-cell table:formula="of:=[.E134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20807000" calcext:value-type="float">
            <text:p>20807000</text:p>
          </table:table-cell>
          <table:table-cell office:value-type="float" office:value="1351000" calcext:value-type="float">
            <text:p>1351000</text:p>
          </table:table-cell>
          <table:table-cell table:formula="of:=[$MillDB_wikidata_filtered.D135]" office:value-type="float" office:value="10" calcext:value-type="float">
            <text:p>1.00E+01</text:p>
          </table:table-cell>
          <table:table-cell table:formula="of:=[.D135]*[.$J$5]" office:value-type="float" office:value="10000000" calcext:value-type="float">
            <text:p>10000000</text:p>
          </table:table-cell>
          <table:table-cell table:formula="of:=[.B135]/1000000000" office:value-type="float" office:value="0.020807" calcext:value-type="float">
            <text:p>0.020807</text:p>
          </table:table-cell>
          <table:table-cell table:formula="of:=[.C135]/1000000000" office:value-type="float" office:value="0.001351" calcext:value-type="float">
            <text:p>0.001351</text:p>
          </table:table-cell>
          <table:table-cell table:formula="of:=[.E135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09000" calcext:value-type="float">
            <text:p>109000</text:p>
          </table:table-cell>
          <table:table-cell office:value-type="float" office:value="1276000" calcext:value-type="float">
            <text:p>1276000</text:p>
          </table:table-cell>
          <table:table-cell table:formula="of:=[$MillDB_wikidata_filtered.D136]" office:value-type="float" office:value="7" calcext:value-type="float">
            <text:p>7.00E+00</text:p>
          </table:table-cell>
          <table:table-cell table:formula="of:=[.D136]*[.$J$5]" office:value-type="float" office:value="7000000" calcext:value-type="float">
            <text:p>7000000</text:p>
          </table:table-cell>
          <table:table-cell table:formula="of:=[.B136]/1000000000" office:value-type="float" office:value="0.000109" calcext:value-type="float">
            <text:p>0.000109</text:p>
          </table:table-cell>
          <table:table-cell table:formula="of:=[.C136]/1000000000" office:value-type="float" office:value="0.001276" calcext:value-type="float">
            <text:p>0.001276</text:p>
          </table:table-cell>
          <table:table-cell table:formula="of:=[.E136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77000" calcext:value-type="float">
            <text:p>277000</text:p>
          </table:table-cell>
          <table:table-cell office:value-type="float" office:value="5329000" calcext:value-type="float">
            <text:p>5329000</text:p>
          </table:table-cell>
          <table:table-cell table:formula="of:=[$MillDB_wikidata_filtered.D137]" office:value-type="float" office:value="6" calcext:value-type="float">
            <text:p>6.00E+00</text:p>
          </table:table-cell>
          <table:table-cell table:formula="of:=[.D137]*[.$J$5]" office:value-type="float" office:value="6000000" calcext:value-type="float">
            <text:p>6000000</text:p>
          </table:table-cell>
          <table:table-cell table:formula="of:=[.B137]/1000000000" office:value-type="float" office:value="0.000277" calcext:value-type="float">
            <text:p>0.000277</text:p>
          </table:table-cell>
          <table:table-cell table:formula="of:=[.C137]/1000000000" office:value-type="float" office:value="0.005329" calcext:value-type="float">
            <text:p>0.005329</text:p>
          </table:table-cell>
          <table:table-cell table:formula="of:=[.E137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5830000" calcext:value-type="float">
            <text:p>5830000</text:p>
          </table:table-cell>
          <table:table-cell office:value-type="float" office:value="1445000" calcext:value-type="float">
            <text:p>1445000</text:p>
          </table:table-cell>
          <table:table-cell table:formula="of:=[$MillDB_wikidata_filtered.D138]" office:value-type="float" office:value="8" calcext:value-type="float">
            <text:p>8.00E+00</text:p>
          </table:table-cell>
          <table:table-cell table:formula="of:=[.D138]*[.$J$5]" office:value-type="float" office:value="8000000" calcext:value-type="float">
            <text:p>8000000</text:p>
          </table:table-cell>
          <table:table-cell table:formula="of:=[.B138]/1000000000" office:value-type="float" office:value="0.00583" calcext:value-type="float">
            <text:p>0.00583</text:p>
          </table:table-cell>
          <table:table-cell table:formula="of:=[.C138]/1000000000" office:value-type="float" office:value="0.001445" calcext:value-type="float">
            <text:p>0.001445</text:p>
          </table:table-cell>
          <table:table-cell table:formula="of:=[.E138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367000" calcext:value-type="float">
            <text:p>367000</text:p>
          </table:table-cell>
          <table:table-cell office:value-type="float" office:value="241000" calcext:value-type="float">
            <text:p>241000</text:p>
          </table:table-cell>
          <table:table-cell table:formula="of:=[$MillDB_wikidata_filtered.D139]" office:value-type="float" office:value="6" calcext:value-type="float">
            <text:p>6.00E+00</text:p>
          </table:table-cell>
          <table:table-cell table:formula="of:=[.D139]*[.$J$5]" office:value-type="float" office:value="6000000" calcext:value-type="float">
            <text:p>6000000</text:p>
          </table:table-cell>
          <table:table-cell table:formula="of:=[.B139]/1000000000" office:value-type="float" office:value="0.000367" calcext:value-type="float">
            <text:p>0.000367</text:p>
          </table:table-cell>
          <table:table-cell table:formula="of:=[.C139]/1000000000" office:value-type="float" office:value="0.000241" calcext:value-type="float">
            <text:p>0.000241</text:p>
          </table:table-cell>
          <table:table-cell table:formula="of:=[.E139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325000" calcext:value-type="float">
            <text:p>325000</text:p>
          </table:table-cell>
          <table:table-cell office:value-type="float" office:value="3321000" calcext:value-type="float">
            <text:p>3321000</text:p>
          </table:table-cell>
          <table:table-cell table:formula="of:=[$MillDB_wikidata_filtered.D140]" office:value-type="float" office:value="9" calcext:value-type="float">
            <text:p>9.00E+00</text:p>
          </table:table-cell>
          <table:table-cell table:formula="of:=[.D140]*[.$J$5]" office:value-type="float" office:value="9000000" calcext:value-type="float">
            <text:p>9000000</text:p>
          </table:table-cell>
          <table:table-cell table:formula="of:=[.B140]/1000000000" office:value-type="float" office:value="0.000325" calcext:value-type="float">
            <text:p>0.000325</text:p>
          </table:table-cell>
          <table:table-cell table:formula="of:=[.C140]/1000000000" office:value-type="float" office:value="0.003321" calcext:value-type="float">
            <text:p>0.003321</text:p>
          </table:table-cell>
          <table:table-cell table:formula="of:=[.E140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3915000" calcext:value-type="float">
            <text:p>3915000</text:p>
          </table:table-cell>
          <table:table-cell office:value-type="float" office:value="11420000" calcext:value-type="float">
            <text:p>11420000</text:p>
          </table:table-cell>
          <table:table-cell table:formula="of:=[$MillDB_wikidata_filtered.D141]" office:value-type="float" office:value="13" calcext:value-type="float">
            <text:p>1.30E+01</text:p>
          </table:table-cell>
          <table:table-cell table:formula="of:=[.D141]*[.$J$5]" office:value-type="float" office:value="13000000" calcext:value-type="float">
            <text:p>13000000</text:p>
          </table:table-cell>
          <table:table-cell table:formula="of:=[.B141]/1000000000" office:value-type="float" office:value="0.003915" calcext:value-type="float">
            <text:p>0.003915</text:p>
          </table:table-cell>
          <table:table-cell table:formula="of:=[.C141]/1000000000" office:value-type="float" office:value="0.01142" calcext:value-type="float">
            <text:p>0.01142</text:p>
          </table:table-cell>
          <table:table-cell table:formula="of:=[.E141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716000" calcext:value-type="float">
            <text:p>716000</text:p>
          </table:table-cell>
          <table:table-cell office:value-type="float" office:value="1321000" calcext:value-type="float">
            <text:p>1321000</text:p>
          </table:table-cell>
          <table:table-cell table:formula="of:=[$MillDB_wikidata_filtered.D142]" office:value-type="float" office:value="9" calcext:value-type="float">
            <text:p>9.00E+00</text:p>
          </table:table-cell>
          <table:table-cell table:formula="of:=[.D142]*[.$J$5]" office:value-type="float" office:value="9000000" calcext:value-type="float">
            <text:p>9000000</text:p>
          </table:table-cell>
          <table:table-cell table:formula="of:=[.B142]/1000000000" office:value-type="float" office:value="0.000716" calcext:value-type="float">
            <text:p>0.000716</text:p>
          </table:table-cell>
          <table:table-cell table:formula="of:=[.C142]/1000000000" office:value-type="float" office:value="0.001321" calcext:value-type="float">
            <text:p>0.001321</text:p>
          </table:table-cell>
          <table:table-cell table:formula="of:=[.E142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330000" calcext:value-type="float">
            <text:p>2330000</text:p>
          </table:table-cell>
          <table:table-cell office:value-type="float" office:value="2798000" calcext:value-type="float">
            <text:p>2798000</text:p>
          </table:table-cell>
          <table:table-cell table:formula="of:=[$MillDB_wikidata_filtered.D143]" office:value-type="float" office:value="11" calcext:value-type="float">
            <text:p>1.10E+01</text:p>
          </table:table-cell>
          <table:table-cell table:formula="of:=[.D143]*[.$J$5]" office:value-type="float" office:value="11000000" calcext:value-type="float">
            <text:p>11000000</text:p>
          </table:table-cell>
          <table:table-cell table:formula="of:=[.B143]/1000000000" office:value-type="float" office:value="0.00233" calcext:value-type="float">
            <text:p>0.00233</text:p>
          </table:table-cell>
          <table:table-cell table:formula="of:=[.C143]/1000000000" office:value-type="float" office:value="0.002798" calcext:value-type="float">
            <text:p>0.002798</text:p>
          </table:table-cell>
          <table:table-cell table:formula="of:=[.E143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598000" calcext:value-type="float">
            <text:p>1598000</text:p>
          </table:table-cell>
          <table:table-cell office:value-type="float" office:value="3895000" calcext:value-type="float">
            <text:p>3895000</text:p>
          </table:table-cell>
          <table:table-cell table:formula="of:=[$MillDB_wikidata_filtered.D144]" office:value-type="float" office:value="12" calcext:value-type="float">
            <text:p>1.20E+01</text:p>
          </table:table-cell>
          <table:table-cell table:formula="of:=[.D144]*[.$J$5]" office:value-type="float" office:value="12000000" calcext:value-type="float">
            <text:p>12000000</text:p>
          </table:table-cell>
          <table:table-cell table:formula="of:=[.B144]/1000000000" office:value-type="float" office:value="0.001598" calcext:value-type="float">
            <text:p>0.001598</text:p>
          </table:table-cell>
          <table:table-cell table:formula="of:=[.C144]/1000000000" office:value-type="float" office:value="0.003895" calcext:value-type="float">
            <text:p>0.003895</text:p>
          </table:table-cell>
          <table:table-cell table:formula="of:=[.E144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679000" calcext:value-type="float">
            <text:p>1679000</text:p>
          </table:table-cell>
          <table:table-cell office:value-type="float" office:value="7971000" calcext:value-type="float">
            <text:p>7971000</text:p>
          </table:table-cell>
          <table:table-cell table:formula="of:=[$MillDB_wikidata_filtered.D145]" office:value-type="float" office:value="11" calcext:value-type="float">
            <text:p>1.10E+01</text:p>
          </table:table-cell>
          <table:table-cell table:formula="of:=[.D145]*[.$J$5]" office:value-type="float" office:value="11000000" calcext:value-type="float">
            <text:p>11000000</text:p>
          </table:table-cell>
          <table:table-cell table:formula="of:=[.B145]/1000000000" office:value-type="float" office:value="0.001679" calcext:value-type="float">
            <text:p>0.001679</text:p>
          </table:table-cell>
          <table:table-cell table:formula="of:=[.C145]/1000000000" office:value-type="float" office:value="0.007971" calcext:value-type="float">
            <text:p>0.007971</text:p>
          </table:table-cell>
          <table:table-cell table:formula="of:=[.E145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294000" calcext:value-type="float">
            <text:p>294000</text:p>
          </table:table-cell>
          <table:table-cell office:value-type="float" office:value="1242000" calcext:value-type="float">
            <text:p>1242000</text:p>
          </table:table-cell>
          <table:table-cell table:formula="of:=[$MillDB_wikidata_filtered.D146]" office:value-type="float" office:value="8" calcext:value-type="float">
            <text:p>8.00E+00</text:p>
          </table:table-cell>
          <table:table-cell table:formula="of:=[.D146]*[.$J$5]" office:value-type="float" office:value="8000000" calcext:value-type="float">
            <text:p>8000000</text:p>
          </table:table-cell>
          <table:table-cell table:formula="of:=[.B146]/1000000000" office:value-type="float" office:value="0.000294" calcext:value-type="float">
            <text:p>0.000294</text:p>
          </table:table-cell>
          <table:table-cell table:formula="of:=[.C146]/1000000000" office:value-type="float" office:value="0.001242" calcext:value-type="float">
            <text:p>0.001242</text:p>
          </table:table-cell>
          <table:table-cell table:formula="of:=[.E146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061000" calcext:value-type="float">
            <text:p>1061000</text:p>
          </table:table-cell>
          <table:table-cell office:value-type="float" office:value="3306000" calcext:value-type="float">
            <text:p>3306000</text:p>
          </table:table-cell>
          <table:table-cell table:formula="of:=[$MillDB_wikidata_filtered.D147]" office:value-type="float" office:value="10" calcext:value-type="float">
            <text:p>1.00E+01</text:p>
          </table:table-cell>
          <table:table-cell table:formula="of:=[.D147]*[.$J$5]" office:value-type="float" office:value="10000000" calcext:value-type="float">
            <text:p>10000000</text:p>
          </table:table-cell>
          <table:table-cell table:formula="of:=[.B147]/1000000000" office:value-type="float" office:value="0.001061" calcext:value-type="float">
            <text:p>0.001061</text:p>
          </table:table-cell>
          <table:table-cell table:formula="of:=[.C147]/1000000000" office:value-type="float" office:value="0.003306" calcext:value-type="float">
            <text:p>0.003306</text:p>
          </table:table-cell>
          <table:table-cell table:formula="of:=[.E147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319000" calcext:value-type="float">
            <text:p>319000</text:p>
          </table:table-cell>
          <table:table-cell office:value-type="float" office:value="1440000" calcext:value-type="float">
            <text:p>1440000</text:p>
          </table:table-cell>
          <table:table-cell table:formula="of:=[$MillDB_wikidata_filtered.D148]" office:value-type="float" office:value="6" calcext:value-type="float">
            <text:p>6.00E+00</text:p>
          </table:table-cell>
          <table:table-cell table:formula="of:=[.D148]*[.$J$5]" office:value-type="float" office:value="6000000" calcext:value-type="float">
            <text:p>6000000</text:p>
          </table:table-cell>
          <table:table-cell table:formula="of:=[.B148]/1000000000" office:value-type="float" office:value="0.000319" calcext:value-type="float">
            <text:p>0.000319</text:p>
          </table:table-cell>
          <table:table-cell table:formula="of:=[.C148]/1000000000" office:value-type="float" office:value="0.00144" calcext:value-type="float">
            <text:p>0.00144</text:p>
          </table:table-cell>
          <table:table-cell table:formula="of:=[.E148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724000" calcext:value-type="float">
            <text:p>724000</text:p>
          </table:table-cell>
          <table:table-cell office:value-type="float" office:value="378000" calcext:value-type="float">
            <text:p>378000</text:p>
          </table:table-cell>
          <table:table-cell table:formula="of:=[$MillDB_wikidata_filtered.D149]" office:value-type="float" office:value="8" calcext:value-type="float">
            <text:p>8.00E+00</text:p>
          </table:table-cell>
          <table:table-cell table:formula="of:=[.D149]*[.$J$5]" office:value-type="float" office:value="8000000" calcext:value-type="float">
            <text:p>8000000</text:p>
          </table:table-cell>
          <table:table-cell table:formula="of:=[.B149]/1000000000" office:value-type="float" office:value="0.000724" calcext:value-type="float">
            <text:p>0.000724</text:p>
          </table:table-cell>
          <table:table-cell table:formula="of:=[.C149]/1000000000" office:value-type="float" office:value="0.000378" calcext:value-type="float">
            <text:p>0.000378</text:p>
          </table:table-cell>
          <table:table-cell table:formula="of:=[.E14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68000" calcext:value-type="float">
            <text:p>168000</text:p>
          </table:table-cell>
          <table:table-cell office:value-type="float" office:value="1771000" calcext:value-type="float">
            <text:p>1771000</text:p>
          </table:table-cell>
          <table:table-cell table:formula="of:=[$MillDB_wikidata_filtered.D150]" office:value-type="float" office:value="7" calcext:value-type="float">
            <text:p>7.00E+00</text:p>
          </table:table-cell>
          <table:table-cell table:formula="of:=[.D150]*[.$J$5]" office:value-type="float" office:value="7000000" calcext:value-type="float">
            <text:p>7000000</text:p>
          </table:table-cell>
          <table:table-cell table:formula="of:=[.B150]/1000000000" office:value-type="float" office:value="0.000168" calcext:value-type="float">
            <text:p>0.000168</text:p>
          </table:table-cell>
          <table:table-cell table:formula="of:=[.C150]/1000000000" office:value-type="float" office:value="0.001771" calcext:value-type="float">
            <text:p>0.001771</text:p>
          </table:table-cell>
          <table:table-cell table:formula="of:=[.E150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202000" calcext:value-type="float">
            <text:p>202000</text:p>
          </table:table-cell>
          <table:table-cell office:value-type="float" office:value="4185000" calcext:value-type="float">
            <text:p>4185000</text:p>
          </table:table-cell>
          <table:table-cell table:formula="of:=[$MillDB_wikidata_filtered.D151]" office:value-type="float" office:value="8" calcext:value-type="float">
            <text:p>8.00E+00</text:p>
          </table:table-cell>
          <table:table-cell table:formula="of:=[.D151]*[.$J$5]" office:value-type="float" office:value="8000000" calcext:value-type="float">
            <text:p>8000000</text:p>
          </table:table-cell>
          <table:table-cell table:formula="of:=[.B151]/1000000000" office:value-type="float" office:value="0.000202" calcext:value-type="float">
            <text:p>0.000202</text:p>
          </table:table-cell>
          <table:table-cell table:formula="of:=[.C151]/1000000000" office:value-type="float" office:value="0.004185" calcext:value-type="float">
            <text:p>0.004185</text:p>
          </table:table-cell>
          <table:table-cell table:formula="of:=[.E15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98000" calcext:value-type="float">
            <text:p>198000</text:p>
          </table:table-cell>
          <table:table-cell office:value-type="float" office:value="6714000" calcext:value-type="float">
            <text:p>6714000</text:p>
          </table:table-cell>
          <table:table-cell table:formula="of:=[$MillDB_wikidata_filtered.D152]" office:value-type="float" office:value="9" calcext:value-type="float">
            <text:p>9.00E+00</text:p>
          </table:table-cell>
          <table:table-cell table:formula="of:=[.D152]*[.$J$5]" office:value-type="float" office:value="9000000" calcext:value-type="float">
            <text:p>9000000</text:p>
          </table:table-cell>
          <table:table-cell table:formula="of:=[.B152]/1000000000" office:value-type="float" office:value="0.000198" calcext:value-type="float">
            <text:p>0.000198</text:p>
          </table:table-cell>
          <table:table-cell table:formula="of:=[.C152]/1000000000" office:value-type="float" office:value="0.006714" calcext:value-type="float">
            <text:p>0.006714</text:p>
          </table:table-cell>
          <table:table-cell table:formula="of:=[.E152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4969000" calcext:value-type="float">
            <text:p>4969000</text:p>
          </table:table-cell>
          <table:table-cell office:value-type="float" office:value="20808000" calcext:value-type="float">
            <text:p>20808000</text:p>
          </table:table-cell>
          <table:table-cell table:formula="of:=[$MillDB_wikidata_filtered.D153]" office:value-type="float" office:value="17" calcext:value-type="float">
            <text:p>1.70E+01</text:p>
          </table:table-cell>
          <table:table-cell table:formula="of:=[.D153]*[.$J$5]" office:value-type="float" office:value="17000000" calcext:value-type="float">
            <text:p>17000000</text:p>
          </table:table-cell>
          <table:table-cell table:formula="of:=[.B153]/1000000000" office:value-type="float" office:value="0.004969" calcext:value-type="float">
            <text:p>0.004969</text:p>
          </table:table-cell>
          <table:table-cell table:formula="of:=[.C153]/1000000000" office:value-type="float" office:value="0.020808" calcext:value-type="float">
            <text:p>0.020808</text:p>
          </table:table-cell>
          <table:table-cell table:formula="of:=[.E153]/[.$J$6]" office:value-type="float" office:value="0.017" calcext:value-type="float">
            <text:p>0.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315000" calcext:value-type="float">
            <text:p>1315000</text:p>
          </table:table-cell>
          <table:table-cell office:value-type="float" office:value="2294000" calcext:value-type="float">
            <text:p>2294000</text:p>
          </table:table-cell>
          <table:table-cell table:formula="of:=[$MillDB_wikidata_filtered.D154]" office:value-type="float" office:value="8" calcext:value-type="float">
            <text:p>8.00E+00</text:p>
          </table:table-cell>
          <table:table-cell table:formula="of:=[.D154]*[.$J$5]" office:value-type="float" office:value="8000000" calcext:value-type="float">
            <text:p>8000000</text:p>
          </table:table-cell>
          <table:table-cell table:formula="of:=[.B154]/1000000000" office:value-type="float" office:value="0.001315" calcext:value-type="float">
            <text:p>0.001315</text:p>
          </table:table-cell>
          <table:table-cell table:formula="of:=[.C154]/1000000000" office:value-type="float" office:value="0.002294" calcext:value-type="float">
            <text:p>0.002294</text:p>
          </table:table-cell>
          <table:table-cell table:formula="of:=[.E154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4531000" calcext:value-type="float">
            <text:p>4531000</text:p>
          </table:table-cell>
          <table:table-cell office:value-type="float" office:value="12774000" calcext:value-type="float">
            <text:p>12774000</text:p>
          </table:table-cell>
          <table:table-cell table:formula="of:=[$MillDB_wikidata_filtered.D155]" office:value-type="float" office:value="20" calcext:value-type="float">
            <text:p>2.00E+01</text:p>
          </table:table-cell>
          <table:table-cell table:formula="of:=[.D155]*[.$J$5]" office:value-type="float" office:value="20000000" calcext:value-type="float">
            <text:p>20000000</text:p>
          </table:table-cell>
          <table:table-cell table:formula="of:=[.B155]/1000000000" office:value-type="float" office:value="0.004531" calcext:value-type="float">
            <text:p>0.004531</text:p>
          </table:table-cell>
          <table:table-cell table:formula="of:=[.C155]/1000000000" office:value-type="float" office:value="0.012774" calcext:value-type="float">
            <text:p>0.012774</text:p>
          </table:table-cell>
          <table:table-cell table:formula="of:=[.E155]/[.$J$6]"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01000" calcext:value-type="float">
            <text:p>201000</text:p>
          </table:table-cell>
          <table:table-cell office:value-type="float" office:value="6075000" calcext:value-type="float">
            <text:p>6075000</text:p>
          </table:table-cell>
          <table:table-cell table:formula="of:=[$MillDB_wikidata_filtered.D156]" office:value-type="float" office:value="9" calcext:value-type="float">
            <text:p>9.00E+00</text:p>
          </table:table-cell>
          <table:table-cell table:formula="of:=[.D156]*[.$J$5]" office:value-type="float" office:value="9000000" calcext:value-type="float">
            <text:p>9000000</text:p>
          </table:table-cell>
          <table:table-cell table:formula="of:=[.B156]/1000000000" office:value-type="float" office:value="0.000201" calcext:value-type="float">
            <text:p>0.000201</text:p>
          </table:table-cell>
          <table:table-cell table:formula="of:=[.C156]/1000000000" office:value-type="float" office:value="0.006075" calcext:value-type="float">
            <text:p>0.006075</text:p>
          </table:table-cell>
          <table:table-cell table:formula="of:=[.E156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693000" calcext:value-type="float">
            <text:p>693000</text:p>
          </table:table-cell>
          <table:table-cell office:value-type="float" office:value="8217000" calcext:value-type="float">
            <text:p>8217000</text:p>
          </table:table-cell>
          <table:table-cell table:formula="of:=[$MillDB_wikidata_filtered.D157]" office:value-type="float" office:value="10" calcext:value-type="float">
            <text:p>1.00E+01</text:p>
          </table:table-cell>
          <table:table-cell table:formula="of:=[.D157]*[.$J$5]" office:value-type="float" office:value="10000000" calcext:value-type="float">
            <text:p>10000000</text:p>
          </table:table-cell>
          <table:table-cell table:formula="of:=[.B157]/1000000000" office:value-type="float" office:value="0.000693" calcext:value-type="float">
            <text:p>0.000693</text:p>
          </table:table-cell>
          <table:table-cell table:formula="of:=[.C157]/1000000000" office:value-type="float" office:value="0.008217" calcext:value-type="float">
            <text:p>0.008217</text:p>
          </table:table-cell>
          <table:table-cell table:formula="of:=[.E157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729000" calcext:value-type="float">
            <text:p>729000</text:p>
          </table:table-cell>
          <table:table-cell office:value-type="float" office:value="5218000" calcext:value-type="float">
            <text:p>5218000</text:p>
          </table:table-cell>
          <table:table-cell table:formula="of:=[$MillDB_wikidata_filtered.D158]" office:value-type="float" office:value="6" calcext:value-type="float">
            <text:p>6.00E+00</text:p>
          </table:table-cell>
          <table:table-cell table:formula="of:=[.D158]*[.$J$5]" office:value-type="float" office:value="6000000" calcext:value-type="float">
            <text:p>6000000</text:p>
          </table:table-cell>
          <table:table-cell table:formula="of:=[.B158]/1000000000" office:value-type="float" office:value="0.000729" calcext:value-type="float">
            <text:p>0.000729</text:p>
          </table:table-cell>
          <table:table-cell table:formula="of:=[.C158]/1000000000" office:value-type="float" office:value="0.005218" calcext:value-type="float">
            <text:p>0.005218</text:p>
          </table:table-cell>
          <table:table-cell table:formula="of:=[.E158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797000" calcext:value-type="float">
            <text:p>797000</text:p>
          </table:table-cell>
          <table:table-cell office:value-type="float" office:value="1230000" calcext:value-type="float">
            <text:p>1230000</text:p>
          </table:table-cell>
          <table:table-cell table:formula="of:=[$MillDB_wikidata_filtered.D159]" office:value-type="float" office:value="9" calcext:value-type="float">
            <text:p>9.00E+00</text:p>
          </table:table-cell>
          <table:table-cell table:formula="of:=[.D159]*[.$J$5]" office:value-type="float" office:value="9000000" calcext:value-type="float">
            <text:p>9000000</text:p>
          </table:table-cell>
          <table:table-cell table:formula="of:=[.B159]/1000000000" office:value-type="float" office:value="0.000797" calcext:value-type="float">
            <text:p>0.000797</text:p>
          </table:table-cell>
          <table:table-cell table:formula="of:=[.C159]/1000000000" office:value-type="float" office:value="0.00123" calcext:value-type="float">
            <text:p>0.00123</text:p>
          </table:table-cell>
          <table:table-cell table:formula="of:=[.E159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341000" calcext:value-type="float">
            <text:p>341000</text:p>
          </table:table-cell>
          <table:table-cell office:value-type="float" office:value="300000" calcext:value-type="float">
            <text:p>300000</text:p>
          </table:table-cell>
          <table:table-cell table:formula="of:=[$MillDB_wikidata_filtered.D160]" office:value-type="float" office:value="9" calcext:value-type="float">
            <text:p>9.00E+00</text:p>
          </table:table-cell>
          <table:table-cell table:formula="of:=[.D160]*[.$J$5]" office:value-type="float" office:value="9000000" calcext:value-type="float">
            <text:p>9000000</text:p>
          </table:table-cell>
          <table:table-cell table:formula="of:=[.B160]/1000000000" office:value-type="float" office:value="0.000341" calcext:value-type="float">
            <text:p>0.000341</text:p>
          </table:table-cell>
          <table:table-cell table:formula="of:=[.C160]/1000000000" office:value-type="float" office:value="0.0003" calcext:value-type="float">
            <text:p>0.0003</text:p>
          </table:table-cell>
          <table:table-cell table:formula="of:=[.E160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951000" calcext:value-type="float">
            <text:p>951000</text:p>
          </table:table-cell>
          <table:table-cell office:value-type="float" office:value="3030000" calcext:value-type="float">
            <text:p>3030000</text:p>
          </table:table-cell>
          <table:table-cell table:formula="of:=[$MillDB_wikidata_filtered.D161]" office:value-type="float" office:value="13" calcext:value-type="float">
            <text:p>1.30E+01</text:p>
          </table:table-cell>
          <table:table-cell table:formula="of:=[.D161]*[.$J$5]" office:value-type="float" office:value="13000000" calcext:value-type="float">
            <text:p>13000000</text:p>
          </table:table-cell>
          <table:table-cell table:formula="of:=[.B161]/1000000000" office:value-type="float" office:value="0.000951" calcext:value-type="float">
            <text:p>0.000951</text:p>
          </table:table-cell>
          <table:table-cell table:formula="of:=[.C161]/1000000000" office:value-type="float" office:value="0.00303" calcext:value-type="float">
            <text:p>0.00303</text:p>
          </table:table-cell>
          <table:table-cell table:formula="of:=[.E161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519999" calcext:value-type="float">
            <text:p>519999</text:p>
          </table:table-cell>
          <table:table-cell office:value-type="float" office:value="1985000" calcext:value-type="float">
            <text:p>1985000</text:p>
          </table:table-cell>
          <table:table-cell table:formula="of:=[$MillDB_wikidata_filtered.D162]" office:value-type="float" office:value="7" calcext:value-type="float">
            <text:p>7.00E+00</text:p>
          </table:table-cell>
          <table:table-cell table:formula="of:=[.D162]*[.$J$5]" office:value-type="float" office:value="7000000" calcext:value-type="float">
            <text:p>7000000</text:p>
          </table:table-cell>
          <table:table-cell table:formula="of:=[.B162]/1000000000" office:value-type="float" office:value="0.000519999" calcext:value-type="float">
            <text:p>0.000519999</text:p>
          </table:table-cell>
          <table:table-cell table:formula="of:=[.C162]/1000000000" office:value-type="float" office:value="0.001985" calcext:value-type="float">
            <text:p>0.001985</text:p>
          </table:table-cell>
          <table:table-cell table:formula="of:=[.E162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661000" calcext:value-type="float">
            <text:p>661000</text:p>
          </table:table-cell>
          <table:table-cell office:value-type="float" office:value="1472000" calcext:value-type="float">
            <text:p>1472000</text:p>
          </table:table-cell>
          <table:table-cell table:formula="of:=[$MillDB_wikidata_filtered.D163]" office:value-type="float" office:value="8" calcext:value-type="float">
            <text:p>8.00E+00</text:p>
          </table:table-cell>
          <table:table-cell table:formula="of:=[.D163]*[.$J$5]" office:value-type="float" office:value="8000000" calcext:value-type="float">
            <text:p>8000000</text:p>
          </table:table-cell>
          <table:table-cell table:formula="of:=[.B163]/1000000000" office:value-type="float" office:value="0.000661" calcext:value-type="float">
            <text:p>0.000661</text:p>
          </table:table-cell>
          <table:table-cell table:formula="of:=[.C163]/1000000000" office:value-type="float" office:value="0.001472" calcext:value-type="float">
            <text:p>0.001472</text:p>
          </table:table-cell>
          <table:table-cell table:formula="of:=[.E163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654000" calcext:value-type="float">
            <text:p>654000</text:p>
          </table:table-cell>
          <table:table-cell office:value-type="float" office:value="6731000" calcext:value-type="float">
            <text:p>6731000</text:p>
          </table:table-cell>
          <table:table-cell table:formula="of:=[$MillDB_wikidata_filtered.D164]" office:value-type="float" office:value="9" calcext:value-type="float">
            <text:p>9.00E+00</text:p>
          </table:table-cell>
          <table:table-cell table:formula="of:=[.D164]*[.$J$5]" office:value-type="float" office:value="9000000" calcext:value-type="float">
            <text:p>9000000</text:p>
          </table:table-cell>
          <table:table-cell table:formula="of:=[.B164]/1000000000" office:value-type="float" office:value="0.000654" calcext:value-type="float">
            <text:p>0.000654</text:p>
          </table:table-cell>
          <table:table-cell table:formula="of:=[.C164]/1000000000" office:value-type="float" office:value="0.006731" calcext:value-type="float">
            <text:p>0.006731</text:p>
          </table:table-cell>
          <table:table-cell table:formula="of:=[.E164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29999" calcext:value-type="float">
            <text:p>129999</text:p>
          </table:table-cell>
          <table:table-cell office:value-type="float" office:value="134000" calcext:value-type="float">
            <text:p>134000</text:p>
          </table:table-cell>
          <table:table-cell table:formula="of:=[$MillDB_wikidata_filtered.D165]" office:value-type="float" office:value="6" calcext:value-type="float">
            <text:p>6.00E+00</text:p>
          </table:table-cell>
          <table:table-cell table:formula="of:=[.D165]*[.$J$5]" office:value-type="float" office:value="6000000" calcext:value-type="float">
            <text:p>6000000</text:p>
          </table:table-cell>
          <table:table-cell table:formula="of:=[.B165]/1000000000" office:value-type="float" office:value="0.000129999" calcext:value-type="float">
            <text:p>0.000129999</text:p>
          </table:table-cell>
          <table:table-cell table:formula="of:=[.C165]/1000000000" office:value-type="float" office:value="0.000134" calcext:value-type="float">
            <text:p>0.000134</text:p>
          </table:table-cell>
          <table:table-cell table:formula="of:=[.E165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10000" calcext:value-type="float">
            <text:p>210000</text:p>
          </table:table-cell>
          <table:table-cell office:value-type="float" office:value="712000" calcext:value-type="float">
            <text:p>712000</text:p>
          </table:table-cell>
          <table:table-cell table:formula="of:=[$MillDB_wikidata_filtered.D166]" office:value-type="float" office:value="6" calcext:value-type="float">
            <text:p>6.00E+00</text:p>
          </table:table-cell>
          <table:table-cell table:formula="of:=[.D166]*[.$J$5]" office:value-type="float" office:value="6000000" calcext:value-type="float">
            <text:p>6000000</text:p>
          </table:table-cell>
          <table:table-cell table:formula="of:=[.B166]/1000000000" office:value-type="float" office:value="0.00021" calcext:value-type="float">
            <text:p>0.00021</text:p>
          </table:table-cell>
          <table:table-cell table:formula="of:=[.C166]/1000000000" office:value-type="float" office:value="0.000712" calcext:value-type="float">
            <text:p>0.000712</text:p>
          </table:table-cell>
          <table:table-cell table:formula="of:=[.E166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927000" calcext:value-type="float">
            <text:p>2927000</text:p>
          </table:table-cell>
          <table:table-cell office:value-type="float" office:value="5453000" calcext:value-type="float">
            <text:p>5453000</text:p>
          </table:table-cell>
          <table:table-cell table:formula="of:=[$MillDB_wikidata_filtered.D167]" office:value-type="float" office:value="9" calcext:value-type="float">
            <text:p>9.00E+00</text:p>
          </table:table-cell>
          <table:table-cell table:formula="of:=[.D167]*[.$J$5]" office:value-type="float" office:value="9000000" calcext:value-type="float">
            <text:p>9000000</text:p>
          </table:table-cell>
          <table:table-cell table:formula="of:=[.B167]/1000000000" office:value-type="float" office:value="0.002927" calcext:value-type="float">
            <text:p>0.002927</text:p>
          </table:table-cell>
          <table:table-cell table:formula="of:=[.C167]/1000000000" office:value-type="float" office:value="0.005453" calcext:value-type="float">
            <text:p>0.005453</text:p>
          </table:table-cell>
          <table:table-cell table:formula="of:=[.E167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474000" calcext:value-type="float">
            <text:p>474000</text:p>
          </table:table-cell>
          <table:table-cell office:value-type="float" office:value="4880000" calcext:value-type="float">
            <text:p>4880000</text:p>
          </table:table-cell>
          <table:table-cell table:formula="of:=[$MillDB_wikidata_filtered.D168]" office:value-type="float" office:value="8" calcext:value-type="float">
            <text:p>8.00E+00</text:p>
          </table:table-cell>
          <table:table-cell table:formula="of:=[.D168]*[.$J$5]" office:value-type="float" office:value="8000000" calcext:value-type="float">
            <text:p>8000000</text:p>
          </table:table-cell>
          <table:table-cell table:formula="of:=[.B168]/1000000000" office:value-type="float" office:value="0.000474" calcext:value-type="float">
            <text:p>0.000474</text:p>
          </table:table-cell>
          <table:table-cell table:formula="of:=[.C168]/1000000000" office:value-type="float" office:value="0.00488" calcext:value-type="float">
            <text:p>0.00488</text:p>
          </table:table-cell>
          <table:table-cell table:formula="of:=[.E168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221000" calcext:value-type="float">
            <text:p>221000</text:p>
          </table:table-cell>
          <table:table-cell office:value-type="float" office:value="1959000" calcext:value-type="float">
            <text:p>1959000</text:p>
          </table:table-cell>
          <table:table-cell table:formula="of:=[$MillDB_wikidata_filtered.D169]" office:value-type="float" office:value="6" calcext:value-type="float">
            <text:p>6.00E+00</text:p>
          </table:table-cell>
          <table:table-cell table:formula="of:=[.D169]*[.$J$5]" office:value-type="float" office:value="6000000" calcext:value-type="float">
            <text:p>6000000</text:p>
          </table:table-cell>
          <table:table-cell table:formula="of:=[.B169]/1000000000" office:value-type="float" office:value="0.000221" calcext:value-type="float">
            <text:p>0.000221</text:p>
          </table:table-cell>
          <table:table-cell table:formula="of:=[.C169]/1000000000" office:value-type="float" office:value="0.001959" calcext:value-type="float">
            <text:p>0.001959</text:p>
          </table:table-cell>
          <table:table-cell table:formula="of:=[.E169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502000" calcext:value-type="float">
            <text:p>2502000</text:p>
          </table:table-cell>
          <table:table-cell office:value-type="float" office:value="10510000" calcext:value-type="float">
            <text:p>10510000</text:p>
          </table:table-cell>
          <table:table-cell table:formula="of:=[$MillDB_wikidata_filtered.D170]" office:value-type="float" office:value="9" calcext:value-type="float">
            <text:p>9.00E+00</text:p>
          </table:table-cell>
          <table:table-cell table:formula="of:=[.D170]*[.$J$5]" office:value-type="float" office:value="9000000" calcext:value-type="float">
            <text:p>9000000</text:p>
          </table:table-cell>
          <table:table-cell table:formula="of:=[.B170]/1000000000" office:value-type="float" office:value="0.002502" calcext:value-type="float">
            <text:p>0.002502</text:p>
          </table:table-cell>
          <table:table-cell table:formula="of:=[.C170]/1000000000" office:value-type="float" office:value="0.01051" calcext:value-type="float">
            <text:p>0.01051</text:p>
          </table:table-cell>
          <table:table-cell table:formula="of:=[.E170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407000" calcext:value-type="float">
            <text:p>2407000</text:p>
          </table:table-cell>
          <table:table-cell office:value-type="float" office:value="2429000" calcext:value-type="float">
            <text:p>2429000</text:p>
          </table:table-cell>
          <table:table-cell table:formula="of:=[$MillDB_wikidata_filtered.D171]" office:value-type="float" office:value="13" calcext:value-type="float">
            <text:p>1.30E+01</text:p>
          </table:table-cell>
          <table:table-cell table:formula="of:=[.D171]*[.$J$5]" office:value-type="float" office:value="13000000" calcext:value-type="float">
            <text:p>13000000</text:p>
          </table:table-cell>
          <table:table-cell table:formula="of:=[.B171]/1000000000" office:value-type="float" office:value="0.002407" calcext:value-type="float">
            <text:p>0.002407</text:p>
          </table:table-cell>
          <table:table-cell table:formula="of:=[.C171]/1000000000" office:value-type="float" office:value="0.002429" calcext:value-type="float">
            <text:p>0.002429</text:p>
          </table:table-cell>
          <table:table-cell table:formula="of:=[.E171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6563999" calcext:value-type="float">
            <text:p>16563999</text:p>
          </table:table-cell>
          <table:table-cell office:value-type="float" office:value="161482000" calcext:value-type="float">
            <text:p>161482000</text:p>
          </table:table-cell>
          <table:table-cell table:formula="of:=[$MillDB_wikidata_filtered.D172]" office:value-type="float" office:value="36" calcext:value-type="float">
            <text:p>3.60E+01</text:p>
          </table:table-cell>
          <table:table-cell table:formula="of:=[.D172]*[.$J$5]" office:value-type="float" office:value="36000000" calcext:value-type="float">
            <text:p>36000000</text:p>
          </table:table-cell>
          <table:table-cell table:formula="of:=[.B172]/1000000000" office:value-type="float" office:value="0.016563999" calcext:value-type="float">
            <text:p>0.016563999</text:p>
          </table:table-cell>
          <table:table-cell table:formula="of:=[.C172]/1000000000" office:value-type="float" office:value="0.161482" calcext:value-type="float">
            <text:p>0.161482</text:p>
          </table:table-cell>
          <table:table-cell table:formula="of:=[.E172]/[.$J$6]" office:value-type="float" office:value="0.036" calcext:value-type="float">
            <text:p>0.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886000" calcext:value-type="float">
            <text:p>886000</text:p>
          </table:table-cell>
          <table:table-cell office:value-type="float" office:value="2912000" calcext:value-type="float">
            <text:p>2912000</text:p>
          </table:table-cell>
          <table:table-cell table:formula="of:=[$MillDB_wikidata_filtered.D173]" office:value-type="float" office:value="9" calcext:value-type="float">
            <text:p>9.00E+00</text:p>
          </table:table-cell>
          <table:table-cell table:formula="of:=[.D173]*[.$J$5]" office:value-type="float" office:value="9000000" calcext:value-type="float">
            <text:p>9000000</text:p>
          </table:table-cell>
          <table:table-cell table:formula="of:=[.B173]/1000000000" office:value-type="float" office:value="0.000886" calcext:value-type="float">
            <text:p>0.000886</text:p>
          </table:table-cell>
          <table:table-cell table:formula="of:=[.C173]/1000000000" office:value-type="float" office:value="0.002912" calcext:value-type="float">
            <text:p>0.002912</text:p>
          </table:table-cell>
          <table:table-cell table:formula="of:=[.E173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66032000" calcext:value-type="float">
            <text:p>266032000</text:p>
          </table:table-cell>
          <table:table-cell office:value-type="float" office:value="128406000" calcext:value-type="float">
            <text:p>128406000</text:p>
          </table:table-cell>
          <table:table-cell table:formula="of:=[$MillDB_wikidata_filtered.D174]" office:value-type="float" office:value="62" calcext:value-type="float">
            <text:p>6.20E+01</text:p>
          </table:table-cell>
          <table:table-cell table:formula="of:=[.D174]*[.$J$5]" office:value-type="float" office:value="62000000" calcext:value-type="float">
            <text:p>62000000</text:p>
          </table:table-cell>
          <table:table-cell table:formula="of:=[.B174]/1000000000" office:value-type="float" office:value="0.266032" calcext:value-type="float">
            <text:p>0.266032</text:p>
          </table:table-cell>
          <table:table-cell table:formula="of:=[.C174]/1000000000" office:value-type="float" office:value="0.128406" calcext:value-type="float">
            <text:p>0.128406</text:p>
          </table:table-cell>
          <table:table-cell table:formula="of:=[.E174]/[.$J$6]" office:value-type="float" office:value="0.062" calcext:value-type="float">
            <text:p>0.0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677000" calcext:value-type="float">
            <text:p>1677000</text:p>
          </table:table-cell>
          <table:table-cell office:value-type="float" office:value="5692000" calcext:value-type="float">
            <text:p>5692000</text:p>
          </table:table-cell>
          <table:table-cell table:formula="of:=[$MillDB_wikidata_filtered.D175]" office:value-type="float" office:value="10" calcext:value-type="float">
            <text:p>1.00E+01</text:p>
          </table:table-cell>
          <table:table-cell table:formula="of:=[.D175]*[.$J$5]" office:value-type="float" office:value="10000000" calcext:value-type="float">
            <text:p>10000000</text:p>
          </table:table-cell>
          <table:table-cell table:formula="of:=[.B175]/1000000000" office:value-type="float" office:value="0.001677" calcext:value-type="float">
            <text:p>0.001677</text:p>
          </table:table-cell>
          <table:table-cell table:formula="of:=[.C175]/1000000000" office:value-type="float" office:value="0.005692" calcext:value-type="float">
            <text:p>0.005692</text:p>
          </table:table-cell>
          <table:table-cell table:formula="of:=[.E175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651000" calcext:value-type="float">
            <text:p>2651000</text:p>
          </table:table-cell>
          <table:table-cell office:value-type="float" office:value="24925000" calcext:value-type="float">
            <text:p>24925000</text:p>
          </table:table-cell>
          <table:table-cell table:formula="of:=[$MillDB_wikidata_filtered.D176]" office:value-type="float" office:value="19" calcext:value-type="float">
            <text:p>1.90E+01</text:p>
          </table:table-cell>
          <table:table-cell table:formula="of:=[.D176]*[.$J$5]" office:value-type="float" office:value="19000000" calcext:value-type="float">
            <text:p>19000000</text:p>
          </table:table-cell>
          <table:table-cell table:formula="of:=[.B176]/1000000000" office:value-type="float" office:value="0.002651" calcext:value-type="float">
            <text:p>0.002651</text:p>
          </table:table-cell>
          <table:table-cell table:formula="of:=[.C176]/1000000000" office:value-type="float" office:value="0.024925" calcext:value-type="float">
            <text:p>0.024925</text:p>
          </table:table-cell>
          <table:table-cell table:formula="of:=[.E176]/[.$J$6]" office:value-type="float" office:value="0.019" calcext:value-type="float">
            <text:p>0.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598000" calcext:value-type="float">
            <text:p>598000</text:p>
          </table:table-cell>
          <table:table-cell office:value-type="float" office:value="542000" calcext:value-type="float">
            <text:p>542000</text:p>
          </table:table-cell>
          <table:table-cell table:formula="of:=[$MillDB_wikidata_filtered.D177]" office:value-type="float" office:value="7" calcext:value-type="float">
            <text:p>7.00E+00</text:p>
          </table:table-cell>
          <table:table-cell table:formula="of:=[.D177]*[.$J$5]" office:value-type="float" office:value="7000000" calcext:value-type="float">
            <text:p>7000000</text:p>
          </table:table-cell>
          <table:table-cell table:formula="of:=[.B177]/1000000000" office:value-type="float" office:value="0.000598" calcext:value-type="float">
            <text:p>0.000598</text:p>
          </table:table-cell>
          <table:table-cell table:formula="of:=[.C177]/1000000000" office:value-type="float" office:value="0.000542" calcext:value-type="float">
            <text:p>0.000542</text:p>
          </table:table-cell>
          <table:table-cell table:formula="of:=[.E177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288000" calcext:value-type="float">
            <text:p>288000</text:p>
          </table:table-cell>
          <table:table-cell office:value-type="float" office:value="929000" calcext:value-type="float">
            <text:p>929000</text:p>
          </table:table-cell>
          <table:table-cell table:formula="of:=[$MillDB_wikidata_filtered.D178]" office:value-type="float" office:value="8" calcext:value-type="float">
            <text:p>8.00E+00</text:p>
          </table:table-cell>
          <table:table-cell table:formula="of:=[.D178]*[.$J$5]" office:value-type="float" office:value="8000000" calcext:value-type="float">
            <text:p>8000000</text:p>
          </table:table-cell>
          <table:table-cell table:formula="of:=[.B178]/1000000000" office:value-type="float" office:value="0.000288" calcext:value-type="float">
            <text:p>0.000288</text:p>
          </table:table-cell>
          <table:table-cell table:formula="of:=[.C178]/1000000000" office:value-type="float" office:value="0.000929" calcext:value-type="float">
            <text:p>0.000929</text:p>
          </table:table-cell>
          <table:table-cell table:formula="of:=[.E178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863000" calcext:value-type="float">
            <text:p>2863000</text:p>
          </table:table-cell>
          <table:table-cell office:value-type="float" office:value="7601000" calcext:value-type="float">
            <text:p>7601000</text:p>
          </table:table-cell>
          <table:table-cell table:formula="of:=[$MillDB_wikidata_filtered.D179]" office:value-type="float" office:value="16" calcext:value-type="float">
            <text:p>1.60E+01</text:p>
          </table:table-cell>
          <table:table-cell table:formula="of:=[.D179]*[.$J$5]" office:value-type="float" office:value="16000000" calcext:value-type="float">
            <text:p>16000000</text:p>
          </table:table-cell>
          <table:table-cell table:formula="of:=[.B179]/1000000000" office:value-type="float" office:value="0.002863" calcext:value-type="float">
            <text:p>0.002863</text:p>
          </table:table-cell>
          <table:table-cell table:formula="of:=[.C179]/1000000000" office:value-type="float" office:value="0.007601" calcext:value-type="float">
            <text:p>0.007601</text:p>
          </table:table-cell>
          <table:table-cell table:formula="of:=[.E179]/[.$J$6]"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744000" calcext:value-type="float">
            <text:p>1744000</text:p>
          </table:table-cell>
          <table:table-cell office:value-type="float" office:value="3439000" calcext:value-type="float">
            <text:p>3439000</text:p>
          </table:table-cell>
          <table:table-cell table:formula="of:=[$MillDB_wikidata_filtered.D180]" office:value-type="float" office:value="8" calcext:value-type="float">
            <text:p>8.00E+00</text:p>
          </table:table-cell>
          <table:table-cell table:formula="of:=[.D180]*[.$J$5]" office:value-type="float" office:value="8000000" calcext:value-type="float">
            <text:p>8000000</text:p>
          </table:table-cell>
          <table:table-cell table:formula="of:=[.B180]/1000000000" office:value-type="float" office:value="0.001744" calcext:value-type="float">
            <text:p>0.001744</text:p>
          </table:table-cell>
          <table:table-cell table:formula="of:=[.C180]/1000000000" office:value-type="float" office:value="0.003439" calcext:value-type="float">
            <text:p>0.003439</text:p>
          </table:table-cell>
          <table:table-cell table:formula="of:=[.E18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597000" calcext:value-type="float">
            <text:p>597000</text:p>
          </table:table-cell>
          <table:table-cell office:value-type="float" office:value="1751000" calcext:value-type="float">
            <text:p>1751000</text:p>
          </table:table-cell>
          <table:table-cell table:formula="of:=[$MillDB_wikidata_filtered.D181]" office:value-type="float" office:value="10" calcext:value-type="float">
            <text:p>1.00E+01</text:p>
          </table:table-cell>
          <table:table-cell table:formula="of:=[.D181]*[.$J$5]" office:value-type="float" office:value="10000000" calcext:value-type="float">
            <text:p>10000000</text:p>
          </table:table-cell>
          <table:table-cell table:formula="of:=[.B181]/1000000000" office:value-type="float" office:value="0.000597" calcext:value-type="float">
            <text:p>0.000597</text:p>
          </table:table-cell>
          <table:table-cell table:formula="of:=[.C181]/1000000000" office:value-type="float" office:value="0.001751" calcext:value-type="float">
            <text:p>0.001751</text:p>
          </table:table-cell>
          <table:table-cell table:formula="of:=[.E181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91000" calcext:value-type="float">
            <text:p>191000</text:p>
          </table:table-cell>
          <table:table-cell office:value-type="float" office:value="688000" calcext:value-type="float">
            <text:p>688000</text:p>
          </table:table-cell>
          <table:table-cell table:formula="of:=[$MillDB_wikidata_filtered.D182]" office:value-type="float" office:value="7" calcext:value-type="float">
            <text:p>7.00E+00</text:p>
          </table:table-cell>
          <table:table-cell table:formula="of:=[.D182]*[.$J$5]" office:value-type="float" office:value="7000000" calcext:value-type="float">
            <text:p>7000000</text:p>
          </table:table-cell>
          <table:table-cell table:formula="of:=[.B182]/1000000000" office:value-type="float" office:value="0.000191" calcext:value-type="float">
            <text:p>0.000191</text:p>
          </table:table-cell>
          <table:table-cell table:formula="of:=[.C182]/1000000000" office:value-type="float" office:value="0.000688" calcext:value-type="float">
            <text:p>0.000688</text:p>
          </table:table-cell>
          <table:table-cell table:formula="of:=[.E182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303000" calcext:value-type="float">
            <text:p>303000</text:p>
          </table:table-cell>
          <table:table-cell office:value-type="float" office:value="1809000" calcext:value-type="float">
            <text:p>1809000</text:p>
          </table:table-cell>
          <table:table-cell table:formula="of:=[$MillDB_wikidata_filtered.D183]" office:value-type="float" office:value="6" calcext:value-type="float">
            <text:p>6.00E+00</text:p>
          </table:table-cell>
          <table:table-cell table:formula="of:=[.D183]*[.$J$5]" office:value-type="float" office:value="6000000" calcext:value-type="float">
            <text:p>6000000</text:p>
          </table:table-cell>
          <table:table-cell table:formula="of:=[.B183]/1000000000" office:value-type="float" office:value="0.000303" calcext:value-type="float">
            <text:p>0.000303</text:p>
          </table:table-cell>
          <table:table-cell table:formula="of:=[.C183]/1000000000" office:value-type="float" office:value="0.001809" calcext:value-type="float">
            <text:p>0.001809</text:p>
          </table:table-cell>
          <table:table-cell table:formula="of:=[.E183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609000" calcext:value-type="float">
            <text:p>609000</text:p>
          </table:table-cell>
          <table:table-cell office:value-type="float" office:value="4382000" calcext:value-type="float">
            <text:p>4382000</text:p>
          </table:table-cell>
          <table:table-cell table:formula="of:=[$MillDB_wikidata_filtered.D184]" office:value-type="float" office:value="13" calcext:value-type="float">
            <text:p>1.30E+01</text:p>
          </table:table-cell>
          <table:table-cell table:formula="of:=[.D184]*[.$J$5]" office:value-type="float" office:value="13000000" calcext:value-type="float">
            <text:p>13000000</text:p>
          </table:table-cell>
          <table:table-cell table:formula="of:=[.B184]/1000000000" office:value-type="float" office:value="0.000609" calcext:value-type="float">
            <text:p>0.000609</text:p>
          </table:table-cell>
          <table:table-cell table:formula="of:=[.C184]/1000000000" office:value-type="float" office:value="0.004382" calcext:value-type="float">
            <text:p>0.004382</text:p>
          </table:table-cell>
          <table:table-cell table:formula="of:=[.E184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3632000" calcext:value-type="float">
            <text:p>3632000</text:p>
          </table:table-cell>
          <table:table-cell office:value-type="float" office:value="5865000" calcext:value-type="float">
            <text:p>5865000</text:p>
          </table:table-cell>
          <table:table-cell table:formula="of:=[$MillDB_wikidata_filtered.D185]" office:value-type="float" office:value="15" calcext:value-type="float">
            <text:p>1.50E+01</text:p>
          </table:table-cell>
          <table:table-cell table:formula="of:=[.D185]*[.$J$5]" office:value-type="float" office:value="15000000" calcext:value-type="float">
            <text:p>15000000</text:p>
          </table:table-cell>
          <table:table-cell table:formula="of:=[.B185]/1000000000" office:value-type="float" office:value="0.003632" calcext:value-type="float">
            <text:p>0.003632</text:p>
          </table:table-cell>
          <table:table-cell table:formula="of:=[.C185]/1000000000" office:value-type="float" office:value="0.005865" calcext:value-type="float">
            <text:p>0.005865</text:p>
          </table:table-cell>
          <table:table-cell table:formula="of:=[.E185]/[.$J$6]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5621000" calcext:value-type="float">
            <text:p>5621000</text:p>
          </table:table-cell>
          <table:table-cell office:value-type="float" office:value="15605000" calcext:value-type="float">
            <text:p>15605000</text:p>
          </table:table-cell>
          <table:table-cell table:formula="of:=[$MillDB_wikidata_filtered.D186]" office:value-type="float" office:value="18" calcext:value-type="float">
            <text:p>1.80E+01</text:p>
          </table:table-cell>
          <table:table-cell table:formula="of:=[.D186]*[.$J$5]" office:value-type="float" office:value="18000000" calcext:value-type="float">
            <text:p>18000000</text:p>
          </table:table-cell>
          <table:table-cell table:formula="of:=[.B186]/1000000000" office:value-type="float" office:value="0.005621" calcext:value-type="float">
            <text:p>0.005621</text:p>
          </table:table-cell>
          <table:table-cell table:formula="of:=[.C186]/1000000000" office:value-type="float" office:value="0.015605" calcext:value-type="float">
            <text:p>0.015605</text:p>
          </table:table-cell>
          <table:table-cell table:formula="of:=[.E186]/[.$J$6]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875000" calcext:value-type="float">
            <text:p>875000</text:p>
          </table:table-cell>
          <table:table-cell office:value-type="float" office:value="11099000" calcext:value-type="float">
            <text:p>11099000</text:p>
          </table:table-cell>
          <table:table-cell table:formula="of:=[$MillDB_wikidata_filtered.D187]" office:value-type="float" office:value="10" calcext:value-type="float">
            <text:p>1.00E+01</text:p>
          </table:table-cell>
          <table:table-cell table:formula="of:=[.D187]*[.$J$5]" office:value-type="float" office:value="10000000" calcext:value-type="float">
            <text:p>10000000</text:p>
          </table:table-cell>
          <table:table-cell table:formula="of:=[.B187]/1000000000" office:value-type="float" office:value="0.000875" calcext:value-type="float">
            <text:p>0.000875</text:p>
          </table:table-cell>
          <table:table-cell table:formula="of:=[.C187]/1000000000" office:value-type="float" office:value="0.011099" calcext:value-type="float">
            <text:p>0.011099</text:p>
          </table:table-cell>
          <table:table-cell table:formula="of:=[.E187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3468000" calcext:value-type="float">
            <text:p>3468000</text:p>
          </table:table-cell>
          <table:table-cell office:value-type="float" office:value="4798000" calcext:value-type="float">
            <text:p>4798000</text:p>
          </table:table-cell>
          <table:table-cell table:formula="of:=[$MillDB_wikidata_filtered.D188]" office:value-type="float" office:value="7" calcext:value-type="float">
            <text:p>7.00E+00</text:p>
          </table:table-cell>
          <table:table-cell table:formula="of:=[.D188]*[.$J$5]" office:value-type="float" office:value="7000000" calcext:value-type="float">
            <text:p>7000000</text:p>
          </table:table-cell>
          <table:table-cell table:formula="of:=[.B188]/1000000000" office:value-type="float" office:value="0.003468" calcext:value-type="float">
            <text:p>0.003468</text:p>
          </table:table-cell>
          <table:table-cell table:formula="of:=[.C188]/1000000000" office:value-type="float" office:value="0.004798" calcext:value-type="float">
            <text:p>0.004798</text:p>
          </table:table-cell>
          <table:table-cell table:formula="of:=[.E188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562000" calcext:value-type="float">
            <text:p>562000</text:p>
          </table:table-cell>
          <table:table-cell office:value-type="float" office:value="1067000" calcext:value-type="float">
            <text:p>1067000</text:p>
          </table:table-cell>
          <table:table-cell table:formula="of:=[$MillDB_wikidata_filtered.D189]" office:value-type="float" office:value="6" calcext:value-type="float">
            <text:p>6.00E+00</text:p>
          </table:table-cell>
          <table:table-cell table:formula="of:=[.D189]*[.$J$5]" office:value-type="float" office:value="6000000" calcext:value-type="float">
            <text:p>6000000</text:p>
          </table:table-cell>
          <table:table-cell table:formula="of:=[.B189]/1000000000" office:value-type="float" office:value="0.000562" calcext:value-type="float">
            <text:p>0.000562</text:p>
          </table:table-cell>
          <table:table-cell table:formula="of:=[.C189]/1000000000" office:value-type="float" office:value="0.001067" calcext:value-type="float">
            <text:p>0.001067</text:p>
          </table:table-cell>
          <table:table-cell table:formula="of:=[.E189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434000" calcext:value-type="float">
            <text:p>434000</text:p>
          </table:table-cell>
          <table:table-cell office:value-type="float" office:value="6977000" calcext:value-type="float">
            <text:p>6977000</text:p>
          </table:table-cell>
          <table:table-cell table:formula="of:=[$MillDB_wikidata_filtered.D190]" office:value-type="float" office:value="9" calcext:value-type="float">
            <text:p>9.00E+00</text:p>
          </table:table-cell>
          <table:table-cell table:formula="of:=[.D190]*[.$J$5]" office:value-type="float" office:value="9000000" calcext:value-type="float">
            <text:p>9000000</text:p>
          </table:table-cell>
          <table:table-cell table:formula="of:=[.B190]/1000000000" office:value-type="float" office:value="0.000434" calcext:value-type="float">
            <text:p>0.000434</text:p>
          </table:table-cell>
          <table:table-cell table:formula="of:=[.C190]/1000000000" office:value-type="float" office:value="0.006977" calcext:value-type="float">
            <text:p>0.006977</text:p>
          </table:table-cell>
          <table:table-cell table:formula="of:=[.E190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671000" calcext:value-type="float">
            <text:p>671000</text:p>
          </table:table-cell>
          <table:table-cell office:value-type="float" office:value="7001000" calcext:value-type="float">
            <text:p>7001000</text:p>
          </table:table-cell>
          <table:table-cell table:formula="of:=[$MillDB_wikidata_filtered.D191]" office:value-type="float" office:value="10" calcext:value-type="float">
            <text:p>1.00E+01</text:p>
          </table:table-cell>
          <table:table-cell table:formula="of:=[.D191]*[.$J$5]" office:value-type="float" office:value="10000000" calcext:value-type="float">
            <text:p>10000000</text:p>
          </table:table-cell>
          <table:table-cell table:formula="of:=[.B191]/1000000000" office:value-type="float" office:value="0.000671" calcext:value-type="float">
            <text:p>0.000671</text:p>
          </table:table-cell>
          <table:table-cell table:formula="of:=[.C191]/1000000000" office:value-type="float" office:value="0.007001" calcext:value-type="float">
            <text:p>0.007001</text:p>
          </table:table-cell>
          <table:table-cell table:formula="of:=[.E191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38223000" calcext:value-type="float">
            <text:p>138223000</text:p>
          </table:table-cell>
          <table:table-cell office:value-type="float" office:value="56288000" calcext:value-type="float">
            <text:p>56288000</text:p>
          </table:table-cell>
          <table:table-cell table:formula="of:=[$MillDB_wikidata_filtered.D192]" office:value-type="float" office:value="85" calcext:value-type="float">
            <text:p>8.50E+01</text:p>
          </table:table-cell>
          <table:table-cell table:formula="of:=[.D192]*[.$J$5]" office:value-type="float" office:value="85000000" calcext:value-type="float">
            <text:p>85000000</text:p>
          </table:table-cell>
          <table:table-cell table:formula="of:=[.B192]/1000000000" office:value-type="float" office:value="0.138223" calcext:value-type="float">
            <text:p>0.138223</text:p>
          </table:table-cell>
          <table:table-cell table:formula="of:=[.C192]/1000000000" office:value-type="float" office:value="0.056288" calcext:value-type="float">
            <text:p>0.056288</text:p>
          </table:table-cell>
          <table:table-cell table:formula="of:=[.E192]/[.$J$6]" office:value-type="float" office:value="0.085" calcext:value-type="float">
            <text:p>0.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699000" calcext:value-type="float">
            <text:p>1699000</text:p>
          </table:table-cell>
          <table:table-cell office:value-type="float" office:value="57785000" calcext:value-type="float">
            <text:p>57785000</text:p>
          </table:table-cell>
          <table:table-cell table:formula="of:=[$MillDB_wikidata_filtered.D193]" office:value-type="float" office:value="25" calcext:value-type="float">
            <text:p>2.50E+01</text:p>
          </table:table-cell>
          <table:table-cell table:formula="of:=[.D193]*[.$J$5]" office:value-type="float" office:value="25000000" calcext:value-type="float">
            <text:p>25000000</text:p>
          </table:table-cell>
          <table:table-cell table:formula="of:=[.B193]/1000000000" office:value-type="float" office:value="0.001699" calcext:value-type="float">
            <text:p>0.001699</text:p>
          </table:table-cell>
          <table:table-cell table:formula="of:=[.C193]/1000000000" office:value-type="float" office:value="0.057785" calcext:value-type="float">
            <text:p>0.057785</text:p>
          </table:table-cell>
          <table:table-cell table:formula="of:=[.E193]/[.$J$6]" office:value-type="float" office:value="0.025" calcext:value-type="float">
            <text:p>0.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508000" calcext:value-type="float">
            <text:p>508000</text:p>
          </table:table-cell>
          <table:table-cell office:value-type="float" office:value="5980000" calcext:value-type="float">
            <text:p>5980000</text:p>
          </table:table-cell>
          <table:table-cell table:formula="of:=[$MillDB_wikidata_filtered.D194]" office:value-type="float" office:value="9" calcext:value-type="float">
            <text:p>9.00E+00</text:p>
          </table:table-cell>
          <table:table-cell table:formula="of:=[.D194]*[.$J$5]" office:value-type="float" office:value="9000000" calcext:value-type="float">
            <text:p>9000000</text:p>
          </table:table-cell>
          <table:table-cell table:formula="of:=[.B194]/1000000000" office:value-type="float" office:value="0.000508" calcext:value-type="float">
            <text:p>0.000508</text:p>
          </table:table-cell>
          <table:table-cell table:formula="of:=[.C194]/1000000000" office:value-type="float" office:value="0.00598" calcext:value-type="float">
            <text:p>0.00598</text:p>
          </table:table-cell>
          <table:table-cell table:formula="of:=[.E194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77000" calcext:value-type="float">
            <text:p>177000</text:p>
          </table:table-cell>
          <table:table-cell office:value-type="float" office:value="895000" calcext:value-type="float">
            <text:p>895000</text:p>
          </table:table-cell>
          <table:table-cell table:formula="of:=[$MillDB_wikidata_filtered.D195]" office:value-type="float" office:value="4" calcext:value-type="float">
            <text:p>4.00E+00</text:p>
          </table:table-cell>
          <table:table-cell table:formula="of:=[.D195]*[.$J$5]" office:value-type="float" office:value="4000000" calcext:value-type="float">
            <text:p>4000000</text:p>
          </table:table-cell>
          <table:table-cell table:formula="of:=[.B195]/1000000000" office:value-type="float" office:value="0.000177" calcext:value-type="float">
            <text:p>0.000177</text:p>
          </table:table-cell>
          <table:table-cell table:formula="of:=[.C195]/1000000000" office:value-type="float" office:value="0.000895" calcext:value-type="float">
            <text:p>0.000895</text:p>
          </table:table-cell>
          <table:table-cell table:formula="of:=[.E195]/[.$J$6]" office:value-type="float" office:value="0.004" calcext:value-type="float">
            <text:p>0.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768000" calcext:value-type="float">
            <text:p>768000</text:p>
          </table:table-cell>
          <table:table-cell office:value-type="float" office:value="1997000" calcext:value-type="float">
            <text:p>1997000</text:p>
          </table:table-cell>
          <table:table-cell table:formula="of:=[$MillDB_wikidata_filtered.D196]" office:value-type="float" office:value="11" calcext:value-type="float">
            <text:p>1.10E+01</text:p>
          </table:table-cell>
          <table:table-cell table:formula="of:=[.D196]*[.$J$5]" office:value-type="float" office:value="11000000" calcext:value-type="float">
            <text:p>11000000</text:p>
          </table:table-cell>
          <table:table-cell table:formula="of:=[.B196]/1000000000" office:value-type="float" office:value="0.000768" calcext:value-type="float">
            <text:p>0.000768</text:p>
          </table:table-cell>
          <table:table-cell table:formula="of:=[.C196]/1000000000" office:value-type="float" office:value="0.001997" calcext:value-type="float">
            <text:p>0.001997</text:p>
          </table:table-cell>
          <table:table-cell table:formula="of:=[.E196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5524000" calcext:value-type="float">
            <text:p>5524000</text:p>
          </table:table-cell>
          <table:table-cell office:value-type="float" office:value="24795000" calcext:value-type="float">
            <text:p>24795000</text:p>
          </table:table-cell>
          <table:table-cell table:formula="of:=[$MillDB_wikidata_filtered.D197]" office:value-type="float" office:value="16" calcext:value-type="float">
            <text:p>1.60E+01</text:p>
          </table:table-cell>
          <table:table-cell table:formula="of:=[.D197]*[.$J$5]" office:value-type="float" office:value="16000000" calcext:value-type="float">
            <text:p>16000000</text:p>
          </table:table-cell>
          <table:table-cell table:formula="of:=[.B197]/1000000000" office:value-type="float" office:value="0.005524" calcext:value-type="float">
            <text:p>0.005524</text:p>
          </table:table-cell>
          <table:table-cell table:formula="of:=[.C197]/1000000000" office:value-type="float" office:value="0.024795" calcext:value-type="float">
            <text:p>0.024795</text:p>
          </table:table-cell>
          <table:table-cell table:formula="of:=[.E197]/[.$J$6]"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435000" calcext:value-type="float">
            <text:p>1435000</text:p>
          </table:table-cell>
          <table:table-cell office:value-type="float" office:value="18360000" calcext:value-type="float">
            <text:p>18360000</text:p>
          </table:table-cell>
          <table:table-cell table:formula="of:=[$MillDB_wikidata_filtered.D198]" office:value-type="float" office:value="10" calcext:value-type="float">
            <text:p>1.00E+01</text:p>
          </table:table-cell>
          <table:table-cell table:formula="of:=[.D198]*[.$J$5]" office:value-type="float" office:value="10000000" calcext:value-type="float">
            <text:p>10000000</text:p>
          </table:table-cell>
          <table:table-cell table:formula="of:=[.B198]/1000000000" office:value-type="float" office:value="0.001435" calcext:value-type="float">
            <text:p>0.001435</text:p>
          </table:table-cell>
          <table:table-cell table:formula="of:=[.C198]/1000000000" office:value-type="float" office:value="0.01836" calcext:value-type="float">
            <text:p>0.01836</text:p>
          </table:table-cell>
          <table:table-cell table:formula="of:=[.E198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9705000" calcext:value-type="float">
            <text:p>9705000</text:p>
          </table:table-cell>
          <table:table-cell office:value-type="float" office:value="10793000" calcext:value-type="float">
            <text:p>10793000</text:p>
          </table:table-cell>
          <table:table-cell table:formula="of:=[$MillDB_wikidata_filtered.D199]" office:value-type="float" office:value="12" calcext:value-type="float">
            <text:p>1.20E+01</text:p>
          </table:table-cell>
          <table:table-cell table:formula="of:=[.D199]*[.$J$5]" office:value-type="float" office:value="12000000" calcext:value-type="float">
            <text:p>12000000</text:p>
          </table:table-cell>
          <table:table-cell table:formula="of:=[.B199]/1000000000" office:value-type="float" office:value="0.009705" calcext:value-type="float">
            <text:p>0.009705</text:p>
          </table:table-cell>
          <table:table-cell table:formula="of:=[.C199]/1000000000" office:value-type="float" office:value="0.010793" calcext:value-type="float">
            <text:p>0.010793</text:p>
          </table:table-cell>
          <table:table-cell table:formula="of:=[.E199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420000" calcext:value-type="float">
            <text:p>420000</text:p>
          </table:table-cell>
          <table:table-cell office:value-type="float" office:value="2003000" calcext:value-type="float">
            <text:p>2003000</text:p>
          </table:table-cell>
          <table:table-cell table:formula="of:=[$MillDB_wikidata_filtered.D200]" office:value-type="float" office:value="8" calcext:value-type="float">
            <text:p>8.00E+00</text:p>
          </table:table-cell>
          <table:table-cell table:formula="of:=[.D200]*[.$J$5]" office:value-type="float" office:value="8000000" calcext:value-type="float">
            <text:p>8000000</text:p>
          </table:table-cell>
          <table:table-cell table:formula="of:=[.B200]/1000000000" office:value-type="float" office:value="0.00042" calcext:value-type="float">
            <text:p>0.00042</text:p>
          </table:table-cell>
          <table:table-cell table:formula="of:=[.C200]/1000000000" office:value-type="float" office:value="0.002003" calcext:value-type="float">
            <text:p>0.002003</text:p>
          </table:table-cell>
          <table:table-cell table:formula="of:=[.E20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1370000" calcext:value-type="float">
            <text:p>1370000</text:p>
          </table:table-cell>
          <table:table-cell office:value-type="float" office:value="6488000" calcext:value-type="float">
            <text:p>6488000</text:p>
          </table:table-cell>
          <table:table-cell table:formula="of:=[$MillDB_wikidata_filtered.D201]" office:value-type="float" office:value="12" calcext:value-type="float">
            <text:p>1.20E+01</text:p>
          </table:table-cell>
          <table:table-cell table:formula="of:=[.D201]*[.$J$5]" office:value-type="float" office:value="12000000" calcext:value-type="float">
            <text:p>12000000</text:p>
          </table:table-cell>
          <table:table-cell table:formula="of:=[.B201]/1000000000" office:value-type="float" office:value="0.00137" calcext:value-type="float">
            <text:p>0.00137</text:p>
          </table:table-cell>
          <table:table-cell table:formula="of:=[.C201]/1000000000" office:value-type="float" office:value="0.006488" calcext:value-type="float">
            <text:p>0.006488</text:p>
          </table:table-cell>
          <table:table-cell table:formula="of:=[.E201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318000" calcext:value-type="float">
            <text:p>318000</text:p>
          </table:table-cell>
          <table:table-cell office:value-type="float" office:value="801000" calcext:value-type="float">
            <text:p>801000</text:p>
          </table:table-cell>
          <table:table-cell table:formula="of:=[$MillDB_wikidata_filtered.D202]" office:value-type="float" office:value="10" calcext:value-type="float">
            <text:p>1.00E+01</text:p>
          </table:table-cell>
          <table:table-cell table:formula="of:=[.D202]*[.$J$5]" office:value-type="float" office:value="10000000" calcext:value-type="float">
            <text:p>10000000</text:p>
          </table:table-cell>
          <table:table-cell table:formula="of:=[.B202]/1000000000" office:value-type="float" office:value="0.000318" calcext:value-type="float">
            <text:p>0.000318</text:p>
          </table:table-cell>
          <table:table-cell table:formula="of:=[.C202]/1000000000" office:value-type="float" office:value="0.000801" calcext:value-type="float">
            <text:p>0.000801</text:p>
          </table:table-cell>
          <table:table-cell table:formula="of:=[.E202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1331000" calcext:value-type="float">
            <text:p>1331000</text:p>
          </table:table-cell>
          <table:table-cell office:value-type="float" office:value="4053000" calcext:value-type="float">
            <text:p>4053000</text:p>
          </table:table-cell>
          <table:table-cell table:formula="of:=[$MillDB_wikidata_filtered.D203]" office:value-type="float" office:value="7" calcext:value-type="float">
            <text:p>7.00E+00</text:p>
          </table:table-cell>
          <table:table-cell table:formula="of:=[.D203]*[.$J$5]" office:value-type="float" office:value="7000000" calcext:value-type="float">
            <text:p>7000000</text:p>
          </table:table-cell>
          <table:table-cell table:formula="of:=[.B203]/1000000000" office:value-type="float" office:value="0.001331" calcext:value-type="float">
            <text:p>0.001331</text:p>
          </table:table-cell>
          <table:table-cell table:formula="of:=[.C203]/1000000000" office:value-type="float" office:value="0.004053" calcext:value-type="float">
            <text:p>0.004053</text:p>
          </table:table-cell>
          <table:table-cell table:formula="of:=[.E203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6973000" calcext:value-type="float">
            <text:p>6973000</text:p>
          </table:table-cell>
          <table:table-cell office:value-type="float" office:value="11614000" calcext:value-type="float">
            <text:p>11614000</text:p>
          </table:table-cell>
          <table:table-cell table:formula="of:=[$MillDB_wikidata_filtered.D204]" office:value-type="float" office:value="17" calcext:value-type="float">
            <text:p>1.70E+01</text:p>
          </table:table-cell>
          <table:table-cell table:formula="of:=[.D204]*[.$J$5]" office:value-type="float" office:value="17000000" calcext:value-type="float">
            <text:p>17000000</text:p>
          </table:table-cell>
          <table:table-cell table:formula="of:=[.B204]/1000000000" office:value-type="float" office:value="0.006973" calcext:value-type="float">
            <text:p>0.006973</text:p>
          </table:table-cell>
          <table:table-cell table:formula="of:=[.C204]/1000000000" office:value-type="float" office:value="0.011614" calcext:value-type="float">
            <text:p>0.011614</text:p>
          </table:table-cell>
          <table:table-cell table:formula="of:=[.E204]/[.$J$6]" office:value-type="float" office:value="0.017" calcext:value-type="float">
            <text:p>0.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55000" calcext:value-type="float">
            <text:p>255000</text:p>
          </table:table-cell>
          <table:table-cell office:value-type="float" office:value="2080000" calcext:value-type="float">
            <text:p>2080000</text:p>
          </table:table-cell>
          <table:table-cell table:formula="of:=[$MillDB_wikidata_filtered.D205]" office:value-type="float" office:value="6" calcext:value-type="float">
            <text:p>6.00E+00</text:p>
          </table:table-cell>
          <table:table-cell table:formula="of:=[.D205]*[.$J$5]" office:value-type="float" office:value="6000000" calcext:value-type="float">
            <text:p>6000000</text:p>
          </table:table-cell>
          <table:table-cell table:formula="of:=[.B205]/1000000000" office:value-type="float" office:value="0.000255" calcext:value-type="float">
            <text:p>0.000255</text:p>
          </table:table-cell>
          <table:table-cell table:formula="of:=[.C205]/1000000000" office:value-type="float" office:value="0.00208" calcext:value-type="float">
            <text:p>0.00208</text:p>
          </table:table-cell>
          <table:table-cell table:formula="of:=[.E205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232000" calcext:value-type="float">
            <text:p>232000</text:p>
          </table:table-cell>
          <table:table-cell office:value-type="float" office:value="3328000" calcext:value-type="float">
            <text:p>3328000</text:p>
          </table:table-cell>
          <table:table-cell table:formula="of:=[$MillDB_wikidata_filtered.D206]" office:value-type="float" office:value="7" calcext:value-type="float">
            <text:p>7.00E+00</text:p>
          </table:table-cell>
          <table:table-cell table:formula="of:=[.D206]*[.$J$5]" office:value-type="float" office:value="7000000" calcext:value-type="float">
            <text:p>7000000</text:p>
          </table:table-cell>
          <table:table-cell table:formula="of:=[.B206]/1000000000" office:value-type="float" office:value="0.000232" calcext:value-type="float">
            <text:p>0.000232</text:p>
          </table:table-cell>
          <table:table-cell table:formula="of:=[.C206]/1000000000" office:value-type="float" office:value="0.003328" calcext:value-type="float">
            <text:p>0.003328</text:p>
          </table:table-cell>
          <table:table-cell table:formula="of:=[.E206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648000" calcext:value-type="float">
            <text:p>648000</text:p>
          </table:table-cell>
          <table:table-cell office:value-type="float" office:value="4046000" calcext:value-type="float">
            <text:p>4046000</text:p>
          </table:table-cell>
          <table:table-cell table:formula="of:=[$MillDB_wikidata_filtered.D207]" office:value-type="float" office:value="12" calcext:value-type="float">
            <text:p>1.20E+01</text:p>
          </table:table-cell>
          <table:table-cell table:formula="of:=[.D207]*[.$J$5]" office:value-type="float" office:value="12000000" calcext:value-type="float">
            <text:p>12000000</text:p>
          </table:table-cell>
          <table:table-cell table:formula="of:=[.B207]/1000000000" office:value-type="float" office:value="0.000648" calcext:value-type="float">
            <text:p>0.000648</text:p>
          </table:table-cell>
          <table:table-cell table:formula="of:=[.C207]/1000000000" office:value-type="float" office:value="0.004046" calcext:value-type="float">
            <text:p>0.004046</text:p>
          </table:table-cell>
          <table:table-cell table:formula="of:=[.E207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881000" calcext:value-type="float">
            <text:p>881000</text:p>
          </table:table-cell>
          <table:table-cell office:value-type="float" office:value="563000" calcext:value-type="float">
            <text:p>563000</text:p>
          </table:table-cell>
          <table:table-cell table:formula="of:=[$MillDB_wikidata_filtered.D208]" office:value-type="float" office:value="30" calcext:value-type="float">
            <text:p>3.00E+01</text:p>
          </table:table-cell>
          <table:table-cell table:formula="of:=[.D208]*[.$J$5]" office:value-type="float" office:value="30000000" calcext:value-type="float">
            <text:p>30000000</text:p>
          </table:table-cell>
          <table:table-cell table:formula="of:=[.B208]/1000000000" office:value-type="float" office:value="0.000881" calcext:value-type="float">
            <text:p>0.000881</text:p>
          </table:table-cell>
          <table:table-cell table:formula="of:=[.C208]/1000000000" office:value-type="float" office:value="0.000563" calcext:value-type="float">
            <text:p>0.000563</text:p>
          </table:table-cell>
          <table:table-cell table:formula="of:=[.E208]/[.$J$6]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856000" calcext:value-type="float">
            <text:p>856000</text:p>
          </table:table-cell>
          <table:table-cell office:value-type="float" office:value="356612000" calcext:value-type="float">
            <text:p>356612000</text:p>
          </table:table-cell>
          <table:table-cell table:formula="of:=[$MillDB_wikidata_filtered.D209]" office:value-type="float" office:value="96" calcext:value-type="float">
            <text:p>9.60E+01</text:p>
          </table:table-cell>
          <table:table-cell table:formula="of:=[.D209]*[.$J$5]" office:value-type="float" office:value="96000000" calcext:value-type="float">
            <text:p>96000000</text:p>
          </table:table-cell>
          <table:table-cell table:formula="of:=[.B209]/1000000000" office:value-type="float" office:value="0.000856" calcext:value-type="float">
            <text:p>0.000856</text:p>
          </table:table-cell>
          <table:table-cell table:formula="of:=[.C209]/1000000000" office:value-type="float" office:value="0.356612" calcext:value-type="float">
            <text:p>0.356612</text:p>
          </table:table-cell>
          <table:table-cell table:formula="of:=[.E209]/[.$J$6]" office:value-type="float" office:value="0.096" calcext:value-type="float">
            <text:p>0.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87000" calcext:value-type="float">
            <text:p>87000</text:p>
          </table:table-cell>
          <table:table-cell office:value-type="float" office:value="185000" calcext:value-type="float">
            <text:p>185000</text:p>
          </table:table-cell>
          <table:table-cell table:formula="of:=[$MillDB_wikidata_filtered.D210]" office:value-type="float" office:value="8" calcext:value-type="float">
            <text:p>8.00E+00</text:p>
          </table:table-cell>
          <table:table-cell table:formula="of:=[.D210]*[.$J$5]" office:value-type="float" office:value="8000000" calcext:value-type="float">
            <text:p>8000000</text:p>
          </table:table-cell>
          <table:table-cell table:formula="of:=[.B210]/1000000000" office:value-type="float" office:value="0.000087" calcext:value-type="float">
            <text:p>0.000087</text:p>
          </table:table-cell>
          <table:table-cell table:formula="of:=[.C210]/1000000000" office:value-type="float" office:value="0.000185" calcext:value-type="float">
            <text:p>0.000185</text:p>
          </table:table-cell>
          <table:table-cell table:formula="of:=[.E21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77000" calcext:value-type="float">
            <text:p>777000</text:p>
          </table:table-cell>
          <table:table-cell office:value-type="float" office:value="3460000" calcext:value-type="float">
            <text:p>3460000</text:p>
          </table:table-cell>
          <table:table-cell table:formula="of:=[$MillDB_wikidata_filtered.D211]" office:value-type="float" office:value="9" calcext:value-type="float">
            <text:p>9.00E+00</text:p>
          </table:table-cell>
          <table:table-cell table:formula="of:=[.D211]*[.$J$5]" office:value-type="float" office:value="9000000" calcext:value-type="float">
            <text:p>9000000</text:p>
          </table:table-cell>
          <table:table-cell table:formula="of:=[.B211]/1000000000" office:value-type="float" office:value="0.000777" calcext:value-type="float">
            <text:p>0.000777</text:p>
          </table:table-cell>
          <table:table-cell table:formula="of:=[.C211]/1000000000" office:value-type="float" office:value="0.00346" calcext:value-type="float">
            <text:p>0.00346</text:p>
          </table:table-cell>
          <table:table-cell table:formula="of:=[.E211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3355000" calcext:value-type="float">
            <text:p>3355000</text:p>
          </table:table-cell>
          <table:table-cell office:value-type="float" office:value="22115000" calcext:value-type="float">
            <text:p>22115000</text:p>
          </table:table-cell>
          <table:table-cell table:formula="of:=[$MillDB_wikidata_filtered.D212]" office:value-type="float" office:value="18" calcext:value-type="float">
            <text:p>1.80E+01</text:p>
          </table:table-cell>
          <table:table-cell table:formula="of:=[.D212]*[.$J$5]" office:value-type="float" office:value="18000000" calcext:value-type="float">
            <text:p>18000000</text:p>
          </table:table-cell>
          <table:table-cell table:formula="of:=[.B212]/1000000000" office:value-type="float" office:value="0.003355" calcext:value-type="float">
            <text:p>0.003355</text:p>
          </table:table-cell>
          <table:table-cell table:formula="of:=[.C212]/1000000000" office:value-type="float" office:value="0.022115" calcext:value-type="float">
            <text:p>0.022115</text:p>
          </table:table-cell>
          <table:table-cell table:formula="of:=[.E212]/[.$J$6]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666000" calcext:value-type="float">
            <text:p>1666000</text:p>
          </table:table-cell>
          <table:table-cell office:value-type="float" office:value="5862000" calcext:value-type="float">
            <text:p>5862000</text:p>
          </table:table-cell>
          <table:table-cell table:formula="of:=[$MillDB_wikidata_filtered.D213]" office:value-type="float" office:value="14" calcext:value-type="float">
            <text:p>1.40E+01</text:p>
          </table:table-cell>
          <table:table-cell table:formula="of:=[.D213]*[.$J$5]" office:value-type="float" office:value="14000000" calcext:value-type="float">
            <text:p>14000000</text:p>
          </table:table-cell>
          <table:table-cell table:formula="of:=[.B213]/1000000000" office:value-type="float" office:value="0.001666" calcext:value-type="float">
            <text:p>0.001666</text:p>
          </table:table-cell>
          <table:table-cell table:formula="of:=[.C213]/1000000000" office:value-type="float" office:value="0.005862" calcext:value-type="float">
            <text:p>0.005862</text:p>
          </table:table-cell>
          <table:table-cell table:formula="of:=[.E213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640000" calcext:value-type="float">
            <text:p>640000</text:p>
          </table:table-cell>
          <table:table-cell office:value-type="float" office:value="2875000" calcext:value-type="float">
            <text:p>2875000</text:p>
          </table:table-cell>
          <table:table-cell table:formula="of:=[$MillDB_wikidata_filtered.D214]" office:value-type="float" office:value="6" calcext:value-type="float">
            <text:p>6.00E+00</text:p>
          </table:table-cell>
          <table:table-cell table:formula="of:=[.D214]*[.$J$5]" office:value-type="float" office:value="6000000" calcext:value-type="float">
            <text:p>6000000</text:p>
          </table:table-cell>
          <table:table-cell table:formula="of:=[.B214]/1000000000" office:value-type="float" office:value="0.00064" calcext:value-type="float">
            <text:p>0.00064</text:p>
          </table:table-cell>
          <table:table-cell table:formula="of:=[.C214]/1000000000" office:value-type="float" office:value="0.002875" calcext:value-type="float">
            <text:p>0.002875</text:p>
          </table:table-cell>
          <table:table-cell table:formula="of:=[.E214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412000" calcext:value-type="float">
            <text:p>412000</text:p>
          </table:table-cell>
          <table:table-cell office:value-type="float" office:value="961000" calcext:value-type="float">
            <text:p>961000</text:p>
          </table:table-cell>
          <table:table-cell table:formula="of:=[$MillDB_wikidata_filtered.D215]" office:value-type="float" office:value="9" calcext:value-type="float">
            <text:p>9.00E+00</text:p>
          </table:table-cell>
          <table:table-cell table:formula="of:=[.D215]*[.$J$5]" office:value-type="float" office:value="9000000" calcext:value-type="float">
            <text:p>9000000</text:p>
          </table:table-cell>
          <table:table-cell table:formula="of:=[.B215]/1000000000" office:value-type="float" office:value="0.000412" calcext:value-type="float">
            <text:p>0.000412</text:p>
          </table:table-cell>
          <table:table-cell table:formula="of:=[.C215]/1000000000" office:value-type="float" office:value="0.000961" calcext:value-type="float">
            <text:p>0.000961</text:p>
          </table:table-cell>
          <table:table-cell table:formula="of:=[.E215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8338000" calcext:value-type="float">
            <text:p>28338000</text:p>
          </table:table-cell>
          <table:table-cell office:value-type="float" office:value="25787000" calcext:value-type="float">
            <text:p>25787000</text:p>
          </table:table-cell>
          <table:table-cell table:formula="of:=[$MillDB_wikidata_filtered.D216]" office:value-type="float" office:value="25" calcext:value-type="float">
            <text:p>2.50E+01</text:p>
          </table:table-cell>
          <table:table-cell table:formula="of:=[.D216]*[.$J$5]" office:value-type="float" office:value="25000000" calcext:value-type="float">
            <text:p>25000000</text:p>
          </table:table-cell>
          <table:table-cell table:formula="of:=[.B216]/1000000000" office:value-type="float" office:value="0.028338" calcext:value-type="float">
            <text:p>0.028338</text:p>
          </table:table-cell>
          <table:table-cell table:formula="of:=[.C216]/1000000000" office:value-type="float" office:value="0.025787" calcext:value-type="float">
            <text:p>0.025787</text:p>
          </table:table-cell>
          <table:table-cell table:formula="of:=[.E216]/[.$J$6]" office:value-type="float" office:value="0.025" calcext:value-type="float">
            <text:p>0.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619000" calcext:value-type="float">
            <text:p>619000</text:p>
          </table:table-cell>
          <table:table-cell office:value-type="float" office:value="1512000" calcext:value-type="float">
            <text:p>1512000</text:p>
          </table:table-cell>
          <table:table-cell table:formula="of:=[$MillDB_wikidata_filtered.D217]" office:value-type="float" office:value="10" calcext:value-type="float">
            <text:p>1.00E+01</text:p>
          </table:table-cell>
          <table:table-cell table:formula="of:=[.D217]*[.$J$5]" office:value-type="float" office:value="10000000" calcext:value-type="float">
            <text:p>10000000</text:p>
          </table:table-cell>
          <table:table-cell table:formula="of:=[.B217]/1000000000" office:value-type="float" office:value="0.000619" calcext:value-type="float">
            <text:p>0.000619</text:p>
          </table:table-cell>
          <table:table-cell table:formula="of:=[.C217]/1000000000" office:value-type="float" office:value="0.001512" calcext:value-type="float">
            <text:p>0.001512</text:p>
          </table:table-cell>
          <table:table-cell table:formula="of:=[.E217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338000" calcext:value-type="float">
            <text:p>338000</text:p>
          </table:table-cell>
          <table:table-cell office:value-type="float" office:value="9563000" calcext:value-type="float">
            <text:p>9563000</text:p>
          </table:table-cell>
          <table:table-cell table:formula="of:=[$MillDB_wikidata_filtered.D218]" office:value-type="float" office:value="9" calcext:value-type="float">
            <text:p>9.00E+00</text:p>
          </table:table-cell>
          <table:table-cell table:formula="of:=[.D218]*[.$J$5]" office:value-type="float" office:value="9000000" calcext:value-type="float">
            <text:p>9000000</text:p>
          </table:table-cell>
          <table:table-cell table:formula="of:=[.B218]/1000000000" office:value-type="float" office:value="0.000338" calcext:value-type="float">
            <text:p>0.000338</text:p>
          </table:table-cell>
          <table:table-cell table:formula="of:=[.C218]/1000000000" office:value-type="float" office:value="0.009563" calcext:value-type="float">
            <text:p>0.009563</text:p>
          </table:table-cell>
          <table:table-cell table:formula="of:=[.E218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10000" calcext:value-type="float">
            <text:p>310000</text:p>
          </table:table-cell>
          <table:table-cell office:value-type="float" office:value="7201000" calcext:value-type="float">
            <text:p>7201000</text:p>
          </table:table-cell>
          <table:table-cell table:formula="of:=[$MillDB_wikidata_filtered.D219]" office:value-type="float" office:value="8" calcext:value-type="float">
            <text:p>8.00E+00</text:p>
          </table:table-cell>
          <table:table-cell table:formula="of:=[.D219]*[.$J$5]" office:value-type="float" office:value="8000000" calcext:value-type="float">
            <text:p>8000000</text:p>
          </table:table-cell>
          <table:table-cell table:formula="of:=[.B219]/1000000000" office:value-type="float" office:value="0.00031" calcext:value-type="float">
            <text:p>0.00031</text:p>
          </table:table-cell>
          <table:table-cell table:formula="of:=[.C219]/1000000000" office:value-type="float" office:value="0.007201" calcext:value-type="float">
            <text:p>0.007201</text:p>
          </table:table-cell>
          <table:table-cell table:formula="of:=[.E21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923000" calcext:value-type="float">
            <text:p>2923000</text:p>
          </table:table-cell>
          <table:table-cell office:value-type="float" office:value="8646000" calcext:value-type="float">
            <text:p>8646000</text:p>
          </table:table-cell>
          <table:table-cell table:formula="of:=[$MillDB_wikidata_filtered.D220]" office:value-type="float" office:value="10" calcext:value-type="float">
            <text:p>1.00E+01</text:p>
          </table:table-cell>
          <table:table-cell table:formula="of:=[.D220]*[.$J$5]" office:value-type="float" office:value="10000000" calcext:value-type="float">
            <text:p>10000000</text:p>
          </table:table-cell>
          <table:table-cell table:formula="of:=[.B220]/1000000000" office:value-type="float" office:value="0.002923" calcext:value-type="float">
            <text:p>0.002923</text:p>
          </table:table-cell>
          <table:table-cell table:formula="of:=[.C220]/1000000000" office:value-type="float" office:value="0.008646" calcext:value-type="float">
            <text:p>0.008646</text:p>
          </table:table-cell>
          <table:table-cell table:formula="of:=[.E220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333000" calcext:value-type="float">
            <text:p>333000</text:p>
          </table:table-cell>
          <table:table-cell office:value-type="float" office:value="937000" calcext:value-type="float">
            <text:p>937000</text:p>
          </table:table-cell>
          <table:table-cell table:formula="of:=[$MillDB_wikidata_filtered.D221]" office:value-type="float" office:value="6" calcext:value-type="float">
            <text:p>6.00E+00</text:p>
          </table:table-cell>
          <table:table-cell table:formula="of:=[.D221]*[.$J$5]" office:value-type="float" office:value="6000000" calcext:value-type="float">
            <text:p>6000000</text:p>
          </table:table-cell>
          <table:table-cell table:formula="of:=[.B221]/1000000000" office:value-type="float" office:value="0.000333" calcext:value-type="float">
            <text:p>0.000333</text:p>
          </table:table-cell>
          <table:table-cell table:formula="of:=[.C221]/1000000000" office:value-type="float" office:value="0.000937" calcext:value-type="float">
            <text:p>0.000937</text:p>
          </table:table-cell>
          <table:table-cell table:formula="of:=[.E221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4975000" calcext:value-type="float">
            <text:p>4975000</text:p>
          </table:table-cell>
          <table:table-cell office:value-type="float" office:value="14928000" calcext:value-type="float">
            <text:p>14928000</text:p>
          </table:table-cell>
          <table:table-cell table:formula="of:=[$MillDB_wikidata_filtered.D222]" office:value-type="float" office:value="17" calcext:value-type="float">
            <text:p>1.70E+01</text:p>
          </table:table-cell>
          <table:table-cell table:formula="of:=[.D222]*[.$J$5]" office:value-type="float" office:value="17000000" calcext:value-type="float">
            <text:p>17000000</text:p>
          </table:table-cell>
          <table:table-cell table:formula="of:=[.B222]/1000000000" office:value-type="float" office:value="0.004975" calcext:value-type="float">
            <text:p>0.004975</text:p>
          </table:table-cell>
          <table:table-cell table:formula="of:=[.C222]/1000000000" office:value-type="float" office:value="0.014928" calcext:value-type="float">
            <text:p>0.014928</text:p>
          </table:table-cell>
          <table:table-cell table:formula="of:=[.E222]/[.$J$6]" office:value-type="float" office:value="0.017" calcext:value-type="float">
            <text:p>0.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28999" calcext:value-type="float">
            <text:p>128999</text:p>
          </table:table-cell>
          <table:table-cell office:value-type="float" office:value="1060000" calcext:value-type="float">
            <text:p>1060000</text:p>
          </table:table-cell>
          <table:table-cell table:formula="of:=[$MillDB_wikidata_filtered.D223]" office:value-type="float" office:value="6" calcext:value-type="float">
            <text:p>6.00E+00</text:p>
          </table:table-cell>
          <table:table-cell table:formula="of:=[.D223]*[.$J$5]" office:value-type="float" office:value="6000000" calcext:value-type="float">
            <text:p>6000000</text:p>
          </table:table-cell>
          <table:table-cell table:formula="of:=[.B223]/1000000000" office:value-type="float" office:value="0.000128999" calcext:value-type="float">
            <text:p>0.000128999</text:p>
          </table:table-cell>
          <table:table-cell table:formula="of:=[.C223]/1000000000" office:value-type="float" office:value="0.00106" calcext:value-type="float">
            <text:p>0.00106</text:p>
          </table:table-cell>
          <table:table-cell table:formula="of:=[.E223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315000" calcext:value-type="float">
            <text:p>315000</text:p>
          </table:table-cell>
          <table:table-cell office:value-type="float" office:value="2138000" calcext:value-type="float">
            <text:p>2138000</text:p>
          </table:table-cell>
          <table:table-cell table:formula="of:=[$MillDB_wikidata_filtered.D224]" office:value-type="float" office:value="8" calcext:value-type="float">
            <text:p>8.00E+00</text:p>
          </table:table-cell>
          <table:table-cell table:formula="of:=[.D224]*[.$J$5]" office:value-type="float" office:value="8000000" calcext:value-type="float">
            <text:p>8000000</text:p>
          </table:table-cell>
          <table:table-cell table:formula="of:=[.B224]/1000000000" office:value-type="float" office:value="0.000315" calcext:value-type="float">
            <text:p>0.000315</text:p>
          </table:table-cell>
          <table:table-cell table:formula="of:=[.C224]/1000000000" office:value-type="float" office:value="0.002138" calcext:value-type="float">
            <text:p>0.002138</text:p>
          </table:table-cell>
          <table:table-cell table:formula="of:=[.E224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619000" calcext:value-type="float">
            <text:p>619000</text:p>
          </table:table-cell>
          <table:table-cell office:value-type="float" office:value="5427000" calcext:value-type="float">
            <text:p>5427000</text:p>
          </table:table-cell>
          <table:table-cell table:formula="of:=[$MillDB_wikidata_filtered.D225]" office:value-type="float" office:value="7" calcext:value-type="float">
            <text:p>7.00E+00</text:p>
          </table:table-cell>
          <table:table-cell table:formula="of:=[.D225]*[.$J$5]" office:value-type="float" office:value="7000000" calcext:value-type="float">
            <text:p>7000000</text:p>
          </table:table-cell>
          <table:table-cell table:formula="of:=[.B225]/1000000000" office:value-type="float" office:value="0.000619" calcext:value-type="float">
            <text:p>0.000619</text:p>
          </table:table-cell>
          <table:table-cell table:formula="of:=[.C225]/1000000000" office:value-type="float" office:value="0.005427" calcext:value-type="float">
            <text:p>0.005427</text:p>
          </table:table-cell>
          <table:table-cell table:formula="of:=[.E225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808000" calcext:value-type="float">
            <text:p>808000</text:p>
          </table:table-cell>
          <table:table-cell office:value-type="float" office:value="1950000" calcext:value-type="float">
            <text:p>1950000</text:p>
          </table:table-cell>
          <table:table-cell table:formula="of:=[$MillDB_wikidata_filtered.D226]" office:value-type="float" office:value="9" calcext:value-type="float">
            <text:p>9.00E+00</text:p>
          </table:table-cell>
          <table:table-cell table:formula="of:=[.D226]*[.$J$5]" office:value-type="float" office:value="9000000" calcext:value-type="float">
            <text:p>9000000</text:p>
          </table:table-cell>
          <table:table-cell table:formula="of:=[.B226]/1000000000" office:value-type="float" office:value="0.000808" calcext:value-type="float">
            <text:p>0.000808</text:p>
          </table:table-cell>
          <table:table-cell table:formula="of:=[.C226]/1000000000" office:value-type="float" office:value="0.00195" calcext:value-type="float">
            <text:p>0.00195</text:p>
          </table:table-cell>
          <table:table-cell table:formula="of:=[.E226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659000" calcext:value-type="float">
            <text:p>659000</text:p>
          </table:table-cell>
          <table:table-cell office:value-type="float" office:value="7800000" calcext:value-type="float">
            <text:p>7800000</text:p>
          </table:table-cell>
          <table:table-cell table:formula="of:=[$MillDB_wikidata_filtered.D227]" office:value-type="float" office:value="9" calcext:value-type="float">
            <text:p>9.00E+00</text:p>
          </table:table-cell>
          <table:table-cell table:formula="of:=[.D227]*[.$J$5]" office:value-type="float" office:value="9000000" calcext:value-type="float">
            <text:p>9000000</text:p>
          </table:table-cell>
          <table:table-cell table:formula="of:=[.B227]/1000000000" office:value-type="float" office:value="0.000659" calcext:value-type="float">
            <text:p>0.000659</text:p>
          </table:table-cell>
          <table:table-cell table:formula="of:=[.C227]/1000000000" office:value-type="float" office:value="0.0078" calcext:value-type="float">
            <text:p>0.0078</text:p>
          </table:table-cell>
          <table:table-cell table:formula="of:=[.E227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28883000" calcext:value-type="float">
            <text:p>228883000</text:p>
          </table:table-cell>
          <table:table-cell office:value-type="float" office:value="47618000" calcext:value-type="float">
            <text:p>47618000</text:p>
          </table:table-cell>
          <table:table-cell table:formula="of:=[$MillDB_wikidata_filtered.D228]" office:value-type="float" office:value="40" calcext:value-type="float">
            <text:p>4.00E+01</text:p>
          </table:table-cell>
          <table:table-cell table:formula="of:=[.D228]*[.$J$5]" office:value-type="float" office:value="40000000" calcext:value-type="float">
            <text:p>40000000</text:p>
          </table:table-cell>
          <table:table-cell table:formula="of:=[.B228]/1000000000" office:value-type="float" office:value="0.228883" calcext:value-type="float">
            <text:p>0.228883</text:p>
          </table:table-cell>
          <table:table-cell table:formula="of:=[.C228]/1000000000" office:value-type="float" office:value="0.047618" calcext:value-type="float">
            <text:p>0.047618</text:p>
          </table:table-cell>
          <table:table-cell table:formula="of:=[.E228]/[.$J$6]" office:value-type="float" office:value="0.04" calcext:value-type="float">
            <text:p>0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2465000" calcext:value-type="float">
            <text:p>2465000</text:p>
          </table:table-cell>
          <table:table-cell office:value-type="float" office:value="1350000" calcext:value-type="float">
            <text:p>1350000</text:p>
          </table:table-cell>
          <table:table-cell table:formula="of:=[$MillDB_wikidata_filtered.D229]" office:value-type="float" office:value="9" calcext:value-type="float">
            <text:p>9.00E+00</text:p>
          </table:table-cell>
          <table:table-cell table:formula="of:=[.D229]*[.$J$5]" office:value-type="float" office:value="9000000" calcext:value-type="float">
            <text:p>9000000</text:p>
          </table:table-cell>
          <table:table-cell table:formula="of:=[.B229]/1000000000" office:value-type="float" office:value="0.002465" calcext:value-type="float">
            <text:p>0.002465</text:p>
          </table:table-cell>
          <table:table-cell table:formula="of:=[.C229]/1000000000" office:value-type="float" office:value="0.00135" calcext:value-type="float">
            <text:p>0.00135</text:p>
          </table:table-cell>
          <table:table-cell table:formula="of:=[.E229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8004000" calcext:value-type="float">
            <text:p>8004000</text:p>
          </table:table-cell>
          <table:table-cell office:value-type="float" office:value="17884000" calcext:value-type="float">
            <text:p>17884000</text:p>
          </table:table-cell>
          <table:table-cell table:formula="of:=[$MillDB_wikidata_filtered.D230]" office:value-type="float" office:value="33" calcext:value-type="float">
            <text:p>3.30E+01</text:p>
          </table:table-cell>
          <table:table-cell table:formula="of:=[.D230]*[.$J$5]" office:value-type="float" office:value="33000000" calcext:value-type="float">
            <text:p>33000000</text:p>
          </table:table-cell>
          <table:table-cell table:formula="of:=[.B230]/1000000000" office:value-type="float" office:value="0.008004" calcext:value-type="float">
            <text:p>0.008004</text:p>
          </table:table-cell>
          <table:table-cell table:formula="of:=[.C230]/1000000000" office:value-type="float" office:value="0.017884" calcext:value-type="float">
            <text:p>0.017884</text:p>
          </table:table-cell>
          <table:table-cell table:formula="of:=[.E230]/[.$J$6]" office:value-type="float" office:value="0.033" calcext:value-type="float">
            <text:p>0.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206000" calcext:value-type="float">
            <text:p>206000</text:p>
          </table:table-cell>
          <table:table-cell office:value-type="float" office:value="4336000" calcext:value-type="float">
            <text:p>4336000</text:p>
          </table:table-cell>
          <table:table-cell table:formula="of:=[$MillDB_wikidata_filtered.D231]" office:value-type="float" office:value="6" calcext:value-type="float">
            <text:p>6.00E+00</text:p>
          </table:table-cell>
          <table:table-cell table:formula="of:=[.D231]*[.$J$5]" office:value-type="float" office:value="6000000" calcext:value-type="float">
            <text:p>6000000</text:p>
          </table:table-cell>
          <table:table-cell table:formula="of:=[.B231]/1000000000" office:value-type="float" office:value="0.000206" calcext:value-type="float">
            <text:p>0.000206</text:p>
          </table:table-cell>
          <table:table-cell table:formula="of:=[.C231]/1000000000" office:value-type="float" office:value="0.004336" calcext:value-type="float">
            <text:p>0.004336</text:p>
          </table:table-cell>
          <table:table-cell table:formula="of:=[.E231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895000" calcext:value-type="float">
            <text:p>1895000</text:p>
          </table:table-cell>
          <table:table-cell office:value-type="float" office:value="5942000" calcext:value-type="float">
            <text:p>5942000</text:p>
          </table:table-cell>
          <table:table-cell table:formula="of:=[$MillDB_wikidata_filtered.D232]" office:value-type="float" office:value="13" calcext:value-type="float">
            <text:p>1.30E+01</text:p>
          </table:table-cell>
          <table:table-cell table:formula="of:=[.D232]*[.$J$5]" office:value-type="float" office:value="13000000" calcext:value-type="float">
            <text:p>13000000</text:p>
          </table:table-cell>
          <table:table-cell table:formula="of:=[.B232]/1000000000" office:value-type="float" office:value="0.001895" calcext:value-type="float">
            <text:p>0.001895</text:p>
          </table:table-cell>
          <table:table-cell table:formula="of:=[.C232]/1000000000" office:value-type="float" office:value="0.005942" calcext:value-type="float">
            <text:p>0.005942</text:p>
          </table:table-cell>
          <table:table-cell table:formula="of:=[.E232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24000" calcext:value-type="float">
            <text:p>224000</text:p>
          </table:table-cell>
          <table:table-cell office:value-type="float" office:value="1759000" calcext:value-type="float">
            <text:p>1759000</text:p>
          </table:table-cell>
          <table:table-cell table:formula="of:=[$MillDB_wikidata_filtered.D233]" office:value-type="float" office:value="9" calcext:value-type="float">
            <text:p>9.00E+00</text:p>
          </table:table-cell>
          <table:table-cell table:formula="of:=[.D233]*[.$J$5]" office:value-type="float" office:value="9000000" calcext:value-type="float">
            <text:p>9000000</text:p>
          </table:table-cell>
          <table:table-cell table:formula="of:=[.B233]/1000000000" office:value-type="float" office:value="0.000224" calcext:value-type="float">
            <text:p>0.000224</text:p>
          </table:table-cell>
          <table:table-cell table:formula="of:=[.C233]/1000000000" office:value-type="float" office:value="0.001759" calcext:value-type="float">
            <text:p>0.001759</text:p>
          </table:table-cell>
          <table:table-cell table:formula="of:=[.E233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820000" calcext:value-type="float">
            <text:p>1820000</text:p>
          </table:table-cell>
          <table:table-cell office:value-type="float" office:value="7148000" calcext:value-type="float">
            <text:p>7148000</text:p>
          </table:table-cell>
          <table:table-cell table:formula="of:=[$MillDB_wikidata_filtered.D234]" office:value-type="float" office:value="12" calcext:value-type="float">
            <text:p>1.20E+01</text:p>
          </table:table-cell>
          <table:table-cell table:formula="of:=[.D234]*[.$J$5]" office:value-type="float" office:value="12000000" calcext:value-type="float">
            <text:p>12000000</text:p>
          </table:table-cell>
          <table:table-cell table:formula="of:=[.B234]/1000000000" office:value-type="float" office:value="0.00182" calcext:value-type="float">
            <text:p>0.00182</text:p>
          </table:table-cell>
          <table:table-cell table:formula="of:=[.C234]/1000000000" office:value-type="float" office:value="0.007148" calcext:value-type="float">
            <text:p>0.007148</text:p>
          </table:table-cell>
          <table:table-cell table:formula="of:=[.E234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390000" calcext:value-type="float">
            <text:p>1390000</text:p>
          </table:table-cell>
          <table:table-cell office:value-type="float" office:value="10972000" calcext:value-type="float">
            <text:p>10972000</text:p>
          </table:table-cell>
          <table:table-cell table:formula="of:=[$MillDB_wikidata_filtered.D235]" office:value-type="float" office:value="19" calcext:value-type="float">
            <text:p>1.90E+01</text:p>
          </table:table-cell>
          <table:table-cell table:formula="of:=[.D235]*[.$J$5]" office:value-type="float" office:value="19000000" calcext:value-type="float">
            <text:p>19000000</text:p>
          </table:table-cell>
          <table:table-cell table:formula="of:=[.B235]/1000000000" office:value-type="float" office:value="0.00139" calcext:value-type="float">
            <text:p>0.00139</text:p>
          </table:table-cell>
          <table:table-cell table:formula="of:=[.C235]/1000000000" office:value-type="float" office:value="0.010972" calcext:value-type="float">
            <text:p>0.010972</text:p>
          </table:table-cell>
          <table:table-cell table:formula="of:=[.E235]/[.$J$6]" office:value-type="float" office:value="0.019" calcext:value-type="float">
            <text:p>0.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4086000" calcext:value-type="float">
            <text:p>4086000</text:p>
          </table:table-cell>
          <table:table-cell office:value-type="float" office:value="2940000" calcext:value-type="float">
            <text:p>2940000</text:p>
          </table:table-cell>
          <table:table-cell table:formula="of:=[$MillDB_wikidata_filtered.D236]" office:value-type="float" office:value="8" calcext:value-type="float">
            <text:p>8.00E+00</text:p>
          </table:table-cell>
          <table:table-cell table:formula="of:=[.D236]*[.$J$5]" office:value-type="float" office:value="8000000" calcext:value-type="float">
            <text:p>8000000</text:p>
          </table:table-cell>
          <table:table-cell table:formula="of:=[.B236]/1000000000" office:value-type="float" office:value="0.004086" calcext:value-type="float">
            <text:p>0.004086</text:p>
          </table:table-cell>
          <table:table-cell table:formula="of:=[.C236]/1000000000" office:value-type="float" office:value="0.00294" calcext:value-type="float">
            <text:p>0.00294</text:p>
          </table:table-cell>
          <table:table-cell table:formula="of:=[.E236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2249000" calcext:value-type="float">
            <text:p>22249000</text:p>
          </table:table-cell>
          <table:table-cell office:value-type="float" office:value="8120000" calcext:value-type="float">
            <text:p>8120000</text:p>
          </table:table-cell>
          <table:table-cell table:formula="of:=[$MillDB_wikidata_filtered.D237]" office:value-type="float" office:value="9" calcext:value-type="float">
            <text:p>9.00E+00</text:p>
          </table:table-cell>
          <table:table-cell table:formula="of:=[.D237]*[.$J$5]" office:value-type="float" office:value="9000000" calcext:value-type="float">
            <text:p>9000000</text:p>
          </table:table-cell>
          <table:table-cell table:formula="of:=[.B237]/1000000000" office:value-type="float" office:value="0.022249" calcext:value-type="float">
            <text:p>0.022249</text:p>
          </table:table-cell>
          <table:table-cell table:formula="of:=[.C237]/1000000000" office:value-type="float" office:value="0.00812" calcext:value-type="float">
            <text:p>0.00812</text:p>
          </table:table-cell>
          <table:table-cell table:formula="of:=[.E237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742000" calcext:value-type="float">
            <text:p>742000</text:p>
          </table:table-cell>
          <table:table-cell office:value-type="float" office:value="2880000" calcext:value-type="float">
            <text:p>2880000</text:p>
          </table:table-cell>
          <table:table-cell table:formula="of:=[$MillDB_wikidata_filtered.D238]" office:value-type="float" office:value="10" calcext:value-type="float">
            <text:p>1.00E+01</text:p>
          </table:table-cell>
          <table:table-cell table:formula="of:=[.D238]*[.$J$5]" office:value-type="float" office:value="10000000" calcext:value-type="float">
            <text:p>10000000</text:p>
          </table:table-cell>
          <table:table-cell table:formula="of:=[.B238]/1000000000" office:value-type="float" office:value="0.000742" calcext:value-type="float">
            <text:p>0.000742</text:p>
          </table:table-cell>
          <table:table-cell table:formula="of:=[.C238]/1000000000" office:value-type="float" office:value="0.00288" calcext:value-type="float">
            <text:p>0.00288</text:p>
          </table:table-cell>
          <table:table-cell table:formula="of:=[.E238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139000" calcext:value-type="float">
            <text:p>139000</text:p>
          </table:table-cell>
          <table:table-cell office:value-type="float" office:value="100346000" calcext:value-type="float">
            <text:p>100346000</text:p>
          </table:table-cell>
          <table:table-cell table:formula="of:=[$MillDB_wikidata_filtered.D239]" office:value-type="float" office:value="27" calcext:value-type="float">
            <text:p>2.70E+01</text:p>
          </table:table-cell>
          <table:table-cell table:formula="of:=[.D239]*[.$J$5]" office:value-type="float" office:value="27000000" calcext:value-type="float">
            <text:p>27000000</text:p>
          </table:table-cell>
          <table:table-cell table:formula="of:=[.B239]/1000000000" office:value-type="float" office:value="0.000139" calcext:value-type="float">
            <text:p>0.000139</text:p>
          </table:table-cell>
          <table:table-cell table:formula="of:=[.C239]/1000000000" office:value-type="float" office:value="0.100346" calcext:value-type="float">
            <text:p>0.100346</text:p>
          </table:table-cell>
          <table:table-cell table:formula="of:=[.E239]/[.$J$6]" office:value-type="float" office:value="0.027" calcext:value-type="float">
            <text:p>0.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485000" calcext:value-type="float">
            <text:p>485000</text:p>
          </table:table-cell>
          <table:table-cell office:value-type="float" office:value="3658000" calcext:value-type="float">
            <text:p>3658000</text:p>
          </table:table-cell>
          <table:table-cell table:formula="of:=[$MillDB_wikidata_filtered.D240]" office:value-type="float" office:value="11" calcext:value-type="float">
            <text:p>1.10E+01</text:p>
          </table:table-cell>
          <table:table-cell table:formula="of:=[.D240]*[.$J$5]" office:value-type="float" office:value="11000000" calcext:value-type="float">
            <text:p>11000000</text:p>
          </table:table-cell>
          <table:table-cell table:formula="of:=[.B240]/1000000000" office:value-type="float" office:value="0.000485" calcext:value-type="float">
            <text:p>0.000485</text:p>
          </table:table-cell>
          <table:table-cell table:formula="of:=[.C240]/1000000000" office:value-type="float" office:value="0.003658" calcext:value-type="float">
            <text:p>0.003658</text:p>
          </table:table-cell>
          <table:table-cell table:formula="of:=[.E240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2016000" calcext:value-type="float">
            <text:p>12016000</text:p>
          </table:table-cell>
          <table:table-cell office:value-type="float" office:value="16007000" calcext:value-type="float">
            <text:p>16007000</text:p>
          </table:table-cell>
          <table:table-cell table:formula="of:=[$MillDB_wikidata_filtered.D241]" office:value-type="float" office:value="22" calcext:value-type="float">
            <text:p>2.20E+01</text:p>
          </table:table-cell>
          <table:table-cell table:formula="of:=[.D241]*[.$J$5]" office:value-type="float" office:value="22000000" calcext:value-type="float">
            <text:p>22000000</text:p>
          </table:table-cell>
          <table:table-cell table:formula="of:=[.B241]/1000000000" office:value-type="float" office:value="0.012016" calcext:value-type="float">
            <text:p>0.012016</text:p>
          </table:table-cell>
          <table:table-cell table:formula="of:=[.C241]/1000000000" office:value-type="float" office:value="0.016007" calcext:value-type="float">
            <text:p>0.016007</text:p>
          </table:table-cell>
          <table:table-cell table:formula="of:=[.E241]/[.$J$6]" office:value-type="float" office:value="0.022" calcext:value-type="float">
            <text:p>0.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4870000" calcext:value-type="float">
            <text:p>4870000</text:p>
          </table:table-cell>
          <table:table-cell office:value-type="float" office:value="14138000" calcext:value-type="float">
            <text:p>14138000</text:p>
          </table:table-cell>
          <table:table-cell table:formula="of:=[$MillDB_wikidata_filtered.D242]" office:value-type="float" office:value="8" calcext:value-type="float">
            <text:p>8.00E+00</text:p>
          </table:table-cell>
          <table:table-cell table:formula="of:=[.D242]*[.$J$5]" office:value-type="float" office:value="8000000" calcext:value-type="float">
            <text:p>8000000</text:p>
          </table:table-cell>
          <table:table-cell table:formula="of:=[.B242]/1000000000" office:value-type="float" office:value="0.00487" calcext:value-type="float">
            <text:p>0.00487</text:p>
          </table:table-cell>
          <table:table-cell table:formula="of:=[.C242]/1000000000" office:value-type="float" office:value="0.014138" calcext:value-type="float">
            <text:p>0.014138</text:p>
          </table:table-cell>
          <table:table-cell table:formula="of:=[.E242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2487000" calcext:value-type="float">
            <text:p>2487000</text:p>
          </table:table-cell>
          <table:table-cell office:value-type="float" office:value="1321000" calcext:value-type="float">
            <text:p>1321000</text:p>
          </table:table-cell>
          <table:table-cell table:formula="of:=[$MillDB_wikidata_filtered.D243]" office:value-type="float" office:value="6" calcext:value-type="float">
            <text:p>6.00E+00</text:p>
          </table:table-cell>
          <table:table-cell table:formula="of:=[.D243]*[.$J$5]" office:value-type="float" office:value="6000000" calcext:value-type="float">
            <text:p>6000000</text:p>
          </table:table-cell>
          <table:table-cell table:formula="of:=[.B243]/1000000000" office:value-type="float" office:value="0.002487" calcext:value-type="float">
            <text:p>0.002487</text:p>
          </table:table-cell>
          <table:table-cell table:formula="of:=[.C243]/1000000000" office:value-type="float" office:value="0.001321" calcext:value-type="float">
            <text:p>0.001321</text:p>
          </table:table-cell>
          <table:table-cell table:formula="of:=[.E243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707000" calcext:value-type="float">
            <text:p>707000</text:p>
          </table:table-cell>
          <table:table-cell office:value-type="float" office:value="7811000" calcext:value-type="float">
            <text:p>7811000</text:p>
          </table:table-cell>
          <table:table-cell table:formula="of:=[$MillDB_wikidata_filtered.D244]" office:value-type="float" office:value="9" calcext:value-type="float">
            <text:p>9.00E+00</text:p>
          </table:table-cell>
          <table:table-cell table:formula="of:=[.D244]*[.$J$5]" office:value-type="float" office:value="9000000" calcext:value-type="float">
            <text:p>9000000</text:p>
          </table:table-cell>
          <table:table-cell table:formula="of:=[.B244]/1000000000" office:value-type="float" office:value="0.000707" calcext:value-type="float">
            <text:p>0.000707</text:p>
          </table:table-cell>
          <table:table-cell table:formula="of:=[.C244]/1000000000" office:value-type="float" office:value="0.007811" calcext:value-type="float">
            <text:p>0.007811</text:p>
          </table:table-cell>
          <table:table-cell table:formula="of:=[.E244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699000" calcext:value-type="float">
            <text:p>699000</text:p>
          </table:table-cell>
          <table:table-cell office:value-type="float" office:value="3215000" calcext:value-type="float">
            <text:p>3215000</text:p>
          </table:table-cell>
          <table:table-cell table:formula="of:=[$MillDB_wikidata_filtered.D245]" office:value-type="float" office:value="9" calcext:value-type="float">
            <text:p>9.00E+00</text:p>
          </table:table-cell>
          <table:table-cell table:formula="of:=[.D245]*[.$J$5]" office:value-type="float" office:value="9000000" calcext:value-type="float">
            <text:p>9000000</text:p>
          </table:table-cell>
          <table:table-cell table:formula="of:=[.B245]/1000000000" office:value-type="float" office:value="0.000699" calcext:value-type="float">
            <text:p>0.000699</text:p>
          </table:table-cell>
          <table:table-cell table:formula="of:=[.C245]/1000000000" office:value-type="float" office:value="0.003215" calcext:value-type="float">
            <text:p>0.003215</text:p>
          </table:table-cell>
          <table:table-cell table:formula="of:=[.E245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820000" calcext:value-type="float">
            <text:p>820000</text:p>
          </table:table-cell>
          <table:table-cell office:value-type="float" office:value="5131000" calcext:value-type="float">
            <text:p>5131000</text:p>
          </table:table-cell>
          <table:table-cell table:formula="of:=[$MillDB_wikidata_filtered.D246]" office:value-type="float" office:value="7" calcext:value-type="float">
            <text:p>7.00E+00</text:p>
          </table:table-cell>
          <table:table-cell table:formula="of:=[.D246]*[.$J$5]" office:value-type="float" office:value="7000000" calcext:value-type="float">
            <text:p>7000000</text:p>
          </table:table-cell>
          <table:table-cell table:formula="of:=[.B246]/1000000000" office:value-type="float" office:value="0.00082" calcext:value-type="float">
            <text:p>0.00082</text:p>
          </table:table-cell>
          <table:table-cell table:formula="of:=[.C246]/1000000000" office:value-type="float" office:value="0.005131" calcext:value-type="float">
            <text:p>0.005131</text:p>
          </table:table-cell>
          <table:table-cell table:formula="of:=[.E246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14000" calcext:value-type="float">
            <text:p>114000</text:p>
          </table:table-cell>
          <table:table-cell office:value-type="float" office:value="288000" calcext:value-type="float">
            <text:p>288000</text:p>
          </table:table-cell>
          <table:table-cell table:formula="of:=[$MillDB_wikidata_filtered.D247]" office:value-type="float" office:value="8" calcext:value-type="float">
            <text:p>8.00E+00</text:p>
          </table:table-cell>
          <table:table-cell table:formula="of:=[.D247]*[.$J$5]" office:value-type="float" office:value="8000000" calcext:value-type="float">
            <text:p>8000000</text:p>
          </table:table-cell>
          <table:table-cell table:formula="of:=[.B247]/1000000000" office:value-type="float" office:value="0.000114" calcext:value-type="float">
            <text:p>0.000114</text:p>
          </table:table-cell>
          <table:table-cell table:formula="of:=[.C247]/1000000000" office:value-type="float" office:value="0.000288" calcext:value-type="float">
            <text:p>0.000288</text:p>
          </table:table-cell>
          <table:table-cell table:formula="of:=[.E247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56000" calcext:value-type="float">
            <text:p>156000</text:p>
          </table:table-cell>
          <table:table-cell office:value-type="float" office:value="1104000" calcext:value-type="float">
            <text:p>1104000</text:p>
          </table:table-cell>
          <table:table-cell table:formula="of:=[$MillDB_wikidata_filtered.D248]" office:value-type="float" office:value="4" calcext:value-type="float">
            <text:p>4.00E+00</text:p>
          </table:table-cell>
          <table:table-cell table:formula="of:=[.D248]*[.$J$5]" office:value-type="float" office:value="4000000" calcext:value-type="float">
            <text:p>4000000</text:p>
          </table:table-cell>
          <table:table-cell table:formula="of:=[.B248]/1000000000" office:value-type="float" office:value="0.000156" calcext:value-type="float">
            <text:p>0.000156</text:p>
          </table:table-cell>
          <table:table-cell table:formula="of:=[.C248]/1000000000" office:value-type="float" office:value="0.001104" calcext:value-type="float">
            <text:p>0.001104</text:p>
          </table:table-cell>
          <table:table-cell table:formula="of:=[.E248]/[.$J$6]" office:value-type="float" office:value="0.004" calcext:value-type="float">
            <text:p>0.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52000" calcext:value-type="float">
            <text:p>152000</text:p>
          </table:table-cell>
          <table:table-cell office:value-type="float" office:value="144000" calcext:value-type="float">
            <text:p>144000</text:p>
          </table:table-cell>
          <table:table-cell table:formula="of:=[$MillDB_wikidata_filtered.D249]" office:value-type="float" office:value="7" calcext:value-type="float">
            <text:p>7.00E+00</text:p>
          </table:table-cell>
          <table:table-cell table:formula="of:=[.D249]*[.$J$5]" office:value-type="float" office:value="7000000" calcext:value-type="float">
            <text:p>7000000</text:p>
          </table:table-cell>
          <table:table-cell table:formula="of:=[.B249]/1000000000" office:value-type="float" office:value="0.000152" calcext:value-type="float">
            <text:p>0.000152</text:p>
          </table:table-cell>
          <table:table-cell table:formula="of:=[.C249]/1000000000" office:value-type="float" office:value="0.000144" calcext:value-type="float">
            <text:p>0.000144</text:p>
          </table:table-cell>
          <table:table-cell table:formula="of:=[.E249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675000" calcext:value-type="float">
            <text:p>675000</text:p>
          </table:table-cell>
          <table:table-cell office:value-type="float" office:value="21562000" calcext:value-type="float">
            <text:p>21562000</text:p>
          </table:table-cell>
          <table:table-cell table:formula="of:=[$MillDB_wikidata_filtered.D250]" office:value-type="float" office:value="21" calcext:value-type="float">
            <text:p>2.10E+01</text:p>
          </table:table-cell>
          <table:table-cell table:formula="of:=[.D250]*[.$J$5]" office:value-type="float" office:value="21000000" calcext:value-type="float">
            <text:p>21000000</text:p>
          </table:table-cell>
          <table:table-cell table:formula="of:=[.B250]/1000000000" office:value-type="float" office:value="0.000675" calcext:value-type="float">
            <text:p>0.000675</text:p>
          </table:table-cell>
          <table:table-cell table:formula="of:=[.C250]/1000000000" office:value-type="float" office:value="0.021562" calcext:value-type="float">
            <text:p>0.021562</text:p>
          </table:table-cell>
          <table:table-cell table:formula="of:=[.E250]/[.$J$6]" office:value-type="float" office:value="0.021" calcext:value-type="float">
            <text:p>0.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3529000" calcext:value-type="float">
            <text:p>3529000</text:p>
          </table:table-cell>
          <table:table-cell office:value-type="float" office:value="13157000" calcext:value-type="float">
            <text:p>13157000</text:p>
          </table:table-cell>
          <table:table-cell table:formula="of:=[$MillDB_wikidata_filtered.D251]" office:value-type="float" office:value="15" calcext:value-type="float">
            <text:p>1.50E+01</text:p>
          </table:table-cell>
          <table:table-cell table:formula="of:=[.D251]*[.$J$5]" office:value-type="float" office:value="15000000" calcext:value-type="float">
            <text:p>15000000</text:p>
          </table:table-cell>
          <table:table-cell table:formula="of:=[.B251]/1000000000" office:value-type="float" office:value="0.003529" calcext:value-type="float">
            <text:p>0.003529</text:p>
          </table:table-cell>
          <table:table-cell table:formula="of:=[.C251]/1000000000" office:value-type="float" office:value="0.013157" calcext:value-type="float">
            <text:p>0.013157</text:p>
          </table:table-cell>
          <table:table-cell table:formula="of:=[.E251]/[.$J$6]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289000" calcext:value-type="float">
            <text:p>289000</text:p>
          </table:table-cell>
          <table:table-cell office:value-type="float" office:value="2005000" calcext:value-type="float">
            <text:p>2005000</text:p>
          </table:table-cell>
          <table:table-cell table:formula="of:=[$MillDB_wikidata_filtered.D252]" office:value-type="float" office:value="8" calcext:value-type="float">
            <text:p>8.00E+00</text:p>
          </table:table-cell>
          <table:table-cell table:formula="of:=[.D252]*[.$J$5]" office:value-type="float" office:value="8000000" calcext:value-type="float">
            <text:p>8000000</text:p>
          </table:table-cell>
          <table:table-cell table:formula="of:=[.B252]/1000000000" office:value-type="float" office:value="0.000289" calcext:value-type="float">
            <text:p>0.000289</text:p>
          </table:table-cell>
          <table:table-cell table:formula="of:=[.C252]/1000000000" office:value-type="float" office:value="0.002005" calcext:value-type="float">
            <text:p>0.002005</text:p>
          </table:table-cell>
          <table:table-cell table:formula="of:=[.E252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316000" calcext:value-type="float">
            <text:p>316000</text:p>
          </table:table-cell>
          <table:table-cell office:value-type="float" office:value="2008000" calcext:value-type="float">
            <text:p>2008000</text:p>
          </table:table-cell>
          <table:table-cell table:formula="of:=[$MillDB_wikidata_filtered.D253]" office:value-type="float" office:value="6" calcext:value-type="float">
            <text:p>6.00E+00</text:p>
          </table:table-cell>
          <table:table-cell table:formula="of:=[.D253]*[.$J$5]" office:value-type="float" office:value="6000000" calcext:value-type="float">
            <text:p>6000000</text:p>
          </table:table-cell>
          <table:table-cell table:formula="of:=[.B253]/1000000000" office:value-type="float" office:value="0.000316" calcext:value-type="float">
            <text:p>0.000316</text:p>
          </table:table-cell>
          <table:table-cell table:formula="of:=[.C253]/1000000000" office:value-type="float" office:value="0.002008" calcext:value-type="float">
            <text:p>0.002008</text:p>
          </table:table-cell>
          <table:table-cell table:formula="of:=[.E253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99000" calcext:value-type="float">
            <text:p>399000</text:p>
          </table:table-cell>
          <table:table-cell office:value-type="float" office:value="3388000" calcext:value-type="float">
            <text:p>3388000</text:p>
          </table:table-cell>
          <table:table-cell table:formula="of:=[$MillDB_wikidata_filtered.D254]" office:value-type="float" office:value="8" calcext:value-type="float">
            <text:p>8.00E+00</text:p>
          </table:table-cell>
          <table:table-cell table:formula="of:=[.D254]*[.$J$5]" office:value-type="float" office:value="8000000" calcext:value-type="float">
            <text:p>8000000</text:p>
          </table:table-cell>
          <table:table-cell table:formula="of:=[.B254]/1000000000" office:value-type="float" office:value="0.000399" calcext:value-type="float">
            <text:p>0.000399</text:p>
          </table:table-cell>
          <table:table-cell table:formula="of:=[.C254]/1000000000" office:value-type="float" office:value="0.003388" calcext:value-type="float">
            <text:p>0.003388</text:p>
          </table:table-cell>
          <table:table-cell table:formula="of:=[.E254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758000" calcext:value-type="float">
            <text:p>758000</text:p>
          </table:table-cell>
          <table:table-cell office:value-type="float" office:value="3592000" calcext:value-type="float">
            <text:p>3592000</text:p>
          </table:table-cell>
          <table:table-cell table:formula="of:=[$MillDB_wikidata_filtered.D255]" office:value-type="float" office:value="11" calcext:value-type="float">
            <text:p>1.10E+01</text:p>
          </table:table-cell>
          <table:table-cell table:formula="of:=[.D255]*[.$J$5]" office:value-type="float" office:value="11000000" calcext:value-type="float">
            <text:p>11000000</text:p>
          </table:table-cell>
          <table:table-cell table:formula="of:=[.B255]/1000000000" office:value-type="float" office:value="0.000758" calcext:value-type="float">
            <text:p>0.000758</text:p>
          </table:table-cell>
          <table:table-cell table:formula="of:=[.C255]/1000000000" office:value-type="float" office:value="0.003592" calcext:value-type="float">
            <text:p>0.003592</text:p>
          </table:table-cell>
          <table:table-cell table:formula="of:=[.E255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895000" calcext:value-type="float">
            <text:p>1895000</text:p>
          </table:table-cell>
          <table:table-cell office:value-type="float" office:value="7273000" calcext:value-type="float">
            <text:p>7273000</text:p>
          </table:table-cell>
          <table:table-cell table:formula="of:=[$MillDB_wikidata_filtered.D256]" office:value-type="float" office:value="17" calcext:value-type="float">
            <text:p>1.70E+01</text:p>
          </table:table-cell>
          <table:table-cell table:formula="of:=[.D256]*[.$J$5]" office:value-type="float" office:value="17000000" calcext:value-type="float">
            <text:p>17000000</text:p>
          </table:table-cell>
          <table:table-cell table:formula="of:=[.B256]/1000000000" office:value-type="float" office:value="0.001895" calcext:value-type="float">
            <text:p>0.001895</text:p>
          </table:table-cell>
          <table:table-cell table:formula="of:=[.C256]/1000000000" office:value-type="float" office:value="0.007273" calcext:value-type="float">
            <text:p>0.007273</text:p>
          </table:table-cell>
          <table:table-cell table:formula="of:=[.E256]/[.$J$6]" office:value-type="float" office:value="0.017" calcext:value-type="float">
            <text:p>0.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534000" calcext:value-type="float">
            <text:p>534000</text:p>
          </table:table-cell>
          <table:table-cell office:value-type="float" office:value="1724000" calcext:value-type="float">
            <text:p>1724000</text:p>
          </table:table-cell>
          <table:table-cell table:formula="of:=[$MillDB_wikidata_filtered.D257]" office:value-type="float" office:value="9" calcext:value-type="float">
            <text:p>9.00E+00</text:p>
          </table:table-cell>
          <table:table-cell table:formula="of:=[.D257]*[.$J$5]" office:value-type="float" office:value="9000000" calcext:value-type="float">
            <text:p>9000000</text:p>
          </table:table-cell>
          <table:table-cell table:formula="of:=[.B257]/1000000000" office:value-type="float" office:value="0.000534" calcext:value-type="float">
            <text:p>0.000534</text:p>
          </table:table-cell>
          <table:table-cell table:formula="of:=[.C257]/1000000000" office:value-type="float" office:value="0.001724" calcext:value-type="float">
            <text:p>0.001724</text:p>
          </table:table-cell>
          <table:table-cell table:formula="of:=[.E257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547000" calcext:value-type="float">
            <text:p>547000</text:p>
          </table:table-cell>
          <table:table-cell office:value-type="float" office:value="4870000" calcext:value-type="float">
            <text:p>4870000</text:p>
          </table:table-cell>
          <table:table-cell table:formula="of:=[$MillDB_wikidata_filtered.D258]" office:value-type="float" office:value="7" calcext:value-type="float">
            <text:p>7.00E+00</text:p>
          </table:table-cell>
          <table:table-cell table:formula="of:=[.D258]*[.$J$5]" office:value-type="float" office:value="7000000" calcext:value-type="float">
            <text:p>7000000</text:p>
          </table:table-cell>
          <table:table-cell table:formula="of:=[.B258]/1000000000" office:value-type="float" office:value="0.000547" calcext:value-type="float">
            <text:p>0.000547</text:p>
          </table:table-cell>
          <table:table-cell table:formula="of:=[.C258]/1000000000" office:value-type="float" office:value="0.00487" calcext:value-type="float">
            <text:p>0.00487</text:p>
          </table:table-cell>
          <table:table-cell table:formula="of:=[.E258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11000" calcext:value-type="float">
            <text:p>211000</text:p>
          </table:table-cell>
          <table:table-cell office:value-type="float" office:value="34673000" calcext:value-type="float">
            <text:p>34673000</text:p>
          </table:table-cell>
          <table:table-cell table:formula="of:=[$MillDB_wikidata_filtered.D259]" office:value-type="float" office:value="7" calcext:value-type="float">
            <text:p>7.00E+00</text:p>
          </table:table-cell>
          <table:table-cell table:formula="of:=[.D259]*[.$J$5]" office:value-type="float" office:value="7000000" calcext:value-type="float">
            <text:p>7000000</text:p>
          </table:table-cell>
          <table:table-cell table:formula="of:=[.B259]/1000000000" office:value-type="float" office:value="0.000211" calcext:value-type="float">
            <text:p>0.000211</text:p>
          </table:table-cell>
          <table:table-cell table:formula="of:=[.C259]/1000000000" office:value-type="float" office:value="0.034673" calcext:value-type="float">
            <text:p>0.034673</text:p>
          </table:table-cell>
          <table:table-cell table:formula="of:=[.E259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33000" calcext:value-type="float">
            <text:p>233000</text:p>
          </table:table-cell>
          <table:table-cell office:value-type="float" office:value="3495000" calcext:value-type="float">
            <text:p>3495000</text:p>
          </table:table-cell>
          <table:table-cell table:formula="of:=[$MillDB_wikidata_filtered.D260]" office:value-type="float" office:value="5" calcext:value-type="float">
            <text:p>5.00E+00</text:p>
          </table:table-cell>
          <table:table-cell table:formula="of:=[.D260]*[.$J$5]" office:value-type="float" office:value="5000000" calcext:value-type="float">
            <text:p>5000000</text:p>
          </table:table-cell>
          <table:table-cell table:formula="of:=[.B260]/1000000000" office:value-type="float" office:value="0.000233" calcext:value-type="float">
            <text:p>0.000233</text:p>
          </table:table-cell>
          <table:table-cell table:formula="of:=[.C260]/1000000000" office:value-type="float" office:value="0.003495" calcext:value-type="float">
            <text:p>0.003495</text:p>
          </table:table-cell>
          <table:table-cell table:formula="of:=[.E260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4331000" calcext:value-type="float">
            <text:p>4331000</text:p>
          </table:table-cell>
          <table:table-cell office:value-type="float" office:value="1201000" calcext:value-type="float">
            <text:p>1201000</text:p>
          </table:table-cell>
          <table:table-cell table:formula="of:=[$MillDB_wikidata_filtered.D261]" office:value-type="float" office:value="7" calcext:value-type="float">
            <text:p>7.00E+00</text:p>
          </table:table-cell>
          <table:table-cell table:formula="of:=[.D261]*[.$J$5]" office:value-type="float" office:value="7000000" calcext:value-type="float">
            <text:p>7000000</text:p>
          </table:table-cell>
          <table:table-cell table:formula="of:=[.B261]/1000000000" office:value-type="float" office:value="0.004331" calcext:value-type="float">
            <text:p>0.004331</text:p>
          </table:table-cell>
          <table:table-cell table:formula="of:=[.C261]/1000000000" office:value-type="float" office:value="0.001201" calcext:value-type="float">
            <text:p>0.001201</text:p>
          </table:table-cell>
          <table:table-cell table:formula="of:=[.E261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292000" calcext:value-type="float">
            <text:p>292000</text:p>
          </table:table-cell>
          <table:table-cell office:value-type="float" office:value="1169000" calcext:value-type="float">
            <text:p>1169000</text:p>
          </table:table-cell>
          <table:table-cell table:formula="of:=[$MillDB_wikidata_filtered.D262]" office:value-type="float" office:value="6" calcext:value-type="float">
            <text:p>6.00E+00</text:p>
          </table:table-cell>
          <table:table-cell table:formula="of:=[.D262]*[.$J$5]" office:value-type="float" office:value="6000000" calcext:value-type="float">
            <text:p>6000000</text:p>
          </table:table-cell>
          <table:table-cell table:formula="of:=[.B262]/1000000000" office:value-type="float" office:value="0.000292" calcext:value-type="float">
            <text:p>0.000292</text:p>
          </table:table-cell>
          <table:table-cell table:formula="of:=[.C262]/1000000000" office:value-type="float" office:value="0.001169" calcext:value-type="float">
            <text:p>0.001169</text:p>
          </table:table-cell>
          <table:table-cell table:formula="of:=[.E262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412000" calcext:value-type="float">
            <text:p>1412000</text:p>
          </table:table-cell>
          <table:table-cell office:value-type="float" office:value="3410000" calcext:value-type="float">
            <text:p>3410000</text:p>
          </table:table-cell>
          <table:table-cell table:formula="of:=[$MillDB_wikidata_filtered.D263]" office:value-type="float" office:value="10" calcext:value-type="float">
            <text:p>1.00E+01</text:p>
          </table:table-cell>
          <table:table-cell table:formula="of:=[.D263]*[.$J$5]" office:value-type="float" office:value="10000000" calcext:value-type="float">
            <text:p>10000000</text:p>
          </table:table-cell>
          <table:table-cell table:formula="of:=[.B263]/1000000000" office:value-type="float" office:value="0.001412" calcext:value-type="float">
            <text:p>0.001412</text:p>
          </table:table-cell>
          <table:table-cell table:formula="of:=[.C263]/1000000000" office:value-type="float" office:value="0.00341" calcext:value-type="float">
            <text:p>0.00341</text:p>
          </table:table-cell>
          <table:table-cell table:formula="of:=[.E263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96000" calcext:value-type="float">
            <text:p>296000</text:p>
          </table:table-cell>
          <table:table-cell office:value-type="float" office:value="448000" calcext:value-type="float">
            <text:p>448000</text:p>
          </table:table-cell>
          <table:table-cell table:formula="of:=[$MillDB_wikidata_filtered.D264]" office:value-type="float" office:value="8" calcext:value-type="float">
            <text:p>8.00E+00</text:p>
          </table:table-cell>
          <table:table-cell table:formula="of:=[.D264]*[.$J$5]" office:value-type="float" office:value="8000000" calcext:value-type="float">
            <text:p>8000000</text:p>
          </table:table-cell>
          <table:table-cell table:formula="of:=[.B264]/1000000000" office:value-type="float" office:value="0.000296" calcext:value-type="float">
            <text:p>0.000296</text:p>
          </table:table-cell>
          <table:table-cell table:formula="of:=[.C264]/1000000000" office:value-type="float" office:value="0.000448" calcext:value-type="float">
            <text:p>0.000448</text:p>
          </table:table-cell>
          <table:table-cell table:formula="of:=[.E264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33000" calcext:value-type="float">
            <text:p>133000</text:p>
          </table:table-cell>
          <table:table-cell office:value-type="float" office:value="4383000" calcext:value-type="float">
            <text:p>4383000</text:p>
          </table:table-cell>
          <table:table-cell table:formula="of:=[$MillDB_wikidata_filtered.D265]" office:value-type="float" office:value="5" calcext:value-type="float">
            <text:p>5.00E+00</text:p>
          </table:table-cell>
          <table:table-cell table:formula="of:=[.D265]*[.$J$5]" office:value-type="float" office:value="5000000" calcext:value-type="float">
            <text:p>5000000</text:p>
          </table:table-cell>
          <table:table-cell table:formula="of:=[.B265]/1000000000" office:value-type="float" office:value="0.000133" calcext:value-type="float">
            <text:p>0.000133</text:p>
          </table:table-cell>
          <table:table-cell table:formula="of:=[.C265]/1000000000" office:value-type="float" office:value="0.004383" calcext:value-type="float">
            <text:p>0.004383</text:p>
          </table:table-cell>
          <table:table-cell table:formula="of:=[.E265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59000" calcext:value-type="float">
            <text:p>59000</text:p>
          </table:table-cell>
          <table:table-cell office:value-type="float" office:value="550000" calcext:value-type="float">
            <text:p>550000</text:p>
          </table:table-cell>
          <table:table-cell table:formula="of:=[$MillDB_wikidata_filtered.D266]" office:value-type="float" office:value="7" calcext:value-type="float">
            <text:p>7.00E+00</text:p>
          </table:table-cell>
          <table:table-cell table:formula="of:=[.D266]*[.$J$5]" office:value-type="float" office:value="7000000" calcext:value-type="float">
            <text:p>7000000</text:p>
          </table:table-cell>
          <table:table-cell table:formula="of:=[.B266]/1000000000" office:value-type="float" office:value="0.000059" calcext:value-type="float">
            <text:p>0.000059</text:p>
          </table:table-cell>
          <table:table-cell table:formula="of:=[.C266]/1000000000" office:value-type="float" office:value="0.00055" calcext:value-type="float">
            <text:p>0.00055</text:p>
          </table:table-cell>
          <table:table-cell table:formula="of:=[.E266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697000" calcext:value-type="float">
            <text:p>697000</text:p>
          </table:table-cell>
          <table:table-cell office:value-type="float" office:value="1804000" calcext:value-type="float">
            <text:p>1804000</text:p>
          </table:table-cell>
          <table:table-cell table:formula="of:=[$MillDB_wikidata_filtered.D267]" office:value-type="float" office:value="6" calcext:value-type="float">
            <text:p>6.00E+00</text:p>
          </table:table-cell>
          <table:table-cell table:formula="of:=[.D267]*[.$J$5]" office:value-type="float" office:value="6000000" calcext:value-type="float">
            <text:p>6000000</text:p>
          </table:table-cell>
          <table:table-cell table:formula="of:=[.B267]/1000000000" office:value-type="float" office:value="0.000697" calcext:value-type="float">
            <text:p>0.000697</text:p>
          </table:table-cell>
          <table:table-cell table:formula="of:=[.C267]/1000000000" office:value-type="float" office:value="0.001804" calcext:value-type="float">
            <text:p>0.001804</text:p>
          </table:table-cell>
          <table:table-cell table:formula="of:=[.E267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10000" calcext:value-type="float">
            <text:p>110000</text:p>
          </table:table-cell>
          <table:table-cell office:value-type="float" office:value="1626000" calcext:value-type="float">
            <text:p>1626000</text:p>
          </table:table-cell>
          <table:table-cell table:formula="of:=[$MillDB_wikidata_filtered.D268]" office:value-type="float" office:value="8" calcext:value-type="float">
            <text:p>8.00E+00</text:p>
          </table:table-cell>
          <table:table-cell table:formula="of:=[.D268]*[.$J$5]" office:value-type="float" office:value="8000000" calcext:value-type="float">
            <text:p>8000000</text:p>
          </table:table-cell>
          <table:table-cell table:formula="of:=[.B268]/1000000000" office:value-type="float" office:value="0.00011" calcext:value-type="float">
            <text:p>0.00011</text:p>
          </table:table-cell>
          <table:table-cell table:formula="of:=[.C268]/1000000000" office:value-type="float" office:value="0.001626" calcext:value-type="float">
            <text:p>0.001626</text:p>
          </table:table-cell>
          <table:table-cell table:formula="of:=[.E268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16000" calcext:value-type="float">
            <text:p>316000</text:p>
          </table:table-cell>
          <table:table-cell office:value-type="float" office:value="1590000" calcext:value-type="float">
            <text:p>1590000</text:p>
          </table:table-cell>
          <table:table-cell table:formula="of:=[$MillDB_wikidata_filtered.D269]" office:value-type="float" office:value="9" calcext:value-type="float">
            <text:p>9.00E+00</text:p>
          </table:table-cell>
          <table:table-cell table:formula="of:=[.D269]*[.$J$5]" office:value-type="float" office:value="9000000" calcext:value-type="float">
            <text:p>9000000</text:p>
          </table:table-cell>
          <table:table-cell table:formula="of:=[.B269]/1000000000" office:value-type="float" office:value="0.000316" calcext:value-type="float">
            <text:p>0.000316</text:p>
          </table:table-cell>
          <table:table-cell table:formula="of:=[.C269]/1000000000" office:value-type="float" office:value="0.00159" calcext:value-type="float">
            <text:p>0.00159</text:p>
          </table:table-cell>
          <table:table-cell table:formula="of:=[.E269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59000" calcext:value-type="float">
            <text:p>159000</text:p>
          </table:table-cell>
          <table:table-cell office:value-type="float" office:value="945000" calcext:value-type="float">
            <text:p>945000</text:p>
          </table:table-cell>
          <table:table-cell table:formula="of:=[$MillDB_wikidata_filtered.D270]" office:value-type="float" office:value="5" calcext:value-type="float">
            <text:p>5.00E+00</text:p>
          </table:table-cell>
          <table:table-cell table:formula="of:=[.D270]*[.$J$5]" office:value-type="float" office:value="5000000" calcext:value-type="float">
            <text:p>5000000</text:p>
          </table:table-cell>
          <table:table-cell table:formula="of:=[.B270]/1000000000" office:value-type="float" office:value="0.000159" calcext:value-type="float">
            <text:p>0.000159</text:p>
          </table:table-cell>
          <table:table-cell table:formula="of:=[.C270]/1000000000" office:value-type="float" office:value="0.000945" calcext:value-type="float">
            <text:p>0.000945</text:p>
          </table:table-cell>
          <table:table-cell table:formula="of:=[.E270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514000" calcext:value-type="float">
            <text:p>1514000</text:p>
          </table:table-cell>
          <table:table-cell office:value-type="float" office:value="1055000" calcext:value-type="float">
            <text:p>1055000</text:p>
          </table:table-cell>
          <table:table-cell table:formula="of:=[$MillDB_wikidata_filtered.D271]" office:value-type="float" office:value="8" calcext:value-type="float">
            <text:p>8.00E+00</text:p>
          </table:table-cell>
          <table:table-cell table:formula="of:=[.D271]*[.$J$5]" office:value-type="float" office:value="8000000" calcext:value-type="float">
            <text:p>8000000</text:p>
          </table:table-cell>
          <table:table-cell table:formula="of:=[.B271]/1000000000" office:value-type="float" office:value="0.001514" calcext:value-type="float">
            <text:p>0.001514</text:p>
          </table:table-cell>
          <table:table-cell table:formula="of:=[.C271]/1000000000" office:value-type="float" office:value="0.001055" calcext:value-type="float">
            <text:p>0.001055</text:p>
          </table:table-cell>
          <table:table-cell table:formula="of:=[.E27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291000" calcext:value-type="float">
            <text:p>1291000</text:p>
          </table:table-cell>
          <table:table-cell office:value-type="float" office:value="9392000" calcext:value-type="float">
            <text:p>9392000</text:p>
          </table:table-cell>
          <table:table-cell table:formula="of:=[$MillDB_wikidata_filtered.D272]" office:value-type="float" office:value="10" calcext:value-type="float">
            <text:p>1.00E+01</text:p>
          </table:table-cell>
          <table:table-cell table:formula="of:=[.D272]*[.$J$5]" office:value-type="float" office:value="10000000" calcext:value-type="float">
            <text:p>10000000</text:p>
          </table:table-cell>
          <table:table-cell table:formula="of:=[.B272]/1000000000" office:value-type="float" office:value="0.001291" calcext:value-type="float">
            <text:p>0.001291</text:p>
          </table:table-cell>
          <table:table-cell table:formula="of:=[.C272]/1000000000" office:value-type="float" office:value="0.009392" calcext:value-type="float">
            <text:p>0.009392</text:p>
          </table:table-cell>
          <table:table-cell table:formula="of:=[.E272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361000" calcext:value-type="float">
            <text:p>2361000</text:p>
          </table:table-cell>
          <table:table-cell office:value-type="float" office:value="1869000" calcext:value-type="float">
            <text:p>1869000</text:p>
          </table:table-cell>
          <table:table-cell table:formula="of:=[$MillDB_wikidata_filtered.D273]" office:value-type="float" office:value="6" calcext:value-type="float">
            <text:p>6.00E+00</text:p>
          </table:table-cell>
          <table:table-cell table:formula="of:=[.D273]*[.$J$5]" office:value-type="float" office:value="6000000" calcext:value-type="float">
            <text:p>6000000</text:p>
          </table:table-cell>
          <table:table-cell table:formula="of:=[.B273]/1000000000" office:value-type="float" office:value="0.002361" calcext:value-type="float">
            <text:p>0.002361</text:p>
          </table:table-cell>
          <table:table-cell table:formula="of:=[.C273]/1000000000" office:value-type="float" office:value="0.001869" calcext:value-type="float">
            <text:p>0.001869</text:p>
          </table:table-cell>
          <table:table-cell table:formula="of:=[.E273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814000" calcext:value-type="float">
            <text:p>814000</text:p>
          </table:table-cell>
          <table:table-cell office:value-type="float" office:value="3968000" calcext:value-type="float">
            <text:p>3968000</text:p>
          </table:table-cell>
          <table:table-cell table:formula="of:=[$MillDB_wikidata_filtered.D274]" office:value-type="float" office:value="9" calcext:value-type="float">
            <text:p>9.00E+00</text:p>
          </table:table-cell>
          <table:table-cell table:formula="of:=[.D274]*[.$J$5]" office:value-type="float" office:value="9000000" calcext:value-type="float">
            <text:p>9000000</text:p>
          </table:table-cell>
          <table:table-cell table:formula="of:=[.B274]/1000000000" office:value-type="float" office:value="0.000814" calcext:value-type="float">
            <text:p>0.000814</text:p>
          </table:table-cell>
          <table:table-cell table:formula="of:=[.C274]/1000000000" office:value-type="float" office:value="0.003968" calcext:value-type="float">
            <text:p>0.003968</text:p>
          </table:table-cell>
          <table:table-cell table:formula="of:=[.E274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49000" calcext:value-type="float">
            <text:p>149000</text:p>
          </table:table-cell>
          <table:table-cell office:value-type="float" office:value="672000" calcext:value-type="float">
            <text:p>672000</text:p>
          </table:table-cell>
          <table:table-cell table:formula="of:=[$MillDB_wikidata_filtered.D275]" office:value-type="float" office:value="7" calcext:value-type="float">
            <text:p>7.00E+00</text:p>
          </table:table-cell>
          <table:table-cell table:formula="of:=[.D275]*[.$J$5]" office:value-type="float" office:value="7000000" calcext:value-type="float">
            <text:p>7000000</text:p>
          </table:table-cell>
          <table:table-cell table:formula="of:=[.B275]/1000000000" office:value-type="float" office:value="0.000149" calcext:value-type="float">
            <text:p>0.000149</text:p>
          </table:table-cell>
          <table:table-cell table:formula="of:=[.C275]/1000000000" office:value-type="float" office:value="0.000672" calcext:value-type="float">
            <text:p>0.000672</text:p>
          </table:table-cell>
          <table:table-cell table:formula="of:=[.E275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622000" calcext:value-type="float">
            <text:p>622000</text:p>
          </table:table-cell>
          <table:table-cell office:value-type="float" office:value="2084000" calcext:value-type="float">
            <text:p>2084000</text:p>
          </table:table-cell>
          <table:table-cell table:formula="of:=[$MillDB_wikidata_filtered.D276]" office:value-type="float" office:value="8" calcext:value-type="float">
            <text:p>8.00E+00</text:p>
          </table:table-cell>
          <table:table-cell table:formula="of:=[.D276]*[.$J$5]" office:value-type="float" office:value="8000000" calcext:value-type="float">
            <text:p>8000000</text:p>
          </table:table-cell>
          <table:table-cell table:formula="of:=[.B276]/1000000000" office:value-type="float" office:value="0.000622" calcext:value-type="float">
            <text:p>0.000622</text:p>
          </table:table-cell>
          <table:table-cell table:formula="of:=[.C276]/1000000000" office:value-type="float" office:value="0.002084" calcext:value-type="float">
            <text:p>0.002084</text:p>
          </table:table-cell>
          <table:table-cell table:formula="of:=[.E276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966000" calcext:value-type="float">
            <text:p>966000</text:p>
          </table:table-cell>
          <table:table-cell office:value-type="float" office:value="3634000" calcext:value-type="float">
            <text:p>3634000</text:p>
          </table:table-cell>
          <table:table-cell table:formula="of:=[$MillDB_wikidata_filtered.D277]" office:value-type="float" office:value="9" calcext:value-type="float">
            <text:p>9.00E+00</text:p>
          </table:table-cell>
          <table:table-cell table:formula="of:=[.D277]*[.$J$5]" office:value-type="float" office:value="9000000" calcext:value-type="float">
            <text:p>9000000</text:p>
          </table:table-cell>
          <table:table-cell table:formula="of:=[.B277]/1000000000" office:value-type="float" office:value="0.000966" calcext:value-type="float">
            <text:p>0.000966</text:p>
          </table:table-cell>
          <table:table-cell table:formula="of:=[.C277]/1000000000" office:value-type="float" office:value="0.003634" calcext:value-type="float">
            <text:p>0.003634</text:p>
          </table:table-cell>
          <table:table-cell table:formula="of:=[.E277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91000" calcext:value-type="float">
            <text:p>91000</text:p>
          </table:table-cell>
          <table:table-cell office:value-type="float" office:value="669000" calcext:value-type="float">
            <text:p>669000</text:p>
          </table:table-cell>
          <table:table-cell table:formula="of:=[$MillDB_wikidata_filtered.D278]" office:value-type="float" office:value="7" calcext:value-type="float">
            <text:p>7.00E+00</text:p>
          </table:table-cell>
          <table:table-cell table:formula="of:=[.D278]*[.$J$5]" office:value-type="float" office:value="7000000" calcext:value-type="float">
            <text:p>7000000</text:p>
          </table:table-cell>
          <table:table-cell table:formula="of:=[.B278]/1000000000" office:value-type="float" office:value="0.000091" calcext:value-type="float">
            <text:p>0.000091</text:p>
          </table:table-cell>
          <table:table-cell table:formula="of:=[.C278]/1000000000" office:value-type="float" office:value="0.000669" calcext:value-type="float">
            <text:p>0.000669</text:p>
          </table:table-cell>
          <table:table-cell table:formula="of:=[.E278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87000" calcext:value-type="float">
            <text:p>87000</text:p>
          </table:table-cell>
          <table:table-cell office:value-type="float" office:value="138000" calcext:value-type="float">
            <text:p>138000</text:p>
          </table:table-cell>
          <table:table-cell table:formula="of:=[$MillDB_wikidata_filtered.D279]" office:value-type="float" office:value="6" calcext:value-type="float">
            <text:p>6.00E+00</text:p>
          </table:table-cell>
          <table:table-cell table:formula="of:=[.D279]*[.$J$5]" office:value-type="float" office:value="6000000" calcext:value-type="float">
            <text:p>6000000</text:p>
          </table:table-cell>
          <table:table-cell table:formula="of:=[.B279]/1000000000" office:value-type="float" office:value="0.000087" calcext:value-type="float">
            <text:p>0.000087</text:p>
          </table:table-cell>
          <table:table-cell table:formula="of:=[.C279]/1000000000" office:value-type="float" office:value="0.000138" calcext:value-type="float">
            <text:p>0.000138</text:p>
          </table:table-cell>
          <table:table-cell table:formula="of:=[.E279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816000" calcext:value-type="float">
            <text:p>816000</text:p>
          </table:table-cell>
          <table:table-cell office:value-type="float" office:value="6669000" calcext:value-type="float">
            <text:p>6669000</text:p>
          </table:table-cell>
          <table:table-cell table:formula="of:=[$MillDB_wikidata_filtered.D280]" office:value-type="float" office:value="6" calcext:value-type="float">
            <text:p>6.00E+00</text:p>
          </table:table-cell>
          <table:table-cell table:formula="of:=[.D280]*[.$J$5]" office:value-type="float" office:value="6000000" calcext:value-type="float">
            <text:p>6000000</text:p>
          </table:table-cell>
          <table:table-cell table:formula="of:=[.B280]/1000000000" office:value-type="float" office:value="0.000816" calcext:value-type="float">
            <text:p>0.000816</text:p>
          </table:table-cell>
          <table:table-cell table:formula="of:=[.C280]/1000000000" office:value-type="float" office:value="0.006669" calcext:value-type="float">
            <text:p>0.006669</text:p>
          </table:table-cell>
          <table:table-cell table:formula="of:=[.E280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599000" calcext:value-type="float">
            <text:p>599000</text:p>
          </table:table-cell>
          <table:table-cell office:value-type="float" office:value="3269000" calcext:value-type="float">
            <text:p>3269000</text:p>
          </table:table-cell>
          <table:table-cell table:formula="of:=[$MillDB_wikidata_filtered.D281]" office:value-type="float" office:value="8" calcext:value-type="float">
            <text:p>8.00E+00</text:p>
          </table:table-cell>
          <table:table-cell table:formula="of:=[.D281]*[.$J$5]" office:value-type="float" office:value="8000000" calcext:value-type="float">
            <text:p>8000000</text:p>
          </table:table-cell>
          <table:table-cell table:formula="of:=[.B281]/1000000000" office:value-type="float" office:value="0.000599" calcext:value-type="float">
            <text:p>0.000599</text:p>
          </table:table-cell>
          <table:table-cell table:formula="of:=[.C281]/1000000000" office:value-type="float" office:value="0.003269" calcext:value-type="float">
            <text:p>0.003269</text:p>
          </table:table-cell>
          <table:table-cell table:formula="of:=[.E28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3196000" calcext:value-type="float">
            <text:p>73196000</text:p>
          </table:table-cell>
          <table:table-cell office:value-type="float" office:value="350162000" calcext:value-type="float">
            <text:p>350162000</text:p>
          </table:table-cell>
          <table:table-cell table:formula="of:=[$MillDB_wikidata_filtered.D282]" office:value-type="float" office:value="78" calcext:value-type="float">
            <text:p>7.80E+01</text:p>
          </table:table-cell>
          <table:table-cell table:formula="of:=[.D282]*[.$J$5]" office:value-type="float" office:value="78000000" calcext:value-type="float">
            <text:p>78000000</text:p>
          </table:table-cell>
          <table:table-cell table:formula="of:=[.B282]/1000000000" office:value-type="float" office:value="0.073196" calcext:value-type="float">
            <text:p>0.073196</text:p>
          </table:table-cell>
          <table:table-cell table:formula="of:=[.C282]/1000000000" office:value-type="float" office:value="0.350162" calcext:value-type="float">
            <text:p>0.350162</text:p>
          </table:table-cell>
          <table:table-cell table:formula="of:=[.E282]/[.$J$6]" office:value-type="float" office:value="0.078" calcext:value-type="float">
            <text:p>0.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377000" calcext:value-type="float">
            <text:p>377000</text:p>
          </table:table-cell>
          <table:table-cell office:value-type="float" office:value="3494000" calcext:value-type="float">
            <text:p>3494000</text:p>
          </table:table-cell>
          <table:table-cell table:formula="of:=[$MillDB_wikidata_filtered.D283]" office:value-type="float" office:value="5" calcext:value-type="float">
            <text:p>5.00E+00</text:p>
          </table:table-cell>
          <table:table-cell table:formula="of:=[.D283]*[.$J$5]" office:value-type="float" office:value="5000000" calcext:value-type="float">
            <text:p>5000000</text:p>
          </table:table-cell>
          <table:table-cell table:formula="of:=[.B283]/1000000000" office:value-type="float" office:value="0.000377" calcext:value-type="float">
            <text:p>0.000377</text:p>
          </table:table-cell>
          <table:table-cell table:formula="of:=[.C283]/1000000000" office:value-type="float" office:value="0.003494" calcext:value-type="float">
            <text:p>0.003494</text:p>
          </table:table-cell>
          <table:table-cell table:formula="of:=[.E283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93000" calcext:value-type="float">
            <text:p>93000</text:p>
          </table:table-cell>
          <table:table-cell office:value-type="float" office:value="235000" calcext:value-type="float">
            <text:p>235000</text:p>
          </table:table-cell>
          <table:table-cell table:formula="of:=[$MillDB_wikidata_filtered.D284]" office:value-type="float" office:value="8" calcext:value-type="float">
            <text:p>8.00E+00</text:p>
          </table:table-cell>
          <table:table-cell table:formula="of:=[.D284]*[.$J$5]" office:value-type="float" office:value="8000000" calcext:value-type="float">
            <text:p>8000000</text:p>
          </table:table-cell>
          <table:table-cell table:formula="of:=[.B284]/1000000000" office:value-type="float" office:value="0.000093" calcext:value-type="float">
            <text:p>0.000093</text:p>
          </table:table-cell>
          <table:table-cell table:formula="of:=[.C284]/1000000000" office:value-type="float" office:value="0.000235" calcext:value-type="float">
            <text:p>0.000235</text:p>
          </table:table-cell>
          <table:table-cell table:formula="of:=[.E284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2073000" calcext:value-type="float">
            <text:p>22073000</text:p>
          </table:table-cell>
          <table:table-cell office:value-type="float" office:value="85628000" calcext:value-type="float">
            <text:p>85628000</text:p>
          </table:table-cell>
          <table:table-cell table:formula="of:=[$MillDB_wikidata_filtered.D285]" office:value-type="float" office:value="38" calcext:value-type="float">
            <text:p>3.80E+01</text:p>
          </table:table-cell>
          <table:table-cell table:formula="of:=[.D285]*[.$J$5]" office:value-type="float" office:value="38000000" calcext:value-type="float">
            <text:p>38000000</text:p>
          </table:table-cell>
          <table:table-cell table:formula="of:=[.B285]/1000000000" office:value-type="float" office:value="0.022073" calcext:value-type="float">
            <text:p>0.022073</text:p>
          </table:table-cell>
          <table:table-cell table:formula="of:=[.C285]/1000000000" office:value-type="float" office:value="0.085628" calcext:value-type="float">
            <text:p>0.085628</text:p>
          </table:table-cell>
          <table:table-cell table:formula="of:=[.E285]/[.$J$6]" office:value-type="float" office:value="0.038" calcext:value-type="float">
            <text:p>0.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509000" calcext:value-type="float">
            <text:p>509000</text:p>
          </table:table-cell>
          <table:table-cell office:value-type="float" office:value="649000" calcext:value-type="float">
            <text:p>649000</text:p>
          </table:table-cell>
          <table:table-cell table:formula="of:=[$MillDB_wikidata_filtered.D286]" office:value-type="float" office:value="8" calcext:value-type="float">
            <text:p>8.00E+00</text:p>
          </table:table-cell>
          <table:table-cell table:formula="of:=[.D286]*[.$J$5]" office:value-type="float" office:value="8000000" calcext:value-type="float">
            <text:p>8000000</text:p>
          </table:table-cell>
          <table:table-cell table:formula="of:=[.B286]/1000000000" office:value-type="float" office:value="0.000509" calcext:value-type="float">
            <text:p>0.000509</text:p>
          </table:table-cell>
          <table:table-cell table:formula="of:=[.C286]/1000000000" office:value-type="float" office:value="0.000649" calcext:value-type="float">
            <text:p>0.000649</text:p>
          </table:table-cell>
          <table:table-cell table:formula="of:=[.E286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031000" calcext:value-type="float">
            <text:p>1031000</text:p>
          </table:table-cell>
          <table:table-cell office:value-type="float" office:value="7474000" calcext:value-type="float">
            <text:p>7474000</text:p>
          </table:table-cell>
          <table:table-cell table:formula="of:=[$MillDB_wikidata_filtered.D287]" office:value-type="float" office:value="16" calcext:value-type="float">
            <text:p>1.60E+01</text:p>
          </table:table-cell>
          <table:table-cell table:formula="of:=[.D287]*[.$J$5]" office:value-type="float" office:value="16000000" calcext:value-type="float">
            <text:p>16000000</text:p>
          </table:table-cell>
          <table:table-cell table:formula="of:=[.B287]/1000000000" office:value-type="float" office:value="0.001031" calcext:value-type="float">
            <text:p>0.001031</text:p>
          </table:table-cell>
          <table:table-cell table:formula="of:=[.C287]/1000000000" office:value-type="float" office:value="0.007474" calcext:value-type="float">
            <text:p>0.007474</text:p>
          </table:table-cell>
          <table:table-cell table:formula="of:=[.E287]/[.$J$6]"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192000" calcext:value-type="float">
            <text:p>1192000</text:p>
          </table:table-cell>
          <table:table-cell office:value-type="float" office:value="1325000" calcext:value-type="float">
            <text:p>1325000</text:p>
          </table:table-cell>
          <table:table-cell table:formula="of:=[$MillDB_wikidata_filtered.D288]" office:value-type="float" office:value="8" calcext:value-type="float">
            <text:p>8.00E+00</text:p>
          </table:table-cell>
          <table:table-cell table:formula="of:=[.D288]*[.$J$5]" office:value-type="float" office:value="8000000" calcext:value-type="float">
            <text:p>8000000</text:p>
          </table:table-cell>
          <table:table-cell table:formula="of:=[.B288]/1000000000" office:value-type="float" office:value="0.001192" calcext:value-type="float">
            <text:p>0.001192</text:p>
          </table:table-cell>
          <table:table-cell table:formula="of:=[.C288]/1000000000" office:value-type="float" office:value="0.001325" calcext:value-type="float">
            <text:p>0.001325</text:p>
          </table:table-cell>
          <table:table-cell table:formula="of:=[.E288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556000" calcext:value-type="float">
            <text:p>556000</text:p>
          </table:table-cell>
          <table:table-cell office:value-type="float" office:value="35654000" calcext:value-type="float">
            <text:p>35654000</text:p>
          </table:table-cell>
          <table:table-cell table:formula="of:=[$MillDB_wikidata_filtered.D289]" office:value-type="float" office:value="23" calcext:value-type="float">
            <text:p>2.30E+01</text:p>
          </table:table-cell>
          <table:table-cell table:formula="of:=[.D289]*[.$J$5]" office:value-type="float" office:value="23000000" calcext:value-type="float">
            <text:p>23000000</text:p>
          </table:table-cell>
          <table:table-cell table:formula="of:=[.B289]/1000000000" office:value-type="float" office:value="0.000556" calcext:value-type="float">
            <text:p>0.000556</text:p>
          </table:table-cell>
          <table:table-cell table:formula="of:=[.C289]/1000000000" office:value-type="float" office:value="0.035654" calcext:value-type="float">
            <text:p>0.035654</text:p>
          </table:table-cell>
          <table:table-cell table:formula="of:=[.E289]/[.$J$6]" office:value-type="float" office:value="0.023" calcext:value-type="float">
            <text:p>0.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143000" calcext:value-type="float">
            <text:p>1143000</text:p>
          </table:table-cell>
          <table:table-cell office:value-type="float" office:value="39866000" calcext:value-type="float">
            <text:p>39866000</text:p>
          </table:table-cell>
          <table:table-cell table:formula="of:=[$MillDB_wikidata_filtered.D290]" office:value-type="float" office:value="12" calcext:value-type="float">
            <text:p>1.20E+01</text:p>
          </table:table-cell>
          <table:table-cell table:formula="of:=[.D290]*[.$J$5]" office:value-type="float" office:value="12000000" calcext:value-type="float">
            <text:p>12000000</text:p>
          </table:table-cell>
          <table:table-cell table:formula="of:=[.B290]/1000000000" office:value-type="float" office:value="0.001143" calcext:value-type="float">
            <text:p>0.001143</text:p>
          </table:table-cell>
          <table:table-cell table:formula="of:=[.C290]/1000000000" office:value-type="float" office:value="0.039866" calcext:value-type="float">
            <text:p>0.039866</text:p>
          </table:table-cell>
          <table:table-cell table:formula="of:=[.E290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324000" calcext:value-type="float">
            <text:p>324000</text:p>
          </table:table-cell>
          <table:table-cell office:value-type="float" office:value="5120000" calcext:value-type="float">
            <text:p>5120000</text:p>
          </table:table-cell>
          <table:table-cell table:formula="of:=[$MillDB_wikidata_filtered.D291]" office:value-type="float" office:value="9" calcext:value-type="float">
            <text:p>9.00E+00</text:p>
          </table:table-cell>
          <table:table-cell table:formula="of:=[.D291]*[.$J$5]" office:value-type="float" office:value="9000000" calcext:value-type="float">
            <text:p>9000000</text:p>
          </table:table-cell>
          <table:table-cell table:formula="of:=[.B291]/1000000000" office:value-type="float" office:value="0.000324" calcext:value-type="float">
            <text:p>0.000324</text:p>
          </table:table-cell>
          <table:table-cell table:formula="of:=[.C291]/1000000000" office:value-type="float" office:value="0.00512" calcext:value-type="float">
            <text:p>0.00512</text:p>
          </table:table-cell>
          <table:table-cell table:formula="of:=[.E291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53655000" calcext:value-type="float">
            <text:p>53655000</text:p>
          </table:table-cell>
          <table:table-cell office:value-type="float" office:value="193898000" calcext:value-type="float">
            <text:p>193898000</text:p>
          </table:table-cell>
          <table:table-cell table:formula="of:=[$MillDB_wikidata_filtered.D292]" office:value-type="float" office:value="48" calcext:value-type="float">
            <text:p>4.80E+01</text:p>
          </table:table-cell>
          <table:table-cell table:formula="of:=[.D292]*[.$J$5]" office:value-type="float" office:value="48000000" calcext:value-type="float">
            <text:p>48000000</text:p>
          </table:table-cell>
          <table:table-cell table:formula="of:=[.B292]/1000000000" office:value-type="float" office:value="0.053655" calcext:value-type="float">
            <text:p>0.053655</text:p>
          </table:table-cell>
          <table:table-cell table:formula="of:=[.C292]/1000000000" office:value-type="float" office:value="0.193898" calcext:value-type="float">
            <text:p>0.193898</text:p>
          </table:table-cell>
          <table:table-cell table:formula="of:=[.E292]/[.$J$6]" office:value-type="float" office:value="0.048" calcext:value-type="float">
            <text:p>0.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657000" calcext:value-type="float">
            <text:p>657000</text:p>
          </table:table-cell>
          <table:table-cell office:value-type="float" office:value="586000" calcext:value-type="float">
            <text:p>586000</text:p>
          </table:table-cell>
          <table:table-cell table:formula="of:=[$MillDB_wikidata_filtered.D293]" office:value-type="float" office:value="5" calcext:value-type="float">
            <text:p>5.00E+00</text:p>
          </table:table-cell>
          <table:table-cell table:formula="of:=[.D293]*[.$J$5]" office:value-type="float" office:value="5000000" calcext:value-type="float">
            <text:p>5000000</text:p>
          </table:table-cell>
          <table:table-cell table:formula="of:=[.B293]/1000000000" office:value-type="float" office:value="0.000657" calcext:value-type="float">
            <text:p>0.000657</text:p>
          </table:table-cell>
          <table:table-cell table:formula="of:=[.C293]/1000000000" office:value-type="float" office:value="0.000586" calcext:value-type="float">
            <text:p>0.000586</text:p>
          </table:table-cell>
          <table:table-cell table:formula="of:=[.E293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59386000" calcext:value-type="float">
            <text:p>59386000</text:p>
          </table:table-cell>
          <table:table-cell office:value-type="float" office:value="32484000" calcext:value-type="float">
            <text:p>32484000</text:p>
          </table:table-cell>
          <table:table-cell table:formula="of:=[$MillDB_wikidata_filtered.D294]" office:value-type="float" office:value="7" calcext:value-type="float">
            <text:p>7.00E+00</text:p>
          </table:table-cell>
          <table:table-cell table:formula="of:=[.D294]*[.$J$5]" office:value-type="float" office:value="7000000" calcext:value-type="float">
            <text:p>7000000</text:p>
          </table:table-cell>
          <table:table-cell table:formula="of:=[.B294]/1000000000" office:value-type="float" office:value="0.059386" calcext:value-type="float">
            <text:p>0.059386</text:p>
          </table:table-cell>
          <table:table-cell table:formula="of:=[.C294]/1000000000" office:value-type="float" office:value="0.032484" calcext:value-type="float">
            <text:p>0.032484</text:p>
          </table:table-cell>
          <table:table-cell table:formula="of:=[.E294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049000" calcext:value-type="float">
            <text:p>2049000</text:p>
          </table:table-cell>
          <table:table-cell office:value-type="float" office:value="14080000" calcext:value-type="float">
            <text:p>14080000</text:p>
          </table:table-cell>
          <table:table-cell table:formula="of:=[$MillDB_wikidata_filtered.D295]" office:value-type="float" office:value="7" calcext:value-type="float">
            <text:p>7.00E+00</text:p>
          </table:table-cell>
          <table:table-cell table:formula="of:=[.D295]*[.$J$5]" office:value-type="float" office:value="7000000" calcext:value-type="float">
            <text:p>7000000</text:p>
          </table:table-cell>
          <table:table-cell table:formula="of:=[.B295]/1000000000" office:value-type="float" office:value="0.002049" calcext:value-type="float">
            <text:p>0.002049</text:p>
          </table:table-cell>
          <table:table-cell table:formula="of:=[.C295]/1000000000" office:value-type="float" office:value="0.01408" calcext:value-type="float">
            <text:p>0.01408</text:p>
          </table:table-cell>
          <table:table-cell table:formula="of:=[.E295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320000" calcext:value-type="float">
            <text:p>320000</text:p>
          </table:table-cell>
          <table:table-cell office:value-type="float" office:value="891000" calcext:value-type="float">
            <text:p>891000</text:p>
          </table:table-cell>
          <table:table-cell table:formula="of:=[$MillDB_wikidata_filtered.D296]" office:value-type="float" office:value="9" calcext:value-type="float">
            <text:p>9.00E+00</text:p>
          </table:table-cell>
          <table:table-cell table:formula="of:=[.D296]*[.$J$5]" office:value-type="float" office:value="9000000" calcext:value-type="float">
            <text:p>9000000</text:p>
          </table:table-cell>
          <table:table-cell table:formula="of:=[.B296]/1000000000" office:value-type="float" office:value="0.00032" calcext:value-type="float">
            <text:p>0.00032</text:p>
          </table:table-cell>
          <table:table-cell table:formula="of:=[.C296]/1000000000" office:value-type="float" office:value="0.000891" calcext:value-type="float">
            <text:p>0.000891</text:p>
          </table:table-cell>
          <table:table-cell table:formula="of:=[.E296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110000" calcext:value-type="float">
            <text:p>110000</text:p>
          </table:table-cell>
          <table:table-cell office:value-type="float" office:value="424000" calcext:value-type="float">
            <text:p>424000</text:p>
          </table:table-cell>
          <table:table-cell table:formula="of:=[$MillDB_wikidata_filtered.D297]" office:value-type="float" office:value="8" calcext:value-type="float">
            <text:p>8.00E+00</text:p>
          </table:table-cell>
          <table:table-cell table:formula="of:=[.D297]*[.$J$5]" office:value-type="float" office:value="8000000" calcext:value-type="float">
            <text:p>8000000</text:p>
          </table:table-cell>
          <table:table-cell table:formula="of:=[.B297]/1000000000" office:value-type="float" office:value="0.00011" calcext:value-type="float">
            <text:p>0.00011</text:p>
          </table:table-cell>
          <table:table-cell table:formula="of:=[.C297]/1000000000" office:value-type="float" office:value="0.000424" calcext:value-type="float">
            <text:p>0.000424</text:p>
          </table:table-cell>
          <table:table-cell table:formula="of:=[.E297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333000" calcext:value-type="float">
            <text:p>333000</text:p>
          </table:table-cell>
          <table:table-cell office:value-type="float" office:value="2710000" calcext:value-type="float">
            <text:p>2710000</text:p>
          </table:table-cell>
          <table:table-cell table:formula="of:=[$MillDB_wikidata_filtered.D298]" office:value-type="float" office:value="6" calcext:value-type="float">
            <text:p>6.00E+00</text:p>
          </table:table-cell>
          <table:table-cell table:formula="of:=[.D298]*[.$J$5]" office:value-type="float" office:value="6000000" calcext:value-type="float">
            <text:p>6000000</text:p>
          </table:table-cell>
          <table:table-cell table:formula="of:=[.B298]/1000000000" office:value-type="float" office:value="0.000333" calcext:value-type="float">
            <text:p>0.000333</text:p>
          </table:table-cell>
          <table:table-cell table:formula="of:=[.C298]/1000000000" office:value-type="float" office:value="0.00271" calcext:value-type="float">
            <text:p>0.00271</text:p>
          </table:table-cell>
          <table:table-cell table:formula="of:=[.E298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3559000" calcext:value-type="float">
            <text:p>3559000</text:p>
          </table:table-cell>
          <table:table-cell office:value-type="float" office:value="2898000" calcext:value-type="float">
            <text:p>2898000</text:p>
          </table:table-cell>
          <table:table-cell table:formula="of:=[$MillDB_wikidata_filtered.D299]" office:value-type="float" office:value="10" calcext:value-type="float">
            <text:p>1.00E+01</text:p>
          </table:table-cell>
          <table:table-cell table:formula="of:=[.D299]*[.$J$5]" office:value-type="float" office:value="10000000" calcext:value-type="float">
            <text:p>10000000</text:p>
          </table:table-cell>
          <table:table-cell table:formula="of:=[.B299]/1000000000" office:value-type="float" office:value="0.003559" calcext:value-type="float">
            <text:p>0.003559</text:p>
          </table:table-cell>
          <table:table-cell table:formula="of:=[.C299]/1000000000" office:value-type="float" office:value="0.002898" calcext:value-type="float">
            <text:p>0.002898</text:p>
          </table:table-cell>
          <table:table-cell table:formula="of:=[.E299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330596000" calcext:value-type="float">
            <text:p>330596000</text:p>
          </table:table-cell>
          <table:table-cell office:value-type="float" office:value="3852000" calcext:value-type="float">
            <text:p>3852000</text:p>
          </table:table-cell>
          <table:table-cell table:formula="of:=[$MillDB_wikidata_filtered.D300]" office:value-type="float" office:value="12" calcext:value-type="float">
            <text:p>1.20E+01</text:p>
          </table:table-cell>
          <table:table-cell table:formula="of:=[.D300]*[.$J$5]" office:value-type="float" office:value="12000000" calcext:value-type="float">
            <text:p>12000000</text:p>
          </table:table-cell>
          <table:table-cell table:formula="of:=[.B300]/1000000000" office:value-type="float" office:value="0.330596" calcext:value-type="float">
            <text:p>0.330596</text:p>
          </table:table-cell>
          <table:table-cell table:formula="of:=[.C300]/1000000000" office:value-type="float" office:value="0.003852" calcext:value-type="float">
            <text:p>0.003852</text:p>
          </table:table-cell>
          <table:table-cell table:formula="of:=[.E300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44000" calcext:value-type="float">
            <text:p>144000</text:p>
          </table:table-cell>
          <table:table-cell office:value-type="float" office:value="426000" calcext:value-type="float">
            <text:p>426000</text:p>
          </table:table-cell>
          <table:table-cell table:formula="of:=[$MillDB_wikidata_filtered.D301]" office:value-type="float" office:value="8" calcext:value-type="float">
            <text:p>8.00E+00</text:p>
          </table:table-cell>
          <table:table-cell table:formula="of:=[.D301]*[.$J$5]" office:value-type="float" office:value="8000000" calcext:value-type="float">
            <text:p>8000000</text:p>
          </table:table-cell>
          <table:table-cell table:formula="of:=[.B301]/1000000000" office:value-type="float" office:value="0.000144" calcext:value-type="float">
            <text:p>0.000144</text:p>
          </table:table-cell>
          <table:table-cell table:formula="of:=[.C301]/1000000000" office:value-type="float" office:value="0.000426" calcext:value-type="float">
            <text:p>0.000426</text:p>
          </table:table-cell>
          <table:table-cell table:formula="of:=[.E30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919000" calcext:value-type="float">
            <text:p>919000</text:p>
          </table:table-cell>
          <table:table-cell office:value-type="float" office:value="3169000" calcext:value-type="float">
            <text:p>3169000</text:p>
          </table:table-cell>
          <table:table-cell table:formula="of:=[$MillDB_wikidata_filtered.D302]" office:value-type="float" office:value="12" calcext:value-type="float">
            <text:p>1.20E+01</text:p>
          </table:table-cell>
          <table:table-cell table:formula="of:=[.D302]*[.$J$5]" office:value-type="float" office:value="12000000" calcext:value-type="float">
            <text:p>12000000</text:p>
          </table:table-cell>
          <table:table-cell table:formula="of:=[.B302]/1000000000" office:value-type="float" office:value="0.000919" calcext:value-type="float">
            <text:p>0.000919</text:p>
          </table:table-cell>
          <table:table-cell table:formula="of:=[.C302]/1000000000" office:value-type="float" office:value="0.003169" calcext:value-type="float">
            <text:p>0.003169</text:p>
          </table:table-cell>
          <table:table-cell table:formula="of:=[.E302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851000" calcext:value-type="float">
            <text:p>851000</text:p>
          </table:table-cell>
          <table:table-cell office:value-type="float" office:value="4879000" calcext:value-type="float">
            <text:p>4879000</text:p>
          </table:table-cell>
          <table:table-cell table:formula="of:=[$MillDB_wikidata_filtered.D303]" office:value-type="float" office:value="11" calcext:value-type="float">
            <text:p>1.10E+01</text:p>
          </table:table-cell>
          <table:table-cell table:formula="of:=[.D303]*[.$J$5]" office:value-type="float" office:value="11000000" calcext:value-type="float">
            <text:p>11000000</text:p>
          </table:table-cell>
          <table:table-cell table:formula="of:=[.B303]/1000000000" office:value-type="float" office:value="0.000851" calcext:value-type="float">
            <text:p>0.000851</text:p>
          </table:table-cell>
          <table:table-cell table:formula="of:=[.C303]/1000000000" office:value-type="float" office:value="0.004879" calcext:value-type="float">
            <text:p>0.004879</text:p>
          </table:table-cell>
          <table:table-cell table:formula="of:=[.E303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559000" calcext:value-type="float">
            <text:p>2559000</text:p>
          </table:table-cell>
          <table:table-cell office:value-type="float" office:value="2543000" calcext:value-type="float">
            <text:p>2543000</text:p>
          </table:table-cell>
          <table:table-cell table:formula="of:=[$MillDB_wikidata_filtered.D304]" office:value-type="float" office:value="6" calcext:value-type="float">
            <text:p>6.00E+00</text:p>
          </table:table-cell>
          <table:table-cell table:formula="of:=[.D304]*[.$J$5]" office:value-type="float" office:value="6000000" calcext:value-type="float">
            <text:p>6000000</text:p>
          </table:table-cell>
          <table:table-cell table:formula="of:=[.B304]/1000000000" office:value-type="float" office:value="0.002559" calcext:value-type="float">
            <text:p>0.002559</text:p>
          </table:table-cell>
          <table:table-cell table:formula="of:=[.C304]/1000000000" office:value-type="float" office:value="0.002543" calcext:value-type="float">
            <text:p>0.002543</text:p>
          </table:table-cell>
          <table:table-cell table:formula="of:=[.E304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930000" calcext:value-type="float">
            <text:p>930000</text:p>
          </table:table-cell>
          <table:table-cell office:value-type="float" office:value="1696000" calcext:value-type="float">
            <text:p>1696000</text:p>
          </table:table-cell>
          <table:table-cell table:formula="of:=[$MillDB_wikidata_filtered.D305]" office:value-type="float" office:value="11" calcext:value-type="float">
            <text:p>1.10E+01</text:p>
          </table:table-cell>
          <table:table-cell table:formula="of:=[.D305]*[.$J$5]" office:value-type="float" office:value="11000000" calcext:value-type="float">
            <text:p>11000000</text:p>
          </table:table-cell>
          <table:table-cell table:formula="of:=[.B305]/1000000000" office:value-type="float" office:value="0.00093" calcext:value-type="float">
            <text:p>0.00093</text:p>
          </table:table-cell>
          <table:table-cell table:formula="of:=[.C305]/1000000000" office:value-type="float" office:value="0.001696" calcext:value-type="float">
            <text:p>0.001696</text:p>
          </table:table-cell>
          <table:table-cell table:formula="of:=[.E305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75000" calcext:value-type="float">
            <text:p>75000</text:p>
          </table:table-cell>
          <table:table-cell office:value-type="float" office:value="127000" calcext:value-type="float">
            <text:p>127000</text:p>
          </table:table-cell>
          <table:table-cell table:formula="of:=[$MillDB_wikidata_filtered.D306]" office:value-type="float" office:value="7" calcext:value-type="float">
            <text:p>7.00E+00</text:p>
          </table:table-cell>
          <table:table-cell table:formula="of:=[.D306]*[.$J$5]" office:value-type="float" office:value="7000000" calcext:value-type="float">
            <text:p>7000000</text:p>
          </table:table-cell>
          <table:table-cell table:formula="of:=[.B306]/1000000000" office:value-type="float" office:value="0.000075" calcext:value-type="float">
            <text:p>0.000075</text:p>
          </table:table-cell>
          <table:table-cell table:formula="of:=[.C306]/1000000000" office:value-type="float" office:value="0.000127" calcext:value-type="float">
            <text:p>0.000127</text:p>
          </table:table-cell>
          <table:table-cell table:formula="of:=[.E306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392000" calcext:value-type="float">
            <text:p>392000</text:p>
          </table:table-cell>
          <table:table-cell office:value-type="float" office:value="891000" calcext:value-type="float">
            <text:p>891000</text:p>
          </table:table-cell>
          <table:table-cell table:formula="of:=[$MillDB_wikidata_filtered.D307]" office:value-type="float" office:value="6" calcext:value-type="float">
            <text:p>6.00E+00</text:p>
          </table:table-cell>
          <table:table-cell table:formula="of:=[.D307]*[.$J$5]" office:value-type="float" office:value="6000000" calcext:value-type="float">
            <text:p>6000000</text:p>
          </table:table-cell>
          <table:table-cell table:formula="of:=[.B307]/1000000000" office:value-type="float" office:value="0.000392" calcext:value-type="float">
            <text:p>0.000392</text:p>
          </table:table-cell>
          <table:table-cell table:formula="of:=[.C307]/1000000000" office:value-type="float" office:value="0.000891" calcext:value-type="float">
            <text:p>0.000891</text:p>
          </table:table-cell>
          <table:table-cell table:formula="of:=[.E307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05000" calcext:value-type="float">
            <text:p>105000</text:p>
          </table:table-cell>
          <table:table-cell office:value-type="float" office:value="518000" calcext:value-type="float">
            <text:p>518000</text:p>
          </table:table-cell>
          <table:table-cell table:formula="of:=[$MillDB_wikidata_filtered.D308]" office:value-type="float" office:value="7" calcext:value-type="float">
            <text:p>7.00E+00</text:p>
          </table:table-cell>
          <table:table-cell table:formula="of:=[.D308]*[.$J$5]" office:value-type="float" office:value="7000000" calcext:value-type="float">
            <text:p>7000000</text:p>
          </table:table-cell>
          <table:table-cell table:formula="of:=[.B308]/1000000000" office:value-type="float" office:value="0.000105" calcext:value-type="float">
            <text:p>0.000105</text:p>
          </table:table-cell>
          <table:table-cell table:formula="of:=[.C308]/1000000000" office:value-type="float" office:value="0.000518" calcext:value-type="float">
            <text:p>0.000518</text:p>
          </table:table-cell>
          <table:table-cell table:formula="of:=[.E308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1338000" calcext:value-type="float">
            <text:p>1338000</text:p>
          </table:table-cell>
          <table:table-cell office:value-type="float" office:value="3256000" calcext:value-type="float">
            <text:p>3256000</text:p>
          </table:table-cell>
          <table:table-cell table:formula="of:=[$MillDB_wikidata_filtered.D309]" office:value-type="float" office:value="6" calcext:value-type="float">
            <text:p>6.00E+00</text:p>
          </table:table-cell>
          <table:table-cell table:formula="of:=[.D309]*[.$J$5]" office:value-type="float" office:value="6000000" calcext:value-type="float">
            <text:p>6000000</text:p>
          </table:table-cell>
          <table:table-cell table:formula="of:=[.B309]/1000000000" office:value-type="float" office:value="0.001338" calcext:value-type="float">
            <text:p>0.001338</text:p>
          </table:table-cell>
          <table:table-cell table:formula="of:=[.C309]/1000000000" office:value-type="float" office:value="0.003256" calcext:value-type="float">
            <text:p>0.003256</text:p>
          </table:table-cell>
          <table:table-cell table:formula="of:=[.E309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314000" calcext:value-type="float">
            <text:p>314000</text:p>
          </table:table-cell>
          <table:table-cell office:value-type="float" office:value="4944000" calcext:value-type="float">
            <text:p>4944000</text:p>
          </table:table-cell>
          <table:table-cell table:formula="of:=[$MillDB_wikidata_filtered.D310]" office:value-type="float" office:value="8" calcext:value-type="float">
            <text:p>8.00E+00</text:p>
          </table:table-cell>
          <table:table-cell table:formula="of:=[.D310]*[.$J$5]" office:value-type="float" office:value="8000000" calcext:value-type="float">
            <text:p>8000000</text:p>
          </table:table-cell>
          <table:table-cell table:formula="of:=[.B310]/1000000000" office:value-type="float" office:value="0.000314" calcext:value-type="float">
            <text:p>0.000314</text:p>
          </table:table-cell>
          <table:table-cell table:formula="of:=[.C310]/1000000000" office:value-type="float" office:value="0.004944" calcext:value-type="float">
            <text:p>0.004944</text:p>
          </table:table-cell>
          <table:table-cell table:formula="of:=[.E31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604000" calcext:value-type="float">
            <text:p>604000</text:p>
          </table:table-cell>
          <table:table-cell office:value-type="float" office:value="1609000" calcext:value-type="float">
            <text:p>1609000</text:p>
          </table:table-cell>
          <table:table-cell table:formula="of:=[$MillDB_wikidata_filtered.D311]" office:value-type="float" office:value="7" calcext:value-type="float">
            <text:p>7.00E+00</text:p>
          </table:table-cell>
          <table:table-cell table:formula="of:=[.D311]*[.$J$5]" office:value-type="float" office:value="7000000" calcext:value-type="float">
            <text:p>7000000</text:p>
          </table:table-cell>
          <table:table-cell table:formula="of:=[.B311]/1000000000" office:value-type="float" office:value="0.000604" calcext:value-type="float">
            <text:p>0.000604</text:p>
          </table:table-cell>
          <table:table-cell table:formula="of:=[.C311]/1000000000" office:value-type="float" office:value="0.001609" calcext:value-type="float">
            <text:p>0.001609</text:p>
          </table:table-cell>
          <table:table-cell table:formula="of:=[.E311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28000" calcext:value-type="float">
            <text:p>128000</text:p>
          </table:table-cell>
          <table:table-cell office:value-type="float" office:value="2272000" calcext:value-type="float">
            <text:p>2272000</text:p>
          </table:table-cell>
          <table:table-cell table:formula="of:=[$MillDB_wikidata_filtered.D312]" office:value-type="float" office:value="8" calcext:value-type="float">
            <text:p>8.00E+00</text:p>
          </table:table-cell>
          <table:table-cell table:formula="of:=[.D312]*[.$J$5]" office:value-type="float" office:value="8000000" calcext:value-type="float">
            <text:p>8000000</text:p>
          </table:table-cell>
          <table:table-cell table:formula="of:=[.B312]/1000000000" office:value-type="float" office:value="0.000128" calcext:value-type="float">
            <text:p>0.000128</text:p>
          </table:table-cell>
          <table:table-cell table:formula="of:=[.C312]/1000000000" office:value-type="float" office:value="0.002272" calcext:value-type="float">
            <text:p>0.002272</text:p>
          </table:table-cell>
          <table:table-cell table:formula="of:=[.E312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053000" calcext:value-type="float">
            <text:p>2053000</text:p>
          </table:table-cell>
          <table:table-cell office:value-type="float" office:value="11434000" calcext:value-type="float">
            <text:p>11434000</text:p>
          </table:table-cell>
          <table:table-cell table:formula="of:=[$MillDB_wikidata_filtered.D313]" office:value-type="float" office:value="12" calcext:value-type="float">
            <text:p>1.20E+01</text:p>
          </table:table-cell>
          <table:table-cell table:formula="of:=[.D313]*[.$J$5]" office:value-type="float" office:value="12000000" calcext:value-type="float">
            <text:p>12000000</text:p>
          </table:table-cell>
          <table:table-cell table:formula="of:=[.B313]/1000000000" office:value-type="float" office:value="0.002053" calcext:value-type="float">
            <text:p>0.002053</text:p>
          </table:table-cell>
          <table:table-cell table:formula="of:=[.C313]/1000000000" office:value-type="float" office:value="0.011434" calcext:value-type="float">
            <text:p>0.011434</text:p>
          </table:table-cell>
          <table:table-cell table:formula="of:=[.E313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914000" calcext:value-type="float">
            <text:p>914000</text:p>
          </table:table-cell>
          <table:table-cell office:value-type="float" office:value="893000" calcext:value-type="float">
            <text:p>893000</text:p>
          </table:table-cell>
          <table:table-cell table:formula="of:=[$MillDB_wikidata_filtered.D314]" office:value-type="float" office:value="8" calcext:value-type="float">
            <text:p>8.00E+00</text:p>
          </table:table-cell>
          <table:table-cell table:formula="of:=[.D314]*[.$J$5]" office:value-type="float" office:value="8000000" calcext:value-type="float">
            <text:p>8000000</text:p>
          </table:table-cell>
          <table:table-cell table:formula="of:=[.B314]/1000000000" office:value-type="float" office:value="0.000914" calcext:value-type="float">
            <text:p>0.000914</text:p>
          </table:table-cell>
          <table:table-cell table:formula="of:=[.C314]/1000000000" office:value-type="float" office:value="0.000893" calcext:value-type="float">
            <text:p>0.000893</text:p>
          </table:table-cell>
          <table:table-cell table:formula="of:=[.E314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427000" calcext:value-type="float">
            <text:p>1427000</text:p>
          </table:table-cell>
          <table:table-cell office:value-type="float" office:value="12899000" calcext:value-type="float">
            <text:p>12899000</text:p>
          </table:table-cell>
          <table:table-cell table:formula="of:=[$MillDB_wikidata_filtered.D315]" office:value-type="float" office:value="14" calcext:value-type="float">
            <text:p>1.40E+01</text:p>
          </table:table-cell>
          <table:table-cell table:formula="of:=[.D315]*[.$J$5]" office:value-type="float" office:value="14000000" calcext:value-type="float">
            <text:p>14000000</text:p>
          </table:table-cell>
          <table:table-cell table:formula="of:=[.B315]/1000000000" office:value-type="float" office:value="0.001427" calcext:value-type="float">
            <text:p>0.001427</text:p>
          </table:table-cell>
          <table:table-cell table:formula="of:=[.C315]/1000000000" office:value-type="float" office:value="0.012899" calcext:value-type="float">
            <text:p>0.012899</text:p>
          </table:table-cell>
          <table:table-cell table:formula="of:=[.E315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216000" calcext:value-type="float">
            <text:p>216000</text:p>
          </table:table-cell>
          <table:table-cell office:value-type="float" office:value="1850000" calcext:value-type="float">
            <text:p>1850000</text:p>
          </table:table-cell>
          <table:table-cell table:formula="of:=[$MillDB_wikidata_filtered.D316]" office:value-type="float" office:value="6" calcext:value-type="float">
            <text:p>6.00E+00</text:p>
          </table:table-cell>
          <table:table-cell table:formula="of:=[.D316]*[.$J$5]" office:value-type="float" office:value="6000000" calcext:value-type="float">
            <text:p>6000000</text:p>
          </table:table-cell>
          <table:table-cell table:formula="of:=[.B316]/1000000000" office:value-type="float" office:value="0.000216" calcext:value-type="float">
            <text:p>0.000216</text:p>
          </table:table-cell>
          <table:table-cell table:formula="of:=[.C316]/1000000000" office:value-type="float" office:value="0.00185" calcext:value-type="float">
            <text:p>0.00185</text:p>
          </table:table-cell>
          <table:table-cell table:formula="of:=[.E316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94000" calcext:value-type="float">
            <text:p>794000</text:p>
          </table:table-cell>
          <table:table-cell office:value-type="float" office:value="6269000" calcext:value-type="float">
            <text:p>6269000</text:p>
          </table:table-cell>
          <table:table-cell table:formula="of:=[$MillDB_wikidata_filtered.D317]" office:value-type="float" office:value="10" calcext:value-type="float">
            <text:p>1.00E+01</text:p>
          </table:table-cell>
          <table:table-cell table:formula="of:=[.D317]*[.$J$5]" office:value-type="float" office:value="10000000" calcext:value-type="float">
            <text:p>10000000</text:p>
          </table:table-cell>
          <table:table-cell table:formula="of:=[.B317]/1000000000" office:value-type="float" office:value="0.000794" calcext:value-type="float">
            <text:p>0.000794</text:p>
          </table:table-cell>
          <table:table-cell table:formula="of:=[.C317]/1000000000" office:value-type="float" office:value="0.006269" calcext:value-type="float">
            <text:p>0.006269</text:p>
          </table:table-cell>
          <table:table-cell table:formula="of:=[.E317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227000" calcext:value-type="float">
            <text:p>227000</text:p>
          </table:table-cell>
          <table:table-cell office:value-type="float" office:value="502000" calcext:value-type="float">
            <text:p>502000</text:p>
          </table:table-cell>
          <table:table-cell table:formula="of:=[$MillDB_wikidata_filtered.D318]" office:value-type="float" office:value="7" calcext:value-type="float">
            <text:p>7.00E+00</text:p>
          </table:table-cell>
          <table:table-cell table:formula="of:=[.D318]*[.$J$5]" office:value-type="float" office:value="7000000" calcext:value-type="float">
            <text:p>7000000</text:p>
          </table:table-cell>
          <table:table-cell table:formula="of:=[.B318]/1000000000" office:value-type="float" office:value="0.000227" calcext:value-type="float">
            <text:p>0.000227</text:p>
          </table:table-cell>
          <table:table-cell table:formula="of:=[.C318]/1000000000" office:value-type="float" office:value="0.000502" calcext:value-type="float">
            <text:p>0.000502</text:p>
          </table:table-cell>
          <table:table-cell table:formula="of:=[.E318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63000" calcext:value-type="float">
            <text:p>263000</text:p>
          </table:table-cell>
          <table:table-cell office:value-type="float" office:value="673000" calcext:value-type="float">
            <text:p>673000</text:p>
          </table:table-cell>
          <table:table-cell table:formula="of:=[$MillDB_wikidata_filtered.D319]" office:value-type="float" office:value="5" calcext:value-type="float">
            <text:p>5.00E+00</text:p>
          </table:table-cell>
          <table:table-cell table:formula="of:=[.D319]*[.$J$5]" office:value-type="float" office:value="5000000" calcext:value-type="float">
            <text:p>5000000</text:p>
          </table:table-cell>
          <table:table-cell table:formula="of:=[.B319]/1000000000" office:value-type="float" office:value="0.000263" calcext:value-type="float">
            <text:p>0.000263</text:p>
          </table:table-cell>
          <table:table-cell table:formula="of:=[.C319]/1000000000" office:value-type="float" office:value="0.000673" calcext:value-type="float">
            <text:p>0.000673</text:p>
          </table:table-cell>
          <table:table-cell table:formula="of:=[.E319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42000" calcext:value-type="float">
            <text:p>142000</text:p>
          </table:table-cell>
          <table:table-cell office:value-type="float" office:value="902000" calcext:value-type="float">
            <text:p>902000</text:p>
          </table:table-cell>
          <table:table-cell table:formula="of:=[$MillDB_wikidata_filtered.D320]" office:value-type="float" office:value="8" calcext:value-type="float">
            <text:p>8.00E+00</text:p>
          </table:table-cell>
          <table:table-cell table:formula="of:=[.D320]*[.$J$5]" office:value-type="float" office:value="8000000" calcext:value-type="float">
            <text:p>8000000</text:p>
          </table:table-cell>
          <table:table-cell table:formula="of:=[.B320]/1000000000" office:value-type="float" office:value="0.000142" calcext:value-type="float">
            <text:p>0.000142</text:p>
          </table:table-cell>
          <table:table-cell table:formula="of:=[.C320]/1000000000" office:value-type="float" office:value="0.000902" calcext:value-type="float">
            <text:p>0.000902</text:p>
          </table:table-cell>
          <table:table-cell table:formula="of:=[.E32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92000" calcext:value-type="float">
            <text:p>92000</text:p>
          </table:table-cell>
          <table:table-cell office:value-type="float" office:value="135000" calcext:value-type="float">
            <text:p>135000</text:p>
          </table:table-cell>
          <table:table-cell table:formula="of:=[$MillDB_wikidata_filtered.D321]" office:value-type="float" office:value="5" calcext:value-type="float">
            <text:p>5.00E+00</text:p>
          </table:table-cell>
          <table:table-cell table:formula="of:=[.D321]*[.$J$5]" office:value-type="float" office:value="5000000" calcext:value-type="float">
            <text:p>5000000</text:p>
          </table:table-cell>
          <table:table-cell table:formula="of:=[.B321]/1000000000" office:value-type="float" office:value="0.000092" calcext:value-type="float">
            <text:p>0.000092</text:p>
          </table:table-cell>
          <table:table-cell table:formula="of:=[.C321]/1000000000" office:value-type="float" office:value="0.000135" calcext:value-type="float">
            <text:p>0.000135</text:p>
          </table:table-cell>
          <table:table-cell table:formula="of:=[.E321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34000" calcext:value-type="float">
            <text:p>134000</text:p>
          </table:table-cell>
          <table:table-cell office:value-type="float" office:value="3227000" calcext:value-type="float">
            <text:p>3227000</text:p>
          </table:table-cell>
          <table:table-cell table:formula="of:=[$MillDB_wikidata_filtered.D322]" office:value-type="float" office:value="8" calcext:value-type="float">
            <text:p>8.00E+00</text:p>
          </table:table-cell>
          <table:table-cell table:formula="of:=[.D322]*[.$J$5]" office:value-type="float" office:value="8000000" calcext:value-type="float">
            <text:p>8000000</text:p>
          </table:table-cell>
          <table:table-cell table:formula="of:=[.B322]/1000000000" office:value-type="float" office:value="0.000134" calcext:value-type="float">
            <text:p>0.000134</text:p>
          </table:table-cell>
          <table:table-cell table:formula="of:=[.C322]/1000000000" office:value-type="float" office:value="0.003227" calcext:value-type="float">
            <text:p>0.003227</text:p>
          </table:table-cell>
          <table:table-cell table:formula="of:=[.E322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68000" calcext:value-type="float">
            <text:p>268000</text:p>
          </table:table-cell>
          <table:table-cell office:value-type="float" office:value="4711000" calcext:value-type="float">
            <text:p>4711000</text:p>
          </table:table-cell>
          <table:table-cell table:formula="of:=[$MillDB_wikidata_filtered.D323]" office:value-type="float" office:value="9" calcext:value-type="float">
            <text:p>9.00E+00</text:p>
          </table:table-cell>
          <table:table-cell table:formula="of:=[.D323]*[.$J$5]" office:value-type="float" office:value="9000000" calcext:value-type="float">
            <text:p>9000000</text:p>
          </table:table-cell>
          <table:table-cell table:formula="of:=[.B323]/1000000000" office:value-type="float" office:value="0.000268" calcext:value-type="float">
            <text:p>0.000268</text:p>
          </table:table-cell>
          <table:table-cell table:formula="of:=[.C323]/1000000000" office:value-type="float" office:value="0.004711" calcext:value-type="float">
            <text:p>0.004711</text:p>
          </table:table-cell>
          <table:table-cell table:formula="of:=[.E323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2835000" calcext:value-type="float">
            <text:p>2835000</text:p>
          </table:table-cell>
          <table:table-cell office:value-type="float" office:value="23864000" calcext:value-type="float">
            <text:p>23864000</text:p>
          </table:table-cell>
          <table:table-cell table:formula="of:=[$MillDB_wikidata_filtered.D324]" office:value-type="float" office:value="18" calcext:value-type="float">
            <text:p>1.80E+01</text:p>
          </table:table-cell>
          <table:table-cell table:formula="of:=[.D324]*[.$J$5]" office:value-type="float" office:value="18000000" calcext:value-type="float">
            <text:p>18000000</text:p>
          </table:table-cell>
          <table:table-cell table:formula="of:=[.B324]/1000000000" office:value-type="float" office:value="0.002835" calcext:value-type="float">
            <text:p>0.002835</text:p>
          </table:table-cell>
          <table:table-cell table:formula="of:=[.C324]/1000000000" office:value-type="float" office:value="0.023864" calcext:value-type="float">
            <text:p>0.023864</text:p>
          </table:table-cell>
          <table:table-cell table:formula="of:=[.E324]/[.$J$6]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806000" calcext:value-type="float">
            <text:p>1806000</text:p>
          </table:table-cell>
          <table:table-cell office:value-type="float" office:value="3506000" calcext:value-type="float">
            <text:p>3506000</text:p>
          </table:table-cell>
          <table:table-cell table:formula="of:=[$MillDB_wikidata_filtered.D325]" office:value-type="float" office:value="9" calcext:value-type="float">
            <text:p>9.00E+00</text:p>
          </table:table-cell>
          <table:table-cell table:formula="of:=[.D325]*[.$J$5]" office:value-type="float" office:value="9000000" calcext:value-type="float">
            <text:p>9000000</text:p>
          </table:table-cell>
          <table:table-cell table:formula="of:=[.B325]/1000000000" office:value-type="float" office:value="0.001806" calcext:value-type="float">
            <text:p>0.001806</text:p>
          </table:table-cell>
          <table:table-cell table:formula="of:=[.C325]/1000000000" office:value-type="float" office:value="0.003506" calcext:value-type="float">
            <text:p>0.003506</text:p>
          </table:table-cell>
          <table:table-cell table:formula="of:=[.E325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087000" calcext:value-type="float">
            <text:p>1087000</text:p>
          </table:table-cell>
          <table:table-cell office:value-type="float" office:value="4191000" calcext:value-type="float">
            <text:p>4191000</text:p>
          </table:table-cell>
          <table:table-cell table:formula="of:=[$MillDB_wikidata_filtered.D326]" office:value-type="float" office:value="8" calcext:value-type="float">
            <text:p>8.00E+00</text:p>
          </table:table-cell>
          <table:table-cell table:formula="of:=[.D326]*[.$J$5]" office:value-type="float" office:value="8000000" calcext:value-type="float">
            <text:p>8000000</text:p>
          </table:table-cell>
          <table:table-cell table:formula="of:=[.B326]/1000000000" office:value-type="float" office:value="0.001087" calcext:value-type="float">
            <text:p>0.001087</text:p>
          </table:table-cell>
          <table:table-cell table:formula="of:=[.C326]/1000000000" office:value-type="float" office:value="0.004191" calcext:value-type="float">
            <text:p>0.004191</text:p>
          </table:table-cell>
          <table:table-cell table:formula="of:=[.E326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623000" calcext:value-type="float">
            <text:p>1623000</text:p>
          </table:table-cell>
          <table:table-cell office:value-type="float" office:value="6258000" calcext:value-type="float">
            <text:p>6258000</text:p>
          </table:table-cell>
          <table:table-cell table:formula="of:=[$MillDB_wikidata_filtered.D327]" office:value-type="float" office:value="15" calcext:value-type="float">
            <text:p>1.50E+01</text:p>
          </table:table-cell>
          <table:table-cell table:formula="of:=[.D327]*[.$J$5]" office:value-type="float" office:value="15000000" calcext:value-type="float">
            <text:p>15000000</text:p>
          </table:table-cell>
          <table:table-cell table:formula="of:=[.B327]/1000000000" office:value-type="float" office:value="0.001623" calcext:value-type="float">
            <text:p>0.001623</text:p>
          </table:table-cell>
          <table:table-cell table:formula="of:=[.C327]/1000000000" office:value-type="float" office:value="0.006258" calcext:value-type="float">
            <text:p>0.006258</text:p>
          </table:table-cell>
          <table:table-cell table:formula="of:=[.E327]/[.$J$6]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4538000" calcext:value-type="float">
            <text:p>4538000</text:p>
          </table:table-cell>
          <table:table-cell office:value-type="float" office:value="1326000" calcext:value-type="float">
            <text:p>1326000</text:p>
          </table:table-cell>
          <table:table-cell table:formula="of:=[$MillDB_wikidata_filtered.D328]" office:value-type="float" office:value="12" calcext:value-type="float">
            <text:p>1.20E+01</text:p>
          </table:table-cell>
          <table:table-cell table:formula="of:=[.D328]*[.$J$5]" office:value-type="float" office:value="12000000" calcext:value-type="float">
            <text:p>12000000</text:p>
          </table:table-cell>
          <table:table-cell table:formula="of:=[.B328]/1000000000" office:value-type="float" office:value="0.004538" calcext:value-type="float">
            <text:p>0.004538</text:p>
          </table:table-cell>
          <table:table-cell table:formula="of:=[.C328]/1000000000" office:value-type="float" office:value="0.001326" calcext:value-type="float">
            <text:p>0.001326</text:p>
          </table:table-cell>
          <table:table-cell table:formula="of:=[.E328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6601999" calcext:value-type="float">
            <text:p>16601999</text:p>
          </table:table-cell>
          <table:table-cell office:value-type="float" office:value="27469000" calcext:value-type="float">
            <text:p>27469000</text:p>
          </table:table-cell>
          <table:table-cell table:formula="of:=[$MillDB_wikidata_filtered.D329]" office:value-type="float" office:value="22" calcext:value-type="float">
            <text:p>2.20E+01</text:p>
          </table:table-cell>
          <table:table-cell table:formula="of:=[.D329]*[.$J$5]" office:value-type="float" office:value="22000000" calcext:value-type="float">
            <text:p>22000000</text:p>
          </table:table-cell>
          <table:table-cell table:formula="of:=[.B329]/1000000000" office:value-type="float" office:value="0.016601999" calcext:value-type="float">
            <text:p>0.016601999</text:p>
          </table:table-cell>
          <table:table-cell table:formula="of:=[.C329]/1000000000" office:value-type="float" office:value="0.027469" calcext:value-type="float">
            <text:p>0.027469</text:p>
          </table:table-cell>
          <table:table-cell table:formula="of:=[.E329]/[.$J$6]" office:value-type="float" office:value="0.022" calcext:value-type="float">
            <text:p>0.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936000" calcext:value-type="float">
            <text:p>936000</text:p>
          </table:table-cell>
          <table:table-cell office:value-type="float" office:value="5067000" calcext:value-type="float">
            <text:p>5067000</text:p>
          </table:table-cell>
          <table:table-cell table:formula="of:=[$MillDB_wikidata_filtered.D330]" office:value-type="float" office:value="6" calcext:value-type="float">
            <text:p>6.00E+00</text:p>
          </table:table-cell>
          <table:table-cell table:formula="of:=[.D330]*[.$J$5]" office:value-type="float" office:value="6000000" calcext:value-type="float">
            <text:p>6000000</text:p>
          </table:table-cell>
          <table:table-cell table:formula="of:=[.B330]/1000000000" office:value-type="float" office:value="0.000936" calcext:value-type="float">
            <text:p>0.000936</text:p>
          </table:table-cell>
          <table:table-cell table:formula="of:=[.C330]/1000000000" office:value-type="float" office:value="0.005067" calcext:value-type="float">
            <text:p>0.005067</text:p>
          </table:table-cell>
          <table:table-cell table:formula="of:=[.E330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59000" calcext:value-type="float">
            <text:p>59000</text:p>
          </table:table-cell>
          <table:table-cell office:value-type="float" office:value="1831000" calcext:value-type="float">
            <text:p>1831000</text:p>
          </table:table-cell>
          <table:table-cell table:formula="of:=[$MillDB_wikidata_filtered.D331]" office:value-type="float" office:value="7" calcext:value-type="float">
            <text:p>7.00E+00</text:p>
          </table:table-cell>
          <table:table-cell table:formula="of:=[.D331]*[.$J$5]" office:value-type="float" office:value="7000000" calcext:value-type="float">
            <text:p>7000000</text:p>
          </table:table-cell>
          <table:table-cell table:formula="of:=[.B331]/1000000000" office:value-type="float" office:value="0.000059" calcext:value-type="float">
            <text:p>0.000059</text:p>
          </table:table-cell>
          <table:table-cell table:formula="of:=[.C331]/1000000000" office:value-type="float" office:value="0.001831" calcext:value-type="float">
            <text:p>0.001831</text:p>
          </table:table-cell>
          <table:table-cell table:formula="of:=[.E331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391000" calcext:value-type="float">
            <text:p>391000</text:p>
          </table:table-cell>
          <table:table-cell office:value-type="float" office:value="2334000" calcext:value-type="float">
            <text:p>2334000</text:p>
          </table:table-cell>
          <table:table-cell table:formula="of:=[$MillDB_wikidata_filtered.D332]" office:value-type="float" office:value="9" calcext:value-type="float">
            <text:p>9.00E+00</text:p>
          </table:table-cell>
          <table:table-cell table:formula="of:=[.D332]*[.$J$5]" office:value-type="float" office:value="9000000" calcext:value-type="float">
            <text:p>9000000</text:p>
          </table:table-cell>
          <table:table-cell table:formula="of:=[.B332]/1000000000" office:value-type="float" office:value="0.000391" calcext:value-type="float">
            <text:p>0.000391</text:p>
          </table:table-cell>
          <table:table-cell table:formula="of:=[.C332]/1000000000" office:value-type="float" office:value="0.002334" calcext:value-type="float">
            <text:p>0.002334</text:p>
          </table:table-cell>
          <table:table-cell table:formula="of:=[.E332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628000" calcext:value-type="float">
            <text:p>628000</text:p>
          </table:table-cell>
          <table:table-cell office:value-type="float" office:value="10901000" calcext:value-type="float">
            <text:p>10901000</text:p>
          </table:table-cell>
          <table:table-cell table:formula="of:=[$MillDB_wikidata_filtered.D333]" office:value-type="float" office:value="15" calcext:value-type="float">
            <text:p>1.50E+01</text:p>
          </table:table-cell>
          <table:table-cell table:formula="of:=[.D333]*[.$J$5]" office:value-type="float" office:value="15000000" calcext:value-type="float">
            <text:p>15000000</text:p>
          </table:table-cell>
          <table:table-cell table:formula="of:=[.B333]/1000000000" office:value-type="float" office:value="0.000628" calcext:value-type="float">
            <text:p>0.000628</text:p>
          </table:table-cell>
          <table:table-cell table:formula="of:=[.C333]/1000000000" office:value-type="float" office:value="0.010901" calcext:value-type="float">
            <text:p>0.010901</text:p>
          </table:table-cell>
          <table:table-cell table:formula="of:=[.E333]/[.$J$6]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495000" calcext:value-type="float">
            <text:p>495000</text:p>
          </table:table-cell>
          <table:table-cell office:value-type="float" office:value="5121000" calcext:value-type="float">
            <text:p>5121000</text:p>
          </table:table-cell>
          <table:table-cell table:formula="of:=[$MillDB_wikidata_filtered.D334]" office:value-type="float" office:value="10" calcext:value-type="float">
            <text:p>1.00E+01</text:p>
          </table:table-cell>
          <table:table-cell table:formula="of:=[.D334]*[.$J$5]" office:value-type="float" office:value="10000000" calcext:value-type="float">
            <text:p>10000000</text:p>
          </table:table-cell>
          <table:table-cell table:formula="of:=[.B334]/1000000000" office:value-type="float" office:value="0.000495" calcext:value-type="float">
            <text:p>0.000495</text:p>
          </table:table-cell>
          <table:table-cell table:formula="of:=[.C334]/1000000000" office:value-type="float" office:value="0.005121" calcext:value-type="float">
            <text:p>0.005121</text:p>
          </table:table-cell>
          <table:table-cell table:formula="of:=[.E334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34788000" calcext:value-type="float">
            <text:p>34788000</text:p>
          </table:table-cell>
          <table:table-cell office:value-type="float" office:value="1782000" calcext:value-type="float">
            <text:p>1782000</text:p>
          </table:table-cell>
          <table:table-cell table:formula="of:=[$MillDB_wikidata_filtered.D335]" office:value-type="float" office:value="6" calcext:value-type="float">
            <text:p>6.00E+00</text:p>
          </table:table-cell>
          <table:table-cell table:formula="of:=[.D335]*[.$J$5]" office:value-type="float" office:value="6000000" calcext:value-type="float">
            <text:p>6000000</text:p>
          </table:table-cell>
          <table:table-cell table:formula="of:=[.B335]/1000000000" office:value-type="float" office:value="0.034788" calcext:value-type="float">
            <text:p>0.034788</text:p>
          </table:table-cell>
          <table:table-cell table:formula="of:=[.C335]/1000000000" office:value-type="float" office:value="0.001782" calcext:value-type="float">
            <text:p>0.001782</text:p>
          </table:table-cell>
          <table:table-cell table:formula="of:=[.E335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639000" calcext:value-type="float">
            <text:p>639000</text:p>
          </table:table-cell>
          <table:table-cell office:value-type="float" office:value="1334000" calcext:value-type="float">
            <text:p>1334000</text:p>
          </table:table-cell>
          <table:table-cell table:formula="of:=[$MillDB_wikidata_filtered.D336]" office:value-type="float" office:value="9" calcext:value-type="float">
            <text:p>9.00E+00</text:p>
          </table:table-cell>
          <table:table-cell table:formula="of:=[.D336]*[.$J$5]" office:value-type="float" office:value="9000000" calcext:value-type="float">
            <text:p>9000000</text:p>
          </table:table-cell>
          <table:table-cell table:formula="of:=[.B336]/1000000000" office:value-type="float" office:value="0.000639" calcext:value-type="float">
            <text:p>0.000639</text:p>
          </table:table-cell>
          <table:table-cell table:formula="of:=[.C336]/1000000000" office:value-type="float" office:value="0.001334" calcext:value-type="float">
            <text:p>0.001334</text:p>
          </table:table-cell>
          <table:table-cell table:formula="of:=[.E336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302000" calcext:value-type="float">
            <text:p>302000</text:p>
          </table:table-cell>
          <table:table-cell office:value-type="float" office:value="1590000" calcext:value-type="float">
            <text:p>1590000</text:p>
          </table:table-cell>
          <table:table-cell table:formula="of:=[$MillDB_wikidata_filtered.D337]" office:value-type="float" office:value="9" calcext:value-type="float">
            <text:p>9.00E+00</text:p>
          </table:table-cell>
          <table:table-cell table:formula="of:=[.D337]*[.$J$5]" office:value-type="float" office:value="9000000" calcext:value-type="float">
            <text:p>9000000</text:p>
          </table:table-cell>
          <table:table-cell table:formula="of:=[.B337]/1000000000" office:value-type="float" office:value="0.000302" calcext:value-type="float">
            <text:p>0.000302</text:p>
          </table:table-cell>
          <table:table-cell table:formula="of:=[.C337]/1000000000" office:value-type="float" office:value="0.00159" calcext:value-type="float">
            <text:p>0.00159</text:p>
          </table:table-cell>
          <table:table-cell table:formula="of:=[.E337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595000" calcext:value-type="float">
            <text:p>2595000</text:p>
          </table:table-cell>
          <table:table-cell office:value-type="float" office:value="10510000" calcext:value-type="float">
            <text:p>10510000</text:p>
          </table:table-cell>
          <table:table-cell table:formula="of:=[$MillDB_wikidata_filtered.D338]" office:value-type="float" office:value="12" calcext:value-type="float">
            <text:p>1.20E+01</text:p>
          </table:table-cell>
          <table:table-cell table:formula="of:=[.D338]*[.$J$5]" office:value-type="float" office:value="12000000" calcext:value-type="float">
            <text:p>12000000</text:p>
          </table:table-cell>
          <table:table-cell table:formula="of:=[.B338]/1000000000" office:value-type="float" office:value="0.002595" calcext:value-type="float">
            <text:p>0.002595</text:p>
          </table:table-cell>
          <table:table-cell table:formula="of:=[.C338]/1000000000" office:value-type="float" office:value="0.01051" calcext:value-type="float">
            <text:p>0.01051</text:p>
          </table:table-cell>
          <table:table-cell table:formula="of:=[.E338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2426000" calcext:value-type="float">
            <text:p>2426000</text:p>
          </table:table-cell>
          <table:table-cell office:value-type="float" office:value="6898000" calcext:value-type="float">
            <text:p>6898000</text:p>
          </table:table-cell>
          <table:table-cell table:formula="of:=[$MillDB_wikidata_filtered.D339]" office:value-type="float" office:value="19" calcext:value-type="float">
            <text:p>1.90E+01</text:p>
          </table:table-cell>
          <table:table-cell table:formula="of:=[.D339]*[.$J$5]" office:value-type="float" office:value="19000000" calcext:value-type="float">
            <text:p>19000000</text:p>
          </table:table-cell>
          <table:table-cell table:formula="of:=[.B339]/1000000000" office:value-type="float" office:value="0.002426" calcext:value-type="float">
            <text:p>0.002426</text:p>
          </table:table-cell>
          <table:table-cell table:formula="of:=[.C339]/1000000000" office:value-type="float" office:value="0.006898" calcext:value-type="float">
            <text:p>0.006898</text:p>
          </table:table-cell>
          <table:table-cell table:formula="of:=[.E339]/[.$J$6]" office:value-type="float" office:value="0.019" calcext:value-type="float">
            <text:p>0.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033000" calcext:value-type="float">
            <text:p>1033000</text:p>
          </table:table-cell>
          <table:table-cell office:value-type="float" office:value="769000" calcext:value-type="float">
            <text:p>769000</text:p>
          </table:table-cell>
          <table:table-cell table:formula="of:=[$MillDB_wikidata_filtered.D340]" office:value-type="float" office:value="5" calcext:value-type="float">
            <text:p>5.00E+00</text:p>
          </table:table-cell>
          <table:table-cell table:formula="of:=[.D340]*[.$J$5]" office:value-type="float" office:value="5000000" calcext:value-type="float">
            <text:p>5000000</text:p>
          </table:table-cell>
          <table:table-cell table:formula="of:=[.B340]/1000000000" office:value-type="float" office:value="0.001033" calcext:value-type="float">
            <text:p>0.001033</text:p>
          </table:table-cell>
          <table:table-cell table:formula="of:=[.C340]/1000000000" office:value-type="float" office:value="0.000769" calcext:value-type="float">
            <text:p>0.000769</text:p>
          </table:table-cell>
          <table:table-cell table:formula="of:=[.E340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437000" calcext:value-type="float">
            <text:p>437000</text:p>
          </table:table-cell>
          <table:table-cell office:value-type="float" office:value="1669000" calcext:value-type="float">
            <text:p>1669000</text:p>
          </table:table-cell>
          <table:table-cell table:formula="of:=[$MillDB_wikidata_filtered.D341]" office:value-type="float" office:value="8" calcext:value-type="float">
            <text:p>8.00E+00</text:p>
          </table:table-cell>
          <table:table-cell table:formula="of:=[.D341]*[.$J$5]" office:value-type="float" office:value="8000000" calcext:value-type="float">
            <text:p>8000000</text:p>
          </table:table-cell>
          <table:table-cell table:formula="of:=[.B341]/1000000000" office:value-type="float" office:value="0.000437" calcext:value-type="float">
            <text:p>0.000437</text:p>
          </table:table-cell>
          <table:table-cell table:formula="of:=[.C341]/1000000000" office:value-type="float" office:value="0.001669" calcext:value-type="float">
            <text:p>0.001669</text:p>
          </table:table-cell>
          <table:table-cell table:formula="of:=[.E34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631000" calcext:value-type="float">
            <text:p>631000</text:p>
          </table:table-cell>
          <table:table-cell office:value-type="float" office:value="1193000" calcext:value-type="float">
            <text:p>1193000</text:p>
          </table:table-cell>
          <table:table-cell table:formula="of:=[$MillDB_wikidata_filtered.D342]" office:value-type="float" office:value="9" calcext:value-type="float">
            <text:p>9.00E+00</text:p>
          </table:table-cell>
          <table:table-cell table:formula="of:=[.D342]*[.$J$5]" office:value-type="float" office:value="9000000" calcext:value-type="float">
            <text:p>9000000</text:p>
          </table:table-cell>
          <table:table-cell table:formula="of:=[.B342]/1000000000" office:value-type="float" office:value="0.000631" calcext:value-type="float">
            <text:p>0.000631</text:p>
          </table:table-cell>
          <table:table-cell table:formula="of:=[.C342]/1000000000" office:value-type="float" office:value="0.001193" calcext:value-type="float">
            <text:p>0.001193</text:p>
          </table:table-cell>
          <table:table-cell table:formula="of:=[.E342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716000" calcext:value-type="float">
            <text:p>716000</text:p>
          </table:table-cell>
          <table:table-cell office:value-type="float" office:value="4396000" calcext:value-type="float">
            <text:p>4396000</text:p>
          </table:table-cell>
          <table:table-cell table:formula="of:=[$MillDB_wikidata_filtered.D343]" office:value-type="float" office:value="6" calcext:value-type="float">
            <text:p>6.00E+00</text:p>
          </table:table-cell>
          <table:table-cell table:formula="of:=[.D343]*[.$J$5]" office:value-type="float" office:value="6000000" calcext:value-type="float">
            <text:p>6000000</text:p>
          </table:table-cell>
          <table:table-cell table:formula="of:=[.B343]/1000000000" office:value-type="float" office:value="0.000716" calcext:value-type="float">
            <text:p>0.000716</text:p>
          </table:table-cell>
          <table:table-cell table:formula="of:=[.C343]/1000000000" office:value-type="float" office:value="0.004396" calcext:value-type="float">
            <text:p>0.004396</text:p>
          </table:table-cell>
          <table:table-cell table:formula="of:=[.E343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37208000" calcext:value-type="float">
            <text:p>37208000</text:p>
          </table:table-cell>
          <table:table-cell office:value-type="float" office:value="53842000" calcext:value-type="float">
            <text:p>53842000</text:p>
          </table:table-cell>
          <table:table-cell table:formula="of:=[$MillDB_wikidata_filtered.D344]" office:value-type="float" office:value="35" calcext:value-type="float">
            <text:p>3.50E+01</text:p>
          </table:table-cell>
          <table:table-cell table:formula="of:=[.D344]*[.$J$5]" office:value-type="float" office:value="35000000" calcext:value-type="float">
            <text:p>35000000</text:p>
          </table:table-cell>
          <table:table-cell table:formula="of:=[.B344]/1000000000" office:value-type="float" office:value="0.037208" calcext:value-type="float">
            <text:p>0.037208</text:p>
          </table:table-cell>
          <table:table-cell table:formula="of:=[.C344]/1000000000" office:value-type="float" office:value="0.053842" calcext:value-type="float">
            <text:p>0.053842</text:p>
          </table:table-cell>
          <table:table-cell table:formula="of:=[.E344]/[.$J$6]" office:value-type="float" office:value="0.035" calcext:value-type="float">
            <text:p>0.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49000" calcext:value-type="float">
            <text:p>149000</text:p>
          </table:table-cell>
          <table:table-cell office:value-type="float" office:value="4847000" calcext:value-type="float">
            <text:p>4847000</text:p>
          </table:table-cell>
          <table:table-cell table:formula="of:=[$MillDB_wikidata_filtered.D345]" office:value-type="float" office:value="8" calcext:value-type="float">
            <text:p>8.00E+00</text:p>
          </table:table-cell>
          <table:table-cell table:formula="of:=[.D345]*[.$J$5]" office:value-type="float" office:value="8000000" calcext:value-type="float">
            <text:p>8000000</text:p>
          </table:table-cell>
          <table:table-cell table:formula="of:=[.B345]/1000000000" office:value-type="float" office:value="0.000149" calcext:value-type="float">
            <text:p>0.000149</text:p>
          </table:table-cell>
          <table:table-cell table:formula="of:=[.C345]/1000000000" office:value-type="float" office:value="0.004847" calcext:value-type="float">
            <text:p>0.004847</text:p>
          </table:table-cell>
          <table:table-cell table:formula="of:=[.E345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266000" calcext:value-type="float">
            <text:p>266000</text:p>
          </table:table-cell>
          <table:table-cell office:value-type="float" office:value="6351000" calcext:value-type="float">
            <text:p>6351000</text:p>
          </table:table-cell>
          <table:table-cell table:formula="of:=[$MillDB_wikidata_filtered.D346]" office:value-type="float" office:value="10" calcext:value-type="float">
            <text:p>1.00E+01</text:p>
          </table:table-cell>
          <table:table-cell table:formula="of:=[.D346]*[.$J$5]" office:value-type="float" office:value="10000000" calcext:value-type="float">
            <text:p>10000000</text:p>
          </table:table-cell>
          <table:table-cell table:formula="of:=[.B346]/1000000000" office:value-type="float" office:value="0.000266" calcext:value-type="float">
            <text:p>0.000266</text:p>
          </table:table-cell>
          <table:table-cell table:formula="of:=[.C346]/1000000000" office:value-type="float" office:value="0.006351" calcext:value-type="float">
            <text:p>0.006351</text:p>
          </table:table-cell>
          <table:table-cell table:formula="of:=[.E346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280000" calcext:value-type="float">
            <text:p>280000</text:p>
          </table:table-cell>
          <table:table-cell office:value-type="float" office:value="21883000" calcext:value-type="float">
            <text:p>21883000</text:p>
          </table:table-cell>
          <table:table-cell table:formula="of:=[$MillDB_wikidata_filtered.D347]" office:value-type="float" office:value="15" calcext:value-type="float">
            <text:p>1.50E+01</text:p>
          </table:table-cell>
          <table:table-cell table:formula="of:=[.D347]*[.$J$5]" office:value-type="float" office:value="15000000" calcext:value-type="float">
            <text:p>15000000</text:p>
          </table:table-cell>
          <table:table-cell table:formula="of:=[.B347]/1000000000" office:value-type="float" office:value="0.00028" calcext:value-type="float">
            <text:p>0.00028</text:p>
          </table:table-cell>
          <table:table-cell table:formula="of:=[.C347]/1000000000" office:value-type="float" office:value="0.021883" calcext:value-type="float">
            <text:p>0.021883</text:p>
          </table:table-cell>
          <table:table-cell table:formula="of:=[.E347]/[.$J$6]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4643000" calcext:value-type="float">
            <text:p>4643000</text:p>
          </table:table-cell>
          <table:table-cell office:value-type="float" office:value="13428000" calcext:value-type="float">
            <text:p>13428000</text:p>
          </table:table-cell>
          <table:table-cell table:formula="of:=[$MillDB_wikidata_filtered.D348]" office:value-type="float" office:value="18" calcext:value-type="float">
            <text:p>1.80E+01</text:p>
          </table:table-cell>
          <table:table-cell table:formula="of:=[.D348]*[.$J$5]" office:value-type="float" office:value="18000000" calcext:value-type="float">
            <text:p>18000000</text:p>
          </table:table-cell>
          <table:table-cell table:formula="of:=[.B348]/1000000000" office:value-type="float" office:value="0.004643" calcext:value-type="float">
            <text:p>0.004643</text:p>
          </table:table-cell>
          <table:table-cell table:formula="of:=[.C348]/1000000000" office:value-type="float" office:value="0.013428" calcext:value-type="float">
            <text:p>0.013428</text:p>
          </table:table-cell>
          <table:table-cell table:formula="of:=[.E348]/[.$J$6]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417000" calcext:value-type="float">
            <text:p>417000</text:p>
          </table:table-cell>
          <table:table-cell office:value-type="float" office:value="1743000" calcext:value-type="float">
            <text:p>1743000</text:p>
          </table:table-cell>
          <table:table-cell table:formula="of:=[$MillDB_wikidata_filtered.D349]" office:value-type="float" office:value="7" calcext:value-type="float">
            <text:p>7.00E+00</text:p>
          </table:table-cell>
          <table:table-cell table:formula="of:=[.D349]*[.$J$5]" office:value-type="float" office:value="7000000" calcext:value-type="float">
            <text:p>7000000</text:p>
          </table:table-cell>
          <table:table-cell table:formula="of:=[.B349]/1000000000" office:value-type="float" office:value="0.000417" calcext:value-type="float">
            <text:p>0.000417</text:p>
          </table:table-cell>
          <table:table-cell table:formula="of:=[.C349]/1000000000" office:value-type="float" office:value="0.001743" calcext:value-type="float">
            <text:p>0.001743</text:p>
          </table:table-cell>
          <table:table-cell table:formula="of:=[.E349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028000" calcext:value-type="float">
            <text:p>1028000</text:p>
          </table:table-cell>
          <table:table-cell office:value-type="float" office:value="7869000" calcext:value-type="float">
            <text:p>7869000</text:p>
          </table:table-cell>
          <table:table-cell table:formula="of:=[$MillDB_wikidata_filtered.D350]" office:value-type="float" office:value="11" calcext:value-type="float">
            <text:p>1.10E+01</text:p>
          </table:table-cell>
          <table:table-cell table:formula="of:=[.D350]*[.$J$5]" office:value-type="float" office:value="11000000" calcext:value-type="float">
            <text:p>11000000</text:p>
          </table:table-cell>
          <table:table-cell table:formula="of:=[.B350]/1000000000" office:value-type="float" office:value="0.001028" calcext:value-type="float">
            <text:p>0.001028</text:p>
          </table:table-cell>
          <table:table-cell table:formula="of:=[.C350]/1000000000" office:value-type="float" office:value="0.007869" calcext:value-type="float">
            <text:p>0.007869</text:p>
          </table:table-cell>
          <table:table-cell table:formula="of:=[.E350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14000" calcext:value-type="float">
            <text:p>214000</text:p>
          </table:table-cell>
          <table:table-cell office:value-type="float" office:value="513000" calcext:value-type="float">
            <text:p>513000</text:p>
          </table:table-cell>
          <table:table-cell table:formula="of:=[$MillDB_wikidata_filtered.D351]" office:value-type="float" office:value="6" calcext:value-type="float">
            <text:p>6.00E+00</text:p>
          </table:table-cell>
          <table:table-cell table:formula="of:=[.D351]*[.$J$5]" office:value-type="float" office:value="6000000" calcext:value-type="float">
            <text:p>6000000</text:p>
          </table:table-cell>
          <table:table-cell table:formula="of:=[.B351]/1000000000" office:value-type="float" office:value="0.000214" calcext:value-type="float">
            <text:p>0.000214</text:p>
          </table:table-cell>
          <table:table-cell table:formula="of:=[.C351]/1000000000" office:value-type="float" office:value="0.000513" calcext:value-type="float">
            <text:p>0.000513</text:p>
          </table:table-cell>
          <table:table-cell table:formula="of:=[.E351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523000" calcext:value-type="float">
            <text:p>523000</text:p>
          </table:table-cell>
          <table:table-cell office:value-type="float" office:value="7912000" calcext:value-type="float">
            <text:p>7912000</text:p>
          </table:table-cell>
          <table:table-cell table:formula="of:=[$MillDB_wikidata_filtered.D352]" office:value-type="float" office:value="10" calcext:value-type="float">
            <text:p>1.00E+01</text:p>
          </table:table-cell>
          <table:table-cell table:formula="of:=[.D352]*[.$J$5]" office:value-type="float" office:value="10000000" calcext:value-type="float">
            <text:p>10000000</text:p>
          </table:table-cell>
          <table:table-cell table:formula="of:=[.B352]/1000000000" office:value-type="float" office:value="0.000523" calcext:value-type="float">
            <text:p>0.000523</text:p>
          </table:table-cell>
          <table:table-cell table:formula="of:=[.C352]/1000000000" office:value-type="float" office:value="0.007912" calcext:value-type="float">
            <text:p>0.007912</text:p>
          </table:table-cell>
          <table:table-cell table:formula="of:=[.E352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6907000" calcext:value-type="float">
            <text:p>6907000</text:p>
          </table:table-cell>
          <table:table-cell office:value-type="float" office:value="27787000" calcext:value-type="float">
            <text:p>27787000</text:p>
          </table:table-cell>
          <table:table-cell table:formula="of:=[$MillDB_wikidata_filtered.D353]" office:value-type="float" office:value="23" calcext:value-type="float">
            <text:p>2.30E+01</text:p>
          </table:table-cell>
          <table:table-cell table:formula="of:=[.D353]*[.$J$5]" office:value-type="float" office:value="23000000" calcext:value-type="float">
            <text:p>23000000</text:p>
          </table:table-cell>
          <table:table-cell table:formula="of:=[.B353]/1000000000" office:value-type="float" office:value="0.006907" calcext:value-type="float">
            <text:p>0.006907</text:p>
          </table:table-cell>
          <table:table-cell table:formula="of:=[.C353]/1000000000" office:value-type="float" office:value="0.027787" calcext:value-type="float">
            <text:p>0.027787</text:p>
          </table:table-cell>
          <table:table-cell table:formula="of:=[.E353]/[.$J$6]" office:value-type="float" office:value="0.023" calcext:value-type="float">
            <text:p>0.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395000" calcext:value-type="float">
            <text:p>395000</text:p>
          </table:table-cell>
          <table:table-cell office:value-type="float" office:value="500000" calcext:value-type="float">
            <text:p>500000</text:p>
          </table:table-cell>
          <table:table-cell table:formula="of:=[$MillDB_wikidata_filtered.D354]" office:value-type="float" office:value="9" calcext:value-type="float">
            <text:p>9.00E+00</text:p>
          </table:table-cell>
          <table:table-cell table:formula="of:=[.D354]*[.$J$5]" office:value-type="float" office:value="9000000" calcext:value-type="float">
            <text:p>9000000</text:p>
          </table:table-cell>
          <table:table-cell table:formula="of:=[.B354]/1000000000" office:value-type="float" office:value="0.000395" calcext:value-type="float">
            <text:p>0.000395</text:p>
          </table:table-cell>
          <table:table-cell table:formula="of:=[.C354]/1000000000" office:value-type="float" office:value="0.0005" calcext:value-type="float">
            <text:p>0.0005</text:p>
          </table:table-cell>
          <table:table-cell table:formula="of:=[.E354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422000" calcext:value-type="float">
            <text:p>422000</text:p>
          </table:table-cell>
          <table:table-cell office:value-type="float" office:value="1194000" calcext:value-type="float">
            <text:p>1194000</text:p>
          </table:table-cell>
          <table:table-cell table:formula="of:=[$MillDB_wikidata_filtered.D355]" office:value-type="float" office:value="7" calcext:value-type="float">
            <text:p>7.00E+00</text:p>
          </table:table-cell>
          <table:table-cell table:formula="of:=[.D355]*[.$J$5]" office:value-type="float" office:value="7000000" calcext:value-type="float">
            <text:p>7000000</text:p>
          </table:table-cell>
          <table:table-cell table:formula="of:=[.B355]/1000000000" office:value-type="float" office:value="0.000422" calcext:value-type="float">
            <text:p>0.000422</text:p>
          </table:table-cell>
          <table:table-cell table:formula="of:=[.C355]/1000000000" office:value-type="float" office:value="0.001194" calcext:value-type="float">
            <text:p>0.001194</text:p>
          </table:table-cell>
          <table:table-cell table:formula="of:=[.E355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0446000" calcext:value-type="float">
            <text:p>10446000</text:p>
          </table:table-cell>
          <table:table-cell office:value-type="float" office:value="5615000" calcext:value-type="float">
            <text:p>5615000</text:p>
          </table:table-cell>
          <table:table-cell table:formula="of:=[$MillDB_wikidata_filtered.D356]" office:value-type="float" office:value="15" calcext:value-type="float">
            <text:p>1.50E+01</text:p>
          </table:table-cell>
          <table:table-cell table:formula="of:=[.D356]*[.$J$5]" office:value-type="float" office:value="15000000" calcext:value-type="float">
            <text:p>15000000</text:p>
          </table:table-cell>
          <table:table-cell table:formula="of:=[.B356]/1000000000" office:value-type="float" office:value="0.010446" calcext:value-type="float">
            <text:p>0.010446</text:p>
          </table:table-cell>
          <table:table-cell table:formula="of:=[.C356]/1000000000" office:value-type="float" office:value="0.005615" calcext:value-type="float">
            <text:p>0.005615</text:p>
          </table:table-cell>
          <table:table-cell table:formula="of:=[.E356]/[.$J$6]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2609000" calcext:value-type="float">
            <text:p>2609000</text:p>
          </table:table-cell>
          <table:table-cell office:value-type="float" office:value="4306000" calcext:value-type="float">
            <text:p>4306000</text:p>
          </table:table-cell>
          <table:table-cell table:formula="of:=[$MillDB_wikidata_filtered.D357]" office:value-type="float" office:value="7" calcext:value-type="float">
            <text:p>7.00E+00</text:p>
          </table:table-cell>
          <table:table-cell table:formula="of:=[.D357]*[.$J$5]" office:value-type="float" office:value="7000000" calcext:value-type="float">
            <text:p>7000000</text:p>
          </table:table-cell>
          <table:table-cell table:formula="of:=[.B357]/1000000000" office:value-type="float" office:value="0.002609" calcext:value-type="float">
            <text:p>0.002609</text:p>
          </table:table-cell>
          <table:table-cell table:formula="of:=[.C357]/1000000000" office:value-type="float" office:value="0.004306" calcext:value-type="float">
            <text:p>0.004306</text:p>
          </table:table-cell>
          <table:table-cell table:formula="of:=[.E357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66716000" calcext:value-type="float">
            <text:p>66716000</text:p>
          </table:table-cell>
          <table:table-cell office:value-type="float" office:value="26674000" calcext:value-type="float">
            <text:p>26674000</text:p>
          </table:table-cell>
          <table:table-cell table:formula="of:=[$MillDB_wikidata_filtered.D358]" office:value-type="float" office:value="53" calcext:value-type="float">
            <text:p>5.30E+01</text:p>
          </table:table-cell>
          <table:table-cell table:formula="of:=[.D358]*[.$J$5]" office:value-type="float" office:value="53000000" calcext:value-type="float">
            <text:p>53000000</text:p>
          </table:table-cell>
          <table:table-cell table:formula="of:=[.B358]/1000000000" office:value-type="float" office:value="0.066716" calcext:value-type="float">
            <text:p>0.066716</text:p>
          </table:table-cell>
          <table:table-cell table:formula="of:=[.C358]/1000000000" office:value-type="float" office:value="0.026674" calcext:value-type="float">
            <text:p>0.026674</text:p>
          </table:table-cell>
          <table:table-cell table:formula="of:=[.E358]/[.$J$6]" office:value-type="float" office:value="0.053" calcext:value-type="float">
            <text:p>0.0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233000" calcext:value-type="float">
            <text:p>1233000</text:p>
          </table:table-cell>
          <table:table-cell office:value-type="float" office:value="10823000" calcext:value-type="float">
            <text:p>10823000</text:p>
          </table:table-cell>
          <table:table-cell table:formula="of:=[$MillDB_wikidata_filtered.D359]" office:value-type="float" office:value="12" calcext:value-type="float">
            <text:p>1.20E+01</text:p>
          </table:table-cell>
          <table:table-cell table:formula="of:=[.D359]*[.$J$5]" office:value-type="float" office:value="12000000" calcext:value-type="float">
            <text:p>12000000</text:p>
          </table:table-cell>
          <table:table-cell table:formula="of:=[.B359]/1000000000" office:value-type="float" office:value="0.001233" calcext:value-type="float">
            <text:p>0.001233</text:p>
          </table:table-cell>
          <table:table-cell table:formula="of:=[.C359]/1000000000" office:value-type="float" office:value="0.010823" calcext:value-type="float">
            <text:p>0.010823</text:p>
          </table:table-cell>
          <table:table-cell table:formula="of:=[.E359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224000" calcext:value-type="float">
            <text:p>224000</text:p>
          </table:table-cell>
          <table:table-cell office:value-type="float" office:value="257000" calcext:value-type="float">
            <text:p>257000</text:p>
          </table:table-cell>
          <table:table-cell table:formula="of:=[$MillDB_wikidata_filtered.D360]" office:value-type="float" office:value="4" calcext:value-type="float">
            <text:p>4.00E+00</text:p>
          </table:table-cell>
          <table:table-cell table:formula="of:=[.D360]*[.$J$5]" office:value-type="float" office:value="4000000" calcext:value-type="float">
            <text:p>4000000</text:p>
          </table:table-cell>
          <table:table-cell table:formula="of:=[.B360]/1000000000" office:value-type="float" office:value="0.000224" calcext:value-type="float">
            <text:p>0.000224</text:p>
          </table:table-cell>
          <table:table-cell table:formula="of:=[.C360]/1000000000" office:value-type="float" office:value="0.000257" calcext:value-type="float">
            <text:p>0.000257</text:p>
          </table:table-cell>
          <table:table-cell table:formula="of:=[.E360]/[.$J$6]" office:value-type="float" office:value="0.004" calcext:value-type="float">
            <text:p>0.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2678000" calcext:value-type="float">
            <text:p>2678000</text:p>
          </table:table-cell>
          <table:table-cell office:value-type="float" office:value="85829000" calcext:value-type="float">
            <text:p>85829000</text:p>
          </table:table-cell>
          <table:table-cell table:formula="of:=[$MillDB_wikidata_filtered.D361]" office:value-type="float" office:value="14" calcext:value-type="float">
            <text:p>1.40E+01</text:p>
          </table:table-cell>
          <table:table-cell table:formula="of:=[.D361]*[.$J$5]" office:value-type="float" office:value="14000000" calcext:value-type="float">
            <text:p>14000000</text:p>
          </table:table-cell>
          <table:table-cell table:formula="of:=[.B361]/1000000000" office:value-type="float" office:value="0.002678" calcext:value-type="float">
            <text:p>0.002678</text:p>
          </table:table-cell>
          <table:table-cell table:formula="of:=[.C361]/1000000000" office:value-type="float" office:value="0.085829" calcext:value-type="float">
            <text:p>0.085829</text:p>
          </table:table-cell>
          <table:table-cell table:formula="of:=[.E361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759000" calcext:value-type="float">
            <text:p>9759000</text:p>
          </table:table-cell>
          <table:table-cell table:formula="of:=[$MillDB_wikidata_filtered.D362]" office:value-type="float" office:value="13" calcext:value-type="float">
            <text:p>1.30E+01</text:p>
          </table:table-cell>
          <table:table-cell table:formula="of:=[.D362]*[.$J$5]" office:value-type="float" office:value="13000000" calcext:value-type="float">
            <text:p>13000000</text:p>
          </table:table-cell>
          <table:table-cell table:formula="of:=[.B362]/1000000000" office:value-type="float" office:value="0.001" calcext:value-type="float">
            <text:p>0.001</text:p>
          </table:table-cell>
          <table:table-cell table:formula="of:=[.C362]/1000000000" office:value-type="float" office:value="0.009759" calcext:value-type="float">
            <text:p>0.009759</text:p>
          </table:table-cell>
          <table:table-cell table:formula="of:=[.E362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48663000" calcext:value-type="float">
            <text:p>48663000</text:p>
          </table:table-cell>
          <table:table-cell office:value-type="float" office:value="18437000" calcext:value-type="float">
            <text:p>18437000</text:p>
          </table:table-cell>
          <table:table-cell table:formula="of:=[$MillDB_wikidata_filtered.D363]" office:value-type="float" office:value="13" calcext:value-type="float">
            <text:p>1.30E+01</text:p>
          </table:table-cell>
          <table:table-cell table:formula="of:=[.D363]*[.$J$5]" office:value-type="float" office:value="13000000" calcext:value-type="float">
            <text:p>13000000</text:p>
          </table:table-cell>
          <table:table-cell table:formula="of:=[.B363]/1000000000" office:value-type="float" office:value="0.048663" calcext:value-type="float">
            <text:p>0.048663</text:p>
          </table:table-cell>
          <table:table-cell table:formula="of:=[.C363]/1000000000" office:value-type="float" office:value="0.018437" calcext:value-type="float">
            <text:p>0.018437</text:p>
          </table:table-cell>
          <table:table-cell table:formula="of:=[.E363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312000" calcext:value-type="float">
            <text:p>312000</text:p>
          </table:table-cell>
          <table:table-cell office:value-type="float" office:value="543000" calcext:value-type="float">
            <text:p>543000</text:p>
          </table:table-cell>
          <table:table-cell table:formula="of:=[$MillDB_wikidata_filtered.D364]" office:value-type="float" office:value="7" calcext:value-type="float">
            <text:p>7.00E+00</text:p>
          </table:table-cell>
          <table:table-cell table:formula="of:=[.D364]*[.$J$5]" office:value-type="float" office:value="7000000" calcext:value-type="float">
            <text:p>7000000</text:p>
          </table:table-cell>
          <table:table-cell table:formula="of:=[.B364]/1000000000" office:value-type="float" office:value="0.000312" calcext:value-type="float">
            <text:p>0.000312</text:p>
          </table:table-cell>
          <table:table-cell table:formula="of:=[.C364]/1000000000" office:value-type="float" office:value="0.000543" calcext:value-type="float">
            <text:p>0.000543</text:p>
          </table:table-cell>
          <table:table-cell table:formula="of:=[.E364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354000" calcext:value-type="float">
            <text:p>354000</text:p>
          </table:table-cell>
          <table:table-cell office:value-type="float" office:value="6605000" calcext:value-type="float">
            <text:p>6605000</text:p>
          </table:table-cell>
          <table:table-cell table:formula="of:=[$MillDB_wikidata_filtered.D365]" office:value-type="float" office:value="6" calcext:value-type="float">
            <text:p>6.00E+00</text:p>
          </table:table-cell>
          <table:table-cell table:formula="of:=[.D365]*[.$J$5]" office:value-type="float" office:value="6000000" calcext:value-type="float">
            <text:p>6000000</text:p>
          </table:table-cell>
          <table:table-cell table:formula="of:=[.B365]/1000000000" office:value-type="float" office:value="0.000354" calcext:value-type="float">
            <text:p>0.000354</text:p>
          </table:table-cell>
          <table:table-cell table:formula="of:=[.C365]/1000000000" office:value-type="float" office:value="0.006605" calcext:value-type="float">
            <text:p>0.006605</text:p>
          </table:table-cell>
          <table:table-cell table:formula="of:=[.E365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563000" calcext:value-type="float">
            <text:p>563000</text:p>
          </table:table-cell>
          <table:table-cell office:value-type="float" office:value="2526000" calcext:value-type="float">
            <text:p>2526000</text:p>
          </table:table-cell>
          <table:table-cell table:formula="of:=[$MillDB_wikidata_filtered.D366]" office:value-type="float" office:value="10" calcext:value-type="float">
            <text:p>1.00E+01</text:p>
          </table:table-cell>
          <table:table-cell table:formula="of:=[.D366]*[.$J$5]" office:value-type="float" office:value="10000000" calcext:value-type="float">
            <text:p>10000000</text:p>
          </table:table-cell>
          <table:table-cell table:formula="of:=[.B366]/1000000000" office:value-type="float" office:value="0.000563" calcext:value-type="float">
            <text:p>0.000563</text:p>
          </table:table-cell>
          <table:table-cell table:formula="of:=[.C366]/1000000000" office:value-type="float" office:value="0.002526" calcext:value-type="float">
            <text:p>0.002526</text:p>
          </table:table-cell>
          <table:table-cell table:formula="of:=[.E366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715000" calcext:value-type="float">
            <text:p>2715000</text:p>
          </table:table-cell>
          <table:table-cell office:value-type="float" office:value="7176000" calcext:value-type="float">
            <text:p>7176000</text:p>
          </table:table-cell>
          <table:table-cell table:formula="of:=[$MillDB_wikidata_filtered.D367]" office:value-type="float" office:value="9" calcext:value-type="float">
            <text:p>9.00E+00</text:p>
          </table:table-cell>
          <table:table-cell table:formula="of:=[.D367]*[.$J$5]" office:value-type="float" office:value="9000000" calcext:value-type="float">
            <text:p>9000000</text:p>
          </table:table-cell>
          <table:table-cell table:formula="of:=[.B367]/1000000000" office:value-type="float" office:value="0.002715" calcext:value-type="float">
            <text:p>0.002715</text:p>
          </table:table-cell>
          <table:table-cell table:formula="of:=[.C367]/1000000000" office:value-type="float" office:value="0.007176" calcext:value-type="float">
            <text:p>0.007176</text:p>
          </table:table-cell>
          <table:table-cell table:formula="of:=[.E367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4318000" calcext:value-type="float">
            <text:p>4318000</text:p>
          </table:table-cell>
          <table:table-cell office:value-type="float" office:value="11707000" calcext:value-type="float">
            <text:p>11707000</text:p>
          </table:table-cell>
          <table:table-cell table:formula="of:=[$MillDB_wikidata_filtered.D368]" office:value-type="float" office:value="9" calcext:value-type="float">
            <text:p>9.00E+00</text:p>
          </table:table-cell>
          <table:table-cell table:formula="of:=[.D368]*[.$J$5]" office:value-type="float" office:value="9000000" calcext:value-type="float">
            <text:p>9000000</text:p>
          </table:table-cell>
          <table:table-cell table:formula="of:=[.B368]/1000000000" office:value-type="float" office:value="0.004318" calcext:value-type="float">
            <text:p>0.004318</text:p>
          </table:table-cell>
          <table:table-cell table:formula="of:=[.C368]/1000000000" office:value-type="float" office:value="0.011707" calcext:value-type="float">
            <text:p>0.011707</text:p>
          </table:table-cell>
          <table:table-cell table:formula="of:=[.E368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809000" calcext:value-type="float">
            <text:p>1809000</text:p>
          </table:table-cell>
          <table:table-cell office:value-type="float" office:value="8761000" calcext:value-type="float">
            <text:p>8761000</text:p>
          </table:table-cell>
          <table:table-cell table:formula="of:=[$MillDB_wikidata_filtered.D369]" office:value-type="float" office:value="19" calcext:value-type="float">
            <text:p>1.90E+01</text:p>
          </table:table-cell>
          <table:table-cell table:formula="of:=[.D369]*[.$J$5]" office:value-type="float" office:value="19000000" calcext:value-type="float">
            <text:p>19000000</text:p>
          </table:table-cell>
          <table:table-cell table:formula="of:=[.B369]/1000000000" office:value-type="float" office:value="0.001809" calcext:value-type="float">
            <text:p>0.001809</text:p>
          </table:table-cell>
          <table:table-cell table:formula="of:=[.C369]/1000000000" office:value-type="float" office:value="0.008761" calcext:value-type="float">
            <text:p>0.008761</text:p>
          </table:table-cell>
          <table:table-cell table:formula="of:=[.E369]/[.$J$6]" office:value-type="float" office:value="0.019" calcext:value-type="float">
            <text:p>0.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431000" calcext:value-type="float">
            <text:p>431000</text:p>
          </table:table-cell>
          <table:table-cell office:value-type="float" office:value="2681000" calcext:value-type="float">
            <text:p>2681000</text:p>
          </table:table-cell>
          <table:table-cell table:formula="of:=[$MillDB_wikidata_filtered.D370]" office:value-type="float" office:value="11" calcext:value-type="float">
            <text:p>1.10E+01</text:p>
          </table:table-cell>
          <table:table-cell table:formula="of:=[.D370]*[.$J$5]" office:value-type="float" office:value="11000000" calcext:value-type="float">
            <text:p>11000000</text:p>
          </table:table-cell>
          <table:table-cell table:formula="of:=[.B370]/1000000000" office:value-type="float" office:value="0.000431" calcext:value-type="float">
            <text:p>0.000431</text:p>
          </table:table-cell>
          <table:table-cell table:formula="of:=[.C370]/1000000000" office:value-type="float" office:value="0.002681" calcext:value-type="float">
            <text:p>0.002681</text:p>
          </table:table-cell>
          <table:table-cell table:formula="of:=[.E370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039999" calcext:value-type="float">
            <text:p>1039999</text:p>
          </table:table-cell>
          <table:table-cell office:value-type="float" office:value="953000" calcext:value-type="float">
            <text:p>953000</text:p>
          </table:table-cell>
          <table:table-cell table:formula="of:=[$MillDB_wikidata_filtered.D371]" office:value-type="float" office:value="8" calcext:value-type="float">
            <text:p>8.00E+00</text:p>
          </table:table-cell>
          <table:table-cell table:formula="of:=[.D371]*[.$J$5]" office:value-type="float" office:value="8000000" calcext:value-type="float">
            <text:p>8000000</text:p>
          </table:table-cell>
          <table:table-cell table:formula="of:=[.B371]/1000000000" office:value-type="float" office:value="0.001039999" calcext:value-type="float">
            <text:p>0.001039999</text:p>
          </table:table-cell>
          <table:table-cell table:formula="of:=[.C371]/1000000000" office:value-type="float" office:value="0.000953" calcext:value-type="float">
            <text:p>0.000953</text:p>
          </table:table-cell>
          <table:table-cell table:formula="of:=[.E37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47000" calcext:value-type="float">
            <text:p>147000</text:p>
          </table:table-cell>
          <table:table-cell office:value-type="float" office:value="2662000" calcext:value-type="float">
            <text:p>2662000</text:p>
          </table:table-cell>
          <table:table-cell table:formula="of:=[$MillDB_wikidata_filtered.D372]" office:value-type="float" office:value="5" calcext:value-type="float">
            <text:p>5.00E+00</text:p>
          </table:table-cell>
          <table:table-cell table:formula="of:=[.D372]*[.$J$5]" office:value-type="float" office:value="5000000" calcext:value-type="float">
            <text:p>5000000</text:p>
          </table:table-cell>
          <table:table-cell table:formula="of:=[.B372]/1000000000" office:value-type="float" office:value="0.000147" calcext:value-type="float">
            <text:p>0.000147</text:p>
          </table:table-cell>
          <table:table-cell table:formula="of:=[.C372]/1000000000" office:value-type="float" office:value="0.002662" calcext:value-type="float">
            <text:p>0.002662</text:p>
          </table:table-cell>
          <table:table-cell table:formula="of:=[.E372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345000" calcext:value-type="float">
            <text:p>345000</text:p>
          </table:table-cell>
          <table:table-cell office:value-type="float" office:value="467000" calcext:value-type="float">
            <text:p>467000</text:p>
          </table:table-cell>
          <table:table-cell table:formula="of:=[$MillDB_wikidata_filtered.D373]" office:value-type="float" office:value="7" calcext:value-type="float">
            <text:p>7.00E+00</text:p>
          </table:table-cell>
          <table:table-cell table:formula="of:=[.D373]*[.$J$5]" office:value-type="float" office:value="7000000" calcext:value-type="float">
            <text:p>7000000</text:p>
          </table:table-cell>
          <table:table-cell table:formula="of:=[.B373]/1000000000" office:value-type="float" office:value="0.000345" calcext:value-type="float">
            <text:p>0.000345</text:p>
          </table:table-cell>
          <table:table-cell table:formula="of:=[.C373]/1000000000" office:value-type="float" office:value="0.000467" calcext:value-type="float">
            <text:p>0.000467</text:p>
          </table:table-cell>
          <table:table-cell table:formula="of:=[.E373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6209000" calcext:value-type="float">
            <text:p>6209000</text:p>
          </table:table-cell>
          <table:table-cell office:value-type="float" office:value="17175000" calcext:value-type="float">
            <text:p>17175000</text:p>
          </table:table-cell>
          <table:table-cell table:formula="of:=[$MillDB_wikidata_filtered.D374]" office:value-type="float" office:value="17" calcext:value-type="float">
            <text:p>1.70E+01</text:p>
          </table:table-cell>
          <table:table-cell table:formula="of:=[.D374]*[.$J$5]" office:value-type="float" office:value="17000000" calcext:value-type="float">
            <text:p>17000000</text:p>
          </table:table-cell>
          <table:table-cell table:formula="of:=[.B374]/1000000000" office:value-type="float" office:value="0.006209" calcext:value-type="float">
            <text:p>0.006209</text:p>
          </table:table-cell>
          <table:table-cell table:formula="of:=[.C374]/1000000000" office:value-type="float" office:value="0.017175" calcext:value-type="float">
            <text:p>0.017175</text:p>
          </table:table-cell>
          <table:table-cell table:formula="of:=[.E374]/[.$J$6]" office:value-type="float" office:value="0.017" calcext:value-type="float">
            <text:p>0.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19000" calcext:value-type="float">
            <text:p>119000</text:p>
          </table:table-cell>
          <table:table-cell office:value-type="float" office:value="271000" calcext:value-type="float">
            <text:p>271000</text:p>
          </table:table-cell>
          <table:table-cell table:formula="of:=[$MillDB_wikidata_filtered.D375]" office:value-type="float" office:value="8" calcext:value-type="float">
            <text:p>8.00E+00</text:p>
          </table:table-cell>
          <table:table-cell table:formula="of:=[.D375]*[.$J$5]" office:value-type="float" office:value="8000000" calcext:value-type="float">
            <text:p>8000000</text:p>
          </table:table-cell>
          <table:table-cell table:formula="of:=[.B375]/1000000000" office:value-type="float" office:value="0.000119" calcext:value-type="float">
            <text:p>0.000119</text:p>
          </table:table-cell>
          <table:table-cell table:formula="of:=[.C375]/1000000000" office:value-type="float" office:value="0.000271" calcext:value-type="float">
            <text:p>0.000271</text:p>
          </table:table-cell>
          <table:table-cell table:formula="of:=[.E375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3360000" calcext:value-type="float">
            <text:p>3360000</text:p>
          </table:table-cell>
          <table:table-cell office:value-type="float" office:value="10248000" calcext:value-type="float">
            <text:p>10248000</text:p>
          </table:table-cell>
          <table:table-cell table:formula="of:=[$MillDB_wikidata_filtered.D376]" office:value-type="float" office:value="13" calcext:value-type="float">
            <text:p>1.30E+01</text:p>
          </table:table-cell>
          <table:table-cell table:formula="of:=[.D376]*[.$J$5]" office:value-type="float" office:value="13000000" calcext:value-type="float">
            <text:p>13000000</text:p>
          </table:table-cell>
          <table:table-cell table:formula="of:=[.B376]/1000000000" office:value-type="float" office:value="0.00336" calcext:value-type="float">
            <text:p>0.00336</text:p>
          </table:table-cell>
          <table:table-cell table:formula="of:=[.C376]/1000000000" office:value-type="float" office:value="0.010248" calcext:value-type="float">
            <text:p>0.010248</text:p>
          </table:table-cell>
          <table:table-cell table:formula="of:=[.E376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716000" calcext:value-type="float">
            <text:p>716000</text:p>
          </table:table-cell>
          <table:table-cell office:value-type="float" office:value="2562000" calcext:value-type="float">
            <text:p>2562000</text:p>
          </table:table-cell>
          <table:table-cell table:formula="of:=[$MillDB_wikidata_filtered.D377]" office:value-type="float" office:value="10" calcext:value-type="float">
            <text:p>1.00E+01</text:p>
          </table:table-cell>
          <table:table-cell table:formula="of:=[.D377]*[.$J$5]" office:value-type="float" office:value="10000000" calcext:value-type="float">
            <text:p>10000000</text:p>
          </table:table-cell>
          <table:table-cell table:formula="of:=[.B377]/1000000000" office:value-type="float" office:value="0.000716" calcext:value-type="float">
            <text:p>0.000716</text:p>
          </table:table-cell>
          <table:table-cell table:formula="of:=[.C377]/1000000000" office:value-type="float" office:value="0.002562" calcext:value-type="float">
            <text:p>0.002562</text:p>
          </table:table-cell>
          <table:table-cell table:formula="of:=[.E377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51000" calcext:value-type="float">
            <text:p>151000</text:p>
          </table:table-cell>
          <table:table-cell office:value-type="float" office:value="335000" calcext:value-type="float">
            <text:p>335000</text:p>
          </table:table-cell>
          <table:table-cell table:formula="of:=[$MillDB_wikidata_filtered.D378]" office:value-type="float" office:value="9" calcext:value-type="float">
            <text:p>9.00E+00</text:p>
          </table:table-cell>
          <table:table-cell table:formula="of:=[.D378]*[.$J$5]" office:value-type="float" office:value="9000000" calcext:value-type="float">
            <text:p>9000000</text:p>
          </table:table-cell>
          <table:table-cell table:formula="of:=[.B378]/1000000000" office:value-type="float" office:value="0.000151" calcext:value-type="float">
            <text:p>0.000151</text:p>
          </table:table-cell>
          <table:table-cell table:formula="of:=[.C378]/1000000000" office:value-type="float" office:value="0.000335" calcext:value-type="float">
            <text:p>0.000335</text:p>
          </table:table-cell>
          <table:table-cell table:formula="of:=[.E378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435000" calcext:value-type="float">
            <text:p>1435000</text:p>
          </table:table-cell>
          <table:table-cell office:value-type="float" office:value="3025000" calcext:value-type="float">
            <text:p>3025000</text:p>
          </table:table-cell>
          <table:table-cell table:formula="of:=[$MillDB_wikidata_filtered.D379]" office:value-type="float" office:value="11" calcext:value-type="float">
            <text:p>1.10E+01</text:p>
          </table:table-cell>
          <table:table-cell table:formula="of:=[.D379]*[.$J$5]" office:value-type="float" office:value="11000000" calcext:value-type="float">
            <text:p>11000000</text:p>
          </table:table-cell>
          <table:table-cell table:formula="of:=[.B379]/1000000000" office:value-type="float" office:value="0.001435" calcext:value-type="float">
            <text:p>0.001435</text:p>
          </table:table-cell>
          <table:table-cell table:formula="of:=[.C379]/1000000000" office:value-type="float" office:value="0.003025" calcext:value-type="float">
            <text:p>0.003025</text:p>
          </table:table-cell>
          <table:table-cell table:formula="of:=[.E379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673000" calcext:value-type="float">
            <text:p>673000</text:p>
          </table:table-cell>
          <table:table-cell office:value-type="float" office:value="1931000" calcext:value-type="float">
            <text:p>1931000</text:p>
          </table:table-cell>
          <table:table-cell table:formula="of:=[$MillDB_wikidata_filtered.D380]" office:value-type="float" office:value="6" calcext:value-type="float">
            <text:p>6.00E+00</text:p>
          </table:table-cell>
          <table:table-cell table:formula="of:=[.D380]*[.$J$5]" office:value-type="float" office:value="6000000" calcext:value-type="float">
            <text:p>6000000</text:p>
          </table:table-cell>
          <table:table-cell table:formula="of:=[.B380]/1000000000" office:value-type="float" office:value="0.000673" calcext:value-type="float">
            <text:p>0.000673</text:p>
          </table:table-cell>
          <table:table-cell table:formula="of:=[.C380]/1000000000" office:value-type="float" office:value="0.001931" calcext:value-type="float">
            <text:p>0.001931</text:p>
          </table:table-cell>
          <table:table-cell table:formula="of:=[.E380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668000" calcext:value-type="float">
            <text:p>668000</text:p>
          </table:table-cell>
          <table:table-cell office:value-type="float" office:value="1279000" calcext:value-type="float">
            <text:p>1279000</text:p>
          </table:table-cell>
          <table:table-cell table:formula="of:=[$MillDB_wikidata_filtered.D381]" office:value-type="float" office:value="8" calcext:value-type="float">
            <text:p>8.00E+00</text:p>
          </table:table-cell>
          <table:table-cell table:formula="of:=[.D381]*[.$J$5]" office:value-type="float" office:value="8000000" calcext:value-type="float">
            <text:p>8000000</text:p>
          </table:table-cell>
          <table:table-cell table:formula="of:=[.B381]/1000000000" office:value-type="float" office:value="0.000668" calcext:value-type="float">
            <text:p>0.000668</text:p>
          </table:table-cell>
          <table:table-cell table:formula="of:=[.C381]/1000000000" office:value-type="float" office:value="0.001279" calcext:value-type="float">
            <text:p>0.001279</text:p>
          </table:table-cell>
          <table:table-cell table:formula="of:=[.E38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211000" calcext:value-type="float">
            <text:p>1211000</text:p>
          </table:table-cell>
          <table:table-cell office:value-type="float" office:value="4719000" calcext:value-type="float">
            <text:p>4719000</text:p>
          </table:table-cell>
          <table:table-cell table:formula="of:=[$MillDB_wikidata_filtered.D382]" office:value-type="float" office:value="9" calcext:value-type="float">
            <text:p>9.00E+00</text:p>
          </table:table-cell>
          <table:table-cell table:formula="of:=[.D382]*[.$J$5]" office:value-type="float" office:value="9000000" calcext:value-type="float">
            <text:p>9000000</text:p>
          </table:table-cell>
          <table:table-cell table:formula="of:=[.B382]/1000000000" office:value-type="float" office:value="0.001211" calcext:value-type="float">
            <text:p>0.001211</text:p>
          </table:table-cell>
          <table:table-cell table:formula="of:=[.C382]/1000000000" office:value-type="float" office:value="0.004719" calcext:value-type="float">
            <text:p>0.004719</text:p>
          </table:table-cell>
          <table:table-cell table:formula="of:=[.E382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54000" calcext:value-type="float">
            <text:p>54000</text:p>
          </table:table-cell>
          <table:table-cell office:value-type="float" office:value="1934000" calcext:value-type="float">
            <text:p>1934000</text:p>
          </table:table-cell>
          <table:table-cell table:formula="of:=[$MillDB_wikidata_filtered.D383]" office:value-type="float" office:value="5" calcext:value-type="float">
            <text:p>5.00E+00</text:p>
          </table:table-cell>
          <table:table-cell table:formula="of:=[.D383]*[.$J$5]" office:value-type="float" office:value="5000000" calcext:value-type="float">
            <text:p>5000000</text:p>
          </table:table-cell>
          <table:table-cell table:formula="of:=[.B383]/1000000000" office:value-type="float" office:value="0.000054" calcext:value-type="float">
            <text:p>0.000054</text:p>
          </table:table-cell>
          <table:table-cell table:formula="of:=[.C383]/1000000000" office:value-type="float" office:value="0.001934" calcext:value-type="float">
            <text:p>0.001934</text:p>
          </table:table-cell>
          <table:table-cell table:formula="of:=[.E383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79000" calcext:value-type="float">
            <text:p>279000</text:p>
          </table:table-cell>
          <table:table-cell office:value-type="float" office:value="4870000" calcext:value-type="float">
            <text:p>4870000</text:p>
          </table:table-cell>
          <table:table-cell table:formula="of:=[$MillDB_wikidata_filtered.D384]" office:value-type="float" office:value="5" calcext:value-type="float">
            <text:p>5.00E+00</text:p>
          </table:table-cell>
          <table:table-cell table:formula="of:=[.D384]*[.$J$5]" office:value-type="float" office:value="5000000" calcext:value-type="float">
            <text:p>5000000</text:p>
          </table:table-cell>
          <table:table-cell table:formula="of:=[.B384]/1000000000" office:value-type="float" office:value="0.000279" calcext:value-type="float">
            <text:p>0.000279</text:p>
          </table:table-cell>
          <table:table-cell table:formula="of:=[.C384]/1000000000" office:value-type="float" office:value="0.00487" calcext:value-type="float">
            <text:p>0.00487</text:p>
          </table:table-cell>
          <table:table-cell table:formula="of:=[.E384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57000" calcext:value-type="float">
            <text:p>57000</text:p>
          </table:table-cell>
          <table:table-cell office:value-type="float" office:value="696000" calcext:value-type="float">
            <text:p>696000</text:p>
          </table:table-cell>
          <table:table-cell table:formula="of:=[$MillDB_wikidata_filtered.D385]" office:value-type="float" office:value="5" calcext:value-type="float">
            <text:p>5.00E+00</text:p>
          </table:table-cell>
          <table:table-cell table:formula="of:=[.D385]*[.$J$5]" office:value-type="float" office:value="5000000" calcext:value-type="float">
            <text:p>5000000</text:p>
          </table:table-cell>
          <table:table-cell table:formula="of:=[.B385]/1000000000" office:value-type="float" office:value="0.000057" calcext:value-type="float">
            <text:p>0.000057</text:p>
          </table:table-cell>
          <table:table-cell table:formula="of:=[.C385]/1000000000" office:value-type="float" office:value="0.000696" calcext:value-type="float">
            <text:p>0.000696</text:p>
          </table:table-cell>
          <table:table-cell table:formula="of:=[.E385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07000" calcext:value-type="float">
            <text:p>107000</text:p>
          </table:table-cell>
          <table:table-cell office:value-type="float" office:value="2753000" calcext:value-type="float">
            <text:p>2753000</text:p>
          </table:table-cell>
          <table:table-cell table:formula="of:=[$MillDB_wikidata_filtered.D386]" office:value-type="float" office:value="8" calcext:value-type="float">
            <text:p>8.00E+00</text:p>
          </table:table-cell>
          <table:table-cell table:formula="of:=[.D386]*[.$J$5]" office:value-type="float" office:value="8000000" calcext:value-type="float">
            <text:p>8000000</text:p>
          </table:table-cell>
          <table:table-cell table:formula="of:=[.B386]/1000000000" office:value-type="float" office:value="0.000107" calcext:value-type="float">
            <text:p>0.000107</text:p>
          </table:table-cell>
          <table:table-cell table:formula="of:=[.C386]/1000000000" office:value-type="float" office:value="0.002753" calcext:value-type="float">
            <text:p>0.002753</text:p>
          </table:table-cell>
          <table:table-cell table:formula="of:=[.E386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0965000" calcext:value-type="float">
            <text:p>10965000</text:p>
          </table:table-cell>
          <table:table-cell office:value-type="float" office:value="30131000" calcext:value-type="float">
            <text:p>30131000</text:p>
          </table:table-cell>
          <table:table-cell table:formula="of:=[$MillDB_wikidata_filtered.D387]" office:value-type="float" office:value="36" calcext:value-type="float">
            <text:p>3.60E+01</text:p>
          </table:table-cell>
          <table:table-cell table:formula="of:=[.D387]*[.$J$5]" office:value-type="float" office:value="36000000" calcext:value-type="float">
            <text:p>36000000</text:p>
          </table:table-cell>
          <table:table-cell table:formula="of:=[.B387]/1000000000" office:value-type="float" office:value="0.010965" calcext:value-type="float">
            <text:p>0.010965</text:p>
          </table:table-cell>
          <table:table-cell table:formula="of:=[.C387]/1000000000" office:value-type="float" office:value="0.030131" calcext:value-type="float">
            <text:p>0.030131</text:p>
          </table:table-cell>
          <table:table-cell table:formula="of:=[.E387]/[.$J$6]" office:value-type="float" office:value="0.036" calcext:value-type="float">
            <text:p>0.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4383000" calcext:value-type="float">
            <text:p>4383000</text:p>
          </table:table-cell>
          <table:table-cell office:value-type="float" office:value="46075000" calcext:value-type="float">
            <text:p>46075000</text:p>
          </table:table-cell>
          <table:table-cell table:formula="of:=[$MillDB_wikidata_filtered.D388]" office:value-type="float" office:value="16" calcext:value-type="float">
            <text:p>1.60E+01</text:p>
          </table:table-cell>
          <table:table-cell table:formula="of:=[.D388]*[.$J$5]" office:value-type="float" office:value="16000000" calcext:value-type="float">
            <text:p>16000000</text:p>
          </table:table-cell>
          <table:table-cell table:formula="of:=[.B388]/1000000000" office:value-type="float" office:value="0.004383" calcext:value-type="float">
            <text:p>0.004383</text:p>
          </table:table-cell>
          <table:table-cell table:formula="of:=[.C388]/1000000000" office:value-type="float" office:value="0.046075" calcext:value-type="float">
            <text:p>0.046075</text:p>
          </table:table-cell>
          <table:table-cell table:formula="of:=[.E388]/[.$J$6]"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82000" calcext:value-type="float">
            <text:p>82000</text:p>
          </table:table-cell>
          <table:table-cell office:value-type="float" office:value="421000" calcext:value-type="float">
            <text:p>421000</text:p>
          </table:table-cell>
          <table:table-cell table:formula="of:=[$MillDB_wikidata_filtered.D389]" office:value-type="float" office:value="8" calcext:value-type="float">
            <text:p>8.00E+00</text:p>
          </table:table-cell>
          <table:table-cell table:formula="of:=[.D389]*[.$J$5]" office:value-type="float" office:value="8000000" calcext:value-type="float">
            <text:p>8000000</text:p>
          </table:table-cell>
          <table:table-cell table:formula="of:=[.B389]/1000000000" office:value-type="float" office:value="0.000082" calcext:value-type="float">
            <text:p>0.000082</text:p>
          </table:table-cell>
          <table:table-cell table:formula="of:=[.C389]/1000000000" office:value-type="float" office:value="0.000421" calcext:value-type="float">
            <text:p>0.000421</text:p>
          </table:table-cell>
          <table:table-cell table:formula="of:=[.E38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529000" calcext:value-type="float">
            <text:p>529000</text:p>
          </table:table-cell>
          <table:table-cell office:value-type="float" office:value="325736000" calcext:value-type="float">
            <text:p>325736000</text:p>
          </table:table-cell>
          <table:table-cell table:formula="of:=[$MillDB_wikidata_filtered.D390]" office:value-type="float" office:value="96" calcext:value-type="float">
            <text:p>9.60E+01</text:p>
          </table:table-cell>
          <table:table-cell table:formula="of:=[.D390]*[.$J$5]" office:value-type="float" office:value="96000000" calcext:value-type="float">
            <text:p>96000000</text:p>
          </table:table-cell>
          <table:table-cell table:formula="of:=[.B390]/1000000000" office:value-type="float" office:value="0.000529" calcext:value-type="float">
            <text:p>0.000529</text:p>
          </table:table-cell>
          <table:table-cell table:formula="of:=[.C390]/1000000000" office:value-type="float" office:value="0.325736" calcext:value-type="float">
            <text:p>0.325736</text:p>
          </table:table-cell>
          <table:table-cell table:formula="of:=[.E390]/[.$J$6]" office:value-type="float" office:value="0.096" calcext:value-type="float">
            <text:p>0.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8882000" calcext:value-type="float">
            <text:p>28882000</text:p>
          </table:table-cell>
          <table:table-cell office:value-type="float" office:value="12422000" calcext:value-type="float">
            <text:p>12422000</text:p>
          </table:table-cell>
          <table:table-cell table:formula="of:=[$MillDB_wikidata_filtered.D391]" office:value-type="float" office:value="19" calcext:value-type="float">
            <text:p>1.90E+01</text:p>
          </table:table-cell>
          <table:table-cell table:formula="of:=[.D391]*[.$J$5]" office:value-type="float" office:value="19000000" calcext:value-type="float">
            <text:p>19000000</text:p>
          </table:table-cell>
          <table:table-cell table:formula="of:=[.B391]/1000000000" office:value-type="float" office:value="0.028882" calcext:value-type="float">
            <text:p>0.028882</text:p>
          </table:table-cell>
          <table:table-cell table:formula="of:=[.C391]/1000000000" office:value-type="float" office:value="0.012422" calcext:value-type="float">
            <text:p>0.012422</text:p>
          </table:table-cell>
          <table:table-cell table:formula="of:=[.E391]/[.$J$6]" office:value-type="float" office:value="0.019" calcext:value-type="float">
            <text:p>0.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263000" calcext:value-type="float">
            <text:p>1263000</text:p>
          </table:table-cell>
          <table:table-cell office:value-type="float" office:value="1396000" calcext:value-type="float">
            <text:p>1396000</text:p>
          </table:table-cell>
          <table:table-cell table:formula="of:=[$MillDB_wikidata_filtered.D392]" office:value-type="float" office:value="7" calcext:value-type="float">
            <text:p>7.00E+00</text:p>
          </table:table-cell>
          <table:table-cell table:formula="of:=[.D392]*[.$J$5]" office:value-type="float" office:value="7000000" calcext:value-type="float">
            <text:p>7000000</text:p>
          </table:table-cell>
          <table:table-cell table:formula="of:=[.B392]/1000000000" office:value-type="float" office:value="0.001263" calcext:value-type="float">
            <text:p>0.001263</text:p>
          </table:table-cell>
          <table:table-cell table:formula="of:=[.C392]/1000000000" office:value-type="float" office:value="0.001396" calcext:value-type="float">
            <text:p>0.001396</text:p>
          </table:table-cell>
          <table:table-cell table:formula="of:=[.E392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273000" calcext:value-type="float">
            <text:p>273000</text:p>
          </table:table-cell>
          <table:table-cell office:value-type="float" office:value="11958000" calcext:value-type="float">
            <text:p>11958000</text:p>
          </table:table-cell>
          <table:table-cell table:formula="of:=[$MillDB_wikidata_filtered.D393]" office:value-type="float" office:value="9" calcext:value-type="float">
            <text:p>9.00E+00</text:p>
          </table:table-cell>
          <table:table-cell table:formula="of:=[.D393]*[.$J$5]" office:value-type="float" office:value="9000000" calcext:value-type="float">
            <text:p>9000000</text:p>
          </table:table-cell>
          <table:table-cell table:formula="of:=[.B393]/1000000000" office:value-type="float" office:value="0.000273" calcext:value-type="float">
            <text:p>0.000273</text:p>
          </table:table-cell>
          <table:table-cell table:formula="of:=[.C393]/1000000000" office:value-type="float" office:value="0.011958" calcext:value-type="float">
            <text:p>0.011958</text:p>
          </table:table-cell>
          <table:table-cell table:formula="of:=[.E393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210000" calcext:value-type="float">
            <text:p>210000</text:p>
          </table:table-cell>
          <table:table-cell office:value-type="float" office:value="608000" calcext:value-type="float">
            <text:p>608000</text:p>
          </table:table-cell>
          <table:table-cell table:formula="of:=[$MillDB_wikidata_filtered.D394]" office:value-type="float" office:value="8" calcext:value-type="float">
            <text:p>8.00E+00</text:p>
          </table:table-cell>
          <table:table-cell table:formula="of:=[.D394]*[.$J$5]" office:value-type="float" office:value="8000000" calcext:value-type="float">
            <text:p>8000000</text:p>
          </table:table-cell>
          <table:table-cell table:formula="of:=[.B394]/1000000000" office:value-type="float" office:value="0.00021" calcext:value-type="float">
            <text:p>0.00021</text:p>
          </table:table-cell>
          <table:table-cell table:formula="of:=[.C394]/1000000000" office:value-type="float" office:value="0.000608" calcext:value-type="float">
            <text:p>0.000608</text:p>
          </table:table-cell>
          <table:table-cell table:formula="of:=[.E394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885000" calcext:value-type="float">
            <text:p>885000</text:p>
          </table:table-cell>
          <table:table-cell office:value-type="float" office:value="6715000" calcext:value-type="float">
            <text:p>6715000</text:p>
          </table:table-cell>
          <table:table-cell table:formula="of:=[$MillDB_wikidata_filtered.D395]" office:value-type="float" office:value="10" calcext:value-type="float">
            <text:p>1.00E+01</text:p>
          </table:table-cell>
          <table:table-cell table:formula="of:=[.D395]*[.$J$5]" office:value-type="float" office:value="10000000" calcext:value-type="float">
            <text:p>10000000</text:p>
          </table:table-cell>
          <table:table-cell table:formula="of:=[.B395]/1000000000" office:value-type="float" office:value="0.000885" calcext:value-type="float">
            <text:p>0.000885</text:p>
          </table:table-cell>
          <table:table-cell table:formula="of:=[.C395]/1000000000" office:value-type="float" office:value="0.006715" calcext:value-type="float">
            <text:p>0.006715</text:p>
          </table:table-cell>
          <table:table-cell table:formula="of:=[.E395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3636000" calcext:value-type="float">
            <text:p>3636000</text:p>
          </table:table-cell>
          <table:table-cell office:value-type="float" office:value="14112000" calcext:value-type="float">
            <text:p>14112000</text:p>
          </table:table-cell>
          <table:table-cell table:formula="of:=[$MillDB_wikidata_filtered.D396]" office:value-type="float" office:value="13" calcext:value-type="float">
            <text:p>1.30E+01</text:p>
          </table:table-cell>
          <table:table-cell table:formula="of:=[.D396]*[.$J$5]" office:value-type="float" office:value="13000000" calcext:value-type="float">
            <text:p>13000000</text:p>
          </table:table-cell>
          <table:table-cell table:formula="of:=[.B396]/1000000000" office:value-type="float" office:value="0.003636" calcext:value-type="float">
            <text:p>0.003636</text:p>
          </table:table-cell>
          <table:table-cell table:formula="of:=[.C396]/1000000000" office:value-type="float" office:value="0.014112" calcext:value-type="float">
            <text:p>0.014112</text:p>
          </table:table-cell>
          <table:table-cell table:formula="of:=[.E396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599000" calcext:value-type="float">
            <text:p>599000</text:p>
          </table:table-cell>
          <table:table-cell office:value-type="float" office:value="2523000" calcext:value-type="float">
            <text:p>2523000</text:p>
          </table:table-cell>
          <table:table-cell table:formula="of:=[$MillDB_wikidata_filtered.D397]" office:value-type="float" office:value="6" calcext:value-type="float">
            <text:p>6.00E+00</text:p>
          </table:table-cell>
          <table:table-cell table:formula="of:=[.D397]*[.$J$5]" office:value-type="float" office:value="6000000" calcext:value-type="float">
            <text:p>6000000</text:p>
          </table:table-cell>
          <table:table-cell table:formula="of:=[.B397]/1000000000" office:value-type="float" office:value="0.000599" calcext:value-type="float">
            <text:p>0.000599</text:p>
          </table:table-cell>
          <table:table-cell table:formula="of:=[.C397]/1000000000" office:value-type="float" office:value="0.002523" calcext:value-type="float">
            <text:p>0.002523</text:p>
          </table:table-cell>
          <table:table-cell table:formula="of:=[.E397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848000" calcext:value-type="float">
            <text:p>1848000</text:p>
          </table:table-cell>
          <table:table-cell office:value-type="float" office:value="6058000" calcext:value-type="float">
            <text:p>6058000</text:p>
          </table:table-cell>
          <table:table-cell table:formula="of:=[$MillDB_wikidata_filtered.D398]" office:value-type="float" office:value="10" calcext:value-type="float">
            <text:p>1.00E+01</text:p>
          </table:table-cell>
          <table:table-cell table:formula="of:=[.D398]*[.$J$5]" office:value-type="float" office:value="10000000" calcext:value-type="float">
            <text:p>10000000</text:p>
          </table:table-cell>
          <table:table-cell table:formula="of:=[.B398]/1000000000" office:value-type="float" office:value="0.001848" calcext:value-type="float">
            <text:p>0.001848</text:p>
          </table:table-cell>
          <table:table-cell table:formula="of:=[.C398]/1000000000" office:value-type="float" office:value="0.006058" calcext:value-type="float">
            <text:p>0.006058</text:p>
          </table:table-cell>
          <table:table-cell table:formula="of:=[.E398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0730000" calcext:value-type="float">
            <text:p>20730000</text:p>
          </table:table-cell>
          <table:table-cell office:value-type="float" office:value="25496000" calcext:value-type="float">
            <text:p>25496000</text:p>
          </table:table-cell>
          <table:table-cell table:formula="of:=[$MillDB_wikidata_filtered.D399]" office:value-type="float" office:value="30" calcext:value-type="float">
            <text:p>3.00E+01</text:p>
          </table:table-cell>
          <table:table-cell table:formula="of:=[.D399]*[.$J$5]" office:value-type="float" office:value="30000000" calcext:value-type="float">
            <text:p>30000000</text:p>
          </table:table-cell>
          <table:table-cell table:formula="of:=[.B399]/1000000000" office:value-type="float" office:value="0.02073" calcext:value-type="float">
            <text:p>0.02073</text:p>
          </table:table-cell>
          <table:table-cell table:formula="of:=[.C399]/1000000000" office:value-type="float" office:value="0.025496" calcext:value-type="float">
            <text:p>0.025496</text:p>
          </table:table-cell>
          <table:table-cell table:formula="of:=[.E399]/[.$J$6]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253000" calcext:value-type="float">
            <text:p>253000</text:p>
          </table:table-cell>
          <table:table-cell office:value-type="float" office:value="790000" calcext:value-type="float">
            <text:p>790000</text:p>
          </table:table-cell>
          <table:table-cell table:formula="of:=[$MillDB_wikidata_filtered.D400]" office:value-type="float" office:value="6" calcext:value-type="float">
            <text:p>6.00E+00</text:p>
          </table:table-cell>
          <table:table-cell table:formula="of:=[.D400]*[.$J$5]" office:value-type="float" office:value="6000000" calcext:value-type="float">
            <text:p>6000000</text:p>
          </table:table-cell>
          <table:table-cell table:formula="of:=[.B400]/1000000000" office:value-type="float" office:value="0.000253" calcext:value-type="float">
            <text:p>0.000253</text:p>
          </table:table-cell>
          <table:table-cell table:formula="of:=[.C400]/1000000000" office:value-type="float" office:value="0.00079" calcext:value-type="float">
            <text:p>0.00079</text:p>
          </table:table-cell>
          <table:table-cell table:formula="of:=[.E400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226000" calcext:value-type="float">
            <text:p>2226000</text:p>
          </table:table-cell>
          <table:table-cell office:value-type="float" office:value="7756000" calcext:value-type="float">
            <text:p>7756000</text:p>
          </table:table-cell>
          <table:table-cell table:formula="of:=[$MillDB_wikidata_filtered.D401]" office:value-type="float" office:value="16" calcext:value-type="float">
            <text:p>1.60E+01</text:p>
          </table:table-cell>
          <table:table-cell table:formula="of:=[.D401]*[.$J$5]" office:value-type="float" office:value="16000000" calcext:value-type="float">
            <text:p>16000000</text:p>
          </table:table-cell>
          <table:table-cell table:formula="of:=[.B401]/1000000000" office:value-type="float" office:value="0.002226" calcext:value-type="float">
            <text:p>0.002226</text:p>
          </table:table-cell>
          <table:table-cell table:formula="of:=[.C401]/1000000000" office:value-type="float" office:value="0.007756" calcext:value-type="float">
            <text:p>0.007756</text:p>
          </table:table-cell>
          <table:table-cell table:formula="of:=[.E401]/[.$J$6]"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478000" calcext:value-type="float">
            <text:p>478000</text:p>
          </table:table-cell>
          <table:table-cell office:value-type="float" office:value="4288000" calcext:value-type="float">
            <text:p>4288000</text:p>
          </table:table-cell>
          <table:table-cell table:formula="of:=[$MillDB_wikidata_filtered.D402]" office:value-type="float" office:value="8" calcext:value-type="float">
            <text:p>8.00E+00</text:p>
          </table:table-cell>
          <table:table-cell table:formula="of:=[.D402]*[.$J$5]" office:value-type="float" office:value="8000000" calcext:value-type="float">
            <text:p>8000000</text:p>
          </table:table-cell>
          <table:table-cell table:formula="of:=[.B402]/1000000000" office:value-type="float" office:value="0.000478" calcext:value-type="float">
            <text:p>0.000478</text:p>
          </table:table-cell>
          <table:table-cell table:formula="of:=[.C402]/1000000000" office:value-type="float" office:value="0.004288" calcext:value-type="float">
            <text:p>0.004288</text:p>
          </table:table-cell>
          <table:table-cell table:formula="of:=[.E402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78000" calcext:value-type="float">
            <text:p>278000</text:p>
          </table:table-cell>
          <table:table-cell office:value-type="float" office:value="835000" calcext:value-type="float">
            <text:p>835000</text:p>
          </table:table-cell>
          <table:table-cell table:formula="of:=[$MillDB_wikidata_filtered.D403]" office:value-type="float" office:value="9" calcext:value-type="float">
            <text:p>9.00E+00</text:p>
          </table:table-cell>
          <table:table-cell table:formula="of:=[.D403]*[.$J$5]" office:value-type="float" office:value="9000000" calcext:value-type="float">
            <text:p>9000000</text:p>
          </table:table-cell>
          <table:table-cell table:formula="of:=[.B403]/1000000000" office:value-type="float" office:value="0.000278" calcext:value-type="float">
            <text:p>0.000278</text:p>
          </table:table-cell>
          <table:table-cell table:formula="of:=[.C403]/1000000000" office:value-type="float" office:value="0.000835" calcext:value-type="float">
            <text:p>0.000835</text:p>
          </table:table-cell>
          <table:table-cell table:formula="of:=[.E403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008999" calcext:value-type="float">
            <text:p>1008999</text:p>
          </table:table-cell>
          <table:table-cell office:value-type="float" office:value="8684000" calcext:value-type="float">
            <text:p>8684000</text:p>
          </table:table-cell>
          <table:table-cell table:formula="of:=[$MillDB_wikidata_filtered.D404]" office:value-type="float" office:value="12" calcext:value-type="float">
            <text:p>1.20E+01</text:p>
          </table:table-cell>
          <table:table-cell table:formula="of:=[.D404]*[.$J$5]" office:value-type="float" office:value="12000000" calcext:value-type="float">
            <text:p>12000000</text:p>
          </table:table-cell>
          <table:table-cell table:formula="of:=[.B404]/1000000000" office:value-type="float" office:value="0.001008999" calcext:value-type="float">
            <text:p>0.001008999</text:p>
          </table:table-cell>
          <table:table-cell table:formula="of:=[.C404]/1000000000" office:value-type="float" office:value="0.008684" calcext:value-type="float">
            <text:p>0.008684</text:p>
          </table:table-cell>
          <table:table-cell table:formula="of:=[.E404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716000" calcext:value-type="float">
            <text:p>716000</text:p>
          </table:table-cell>
          <table:table-cell office:value-type="float" office:value="1733000" calcext:value-type="float">
            <text:p>1733000</text:p>
          </table:table-cell>
          <table:table-cell table:formula="of:=[$MillDB_wikidata_filtered.D405]" office:value-type="float" office:value="10" calcext:value-type="float">
            <text:p>1.00E+01</text:p>
          </table:table-cell>
          <table:table-cell table:formula="of:=[.D405]*[.$J$5]" office:value-type="float" office:value="10000000" calcext:value-type="float">
            <text:p>10000000</text:p>
          </table:table-cell>
          <table:table-cell table:formula="of:=[.B405]/1000000000" office:value-type="float" office:value="0.000716" calcext:value-type="float">
            <text:p>0.000716</text:p>
          </table:table-cell>
          <table:table-cell table:formula="of:=[.C405]/1000000000" office:value-type="float" office:value="0.001733" calcext:value-type="float">
            <text:p>0.001733</text:p>
          </table:table-cell>
          <table:table-cell table:formula="of:=[.E405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517000" calcext:value-type="float">
            <text:p>517000</text:p>
          </table:table-cell>
          <table:table-cell office:value-type="float" office:value="10334000" calcext:value-type="float">
            <text:p>10334000</text:p>
          </table:table-cell>
          <table:table-cell table:formula="of:=[$MillDB_wikidata_filtered.D406]" office:value-type="float" office:value="10" calcext:value-type="float">
            <text:p>1.00E+01</text:p>
          </table:table-cell>
          <table:table-cell table:formula="of:=[.D406]*[.$J$5]" office:value-type="float" office:value="10000000" calcext:value-type="float">
            <text:p>10000000</text:p>
          </table:table-cell>
          <table:table-cell table:formula="of:=[.B406]/1000000000" office:value-type="float" office:value="0.000517" calcext:value-type="float">
            <text:p>0.000517</text:p>
          </table:table-cell>
          <table:table-cell table:formula="of:=[.C406]/1000000000" office:value-type="float" office:value="0.010334" calcext:value-type="float">
            <text:p>0.010334</text:p>
          </table:table-cell>
          <table:table-cell table:formula="of:=[.E406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84000" calcext:value-type="float">
            <text:p>184000</text:p>
          </table:table-cell>
          <table:table-cell office:value-type="float" office:value="1391000" calcext:value-type="float">
            <text:p>1391000</text:p>
          </table:table-cell>
          <table:table-cell table:formula="of:=[$MillDB_wikidata_filtered.D407]" office:value-type="float" office:value="8" calcext:value-type="float">
            <text:p>8.00E+00</text:p>
          </table:table-cell>
          <table:table-cell table:formula="of:=[.D407]*[.$J$5]" office:value-type="float" office:value="8000000" calcext:value-type="float">
            <text:p>8000000</text:p>
          </table:table-cell>
          <table:table-cell table:formula="of:=[.B407]/1000000000" office:value-type="float" office:value="0.000184" calcext:value-type="float">
            <text:p>0.000184</text:p>
          </table:table-cell>
          <table:table-cell table:formula="of:=[.C407]/1000000000" office:value-type="float" office:value="0.001391" calcext:value-type="float">
            <text:p>0.001391</text:p>
          </table:table-cell>
          <table:table-cell table:formula="of:=[.E407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397000" calcext:value-type="float">
            <text:p>397000</text:p>
          </table:table-cell>
          <table:table-cell office:value-type="float" office:value="3362000" calcext:value-type="float">
            <text:p>3362000</text:p>
          </table:table-cell>
          <table:table-cell table:formula="of:=[$MillDB_wikidata_filtered.D408]" office:value-type="float" office:value="7" calcext:value-type="float">
            <text:p>7.00E+00</text:p>
          </table:table-cell>
          <table:table-cell table:formula="of:=[.D408]*[.$J$5]" office:value-type="float" office:value="7000000" calcext:value-type="float">
            <text:p>7000000</text:p>
          </table:table-cell>
          <table:table-cell table:formula="of:=[.B408]/1000000000" office:value-type="float" office:value="0.000397" calcext:value-type="float">
            <text:p>0.000397</text:p>
          </table:table-cell>
          <table:table-cell table:formula="of:=[.C408]/1000000000" office:value-type="float" office:value="0.003362" calcext:value-type="float">
            <text:p>0.003362</text:p>
          </table:table-cell>
          <table:table-cell table:formula="of:=[.E408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096000" calcext:value-type="float">
            <text:p>1096000</text:p>
          </table:table-cell>
          <table:table-cell office:value-type="float" office:value="4700000" calcext:value-type="float">
            <text:p>4700000</text:p>
          </table:table-cell>
          <table:table-cell table:formula="of:=[$MillDB_wikidata_filtered.D409]" office:value-type="float" office:value="10" calcext:value-type="float">
            <text:p>1.00E+01</text:p>
          </table:table-cell>
          <table:table-cell table:formula="of:=[.D409]*[.$J$5]" office:value-type="float" office:value="10000000" calcext:value-type="float">
            <text:p>10000000</text:p>
          </table:table-cell>
          <table:table-cell table:formula="of:=[.B409]/1000000000" office:value-type="float" office:value="0.001096" calcext:value-type="float">
            <text:p>0.001096</text:p>
          </table:table-cell>
          <table:table-cell table:formula="of:=[.C409]/1000000000" office:value-type="float" office:value="0.0047" calcext:value-type="float">
            <text:p>0.0047</text:p>
          </table:table-cell>
          <table:table-cell table:formula="of:=[.E409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42494000" calcext:value-type="float">
            <text:p>242494000</text:p>
          </table:table-cell>
          <table:table-cell office:value-type="float" office:value="335376000" calcext:value-type="float">
            <text:p>335376000</text:p>
          </table:table-cell>
          <table:table-cell table:formula="of:=[$MillDB_wikidata_filtered.D410]" office:value-type="float" office:value="100" calcext:value-type="float">
            <text:p>1.00E+02</text:p>
          </table:table-cell>
          <table:table-cell table:formula="of:=[.D410]*[.$J$5]" office:value-type="float" office:value="100000000" calcext:value-type="float">
            <text:p>100000000</text:p>
          </table:table-cell>
          <table:table-cell table:formula="of:=[.B410]/1000000000" office:value-type="float" office:value="0.242494" calcext:value-type="float">
            <text:p>0.242494</text:p>
          </table:table-cell>
          <table:table-cell table:formula="of:=[.C410]/1000000000" office:value-type="float" office:value="0.335376" calcext:value-type="float">
            <text:p>0.335376</text:p>
          </table:table-cell>
          <table:table-cell table:formula="of:=[.E410]/[.$J$6]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633000" calcext:value-type="float">
            <text:p>633000</text:p>
          </table:table-cell>
          <table:table-cell office:value-type="float" office:value="7673000" calcext:value-type="float">
            <text:p>7673000</text:p>
          </table:table-cell>
          <table:table-cell table:formula="of:=[$MillDB_wikidata_filtered.D411]" office:value-type="float" office:value="13" calcext:value-type="float">
            <text:p>1.30E+01</text:p>
          </table:table-cell>
          <table:table-cell table:formula="of:=[.D411]*[.$J$5]" office:value-type="float" office:value="13000000" calcext:value-type="float">
            <text:p>13000000</text:p>
          </table:table-cell>
          <table:table-cell table:formula="of:=[.B411]/1000000000" office:value-type="float" office:value="0.000633" calcext:value-type="float">
            <text:p>0.000633</text:p>
          </table:table-cell>
          <table:table-cell table:formula="of:=[.C411]/1000000000" office:value-type="float" office:value="0.007673" calcext:value-type="float">
            <text:p>0.007673</text:p>
          </table:table-cell>
          <table:table-cell table:formula="of:=[.E411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73376000" calcext:value-type="float">
            <text:p>73376000</text:p>
          </table:table-cell>
          <table:table-cell office:value-type="float" office:value="19084000" calcext:value-type="float">
            <text:p>19084000</text:p>
          </table:table-cell>
          <table:table-cell table:formula="of:=[$MillDB_wikidata_filtered.D412]" office:value-type="float" office:value="56" calcext:value-type="float">
            <text:p>5.60E+01</text:p>
          </table:table-cell>
          <table:table-cell table:formula="of:=[.D412]*[.$J$5]" office:value-type="float" office:value="56000000" calcext:value-type="float">
            <text:p>56000000</text:p>
          </table:table-cell>
          <table:table-cell table:formula="of:=[.B412]/1000000000" office:value-type="float" office:value="0.073376" calcext:value-type="float">
            <text:p>0.073376</text:p>
          </table:table-cell>
          <table:table-cell table:formula="of:=[.C412]/1000000000" office:value-type="float" office:value="0.019084" calcext:value-type="float">
            <text:p>0.019084</text:p>
          </table:table-cell>
          <table:table-cell table:formula="of:=[.E412]/[.$J$6]" office:value-type="float" office:value="0.056" calcext:value-type="float">
            <text:p>0.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73000" calcext:value-type="float">
            <text:p>173000</text:p>
          </table:table-cell>
          <table:table-cell office:value-type="float" office:value="886000" calcext:value-type="float">
            <text:p>886000</text:p>
          </table:table-cell>
          <table:table-cell table:formula="of:=[$MillDB_wikidata_filtered.D413]" office:value-type="float" office:value="9" calcext:value-type="float">
            <text:p>9.00E+00</text:p>
          </table:table-cell>
          <table:table-cell table:formula="of:=[.D413]*[.$J$5]" office:value-type="float" office:value="9000000" calcext:value-type="float">
            <text:p>9000000</text:p>
          </table:table-cell>
          <table:table-cell table:formula="of:=[.B413]/1000000000" office:value-type="float" office:value="0.000173" calcext:value-type="float">
            <text:p>0.000173</text:p>
          </table:table-cell>
          <table:table-cell table:formula="of:=[.C413]/1000000000" office:value-type="float" office:value="0.000886" calcext:value-type="float">
            <text:p>0.000886</text:p>
          </table:table-cell>
          <table:table-cell table:formula="of:=[.E413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1351000" calcext:value-type="float">
            <text:p>11351000</text:p>
          </table:table-cell>
          <table:table-cell office:value-type="float" office:value="89430000" calcext:value-type="float">
            <text:p>89430000</text:p>
          </table:table-cell>
          <table:table-cell table:formula="of:=[$MillDB_wikidata_filtered.D414]" office:value-type="float" office:value="28" calcext:value-type="float">
            <text:p>2.80E+01</text:p>
          </table:table-cell>
          <table:table-cell table:formula="of:=[.D414]*[.$J$5]" office:value-type="float" office:value="28000000" calcext:value-type="float">
            <text:p>28000000</text:p>
          </table:table-cell>
          <table:table-cell table:formula="of:=[.B414]/1000000000" office:value-type="float" office:value="0.011351" calcext:value-type="float">
            <text:p>0.011351</text:p>
          </table:table-cell>
          <table:table-cell table:formula="of:=[.C414]/1000000000" office:value-type="float" office:value="0.08943" calcext:value-type="float">
            <text:p>0.08943</text:p>
          </table:table-cell>
          <table:table-cell table:formula="of:=[.E414]/[.$J$6]" office:value-type="float" office:value="0.028" calcext:value-type="float">
            <text:p>0.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445000" calcext:value-type="float">
            <text:p>445000</text:p>
          </table:table-cell>
          <table:table-cell office:value-type="float" office:value="1857000" calcext:value-type="float">
            <text:p>1857000</text:p>
          </table:table-cell>
          <table:table-cell table:formula="of:=[$MillDB_wikidata_filtered.D415]" office:value-type="float" office:value="9" calcext:value-type="float">
            <text:p>9.00E+00</text:p>
          </table:table-cell>
          <table:table-cell table:formula="of:=[.D415]*[.$J$5]" office:value-type="float" office:value="9000000" calcext:value-type="float">
            <text:p>9000000</text:p>
          </table:table-cell>
          <table:table-cell table:formula="of:=[.B415]/1000000000" office:value-type="float" office:value="0.000445" calcext:value-type="float">
            <text:p>0.000445</text:p>
          </table:table-cell>
          <table:table-cell table:formula="of:=[.C415]/1000000000" office:value-type="float" office:value="0.001857" calcext:value-type="float">
            <text:p>0.001857</text:p>
          </table:table-cell>
          <table:table-cell table:formula="of:=[.E415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3319000" calcext:value-type="float">
            <text:p>3319000</text:p>
          </table:table-cell>
          <table:table-cell office:value-type="float" office:value="15233000" calcext:value-type="float">
            <text:p>15233000</text:p>
          </table:table-cell>
          <table:table-cell table:formula="of:=[$MillDB_wikidata_filtered.D416]" office:value-type="float" office:value="12" calcext:value-type="float">
            <text:p>1.20E+01</text:p>
          </table:table-cell>
          <table:table-cell table:formula="of:=[.D416]*[.$J$5]" office:value-type="float" office:value="12000000" calcext:value-type="float">
            <text:p>12000000</text:p>
          </table:table-cell>
          <table:table-cell table:formula="of:=[.B416]/1000000000" office:value-type="float" office:value="0.003319" calcext:value-type="float">
            <text:p>0.003319</text:p>
          </table:table-cell>
          <table:table-cell table:formula="of:=[.C416]/1000000000" office:value-type="float" office:value="0.015233" calcext:value-type="float">
            <text:p>0.015233</text:p>
          </table:table-cell>
          <table:table-cell table:formula="of:=[.E416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1367000" calcext:value-type="float">
            <text:p>1367000</text:p>
          </table:table-cell>
          <table:table-cell office:value-type="float" office:value="21771000" calcext:value-type="float">
            <text:p>21771000</text:p>
          </table:table-cell>
          <table:table-cell table:formula="of:=[$MillDB_wikidata_filtered.D417]" office:value-type="float" office:value="23" calcext:value-type="float">
            <text:p>2.30E+01</text:p>
          </table:table-cell>
          <table:table-cell table:formula="of:=[.D417]*[.$J$5]" office:value-type="float" office:value="23000000" calcext:value-type="float">
            <text:p>23000000</text:p>
          </table:table-cell>
          <table:table-cell table:formula="of:=[.B417]/1000000000" office:value-type="float" office:value="0.001367" calcext:value-type="float">
            <text:p>0.001367</text:p>
          </table:table-cell>
          <table:table-cell table:formula="of:=[.C417]/1000000000" office:value-type="float" office:value="0.021771" calcext:value-type="float">
            <text:p>0.021771</text:p>
          </table:table-cell>
          <table:table-cell table:formula="of:=[.E417]/[.$J$6]" office:value-type="float" office:value="0.023" calcext:value-type="float">
            <text:p>0.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1013000" calcext:value-type="float">
            <text:p>1013000</text:p>
          </table:table-cell>
          <table:table-cell office:value-type="float" office:value="35349000" calcext:value-type="float">
            <text:p>35349000</text:p>
          </table:table-cell>
          <table:table-cell table:formula="of:=[$MillDB_wikidata_filtered.D418]" office:value-type="float" office:value="36" calcext:value-type="float">
            <text:p>3.60E+01</text:p>
          </table:table-cell>
          <table:table-cell table:formula="of:=[.D418]*[.$J$5]" office:value-type="float" office:value="36000000" calcext:value-type="float">
            <text:p>36000000</text:p>
          </table:table-cell>
          <table:table-cell table:formula="of:=[.B418]/1000000000" office:value-type="float" office:value="0.001013" calcext:value-type="float">
            <text:p>0.001013</text:p>
          </table:table-cell>
          <table:table-cell table:formula="of:=[.C418]/1000000000" office:value-type="float" office:value="0.035349" calcext:value-type="float">
            <text:p>0.035349</text:p>
          </table:table-cell>
          <table:table-cell table:formula="of:=[.E418]/[.$J$6]" office:value-type="float" office:value="0.036" calcext:value-type="float">
            <text:p>0.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274000" calcext:value-type="float">
            <text:p>274000</text:p>
          </table:table-cell>
          <table:table-cell office:value-type="float" office:value="560000" calcext:value-type="float">
            <text:p>560000</text:p>
          </table:table-cell>
          <table:table-cell table:formula="of:=[$MillDB_wikidata_filtered.D419]" office:value-type="float" office:value="8" calcext:value-type="float">
            <text:p>8.00E+00</text:p>
          </table:table-cell>
          <table:table-cell table:formula="of:=[.D419]*[.$J$5]" office:value-type="float" office:value="8000000" calcext:value-type="float">
            <text:p>8000000</text:p>
          </table:table-cell>
          <table:table-cell table:formula="of:=[.B419]/1000000000" office:value-type="float" office:value="0.000274" calcext:value-type="float">
            <text:p>0.000274</text:p>
          </table:table-cell>
          <table:table-cell table:formula="of:=[.C419]/1000000000" office:value-type="float" office:value="0.00056" calcext:value-type="float">
            <text:p>0.00056</text:p>
          </table:table-cell>
          <table:table-cell table:formula="of:=[.E41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48999" calcext:value-type="float">
            <text:p>248999</text:p>
          </table:table-cell>
          <table:table-cell office:value-type="float" office:value="933000" calcext:value-type="float">
            <text:p>933000</text:p>
          </table:table-cell>
          <table:table-cell table:formula="of:=[$MillDB_wikidata_filtered.D420]" office:value-type="float" office:value="5" calcext:value-type="float">
            <text:p>5.00E+00</text:p>
          </table:table-cell>
          <table:table-cell table:formula="of:=[.D420]*[.$J$5]" office:value-type="float" office:value="5000000" calcext:value-type="float">
            <text:p>5000000</text:p>
          </table:table-cell>
          <table:table-cell table:formula="of:=[.B420]/1000000000" office:value-type="float" office:value="0.000248999" calcext:value-type="float">
            <text:p>0.000248999</text:p>
          </table:table-cell>
          <table:table-cell table:formula="of:=[.C420]/1000000000" office:value-type="float" office:value="0.000933" calcext:value-type="float">
            <text:p>0.000933</text:p>
          </table:table-cell>
          <table:table-cell table:formula="of:=[.E420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383000" calcext:value-type="float">
            <text:p>383000</text:p>
          </table:table-cell>
          <table:table-cell office:value-type="float" office:value="2340000" calcext:value-type="float">
            <text:p>2340000</text:p>
          </table:table-cell>
          <table:table-cell table:formula="of:=[$MillDB_wikidata_filtered.D421]" office:value-type="float" office:value="5" calcext:value-type="float">
            <text:p>5.00E+00</text:p>
          </table:table-cell>
          <table:table-cell table:formula="of:=[.D421]*[.$J$5]" office:value-type="float" office:value="5000000" calcext:value-type="float">
            <text:p>5000000</text:p>
          </table:table-cell>
          <table:table-cell table:formula="of:=[.B421]/1000000000" office:value-type="float" office:value="0.000383" calcext:value-type="float">
            <text:p>0.000383</text:p>
          </table:table-cell>
          <table:table-cell table:formula="of:=[.C421]/1000000000" office:value-type="float" office:value="0.00234" calcext:value-type="float">
            <text:p>0.00234</text:p>
          </table:table-cell>
          <table:table-cell table:formula="of:=[.E421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461000" calcext:value-type="float">
            <text:p>461000</text:p>
          </table:table-cell>
          <table:table-cell office:value-type="float" office:value="2011000" calcext:value-type="float">
            <text:p>2011000</text:p>
          </table:table-cell>
          <table:table-cell table:formula="of:=[$MillDB_wikidata_filtered.D422]" office:value-type="float" office:value="8" calcext:value-type="float">
            <text:p>8.00E+00</text:p>
          </table:table-cell>
          <table:table-cell table:formula="of:=[.D422]*[.$J$5]" office:value-type="float" office:value="8000000" calcext:value-type="float">
            <text:p>8000000</text:p>
          </table:table-cell>
          <table:table-cell table:formula="of:=[.B422]/1000000000" office:value-type="float" office:value="0.000461" calcext:value-type="float">
            <text:p>0.000461</text:p>
          </table:table-cell>
          <table:table-cell table:formula="of:=[.C422]/1000000000" office:value-type="float" office:value="0.002011" calcext:value-type="float">
            <text:p>0.002011</text:p>
          </table:table-cell>
          <table:table-cell table:formula="of:=[.E422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910000" calcext:value-type="float">
            <text:p>910000</text:p>
          </table:table-cell>
          <table:table-cell office:value-type="float" office:value="8055000" calcext:value-type="float">
            <text:p>8055000</text:p>
          </table:table-cell>
          <table:table-cell table:formula="of:=[$MillDB_wikidata_filtered.D423]" office:value-type="float" office:value="11" calcext:value-type="float">
            <text:p>1.10E+01</text:p>
          </table:table-cell>
          <table:table-cell table:formula="of:=[.D423]*[.$J$5]" office:value-type="float" office:value="11000000" calcext:value-type="float">
            <text:p>11000000</text:p>
          </table:table-cell>
          <table:table-cell table:formula="of:=[.B423]/1000000000" office:value-type="float" office:value="0.00091" calcext:value-type="float">
            <text:p>0.00091</text:p>
          </table:table-cell>
          <table:table-cell table:formula="of:=[.C423]/1000000000" office:value-type="float" office:value="0.008055" calcext:value-type="float">
            <text:p>0.008055</text:p>
          </table:table-cell>
          <table:table-cell table:formula="of:=[.E423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29999" calcext:value-type="float">
            <text:p>129999</text:p>
          </table:table-cell>
          <table:table-cell office:value-type="float" office:value="676000" calcext:value-type="float">
            <text:p>676000</text:p>
          </table:table-cell>
          <table:table-cell table:formula="of:=[$MillDB_wikidata_filtered.D424]" office:value-type="float" office:value="4" calcext:value-type="float">
            <text:p>4.00E+00</text:p>
          </table:table-cell>
          <table:table-cell table:formula="of:=[.D424]*[.$J$5]" office:value-type="float" office:value="4000000" calcext:value-type="float">
            <text:p>4000000</text:p>
          </table:table-cell>
          <table:table-cell table:formula="of:=[.B424]/1000000000" office:value-type="float" office:value="0.000129999" calcext:value-type="float">
            <text:p>0.000129999</text:p>
          </table:table-cell>
          <table:table-cell table:formula="of:=[.C424]/1000000000" office:value-type="float" office:value="0.000676" calcext:value-type="float">
            <text:p>0.000676</text:p>
          </table:table-cell>
          <table:table-cell table:formula="of:=[.E424]/[.$J$6]" office:value-type="float" office:value="0.004" calcext:value-type="float">
            <text:p>0.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975000" calcext:value-type="float">
            <text:p>975000</text:p>
          </table:table-cell>
          <table:table-cell office:value-type="float" office:value="1691000" calcext:value-type="float">
            <text:p>1691000</text:p>
          </table:table-cell>
          <table:table-cell table:formula="of:=[$MillDB_wikidata_filtered.D425]" office:value-type="float" office:value="9" calcext:value-type="float">
            <text:p>9.00E+00</text:p>
          </table:table-cell>
          <table:table-cell table:formula="of:=[.D425]*[.$J$5]" office:value-type="float" office:value="9000000" calcext:value-type="float">
            <text:p>9000000</text:p>
          </table:table-cell>
          <table:table-cell table:formula="of:=[.B425]/1000000000" office:value-type="float" office:value="0.000975" calcext:value-type="float">
            <text:p>0.000975</text:p>
          </table:table-cell>
          <table:table-cell table:formula="of:=[.C425]/1000000000" office:value-type="float" office:value="0.001691" calcext:value-type="float">
            <text:p>0.001691</text:p>
          </table:table-cell>
          <table:table-cell table:formula="of:=[.E425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3320000" calcext:value-type="float">
            <text:p>3320000</text:p>
          </table:table-cell>
          <table:table-cell office:value-type="float" office:value="9755000" calcext:value-type="float">
            <text:p>9755000</text:p>
          </table:table-cell>
          <table:table-cell table:formula="of:=[$MillDB_wikidata_filtered.D426]" office:value-type="float" office:value="11" calcext:value-type="float">
            <text:p>1.10E+01</text:p>
          </table:table-cell>
          <table:table-cell table:formula="of:=[.D426]*[.$J$5]" office:value-type="float" office:value="11000000" calcext:value-type="float">
            <text:p>11000000</text:p>
          </table:table-cell>
          <table:table-cell table:formula="of:=[.B426]/1000000000" office:value-type="float" office:value="0.00332" calcext:value-type="float">
            <text:p>0.00332</text:p>
          </table:table-cell>
          <table:table-cell table:formula="of:=[.C426]/1000000000" office:value-type="float" office:value="0.009755" calcext:value-type="float">
            <text:p>0.009755</text:p>
          </table:table-cell>
          <table:table-cell table:formula="of:=[.E426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6018000" calcext:value-type="float">
            <text:p>6018000</text:p>
          </table:table-cell>
          <table:table-cell office:value-type="float" office:value="4937000" calcext:value-type="float">
            <text:p>4937000</text:p>
          </table:table-cell>
          <table:table-cell table:formula="of:=[$MillDB_wikidata_filtered.D427]" office:value-type="float" office:value="7" calcext:value-type="float">
            <text:p>7.00E+00</text:p>
          </table:table-cell>
          <table:table-cell table:formula="of:=[.D427]*[.$J$5]" office:value-type="float" office:value="7000000" calcext:value-type="float">
            <text:p>7000000</text:p>
          </table:table-cell>
          <table:table-cell table:formula="of:=[.B427]/1000000000" office:value-type="float" office:value="0.006018" calcext:value-type="float">
            <text:p>0.006018</text:p>
          </table:table-cell>
          <table:table-cell table:formula="of:=[.C427]/1000000000" office:value-type="float" office:value="0.004937" calcext:value-type="float">
            <text:p>0.004937</text:p>
          </table:table-cell>
          <table:table-cell table:formula="of:=[.E427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1832000" calcext:value-type="float">
            <text:p>1832000</text:p>
          </table:table-cell>
          <table:table-cell office:value-type="float" office:value="5227000" calcext:value-type="float">
            <text:p>5227000</text:p>
          </table:table-cell>
          <table:table-cell table:formula="of:=[$MillDB_wikidata_filtered.D428]" office:value-type="float" office:value="11" calcext:value-type="float">
            <text:p>1.10E+01</text:p>
          </table:table-cell>
          <table:table-cell table:formula="of:=[.D428]*[.$J$5]" office:value-type="float" office:value="11000000" calcext:value-type="float">
            <text:p>11000000</text:p>
          </table:table-cell>
          <table:table-cell table:formula="of:=[.B428]/1000000000" office:value-type="float" office:value="0.001832" calcext:value-type="float">
            <text:p>0.001832</text:p>
          </table:table-cell>
          <table:table-cell table:formula="of:=[.C428]/1000000000" office:value-type="float" office:value="0.005227" calcext:value-type="float">
            <text:p>0.005227</text:p>
          </table:table-cell>
          <table:table-cell table:formula="of:=[.E428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696000" calcext:value-type="float">
            <text:p>1696000</text:p>
          </table:table-cell>
          <table:table-cell office:value-type="float" office:value="6852000" calcext:value-type="float">
            <text:p>6852000</text:p>
          </table:table-cell>
          <table:table-cell table:formula="of:=[$MillDB_wikidata_filtered.D429]" office:value-type="float" office:value="9" calcext:value-type="float">
            <text:p>9.00E+00</text:p>
          </table:table-cell>
          <table:table-cell table:formula="of:=[.D429]*[.$J$5]" office:value-type="float" office:value="9000000" calcext:value-type="float">
            <text:p>9000000</text:p>
          </table:table-cell>
          <table:table-cell table:formula="of:=[.B429]/1000000000" office:value-type="float" office:value="0.001696" calcext:value-type="float">
            <text:p>0.001696</text:p>
          </table:table-cell>
          <table:table-cell table:formula="of:=[.C429]/1000000000" office:value-type="float" office:value="0.006852" calcext:value-type="float">
            <text:p>0.006852</text:p>
          </table:table-cell>
          <table:table-cell table:formula="of:=[.E429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22000" calcext:value-type="float">
            <text:p>222000</text:p>
          </table:table-cell>
          <table:table-cell office:value-type="float" office:value="927000" calcext:value-type="float">
            <text:p>927000</text:p>
          </table:table-cell>
          <table:table-cell table:formula="of:=[$MillDB_wikidata_filtered.D430]" office:value-type="float" office:value="5" calcext:value-type="float">
            <text:p>5.00E+00</text:p>
          </table:table-cell>
          <table:table-cell table:formula="of:=[.D430]*[.$J$5]" office:value-type="float" office:value="5000000" calcext:value-type="float">
            <text:p>5000000</text:p>
          </table:table-cell>
          <table:table-cell table:formula="of:=[.B430]/1000000000" office:value-type="float" office:value="0.000222" calcext:value-type="float">
            <text:p>0.000222</text:p>
          </table:table-cell>
          <table:table-cell table:formula="of:=[.C430]/1000000000" office:value-type="float" office:value="0.000927" calcext:value-type="float">
            <text:p>0.000927</text:p>
          </table:table-cell>
          <table:table-cell table:formula="of:=[.E430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8623000" calcext:value-type="float">
            <text:p>8623000</text:p>
          </table:table-cell>
          <table:table-cell office:value-type="float" office:value="11108000" calcext:value-type="float">
            <text:p>11108000</text:p>
          </table:table-cell>
          <table:table-cell table:formula="of:=[$MillDB_wikidata_filtered.D431]" office:value-type="float" office:value="11" calcext:value-type="float">
            <text:p>1.10E+01</text:p>
          </table:table-cell>
          <table:table-cell table:formula="of:=[.D431]*[.$J$5]" office:value-type="float" office:value="11000000" calcext:value-type="float">
            <text:p>11000000</text:p>
          </table:table-cell>
          <table:table-cell table:formula="of:=[.B431]/1000000000" office:value-type="float" office:value="0.008623" calcext:value-type="float">
            <text:p>0.008623</text:p>
          </table:table-cell>
          <table:table-cell table:formula="of:=[.C431]/1000000000" office:value-type="float" office:value="0.011108" calcext:value-type="float">
            <text:p>0.011108</text:p>
          </table:table-cell>
          <table:table-cell table:formula="of:=[.E431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959000" calcext:value-type="float">
            <text:p>959000</text:p>
          </table:table-cell>
          <table:table-cell office:value-type="float" office:value="74867000" calcext:value-type="float">
            <text:p>74867000</text:p>
          </table:table-cell>
          <table:table-cell table:formula="of:=[$MillDB_wikidata_filtered.D432]" office:value-type="float" office:value="31" calcext:value-type="float">
            <text:p>3.10E+01</text:p>
          </table:table-cell>
          <table:table-cell table:formula="of:=[.D432]*[.$J$5]" office:value-type="float" office:value="31000000" calcext:value-type="float">
            <text:p>31000000</text:p>
          </table:table-cell>
          <table:table-cell table:formula="of:=[.B432]/1000000000" office:value-type="float" office:value="0.000959" calcext:value-type="float">
            <text:p>0.000959</text:p>
          </table:table-cell>
          <table:table-cell table:formula="of:=[.C432]/1000000000" office:value-type="float" office:value="0.074867" calcext:value-type="float">
            <text:p>0.074867</text:p>
          </table:table-cell>
          <table:table-cell table:formula="of:=[.E432]/[.$J$6]" office:value-type="float" office:value="0.031" calcext:value-type="float">
            <text:p>0.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382000" calcext:value-type="float">
            <text:p>382000</text:p>
          </table:table-cell>
          <table:table-cell office:value-type="float" office:value="696000" calcext:value-type="float">
            <text:p>696000</text:p>
          </table:table-cell>
          <table:table-cell table:formula="of:=[$MillDB_wikidata_filtered.D433]" office:value-type="float" office:value="6" calcext:value-type="float">
            <text:p>6.00E+00</text:p>
          </table:table-cell>
          <table:table-cell table:formula="of:=[.D433]*[.$J$5]" office:value-type="float" office:value="6000000" calcext:value-type="float">
            <text:p>6000000</text:p>
          </table:table-cell>
          <table:table-cell table:formula="of:=[.B433]/1000000000" office:value-type="float" office:value="0.000382" calcext:value-type="float">
            <text:p>0.000382</text:p>
          </table:table-cell>
          <table:table-cell table:formula="of:=[.C433]/1000000000" office:value-type="float" office:value="0.000696" calcext:value-type="float">
            <text:p>0.000696</text:p>
          </table:table-cell>
          <table:table-cell table:formula="of:=[.E433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66000" calcext:value-type="float">
            <text:p>66000</text:p>
          </table:table-cell>
          <table:table-cell office:value-type="float" office:value="98000" calcext:value-type="float">
            <text:p>98000</text:p>
          </table:table-cell>
          <table:table-cell table:formula="of:=[$MillDB_wikidata_filtered.D434]" office:value-type="float" office:value="7" calcext:value-type="float">
            <text:p>7.00E+00</text:p>
          </table:table-cell>
          <table:table-cell table:formula="of:=[.D434]*[.$J$5]" office:value-type="float" office:value="7000000" calcext:value-type="float">
            <text:p>7000000</text:p>
          </table:table-cell>
          <table:table-cell table:formula="of:=[.B434]/1000000000" office:value-type="float" office:value="0.000066" calcext:value-type="float">
            <text:p>0.000066</text:p>
          </table:table-cell>
          <table:table-cell table:formula="of:=[.C434]/1000000000" office:value-type="float" office:value="0.000098" calcext:value-type="float">
            <text:p>0.000098</text:p>
          </table:table-cell>
          <table:table-cell table:formula="of:=[.E434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5087000" calcext:value-type="float">
            <text:p>5087000</text:p>
          </table:table-cell>
          <table:table-cell office:value-type="float" office:value="9605000" calcext:value-type="float">
            <text:p>9605000</text:p>
          </table:table-cell>
          <table:table-cell table:formula="of:=[$MillDB_wikidata_filtered.D435]" office:value-type="float" office:value="14" calcext:value-type="float">
            <text:p>1.40E+01</text:p>
          </table:table-cell>
          <table:table-cell table:formula="of:=[.D435]*[.$J$5]" office:value-type="float" office:value="14000000" calcext:value-type="float">
            <text:p>14000000</text:p>
          </table:table-cell>
          <table:table-cell table:formula="of:=[.B435]/1000000000" office:value-type="float" office:value="0.005087" calcext:value-type="float">
            <text:p>0.005087</text:p>
          </table:table-cell>
          <table:table-cell table:formula="of:=[.C435]/1000000000" office:value-type="float" office:value="0.009605" calcext:value-type="float">
            <text:p>0.009605</text:p>
          </table:table-cell>
          <table:table-cell table:formula="of:=[.E435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276000" calcext:value-type="float">
            <text:p>276000</text:p>
          </table:table-cell>
          <table:table-cell office:value-type="float" office:value="9408000" calcext:value-type="float">
            <text:p>9408000</text:p>
          </table:table-cell>
          <table:table-cell table:formula="of:=[$MillDB_wikidata_filtered.D436]" office:value-type="float" office:value="6" calcext:value-type="float">
            <text:p>6.00E+00</text:p>
          </table:table-cell>
          <table:table-cell table:formula="of:=[.D436]*[.$J$5]" office:value-type="float" office:value="6000000" calcext:value-type="float">
            <text:p>6000000</text:p>
          </table:table-cell>
          <table:table-cell table:formula="of:=[.B436]/1000000000" office:value-type="float" office:value="0.000276" calcext:value-type="float">
            <text:p>0.000276</text:p>
          </table:table-cell>
          <table:table-cell table:formula="of:=[.C436]/1000000000" office:value-type="float" office:value="0.009408" calcext:value-type="float">
            <text:p>0.009408</text:p>
          </table:table-cell>
          <table:table-cell table:formula="of:=[.E436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2647000" calcext:value-type="float">
            <text:p>2647000</text:p>
          </table:table-cell>
          <table:table-cell office:value-type="float" office:value="2470000" calcext:value-type="float">
            <text:p>2470000</text:p>
          </table:table-cell>
          <table:table-cell table:formula="of:=[$MillDB_wikidata_filtered.D437]" office:value-type="float" office:value="8" calcext:value-type="float">
            <text:p>8.00E+00</text:p>
          </table:table-cell>
          <table:table-cell table:formula="of:=[.D437]*[.$J$5]" office:value-type="float" office:value="8000000" calcext:value-type="float">
            <text:p>8000000</text:p>
          </table:table-cell>
          <table:table-cell table:formula="of:=[.B437]/1000000000" office:value-type="float" office:value="0.002647" calcext:value-type="float">
            <text:p>0.002647</text:p>
          </table:table-cell>
          <table:table-cell table:formula="of:=[.C437]/1000000000" office:value-type="float" office:value="0.00247" calcext:value-type="float">
            <text:p>0.00247</text:p>
          </table:table-cell>
          <table:table-cell table:formula="of:=[.E437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46000" calcext:value-type="float">
            <text:p>246000</text:p>
          </table:table-cell>
          <table:table-cell office:value-type="float" office:value="4249000" calcext:value-type="float">
            <text:p>4249000</text:p>
          </table:table-cell>
          <table:table-cell table:formula="of:=[$MillDB_wikidata_filtered.D438]" office:value-type="float" office:value="8" calcext:value-type="float">
            <text:p>8.00E+00</text:p>
          </table:table-cell>
          <table:table-cell table:formula="of:=[.D438]*[.$J$5]" office:value-type="float" office:value="8000000" calcext:value-type="float">
            <text:p>8000000</text:p>
          </table:table-cell>
          <table:table-cell table:formula="of:=[.B438]/1000000000" office:value-type="float" office:value="0.000246" calcext:value-type="float">
            <text:p>0.000246</text:p>
          </table:table-cell>
          <table:table-cell table:formula="of:=[.C438]/1000000000" office:value-type="float" office:value="0.004249" calcext:value-type="float">
            <text:p>0.004249</text:p>
          </table:table-cell>
          <table:table-cell table:formula="of:=[.E438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01000" calcext:value-type="float">
            <text:p>101000</text:p>
          </table:table-cell>
          <table:table-cell office:value-type="float" office:value="3204000" calcext:value-type="float">
            <text:p>3204000</text:p>
          </table:table-cell>
          <table:table-cell table:formula="of:=[$MillDB_wikidata_filtered.D439]" office:value-type="float" office:value="5" calcext:value-type="float">
            <text:p>5.00E+00</text:p>
          </table:table-cell>
          <table:table-cell table:formula="of:=[.D439]*[.$J$5]" office:value-type="float" office:value="5000000" calcext:value-type="float">
            <text:p>5000000</text:p>
          </table:table-cell>
          <table:table-cell table:formula="of:=[.B439]/1000000000" office:value-type="float" office:value="0.000101" calcext:value-type="float">
            <text:p>0.000101</text:p>
          </table:table-cell>
          <table:table-cell table:formula="of:=[.C439]/1000000000" office:value-type="float" office:value="0.003204" calcext:value-type="float">
            <text:p>0.003204</text:p>
          </table:table-cell>
          <table:table-cell table:formula="of:=[.E439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300000" calcext:value-type="float">
            <text:p>300000</text:p>
          </table:table-cell>
          <table:table-cell office:value-type="float" office:value="3147000" calcext:value-type="float">
            <text:p>3147000</text:p>
          </table:table-cell>
          <table:table-cell table:formula="of:=[$MillDB_wikidata_filtered.D440]" office:value-type="float" office:value="8" calcext:value-type="float">
            <text:p>8.00E+00</text:p>
          </table:table-cell>
          <table:table-cell table:formula="of:=[.D440]*[.$J$5]" office:value-type="float" office:value="8000000" calcext:value-type="float">
            <text:p>8000000</text:p>
          </table:table-cell>
          <table:table-cell table:formula="of:=[.B440]/1000000000" office:value-type="float" office:value="0.0003" calcext:value-type="float">
            <text:p>0.0003</text:p>
          </table:table-cell>
          <table:table-cell table:formula="of:=[.C440]/1000000000" office:value-type="float" office:value="0.003147" calcext:value-type="float">
            <text:p>0.003147</text:p>
          </table:table-cell>
          <table:table-cell table:formula="of:=[.E44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222000" calcext:value-type="float">
            <text:p>222000</text:p>
          </table:table-cell>
          <table:table-cell office:value-type="float" office:value="669000" calcext:value-type="float">
            <text:p>669000</text:p>
          </table:table-cell>
          <table:table-cell table:formula="of:=[$MillDB_wikidata_filtered.D441]" office:value-type="float" office:value="5" calcext:value-type="float">
            <text:p>5.00E+00</text:p>
          </table:table-cell>
          <table:table-cell table:formula="of:=[.D441]*[.$J$5]" office:value-type="float" office:value="5000000" calcext:value-type="float">
            <text:p>5000000</text:p>
          </table:table-cell>
          <table:table-cell table:formula="of:=[.B441]/1000000000" office:value-type="float" office:value="0.000222" calcext:value-type="float">
            <text:p>0.000222</text:p>
          </table:table-cell>
          <table:table-cell table:formula="of:=[.C441]/1000000000" office:value-type="float" office:value="0.000669" calcext:value-type="float">
            <text:p>0.000669</text:p>
          </table:table-cell>
          <table:table-cell table:formula="of:=[.E441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453000" calcext:value-type="float">
            <text:p>453000</text:p>
          </table:table-cell>
          <table:table-cell office:value-type="float" office:value="2342000" calcext:value-type="float">
            <text:p>2342000</text:p>
          </table:table-cell>
          <table:table-cell table:formula="of:=[$MillDB_wikidata_filtered.D442]" office:value-type="float" office:value="9" calcext:value-type="float">
            <text:p>9.00E+00</text:p>
          </table:table-cell>
          <table:table-cell table:formula="of:=[.D442]*[.$J$5]" office:value-type="float" office:value="9000000" calcext:value-type="float">
            <text:p>9000000</text:p>
          </table:table-cell>
          <table:table-cell table:formula="of:=[.B442]/1000000000" office:value-type="float" office:value="0.000453" calcext:value-type="float">
            <text:p>0.000453</text:p>
          </table:table-cell>
          <table:table-cell table:formula="of:=[.C442]/1000000000" office:value-type="float" office:value="0.002342" calcext:value-type="float">
            <text:p>0.002342</text:p>
          </table:table-cell>
          <table:table-cell table:formula="of:=[.E442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117000" calcext:value-type="float">
            <text:p>1117000</text:p>
          </table:table-cell>
          <table:table-cell office:value-type="float" office:value="44460000" calcext:value-type="float">
            <text:p>44460000</text:p>
          </table:table-cell>
          <table:table-cell table:formula="of:=[$MillDB_wikidata_filtered.D443]" office:value-type="float" office:value="9" calcext:value-type="float">
            <text:p>9.00E+00</text:p>
          </table:table-cell>
          <table:table-cell table:formula="of:=[.D443]*[.$J$5]" office:value-type="float" office:value="9000000" calcext:value-type="float">
            <text:p>9000000</text:p>
          </table:table-cell>
          <table:table-cell table:formula="of:=[.B443]/1000000000" office:value-type="float" office:value="0.001117" calcext:value-type="float">
            <text:p>0.001117</text:p>
          </table:table-cell>
          <table:table-cell table:formula="of:=[.C443]/1000000000" office:value-type="float" office:value="0.04446" calcext:value-type="float">
            <text:p>0.04446</text:p>
          </table:table-cell>
          <table:table-cell table:formula="of:=[.E443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6325000" calcext:value-type="float">
            <text:p>6325000</text:p>
          </table:table-cell>
          <table:table-cell office:value-type="float" office:value="754000" calcext:value-type="float">
            <text:p>754000</text:p>
          </table:table-cell>
          <table:table-cell table:formula="of:=[$MillDB_wikidata_filtered.D444]" office:value-type="float" office:value="6" calcext:value-type="float">
            <text:p>6.00E+00</text:p>
          </table:table-cell>
          <table:table-cell table:formula="of:=[.D444]*[.$J$5]" office:value-type="float" office:value="6000000" calcext:value-type="float">
            <text:p>6000000</text:p>
          </table:table-cell>
          <table:table-cell table:formula="of:=[.B444]/1000000000" office:value-type="float" office:value="0.006325" calcext:value-type="float">
            <text:p>0.006325</text:p>
          </table:table-cell>
          <table:table-cell table:formula="of:=[.C444]/1000000000" office:value-type="float" office:value="0.000754" calcext:value-type="float">
            <text:p>0.000754</text:p>
          </table:table-cell>
          <table:table-cell table:formula="of:=[.E444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4650000" calcext:value-type="float">
            <text:p>4650000</text:p>
          </table:table-cell>
          <table:table-cell office:value-type="float" office:value="9687000" calcext:value-type="float">
            <text:p>9687000</text:p>
          </table:table-cell>
          <table:table-cell table:formula="of:=[$MillDB_wikidata_filtered.D445]" office:value-type="float" office:value="12" calcext:value-type="float">
            <text:p>1.20E+01</text:p>
          </table:table-cell>
          <table:table-cell table:formula="of:=[.D445]*[.$J$5]" office:value-type="float" office:value="12000000" calcext:value-type="float">
            <text:p>12000000</text:p>
          </table:table-cell>
          <table:table-cell table:formula="of:=[.B445]/1000000000" office:value-type="float" office:value="0.00465" calcext:value-type="float">
            <text:p>0.00465</text:p>
          </table:table-cell>
          <table:table-cell table:formula="of:=[.C445]/1000000000" office:value-type="float" office:value="0.009687" calcext:value-type="float">
            <text:p>0.009687</text:p>
          </table:table-cell>
          <table:table-cell table:formula="of:=[.E445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41000" calcext:value-type="float">
            <text:p>241000</text:p>
          </table:table-cell>
          <table:table-cell office:value-type="float" office:value="1436000" calcext:value-type="float">
            <text:p>1436000</text:p>
          </table:table-cell>
          <table:table-cell table:formula="of:=[$MillDB_wikidata_filtered.D446]" office:value-type="float" office:value="7" calcext:value-type="float">
            <text:p>7.00E+00</text:p>
          </table:table-cell>
          <table:table-cell table:formula="of:=[.D446]*[.$J$5]" office:value-type="float" office:value="7000000" calcext:value-type="float">
            <text:p>7000000</text:p>
          </table:table-cell>
          <table:table-cell table:formula="of:=[.B446]/1000000000" office:value-type="float" office:value="0.000241" calcext:value-type="float">
            <text:p>0.000241</text:p>
          </table:table-cell>
          <table:table-cell table:formula="of:=[.C446]/1000000000" office:value-type="float" office:value="0.001436" calcext:value-type="float">
            <text:p>0.001436</text:p>
          </table:table-cell>
          <table:table-cell table:formula="of:=[.E446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34000" calcext:value-type="float">
            <text:p>134000</text:p>
          </table:table-cell>
          <table:table-cell office:value-type="float" office:value="21006000" calcext:value-type="float">
            <text:p>21006000</text:p>
          </table:table-cell>
          <table:table-cell table:formula="of:=[$MillDB_wikidata_filtered.D447]" office:value-type="float" office:value="14" calcext:value-type="float">
            <text:p>1.40E+01</text:p>
          </table:table-cell>
          <table:table-cell table:formula="of:=[.D447]*[.$J$5]" office:value-type="float" office:value="14000000" calcext:value-type="float">
            <text:p>14000000</text:p>
          </table:table-cell>
          <table:table-cell table:formula="of:=[.B447]/1000000000" office:value-type="float" office:value="0.000134" calcext:value-type="float">
            <text:p>0.000134</text:p>
          </table:table-cell>
          <table:table-cell table:formula="of:=[.C447]/1000000000" office:value-type="float" office:value="0.021006" calcext:value-type="float">
            <text:p>0.021006</text:p>
          </table:table-cell>
          <table:table-cell table:formula="of:=[.E447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365000" calcext:value-type="float">
            <text:p>365000</text:p>
          </table:table-cell>
          <table:table-cell office:value-type="float" office:value="1563000" calcext:value-type="float">
            <text:p>1563000</text:p>
          </table:table-cell>
          <table:table-cell table:formula="of:=[$MillDB_wikidata_filtered.D448]" office:value-type="float" office:value="6" calcext:value-type="float">
            <text:p>6.00E+00</text:p>
          </table:table-cell>
          <table:table-cell table:formula="of:=[.D448]*[.$J$5]" office:value-type="float" office:value="6000000" calcext:value-type="float">
            <text:p>6000000</text:p>
          </table:table-cell>
          <table:table-cell table:formula="of:=[.B448]/1000000000" office:value-type="float" office:value="0.000365" calcext:value-type="float">
            <text:p>0.000365</text:p>
          </table:table-cell>
          <table:table-cell table:formula="of:=[.C448]/1000000000" office:value-type="float" office:value="0.001563" calcext:value-type="float">
            <text:p>0.001563</text:p>
          </table:table-cell>
          <table:table-cell table:formula="of:=[.E448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894000" calcext:value-type="float">
            <text:p>894000</text:p>
          </table:table-cell>
          <table:table-cell office:value-type="float" office:value="5569000" calcext:value-type="float">
            <text:p>5569000</text:p>
          </table:table-cell>
          <table:table-cell table:formula="of:=[$MillDB_wikidata_filtered.D449]" office:value-type="float" office:value="11" calcext:value-type="float">
            <text:p>1.10E+01</text:p>
          </table:table-cell>
          <table:table-cell table:formula="of:=[.D449]*[.$J$5]" office:value-type="float" office:value="11000000" calcext:value-type="float">
            <text:p>11000000</text:p>
          </table:table-cell>
          <table:table-cell table:formula="of:=[.B449]/1000000000" office:value-type="float" office:value="0.000894" calcext:value-type="float">
            <text:p>0.000894</text:p>
          </table:table-cell>
          <table:table-cell table:formula="of:=[.C449]/1000000000" office:value-type="float" office:value="0.005569" calcext:value-type="float">
            <text:p>0.005569</text:p>
          </table:table-cell>
          <table:table-cell table:formula="of:=[.E449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3754000" calcext:value-type="float">
            <text:p>13754000</text:p>
          </table:table-cell>
          <table:table-cell office:value-type="float" office:value="16923000" calcext:value-type="float">
            <text:p>16923000</text:p>
          </table:table-cell>
          <table:table-cell table:formula="of:=[$MillDB_wikidata_filtered.D450]" office:value-type="float" office:value="27" calcext:value-type="float">
            <text:p>2.70E+01</text:p>
          </table:table-cell>
          <table:table-cell table:formula="of:=[.D450]*[.$J$5]" office:value-type="float" office:value="27000000" calcext:value-type="float">
            <text:p>27000000</text:p>
          </table:table-cell>
          <table:table-cell table:formula="of:=[.B450]/1000000000" office:value-type="float" office:value="0.013754" calcext:value-type="float">
            <text:p>0.013754</text:p>
          </table:table-cell>
          <table:table-cell table:formula="of:=[.C450]/1000000000" office:value-type="float" office:value="0.016923" calcext:value-type="float">
            <text:p>0.016923</text:p>
          </table:table-cell>
          <table:table-cell table:formula="of:=[.E450]/[.$J$6]" office:value-type="float" office:value="0.027" calcext:value-type="float">
            <text:p>0.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549000" calcext:value-type="float">
            <text:p>549000</text:p>
          </table:table-cell>
          <table:table-cell office:value-type="float" office:value="4825000" calcext:value-type="float">
            <text:p>4825000</text:p>
          </table:table-cell>
          <table:table-cell table:formula="of:=[$MillDB_wikidata_filtered.D451]" office:value-type="float" office:value="8" calcext:value-type="float">
            <text:p>8.00E+00</text:p>
          </table:table-cell>
          <table:table-cell table:formula="of:=[.D451]*[.$J$5]" office:value-type="float" office:value="8000000" calcext:value-type="float">
            <text:p>8000000</text:p>
          </table:table-cell>
          <table:table-cell table:formula="of:=[.B451]/1000000000" office:value-type="float" office:value="0.000549" calcext:value-type="float">
            <text:p>0.000549</text:p>
          </table:table-cell>
          <table:table-cell table:formula="of:=[.C451]/1000000000" office:value-type="float" office:value="0.004825" calcext:value-type="float">
            <text:p>0.004825</text:p>
          </table:table-cell>
          <table:table-cell table:formula="of:=[.E45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368000" calcext:value-type="float">
            <text:p>368000</text:p>
          </table:table-cell>
          <table:table-cell office:value-type="float" office:value="1296000" calcext:value-type="float">
            <text:p>1296000</text:p>
          </table:table-cell>
          <table:table-cell table:formula="of:=[$MillDB_wikidata_filtered.D452]" office:value-type="float" office:value="9" calcext:value-type="float">
            <text:p>9.00E+00</text:p>
          </table:table-cell>
          <table:table-cell table:formula="of:=[.D452]*[.$J$5]" office:value-type="float" office:value="9000000" calcext:value-type="float">
            <text:p>9000000</text:p>
          </table:table-cell>
          <table:table-cell table:formula="of:=[.B452]/1000000000" office:value-type="float" office:value="0.000368" calcext:value-type="float">
            <text:p>0.000368</text:p>
          </table:table-cell>
          <table:table-cell table:formula="of:=[.C452]/1000000000" office:value-type="float" office:value="0.001296" calcext:value-type="float">
            <text:p>0.001296</text:p>
          </table:table-cell>
          <table:table-cell table:formula="of:=[.E452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655000" calcext:value-type="float">
            <text:p>2655000</text:p>
          </table:table-cell>
          <table:table-cell office:value-type="float" office:value="11698000" calcext:value-type="float">
            <text:p>11698000</text:p>
          </table:table-cell>
          <table:table-cell table:formula="of:=[$MillDB_wikidata_filtered.D453]" office:value-type="float" office:value="12" calcext:value-type="float">
            <text:p>1.20E+01</text:p>
          </table:table-cell>
          <table:table-cell table:formula="of:=[.D453]*[.$J$5]" office:value-type="float" office:value="12000000" calcext:value-type="float">
            <text:p>12000000</text:p>
          </table:table-cell>
          <table:table-cell table:formula="of:=[.B453]/1000000000" office:value-type="float" office:value="0.002655" calcext:value-type="float">
            <text:p>0.002655</text:p>
          </table:table-cell>
          <table:table-cell table:formula="of:=[.C453]/1000000000" office:value-type="float" office:value="0.011698" calcext:value-type="float">
            <text:p>0.011698</text:p>
          </table:table-cell>
          <table:table-cell table:formula="of:=[.E453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83000" calcext:value-type="float">
            <text:p>183000</text:p>
          </table:table-cell>
          <table:table-cell office:value-type="float" office:value="991000" calcext:value-type="float">
            <text:p>991000</text:p>
          </table:table-cell>
          <table:table-cell table:formula="of:=[$MillDB_wikidata_filtered.D454]" office:value-type="float" office:value="6" calcext:value-type="float">
            <text:p>6.00E+00</text:p>
          </table:table-cell>
          <table:table-cell table:formula="of:=[.D454]*[.$J$5]" office:value-type="float" office:value="6000000" calcext:value-type="float">
            <text:p>6000000</text:p>
          </table:table-cell>
          <table:table-cell table:formula="of:=[.B454]/1000000000" office:value-type="float" office:value="0.000183" calcext:value-type="float">
            <text:p>0.000183</text:p>
          </table:table-cell>
          <table:table-cell table:formula="of:=[.C454]/1000000000" office:value-type="float" office:value="0.000991" calcext:value-type="float">
            <text:p>0.000991</text:p>
          </table:table-cell>
          <table:table-cell table:formula="of:=[.E454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765000" calcext:value-type="float">
            <text:p>765000</text:p>
          </table:table-cell>
          <table:table-cell office:value-type="float" office:value="2774000" calcext:value-type="float">
            <text:p>2774000</text:p>
          </table:table-cell>
          <table:table-cell table:formula="of:=[$MillDB_wikidata_filtered.D455]" office:value-type="float" office:value="8" calcext:value-type="float">
            <text:p>8.00E+00</text:p>
          </table:table-cell>
          <table:table-cell table:formula="of:=[.D455]*[.$J$5]" office:value-type="float" office:value="8000000" calcext:value-type="float">
            <text:p>8000000</text:p>
          </table:table-cell>
          <table:table-cell table:formula="of:=[.B455]/1000000000" office:value-type="float" office:value="0.000765" calcext:value-type="float">
            <text:p>0.000765</text:p>
          </table:table-cell>
          <table:table-cell table:formula="of:=[.C455]/1000000000" office:value-type="float" office:value="0.002774" calcext:value-type="float">
            <text:p>0.002774</text:p>
          </table:table-cell>
          <table:table-cell table:formula="of:=[.E455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552000" calcext:value-type="float">
            <text:p>1552000</text:p>
          </table:table-cell>
          <table:table-cell office:value-type="float" office:value="5447000" calcext:value-type="float">
            <text:p>5447000</text:p>
          </table:table-cell>
          <table:table-cell table:formula="of:=[$MillDB_wikidata_filtered.D456]" office:value-type="float" office:value="11" calcext:value-type="float">
            <text:p>1.10E+01</text:p>
          </table:table-cell>
          <table:table-cell table:formula="of:=[.D456]*[.$J$5]" office:value-type="float" office:value="11000000" calcext:value-type="float">
            <text:p>11000000</text:p>
          </table:table-cell>
          <table:table-cell table:formula="of:=[.B456]/1000000000" office:value-type="float" office:value="0.001552" calcext:value-type="float">
            <text:p>0.001552</text:p>
          </table:table-cell>
          <table:table-cell table:formula="of:=[.C456]/1000000000" office:value-type="float" office:value="0.005447" calcext:value-type="float">
            <text:p>0.005447</text:p>
          </table:table-cell>
          <table:table-cell table:formula="of:=[.E456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831000" calcext:value-type="float">
            <text:p>1831000</text:p>
          </table:table-cell>
          <table:table-cell office:value-type="float" office:value="4991000" calcext:value-type="float">
            <text:p>4991000</text:p>
          </table:table-cell>
          <table:table-cell table:formula="of:=[$MillDB_wikidata_filtered.D457]" office:value-type="float" office:value="16" calcext:value-type="float">
            <text:p>1.60E+01</text:p>
          </table:table-cell>
          <table:table-cell table:formula="of:=[.D457]*[.$J$5]" office:value-type="float" office:value="16000000" calcext:value-type="float">
            <text:p>16000000</text:p>
          </table:table-cell>
          <table:table-cell table:formula="of:=[.B457]/1000000000" office:value-type="float" office:value="0.001831" calcext:value-type="float">
            <text:p>0.001831</text:p>
          </table:table-cell>
          <table:table-cell table:formula="of:=[.C457]/1000000000" office:value-type="float" office:value="0.004991" calcext:value-type="float">
            <text:p>0.004991</text:p>
          </table:table-cell>
          <table:table-cell table:formula="of:=[.E457]/[.$J$6]"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71000" calcext:value-type="float">
            <text:p>171000</text:p>
          </table:table-cell>
          <table:table-cell office:value-type="float" office:value="381000" calcext:value-type="float">
            <text:p>381000</text:p>
          </table:table-cell>
          <table:table-cell table:formula="of:=[$MillDB_wikidata_filtered.D458]" office:value-type="float" office:value="7" calcext:value-type="float">
            <text:p>7.00E+00</text:p>
          </table:table-cell>
          <table:table-cell table:formula="of:=[.D458]*[.$J$5]" office:value-type="float" office:value="7000000" calcext:value-type="float">
            <text:p>7000000</text:p>
          </table:table-cell>
          <table:table-cell table:formula="of:=[.B458]/1000000000" office:value-type="float" office:value="0.000171" calcext:value-type="float">
            <text:p>0.000171</text:p>
          </table:table-cell>
          <table:table-cell table:formula="of:=[.C458]/1000000000" office:value-type="float" office:value="0.000381" calcext:value-type="float">
            <text:p>0.000381</text:p>
          </table:table-cell>
          <table:table-cell table:formula="of:=[.E458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42000" calcext:value-type="float">
            <text:p>142000</text:p>
          </table:table-cell>
          <table:table-cell office:value-type="float" office:value="33269000" calcext:value-type="float">
            <text:p>33269000</text:p>
          </table:table-cell>
          <table:table-cell table:formula="of:=[$MillDB_wikidata_filtered.D459]" office:value-type="float" office:value="8" calcext:value-type="float">
            <text:p>8.00E+00</text:p>
          </table:table-cell>
          <table:table-cell table:formula="of:=[.D459]*[.$J$5]" office:value-type="float" office:value="8000000" calcext:value-type="float">
            <text:p>8000000</text:p>
          </table:table-cell>
          <table:table-cell table:formula="of:=[.B459]/1000000000" office:value-type="float" office:value="0.000142" calcext:value-type="float">
            <text:p>0.000142</text:p>
          </table:table-cell>
          <table:table-cell table:formula="of:=[.C459]/1000000000" office:value-type="float" office:value="0.033269" calcext:value-type="float">
            <text:p>0.033269</text:p>
          </table:table-cell>
          <table:table-cell table:formula="of:=[.E45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338000" calcext:value-type="float">
            <text:p>338000</text:p>
          </table:table-cell>
          <table:table-cell office:value-type="float" office:value="1871000" calcext:value-type="float">
            <text:p>1871000</text:p>
          </table:table-cell>
          <table:table-cell table:formula="of:=[$MillDB_wikidata_filtered.D460]" office:value-type="float" office:value="7" calcext:value-type="float">
            <text:p>7.00E+00</text:p>
          </table:table-cell>
          <table:table-cell table:formula="of:=[.D460]*[.$J$5]" office:value-type="float" office:value="7000000" calcext:value-type="float">
            <text:p>7000000</text:p>
          </table:table-cell>
          <table:table-cell table:formula="of:=[.B460]/1000000000" office:value-type="float" office:value="0.000338" calcext:value-type="float">
            <text:p>0.000338</text:p>
          </table:table-cell>
          <table:table-cell table:formula="of:=[.C460]/1000000000" office:value-type="float" office:value="0.001871" calcext:value-type="float">
            <text:p>0.001871</text:p>
          </table:table-cell>
          <table:table-cell table:formula="of:=[.E460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359000" calcext:value-type="float">
            <text:p>359000</text:p>
          </table:table-cell>
          <table:table-cell office:value-type="float" office:value="1302000" calcext:value-type="float">
            <text:p>1302000</text:p>
          </table:table-cell>
          <table:table-cell table:formula="of:=[$MillDB_wikidata_filtered.D461]" office:value-type="float" office:value="8" calcext:value-type="float">
            <text:p>8.00E+00</text:p>
          </table:table-cell>
          <table:table-cell table:formula="of:=[.D461]*[.$J$5]" office:value-type="float" office:value="8000000" calcext:value-type="float">
            <text:p>8000000</text:p>
          </table:table-cell>
          <table:table-cell table:formula="of:=[.B461]/1000000000" office:value-type="float" office:value="0.000359" calcext:value-type="float">
            <text:p>0.000359</text:p>
          </table:table-cell>
          <table:table-cell table:formula="of:=[.C461]/1000000000" office:value-type="float" office:value="0.001302" calcext:value-type="float">
            <text:p>0.001302</text:p>
          </table:table-cell>
          <table:table-cell table:formula="of:=[.E46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596000" calcext:value-type="float">
            <text:p>1596000</text:p>
          </table:table-cell>
          <table:table-cell office:value-type="float" office:value="15091000" calcext:value-type="float">
            <text:p>15091000</text:p>
          </table:table-cell>
          <table:table-cell table:formula="of:=[$MillDB_wikidata_filtered.D462]" office:value-type="float" office:value="9" calcext:value-type="float">
            <text:p>9.00E+00</text:p>
          </table:table-cell>
          <table:table-cell table:formula="of:=[.D462]*[.$J$5]" office:value-type="float" office:value="9000000" calcext:value-type="float">
            <text:p>9000000</text:p>
          </table:table-cell>
          <table:table-cell table:formula="of:=[.B462]/1000000000" office:value-type="float" office:value="0.001596" calcext:value-type="float">
            <text:p>0.001596</text:p>
          </table:table-cell>
          <table:table-cell table:formula="of:=[.C462]/1000000000" office:value-type="float" office:value="0.015091" calcext:value-type="float">
            <text:p>0.015091</text:p>
          </table:table-cell>
          <table:table-cell table:formula="of:=[.E462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567000" calcext:value-type="float">
            <text:p>2567000</text:p>
          </table:table-cell>
          <table:table-cell office:value-type="float" office:value="69127000" calcext:value-type="float">
            <text:p>69127000</text:p>
          </table:table-cell>
          <table:table-cell table:formula="of:=[$MillDB_wikidata_filtered.D463]" office:value-type="float" office:value="40" calcext:value-type="float">
            <text:p>4.00E+01</text:p>
          </table:table-cell>
          <table:table-cell table:formula="of:=[.D463]*[.$J$5]" office:value-type="float" office:value="40000000" calcext:value-type="float">
            <text:p>40000000</text:p>
          </table:table-cell>
          <table:table-cell table:formula="of:=[.B463]/1000000000" office:value-type="float" office:value="0.002567" calcext:value-type="float">
            <text:p>0.002567</text:p>
          </table:table-cell>
          <table:table-cell table:formula="of:=[.C463]/1000000000" office:value-type="float" office:value="0.069127" calcext:value-type="float">
            <text:p>0.069127</text:p>
          </table:table-cell>
          <table:table-cell table:formula="of:=[.E463]/[.$J$6]" office:value-type="float" office:value="0.04" calcext:value-type="float">
            <text:p>0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719000" calcext:value-type="float">
            <text:p>719000</text:p>
          </table:table-cell>
          <table:table-cell office:value-type="float" office:value="13390000" calcext:value-type="float">
            <text:p>13390000</text:p>
          </table:table-cell>
          <table:table-cell table:formula="of:=[$MillDB_wikidata_filtered.D464]" office:value-type="float" office:value="16" calcext:value-type="float">
            <text:p>1.60E+01</text:p>
          </table:table-cell>
          <table:table-cell table:formula="of:=[.D464]*[.$J$5]" office:value-type="float" office:value="16000000" calcext:value-type="float">
            <text:p>16000000</text:p>
          </table:table-cell>
          <table:table-cell table:formula="of:=[.B464]/1000000000" office:value-type="float" office:value="0.000719" calcext:value-type="float">
            <text:p>0.000719</text:p>
          </table:table-cell>
          <table:table-cell table:formula="of:=[.C464]/1000000000" office:value-type="float" office:value="0.01339" calcext:value-type="float">
            <text:p>0.01339</text:p>
          </table:table-cell>
          <table:table-cell table:formula="of:=[.E464]/[.$J$6]"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450000" calcext:value-type="float">
            <text:p>2450000</text:p>
          </table:table-cell>
          <table:table-cell office:value-type="float" office:value="11887000" calcext:value-type="float">
            <text:p>11887000</text:p>
          </table:table-cell>
          <table:table-cell table:formula="of:=[$MillDB_wikidata_filtered.D465]" office:value-type="float" office:value="13" calcext:value-type="float">
            <text:p>1.30E+01</text:p>
          </table:table-cell>
          <table:table-cell table:formula="of:=[.D465]*[.$J$5]" office:value-type="float" office:value="13000000" calcext:value-type="float">
            <text:p>13000000</text:p>
          </table:table-cell>
          <table:table-cell table:formula="of:=[.B465]/1000000000" office:value-type="float" office:value="0.00245" calcext:value-type="float">
            <text:p>0.00245</text:p>
          </table:table-cell>
          <table:table-cell table:formula="of:=[.C465]/1000000000" office:value-type="float" office:value="0.011887" calcext:value-type="float">
            <text:p>0.011887</text:p>
          </table:table-cell>
          <table:table-cell table:formula="of:=[.E465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331000" calcext:value-type="float">
            <text:p>331000</text:p>
          </table:table-cell>
          <table:table-cell office:value-type="float" office:value="5230000" calcext:value-type="float">
            <text:p>5230000</text:p>
          </table:table-cell>
          <table:table-cell table:formula="of:=[$MillDB_wikidata_filtered.D466]" office:value-type="float" office:value="9" calcext:value-type="float">
            <text:p>9.00E+00</text:p>
          </table:table-cell>
          <table:table-cell table:formula="of:=[.D466]*[.$J$5]" office:value-type="float" office:value="9000000" calcext:value-type="float">
            <text:p>9000000</text:p>
          </table:table-cell>
          <table:table-cell table:formula="of:=[.B466]/1000000000" office:value-type="float" office:value="0.000331" calcext:value-type="float">
            <text:p>0.000331</text:p>
          </table:table-cell>
          <table:table-cell table:formula="of:=[.C466]/1000000000" office:value-type="float" office:value="0.00523" calcext:value-type="float">
            <text:p>0.00523</text:p>
          </table:table-cell>
          <table:table-cell table:formula="of:=[.E466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32000" calcext:value-type="float">
            <text:p>632000</text:p>
          </table:table-cell>
          <table:table-cell office:value-type="float" office:value="5116000" calcext:value-type="float">
            <text:p>5116000</text:p>
          </table:table-cell>
          <table:table-cell table:formula="of:=[$MillDB_wikidata_filtered.D467]" office:value-type="float" office:value="8" calcext:value-type="float">
            <text:p>8.00E+00</text:p>
          </table:table-cell>
          <table:table-cell table:formula="of:=[.D467]*[.$J$5]" office:value-type="float" office:value="8000000" calcext:value-type="float">
            <text:p>8000000</text:p>
          </table:table-cell>
          <table:table-cell table:formula="of:=[.B467]/1000000000" office:value-type="float" office:value="0.000632" calcext:value-type="float">
            <text:p>0.000632</text:p>
          </table:table-cell>
          <table:table-cell table:formula="of:=[.C467]/1000000000" office:value-type="float" office:value="0.005116" calcext:value-type="float">
            <text:p>0.005116</text:p>
          </table:table-cell>
          <table:table-cell table:formula="of:=[.E467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889000" calcext:value-type="float">
            <text:p>1889000</text:p>
          </table:table-cell>
          <table:table-cell office:value-type="float" office:value="1321000" calcext:value-type="float">
            <text:p>1321000</text:p>
          </table:table-cell>
          <table:table-cell table:formula="of:=[$MillDB_wikidata_filtered.D468]" office:value-type="float" office:value="6" calcext:value-type="float">
            <text:p>6.00E+00</text:p>
          </table:table-cell>
          <table:table-cell table:formula="of:=[.D468]*[.$J$5]" office:value-type="float" office:value="6000000" calcext:value-type="float">
            <text:p>6000000</text:p>
          </table:table-cell>
          <table:table-cell table:formula="of:=[.B468]/1000000000" office:value-type="float" office:value="0.001889" calcext:value-type="float">
            <text:p>0.001889</text:p>
          </table:table-cell>
          <table:table-cell table:formula="of:=[.C468]/1000000000" office:value-type="float" office:value="0.001321" calcext:value-type="float">
            <text:p>0.001321</text:p>
          </table:table-cell>
          <table:table-cell table:formula="of:=[.E468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47000" calcext:value-type="float">
            <text:p>247000</text:p>
          </table:table-cell>
          <table:table-cell office:value-type="float" office:value="1226000" calcext:value-type="float">
            <text:p>1226000</text:p>
          </table:table-cell>
          <table:table-cell table:formula="of:=[$MillDB_wikidata_filtered.D469]" office:value-type="float" office:value="8" calcext:value-type="float">
            <text:p>8.00E+00</text:p>
          </table:table-cell>
          <table:table-cell table:formula="of:=[.D469]*[.$J$5]" office:value-type="float" office:value="8000000" calcext:value-type="float">
            <text:p>8000000</text:p>
          </table:table-cell>
          <table:table-cell table:formula="of:=[.B469]/1000000000" office:value-type="float" office:value="0.000247" calcext:value-type="float">
            <text:p>0.000247</text:p>
          </table:table-cell>
          <table:table-cell table:formula="of:=[.C469]/1000000000" office:value-type="float" office:value="0.001226" calcext:value-type="float">
            <text:p>0.001226</text:p>
          </table:table-cell>
          <table:table-cell table:formula="of:=[.E46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510999" calcext:value-type="float">
            <text:p>510999</text:p>
          </table:table-cell>
          <table:table-cell office:value-type="float" office:value="1243000" calcext:value-type="float">
            <text:p>1243000</text:p>
          </table:table-cell>
          <table:table-cell table:formula="of:=[$MillDB_wikidata_filtered.D470]" office:value-type="float" office:value="6" calcext:value-type="float">
            <text:p>6.00E+00</text:p>
          </table:table-cell>
          <table:table-cell table:formula="of:=[.D470]*[.$J$5]" office:value-type="float" office:value="6000000" calcext:value-type="float">
            <text:p>6000000</text:p>
          </table:table-cell>
          <table:table-cell table:formula="of:=[.B470]/1000000000" office:value-type="float" office:value="0.000510999" calcext:value-type="float">
            <text:p>0.000510999</text:p>
          </table:table-cell>
          <table:table-cell table:formula="of:=[.C470]/1000000000" office:value-type="float" office:value="0.001243" calcext:value-type="float">
            <text:p>0.001243</text:p>
          </table:table-cell>
          <table:table-cell table:formula="of:=[.E470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319000" calcext:value-type="float">
            <text:p>319000</text:p>
          </table:table-cell>
          <table:table-cell office:value-type="float" office:value="664000" calcext:value-type="float">
            <text:p>664000</text:p>
          </table:table-cell>
          <table:table-cell table:formula="of:=[$MillDB_wikidata_filtered.D471]" office:value-type="float" office:value="8" calcext:value-type="float">
            <text:p>8.00E+00</text:p>
          </table:table-cell>
          <table:table-cell table:formula="of:=[.D471]*[.$J$5]" office:value-type="float" office:value="8000000" calcext:value-type="float">
            <text:p>8000000</text:p>
          </table:table-cell>
          <table:table-cell table:formula="of:=[.B471]/1000000000" office:value-type="float" office:value="0.000319" calcext:value-type="float">
            <text:p>0.000319</text:p>
          </table:table-cell>
          <table:table-cell table:formula="of:=[.C471]/1000000000" office:value-type="float" office:value="0.000664" calcext:value-type="float">
            <text:p>0.000664</text:p>
          </table:table-cell>
          <table:table-cell table:formula="of:=[.E47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277000" calcext:value-type="float">
            <text:p>1277000</text:p>
          </table:table-cell>
          <table:table-cell office:value-type="float" office:value="2878000" calcext:value-type="float">
            <text:p>2878000</text:p>
          </table:table-cell>
          <table:table-cell table:formula="of:=[$MillDB_wikidata_filtered.D472]" office:value-type="float" office:value="10" calcext:value-type="float">
            <text:p>1.00E+01</text:p>
          </table:table-cell>
          <table:table-cell table:formula="of:=[.D472]*[.$J$5]" office:value-type="float" office:value="10000000" calcext:value-type="float">
            <text:p>10000000</text:p>
          </table:table-cell>
          <table:table-cell table:formula="of:=[.B472]/1000000000" office:value-type="float" office:value="0.001277" calcext:value-type="float">
            <text:p>0.001277</text:p>
          </table:table-cell>
          <table:table-cell table:formula="of:=[.C472]/1000000000" office:value-type="float" office:value="0.002878" calcext:value-type="float">
            <text:p>0.002878</text:p>
          </table:table-cell>
          <table:table-cell table:formula="of:=[.E472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483000" calcext:value-type="float">
            <text:p>483000</text:p>
          </table:table-cell>
          <table:table-cell office:value-type="float" office:value="2999000" calcext:value-type="float">
            <text:p>2999000</text:p>
          </table:table-cell>
          <table:table-cell table:formula="of:=[$MillDB_wikidata_filtered.D473]" office:value-type="float" office:value="6" calcext:value-type="float">
            <text:p>6.00E+00</text:p>
          </table:table-cell>
          <table:table-cell table:formula="of:=[.D473]*[.$J$5]" office:value-type="float" office:value="6000000" calcext:value-type="float">
            <text:p>6000000</text:p>
          </table:table-cell>
          <table:table-cell table:formula="of:=[.B473]/1000000000" office:value-type="float" office:value="0.000483" calcext:value-type="float">
            <text:p>0.000483</text:p>
          </table:table-cell>
          <table:table-cell table:formula="of:=[.C473]/1000000000" office:value-type="float" office:value="0.002999" calcext:value-type="float">
            <text:p>0.002999</text:p>
          </table:table-cell>
          <table:table-cell table:formula="of:=[.E473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460000" calcext:value-type="float">
            <text:p>460000</text:p>
          </table:table-cell>
          <table:table-cell office:value-type="float" office:value="1094000" calcext:value-type="float">
            <text:p>1094000</text:p>
          </table:table-cell>
          <table:table-cell table:formula="of:=[$MillDB_wikidata_filtered.D474]" office:value-type="float" office:value="6" calcext:value-type="float">
            <text:p>6.00E+00</text:p>
          </table:table-cell>
          <table:table-cell table:formula="of:=[.D474]*[.$J$5]" office:value-type="float" office:value="6000000" calcext:value-type="float">
            <text:p>6000000</text:p>
          </table:table-cell>
          <table:table-cell table:formula="of:=[.B474]/1000000000" office:value-type="float" office:value="0.00046" calcext:value-type="float">
            <text:p>0.00046</text:p>
          </table:table-cell>
          <table:table-cell table:formula="of:=[.C474]/1000000000" office:value-type="float" office:value="0.001094" calcext:value-type="float">
            <text:p>0.001094</text:p>
          </table:table-cell>
          <table:table-cell table:formula="of:=[.E474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629000" calcext:value-type="float">
            <text:p>2629000</text:p>
          </table:table-cell>
          <table:table-cell office:value-type="float" office:value="14739000" calcext:value-type="float">
            <text:p>14739000</text:p>
          </table:table-cell>
          <table:table-cell table:formula="of:=[$MillDB_wikidata_filtered.D475]" office:value-type="float" office:value="15" calcext:value-type="float">
            <text:p>1.50E+01</text:p>
          </table:table-cell>
          <table:table-cell table:formula="of:=[.D475]*[.$J$5]" office:value-type="float" office:value="15000000" calcext:value-type="float">
            <text:p>15000000</text:p>
          </table:table-cell>
          <table:table-cell table:formula="of:=[.B475]/1000000000" office:value-type="float" office:value="0.002629" calcext:value-type="float">
            <text:p>0.002629</text:p>
          </table:table-cell>
          <table:table-cell table:formula="of:=[.C475]/1000000000" office:value-type="float" office:value="0.014739" calcext:value-type="float">
            <text:p>0.014739</text:p>
          </table:table-cell>
          <table:table-cell table:formula="of:=[.E475]/[.$J$6]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343000" calcext:value-type="float">
            <text:p>343000</text:p>
          </table:table-cell>
          <table:table-cell office:value-type="float" office:value="1813000" calcext:value-type="float">
            <text:p>1813000</text:p>
          </table:table-cell>
          <table:table-cell table:formula="of:=[$MillDB_wikidata_filtered.D476]" office:value-type="float" office:value="6" calcext:value-type="float">
            <text:p>6.00E+00</text:p>
          </table:table-cell>
          <table:table-cell table:formula="of:=[.D476]*[.$J$5]" office:value-type="float" office:value="6000000" calcext:value-type="float">
            <text:p>6000000</text:p>
          </table:table-cell>
          <table:table-cell table:formula="of:=[.B476]/1000000000" office:value-type="float" office:value="0.000343" calcext:value-type="float">
            <text:p>0.000343</text:p>
          </table:table-cell>
          <table:table-cell table:formula="of:=[.C476]/1000000000" office:value-type="float" office:value="0.001813" calcext:value-type="float">
            <text:p>0.001813</text:p>
          </table:table-cell>
          <table:table-cell table:formula="of:=[.E476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427000" calcext:value-type="float">
            <text:p>427000</text:p>
          </table:table-cell>
          <table:table-cell office:value-type="float" office:value="740000" calcext:value-type="float">
            <text:p>740000</text:p>
          </table:table-cell>
          <table:table-cell table:formula="of:=[$MillDB_wikidata_filtered.D477]" office:value-type="float" office:value="8" calcext:value-type="float">
            <text:p>8.00E+00</text:p>
          </table:table-cell>
          <table:table-cell table:formula="of:=[.D477]*[.$J$5]" office:value-type="float" office:value="8000000" calcext:value-type="float">
            <text:p>8000000</text:p>
          </table:table-cell>
          <table:table-cell table:formula="of:=[.B477]/1000000000" office:value-type="float" office:value="0.000427" calcext:value-type="float">
            <text:p>0.000427</text:p>
          </table:table-cell>
          <table:table-cell table:formula="of:=[.C477]/1000000000" office:value-type="float" office:value="0.00074" calcext:value-type="float">
            <text:p>0.00074</text:p>
          </table:table-cell>
          <table:table-cell table:formula="of:=[.E477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386000" calcext:value-type="float">
            <text:p>386000</text:p>
          </table:table-cell>
          <table:table-cell office:value-type="float" office:value="1138000" calcext:value-type="float">
            <text:p>1138000</text:p>
          </table:table-cell>
          <table:table-cell table:formula="of:=[$MillDB_wikidata_filtered.D478]" office:value-type="float" office:value="5" calcext:value-type="float">
            <text:p>5.00E+00</text:p>
          </table:table-cell>
          <table:table-cell table:formula="of:=[.D478]*[.$J$5]" office:value-type="float" office:value="5000000" calcext:value-type="float">
            <text:p>5000000</text:p>
          </table:table-cell>
          <table:table-cell table:formula="of:=[.B478]/1000000000" office:value-type="float" office:value="0.000386" calcext:value-type="float">
            <text:p>0.000386</text:p>
          </table:table-cell>
          <table:table-cell table:formula="of:=[.C478]/1000000000" office:value-type="float" office:value="0.001138" calcext:value-type="float">
            <text:p>0.001138</text:p>
          </table:table-cell>
          <table:table-cell table:formula="of:=[.E478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766000" calcext:value-type="float">
            <text:p>766000</text:p>
          </table:table-cell>
          <table:table-cell office:value-type="float" office:value="1624000" calcext:value-type="float">
            <text:p>1624000</text:p>
          </table:table-cell>
          <table:table-cell table:formula="of:=[$MillDB_wikidata_filtered.D479]" office:value-type="float" office:value="8" calcext:value-type="float">
            <text:p>8.00E+00</text:p>
          </table:table-cell>
          <table:table-cell table:formula="of:=[.D479]*[.$J$5]" office:value-type="float" office:value="8000000" calcext:value-type="float">
            <text:p>8000000</text:p>
          </table:table-cell>
          <table:table-cell table:formula="of:=[.B479]/1000000000" office:value-type="float" office:value="0.000766" calcext:value-type="float">
            <text:p>0.000766</text:p>
          </table:table-cell>
          <table:table-cell table:formula="of:=[.C479]/1000000000" office:value-type="float" office:value="0.001624" calcext:value-type="float">
            <text:p>0.001624</text:p>
          </table:table-cell>
          <table:table-cell table:formula="of:=[.E47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826000" calcext:value-type="float">
            <text:p>826000</text:p>
          </table:table-cell>
          <table:table-cell office:value-type="float" office:value="2905000" calcext:value-type="float">
            <text:p>2905000</text:p>
          </table:table-cell>
          <table:table-cell table:formula="of:=[$MillDB_wikidata_filtered.D480]" office:value-type="float" office:value="7" calcext:value-type="float">
            <text:p>7.00E+00</text:p>
          </table:table-cell>
          <table:table-cell table:formula="of:=[.D480]*[.$J$5]" office:value-type="float" office:value="7000000" calcext:value-type="float">
            <text:p>7000000</text:p>
          </table:table-cell>
          <table:table-cell table:formula="of:=[.B480]/1000000000" office:value-type="float" office:value="0.000826" calcext:value-type="float">
            <text:p>0.000826</text:p>
          </table:table-cell>
          <table:table-cell table:formula="of:=[.C480]/1000000000" office:value-type="float" office:value="0.002905" calcext:value-type="float">
            <text:p>0.002905</text:p>
          </table:table-cell>
          <table:table-cell table:formula="of:=[.E480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274000" calcext:value-type="float">
            <text:p>274000</text:p>
          </table:table-cell>
          <table:table-cell office:value-type="float" office:value="2385000" calcext:value-type="float">
            <text:p>2385000</text:p>
          </table:table-cell>
          <table:table-cell table:formula="of:=[$MillDB_wikidata_filtered.D481]" office:value-type="float" office:value="9" calcext:value-type="float">
            <text:p>9.00E+00</text:p>
          </table:table-cell>
          <table:table-cell table:formula="of:=[.D481]*[.$J$5]" office:value-type="float" office:value="9000000" calcext:value-type="float">
            <text:p>9000000</text:p>
          </table:table-cell>
          <table:table-cell table:formula="of:=[.B481]/1000000000" office:value-type="float" office:value="0.000274" calcext:value-type="float">
            <text:p>0.000274</text:p>
          </table:table-cell>
          <table:table-cell table:formula="of:=[.C481]/1000000000" office:value-type="float" office:value="0.002385" calcext:value-type="float">
            <text:p>0.002385</text:p>
          </table:table-cell>
          <table:table-cell table:formula="of:=[.E481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273000" calcext:value-type="float">
            <text:p>2273000</text:p>
          </table:table-cell>
          <table:table-cell office:value-type="float" office:value="8343000" calcext:value-type="float">
            <text:p>8343000</text:p>
          </table:table-cell>
          <table:table-cell table:formula="of:=[$MillDB_wikidata_filtered.D482]" office:value-type="float" office:value="15" calcext:value-type="float">
            <text:p>1.50E+01</text:p>
          </table:table-cell>
          <table:table-cell table:formula="of:=[.D482]*[.$J$5]" office:value-type="float" office:value="15000000" calcext:value-type="float">
            <text:p>15000000</text:p>
          </table:table-cell>
          <table:table-cell table:formula="of:=[.B482]/1000000000" office:value-type="float" office:value="0.002273" calcext:value-type="float">
            <text:p>0.002273</text:p>
          </table:table-cell>
          <table:table-cell table:formula="of:=[.C482]/1000000000" office:value-type="float" office:value="0.008343" calcext:value-type="float">
            <text:p>0.008343</text:p>
          </table:table-cell>
          <table:table-cell table:formula="of:=[.E482]/[.$J$6]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2217000" calcext:value-type="float">
            <text:p>2217000</text:p>
          </table:table-cell>
          <table:table-cell office:value-type="float" office:value="9476000" calcext:value-type="float">
            <text:p>9476000</text:p>
          </table:table-cell>
          <table:table-cell table:formula="of:=[$MillDB_wikidata_filtered.D483]" office:value-type="float" office:value="10" calcext:value-type="float">
            <text:p>1.00E+01</text:p>
          </table:table-cell>
          <table:table-cell table:formula="of:=[.D483]*[.$J$5]" office:value-type="float" office:value="10000000" calcext:value-type="float">
            <text:p>10000000</text:p>
          </table:table-cell>
          <table:table-cell table:formula="of:=[.B483]/1000000000" office:value-type="float" office:value="0.002217" calcext:value-type="float">
            <text:p>0.002217</text:p>
          </table:table-cell>
          <table:table-cell table:formula="of:=[.C483]/1000000000" office:value-type="float" office:value="0.009476" calcext:value-type="float">
            <text:p>0.009476</text:p>
          </table:table-cell>
          <table:table-cell table:formula="of:=[.E483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238000" calcext:value-type="float">
            <text:p>238000</text:p>
          </table:table-cell>
          <table:table-cell office:value-type="float" office:value="543000" calcext:value-type="float">
            <text:p>543000</text:p>
          </table:table-cell>
          <table:table-cell table:formula="of:=[$MillDB_wikidata_filtered.D484]" office:value-type="float" office:value="6" calcext:value-type="float">
            <text:p>6.00E+00</text:p>
          </table:table-cell>
          <table:table-cell table:formula="of:=[.D484]*[.$J$5]" office:value-type="float" office:value="6000000" calcext:value-type="float">
            <text:p>6000000</text:p>
          </table:table-cell>
          <table:table-cell table:formula="of:=[.B484]/1000000000" office:value-type="float" office:value="0.000238" calcext:value-type="float">
            <text:p>0.000238</text:p>
          </table:table-cell>
          <table:table-cell table:formula="of:=[.C484]/1000000000" office:value-type="float" office:value="0.000543" calcext:value-type="float">
            <text:p>0.000543</text:p>
          </table:table-cell>
          <table:table-cell table:formula="of:=[.E484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46000" calcext:value-type="float">
            <text:p>146000</text:p>
          </table:table-cell>
          <table:table-cell office:value-type="float" office:value="549000" calcext:value-type="float">
            <text:p>549000</text:p>
          </table:table-cell>
          <table:table-cell table:formula="of:=[$MillDB_wikidata_filtered.D485]" office:value-type="float" office:value="8" calcext:value-type="float">
            <text:p>8.00E+00</text:p>
          </table:table-cell>
          <table:table-cell table:formula="of:=[.D485]*[.$J$5]" office:value-type="float" office:value="8000000" calcext:value-type="float">
            <text:p>8000000</text:p>
          </table:table-cell>
          <table:table-cell table:formula="of:=[.B485]/1000000000" office:value-type="float" office:value="0.000146" calcext:value-type="float">
            <text:p>0.000146</text:p>
          </table:table-cell>
          <table:table-cell table:formula="of:=[.C485]/1000000000" office:value-type="float" office:value="0.000549" calcext:value-type="float">
            <text:p>0.000549</text:p>
          </table:table-cell>
          <table:table-cell table:formula="of:=[.E485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35000" calcext:value-type="float">
            <text:p>135000</text:p>
          </table:table-cell>
          <table:table-cell office:value-type="float" office:value="2585000" calcext:value-type="float">
            <text:p>2585000</text:p>
          </table:table-cell>
          <table:table-cell table:formula="of:=[$MillDB_wikidata_filtered.D486]" office:value-type="float" office:value="8" calcext:value-type="float">
            <text:p>8.00E+00</text:p>
          </table:table-cell>
          <table:table-cell table:formula="of:=[.D486]*[.$J$5]" office:value-type="float" office:value="8000000" calcext:value-type="float">
            <text:p>8000000</text:p>
          </table:table-cell>
          <table:table-cell table:formula="of:=[.B486]/1000000000" office:value-type="float" office:value="0.000135" calcext:value-type="float">
            <text:p>0.000135</text:p>
          </table:table-cell>
          <table:table-cell table:formula="of:=[.C486]/1000000000" office:value-type="float" office:value="0.002585" calcext:value-type="float">
            <text:p>0.002585</text:p>
          </table:table-cell>
          <table:table-cell table:formula="of:=[.E486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86000" calcext:value-type="float">
            <text:p>86000</text:p>
          </table:table-cell>
          <table:table-cell office:value-type="float" office:value="577000" calcext:value-type="float">
            <text:p>577000</text:p>
          </table:table-cell>
          <table:table-cell table:formula="of:=[$MillDB_wikidata_filtered.D487]" office:value-type="float" office:value="5" calcext:value-type="float">
            <text:p>5.00E+00</text:p>
          </table:table-cell>
          <table:table-cell table:formula="of:=[.D487]*[.$J$5]" office:value-type="float" office:value="5000000" calcext:value-type="float">
            <text:p>5000000</text:p>
          </table:table-cell>
          <table:table-cell table:formula="of:=[.B487]/1000000000" office:value-type="float" office:value="0.000086" calcext:value-type="float">
            <text:p>0.000086</text:p>
          </table:table-cell>
          <table:table-cell table:formula="of:=[.C487]/1000000000" office:value-type="float" office:value="0.000577" calcext:value-type="float">
            <text:p>0.000577</text:p>
          </table:table-cell>
          <table:table-cell table:formula="of:=[.E487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604000" calcext:value-type="float">
            <text:p>1604000</text:p>
          </table:table-cell>
          <table:table-cell office:value-type="float" office:value="5193000" calcext:value-type="float">
            <text:p>5193000</text:p>
          </table:table-cell>
          <table:table-cell table:formula="of:=[$MillDB_wikidata_filtered.D488]" office:value-type="float" office:value="13" calcext:value-type="float">
            <text:p>1.30E+01</text:p>
          </table:table-cell>
          <table:table-cell table:formula="of:=[.D488]*[.$J$5]" office:value-type="float" office:value="13000000" calcext:value-type="float">
            <text:p>13000000</text:p>
          </table:table-cell>
          <table:table-cell table:formula="of:=[.B488]/1000000000" office:value-type="float" office:value="0.001604" calcext:value-type="float">
            <text:p>0.001604</text:p>
          </table:table-cell>
          <table:table-cell table:formula="of:=[.C488]/1000000000" office:value-type="float" office:value="0.005193" calcext:value-type="float">
            <text:p>0.005193</text:p>
          </table:table-cell>
          <table:table-cell table:formula="of:=[.E488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117000" calcext:value-type="float">
            <text:p>1117000</text:p>
          </table:table-cell>
          <table:table-cell office:value-type="float" office:value="85000" calcext:value-type="float">
            <text:p>85000</text:p>
          </table:table-cell>
          <table:table-cell table:formula="of:=[$MillDB_wikidata_filtered.D489]" office:value-type="float" office:value="8" calcext:value-type="float">
            <text:p>8.00E+00</text:p>
          </table:table-cell>
          <table:table-cell table:formula="of:=[.D489]*[.$J$5]" office:value-type="float" office:value="8000000" calcext:value-type="float">
            <text:p>8000000</text:p>
          </table:table-cell>
          <table:table-cell table:formula="of:=[.B489]/1000000000" office:value-type="float" office:value="0.001117" calcext:value-type="float">
            <text:p>0.001117</text:p>
          </table:table-cell>
          <table:table-cell table:formula="of:=[.C489]/1000000000" office:value-type="float" office:value="0.000085" calcext:value-type="float">
            <text:p>0.000085</text:p>
          </table:table-cell>
          <table:table-cell table:formula="of:=[.E48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791000" calcext:value-type="float">
            <text:p>791000</text:p>
          </table:table-cell>
          <table:table-cell office:value-type="float" office:value="4548000" calcext:value-type="float">
            <text:p>4548000</text:p>
          </table:table-cell>
          <table:table-cell table:formula="of:=[$MillDB_wikidata_filtered.D490]" office:value-type="float" office:value="9" calcext:value-type="float">
            <text:p>9.00E+00</text:p>
          </table:table-cell>
          <table:table-cell table:formula="of:=[.D490]*[.$J$5]" office:value-type="float" office:value="9000000" calcext:value-type="float">
            <text:p>9000000</text:p>
          </table:table-cell>
          <table:table-cell table:formula="of:=[.B490]/1000000000" office:value-type="float" office:value="0.000791" calcext:value-type="float">
            <text:p>0.000791</text:p>
          </table:table-cell>
          <table:table-cell table:formula="of:=[.C490]/1000000000" office:value-type="float" office:value="0.004548" calcext:value-type="float">
            <text:p>0.004548</text:p>
          </table:table-cell>
          <table:table-cell table:formula="of:=[.E490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2750000" calcext:value-type="float">
            <text:p>12750000</text:p>
          </table:table-cell>
          <table:table-cell office:value-type="float" office:value="2836000" calcext:value-type="float">
            <text:p>2836000</text:p>
          </table:table-cell>
          <table:table-cell table:formula="of:=[$MillDB_wikidata_filtered.D491]" office:value-type="float" office:value="9" calcext:value-type="float">
            <text:p>9.00E+00</text:p>
          </table:table-cell>
          <table:table-cell table:formula="of:=[.D491]*[.$J$5]" office:value-type="float" office:value="9000000" calcext:value-type="float">
            <text:p>9000000</text:p>
          </table:table-cell>
          <table:table-cell table:formula="of:=[.B491]/1000000000" office:value-type="float" office:value="0.01275" calcext:value-type="float">
            <text:p>0.01275</text:p>
          </table:table-cell>
          <table:table-cell table:formula="of:=[.C491]/1000000000" office:value-type="float" office:value="0.002836" calcext:value-type="float">
            <text:p>0.002836</text:p>
          </table:table-cell>
          <table:table-cell table:formula="of:=[.E491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099000" calcext:value-type="float">
            <text:p>1099000</text:p>
          </table:table-cell>
          <table:table-cell office:value-type="float" office:value="5622000" calcext:value-type="float">
            <text:p>5622000</text:p>
          </table:table-cell>
          <table:table-cell table:formula="of:=[$MillDB_wikidata_filtered.D492]" office:value-type="float" office:value="8" calcext:value-type="float">
            <text:p>8.00E+00</text:p>
          </table:table-cell>
          <table:table-cell table:formula="of:=[.D492]*[.$J$5]" office:value-type="float" office:value="8000000" calcext:value-type="float">
            <text:p>8000000</text:p>
          </table:table-cell>
          <table:table-cell table:formula="of:=[.B492]/1000000000" office:value-type="float" office:value="0.001099" calcext:value-type="float">
            <text:p>0.001099</text:p>
          </table:table-cell>
          <table:table-cell table:formula="of:=[.C492]/1000000000" office:value-type="float" office:value="0.005622" calcext:value-type="float">
            <text:p>0.005622</text:p>
          </table:table-cell>
          <table:table-cell table:formula="of:=[.E492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25407000" calcext:value-type="float">
            <text:p>25407000</text:p>
          </table:table-cell>
          <table:table-cell office:value-type="float" office:value="37271000" calcext:value-type="float">
            <text:p>37271000</text:p>
          </table:table-cell>
          <table:table-cell table:formula="of:=[$MillDB_wikidata_filtered.D493]" office:value-type="float" office:value="24" calcext:value-type="float">
            <text:p>2.40E+01</text:p>
          </table:table-cell>
          <table:table-cell table:formula="of:=[.D493]*[.$J$5]" office:value-type="float" office:value="24000000" calcext:value-type="float">
            <text:p>24000000</text:p>
          </table:table-cell>
          <table:table-cell table:formula="of:=[.B493]/1000000000" office:value-type="float" office:value="0.025407" calcext:value-type="float">
            <text:p>0.025407</text:p>
          </table:table-cell>
          <table:table-cell table:formula="of:=[.C493]/1000000000" office:value-type="float" office:value="0.037271" calcext:value-type="float">
            <text:p>0.037271</text:p>
          </table:table-cell>
          <table:table-cell table:formula="of:=[.E493]/[.$J$6]" office:value-type="float" office:value="0.024" calcext:value-type="float">
            <text:p>0.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330000" calcext:value-type="float">
            <text:p>330000</text:p>
          </table:table-cell>
          <table:table-cell office:value-type="float" office:value="221000" calcext:value-type="float">
            <text:p>221000</text:p>
          </table:table-cell>
          <table:table-cell table:formula="of:=[$MillDB_wikidata_filtered.D494]" office:value-type="float" office:value="8" calcext:value-type="float">
            <text:p>8.00E+00</text:p>
          </table:table-cell>
          <table:table-cell table:formula="of:=[.D494]*[.$J$5]" office:value-type="float" office:value="8000000" calcext:value-type="float">
            <text:p>8000000</text:p>
          </table:table-cell>
          <table:table-cell table:formula="of:=[.B494]/1000000000" office:value-type="float" office:value="0.00033" calcext:value-type="float">
            <text:p>0.00033</text:p>
          </table:table-cell>
          <table:table-cell table:formula="of:=[.C494]/1000000000" office:value-type="float" office:value="0.000221" calcext:value-type="float">
            <text:p>0.000221</text:p>
          </table:table-cell>
          <table:table-cell table:formula="of:=[.E494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348000" calcext:value-type="float">
            <text:p>348000</text:p>
          </table:table-cell>
          <table:table-cell office:value-type="float" office:value="3023000" calcext:value-type="float">
            <text:p>3023000</text:p>
          </table:table-cell>
          <table:table-cell table:formula="of:=[$MillDB_wikidata_filtered.D495]" office:value-type="float" office:value="6" calcext:value-type="float">
            <text:p>6.00E+00</text:p>
          </table:table-cell>
          <table:table-cell table:formula="of:=[.D495]*[.$J$5]" office:value-type="float" office:value="6000000" calcext:value-type="float">
            <text:p>6000000</text:p>
          </table:table-cell>
          <table:table-cell table:formula="of:=[.B495]/1000000000" office:value-type="float" office:value="0.000348" calcext:value-type="float">
            <text:p>0.000348</text:p>
          </table:table-cell>
          <table:table-cell table:formula="of:=[.C495]/1000000000" office:value-type="float" office:value="0.003023" calcext:value-type="float">
            <text:p>0.003023</text:p>
          </table:table-cell>
          <table:table-cell table:formula="of:=[.E495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390000" calcext:value-type="float">
            <text:p>390000</text:p>
          </table:table-cell>
          <table:table-cell office:value-type="float" office:value="1591000" calcext:value-type="float">
            <text:p>1591000</text:p>
          </table:table-cell>
          <table:table-cell table:formula="of:=[$MillDB_wikidata_filtered.D496]" office:value-type="float" office:value="9" calcext:value-type="float">
            <text:p>9.00E+00</text:p>
          </table:table-cell>
          <table:table-cell table:formula="of:=[.D496]*[.$J$5]" office:value-type="float" office:value="9000000" calcext:value-type="float">
            <text:p>9000000</text:p>
          </table:table-cell>
          <table:table-cell table:formula="of:=[.B496]/1000000000" office:value-type="float" office:value="0.00039" calcext:value-type="float">
            <text:p>0.00039</text:p>
          </table:table-cell>
          <table:table-cell table:formula="of:=[.C496]/1000000000" office:value-type="float" office:value="0.001591" calcext:value-type="float">
            <text:p>0.001591</text:p>
          </table:table-cell>
          <table:table-cell table:formula="of:=[.E496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315855000" calcext:value-type="float">
            <text:p>315855000</text:p>
          </table:table-cell>
          <table:table-cell office:value-type="float" office:value="3453000" calcext:value-type="float">
            <text:p>3453000</text:p>
          </table:table-cell>
          <table:table-cell table:formula="of:=[$MillDB_wikidata_filtered.D497]" office:value-type="float" office:value="43" calcext:value-type="float">
            <text:p>4.30E+01</text:p>
          </table:table-cell>
          <table:table-cell table:formula="of:=[.D497]*[.$J$5]" office:value-type="float" office:value="43000000" calcext:value-type="float">
            <text:p>43000000</text:p>
          </table:table-cell>
          <table:table-cell table:formula="of:=[.B497]/1000000000" office:value-type="float" office:value="0.315855" calcext:value-type="float">
            <text:p>0.315855</text:p>
          </table:table-cell>
          <table:table-cell table:formula="of:=[.C497]/1000000000" office:value-type="float" office:value="0.003453" calcext:value-type="float">
            <text:p>0.003453</text:p>
          </table:table-cell>
          <table:table-cell table:formula="of:=[.E497]/[.$J$6]" office:value-type="float" office:value="0.043" calcext:value-type="float">
            <text:p>0.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130000" calcext:value-type="float">
            <text:p>1130000</text:p>
          </table:table-cell>
          <table:table-cell office:value-type="float" office:value="4188000" calcext:value-type="float">
            <text:p>4188000</text:p>
          </table:table-cell>
          <table:table-cell table:formula="of:=[$MillDB_wikidata_filtered.D498]" office:value-type="float" office:value="10" calcext:value-type="float">
            <text:p>1.00E+01</text:p>
          </table:table-cell>
          <table:table-cell table:formula="of:=[.D498]*[.$J$5]" office:value-type="float" office:value="10000000" calcext:value-type="float">
            <text:p>10000000</text:p>
          </table:table-cell>
          <table:table-cell table:formula="of:=[.B498]/1000000000" office:value-type="float" office:value="0.00113" calcext:value-type="float">
            <text:p>0.00113</text:p>
          </table:table-cell>
          <table:table-cell table:formula="of:=[.C498]/1000000000" office:value-type="float" office:value="0.004188" calcext:value-type="float">
            <text:p>0.004188</text:p>
          </table:table-cell>
          <table:table-cell table:formula="of:=[.E498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197398000" calcext:value-type="float">
            <text:p>197398000</text:p>
          </table:table-cell>
          <table:table-cell office:value-type="float" office:value="474768000" calcext:value-type="float">
            <text:p>474768000</text:p>
          </table:table-cell>
          <table:table-cell table:formula="of:=[$MillDB_wikidata_filtered.D499]" office:value-type="float" office:value="151" calcext:value-type="float">
            <text:p>1.51E+02</text:p>
          </table:table-cell>
          <table:table-cell table:formula="of:=[.D499]*[.$J$5]" office:value-type="float" office:value="151000000" calcext:value-type="float">
            <text:p>151000000</text:p>
          </table:table-cell>
          <table:table-cell table:formula="of:=[.B499]/1000000000" office:value-type="float" office:value="0.197398" calcext:value-type="float">
            <text:p>0.197398</text:p>
          </table:table-cell>
          <table:table-cell table:formula="of:=[.C499]/1000000000" office:value-type="float" office:value="0.474768" calcext:value-type="float">
            <text:p>0.474768</text:p>
          </table:table-cell>
          <table:table-cell table:formula="of:=[.E499]/[.$J$6]" office:value-type="float" office:value="0.151" calcext:value-type="float">
            <text:p>0.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63000" calcext:value-type="float">
            <text:p>363000</text:p>
          </table:table-cell>
          <table:table-cell office:value-type="float" office:value="470000" calcext:value-type="float">
            <text:p>470000</text:p>
          </table:table-cell>
          <table:table-cell table:formula="of:=[$MillDB_wikidata_filtered.D500]" office:value-type="float" office:value="9" calcext:value-type="float">
            <text:p>9.00E+00</text:p>
          </table:table-cell>
          <table:table-cell table:formula="of:=[.D500]*[.$J$5]" office:value-type="float" office:value="9000000" calcext:value-type="float">
            <text:p>9000000</text:p>
          </table:table-cell>
          <table:table-cell table:formula="of:=[.B500]/1000000000" office:value-type="float" office:value="0.000363" calcext:value-type="float">
            <text:p>0.000363</text:p>
          </table:table-cell>
          <table:table-cell table:formula="of:=[.C500]/1000000000" office:value-type="float" office:value="0.00047" calcext:value-type="float">
            <text:p>0.00047</text:p>
          </table:table-cell>
          <table:table-cell table:formula="of:=[.E500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428000" calcext:value-type="float">
            <text:p>1428000</text:p>
          </table:table-cell>
          <table:table-cell office:value-type="float" office:value="3851000" calcext:value-type="float">
            <text:p>3851000</text:p>
          </table:table-cell>
          <table:table-cell table:formula="of:=[$MillDB_wikidata_filtered.D501]" office:value-type="float" office:value="11" calcext:value-type="float">
            <text:p>1.10E+01</text:p>
          </table:table-cell>
          <table:table-cell table:formula="of:=[.D501]*[.$J$5]" office:value-type="float" office:value="11000000" calcext:value-type="float">
            <text:p>11000000</text:p>
          </table:table-cell>
          <table:table-cell table:formula="of:=[.B501]/1000000000" office:value-type="float" office:value="0.001428" calcext:value-type="float">
            <text:p>0.001428</text:p>
          </table:table-cell>
          <table:table-cell table:formula="of:=[.C501]/1000000000" office:value-type="float" office:value="0.003851" calcext:value-type="float">
            <text:p>0.003851</text:p>
          </table:table-cell>
          <table:table-cell table:formula="of:=[.E501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56111000" calcext:value-type="float">
            <text:p>156111000</text:p>
          </table:table-cell>
          <table:table-cell office:value-type="float" office:value="36020000" calcext:value-type="float">
            <text:p>36020000</text:p>
          </table:table-cell>
          <table:table-cell table:formula="of:=[$MillDB_wikidata_filtered.D502]" office:value-type="float" office:value="25" calcext:value-type="float">
            <text:p>2.50E+01</text:p>
          </table:table-cell>
          <table:table-cell table:formula="of:=[.D502]*[.$J$5]" office:value-type="float" office:value="25000000" calcext:value-type="float">
            <text:p>25000000</text:p>
          </table:table-cell>
          <table:table-cell table:formula="of:=[.B502]/1000000000" office:value-type="float" office:value="0.156111" calcext:value-type="float">
            <text:p>0.156111</text:p>
          </table:table-cell>
          <table:table-cell table:formula="of:=[.C502]/1000000000" office:value-type="float" office:value="0.03602" calcext:value-type="float">
            <text:p>0.03602</text:p>
          </table:table-cell>
          <table:table-cell table:formula="of:=[.E502]/[.$J$6]" office:value-type="float" office:value="0.025" calcext:value-type="float">
            <text:p>0.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97000" calcext:value-type="float">
            <text:p>197000</text:p>
          </table:table-cell>
          <table:table-cell office:value-type="float" office:value="43509000" calcext:value-type="float">
            <text:p>43509000</text:p>
          </table:table-cell>
          <table:table-cell table:formula="of:=[$MillDB_wikidata_filtered.D503]" office:value-type="float" office:value="23" calcext:value-type="float">
            <text:p>2.30E+01</text:p>
          </table:table-cell>
          <table:table-cell table:formula="of:=[.D503]*[.$J$5]" office:value-type="float" office:value="23000000" calcext:value-type="float">
            <text:p>23000000</text:p>
          </table:table-cell>
          <table:table-cell table:formula="of:=[.B503]/1000000000" office:value-type="float" office:value="0.000197" calcext:value-type="float">
            <text:p>0.000197</text:p>
          </table:table-cell>
          <table:table-cell table:formula="of:=[.C503]/1000000000" office:value-type="float" office:value="0.043509" calcext:value-type="float">
            <text:p>0.043509</text:p>
          </table:table-cell>
          <table:table-cell table:formula="of:=[.E503]/[.$J$6]" office:value-type="float" office:value="0.023" calcext:value-type="float">
            <text:p>0.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31000" calcext:value-type="float">
            <text:p>131000</text:p>
          </table:table-cell>
          <table:table-cell office:value-type="float" office:value="1524000" calcext:value-type="float">
            <text:p>1524000</text:p>
          </table:table-cell>
          <table:table-cell table:formula="of:=[$MillDB_wikidata_filtered.D504]" office:value-type="float" office:value="8" calcext:value-type="float">
            <text:p>8.00E+00</text:p>
          </table:table-cell>
          <table:table-cell table:formula="of:=[.D504]*[.$J$5]" office:value-type="float" office:value="8000000" calcext:value-type="float">
            <text:p>8000000</text:p>
          </table:table-cell>
          <table:table-cell table:formula="of:=[.B504]/1000000000" office:value-type="float" office:value="0.000131" calcext:value-type="float">
            <text:p>0.000131</text:p>
          </table:table-cell>
          <table:table-cell table:formula="of:=[.C504]/1000000000" office:value-type="float" office:value="0.001524" calcext:value-type="float">
            <text:p>0.001524</text:p>
          </table:table-cell>
          <table:table-cell table:formula="of:=[.E504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466000" calcext:value-type="float">
            <text:p>466000</text:p>
          </table:table-cell>
          <table:table-cell office:value-type="float" office:value="2862000" calcext:value-type="float">
            <text:p>2862000</text:p>
          </table:table-cell>
          <table:table-cell table:formula="of:=[$MillDB_wikidata_filtered.D505]" office:value-type="float" office:value="10" calcext:value-type="float">
            <text:p>1.00E+01</text:p>
          </table:table-cell>
          <table:table-cell table:formula="of:=[.D505]*[.$J$5]" office:value-type="float" office:value="10000000" calcext:value-type="float">
            <text:p>10000000</text:p>
          </table:table-cell>
          <table:table-cell table:formula="of:=[.B505]/1000000000" office:value-type="float" office:value="0.000466" calcext:value-type="float">
            <text:p>0.000466</text:p>
          </table:table-cell>
          <table:table-cell table:formula="of:=[.C505]/1000000000" office:value-type="float" office:value="0.002862" calcext:value-type="float">
            <text:p>0.002862</text:p>
          </table:table-cell>
          <table:table-cell table:formula="of:=[.E505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09000" calcext:value-type="float">
            <text:p>209000</text:p>
          </table:table-cell>
          <table:table-cell office:value-type="float" office:value="20370000" calcext:value-type="float">
            <text:p>20370000</text:p>
          </table:table-cell>
          <table:table-cell table:formula="of:=[$MillDB_wikidata_filtered.D506]" office:value-type="float" office:value="13" calcext:value-type="float">
            <text:p>1.30E+01</text:p>
          </table:table-cell>
          <table:table-cell table:formula="of:=[.D506]*[.$J$5]" office:value-type="float" office:value="13000000" calcext:value-type="float">
            <text:p>13000000</text:p>
          </table:table-cell>
          <table:table-cell table:formula="of:=[.B506]/1000000000" office:value-type="float" office:value="0.000209" calcext:value-type="float">
            <text:p>0.000209</text:p>
          </table:table-cell>
          <table:table-cell table:formula="of:=[.C506]/1000000000" office:value-type="float" office:value="0.02037" calcext:value-type="float">
            <text:p>0.02037</text:p>
          </table:table-cell>
          <table:table-cell table:formula="of:=[.E506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44000" calcext:value-type="float">
            <text:p>144000</text:p>
          </table:table-cell>
          <table:table-cell office:value-type="float" office:value="12520000" calcext:value-type="float">
            <text:p>12520000</text:p>
          </table:table-cell>
          <table:table-cell table:formula="of:=[$MillDB_wikidata_filtered.D507]" office:value-type="float" office:value="11" calcext:value-type="float">
            <text:p>1.10E+01</text:p>
          </table:table-cell>
          <table:table-cell table:formula="of:=[.D507]*[.$J$5]" office:value-type="float" office:value="11000000" calcext:value-type="float">
            <text:p>11000000</text:p>
          </table:table-cell>
          <table:table-cell table:formula="of:=[.B507]/1000000000" office:value-type="float" office:value="0.000144" calcext:value-type="float">
            <text:p>0.000144</text:p>
          </table:table-cell>
          <table:table-cell table:formula="of:=[.C507]/1000000000" office:value-type="float" office:value="0.01252" calcext:value-type="float">
            <text:p>0.01252</text:p>
          </table:table-cell>
          <table:table-cell table:formula="of:=[.E507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99000" calcext:value-type="float">
            <text:p>99000</text:p>
          </table:table-cell>
          <table:table-cell office:value-type="float" office:value="198000" calcext:value-type="float">
            <text:p>198000</text:p>
          </table:table-cell>
          <table:table-cell table:formula="of:=[$MillDB_wikidata_filtered.D508]" office:value-type="float" office:value="6" calcext:value-type="float">
            <text:p>6.00E+00</text:p>
          </table:table-cell>
          <table:table-cell table:formula="of:=[.D508]*[.$J$5]" office:value-type="float" office:value="6000000" calcext:value-type="float">
            <text:p>6000000</text:p>
          </table:table-cell>
          <table:table-cell table:formula="of:=[.B508]/1000000000" office:value-type="float" office:value="0.000099" calcext:value-type="float">
            <text:p>0.000099</text:p>
          </table:table-cell>
          <table:table-cell table:formula="of:=[.C508]/1000000000" office:value-type="float" office:value="0.000198" calcext:value-type="float">
            <text:p>0.000198</text:p>
          </table:table-cell>
          <table:table-cell table:formula="of:=[.E508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64000" calcext:value-type="float">
            <text:p>164000</text:p>
          </table:table-cell>
          <table:table-cell office:value-type="float" office:value="904000" calcext:value-type="float">
            <text:p>904000</text:p>
          </table:table-cell>
          <table:table-cell table:formula="of:=[$MillDB_wikidata_filtered.D509]" office:value-type="float" office:value="8" calcext:value-type="float">
            <text:p>8.00E+00</text:p>
          </table:table-cell>
          <table:table-cell table:formula="of:=[.D509]*[.$J$5]" office:value-type="float" office:value="8000000" calcext:value-type="float">
            <text:p>8000000</text:p>
          </table:table-cell>
          <table:table-cell table:formula="of:=[.B509]/1000000000" office:value-type="float" office:value="0.000164" calcext:value-type="float">
            <text:p>0.000164</text:p>
          </table:table-cell>
          <table:table-cell table:formula="of:=[.C509]/1000000000" office:value-type="float" office:value="0.000904" calcext:value-type="float">
            <text:p>0.000904</text:p>
          </table:table-cell>
          <table:table-cell table:formula="of:=[.E50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41000" calcext:value-type="float">
            <text:p>241000</text:p>
          </table:table-cell>
          <table:table-cell office:value-type="float" office:value="780000" calcext:value-type="float">
            <text:p>780000</text:p>
          </table:table-cell>
          <table:table-cell table:formula="of:=[$MillDB_wikidata_filtered.D510]" office:value-type="float" office:value="8" calcext:value-type="float">
            <text:p>8.00E+00</text:p>
          </table:table-cell>
          <table:table-cell table:formula="of:=[.D510]*[.$J$5]" office:value-type="float" office:value="8000000" calcext:value-type="float">
            <text:p>8000000</text:p>
          </table:table-cell>
          <table:table-cell table:formula="of:=[.B510]/1000000000" office:value-type="float" office:value="0.000241" calcext:value-type="float">
            <text:p>0.000241</text:p>
          </table:table-cell>
          <table:table-cell table:formula="of:=[.C510]/1000000000" office:value-type="float" office:value="0.00078" calcext:value-type="float">
            <text:p>0.00078</text:p>
          </table:table-cell>
          <table:table-cell table:formula="of:=[.E51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89000" calcext:value-type="float">
            <text:p>89000</text:p>
          </table:table-cell>
          <table:table-cell office:value-type="float" office:value="2514000" calcext:value-type="float">
            <text:p>2514000</text:p>
          </table:table-cell>
          <table:table-cell table:formula="of:=[$MillDB_wikidata_filtered.D511]" office:value-type="float" office:value="5" calcext:value-type="float">
            <text:p>5.00E+00</text:p>
          </table:table-cell>
          <table:table-cell table:formula="of:=[.D511]*[.$J$5]" office:value-type="float" office:value="5000000" calcext:value-type="float">
            <text:p>5000000</text:p>
          </table:table-cell>
          <table:table-cell table:formula="of:=[.B511]/1000000000" office:value-type="float" office:value="0.000089" calcext:value-type="float">
            <text:p>0.000089</text:p>
          </table:table-cell>
          <table:table-cell table:formula="of:=[.C511]/1000000000" office:value-type="float" office:value="0.002514" calcext:value-type="float">
            <text:p>0.002514</text:p>
          </table:table-cell>
          <table:table-cell table:formula="of:=[.E511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8704000" calcext:value-type="float">
            <text:p>18704000</text:p>
          </table:table-cell>
          <table:table-cell office:value-type="float" office:value="1551000" calcext:value-type="float">
            <text:p>1551000</text:p>
          </table:table-cell>
          <table:table-cell table:formula="of:=[$MillDB_wikidata_filtered.D512]" office:value-type="float" office:value="9" calcext:value-type="float">
            <text:p>9.00E+00</text:p>
          </table:table-cell>
          <table:table-cell table:formula="of:=[.D512]*[.$J$5]" office:value-type="float" office:value="9000000" calcext:value-type="float">
            <text:p>9000000</text:p>
          </table:table-cell>
          <table:table-cell table:formula="of:=[.B512]/1000000000" office:value-type="float" office:value="0.018704" calcext:value-type="float">
            <text:p>0.018704</text:p>
          </table:table-cell>
          <table:table-cell table:formula="of:=[.C512]/1000000000" office:value-type="float" office:value="0.001551" calcext:value-type="float">
            <text:p>0.001551</text:p>
          </table:table-cell>
          <table:table-cell table:formula="of:=[.E512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347000" calcext:value-type="float">
            <text:p>347000</text:p>
          </table:table-cell>
          <table:table-cell office:value-type="float" office:value="441000" calcext:value-type="float">
            <text:p>441000</text:p>
          </table:table-cell>
          <table:table-cell table:formula="of:=[$MillDB_wikidata_filtered.D513]" office:value-type="float" office:value="8" calcext:value-type="float">
            <text:p>8.00E+00</text:p>
          </table:table-cell>
          <table:table-cell table:formula="of:=[.D513]*[.$J$5]" office:value-type="float" office:value="8000000" calcext:value-type="float">
            <text:p>8000000</text:p>
          </table:table-cell>
          <table:table-cell table:formula="of:=[.B513]/1000000000" office:value-type="float" office:value="0.000347" calcext:value-type="float">
            <text:p>0.000347</text:p>
          </table:table-cell>
          <table:table-cell table:formula="of:=[.C513]/1000000000" office:value-type="float" office:value="0.000441" calcext:value-type="float">
            <text:p>0.000441</text:p>
          </table:table-cell>
          <table:table-cell table:formula="of:=[.E513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992000" calcext:value-type="float">
            <text:p>992000</text:p>
          </table:table-cell>
          <table:table-cell office:value-type="float" office:value="4045000" calcext:value-type="float">
            <text:p>4045000</text:p>
          </table:table-cell>
          <table:table-cell table:formula="of:=[$MillDB_wikidata_filtered.D514]" office:value-type="float" office:value="12" calcext:value-type="float">
            <text:p>1.20E+01</text:p>
          </table:table-cell>
          <table:table-cell table:formula="of:=[.D514]*[.$J$5]" office:value-type="float" office:value="12000000" calcext:value-type="float">
            <text:p>12000000</text:p>
          </table:table-cell>
          <table:table-cell table:formula="of:=[.B514]/1000000000" office:value-type="float" office:value="0.000992" calcext:value-type="float">
            <text:p>0.000992</text:p>
          </table:table-cell>
          <table:table-cell table:formula="of:=[.C514]/1000000000" office:value-type="float" office:value="0.004045" calcext:value-type="float">
            <text:p>0.004045</text:p>
          </table:table-cell>
          <table:table-cell table:formula="of:=[.E514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215000" calcext:value-type="float">
            <text:p>1215000</text:p>
          </table:table-cell>
          <table:table-cell office:value-type="float" office:value="4113000" calcext:value-type="float">
            <text:p>4113000</text:p>
          </table:table-cell>
          <table:table-cell table:formula="of:=[$MillDB_wikidata_filtered.D515]" office:value-type="float" office:value="8" calcext:value-type="float">
            <text:p>8.00E+00</text:p>
          </table:table-cell>
          <table:table-cell table:formula="of:=[.D515]*[.$J$5]" office:value-type="float" office:value="8000000" calcext:value-type="float">
            <text:p>8000000</text:p>
          </table:table-cell>
          <table:table-cell table:formula="of:=[.B515]/1000000000" office:value-type="float" office:value="0.001215" calcext:value-type="float">
            <text:p>0.001215</text:p>
          </table:table-cell>
          <table:table-cell table:formula="of:=[.C515]/1000000000" office:value-type="float" office:value="0.004113" calcext:value-type="float">
            <text:p>0.004113</text:p>
          </table:table-cell>
          <table:table-cell table:formula="of:=[.E515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404000" calcext:value-type="float">
            <text:p>404000</text:p>
          </table:table-cell>
          <table:table-cell office:value-type="float" office:value="11946000" calcext:value-type="float">
            <text:p>11946000</text:p>
          </table:table-cell>
          <table:table-cell table:formula="of:=[$MillDB_wikidata_filtered.D516]" office:value-type="float" office:value="12" calcext:value-type="float">
            <text:p>1.20E+01</text:p>
          </table:table-cell>
          <table:table-cell table:formula="of:=[.D516]*[.$J$5]" office:value-type="float" office:value="12000000" calcext:value-type="float">
            <text:p>12000000</text:p>
          </table:table-cell>
          <table:table-cell table:formula="of:=[.B516]/1000000000" office:value-type="float" office:value="0.000404" calcext:value-type="float">
            <text:p>0.000404</text:p>
          </table:table-cell>
          <table:table-cell table:formula="of:=[.C516]/1000000000" office:value-type="float" office:value="0.011946" calcext:value-type="float">
            <text:p>0.011946</text:p>
          </table:table-cell>
          <table:table-cell table:formula="of:=[.E516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3416000" calcext:value-type="float">
            <text:p>13416000</text:p>
          </table:table-cell>
          <table:table-cell office:value-type="float" office:value="26955000" calcext:value-type="float">
            <text:p>26955000</text:p>
          </table:table-cell>
          <table:table-cell table:formula="of:=[$MillDB_wikidata_filtered.D517]" office:value-type="float" office:value="21" calcext:value-type="float">
            <text:p>2.10E+01</text:p>
          </table:table-cell>
          <table:table-cell table:formula="of:=[.D517]*[.$J$5]" office:value-type="float" office:value="21000000" calcext:value-type="float">
            <text:p>21000000</text:p>
          </table:table-cell>
          <table:table-cell table:formula="of:=[.B517]/1000000000" office:value-type="float" office:value="0.013416" calcext:value-type="float">
            <text:p>0.013416</text:p>
          </table:table-cell>
          <table:table-cell table:formula="of:=[.C517]/1000000000" office:value-type="float" office:value="0.026955" calcext:value-type="float">
            <text:p>0.026955</text:p>
          </table:table-cell>
          <table:table-cell table:formula="of:=[.E517]/[.$J$6]" office:value-type="float" office:value="0.021" calcext:value-type="float">
            <text:p>0.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597000" calcext:value-type="float">
            <text:p>3597000</text:p>
          </table:table-cell>
          <table:table-cell office:value-type="float" office:value="20025000" calcext:value-type="float">
            <text:p>20025000</text:p>
          </table:table-cell>
          <table:table-cell table:formula="of:=[$MillDB_wikidata_filtered.D518]" office:value-type="float" office:value="19" calcext:value-type="float">
            <text:p>1.90E+01</text:p>
          </table:table-cell>
          <table:table-cell table:formula="of:=[.D518]*[.$J$5]" office:value-type="float" office:value="19000000" calcext:value-type="float">
            <text:p>19000000</text:p>
          </table:table-cell>
          <table:table-cell table:formula="of:=[.B518]/1000000000" office:value-type="float" office:value="0.003597" calcext:value-type="float">
            <text:p>0.003597</text:p>
          </table:table-cell>
          <table:table-cell table:formula="of:=[.C518]/1000000000" office:value-type="float" office:value="0.020025" calcext:value-type="float">
            <text:p>0.020025</text:p>
          </table:table-cell>
          <table:table-cell table:formula="of:=[.E518]/[.$J$6]" office:value-type="float" office:value="0.019" calcext:value-type="float">
            <text:p>0.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4935000" calcext:value-type="float">
            <text:p>14935000</text:p>
          </table:table-cell>
          <table:table-cell office:value-type="float" office:value="1779000" calcext:value-type="float">
            <text:p>1779000</text:p>
          </table:table-cell>
          <table:table-cell table:formula="of:=[$MillDB_wikidata_filtered.D519]" office:value-type="float" office:value="9" calcext:value-type="float">
            <text:p>9.00E+00</text:p>
          </table:table-cell>
          <table:table-cell table:formula="of:=[.D519]*[.$J$5]" office:value-type="float" office:value="9000000" calcext:value-type="float">
            <text:p>9000000</text:p>
          </table:table-cell>
          <table:table-cell table:formula="of:=[.B519]/1000000000" office:value-type="float" office:value="0.014935" calcext:value-type="float">
            <text:p>0.014935</text:p>
          </table:table-cell>
          <table:table-cell table:formula="of:=[.C519]/1000000000" office:value-type="float" office:value="0.001779" calcext:value-type="float">
            <text:p>0.001779</text:p>
          </table:table-cell>
          <table:table-cell table:formula="of:=[.E519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320000" calcext:value-type="float">
            <text:p>320000</text:p>
          </table:table-cell>
          <table:table-cell office:value-type="float" office:value="821000" calcext:value-type="float">
            <text:p>821000</text:p>
          </table:table-cell>
          <table:table-cell table:formula="of:=[$MillDB_wikidata_filtered.D520]" office:value-type="float" office:value="6" calcext:value-type="float">
            <text:p>6.00E+00</text:p>
          </table:table-cell>
          <table:table-cell table:formula="of:=[.D520]*[.$J$5]" office:value-type="float" office:value="6000000" calcext:value-type="float">
            <text:p>6000000</text:p>
          </table:table-cell>
          <table:table-cell table:formula="of:=[.B520]/1000000000" office:value-type="float" office:value="0.00032" calcext:value-type="float">
            <text:p>0.00032</text:p>
          </table:table-cell>
          <table:table-cell table:formula="of:=[.C520]/1000000000" office:value-type="float" office:value="0.000821" calcext:value-type="float">
            <text:p>0.000821</text:p>
          </table:table-cell>
          <table:table-cell table:formula="of:=[.E520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96000" calcext:value-type="float">
            <text:p>96000</text:p>
          </table:table-cell>
          <table:table-cell office:value-type="float" office:value="192000" calcext:value-type="float">
            <text:p>192000</text:p>
          </table:table-cell>
          <table:table-cell table:formula="of:=[$MillDB_wikidata_filtered.D521]" office:value-type="float" office:value="7" calcext:value-type="float">
            <text:p>7.00E+00</text:p>
          </table:table-cell>
          <table:table-cell table:formula="of:=[.D521]*[.$J$5]" office:value-type="float" office:value="7000000" calcext:value-type="float">
            <text:p>7000000</text:p>
          </table:table-cell>
          <table:table-cell table:formula="of:=[.B521]/1000000000" office:value-type="float" office:value="0.000096" calcext:value-type="float">
            <text:p>0.000096</text:p>
          </table:table-cell>
          <table:table-cell table:formula="of:=[.C521]/1000000000" office:value-type="float" office:value="0.000192" calcext:value-type="float">
            <text:p>0.000192</text:p>
          </table:table-cell>
          <table:table-cell table:formula="of:=[.E521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1521000" calcext:value-type="float">
            <text:p>1521000</text:p>
          </table:table-cell>
          <table:table-cell office:value-type="float" office:value="2531000" calcext:value-type="float">
            <text:p>2531000</text:p>
          </table:table-cell>
          <table:table-cell table:formula="of:=[$MillDB_wikidata_filtered.D522]" office:value-type="float" office:value="9" calcext:value-type="float">
            <text:p>9.00E+00</text:p>
          </table:table-cell>
          <table:table-cell table:formula="of:=[.D522]*[.$J$5]" office:value-type="float" office:value="9000000" calcext:value-type="float">
            <text:p>9000000</text:p>
          </table:table-cell>
          <table:table-cell table:formula="of:=[.B522]/1000000000" office:value-type="float" office:value="0.001521" calcext:value-type="float">
            <text:p>0.001521</text:p>
          </table:table-cell>
          <table:table-cell table:formula="of:=[.C522]/1000000000" office:value-type="float" office:value="0.002531" calcext:value-type="float">
            <text:p>0.002531</text:p>
          </table:table-cell>
          <table:table-cell table:formula="of:=[.E522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0853000" calcext:value-type="float">
            <text:p>20853000</text:p>
          </table:table-cell>
          <table:table-cell office:value-type="float" office:value="3089000" calcext:value-type="float">
            <text:p>3089000</text:p>
          </table:table-cell>
          <table:table-cell table:formula="of:=[$MillDB_wikidata_filtered.D523]" office:value-type="float" office:value="8" calcext:value-type="float">
            <text:p>8.00E+00</text:p>
          </table:table-cell>
          <table:table-cell table:formula="of:=[.D523]*[.$J$5]" office:value-type="float" office:value="8000000" calcext:value-type="float">
            <text:p>8000000</text:p>
          </table:table-cell>
          <table:table-cell table:formula="of:=[.B523]/1000000000" office:value-type="float" office:value="0.020853" calcext:value-type="float">
            <text:p>0.020853</text:p>
          </table:table-cell>
          <table:table-cell table:formula="of:=[.C523]/1000000000" office:value-type="float" office:value="0.003089" calcext:value-type="float">
            <text:p>0.003089</text:p>
          </table:table-cell>
          <table:table-cell table:formula="of:=[.E523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536000" calcext:value-type="float">
            <text:p>1536000</text:p>
          </table:table-cell>
          <table:table-cell office:value-type="float" office:value="1684000" calcext:value-type="float">
            <text:p>1684000</text:p>
          </table:table-cell>
          <table:table-cell table:formula="of:=[$MillDB_wikidata_filtered.D524]" office:value-type="float" office:value="6" calcext:value-type="float">
            <text:p>6.00E+00</text:p>
          </table:table-cell>
          <table:table-cell table:formula="of:=[.D524]*[.$J$5]" office:value-type="float" office:value="6000000" calcext:value-type="float">
            <text:p>6000000</text:p>
          </table:table-cell>
          <table:table-cell table:formula="of:=[.B524]/1000000000" office:value-type="float" office:value="0.001536" calcext:value-type="float">
            <text:p>0.001536</text:p>
          </table:table-cell>
          <table:table-cell table:formula="of:=[.C524]/1000000000" office:value-type="float" office:value="0.001684" calcext:value-type="float">
            <text:p>0.001684</text:p>
          </table:table-cell>
          <table:table-cell table:formula="of:=[.E524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661000" calcext:value-type="float">
            <text:p>661000</text:p>
          </table:table-cell>
          <table:table-cell office:value-type="float" office:value="7642000" calcext:value-type="float">
            <text:p>7642000</text:p>
          </table:table-cell>
          <table:table-cell table:formula="of:=[$MillDB_wikidata_filtered.D525]" office:value-type="float" office:value="9" calcext:value-type="float">
            <text:p>9.00E+00</text:p>
          </table:table-cell>
          <table:table-cell table:formula="of:=[.D525]*[.$J$5]" office:value-type="float" office:value="9000000" calcext:value-type="float">
            <text:p>9000000</text:p>
          </table:table-cell>
          <table:table-cell table:formula="of:=[.B525]/1000000000" office:value-type="float" office:value="0.000661" calcext:value-type="float">
            <text:p>0.000661</text:p>
          </table:table-cell>
          <table:table-cell table:formula="of:=[.C525]/1000000000" office:value-type="float" office:value="0.007642" calcext:value-type="float">
            <text:p>0.007642</text:p>
          </table:table-cell>
          <table:table-cell table:formula="of:=[.E525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3638000" calcext:value-type="float">
            <text:p>3638000</text:p>
          </table:table-cell>
          <table:table-cell office:value-type="float" office:value="14860000" calcext:value-type="float">
            <text:p>14860000</text:p>
          </table:table-cell>
          <table:table-cell table:formula="of:=[$MillDB_wikidata_filtered.D526]" office:value-type="float" office:value="13" calcext:value-type="float">
            <text:p>1.30E+01</text:p>
          </table:table-cell>
          <table:table-cell table:formula="of:=[.D526]*[.$J$5]" office:value-type="float" office:value="13000000" calcext:value-type="float">
            <text:p>13000000</text:p>
          </table:table-cell>
          <table:table-cell table:formula="of:=[.B526]/1000000000" office:value-type="float" office:value="0.003638" calcext:value-type="float">
            <text:p>0.003638</text:p>
          </table:table-cell>
          <table:table-cell table:formula="of:=[.C526]/1000000000" office:value-type="float" office:value="0.01486" calcext:value-type="float">
            <text:p>0.01486</text:p>
          </table:table-cell>
          <table:table-cell table:formula="of:=[.E526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349000" calcext:value-type="float">
            <text:p>1349000</text:p>
          </table:table-cell>
          <table:table-cell office:value-type="float" office:value="4171000" calcext:value-type="float">
            <text:p>4171000</text:p>
          </table:table-cell>
          <table:table-cell table:formula="of:=[$MillDB_wikidata_filtered.D527]" office:value-type="float" office:value="10" calcext:value-type="float">
            <text:p>1.00E+01</text:p>
          </table:table-cell>
          <table:table-cell table:formula="of:=[.D527]*[.$J$5]" office:value-type="float" office:value="10000000" calcext:value-type="float">
            <text:p>10000000</text:p>
          </table:table-cell>
          <table:table-cell table:formula="of:=[.B527]/1000000000" office:value-type="float" office:value="0.001349" calcext:value-type="float">
            <text:p>0.001349</text:p>
          </table:table-cell>
          <table:table-cell table:formula="of:=[.C527]/1000000000" office:value-type="float" office:value="0.004171" calcext:value-type="float">
            <text:p>0.004171</text:p>
          </table:table-cell>
          <table:table-cell table:formula="of:=[.E527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3094000" calcext:value-type="float">
            <text:p>3094000</text:p>
          </table:table-cell>
          <table:table-cell office:value-type="float" office:value="952000" calcext:value-type="float">
            <text:p>952000</text:p>
          </table:table-cell>
          <table:table-cell table:formula="of:=[$MillDB_wikidata_filtered.D528]" office:value-type="float" office:value="7" calcext:value-type="float">
            <text:p>7.00E+00</text:p>
          </table:table-cell>
          <table:table-cell table:formula="of:=[.D528]*[.$J$5]" office:value-type="float" office:value="7000000" calcext:value-type="float">
            <text:p>7000000</text:p>
          </table:table-cell>
          <table:table-cell table:formula="of:=[.B528]/1000000000" office:value-type="float" office:value="0.003094" calcext:value-type="float">
            <text:p>0.003094</text:p>
          </table:table-cell>
          <table:table-cell table:formula="of:=[.C528]/1000000000" office:value-type="float" office:value="0.000952" calcext:value-type="float">
            <text:p>0.000952</text:p>
          </table:table-cell>
          <table:table-cell table:formula="of:=[.E528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832000" calcext:value-type="float">
            <text:p>1832000</text:p>
          </table:table-cell>
          <table:table-cell office:value-type="float" office:value="7654000" calcext:value-type="float">
            <text:p>7654000</text:p>
          </table:table-cell>
          <table:table-cell table:formula="of:=[$MillDB_wikidata_filtered.D529]" office:value-type="float" office:value="10" calcext:value-type="float">
            <text:p>1.00E+01</text:p>
          </table:table-cell>
          <table:table-cell table:formula="of:=[.D529]*[.$J$5]" office:value-type="float" office:value="10000000" calcext:value-type="float">
            <text:p>10000000</text:p>
          </table:table-cell>
          <table:table-cell table:formula="of:=[.B529]/1000000000" office:value-type="float" office:value="0.001832" calcext:value-type="float">
            <text:p>0.001832</text:p>
          </table:table-cell>
          <table:table-cell table:formula="of:=[.C529]/1000000000" office:value-type="float" office:value="0.007654" calcext:value-type="float">
            <text:p>0.007654</text:p>
          </table:table-cell>
          <table:table-cell table:formula="of:=[.E529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200000" calcext:value-type="float">
            <text:p>200000</text:p>
          </table:table-cell>
          <table:table-cell office:value-type="float" office:value="3144000" calcext:value-type="float">
            <text:p>3144000</text:p>
          </table:table-cell>
          <table:table-cell table:formula="of:=[$MillDB_wikidata_filtered.D530]" office:value-type="float" office:value="7" calcext:value-type="float">
            <text:p>7.00E+00</text:p>
          </table:table-cell>
          <table:table-cell table:formula="of:=[.D530]*[.$J$5]" office:value-type="float" office:value="7000000" calcext:value-type="float">
            <text:p>7000000</text:p>
          </table:table-cell>
          <table:table-cell table:formula="of:=[.B530]/1000000000" office:value-type="float" office:value="0.0002" calcext:value-type="float">
            <text:p>0.0002</text:p>
          </table:table-cell>
          <table:table-cell table:formula="of:=[.C530]/1000000000" office:value-type="float" office:value="0.003144" calcext:value-type="float">
            <text:p>0.003144</text:p>
          </table:table-cell>
          <table:table-cell table:formula="of:=[.E530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490000" calcext:value-type="float">
            <text:p>2490000</text:p>
          </table:table-cell>
          <table:table-cell office:value-type="float" office:value="7289000" calcext:value-type="float">
            <text:p>7289000</text:p>
          </table:table-cell>
          <table:table-cell table:formula="of:=[$MillDB_wikidata_filtered.D531]" office:value-type="float" office:value="8" calcext:value-type="float">
            <text:p>8.00E+00</text:p>
          </table:table-cell>
          <table:table-cell table:formula="of:=[.D531]*[.$J$5]" office:value-type="float" office:value="8000000" calcext:value-type="float">
            <text:p>8000000</text:p>
          </table:table-cell>
          <table:table-cell table:formula="of:=[.B531]/1000000000" office:value-type="float" office:value="0.00249" calcext:value-type="float">
            <text:p>0.00249</text:p>
          </table:table-cell>
          <table:table-cell table:formula="of:=[.C531]/1000000000" office:value-type="float" office:value="0.007289" calcext:value-type="float">
            <text:p>0.007289</text:p>
          </table:table-cell>
          <table:table-cell table:formula="of:=[.E53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94000" calcext:value-type="float">
            <text:p>94000</text:p>
          </table:table-cell>
          <table:table-cell office:value-type="float" office:value="533000" calcext:value-type="float">
            <text:p>533000</text:p>
          </table:table-cell>
          <table:table-cell table:formula="of:=[$MillDB_wikidata_filtered.D532]" office:value-type="float" office:value="7" calcext:value-type="float">
            <text:p>7.00E+00</text:p>
          </table:table-cell>
          <table:table-cell table:formula="of:=[.D532]*[.$J$5]" office:value-type="float" office:value="7000000" calcext:value-type="float">
            <text:p>7000000</text:p>
          </table:table-cell>
          <table:table-cell table:formula="of:=[.B532]/1000000000" office:value-type="float" office:value="0.000094" calcext:value-type="float">
            <text:p>0.000094</text:p>
          </table:table-cell>
          <table:table-cell table:formula="of:=[.C532]/1000000000" office:value-type="float" office:value="0.000533" calcext:value-type="float">
            <text:p>0.000533</text:p>
          </table:table-cell>
          <table:table-cell table:formula="of:=[.E532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458000" calcext:value-type="float">
            <text:p>458000</text:p>
          </table:table-cell>
          <table:table-cell office:value-type="float" office:value="498000" calcext:value-type="float">
            <text:p>498000</text:p>
          </table:table-cell>
          <table:table-cell table:formula="of:=[$MillDB_wikidata_filtered.D533]" office:value-type="float" office:value="9" calcext:value-type="float">
            <text:p>9.00E+00</text:p>
          </table:table-cell>
          <table:table-cell table:formula="of:=[.D533]*[.$J$5]" office:value-type="float" office:value="9000000" calcext:value-type="float">
            <text:p>9000000</text:p>
          </table:table-cell>
          <table:table-cell table:formula="of:=[.B533]/1000000000" office:value-type="float" office:value="0.000458" calcext:value-type="float">
            <text:p>0.000458</text:p>
          </table:table-cell>
          <table:table-cell table:formula="of:=[.C533]/1000000000" office:value-type="float" office:value="0.000498" calcext:value-type="float">
            <text:p>0.000498</text:p>
          </table:table-cell>
          <table:table-cell table:formula="of:=[.E533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10000" calcext:value-type="float">
            <text:p>110000</text:p>
          </table:table-cell>
          <table:table-cell office:value-type="float" office:value="701000" calcext:value-type="float">
            <text:p>701000</text:p>
          </table:table-cell>
          <table:table-cell table:formula="of:=[$MillDB_wikidata_filtered.D534]" office:value-type="float" office:value="8" calcext:value-type="float">
            <text:p>8.00E+00</text:p>
          </table:table-cell>
          <table:table-cell table:formula="of:=[.D534]*[.$J$5]" office:value-type="float" office:value="8000000" calcext:value-type="float">
            <text:p>8000000</text:p>
          </table:table-cell>
          <table:table-cell table:formula="of:=[.B534]/1000000000" office:value-type="float" office:value="0.00011" calcext:value-type="float">
            <text:p>0.00011</text:p>
          </table:table-cell>
          <table:table-cell table:formula="of:=[.C534]/1000000000" office:value-type="float" office:value="0.000701" calcext:value-type="float">
            <text:p>0.000701</text:p>
          </table:table-cell>
          <table:table-cell table:formula="of:=[.E534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363000" calcext:value-type="float">
            <text:p>1363000</text:p>
          </table:table-cell>
          <table:table-cell office:value-type="float" office:value="7866000" calcext:value-type="float">
            <text:p>7866000</text:p>
          </table:table-cell>
          <table:table-cell table:formula="of:=[$MillDB_wikidata_filtered.D535]" office:value-type="float" office:value="11" calcext:value-type="float">
            <text:p>1.10E+01</text:p>
          </table:table-cell>
          <table:table-cell table:formula="of:=[.D535]*[.$J$5]" office:value-type="float" office:value="11000000" calcext:value-type="float">
            <text:p>11000000</text:p>
          </table:table-cell>
          <table:table-cell table:formula="of:=[.B535]/1000000000" office:value-type="float" office:value="0.001363" calcext:value-type="float">
            <text:p>0.001363</text:p>
          </table:table-cell>
          <table:table-cell table:formula="of:=[.C535]/1000000000" office:value-type="float" office:value="0.007866" calcext:value-type="float">
            <text:p>0.007866</text:p>
          </table:table-cell>
          <table:table-cell table:formula="of:=[.E535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6279000" calcext:value-type="float">
            <text:p>6279000</text:p>
          </table:table-cell>
          <table:table-cell office:value-type="float" office:value="20955000" calcext:value-type="float">
            <text:p>20955000</text:p>
          </table:table-cell>
          <table:table-cell table:formula="of:=[$MillDB_wikidata_filtered.D536]" office:value-type="float" office:value="22" calcext:value-type="float">
            <text:p>2.20E+01</text:p>
          </table:table-cell>
          <table:table-cell table:formula="of:=[.D536]*[.$J$5]" office:value-type="float" office:value="22000000" calcext:value-type="float">
            <text:p>22000000</text:p>
          </table:table-cell>
          <table:table-cell table:formula="of:=[.B536]/1000000000" office:value-type="float" office:value="0.006279" calcext:value-type="float">
            <text:p>0.006279</text:p>
          </table:table-cell>
          <table:table-cell table:formula="of:=[.C536]/1000000000" office:value-type="float" office:value="0.020955" calcext:value-type="float">
            <text:p>0.020955</text:p>
          </table:table-cell>
          <table:table-cell table:formula="of:=[.E536]/[.$J$6]" office:value-type="float" office:value="0.022" calcext:value-type="float">
            <text:p>0.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414000" calcext:value-type="float">
            <text:p>1414000</text:p>
          </table:table-cell>
          <table:table-cell office:value-type="float" office:value="1192000" calcext:value-type="float">
            <text:p>1192000</text:p>
          </table:table-cell>
          <table:table-cell table:formula="of:=[$MillDB_wikidata_filtered.D537]" office:value-type="float" office:value="9" calcext:value-type="float">
            <text:p>9.00E+00</text:p>
          </table:table-cell>
          <table:table-cell table:formula="of:=[.D537]*[.$J$5]" office:value-type="float" office:value="9000000" calcext:value-type="float">
            <text:p>9000000</text:p>
          </table:table-cell>
          <table:table-cell table:formula="of:=[.B537]/1000000000" office:value-type="float" office:value="0.001414" calcext:value-type="float">
            <text:p>0.001414</text:p>
          </table:table-cell>
          <table:table-cell table:formula="of:=[.C537]/1000000000" office:value-type="float" office:value="0.001192" calcext:value-type="float">
            <text:p>0.001192</text:p>
          </table:table-cell>
          <table:table-cell table:formula="of:=[.E537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934000" calcext:value-type="float">
            <text:p>1934000</text:p>
          </table:table-cell>
          <table:table-cell office:value-type="float" office:value="13365000" calcext:value-type="float">
            <text:p>13365000</text:p>
          </table:table-cell>
          <table:table-cell table:formula="of:=[$MillDB_wikidata_filtered.D538]" office:value-type="float" office:value="8" calcext:value-type="float">
            <text:p>8.00E+00</text:p>
          </table:table-cell>
          <table:table-cell table:formula="of:=[.D538]*[.$J$5]" office:value-type="float" office:value="8000000" calcext:value-type="float">
            <text:p>8000000</text:p>
          </table:table-cell>
          <table:table-cell table:formula="of:=[.B538]/1000000000" office:value-type="float" office:value="0.001934" calcext:value-type="float">
            <text:p>0.001934</text:p>
          </table:table-cell>
          <table:table-cell table:formula="of:=[.C538]/1000000000" office:value-type="float" office:value="0.013365" calcext:value-type="float">
            <text:p>0.013365</text:p>
          </table:table-cell>
          <table:table-cell table:formula="of:=[.E538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00000" calcext:value-type="float">
            <text:p>300000</text:p>
          </table:table-cell>
          <table:table-cell office:value-type="float" office:value="1336000" calcext:value-type="float">
            <text:p>1336000</text:p>
          </table:table-cell>
          <table:table-cell table:formula="of:=[$MillDB_wikidata_filtered.D539]" office:value-type="float" office:value="7" calcext:value-type="float">
            <text:p>7.00E+00</text:p>
          </table:table-cell>
          <table:table-cell table:formula="of:=[.D539]*[.$J$5]" office:value-type="float" office:value="7000000" calcext:value-type="float">
            <text:p>7000000</text:p>
          </table:table-cell>
          <table:table-cell table:formula="of:=[.B539]/1000000000" office:value-type="float" office:value="0.0003" calcext:value-type="float">
            <text:p>0.0003</text:p>
          </table:table-cell>
          <table:table-cell table:formula="of:=[.C539]/1000000000" office:value-type="float" office:value="0.001336" calcext:value-type="float">
            <text:p>0.001336</text:p>
          </table:table-cell>
          <table:table-cell table:formula="of:=[.E539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553000" calcext:value-type="float">
            <text:p>553000</text:p>
          </table:table-cell>
          <table:table-cell office:value-type="float" office:value="11974000" calcext:value-type="float">
            <text:p>11974000</text:p>
          </table:table-cell>
          <table:table-cell table:formula="of:=[$MillDB_wikidata_filtered.D540]" office:value-type="float" office:value="18" calcext:value-type="float">
            <text:p>1.80E+01</text:p>
          </table:table-cell>
          <table:table-cell table:formula="of:=[.D540]*[.$J$5]" office:value-type="float" office:value="18000000" calcext:value-type="float">
            <text:p>18000000</text:p>
          </table:table-cell>
          <table:table-cell table:formula="of:=[.B540]/1000000000" office:value-type="float" office:value="0.000553" calcext:value-type="float">
            <text:p>0.000553</text:p>
          </table:table-cell>
          <table:table-cell table:formula="of:=[.C540]/1000000000" office:value-type="float" office:value="0.011974" calcext:value-type="float">
            <text:p>0.011974</text:p>
          </table:table-cell>
          <table:table-cell table:formula="of:=[.E540]/[.$J$6]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8231000" calcext:value-type="float">
            <text:p>8231000</text:p>
          </table:table-cell>
          <table:table-cell office:value-type="float" office:value="13603000" calcext:value-type="float">
            <text:p>13603000</text:p>
          </table:table-cell>
          <table:table-cell table:formula="of:=[$MillDB_wikidata_filtered.D541]" office:value-type="float" office:value="21" calcext:value-type="float">
            <text:p>2.10E+01</text:p>
          </table:table-cell>
          <table:table-cell table:formula="of:=[.D541]*[.$J$5]" office:value-type="float" office:value="21000000" calcext:value-type="float">
            <text:p>21000000</text:p>
          </table:table-cell>
          <table:table-cell table:formula="of:=[.B541]/1000000000" office:value-type="float" office:value="0.008231" calcext:value-type="float">
            <text:p>0.008231</text:p>
          </table:table-cell>
          <table:table-cell table:formula="of:=[.C541]/1000000000" office:value-type="float" office:value="0.013603" calcext:value-type="float">
            <text:p>0.013603</text:p>
          </table:table-cell>
          <table:table-cell table:formula="of:=[.E541]/[.$J$6]" office:value-type="float" office:value="0.021" calcext:value-type="float">
            <text:p>0.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342000" calcext:value-type="float">
            <text:p>342000</text:p>
          </table:table-cell>
          <table:table-cell office:value-type="float" office:value="4360000" calcext:value-type="float">
            <text:p>4360000</text:p>
          </table:table-cell>
          <table:table-cell table:formula="of:=[$MillDB_wikidata_filtered.D542]" office:value-type="float" office:value="7" calcext:value-type="float">
            <text:p>7.00E+00</text:p>
          </table:table-cell>
          <table:table-cell table:formula="of:=[.D542]*[.$J$5]" office:value-type="float" office:value="7000000" calcext:value-type="float">
            <text:p>7000000</text:p>
          </table:table-cell>
          <table:table-cell table:formula="of:=[.B542]/1000000000" office:value-type="float" office:value="0.000342" calcext:value-type="float">
            <text:p>0.000342</text:p>
          </table:table-cell>
          <table:table-cell table:formula="of:=[.C542]/1000000000" office:value-type="float" office:value="0.00436" calcext:value-type="float">
            <text:p>0.00436</text:p>
          </table:table-cell>
          <table:table-cell table:formula="of:=[.E542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443000" calcext:value-type="float">
            <text:p>443000</text:p>
          </table:table-cell>
          <table:table-cell office:value-type="float" office:value="839000" calcext:value-type="float">
            <text:p>839000</text:p>
          </table:table-cell>
          <table:table-cell table:formula="of:=[$MillDB_wikidata_filtered.D543]" office:value-type="float" office:value="5" calcext:value-type="float">
            <text:p>5.00E+00</text:p>
          </table:table-cell>
          <table:table-cell table:formula="of:=[.D543]*[.$J$5]" office:value-type="float" office:value="5000000" calcext:value-type="float">
            <text:p>5000000</text:p>
          </table:table-cell>
          <table:table-cell table:formula="of:=[.B543]/1000000000" office:value-type="float" office:value="0.000443" calcext:value-type="float">
            <text:p>0.000443</text:p>
          </table:table-cell>
          <table:table-cell table:formula="of:=[.C543]/1000000000" office:value-type="float" office:value="0.000839" calcext:value-type="float">
            <text:p>0.000839</text:p>
          </table:table-cell>
          <table:table-cell table:formula="of:=[.E543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766000" calcext:value-type="float">
            <text:p>766000</text:p>
          </table:table-cell>
          <table:table-cell office:value-type="float" office:value="12045000" calcext:value-type="float">
            <text:p>12045000</text:p>
          </table:table-cell>
          <table:table-cell table:formula="of:=[$MillDB_wikidata_filtered.D544]" office:value-type="float" office:value="8" calcext:value-type="float">
            <text:p>8.00E+00</text:p>
          </table:table-cell>
          <table:table-cell table:formula="of:=[.D544]*[.$J$5]" office:value-type="float" office:value="8000000" calcext:value-type="float">
            <text:p>8000000</text:p>
          </table:table-cell>
          <table:table-cell table:formula="of:=[.B544]/1000000000" office:value-type="float" office:value="0.000766" calcext:value-type="float">
            <text:p>0.000766</text:p>
          </table:table-cell>
          <table:table-cell table:formula="of:=[.C544]/1000000000" office:value-type="float" office:value="0.012045" calcext:value-type="float">
            <text:p>0.012045</text:p>
          </table:table-cell>
          <table:table-cell table:formula="of:=[.E544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1455000" calcext:value-type="float">
            <text:p>1455000</text:p>
          </table:table-cell>
          <table:table-cell office:value-type="float" office:value="9610000" calcext:value-type="float">
            <text:p>9610000</text:p>
          </table:table-cell>
          <table:table-cell table:formula="of:=[$MillDB_wikidata_filtered.D545]" office:value-type="float" office:value="12" calcext:value-type="float">
            <text:p>1.20E+01</text:p>
          </table:table-cell>
          <table:table-cell table:formula="of:=[.D545]*[.$J$5]" office:value-type="float" office:value="12000000" calcext:value-type="float">
            <text:p>12000000</text:p>
          </table:table-cell>
          <table:table-cell table:formula="of:=[.B545]/1000000000" office:value-type="float" office:value="0.001455" calcext:value-type="float">
            <text:p>0.001455</text:p>
          </table:table-cell>
          <table:table-cell table:formula="of:=[.C545]/1000000000" office:value-type="float" office:value="0.00961" calcext:value-type="float">
            <text:p>0.00961</text:p>
          </table:table-cell>
          <table:table-cell table:formula="of:=[.E545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205000" calcext:value-type="float">
            <text:p>205000</text:p>
          </table:table-cell>
          <table:table-cell office:value-type="float" office:value="5244000" calcext:value-type="float">
            <text:p>5244000</text:p>
          </table:table-cell>
          <table:table-cell table:formula="of:=[$MillDB_wikidata_filtered.D546]" office:value-type="float" office:value="9" calcext:value-type="float">
            <text:p>9.00E+00</text:p>
          </table:table-cell>
          <table:table-cell table:formula="of:=[.D546]*[.$J$5]" office:value-type="float" office:value="9000000" calcext:value-type="float">
            <text:p>9000000</text:p>
          </table:table-cell>
          <table:table-cell table:formula="of:=[.B546]/1000000000" office:value-type="float" office:value="0.000205" calcext:value-type="float">
            <text:p>0.000205</text:p>
          </table:table-cell>
          <table:table-cell table:formula="of:=[.C546]/1000000000" office:value-type="float" office:value="0.005244" calcext:value-type="float">
            <text:p>0.005244</text:p>
          </table:table-cell>
          <table:table-cell table:formula="of:=[.E546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89000" calcext:value-type="float">
            <text:p>89000</text:p>
          </table:table-cell>
          <table:table-cell office:value-type="float" office:value="14514000" calcext:value-type="float">
            <text:p>14514000</text:p>
          </table:table-cell>
          <table:table-cell table:formula="of:=[$MillDB_wikidata_filtered.D547]" office:value-type="float" office:value="6" calcext:value-type="float">
            <text:p>6.00E+00</text:p>
          </table:table-cell>
          <table:table-cell table:formula="of:=[.D547]*[.$J$5]" office:value-type="float" office:value="6000000" calcext:value-type="float">
            <text:p>6000000</text:p>
          </table:table-cell>
          <table:table-cell table:formula="of:=[.B547]/1000000000" office:value-type="float" office:value="0.000089" calcext:value-type="float">
            <text:p>0.000089</text:p>
          </table:table-cell>
          <table:table-cell table:formula="of:=[.C547]/1000000000" office:value-type="float" office:value="0.014514" calcext:value-type="float">
            <text:p>0.014514</text:p>
          </table:table-cell>
          <table:table-cell table:formula="of:=[.E547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38000" calcext:value-type="float">
            <text:p>138000</text:p>
          </table:table-cell>
          <table:table-cell office:value-type="float" office:value="277000" calcext:value-type="float">
            <text:p>277000</text:p>
          </table:table-cell>
          <table:table-cell table:formula="of:=[$MillDB_wikidata_filtered.D548]" office:value-type="float" office:value="9" calcext:value-type="float">
            <text:p>9.00E+00</text:p>
          </table:table-cell>
          <table:table-cell table:formula="of:=[.D548]*[.$J$5]" office:value-type="float" office:value="9000000" calcext:value-type="float">
            <text:p>9000000</text:p>
          </table:table-cell>
          <table:table-cell table:formula="of:=[.B548]/1000000000" office:value-type="float" office:value="0.000138" calcext:value-type="float">
            <text:p>0.000138</text:p>
          </table:table-cell>
          <table:table-cell table:formula="of:=[.C548]/1000000000" office:value-type="float" office:value="0.000277" calcext:value-type="float">
            <text:p>0.000277</text:p>
          </table:table-cell>
          <table:table-cell table:formula="of:=[.E548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485000" calcext:value-type="float">
            <text:p>485000</text:p>
          </table:table-cell>
          <table:table-cell office:value-type="float" office:value="4348000" calcext:value-type="float">
            <text:p>4348000</text:p>
          </table:table-cell>
          <table:table-cell table:formula="of:=[$MillDB_wikidata_filtered.D549]" office:value-type="float" office:value="9" calcext:value-type="float">
            <text:p>9.00E+00</text:p>
          </table:table-cell>
          <table:table-cell table:formula="of:=[.D549]*[.$J$5]" office:value-type="float" office:value="9000000" calcext:value-type="float">
            <text:p>9000000</text:p>
          </table:table-cell>
          <table:table-cell table:formula="of:=[.B549]/1000000000" office:value-type="float" office:value="0.000485" calcext:value-type="float">
            <text:p>0.000485</text:p>
          </table:table-cell>
          <table:table-cell table:formula="of:=[.C549]/1000000000" office:value-type="float" office:value="0.004348" calcext:value-type="float">
            <text:p>0.004348</text:p>
          </table:table-cell>
          <table:table-cell table:formula="of:=[.E549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243000" calcext:value-type="float">
            <text:p>243000</text:p>
          </table:table-cell>
          <table:table-cell office:value-type="float" office:value="2608000" calcext:value-type="float">
            <text:p>2608000</text:p>
          </table:table-cell>
          <table:table-cell table:formula="of:=[$MillDB_wikidata_filtered.D550]" office:value-type="float" office:value="9" calcext:value-type="float">
            <text:p>9.00E+00</text:p>
          </table:table-cell>
          <table:table-cell table:formula="of:=[.D550]*[.$J$5]" office:value-type="float" office:value="9000000" calcext:value-type="float">
            <text:p>9000000</text:p>
          </table:table-cell>
          <table:table-cell table:formula="of:=[.B550]/1000000000" office:value-type="float" office:value="0.000243" calcext:value-type="float">
            <text:p>0.000243</text:p>
          </table:table-cell>
          <table:table-cell table:formula="of:=[.C550]/1000000000" office:value-type="float" office:value="0.002608" calcext:value-type="float">
            <text:p>0.002608</text:p>
          </table:table-cell>
          <table:table-cell table:formula="of:=[.E550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975000" calcext:value-type="float">
            <text:p>1975000</text:p>
          </table:table-cell>
          <table:table-cell office:value-type="float" office:value="2135000" calcext:value-type="float">
            <text:p>2135000</text:p>
          </table:table-cell>
          <table:table-cell table:formula="of:=[$MillDB_wikidata_filtered.D551]" office:value-type="float" office:value="6" calcext:value-type="float">
            <text:p>6.00E+00</text:p>
          </table:table-cell>
          <table:table-cell table:formula="of:=[.D551]*[.$J$5]" office:value-type="float" office:value="6000000" calcext:value-type="float">
            <text:p>6000000</text:p>
          </table:table-cell>
          <table:table-cell table:formula="of:=[.B551]/1000000000" office:value-type="float" office:value="0.001975" calcext:value-type="float">
            <text:p>0.001975</text:p>
          </table:table-cell>
          <table:table-cell table:formula="of:=[.C551]/1000000000" office:value-type="float" office:value="0.002135" calcext:value-type="float">
            <text:p>0.002135</text:p>
          </table:table-cell>
          <table:table-cell table:formula="of:=[.E551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405000" calcext:value-type="float">
            <text:p>2405000</text:p>
          </table:table-cell>
          <table:table-cell office:value-type="float" office:value="11229000" calcext:value-type="float">
            <text:p>11229000</text:p>
          </table:table-cell>
          <table:table-cell table:formula="of:=[$MillDB_wikidata_filtered.D552]" office:value-type="float" office:value="8" calcext:value-type="float">
            <text:p>8.00E+00</text:p>
          </table:table-cell>
          <table:table-cell table:formula="of:=[.D552]*[.$J$5]" office:value-type="float" office:value="8000000" calcext:value-type="float">
            <text:p>8000000</text:p>
          </table:table-cell>
          <table:table-cell table:formula="of:=[.B552]/1000000000" office:value-type="float" office:value="0.002405" calcext:value-type="float">
            <text:p>0.002405</text:p>
          </table:table-cell>
          <table:table-cell table:formula="of:=[.C552]/1000000000" office:value-type="float" office:value="0.011229" calcext:value-type="float">
            <text:p>0.011229</text:p>
          </table:table-cell>
          <table:table-cell table:formula="of:=[.E552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95000" calcext:value-type="float">
            <text:p>95000</text:p>
          </table:table-cell>
          <table:table-cell office:value-type="float" office:value="777000" calcext:value-type="float">
            <text:p>777000</text:p>
          </table:table-cell>
          <table:table-cell table:formula="of:=[$MillDB_wikidata_filtered.D553]" office:value-type="float" office:value="7" calcext:value-type="float">
            <text:p>7.00E+00</text:p>
          </table:table-cell>
          <table:table-cell table:formula="of:=[.D553]*[.$J$5]" office:value-type="float" office:value="7000000" calcext:value-type="float">
            <text:p>7000000</text:p>
          </table:table-cell>
          <table:table-cell table:formula="of:=[.B553]/1000000000" office:value-type="float" office:value="0.000095" calcext:value-type="float">
            <text:p>0.000095</text:p>
          </table:table-cell>
          <table:table-cell table:formula="of:=[.C553]/1000000000" office:value-type="float" office:value="0.000777" calcext:value-type="float">
            <text:p>0.000777</text:p>
          </table:table-cell>
          <table:table-cell table:formula="of:=[.E553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621000" calcext:value-type="float">
            <text:p>621000</text:p>
          </table:table-cell>
          <table:table-cell office:value-type="float" office:value="447000" calcext:value-type="float">
            <text:p>447000</text:p>
          </table:table-cell>
          <table:table-cell table:formula="of:=[$MillDB_wikidata_filtered.D554]" office:value-type="float" office:value="8" calcext:value-type="float">
            <text:p>8.00E+00</text:p>
          </table:table-cell>
          <table:table-cell table:formula="of:=[.D554]*[.$J$5]" office:value-type="float" office:value="8000000" calcext:value-type="float">
            <text:p>8000000</text:p>
          </table:table-cell>
          <table:table-cell table:formula="of:=[.B554]/1000000000" office:value-type="float" office:value="0.000621" calcext:value-type="float">
            <text:p>0.000621</text:p>
          </table:table-cell>
          <table:table-cell table:formula="of:=[.C554]/1000000000" office:value-type="float" office:value="0.000447" calcext:value-type="float">
            <text:p>0.000447</text:p>
          </table:table-cell>
          <table:table-cell table:formula="of:=[.E554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96000" calcext:value-type="float">
            <text:p>196000</text:p>
          </table:table-cell>
          <table:table-cell office:value-type="float" office:value="806000" calcext:value-type="float">
            <text:p>806000</text:p>
          </table:table-cell>
          <table:table-cell table:formula="of:=[$MillDB_wikidata_filtered.D555]" office:value-type="float" office:value="5" calcext:value-type="float">
            <text:p>5.00E+00</text:p>
          </table:table-cell>
          <table:table-cell table:formula="of:=[.D555]*[.$J$5]" office:value-type="float" office:value="5000000" calcext:value-type="float">
            <text:p>5000000</text:p>
          </table:table-cell>
          <table:table-cell table:formula="of:=[.B555]/1000000000" office:value-type="float" office:value="0.000196" calcext:value-type="float">
            <text:p>0.000196</text:p>
          </table:table-cell>
          <table:table-cell table:formula="of:=[.C555]/1000000000" office:value-type="float" office:value="0.000806" calcext:value-type="float">
            <text:p>0.000806</text:p>
          </table:table-cell>
          <table:table-cell table:formula="of:=[.E555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211000" calcext:value-type="float">
            <text:p>211000</text:p>
          </table:table-cell>
          <table:table-cell office:value-type="float" office:value="829000" calcext:value-type="float">
            <text:p>829000</text:p>
          </table:table-cell>
          <table:table-cell table:formula="of:=[$MillDB_wikidata_filtered.D556]" office:value-type="float" office:value="8" calcext:value-type="float">
            <text:p>8.00E+00</text:p>
          </table:table-cell>
          <table:table-cell table:formula="of:=[.D556]*[.$J$5]" office:value-type="float" office:value="8000000" calcext:value-type="float">
            <text:p>8000000</text:p>
          </table:table-cell>
          <table:table-cell table:formula="of:=[.B556]/1000000000" office:value-type="float" office:value="0.000211" calcext:value-type="float">
            <text:p>0.000211</text:p>
          </table:table-cell>
          <table:table-cell table:formula="of:=[.C556]/1000000000" office:value-type="float" office:value="0.000829" calcext:value-type="float">
            <text:p>0.000829</text:p>
          </table:table-cell>
          <table:table-cell table:formula="of:=[.E556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4763000" calcext:value-type="float">
            <text:p>4763000</text:p>
          </table:table-cell>
          <table:table-cell office:value-type="float" office:value="6386000" calcext:value-type="float">
            <text:p>6386000</text:p>
          </table:table-cell>
          <table:table-cell table:formula="of:=[$MillDB_wikidata_filtered.D557]" office:value-type="float" office:value="10" calcext:value-type="float">
            <text:p>1.00E+01</text:p>
          </table:table-cell>
          <table:table-cell table:formula="of:=[.D557]*[.$J$5]" office:value-type="float" office:value="10000000" calcext:value-type="float">
            <text:p>10000000</text:p>
          </table:table-cell>
          <table:table-cell table:formula="of:=[.B557]/1000000000" office:value-type="float" office:value="0.004763" calcext:value-type="float">
            <text:p>0.004763</text:p>
          </table:table-cell>
          <table:table-cell table:formula="of:=[.C557]/1000000000" office:value-type="float" office:value="0.006386" calcext:value-type="float">
            <text:p>0.006386</text:p>
          </table:table-cell>
          <table:table-cell table:formula="of:=[.E557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371000" calcext:value-type="float">
            <text:p>371000</text:p>
          </table:table-cell>
          <table:table-cell office:value-type="float" office:value="1063000" calcext:value-type="float">
            <text:p>1063000</text:p>
          </table:table-cell>
          <table:table-cell table:formula="of:=[$MillDB_wikidata_filtered.D558]" office:value-type="float" office:value="9" calcext:value-type="float">
            <text:p>9.00E+00</text:p>
          </table:table-cell>
          <table:table-cell table:formula="of:=[.D558]*[.$J$5]" office:value-type="float" office:value="9000000" calcext:value-type="float">
            <text:p>9000000</text:p>
          </table:table-cell>
          <table:table-cell table:formula="of:=[.B558]/1000000000" office:value-type="float" office:value="0.000371" calcext:value-type="float">
            <text:p>0.000371</text:p>
          </table:table-cell>
          <table:table-cell table:formula="of:=[.C558]/1000000000" office:value-type="float" office:value="0.001063" calcext:value-type="float">
            <text:p>0.001063</text:p>
          </table:table-cell>
          <table:table-cell table:formula="of:=[.E558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81407000" calcext:value-type="float">
            <text:p>81407000</text:p>
          </table:table-cell>
          <table:table-cell office:value-type="float" office:value="15159000" calcext:value-type="float">
            <text:p>15159000</text:p>
          </table:table-cell>
          <table:table-cell table:formula="of:=[$MillDB_wikidata_filtered.D559]" office:value-type="float" office:value="12" calcext:value-type="float">
            <text:p>1.20E+01</text:p>
          </table:table-cell>
          <table:table-cell table:formula="of:=[.D559]*[.$J$5]" office:value-type="float" office:value="12000000" calcext:value-type="float">
            <text:p>12000000</text:p>
          </table:table-cell>
          <table:table-cell table:formula="of:=[.B559]/1000000000" office:value-type="float" office:value="0.081407" calcext:value-type="float">
            <text:p>0.081407</text:p>
          </table:table-cell>
          <table:table-cell table:formula="of:=[.C559]/1000000000" office:value-type="float" office:value="0.015159" calcext:value-type="float">
            <text:p>0.015159</text:p>
          </table:table-cell>
          <table:table-cell table:formula="of:=[.E559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711000" calcext:value-type="float">
            <text:p>1711000</text:p>
          </table:table-cell>
          <table:table-cell office:value-type="float" office:value="7310000" calcext:value-type="float">
            <text:p>7310000</text:p>
          </table:table-cell>
          <table:table-cell table:formula="of:=[$MillDB_wikidata_filtered.D560]" office:value-type="float" office:value="10" calcext:value-type="float">
            <text:p>1.00E+01</text:p>
          </table:table-cell>
          <table:table-cell table:formula="of:=[.D560]*[.$J$5]" office:value-type="float" office:value="10000000" calcext:value-type="float">
            <text:p>10000000</text:p>
          </table:table-cell>
          <table:table-cell table:formula="of:=[.B560]/1000000000" office:value-type="float" office:value="0.001711" calcext:value-type="float">
            <text:p>0.001711</text:p>
          </table:table-cell>
          <table:table-cell table:formula="of:=[.C560]/1000000000" office:value-type="float" office:value="0.00731" calcext:value-type="float">
            <text:p>0.00731</text:p>
          </table:table-cell>
          <table:table-cell table:formula="of:=[.E560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359000" calcext:value-type="float">
            <text:p>359000</text:p>
          </table:table-cell>
          <table:table-cell office:value-type="float" office:value="3386000" calcext:value-type="float">
            <text:p>3386000</text:p>
          </table:table-cell>
          <table:table-cell table:formula="of:=[$MillDB_wikidata_filtered.D561]" office:value-type="float" office:value="4" calcext:value-type="float">
            <text:p>4.00E+00</text:p>
          </table:table-cell>
          <table:table-cell table:formula="of:=[.D561]*[.$J$5]" office:value-type="float" office:value="4000000" calcext:value-type="float">
            <text:p>4000000</text:p>
          </table:table-cell>
          <table:table-cell table:formula="of:=[.B561]/1000000000" office:value-type="float" office:value="0.000359" calcext:value-type="float">
            <text:p>0.000359</text:p>
          </table:table-cell>
          <table:table-cell table:formula="of:=[.C561]/1000000000" office:value-type="float" office:value="0.003386" calcext:value-type="float">
            <text:p>0.003386</text:p>
          </table:table-cell>
          <table:table-cell table:formula="of:=[.E561]/[.$J$6]" office:value-type="float" office:value="0.004" calcext:value-type="float">
            <text:p>0.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20000" calcext:value-type="float">
            <text:p>220000</text:p>
          </table:table-cell>
          <table:table-cell office:value-type="float" office:value="755000" calcext:value-type="float">
            <text:p>755000</text:p>
          </table:table-cell>
          <table:table-cell table:formula="of:=[$MillDB_wikidata_filtered.D562]" office:value-type="float" office:value="8" calcext:value-type="float">
            <text:p>8.00E+00</text:p>
          </table:table-cell>
          <table:table-cell table:formula="of:=[.D562]*[.$J$5]" office:value-type="float" office:value="8000000" calcext:value-type="float">
            <text:p>8000000</text:p>
          </table:table-cell>
          <table:table-cell table:formula="of:=[.B562]/1000000000" office:value-type="float" office:value="0.00022" calcext:value-type="float">
            <text:p>0.00022</text:p>
          </table:table-cell>
          <table:table-cell table:formula="of:=[.C562]/1000000000" office:value-type="float" office:value="0.000755" calcext:value-type="float">
            <text:p>0.000755</text:p>
          </table:table-cell>
          <table:table-cell table:formula="of:=[.E562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845000" calcext:value-type="float">
            <text:p>1845000</text:p>
          </table:table-cell>
          <table:table-cell office:value-type="float" office:value="1419000" calcext:value-type="float">
            <text:p>1419000</text:p>
          </table:table-cell>
          <table:table-cell table:formula="of:=[$MillDB_wikidata_filtered.D563]" office:value-type="float" office:value="7" calcext:value-type="float">
            <text:p>7.00E+00</text:p>
          </table:table-cell>
          <table:table-cell table:formula="of:=[.D563]*[.$J$5]" office:value-type="float" office:value="7000000" calcext:value-type="float">
            <text:p>7000000</text:p>
          </table:table-cell>
          <table:table-cell table:formula="of:=[.B563]/1000000000" office:value-type="float" office:value="0.001845" calcext:value-type="float">
            <text:p>0.001845</text:p>
          </table:table-cell>
          <table:table-cell table:formula="of:=[.C563]/1000000000" office:value-type="float" office:value="0.001419" calcext:value-type="float">
            <text:p>0.001419</text:p>
          </table:table-cell>
          <table:table-cell table:formula="of:=[.E563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3605000" calcext:value-type="float">
            <text:p>3605000</text:p>
          </table:table-cell>
          <table:table-cell office:value-type="float" office:value="10079000" calcext:value-type="float">
            <text:p>10079000</text:p>
          </table:table-cell>
          <table:table-cell table:formula="of:=[$MillDB_wikidata_filtered.D564]" office:value-type="float" office:value="12" calcext:value-type="float">
            <text:p>1.20E+01</text:p>
          </table:table-cell>
          <table:table-cell table:formula="of:=[.D564]*[.$J$5]" office:value-type="float" office:value="12000000" calcext:value-type="float">
            <text:p>12000000</text:p>
          </table:table-cell>
          <table:table-cell table:formula="of:=[.B564]/1000000000" office:value-type="float" office:value="0.003605" calcext:value-type="float">
            <text:p>0.003605</text:p>
          </table:table-cell>
          <table:table-cell table:formula="of:=[.C564]/1000000000" office:value-type="float" office:value="0.010079" calcext:value-type="float">
            <text:p>0.010079</text:p>
          </table:table-cell>
          <table:table-cell table:formula="of:=[.E564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401000" calcext:value-type="float">
            <text:p>1401000</text:p>
          </table:table-cell>
          <table:table-cell office:value-type="float" office:value="1360000" calcext:value-type="float">
            <text:p>1360000</text:p>
          </table:table-cell>
          <table:table-cell table:formula="of:=[$MillDB_wikidata_filtered.D565]" office:value-type="float" office:value="7" calcext:value-type="float">
            <text:p>7.00E+00</text:p>
          </table:table-cell>
          <table:table-cell table:formula="of:=[.D565]*[.$J$5]" office:value-type="float" office:value="7000000" calcext:value-type="float">
            <text:p>7000000</text:p>
          </table:table-cell>
          <table:table-cell table:formula="of:=[.B565]/1000000000" office:value-type="float" office:value="0.001401" calcext:value-type="float">
            <text:p>0.001401</text:p>
          </table:table-cell>
          <table:table-cell table:formula="of:=[.C565]/1000000000" office:value-type="float" office:value="0.00136" calcext:value-type="float">
            <text:p>0.00136</text:p>
          </table:table-cell>
          <table:table-cell table:formula="of:=[.E565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343000" calcext:value-type="float">
            <text:p>343000</text:p>
          </table:table-cell>
          <table:table-cell office:value-type="float" office:value="818000" calcext:value-type="float">
            <text:p>818000</text:p>
          </table:table-cell>
          <table:table-cell table:formula="of:=[$MillDB_wikidata_filtered.D566]" office:value-type="float" office:value="8" calcext:value-type="float">
            <text:p>8.00E+00</text:p>
          </table:table-cell>
          <table:table-cell table:formula="of:=[.D566]*[.$J$5]" office:value-type="float" office:value="8000000" calcext:value-type="float">
            <text:p>8000000</text:p>
          </table:table-cell>
          <table:table-cell table:formula="of:=[.B566]/1000000000" office:value-type="float" office:value="0.000343" calcext:value-type="float">
            <text:p>0.000343</text:p>
          </table:table-cell>
          <table:table-cell table:formula="of:=[.C566]/1000000000" office:value-type="float" office:value="0.000818" calcext:value-type="float">
            <text:p>0.000818</text:p>
          </table:table-cell>
          <table:table-cell table:formula="of:=[.E566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547000" calcext:value-type="float">
            <text:p>547000</text:p>
          </table:table-cell>
          <table:table-cell office:value-type="float" office:value="10049000" calcext:value-type="float">
            <text:p>10049000</text:p>
          </table:table-cell>
          <table:table-cell table:formula="of:=[$MillDB_wikidata_filtered.D567]" office:value-type="float" office:value="6" calcext:value-type="float">
            <text:p>6.00E+00</text:p>
          </table:table-cell>
          <table:table-cell table:formula="of:=[.D567]*[.$J$5]" office:value-type="float" office:value="6000000" calcext:value-type="float">
            <text:p>6000000</text:p>
          </table:table-cell>
          <table:table-cell table:formula="of:=[.B567]/1000000000" office:value-type="float" office:value="0.000547" calcext:value-type="float">
            <text:p>0.000547</text:p>
          </table:table-cell>
          <table:table-cell table:formula="of:=[.C567]/1000000000" office:value-type="float" office:value="0.010049" calcext:value-type="float">
            <text:p>0.010049</text:p>
          </table:table-cell>
          <table:table-cell table:formula="of:=[.E567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57999" calcext:value-type="float">
            <text:p>257999</text:p>
          </table:table-cell>
          <table:table-cell office:value-type="float" office:value="18669000" calcext:value-type="float">
            <text:p>18669000</text:p>
          </table:table-cell>
          <table:table-cell table:formula="of:=[$MillDB_wikidata_filtered.D568]" office:value-type="float" office:value="11" calcext:value-type="float">
            <text:p>1.10E+01</text:p>
          </table:table-cell>
          <table:table-cell table:formula="of:=[.D568]*[.$J$5]" office:value-type="float" office:value="11000000" calcext:value-type="float">
            <text:p>11000000</text:p>
          </table:table-cell>
          <table:table-cell table:formula="of:=[.B568]/1000000000" office:value-type="float" office:value="0.000257999" calcext:value-type="float">
            <text:p>0.000257999</text:p>
          </table:table-cell>
          <table:table-cell table:formula="of:=[.C568]/1000000000" office:value-type="float" office:value="0.018669" calcext:value-type="float">
            <text:p>0.018669</text:p>
          </table:table-cell>
          <table:table-cell table:formula="of:=[.E568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73000" calcext:value-type="float">
            <text:p>173000</text:p>
          </table:table-cell>
          <table:table-cell office:value-type="float" office:value="380000" calcext:value-type="float">
            <text:p>380000</text:p>
          </table:table-cell>
          <table:table-cell table:formula="of:=[$MillDB_wikidata_filtered.D569]" office:value-type="float" office:value="7" calcext:value-type="float">
            <text:p>7.00E+00</text:p>
          </table:table-cell>
          <table:table-cell table:formula="of:=[.D569]*[.$J$5]" office:value-type="float" office:value="7000000" calcext:value-type="float">
            <text:p>7000000</text:p>
          </table:table-cell>
          <table:table-cell table:formula="of:=[.B569]/1000000000" office:value-type="float" office:value="0.000173" calcext:value-type="float">
            <text:p>0.000173</text:p>
          </table:table-cell>
          <table:table-cell table:formula="of:=[.C569]/1000000000" office:value-type="float" office:value="0.00038" calcext:value-type="float">
            <text:p>0.00038</text:p>
          </table:table-cell>
          <table:table-cell table:formula="of:=[.E569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72000" calcext:value-type="float">
            <text:p>72000</text:p>
          </table:table-cell>
          <table:table-cell office:value-type="float" office:value="65000" calcext:value-type="float">
            <text:p>65000</text:p>
          </table:table-cell>
          <table:table-cell table:formula="of:=[$MillDB_wikidata_filtered.D570]" office:value-type="float" office:value="6" calcext:value-type="float">
            <text:p>6.00E+00</text:p>
          </table:table-cell>
          <table:table-cell table:formula="of:=[.D570]*[.$J$5]" office:value-type="float" office:value="6000000" calcext:value-type="float">
            <text:p>6000000</text:p>
          </table:table-cell>
          <table:table-cell table:formula="of:=[.B570]/1000000000" office:value-type="float" office:value="0.000072" calcext:value-type="float">
            <text:p>0.000072</text:p>
          </table:table-cell>
          <table:table-cell table:formula="of:=[.C570]/1000000000" office:value-type="float" office:value="0.000065" calcext:value-type="float">
            <text:p>0.000065</text:p>
          </table:table-cell>
          <table:table-cell table:formula="of:=[.E570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2081000" calcext:value-type="float">
            <text:p>2081000</text:p>
          </table:table-cell>
          <table:table-cell office:value-type="float" office:value="12096000" calcext:value-type="float">
            <text:p>12096000</text:p>
          </table:table-cell>
          <table:table-cell table:formula="of:=[$MillDB_wikidata_filtered.D571]" office:value-type="float" office:value="11" calcext:value-type="float">
            <text:p>1.10E+01</text:p>
          </table:table-cell>
          <table:table-cell table:formula="of:=[.D571]*[.$J$5]" office:value-type="float" office:value="11000000" calcext:value-type="float">
            <text:p>11000000</text:p>
          </table:table-cell>
          <table:table-cell table:formula="of:=[.B571]/1000000000" office:value-type="float" office:value="0.002081" calcext:value-type="float">
            <text:p>0.002081</text:p>
          </table:table-cell>
          <table:table-cell table:formula="of:=[.C571]/1000000000" office:value-type="float" office:value="0.012096" calcext:value-type="float">
            <text:p>0.012096</text:p>
          </table:table-cell>
          <table:table-cell table:formula="of:=[.E571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30071000" calcext:value-type="float">
            <text:p>30071000</text:p>
          </table:table-cell>
          <table:table-cell office:value-type="float" office:value="141766000" calcext:value-type="float">
            <text:p>141766000</text:p>
          </table:table-cell>
          <table:table-cell table:formula="of:=[$MillDB_wikidata_filtered.D572]" office:value-type="float" office:value="73" calcext:value-type="float">
            <text:p>7.30E+01</text:p>
          </table:table-cell>
          <table:table-cell table:formula="of:=[.D572]*[.$J$5]" office:value-type="float" office:value="73000000" calcext:value-type="float">
            <text:p>73000000</text:p>
          </table:table-cell>
          <table:table-cell table:formula="of:=[.B572]/1000000000" office:value-type="float" office:value="0.030071" calcext:value-type="float">
            <text:p>0.030071</text:p>
          </table:table-cell>
          <table:table-cell table:formula="of:=[.C572]/1000000000" office:value-type="float" office:value="0.141766" calcext:value-type="float">
            <text:p>0.141766</text:p>
          </table:table-cell>
          <table:table-cell table:formula="of:=[.E572]/[.$J$6]" office:value-type="float" office:value="0.073" calcext:value-type="float">
            <text:p>0.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00896000" calcext:value-type="float">
            <text:p>100896000</text:p>
          </table:table-cell>
          <table:table-cell office:value-type="float" office:value="123772000" calcext:value-type="float">
            <text:p>123772000</text:p>
          </table:table-cell>
          <table:table-cell table:formula="of:=[$MillDB_wikidata_filtered.D573]" office:value-type="float" office:value="96" calcext:value-type="float">
            <text:p>9.60E+01</text:p>
          </table:table-cell>
          <table:table-cell table:formula="of:=[.D573]*[.$J$5]" office:value-type="float" office:value="96000000" calcext:value-type="float">
            <text:p>96000000</text:p>
          </table:table-cell>
          <table:table-cell table:formula="of:=[.B573]/1000000000" office:value-type="float" office:value="0.100896" calcext:value-type="float">
            <text:p>0.100896</text:p>
          </table:table-cell>
          <table:table-cell table:formula="of:=[.C573]/1000000000" office:value-type="float" office:value="0.123772" calcext:value-type="float">
            <text:p>0.123772</text:p>
          </table:table-cell>
          <table:table-cell table:formula="of:=[.E573]/[.$J$6]" office:value-type="float" office:value="0.096" calcext:value-type="float">
            <text:p>0.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495000" calcext:value-type="float">
            <text:p>495000</text:p>
          </table:table-cell>
          <table:table-cell office:value-type="float" office:value="1180000" calcext:value-type="float">
            <text:p>1180000</text:p>
          </table:table-cell>
          <table:table-cell table:formula="of:=[$MillDB_wikidata_filtered.D574]" office:value-type="float" office:value="9" calcext:value-type="float">
            <text:p>9.00E+00</text:p>
          </table:table-cell>
          <table:table-cell table:formula="of:=[.D574]*[.$J$5]" office:value-type="float" office:value="9000000" calcext:value-type="float">
            <text:p>9000000</text:p>
          </table:table-cell>
          <table:table-cell table:formula="of:=[.B574]/1000000000" office:value-type="float" office:value="0.000495" calcext:value-type="float">
            <text:p>0.000495</text:p>
          </table:table-cell>
          <table:table-cell table:formula="of:=[.C574]/1000000000" office:value-type="float" office:value="0.00118" calcext:value-type="float">
            <text:p>0.00118</text:p>
          </table:table-cell>
          <table:table-cell table:formula="of:=[.E574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687000" calcext:value-type="float">
            <text:p>687000</text:p>
          </table:table-cell>
          <table:table-cell office:value-type="float" office:value="3041000" calcext:value-type="float">
            <text:p>3041000</text:p>
          </table:table-cell>
          <table:table-cell table:formula="of:=[$MillDB_wikidata_filtered.D575]" office:value-type="float" office:value="11" calcext:value-type="float">
            <text:p>1.10E+01</text:p>
          </table:table-cell>
          <table:table-cell table:formula="of:=[.D575]*[.$J$5]" office:value-type="float" office:value="11000000" calcext:value-type="float">
            <text:p>11000000</text:p>
          </table:table-cell>
          <table:table-cell table:formula="of:=[.B575]/1000000000" office:value-type="float" office:value="0.000687" calcext:value-type="float">
            <text:p>0.000687</text:p>
          </table:table-cell>
          <table:table-cell table:formula="of:=[.C575]/1000000000" office:value-type="float" office:value="0.003041" calcext:value-type="float">
            <text:p>0.003041</text:p>
          </table:table-cell>
          <table:table-cell table:formula="of:=[.E575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259000" calcext:value-type="float">
            <text:p>259000</text:p>
          </table:table-cell>
          <table:table-cell office:value-type="float" office:value="6249000" calcext:value-type="float">
            <text:p>6249000</text:p>
          </table:table-cell>
          <table:table-cell table:formula="of:=[$MillDB_wikidata_filtered.D576]" office:value-type="float" office:value="9" calcext:value-type="float">
            <text:p>9.00E+00</text:p>
          </table:table-cell>
          <table:table-cell table:formula="of:=[.D576]*[.$J$5]" office:value-type="float" office:value="9000000" calcext:value-type="float">
            <text:p>9000000</text:p>
          </table:table-cell>
          <table:table-cell table:formula="of:=[.B576]/1000000000" office:value-type="float" office:value="0.000259" calcext:value-type="float">
            <text:p>0.000259</text:p>
          </table:table-cell>
          <table:table-cell table:formula="of:=[.C576]/1000000000" office:value-type="float" office:value="0.006249" calcext:value-type="float">
            <text:p>0.006249</text:p>
          </table:table-cell>
          <table:table-cell table:formula="of:=[.E576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231000" calcext:value-type="float">
            <text:p>1231000</text:p>
          </table:table-cell>
          <table:table-cell office:value-type="float" office:value="3791000" calcext:value-type="float">
            <text:p>3791000</text:p>
          </table:table-cell>
          <table:table-cell table:formula="of:=[$MillDB_wikidata_filtered.D577]" office:value-type="float" office:value="10" calcext:value-type="float">
            <text:p>1.00E+01</text:p>
          </table:table-cell>
          <table:table-cell table:formula="of:=[.D577]*[.$J$5]" office:value-type="float" office:value="10000000" calcext:value-type="float">
            <text:p>10000000</text:p>
          </table:table-cell>
          <table:table-cell table:formula="of:=[.B577]/1000000000" office:value-type="float" office:value="0.001231" calcext:value-type="float">
            <text:p>0.001231</text:p>
          </table:table-cell>
          <table:table-cell table:formula="of:=[.C577]/1000000000" office:value-type="float" office:value="0.003791" calcext:value-type="float">
            <text:p>0.003791</text:p>
          </table:table-cell>
          <table:table-cell table:formula="of:=[.E577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310000" calcext:value-type="float">
            <text:p>310000</text:p>
          </table:table-cell>
          <table:table-cell office:value-type="float" office:value="1314000" calcext:value-type="float">
            <text:p>1314000</text:p>
          </table:table-cell>
          <table:table-cell table:formula="of:=[$MillDB_wikidata_filtered.D578]" office:value-type="float" office:value="6" calcext:value-type="float">
            <text:p>6.00E+00</text:p>
          </table:table-cell>
          <table:table-cell table:formula="of:=[.D578]*[.$J$5]" office:value-type="float" office:value="6000000" calcext:value-type="float">
            <text:p>6000000</text:p>
          </table:table-cell>
          <table:table-cell table:formula="of:=[.B578]/1000000000" office:value-type="float" office:value="0.00031" calcext:value-type="float">
            <text:p>0.00031</text:p>
          </table:table-cell>
          <table:table-cell table:formula="of:=[.C578]/1000000000" office:value-type="float" office:value="0.001314" calcext:value-type="float">
            <text:p>0.001314</text:p>
          </table:table-cell>
          <table:table-cell table:formula="of:=[.E578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293000" calcext:value-type="float">
            <text:p>293000</text:p>
          </table:table-cell>
          <table:table-cell office:value-type="float" office:value="897000" calcext:value-type="float">
            <text:p>897000</text:p>
          </table:table-cell>
          <table:table-cell table:formula="of:=[$MillDB_wikidata_filtered.D579]" office:value-type="float" office:value="8" calcext:value-type="float">
            <text:p>8.00E+00</text:p>
          </table:table-cell>
          <table:table-cell table:formula="of:=[.D579]*[.$J$5]" office:value-type="float" office:value="8000000" calcext:value-type="float">
            <text:p>8000000</text:p>
          </table:table-cell>
          <table:table-cell table:formula="of:=[.B579]/1000000000" office:value-type="float" office:value="0.000293" calcext:value-type="float">
            <text:p>0.000293</text:p>
          </table:table-cell>
          <table:table-cell table:formula="of:=[.C579]/1000000000" office:value-type="float" office:value="0.000897" calcext:value-type="float">
            <text:p>0.000897</text:p>
          </table:table-cell>
          <table:table-cell table:formula="of:=[.E57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776000" calcext:value-type="float">
            <text:p>776000</text:p>
          </table:table-cell>
          <table:table-cell office:value-type="float" office:value="3064000" calcext:value-type="float">
            <text:p>3064000</text:p>
          </table:table-cell>
          <table:table-cell table:formula="of:=[$MillDB_wikidata_filtered.D580]" office:value-type="float" office:value="8" calcext:value-type="float">
            <text:p>8.00E+00</text:p>
          </table:table-cell>
          <table:table-cell table:formula="of:=[.D580]*[.$J$5]" office:value-type="float" office:value="8000000" calcext:value-type="float">
            <text:p>8000000</text:p>
          </table:table-cell>
          <table:table-cell table:formula="of:=[.B580]/1000000000" office:value-type="float" office:value="0.000776" calcext:value-type="float">
            <text:p>0.000776</text:p>
          </table:table-cell>
          <table:table-cell table:formula="of:=[.C580]/1000000000" office:value-type="float" office:value="0.003064" calcext:value-type="float">
            <text:p>0.003064</text:p>
          </table:table-cell>
          <table:table-cell table:formula="of:=[.E58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2023000" calcext:value-type="float">
            <text:p>2023000</text:p>
          </table:table-cell>
          <table:table-cell office:value-type="float" office:value="1824000" calcext:value-type="float">
            <text:p>1824000</text:p>
          </table:table-cell>
          <table:table-cell table:formula="of:=[$MillDB_wikidata_filtered.D581]" office:value-type="float" office:value="9" calcext:value-type="float">
            <text:p>9.00E+00</text:p>
          </table:table-cell>
          <table:table-cell table:formula="of:=[.D581]*[.$J$5]" office:value-type="float" office:value="9000000" calcext:value-type="float">
            <text:p>9000000</text:p>
          </table:table-cell>
          <table:table-cell table:formula="of:=[.B581]/1000000000" office:value-type="float" office:value="0.002023" calcext:value-type="float">
            <text:p>0.002023</text:p>
          </table:table-cell>
          <table:table-cell table:formula="of:=[.C581]/1000000000" office:value-type="float" office:value="0.001824" calcext:value-type="float">
            <text:p>0.001824</text:p>
          </table:table-cell>
          <table:table-cell table:formula="of:=[.E581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2508000" calcext:value-type="float">
            <text:p>2508000</text:p>
          </table:table-cell>
          <table:table-cell office:value-type="float" office:value="6485000" calcext:value-type="float">
            <text:p>6485000</text:p>
          </table:table-cell>
          <table:table-cell table:formula="of:=[$MillDB_wikidata_filtered.D582]" office:value-type="float" office:value="8" calcext:value-type="float">
            <text:p>8.00E+00</text:p>
          </table:table-cell>
          <table:table-cell table:formula="of:=[.D582]*[.$J$5]" office:value-type="float" office:value="8000000" calcext:value-type="float">
            <text:p>8000000</text:p>
          </table:table-cell>
          <table:table-cell table:formula="of:=[.B582]/1000000000" office:value-type="float" office:value="0.002508" calcext:value-type="float">
            <text:p>0.002508</text:p>
          </table:table-cell>
          <table:table-cell table:formula="of:=[.C582]/1000000000" office:value-type="float" office:value="0.006485" calcext:value-type="float">
            <text:p>0.006485</text:p>
          </table:table-cell>
          <table:table-cell table:formula="of:=[.E582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3940000" calcext:value-type="float">
            <text:p>3940000</text:p>
          </table:table-cell>
          <table:table-cell office:value-type="float" office:value="82552000" calcext:value-type="float">
            <text:p>82552000</text:p>
          </table:table-cell>
          <table:table-cell table:formula="of:=[$MillDB_wikidata_filtered.D583]" office:value-type="float" office:value="35" calcext:value-type="float">
            <text:p>3.50E+01</text:p>
          </table:table-cell>
          <table:table-cell table:formula="of:=[.D583]*[.$J$5]" office:value-type="float" office:value="35000000" calcext:value-type="float">
            <text:p>35000000</text:p>
          </table:table-cell>
          <table:table-cell table:formula="of:=[.B583]/1000000000" office:value-type="float" office:value="0.00394" calcext:value-type="float">
            <text:p>0.00394</text:p>
          </table:table-cell>
          <table:table-cell table:formula="of:=[.C583]/1000000000" office:value-type="float" office:value="0.082552" calcext:value-type="float">
            <text:p>0.082552</text:p>
          </table:table-cell>
          <table:table-cell table:formula="of:=[.E583]/[.$J$6]" office:value-type="float" office:value="0.035" calcext:value-type="float">
            <text:p>0.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81000" calcext:value-type="float">
            <text:p>81000</text:p>
          </table:table-cell>
          <table:table-cell office:value-type="float" office:value="469000" calcext:value-type="float">
            <text:p>469000</text:p>
          </table:table-cell>
          <table:table-cell table:formula="of:=[$MillDB_wikidata_filtered.D584]" office:value-type="float" office:value="5" calcext:value-type="float">
            <text:p>5.00E+00</text:p>
          </table:table-cell>
          <table:table-cell table:formula="of:=[.D584]*[.$J$5]" office:value-type="float" office:value="5000000" calcext:value-type="float">
            <text:p>5000000</text:p>
          </table:table-cell>
          <table:table-cell table:formula="of:=[.B584]/1000000000" office:value-type="float" office:value="0.000081" calcext:value-type="float">
            <text:p>0.000081</text:p>
          </table:table-cell>
          <table:table-cell table:formula="of:=[.C584]/1000000000" office:value-type="float" office:value="0.000469" calcext:value-type="float">
            <text:p>0.000469</text:p>
          </table:table-cell>
          <table:table-cell table:formula="of:=[.E584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83000" calcext:value-type="float">
            <text:p>83000</text:p>
          </table:table-cell>
          <table:table-cell office:value-type="float" office:value="11920000" calcext:value-type="float">
            <text:p>11920000</text:p>
          </table:table-cell>
          <table:table-cell table:formula="of:=[$MillDB_wikidata_filtered.D585]" office:value-type="float" office:value="7" calcext:value-type="float">
            <text:p>7.00E+00</text:p>
          </table:table-cell>
          <table:table-cell table:formula="of:=[.D585]*[.$J$5]" office:value-type="float" office:value="7000000" calcext:value-type="float">
            <text:p>7000000</text:p>
          </table:table-cell>
          <table:table-cell table:formula="of:=[.B585]/1000000000" office:value-type="float" office:value="0.000083" calcext:value-type="float">
            <text:p>0.000083</text:p>
          </table:table-cell>
          <table:table-cell table:formula="of:=[.C585]/1000000000" office:value-type="float" office:value="0.01192" calcext:value-type="float">
            <text:p>0.01192</text:p>
          </table:table-cell>
          <table:table-cell table:formula="of:=[.E585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6181999" calcext:value-type="float">
            <text:p>16181999</text:p>
          </table:table-cell>
          <table:table-cell office:value-type="float" office:value="41062000" calcext:value-type="float">
            <text:p>41062000</text:p>
          </table:table-cell>
          <table:table-cell table:formula="of:=[$MillDB_wikidata_filtered.D586]" office:value-type="float" office:value="15" calcext:value-type="float">
            <text:p>1.50E+01</text:p>
          </table:table-cell>
          <table:table-cell table:formula="of:=[.D586]*[.$J$5]" office:value-type="float" office:value="15000000" calcext:value-type="float">
            <text:p>15000000</text:p>
          </table:table-cell>
          <table:table-cell table:formula="of:=[.B586]/1000000000" office:value-type="float" office:value="0.016181999" calcext:value-type="float">
            <text:p>0.016181999</text:p>
          </table:table-cell>
          <table:table-cell table:formula="of:=[.C586]/1000000000" office:value-type="float" office:value="0.041062" calcext:value-type="float">
            <text:p>0.041062</text:p>
          </table:table-cell>
          <table:table-cell table:formula="of:=[.E586]/[.$J$6]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53000" calcext:value-type="float">
            <text:p>253000</text:p>
          </table:table-cell>
          <table:table-cell office:value-type="float" office:value="562000" calcext:value-type="float">
            <text:p>562000</text:p>
          </table:table-cell>
          <table:table-cell table:formula="of:=[$MillDB_wikidata_filtered.D587]" office:value-type="float" office:value="8" calcext:value-type="float">
            <text:p>8.00E+00</text:p>
          </table:table-cell>
          <table:table-cell table:formula="of:=[.D587]*[.$J$5]" office:value-type="float" office:value="8000000" calcext:value-type="float">
            <text:p>8000000</text:p>
          </table:table-cell>
          <table:table-cell table:formula="of:=[.B587]/1000000000" office:value-type="float" office:value="0.000253" calcext:value-type="float">
            <text:p>0.000253</text:p>
          </table:table-cell>
          <table:table-cell table:formula="of:=[.C587]/1000000000" office:value-type="float" office:value="0.000562" calcext:value-type="float">
            <text:p>0.000562</text:p>
          </table:table-cell>
          <table:table-cell table:formula="of:=[.E587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3947000" calcext:value-type="float">
            <text:p>3947000</text:p>
          </table:table-cell>
          <table:table-cell office:value-type="float" office:value="380821000" calcext:value-type="float">
            <text:p>380821000</text:p>
          </table:table-cell>
          <table:table-cell table:formula="of:=[$MillDB_wikidata_filtered.D588]" office:value-type="float" office:value="95" calcext:value-type="float">
            <text:p>9.50E+01</text:p>
          </table:table-cell>
          <table:table-cell table:formula="of:=[.D588]*[.$J$5]" office:value-type="float" office:value="95000000" calcext:value-type="float">
            <text:p>95000000</text:p>
          </table:table-cell>
          <table:table-cell table:formula="of:=[.B588]/1000000000" office:value-type="float" office:value="0.003947" calcext:value-type="float">
            <text:p>0.003947</text:p>
          </table:table-cell>
          <table:table-cell table:formula="of:=[.C588]/1000000000" office:value-type="float" office:value="0.380821" calcext:value-type="float">
            <text:p>0.380821</text:p>
          </table:table-cell>
          <table:table-cell table:formula="of:=[.E588]/[.$J$6]" office:value-type="float" office:value="0.095" calcext:value-type="float">
            <text:p>0.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775000" calcext:value-type="float">
            <text:p>775000</text:p>
          </table:table-cell>
          <table:table-cell office:value-type="float" office:value="4087000" calcext:value-type="float">
            <text:p>4087000</text:p>
          </table:table-cell>
          <table:table-cell table:formula="of:=[$MillDB_wikidata_filtered.D589]" office:value-type="float" office:value="6" calcext:value-type="float">
            <text:p>6.00E+00</text:p>
          </table:table-cell>
          <table:table-cell table:formula="of:=[.D589]*[.$J$5]" office:value-type="float" office:value="6000000" calcext:value-type="float">
            <text:p>6000000</text:p>
          </table:table-cell>
          <table:table-cell table:formula="of:=[.B589]/1000000000" office:value-type="float" office:value="0.000775" calcext:value-type="float">
            <text:p>0.000775</text:p>
          </table:table-cell>
          <table:table-cell table:formula="of:=[.C589]/1000000000" office:value-type="float" office:value="0.004087" calcext:value-type="float">
            <text:p>0.004087</text:p>
          </table:table-cell>
          <table:table-cell table:formula="of:=[.E589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451000" calcext:value-type="float">
            <text:p>451000</text:p>
          </table:table-cell>
          <table:table-cell office:value-type="float" office:value="1188000" calcext:value-type="float">
            <text:p>1188000</text:p>
          </table:table-cell>
          <table:table-cell table:formula="of:=[$MillDB_wikidata_filtered.D590]" office:value-type="float" office:value="8" calcext:value-type="float">
            <text:p>8.00E+00</text:p>
          </table:table-cell>
          <table:table-cell table:formula="of:=[.D590]*[.$J$5]" office:value-type="float" office:value="8000000" calcext:value-type="float">
            <text:p>8000000</text:p>
          </table:table-cell>
          <table:table-cell table:formula="of:=[.B590]/1000000000" office:value-type="float" office:value="0.000451" calcext:value-type="float">
            <text:p>0.000451</text:p>
          </table:table-cell>
          <table:table-cell table:formula="of:=[.C590]/1000000000" office:value-type="float" office:value="0.001188" calcext:value-type="float">
            <text:p>0.001188</text:p>
          </table:table-cell>
          <table:table-cell table:formula="of:=[.E59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20000" calcext:value-type="float">
            <text:p>120000</text:p>
          </table:table-cell>
          <table:table-cell office:value-type="float" office:value="1147000" calcext:value-type="float">
            <text:p>1147000</text:p>
          </table:table-cell>
          <table:table-cell table:formula="of:=[$MillDB_wikidata_filtered.D591]" office:value-type="float" office:value="8" calcext:value-type="float">
            <text:p>8.00E+00</text:p>
          </table:table-cell>
          <table:table-cell table:formula="of:=[.D591]*[.$J$5]" office:value-type="float" office:value="8000000" calcext:value-type="float">
            <text:p>8000000</text:p>
          </table:table-cell>
          <table:table-cell table:formula="of:=[.B591]/1000000000" office:value-type="float" office:value="0.00012" calcext:value-type="float">
            <text:p>0.00012</text:p>
          </table:table-cell>
          <table:table-cell table:formula="of:=[.C591]/1000000000" office:value-type="float" office:value="0.001147" calcext:value-type="float">
            <text:p>0.001147</text:p>
          </table:table-cell>
          <table:table-cell table:formula="of:=[.E59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188000" calcext:value-type="float">
            <text:p>1188000</text:p>
          </table:table-cell>
          <table:table-cell office:value-type="float" office:value="3367000" calcext:value-type="float">
            <text:p>3367000</text:p>
          </table:table-cell>
          <table:table-cell table:formula="of:=[$MillDB_wikidata_filtered.D592]" office:value-type="float" office:value="7" calcext:value-type="float">
            <text:p>7.00E+00</text:p>
          </table:table-cell>
          <table:table-cell table:formula="of:=[.D592]*[.$J$5]" office:value-type="float" office:value="7000000" calcext:value-type="float">
            <text:p>7000000</text:p>
          </table:table-cell>
          <table:table-cell table:formula="of:=[.B592]/1000000000" office:value-type="float" office:value="0.001188" calcext:value-type="float">
            <text:p>0.001188</text:p>
          </table:table-cell>
          <table:table-cell table:formula="of:=[.C592]/1000000000" office:value-type="float" office:value="0.003367" calcext:value-type="float">
            <text:p>0.003367</text:p>
          </table:table-cell>
          <table:table-cell table:formula="of:=[.E592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413000" calcext:value-type="float">
            <text:p>413000</text:p>
          </table:table-cell>
          <table:table-cell office:value-type="float" office:value="673000" calcext:value-type="float">
            <text:p>673000</text:p>
          </table:table-cell>
          <table:table-cell table:formula="of:=[$MillDB_wikidata_filtered.D593]" office:value-type="float" office:value="8" calcext:value-type="float">
            <text:p>8.00E+00</text:p>
          </table:table-cell>
          <table:table-cell table:formula="of:=[.D593]*[.$J$5]" office:value-type="float" office:value="8000000" calcext:value-type="float">
            <text:p>8000000</text:p>
          </table:table-cell>
          <table:table-cell table:formula="of:=[.B593]/1000000000" office:value-type="float" office:value="0.000413" calcext:value-type="float">
            <text:p>0.000413</text:p>
          </table:table-cell>
          <table:table-cell table:formula="of:=[.C593]/1000000000" office:value-type="float" office:value="0.000673" calcext:value-type="float">
            <text:p>0.000673</text:p>
          </table:table-cell>
          <table:table-cell table:formula="of:=[.E593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31989999" calcext:value-type="float">
            <text:p>31989999</text:p>
          </table:table-cell>
          <table:table-cell office:value-type="float" office:value="19468000" calcext:value-type="float">
            <text:p>19468000</text:p>
          </table:table-cell>
          <table:table-cell table:formula="of:=[$MillDB_wikidata_filtered.D594]" office:value-type="float" office:value="25" calcext:value-type="float">
            <text:p>2.50E+01</text:p>
          </table:table-cell>
          <table:table-cell table:formula="of:=[.D594]*[.$J$5]" office:value-type="float" office:value="25000000" calcext:value-type="float">
            <text:p>25000000</text:p>
          </table:table-cell>
          <table:table-cell table:formula="of:=[.B594]/1000000000" office:value-type="float" office:value="0.031989999" calcext:value-type="float">
            <text:p>0.031989999</text:p>
          </table:table-cell>
          <table:table-cell table:formula="of:=[.C594]/1000000000" office:value-type="float" office:value="0.019468" calcext:value-type="float">
            <text:p>0.019468</text:p>
          </table:table-cell>
          <table:table-cell table:formula="of:=[.E594]/[.$J$6]" office:value-type="float" office:value="0.025" calcext:value-type="float">
            <text:p>0.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693000" calcext:value-type="float">
            <text:p>693000</text:p>
          </table:table-cell>
          <table:table-cell office:value-type="float" office:value="11443000" calcext:value-type="float">
            <text:p>11443000</text:p>
          </table:table-cell>
          <table:table-cell table:formula="of:=[$MillDB_wikidata_filtered.D595]" office:value-type="float" office:value="13" calcext:value-type="float">
            <text:p>1.30E+01</text:p>
          </table:table-cell>
          <table:table-cell table:formula="of:=[.D595]*[.$J$5]" office:value-type="float" office:value="13000000" calcext:value-type="float">
            <text:p>13000000</text:p>
          </table:table-cell>
          <table:table-cell table:formula="of:=[.B595]/1000000000" office:value-type="float" office:value="0.000693" calcext:value-type="float">
            <text:p>0.000693</text:p>
          </table:table-cell>
          <table:table-cell table:formula="of:=[.C595]/1000000000" office:value-type="float" office:value="0.011443" calcext:value-type="float">
            <text:p>0.011443</text:p>
          </table:table-cell>
          <table:table-cell table:formula="of:=[.E595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420000" calcext:value-type="float">
            <text:p>2420000</text:p>
          </table:table-cell>
          <table:table-cell office:value-type="float" office:value="7438000" calcext:value-type="float">
            <text:p>7438000</text:p>
          </table:table-cell>
          <table:table-cell table:formula="of:=[$MillDB_wikidata_filtered.D596]" office:value-type="float" office:value="11" calcext:value-type="float">
            <text:p>1.10E+01</text:p>
          </table:table-cell>
          <table:table-cell table:formula="of:=[.D596]*[.$J$5]" office:value-type="float" office:value="11000000" calcext:value-type="float">
            <text:p>11000000</text:p>
          </table:table-cell>
          <table:table-cell table:formula="of:=[.B596]/1000000000" office:value-type="float" office:value="0.00242" calcext:value-type="float">
            <text:p>0.00242</text:p>
          </table:table-cell>
          <table:table-cell table:formula="of:=[.C596]/1000000000" office:value-type="float" office:value="0.007438" calcext:value-type="float">
            <text:p>0.007438</text:p>
          </table:table-cell>
          <table:table-cell table:formula="of:=[.E596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2586000" calcext:value-type="float">
            <text:p>2586000</text:p>
          </table:table-cell>
          <table:table-cell office:value-type="float" office:value="1359000" calcext:value-type="float">
            <text:p>1359000</text:p>
          </table:table-cell>
          <table:table-cell table:formula="of:=[$MillDB_wikidata_filtered.D597]" office:value-type="float" office:value="10" calcext:value-type="float">
            <text:p>1.00E+01</text:p>
          </table:table-cell>
          <table:table-cell table:formula="of:=[.D597]*[.$J$5]" office:value-type="float" office:value="10000000" calcext:value-type="float">
            <text:p>10000000</text:p>
          </table:table-cell>
          <table:table-cell table:formula="of:=[.B597]/1000000000" office:value-type="float" office:value="0.002586" calcext:value-type="float">
            <text:p>0.002586</text:p>
          </table:table-cell>
          <table:table-cell table:formula="of:=[.C597]/1000000000" office:value-type="float" office:value="0.001359" calcext:value-type="float">
            <text:p>0.001359</text:p>
          </table:table-cell>
          <table:table-cell table:formula="of:=[.E597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43000" calcext:value-type="float">
            <text:p>143000</text:p>
          </table:table-cell>
          <table:table-cell office:value-type="float" office:value="8347000" calcext:value-type="float">
            <text:p>8347000</text:p>
          </table:table-cell>
          <table:table-cell table:formula="of:=[$MillDB_wikidata_filtered.D598]" office:value-type="float" office:value="10" calcext:value-type="float">
            <text:p>1.00E+01</text:p>
          </table:table-cell>
          <table:table-cell table:formula="of:=[.D598]*[.$J$5]" office:value-type="float" office:value="10000000" calcext:value-type="float">
            <text:p>10000000</text:p>
          </table:table-cell>
          <table:table-cell table:formula="of:=[.B598]/1000000000" office:value-type="float" office:value="0.000143" calcext:value-type="float">
            <text:p>0.000143</text:p>
          </table:table-cell>
          <table:table-cell table:formula="of:=[.C598]/1000000000" office:value-type="float" office:value="0.008347" calcext:value-type="float">
            <text:p>0.008347</text:p>
          </table:table-cell>
          <table:table-cell table:formula="of:=[.E598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04000" calcext:value-type="float">
            <text:p>104000</text:p>
          </table:table-cell>
          <table:table-cell office:value-type="float" office:value="377000" calcext:value-type="float">
            <text:p>377000</text:p>
          </table:table-cell>
          <table:table-cell table:formula="of:=[$MillDB_wikidata_filtered.D599]" office:value-type="float" office:value="8" calcext:value-type="float">
            <text:p>8.00E+00</text:p>
          </table:table-cell>
          <table:table-cell table:formula="of:=[.D599]*[.$J$5]" office:value-type="float" office:value="8000000" calcext:value-type="float">
            <text:p>8000000</text:p>
          </table:table-cell>
          <table:table-cell table:formula="of:=[.B599]/1000000000" office:value-type="float" office:value="0.000104" calcext:value-type="float">
            <text:p>0.000104</text:p>
          </table:table-cell>
          <table:table-cell table:formula="of:=[.C599]/1000000000" office:value-type="float" office:value="0.000377" calcext:value-type="float">
            <text:p>0.000377</text:p>
          </table:table-cell>
          <table:table-cell table:formula="of:=[.E59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35000" calcext:value-type="float">
            <text:p>135000</text:p>
          </table:table-cell>
          <table:table-cell office:value-type="float" office:value="4423000" calcext:value-type="float">
            <text:p>4423000</text:p>
          </table:table-cell>
          <table:table-cell table:formula="of:=[$MillDB_wikidata_filtered.D600]" office:value-type="float" office:value="7" calcext:value-type="float">
            <text:p>7.00E+00</text:p>
          </table:table-cell>
          <table:table-cell table:formula="of:=[.D600]*[.$J$5]" office:value-type="float" office:value="7000000" calcext:value-type="float">
            <text:p>7000000</text:p>
          </table:table-cell>
          <table:table-cell table:formula="of:=[.B600]/1000000000" office:value-type="float" office:value="0.000135" calcext:value-type="float">
            <text:p>0.000135</text:p>
          </table:table-cell>
          <table:table-cell table:formula="of:=[.C600]/1000000000" office:value-type="float" office:value="0.004423" calcext:value-type="float">
            <text:p>0.004423</text:p>
          </table:table-cell>
          <table:table-cell table:formula="of:=[.E600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65000" calcext:value-type="float">
            <text:p>265000</text:p>
          </table:table-cell>
          <table:table-cell office:value-type="float" office:value="5505000" calcext:value-type="float">
            <text:p>5505000</text:p>
          </table:table-cell>
          <table:table-cell table:formula="of:=[$MillDB_wikidata_filtered.D601]" office:value-type="float" office:value="9" calcext:value-type="float">
            <text:p>9.00E+00</text:p>
          </table:table-cell>
          <table:table-cell table:formula="of:=[.D601]*[.$J$5]" office:value-type="float" office:value="9000000" calcext:value-type="float">
            <text:p>9000000</text:p>
          </table:table-cell>
          <table:table-cell table:formula="of:=[.B601]/1000000000" office:value-type="float" office:value="0.000265" calcext:value-type="float">
            <text:p>0.000265</text:p>
          </table:table-cell>
          <table:table-cell table:formula="of:=[.C601]/1000000000" office:value-type="float" office:value="0.005505" calcext:value-type="float">
            <text:p>0.005505</text:p>
          </table:table-cell>
          <table:table-cell table:formula="of:=[.E601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3239000" calcext:value-type="float">
            <text:p>3239000</text:p>
          </table:table-cell>
          <table:table-cell office:value-type="float" office:value="2982000" calcext:value-type="float">
            <text:p>2982000</text:p>
          </table:table-cell>
          <table:table-cell table:formula="of:=[$MillDB_wikidata_filtered.D602]" office:value-type="float" office:value="10" calcext:value-type="float">
            <text:p>1.00E+01</text:p>
          </table:table-cell>
          <table:table-cell table:formula="of:=[.D602]*[.$J$5]" office:value-type="float" office:value="10000000" calcext:value-type="float">
            <text:p>10000000</text:p>
          </table:table-cell>
          <table:table-cell table:formula="of:=[.B602]/1000000000" office:value-type="float" office:value="0.003239" calcext:value-type="float">
            <text:p>0.003239</text:p>
          </table:table-cell>
          <table:table-cell table:formula="of:=[.C602]/1000000000" office:value-type="float" office:value="0.002982" calcext:value-type="float">
            <text:p>0.002982</text:p>
          </table:table-cell>
          <table:table-cell table:formula="of:=[.E602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372000" calcext:value-type="float">
            <text:p>1372000</text:p>
          </table:table-cell>
          <table:table-cell office:value-type="float" office:value="1714000" calcext:value-type="float">
            <text:p>1714000</text:p>
          </table:table-cell>
          <table:table-cell table:formula="of:=[$MillDB_wikidata_filtered.D603]" office:value-type="float" office:value="8" calcext:value-type="float">
            <text:p>8.00E+00</text:p>
          </table:table-cell>
          <table:table-cell table:formula="of:=[.D603]*[.$J$5]" office:value-type="float" office:value="8000000" calcext:value-type="float">
            <text:p>8000000</text:p>
          </table:table-cell>
          <table:table-cell table:formula="of:=[.B603]/1000000000" office:value-type="float" office:value="0.001372" calcext:value-type="float">
            <text:p>0.001372</text:p>
          </table:table-cell>
          <table:table-cell table:formula="of:=[.C603]/1000000000" office:value-type="float" office:value="0.001714" calcext:value-type="float">
            <text:p>0.001714</text:p>
          </table:table-cell>
          <table:table-cell table:formula="of:=[.E603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329000" calcext:value-type="float">
            <text:p>329000</text:p>
          </table:table-cell>
          <table:table-cell office:value-type="float" office:value="283000" calcext:value-type="float">
            <text:p>283000</text:p>
          </table:table-cell>
          <table:table-cell table:formula="of:=[$MillDB_wikidata_filtered.D604]" office:value-type="float" office:value="8" calcext:value-type="float">
            <text:p>8.00E+00</text:p>
          </table:table-cell>
          <table:table-cell table:formula="of:=[.D604]*[.$J$5]" office:value-type="float" office:value="8000000" calcext:value-type="float">
            <text:p>8000000</text:p>
          </table:table-cell>
          <table:table-cell table:formula="of:=[.B604]/1000000000" office:value-type="float" office:value="0.000329" calcext:value-type="float">
            <text:p>0.000329</text:p>
          </table:table-cell>
          <table:table-cell table:formula="of:=[.C604]/1000000000" office:value-type="float" office:value="0.000283" calcext:value-type="float">
            <text:p>0.000283</text:p>
          </table:table-cell>
          <table:table-cell table:formula="of:=[.E604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860000" calcext:value-type="float">
            <text:p>860000</text:p>
          </table:table-cell>
          <table:table-cell office:value-type="float" office:value="830000" calcext:value-type="float">
            <text:p>830000</text:p>
          </table:table-cell>
          <table:table-cell table:formula="of:=[$MillDB_wikidata_filtered.D605]" office:value-type="float" office:value="9" calcext:value-type="float">
            <text:p>9.00E+00</text:p>
          </table:table-cell>
          <table:table-cell table:formula="of:=[.D605]*[.$J$5]" office:value-type="float" office:value="9000000" calcext:value-type="float">
            <text:p>9000000</text:p>
          </table:table-cell>
          <table:table-cell table:formula="of:=[.B605]/1000000000" office:value-type="float" office:value="0.00086" calcext:value-type="float">
            <text:p>0.00086</text:p>
          </table:table-cell>
          <table:table-cell table:formula="of:=[.C605]/1000000000" office:value-type="float" office:value="0.00083" calcext:value-type="float">
            <text:p>0.00083</text:p>
          </table:table-cell>
          <table:table-cell table:formula="of:=[.E605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973000" calcext:value-type="float">
            <text:p>1973000</text:p>
          </table:table-cell>
          <table:table-cell office:value-type="float" office:value="18380000" calcext:value-type="float">
            <text:p>18380000</text:p>
          </table:table-cell>
          <table:table-cell table:formula="of:=[$MillDB_wikidata_filtered.D606]" office:value-type="float" office:value="14" calcext:value-type="float">
            <text:p>1.40E+01</text:p>
          </table:table-cell>
          <table:table-cell table:formula="of:=[.D606]*[.$J$5]" office:value-type="float" office:value="14000000" calcext:value-type="float">
            <text:p>14000000</text:p>
          </table:table-cell>
          <table:table-cell table:formula="of:=[.B606]/1000000000" office:value-type="float" office:value="0.001973" calcext:value-type="float">
            <text:p>0.001973</text:p>
          </table:table-cell>
          <table:table-cell table:formula="of:=[.C606]/1000000000" office:value-type="float" office:value="0.01838" calcext:value-type="float">
            <text:p>0.01838</text:p>
          </table:table-cell>
          <table:table-cell table:formula="of:=[.E606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296000" calcext:value-type="float">
            <text:p>296000</text:p>
          </table:table-cell>
          <table:table-cell office:value-type="float" office:value="1278000" calcext:value-type="float">
            <text:p>1278000</text:p>
          </table:table-cell>
          <table:table-cell table:formula="of:=[$MillDB_wikidata_filtered.D607]" office:value-type="float" office:value="5" calcext:value-type="float">
            <text:p>5.00E+00</text:p>
          </table:table-cell>
          <table:table-cell table:formula="of:=[.D607]*[.$J$5]" office:value-type="float" office:value="5000000" calcext:value-type="float">
            <text:p>5000000</text:p>
          </table:table-cell>
          <table:table-cell table:formula="of:=[.B607]/1000000000" office:value-type="float" office:value="0.000296" calcext:value-type="float">
            <text:p>0.000296</text:p>
          </table:table-cell>
          <table:table-cell table:formula="of:=[.C607]/1000000000" office:value-type="float" office:value="0.001278" calcext:value-type="float">
            <text:p>0.001278</text:p>
          </table:table-cell>
          <table:table-cell table:formula="of:=[.E607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30000" calcext:value-type="float">
            <text:p>230000</text:p>
          </table:table-cell>
          <table:table-cell office:value-type="float" office:value="13215000" calcext:value-type="float">
            <text:p>13215000</text:p>
          </table:table-cell>
          <table:table-cell table:formula="of:=[$MillDB_wikidata_filtered.D608]" office:value-type="float" office:value="13" calcext:value-type="float">
            <text:p>1.30E+01</text:p>
          </table:table-cell>
          <table:table-cell table:formula="of:=[.D608]*[.$J$5]" office:value-type="float" office:value="13000000" calcext:value-type="float">
            <text:p>13000000</text:p>
          </table:table-cell>
          <table:table-cell table:formula="of:=[.B608]/1000000000" office:value-type="float" office:value="0.00023" calcext:value-type="float">
            <text:p>0.00023</text:p>
          </table:table-cell>
          <table:table-cell table:formula="of:=[.C608]/1000000000" office:value-type="float" office:value="0.013215" calcext:value-type="float">
            <text:p>0.013215</text:p>
          </table:table-cell>
          <table:table-cell table:formula="of:=[.E608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285000" calcext:value-type="float">
            <text:p>2285000</text:p>
          </table:table-cell>
          <table:table-cell office:value-type="float" office:value="17289000" calcext:value-type="float">
            <text:p>17289000</text:p>
          </table:table-cell>
          <table:table-cell table:formula="of:=[$MillDB_wikidata_filtered.D609]" office:value-type="float" office:value="9" calcext:value-type="float">
            <text:p>9.00E+00</text:p>
          </table:table-cell>
          <table:table-cell table:formula="of:=[.D609]*[.$J$5]" office:value-type="float" office:value="9000000" calcext:value-type="float">
            <text:p>9000000</text:p>
          </table:table-cell>
          <table:table-cell table:formula="of:=[.B609]/1000000000" office:value-type="float" office:value="0.002285" calcext:value-type="float">
            <text:p>0.002285</text:p>
          </table:table-cell>
          <table:table-cell table:formula="of:=[.C609]/1000000000" office:value-type="float" office:value="0.017289" calcext:value-type="float">
            <text:p>0.017289</text:p>
          </table:table-cell>
          <table:table-cell table:formula="of:=[.E609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2119000" calcext:value-type="float">
            <text:p>12119000</text:p>
          </table:table-cell>
          <table:table-cell office:value-type="float" office:value="12252000" calcext:value-type="float">
            <text:p>12252000</text:p>
          </table:table-cell>
          <table:table-cell table:formula="of:=[$MillDB_wikidata_filtered.D610]" office:value-type="float" office:value="14" calcext:value-type="float">
            <text:p>1.40E+01</text:p>
          </table:table-cell>
          <table:table-cell table:formula="of:=[.D610]*[.$J$5]" office:value-type="float" office:value="14000000" calcext:value-type="float">
            <text:p>14000000</text:p>
          </table:table-cell>
          <table:table-cell table:formula="of:=[.B610]/1000000000" office:value-type="float" office:value="0.012119" calcext:value-type="float">
            <text:p>0.012119</text:p>
          </table:table-cell>
          <table:table-cell table:formula="of:=[.C610]/1000000000" office:value-type="float" office:value="0.012252" calcext:value-type="float">
            <text:p>0.012252</text:p>
          </table:table-cell>
          <table:table-cell table:formula="of:=[.E610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41836000" calcext:value-type="float">
            <text:p>41836000</text:p>
          </table:table-cell>
          <table:table-cell office:value-type="float" office:value="4879000" calcext:value-type="float">
            <text:p>4879000</text:p>
          </table:table-cell>
          <table:table-cell table:formula="of:=[$MillDB_wikidata_filtered.D611]" office:value-type="float" office:value="10" calcext:value-type="float">
            <text:p>1.00E+01</text:p>
          </table:table-cell>
          <table:table-cell table:formula="of:=[.D611]*[.$J$5]" office:value-type="float" office:value="10000000" calcext:value-type="float">
            <text:p>10000000</text:p>
          </table:table-cell>
          <table:table-cell table:formula="of:=[.B611]/1000000000" office:value-type="float" office:value="0.041836" calcext:value-type="float">
            <text:p>0.041836</text:p>
          </table:table-cell>
          <table:table-cell table:formula="of:=[.C611]/1000000000" office:value-type="float" office:value="0.004879" calcext:value-type="float">
            <text:p>0.004879</text:p>
          </table:table-cell>
          <table:table-cell table:formula="of:=[.E611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700000" calcext:value-type="float">
            <text:p>700000</text:p>
          </table:table-cell>
          <table:table-cell office:value-type="float" office:value="2416000" calcext:value-type="float">
            <text:p>2416000</text:p>
          </table:table-cell>
          <table:table-cell table:formula="of:=[$MillDB_wikidata_filtered.D612]" office:value-type="float" office:value="7" calcext:value-type="float">
            <text:p>7.00E+00</text:p>
          </table:table-cell>
          <table:table-cell table:formula="of:=[.D612]*[.$J$5]" office:value-type="float" office:value="7000000" calcext:value-type="float">
            <text:p>7000000</text:p>
          </table:table-cell>
          <table:table-cell table:formula="of:=[.B612]/1000000000" office:value-type="float" office:value="0.0007" calcext:value-type="float">
            <text:p>0.0007</text:p>
          </table:table-cell>
          <table:table-cell table:formula="of:=[.C612]/1000000000" office:value-type="float" office:value="0.002416" calcext:value-type="float">
            <text:p>0.002416</text:p>
          </table:table-cell>
          <table:table-cell table:formula="of:=[.E612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402000" calcext:value-type="float">
            <text:p>402000</text:p>
          </table:table-cell>
          <table:table-cell office:value-type="float" office:value="1155000" calcext:value-type="float">
            <text:p>1155000</text:p>
          </table:table-cell>
          <table:table-cell table:formula="of:=[$MillDB_wikidata_filtered.D613]" office:value-type="float" office:value="11" calcext:value-type="float">
            <text:p>1.10E+01</text:p>
          </table:table-cell>
          <table:table-cell table:formula="of:=[.D613]*[.$J$5]" office:value-type="float" office:value="11000000" calcext:value-type="float">
            <text:p>11000000</text:p>
          </table:table-cell>
          <table:table-cell table:formula="of:=[.B613]/1000000000" office:value-type="float" office:value="0.000402" calcext:value-type="float">
            <text:p>0.000402</text:p>
          </table:table-cell>
          <table:table-cell table:formula="of:=[.C613]/1000000000" office:value-type="float" office:value="0.001155" calcext:value-type="float">
            <text:p>0.001155</text:p>
          </table:table-cell>
          <table:table-cell table:formula="of:=[.E613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435000" calcext:value-type="float">
            <text:p>435000</text:p>
          </table:table-cell>
          <table:table-cell office:value-type="float" office:value="3195000" calcext:value-type="float">
            <text:p>3195000</text:p>
          </table:table-cell>
          <table:table-cell table:formula="of:=[$MillDB_wikidata_filtered.D614]" office:value-type="float" office:value="6" calcext:value-type="float">
            <text:p>6.00E+00</text:p>
          </table:table-cell>
          <table:table-cell table:formula="of:=[.D614]*[.$J$5]" office:value-type="float" office:value="6000000" calcext:value-type="float">
            <text:p>6000000</text:p>
          </table:table-cell>
          <table:table-cell table:formula="of:=[.B614]/1000000000" office:value-type="float" office:value="0.000435" calcext:value-type="float">
            <text:p>0.000435</text:p>
          </table:table-cell>
          <table:table-cell table:formula="of:=[.C614]/1000000000" office:value-type="float" office:value="0.003195" calcext:value-type="float">
            <text:p>0.003195</text:p>
          </table:table-cell>
          <table:table-cell table:formula="of:=[.E614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34853000" calcext:value-type="float">
            <text:p>34853000</text:p>
          </table:table-cell>
          <table:table-cell office:value-type="float" office:value="74060000" calcext:value-type="float">
            <text:p>74060000</text:p>
          </table:table-cell>
          <table:table-cell table:formula="of:=[$MillDB_wikidata_filtered.D615]" office:value-type="float" office:value="38" calcext:value-type="float">
            <text:p>3.80E+01</text:p>
          </table:table-cell>
          <table:table-cell table:formula="of:=[.D615]*[.$J$5]" office:value-type="float" office:value="38000000" calcext:value-type="float">
            <text:p>38000000</text:p>
          </table:table-cell>
          <table:table-cell table:formula="of:=[.B615]/1000000000" office:value-type="float" office:value="0.034853" calcext:value-type="float">
            <text:p>0.034853</text:p>
          </table:table-cell>
          <table:table-cell table:formula="of:=[.C615]/1000000000" office:value-type="float" office:value="0.07406" calcext:value-type="float">
            <text:p>0.07406</text:p>
          </table:table-cell>
          <table:table-cell table:formula="of:=[.E615]/[.$J$6]" office:value-type="float" office:value="0.038" calcext:value-type="float">
            <text:p>0.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11558000" calcext:value-type="float">
            <text:p>11558000</text:p>
          </table:table-cell>
          <table:table-cell office:value-type="float" office:value="40837000" calcext:value-type="float">
            <text:p>40837000</text:p>
          </table:table-cell>
          <table:table-cell table:formula="of:=[$MillDB_wikidata_filtered.D616]" office:value-type="float" office:value="24" calcext:value-type="float">
            <text:p>2.40E+01</text:p>
          </table:table-cell>
          <table:table-cell table:formula="of:=[.D616]*[.$J$5]" office:value-type="float" office:value="24000000" calcext:value-type="float">
            <text:p>24000000</text:p>
          </table:table-cell>
          <table:table-cell table:formula="of:=[.B616]/1000000000" office:value-type="float" office:value="0.011558" calcext:value-type="float">
            <text:p>0.011558</text:p>
          </table:table-cell>
          <table:table-cell table:formula="of:=[.C616]/1000000000" office:value-type="float" office:value="0.040837" calcext:value-type="float">
            <text:p>0.040837</text:p>
          </table:table-cell>
          <table:table-cell table:formula="of:=[.E616]/[.$J$6]" office:value-type="float" office:value="0.024" calcext:value-type="float">
            <text:p>0.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448000" calcext:value-type="float">
            <text:p>1448000</text:p>
          </table:table-cell>
          <table:table-cell office:value-type="float" office:value="4666000" calcext:value-type="float">
            <text:p>4666000</text:p>
          </table:table-cell>
          <table:table-cell table:formula="of:=[$MillDB_wikidata_filtered.D617]" office:value-type="float" office:value="7" calcext:value-type="float">
            <text:p>7.00E+00</text:p>
          </table:table-cell>
          <table:table-cell table:formula="of:=[.D617]*[.$J$5]" office:value-type="float" office:value="7000000" calcext:value-type="float">
            <text:p>7000000</text:p>
          </table:table-cell>
          <table:table-cell table:formula="of:=[.B617]/1000000000" office:value-type="float" office:value="0.001448" calcext:value-type="float">
            <text:p>0.001448</text:p>
          </table:table-cell>
          <table:table-cell table:formula="of:=[.C617]/1000000000" office:value-type="float" office:value="0.004666" calcext:value-type="float">
            <text:p>0.004666</text:p>
          </table:table-cell>
          <table:table-cell table:formula="of:=[.E617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3729000" calcext:value-type="float">
            <text:p>3729000</text:p>
          </table:table-cell>
          <table:table-cell office:value-type="float" office:value="23484000" calcext:value-type="float">
            <text:p>23484000</text:p>
          </table:table-cell>
          <table:table-cell table:formula="of:=[$MillDB_wikidata_filtered.D618]" office:value-type="float" office:value="17" calcext:value-type="float">
            <text:p>1.70E+01</text:p>
          </table:table-cell>
          <table:table-cell table:formula="of:=[.D618]*[.$J$5]" office:value-type="float" office:value="17000000" calcext:value-type="float">
            <text:p>17000000</text:p>
          </table:table-cell>
          <table:table-cell table:formula="of:=[.B618]/1000000000" office:value-type="float" office:value="0.003729" calcext:value-type="float">
            <text:p>0.003729</text:p>
          </table:table-cell>
          <table:table-cell table:formula="of:=[.C618]/1000000000" office:value-type="float" office:value="0.023484" calcext:value-type="float">
            <text:p>0.023484</text:p>
          </table:table-cell>
          <table:table-cell table:formula="of:=[.E618]/[.$J$6]" office:value-type="float" office:value="0.017" calcext:value-type="float">
            <text:p>0.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71000" calcext:value-type="float">
            <text:p>171000</text:p>
          </table:table-cell>
          <table:table-cell office:value-type="float" office:value="1005000" calcext:value-type="float">
            <text:p>1005000</text:p>
          </table:table-cell>
          <table:table-cell table:formula="of:=[$MillDB_wikidata_filtered.D619]" office:value-type="float" office:value="8" calcext:value-type="float">
            <text:p>8.00E+00</text:p>
          </table:table-cell>
          <table:table-cell table:formula="of:=[.D619]*[.$J$5]" office:value-type="float" office:value="8000000" calcext:value-type="float">
            <text:p>8000000</text:p>
          </table:table-cell>
          <table:table-cell table:formula="of:=[.B619]/1000000000" office:value-type="float" office:value="0.000171" calcext:value-type="float">
            <text:p>0.000171</text:p>
          </table:table-cell>
          <table:table-cell table:formula="of:=[.C619]/1000000000" office:value-type="float" office:value="0.001005" calcext:value-type="float">
            <text:p>0.001005</text:p>
          </table:table-cell>
          <table:table-cell table:formula="of:=[.E61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771000" calcext:value-type="float">
            <text:p>771000</text:p>
          </table:table-cell>
          <table:table-cell office:value-type="float" office:value="10949000" calcext:value-type="float">
            <text:p>10949000</text:p>
          </table:table-cell>
          <table:table-cell table:formula="of:=[$MillDB_wikidata_filtered.D620]" office:value-type="float" office:value="9" calcext:value-type="float">
            <text:p>9.00E+00</text:p>
          </table:table-cell>
          <table:table-cell table:formula="of:=[.D620]*[.$J$5]" office:value-type="float" office:value="9000000" calcext:value-type="float">
            <text:p>9000000</text:p>
          </table:table-cell>
          <table:table-cell table:formula="of:=[.B620]/1000000000" office:value-type="float" office:value="0.000771" calcext:value-type="float">
            <text:p>0.000771</text:p>
          </table:table-cell>
          <table:table-cell table:formula="of:=[.C620]/1000000000" office:value-type="float" office:value="0.010949" calcext:value-type="float">
            <text:p>0.010949</text:p>
          </table:table-cell>
          <table:table-cell table:formula="of:=[.E620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05388000" calcext:value-type="float">
            <text:p>205388000</text:p>
          </table:table-cell>
          <table:table-cell office:value-type="float" office:value="23713000" calcext:value-type="float">
            <text:p>23713000</text:p>
          </table:table-cell>
          <table:table-cell table:formula="of:=[$MillDB_wikidata_filtered.D621]" office:value-type="float" office:value="17" calcext:value-type="float">
            <text:p>1.70E+01</text:p>
          </table:table-cell>
          <table:table-cell table:formula="of:=[.D621]*[.$J$5]" office:value-type="float" office:value="17000000" calcext:value-type="float">
            <text:p>17000000</text:p>
          </table:table-cell>
          <table:table-cell table:formula="of:=[.B621]/1000000000" office:value-type="float" office:value="0.205388" calcext:value-type="float">
            <text:p>0.205388</text:p>
          </table:table-cell>
          <table:table-cell table:formula="of:=[.C621]/1000000000" office:value-type="float" office:value="0.023713" calcext:value-type="float">
            <text:p>0.023713</text:p>
          </table:table-cell>
          <table:table-cell table:formula="of:=[.E621]/[.$J$6]" office:value-type="float" office:value="0.017" calcext:value-type="float">
            <text:p>0.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17000" calcext:value-type="float">
            <text:p>117000</text:p>
          </table:table-cell>
          <table:table-cell office:value-type="float" office:value="361000" calcext:value-type="float">
            <text:p>361000</text:p>
          </table:table-cell>
          <table:table-cell table:formula="of:=[$MillDB_wikidata_filtered.D622]" office:value-type="float" office:value="7" calcext:value-type="float">
            <text:p>7.00E+00</text:p>
          </table:table-cell>
          <table:table-cell table:formula="of:=[.D622]*[.$J$5]" office:value-type="float" office:value="7000000" calcext:value-type="float">
            <text:p>7000000</text:p>
          </table:table-cell>
          <table:table-cell table:formula="of:=[.B622]/1000000000" office:value-type="float" office:value="0.000117" calcext:value-type="float">
            <text:p>0.000117</text:p>
          </table:table-cell>
          <table:table-cell table:formula="of:=[.C622]/1000000000" office:value-type="float" office:value="0.000361" calcext:value-type="float">
            <text:p>0.000361</text:p>
          </table:table-cell>
          <table:table-cell table:formula="of:=[.E622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34000" calcext:value-type="float">
            <text:p>134000</text:p>
          </table:table-cell>
          <table:table-cell office:value-type="float" office:value="6562000" calcext:value-type="float">
            <text:p>6562000</text:p>
          </table:table-cell>
          <table:table-cell table:formula="of:=[$MillDB_wikidata_filtered.D623]" office:value-type="float" office:value="6" calcext:value-type="float">
            <text:p>6.00E+00</text:p>
          </table:table-cell>
          <table:table-cell table:formula="of:=[.D623]*[.$J$5]" office:value-type="float" office:value="6000000" calcext:value-type="float">
            <text:p>6000000</text:p>
          </table:table-cell>
          <table:table-cell table:formula="of:=[.B623]/1000000000" office:value-type="float" office:value="0.000134" calcext:value-type="float">
            <text:p>0.000134</text:p>
          </table:table-cell>
          <table:table-cell table:formula="of:=[.C623]/1000000000" office:value-type="float" office:value="0.006562" calcext:value-type="float">
            <text:p>0.006562</text:p>
          </table:table-cell>
          <table:table-cell table:formula="of:=[.E623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436000" calcext:value-type="float">
            <text:p>436000</text:p>
          </table:table-cell>
          <table:table-cell office:value-type="float" office:value="1788000" calcext:value-type="float">
            <text:p>1788000</text:p>
          </table:table-cell>
          <table:table-cell table:formula="of:=[$MillDB_wikidata_filtered.D624]" office:value-type="float" office:value="8" calcext:value-type="float">
            <text:p>8.00E+00</text:p>
          </table:table-cell>
          <table:table-cell table:formula="of:=[.D624]*[.$J$5]" office:value-type="float" office:value="8000000" calcext:value-type="float">
            <text:p>8000000</text:p>
          </table:table-cell>
          <table:table-cell table:formula="of:=[.B624]/1000000000" office:value-type="float" office:value="0.000436" calcext:value-type="float">
            <text:p>0.000436</text:p>
          </table:table-cell>
          <table:table-cell table:formula="of:=[.C624]/1000000000" office:value-type="float" office:value="0.001788" calcext:value-type="float">
            <text:p>0.001788</text:p>
          </table:table-cell>
          <table:table-cell table:formula="of:=[.E624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144000" calcext:value-type="float">
            <text:p>1144000</text:p>
          </table:table-cell>
          <table:table-cell office:value-type="float" office:value="4150000" calcext:value-type="float">
            <text:p>4150000</text:p>
          </table:table-cell>
          <table:table-cell table:formula="of:=[$MillDB_wikidata_filtered.D625]" office:value-type="float" office:value="9" calcext:value-type="float">
            <text:p>9.00E+00</text:p>
          </table:table-cell>
          <table:table-cell table:formula="of:=[.D625]*[.$J$5]" office:value-type="float" office:value="9000000" calcext:value-type="float">
            <text:p>9000000</text:p>
          </table:table-cell>
          <table:table-cell table:formula="of:=[.B625]/1000000000" office:value-type="float" office:value="0.001144" calcext:value-type="float">
            <text:p>0.001144</text:p>
          </table:table-cell>
          <table:table-cell table:formula="of:=[.C625]/1000000000" office:value-type="float" office:value="0.00415" calcext:value-type="float">
            <text:p>0.00415</text:p>
          </table:table-cell>
          <table:table-cell table:formula="of:=[.E625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6492000" calcext:value-type="float">
            <text:p>6492000</text:p>
          </table:table-cell>
          <table:table-cell office:value-type="float" office:value="4159000" calcext:value-type="float">
            <text:p>4159000</text:p>
          </table:table-cell>
          <table:table-cell table:formula="of:=[$MillDB_wikidata_filtered.D626]" office:value-type="float" office:value="14" calcext:value-type="float">
            <text:p>1.40E+01</text:p>
          </table:table-cell>
          <table:table-cell table:formula="of:=[.D626]*[.$J$5]" office:value-type="float" office:value="14000000" calcext:value-type="float">
            <text:p>14000000</text:p>
          </table:table-cell>
          <table:table-cell table:formula="of:=[.B626]/1000000000" office:value-type="float" office:value="0.006492" calcext:value-type="float">
            <text:p>0.006492</text:p>
          </table:table-cell>
          <table:table-cell table:formula="of:=[.C626]/1000000000" office:value-type="float" office:value="0.004159" calcext:value-type="float">
            <text:p>0.004159</text:p>
          </table:table-cell>
          <table:table-cell table:formula="of:=[.E626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873000" calcext:value-type="float">
            <text:p>873000</text:p>
          </table:table-cell>
          <table:table-cell office:value-type="float" office:value="1907000" calcext:value-type="float">
            <text:p>1907000</text:p>
          </table:table-cell>
          <table:table-cell table:formula="of:=[$MillDB_wikidata_filtered.D627]" office:value-type="float" office:value="8" calcext:value-type="float">
            <text:p>8.00E+00</text:p>
          </table:table-cell>
          <table:table-cell table:formula="of:=[.D627]*[.$J$5]" office:value-type="float" office:value="8000000" calcext:value-type="float">
            <text:p>8000000</text:p>
          </table:table-cell>
          <table:table-cell table:formula="of:=[.B627]/1000000000" office:value-type="float" office:value="0.000873" calcext:value-type="float">
            <text:p>0.000873</text:p>
          </table:table-cell>
          <table:table-cell table:formula="of:=[.C627]/1000000000" office:value-type="float" office:value="0.001907" calcext:value-type="float">
            <text:p>0.001907</text:p>
          </table:table-cell>
          <table:table-cell table:formula="of:=[.E627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01000" calcext:value-type="float">
            <text:p>201000</text:p>
          </table:table-cell>
          <table:table-cell office:value-type="float" office:value="24063000" calcext:value-type="float">
            <text:p>24063000</text:p>
          </table:table-cell>
          <table:table-cell table:formula="of:=[$MillDB_wikidata_filtered.D628]" office:value-type="float" office:value="29" calcext:value-type="float">
            <text:p>2.90E+01</text:p>
          </table:table-cell>
          <table:table-cell table:formula="of:=[.D628]*[.$J$5]" office:value-type="float" office:value="29000000" calcext:value-type="float">
            <text:p>29000000</text:p>
          </table:table-cell>
          <table:table-cell table:formula="of:=[.B628]/1000000000" office:value-type="float" office:value="0.000201" calcext:value-type="float">
            <text:p>0.000201</text:p>
          </table:table-cell>
          <table:table-cell table:formula="of:=[.C628]/1000000000" office:value-type="float" office:value="0.024063" calcext:value-type="float">
            <text:p>0.024063</text:p>
          </table:table-cell>
          <table:table-cell table:formula="of:=[.E628]/[.$J$6]" office:value-type="float" office:value="0.029" calcext:value-type="float">
            <text:p>0.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83000" calcext:value-type="float">
            <text:p>83000</text:p>
          </table:table-cell>
          <table:table-cell office:value-type="float" office:value="59000" calcext:value-type="float">
            <text:p>59000</text:p>
          </table:table-cell>
          <table:table-cell table:formula="of:=[$MillDB_wikidata_filtered.D629]" office:value-type="float" office:value="8" calcext:value-type="float">
            <text:p>8.00E+00</text:p>
          </table:table-cell>
          <table:table-cell table:formula="of:=[.D629]*[.$J$5]" office:value-type="float" office:value="8000000" calcext:value-type="float">
            <text:p>8000000</text:p>
          </table:table-cell>
          <table:table-cell table:formula="of:=[.B629]/1000000000" office:value-type="float" office:value="0.000083" calcext:value-type="float">
            <text:p>0.000083</text:p>
          </table:table-cell>
          <table:table-cell table:formula="of:=[.C629]/1000000000" office:value-type="float" office:value="0.000059" calcext:value-type="float">
            <text:p>0.000059</text:p>
          </table:table-cell>
          <table:table-cell table:formula="of:=[.E62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49000" calcext:value-type="float">
            <text:p>149000</text:p>
          </table:table-cell>
          <table:table-cell office:value-type="float" office:value="686000" calcext:value-type="float">
            <text:p>686000</text:p>
          </table:table-cell>
          <table:table-cell table:formula="of:=[$MillDB_wikidata_filtered.D630]" office:value-type="float" office:value="8" calcext:value-type="float">
            <text:p>8.00E+00</text:p>
          </table:table-cell>
          <table:table-cell table:formula="of:=[.D630]*[.$J$5]" office:value-type="float" office:value="8000000" calcext:value-type="float">
            <text:p>8000000</text:p>
          </table:table-cell>
          <table:table-cell table:formula="of:=[.B630]/1000000000" office:value-type="float" office:value="0.000149" calcext:value-type="float">
            <text:p>0.000149</text:p>
          </table:table-cell>
          <table:table-cell table:formula="of:=[.C630]/1000000000" office:value-type="float" office:value="0.000686" calcext:value-type="float">
            <text:p>0.000686</text:p>
          </table:table-cell>
          <table:table-cell table:formula="of:=[.E63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33000" calcext:value-type="float">
            <text:p>333000</text:p>
          </table:table-cell>
          <table:table-cell office:value-type="float" office:value="1193000" calcext:value-type="float">
            <text:p>1193000</text:p>
          </table:table-cell>
          <table:table-cell table:formula="of:=[$MillDB_wikidata_filtered.D631]" office:value-type="float" office:value="8" calcext:value-type="float">
            <text:p>8.00E+00</text:p>
          </table:table-cell>
          <table:table-cell table:formula="of:=[.D631]*[.$J$5]" office:value-type="float" office:value="8000000" calcext:value-type="float">
            <text:p>8000000</text:p>
          </table:table-cell>
          <table:table-cell table:formula="of:=[.B631]/1000000000" office:value-type="float" office:value="0.000333" calcext:value-type="float">
            <text:p>0.000333</text:p>
          </table:table-cell>
          <table:table-cell table:formula="of:=[.C631]/1000000000" office:value-type="float" office:value="0.001193" calcext:value-type="float">
            <text:p>0.001193</text:p>
          </table:table-cell>
          <table:table-cell table:formula="of:=[.E63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265000" calcext:value-type="float">
            <text:p>1265000</text:p>
          </table:table-cell>
          <table:table-cell office:value-type="float" office:value="2308000" calcext:value-type="float">
            <text:p>2308000</text:p>
          </table:table-cell>
          <table:table-cell table:formula="of:=[$MillDB_wikidata_filtered.D632]" office:value-type="float" office:value="6" calcext:value-type="float">
            <text:p>6.00E+00</text:p>
          </table:table-cell>
          <table:table-cell table:formula="of:=[.D632]*[.$J$5]" office:value-type="float" office:value="6000000" calcext:value-type="float">
            <text:p>6000000</text:p>
          </table:table-cell>
          <table:table-cell table:formula="of:=[.B632]/1000000000" office:value-type="float" office:value="0.001265" calcext:value-type="float">
            <text:p>0.001265</text:p>
          </table:table-cell>
          <table:table-cell table:formula="of:=[.C632]/1000000000" office:value-type="float" office:value="0.002308" calcext:value-type="float">
            <text:p>0.002308</text:p>
          </table:table-cell>
          <table:table-cell table:formula="of:=[.E632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178000" calcext:value-type="float">
            <text:p>2178000</text:p>
          </table:table-cell>
          <table:table-cell office:value-type="float" office:value="6335000" calcext:value-type="float">
            <text:p>6335000</text:p>
          </table:table-cell>
          <table:table-cell table:formula="of:=[$MillDB_wikidata_filtered.D633]" office:value-type="float" office:value="10" calcext:value-type="float">
            <text:p>1.00E+01</text:p>
          </table:table-cell>
          <table:table-cell table:formula="of:=[.D633]*[.$J$5]" office:value-type="float" office:value="10000000" calcext:value-type="float">
            <text:p>10000000</text:p>
          </table:table-cell>
          <table:table-cell table:formula="of:=[.B633]/1000000000" office:value-type="float" office:value="0.002178" calcext:value-type="float">
            <text:p>0.002178</text:p>
          </table:table-cell>
          <table:table-cell table:formula="of:=[.C633]/1000000000" office:value-type="float" office:value="0.006335" calcext:value-type="float">
            <text:p>0.006335</text:p>
          </table:table-cell>
          <table:table-cell table:formula="of:=[.E633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358000" calcext:value-type="float">
            <text:p>1358000</text:p>
          </table:table-cell>
          <table:table-cell office:value-type="float" office:value="5112000" calcext:value-type="float">
            <text:p>5112000</text:p>
          </table:table-cell>
          <table:table-cell table:formula="of:=[$MillDB_wikidata_filtered.D634]" office:value-type="float" office:value="11" calcext:value-type="float">
            <text:p>1.10E+01</text:p>
          </table:table-cell>
          <table:table-cell table:formula="of:=[.D634]*[.$J$5]" office:value-type="float" office:value="11000000" calcext:value-type="float">
            <text:p>11000000</text:p>
          </table:table-cell>
          <table:table-cell table:formula="of:=[.B634]/1000000000" office:value-type="float" office:value="0.001358" calcext:value-type="float">
            <text:p>0.001358</text:p>
          </table:table-cell>
          <table:table-cell table:formula="of:=[.C634]/1000000000" office:value-type="float" office:value="0.005112" calcext:value-type="float">
            <text:p>0.005112</text:p>
          </table:table-cell>
          <table:table-cell table:formula="of:=[.E634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633000" calcext:value-type="float">
            <text:p>633000</text:p>
          </table:table-cell>
          <table:table-cell office:value-type="float" office:value="4735000" calcext:value-type="float">
            <text:p>4735000</text:p>
          </table:table-cell>
          <table:table-cell table:formula="of:=[$MillDB_wikidata_filtered.D635]" office:value-type="float" office:value="8" calcext:value-type="float">
            <text:p>8.00E+00</text:p>
          </table:table-cell>
          <table:table-cell table:formula="of:=[.D635]*[.$J$5]" office:value-type="float" office:value="8000000" calcext:value-type="float">
            <text:p>8000000</text:p>
          </table:table-cell>
          <table:table-cell table:formula="of:=[.B635]/1000000000" office:value-type="float" office:value="0.000633" calcext:value-type="float">
            <text:p>0.000633</text:p>
          </table:table-cell>
          <table:table-cell table:formula="of:=[.C635]/1000000000" office:value-type="float" office:value="0.004735" calcext:value-type="float">
            <text:p>0.004735</text:p>
          </table:table-cell>
          <table:table-cell table:formula="of:=[.E635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390000" calcext:value-type="float">
            <text:p>390000</text:p>
          </table:table-cell>
          <table:table-cell office:value-type="float" office:value="2254000" calcext:value-type="float">
            <text:p>2254000</text:p>
          </table:table-cell>
          <table:table-cell table:formula="of:=[$MillDB_wikidata_filtered.D636]" office:value-type="float" office:value="7" calcext:value-type="float">
            <text:p>7.00E+00</text:p>
          </table:table-cell>
          <table:table-cell table:formula="of:=[.D636]*[.$J$5]" office:value-type="float" office:value="7000000" calcext:value-type="float">
            <text:p>7000000</text:p>
          </table:table-cell>
          <table:table-cell table:formula="of:=[.B636]/1000000000" office:value-type="float" office:value="0.00039" calcext:value-type="float">
            <text:p>0.00039</text:p>
          </table:table-cell>
          <table:table-cell table:formula="of:=[.C636]/1000000000" office:value-type="float" office:value="0.002254" calcext:value-type="float">
            <text:p>0.002254</text:p>
          </table:table-cell>
          <table:table-cell table:formula="of:=[.E636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83000" calcext:value-type="float">
            <text:p>183000</text:p>
          </table:table-cell>
          <table:table-cell office:value-type="float" office:value="679000" calcext:value-type="float">
            <text:p>679000</text:p>
          </table:table-cell>
          <table:table-cell table:formula="of:=[$MillDB_wikidata_filtered.D637]" office:value-type="float" office:value="8" calcext:value-type="float">
            <text:p>8.00E+00</text:p>
          </table:table-cell>
          <table:table-cell table:formula="of:=[.D637]*[.$J$5]" office:value-type="float" office:value="8000000" calcext:value-type="float">
            <text:p>8000000</text:p>
          </table:table-cell>
          <table:table-cell table:formula="of:=[.B637]/1000000000" office:value-type="float" office:value="0.000183" calcext:value-type="float">
            <text:p>0.000183</text:p>
          </table:table-cell>
          <table:table-cell table:formula="of:=[.C637]/1000000000" office:value-type="float" office:value="0.000679" calcext:value-type="float">
            <text:p>0.000679</text:p>
          </table:table-cell>
          <table:table-cell table:formula="of:=[.E637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568000" calcext:value-type="float">
            <text:p>1568000</text:p>
          </table:table-cell>
          <table:table-cell office:value-type="float" office:value="4861000" calcext:value-type="float">
            <text:p>4861000</text:p>
          </table:table-cell>
          <table:table-cell table:formula="of:=[$MillDB_wikidata_filtered.D638]" office:value-type="float" office:value="6" calcext:value-type="float">
            <text:p>6.00E+00</text:p>
          </table:table-cell>
          <table:table-cell table:formula="of:=[.D638]*[.$J$5]" office:value-type="float" office:value="6000000" calcext:value-type="float">
            <text:p>6000000</text:p>
          </table:table-cell>
          <table:table-cell table:formula="of:=[.B638]/1000000000" office:value-type="float" office:value="0.001568" calcext:value-type="float">
            <text:p>0.001568</text:p>
          </table:table-cell>
          <table:table-cell table:formula="of:=[.C638]/1000000000" office:value-type="float" office:value="0.004861" calcext:value-type="float">
            <text:p>0.004861</text:p>
          </table:table-cell>
          <table:table-cell table:formula="of:=[.E638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267000" calcext:value-type="float">
            <text:p>267000</text:p>
          </table:table-cell>
          <table:table-cell office:value-type="float" office:value="1700000" calcext:value-type="float">
            <text:p>1700000</text:p>
          </table:table-cell>
          <table:table-cell table:formula="of:=[$MillDB_wikidata_filtered.D639]" office:value-type="float" office:value="7" calcext:value-type="float">
            <text:p>7.00E+00</text:p>
          </table:table-cell>
          <table:table-cell table:formula="of:=[.D639]*[.$J$5]" office:value-type="float" office:value="7000000" calcext:value-type="float">
            <text:p>7000000</text:p>
          </table:table-cell>
          <table:table-cell table:formula="of:=[.B639]/1000000000" office:value-type="float" office:value="0.000267" calcext:value-type="float">
            <text:p>0.000267</text:p>
          </table:table-cell>
          <table:table-cell table:formula="of:=[.C639]/1000000000" office:value-type="float" office:value="0.0017" calcext:value-type="float">
            <text:p>0.0017</text:p>
          </table:table-cell>
          <table:table-cell table:formula="of:=[.E639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52000" calcext:value-type="float">
            <text:p>152000</text:p>
          </table:table-cell>
          <table:table-cell office:value-type="float" office:value="2207000" calcext:value-type="float">
            <text:p>2207000</text:p>
          </table:table-cell>
          <table:table-cell table:formula="of:=[$MillDB_wikidata_filtered.D640]" office:value-type="float" office:value="5" calcext:value-type="float">
            <text:p>5.00E+00</text:p>
          </table:table-cell>
          <table:table-cell table:formula="of:=[.D640]*[.$J$5]" office:value-type="float" office:value="5000000" calcext:value-type="float">
            <text:p>5000000</text:p>
          </table:table-cell>
          <table:table-cell table:formula="of:=[.B640]/1000000000" office:value-type="float" office:value="0.000152" calcext:value-type="float">
            <text:p>0.000152</text:p>
          </table:table-cell>
          <table:table-cell table:formula="of:=[.C640]/1000000000" office:value-type="float" office:value="0.002207" calcext:value-type="float">
            <text:p>0.002207</text:p>
          </table:table-cell>
          <table:table-cell table:formula="of:=[.E640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443000" calcext:value-type="float">
            <text:p>443000</text:p>
          </table:table-cell>
          <table:table-cell office:value-type="float" office:value="4232000" calcext:value-type="float">
            <text:p>4232000</text:p>
          </table:table-cell>
          <table:table-cell table:formula="of:=[$MillDB_wikidata_filtered.D641]" office:value-type="float" office:value="9" calcext:value-type="float">
            <text:p>9.00E+00</text:p>
          </table:table-cell>
          <table:table-cell table:formula="of:=[.D641]*[.$J$5]" office:value-type="float" office:value="9000000" calcext:value-type="float">
            <text:p>9000000</text:p>
          </table:table-cell>
          <table:table-cell table:formula="of:=[.B641]/1000000000" office:value-type="float" office:value="0.000443" calcext:value-type="float">
            <text:p>0.000443</text:p>
          </table:table-cell>
          <table:table-cell table:formula="of:=[.C641]/1000000000" office:value-type="float" office:value="0.004232" calcext:value-type="float">
            <text:p>0.004232</text:p>
          </table:table-cell>
          <table:table-cell table:formula="of:=[.E641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863000" calcext:value-type="float">
            <text:p>863000</text:p>
          </table:table-cell>
          <table:table-cell office:value-type="float" office:value="1352000" calcext:value-type="float">
            <text:p>1352000</text:p>
          </table:table-cell>
          <table:table-cell table:formula="of:=[$MillDB_wikidata_filtered.D642]" office:value-type="float" office:value="9" calcext:value-type="float">
            <text:p>9.00E+00</text:p>
          </table:table-cell>
          <table:table-cell table:formula="of:=[.D642]*[.$J$5]" office:value-type="float" office:value="9000000" calcext:value-type="float">
            <text:p>9000000</text:p>
          </table:table-cell>
          <table:table-cell table:formula="of:=[.B642]/1000000000" office:value-type="float" office:value="0.000863" calcext:value-type="float">
            <text:p>0.000863</text:p>
          </table:table-cell>
          <table:table-cell table:formula="of:=[.C642]/1000000000" office:value-type="float" office:value="0.001352" calcext:value-type="float">
            <text:p>0.001352</text:p>
          </table:table-cell>
          <table:table-cell table:formula="of:=[.E642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387000" calcext:value-type="float">
            <text:p>387000</text:p>
          </table:table-cell>
          <table:table-cell office:value-type="float" office:value="1391000" calcext:value-type="float">
            <text:p>1391000</text:p>
          </table:table-cell>
          <table:table-cell table:formula="of:=[$MillDB_wikidata_filtered.D643]" office:value-type="float" office:value="6" calcext:value-type="float">
            <text:p>6.00E+00</text:p>
          </table:table-cell>
          <table:table-cell table:formula="of:=[.D643]*[.$J$5]" office:value-type="float" office:value="6000000" calcext:value-type="float">
            <text:p>6000000</text:p>
          </table:table-cell>
          <table:table-cell table:formula="of:=[.B643]/1000000000" office:value-type="float" office:value="0.000387" calcext:value-type="float">
            <text:p>0.000387</text:p>
          </table:table-cell>
          <table:table-cell table:formula="of:=[.C643]/1000000000" office:value-type="float" office:value="0.001391" calcext:value-type="float">
            <text:p>0.001391</text:p>
          </table:table-cell>
          <table:table-cell table:formula="of:=[.E643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774000" calcext:value-type="float">
            <text:p>774000</text:p>
          </table:table-cell>
          <table:table-cell office:value-type="float" office:value="3865000" calcext:value-type="float">
            <text:p>3865000</text:p>
          </table:table-cell>
          <table:table-cell table:formula="of:=[$MillDB_wikidata_filtered.D644]" office:value-type="float" office:value="10" calcext:value-type="float">
            <text:p>1.00E+01</text:p>
          </table:table-cell>
          <table:table-cell table:formula="of:=[.D644]*[.$J$5]" office:value-type="float" office:value="10000000" calcext:value-type="float">
            <text:p>10000000</text:p>
          </table:table-cell>
          <table:table-cell table:formula="of:=[.B644]/1000000000" office:value-type="float" office:value="0.000774" calcext:value-type="float">
            <text:p>0.000774</text:p>
          </table:table-cell>
          <table:table-cell table:formula="of:=[.C644]/1000000000" office:value-type="float" office:value="0.003865" calcext:value-type="float">
            <text:p>0.003865</text:p>
          </table:table-cell>
          <table:table-cell table:formula="of:=[.E644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245000" calcext:value-type="float">
            <text:p>245000</text:p>
          </table:table-cell>
          <table:table-cell office:value-type="float" office:value="545000" calcext:value-type="float">
            <text:p>545000</text:p>
          </table:table-cell>
          <table:table-cell table:formula="of:=[$MillDB_wikidata_filtered.D645]" office:value-type="float" office:value="8" calcext:value-type="float">
            <text:p>8.00E+00</text:p>
          </table:table-cell>
          <table:table-cell table:formula="of:=[.D645]*[.$J$5]" office:value-type="float" office:value="8000000" calcext:value-type="float">
            <text:p>8000000</text:p>
          </table:table-cell>
          <table:table-cell table:formula="of:=[.B645]/1000000000" office:value-type="float" office:value="0.000245" calcext:value-type="float">
            <text:p>0.000245</text:p>
          </table:table-cell>
          <table:table-cell table:formula="of:=[.C645]/1000000000" office:value-type="float" office:value="0.000545" calcext:value-type="float">
            <text:p>0.000545</text:p>
          </table:table-cell>
          <table:table-cell table:formula="of:=[.E645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70000" calcext:value-type="float">
            <text:p>70000</text:p>
          </table:table-cell>
          <table:table-cell office:value-type="float" office:value="829000" calcext:value-type="float">
            <text:p>829000</text:p>
          </table:table-cell>
          <table:table-cell table:formula="of:=[$MillDB_wikidata_filtered.D646]" office:value-type="float" office:value="5" calcext:value-type="float">
            <text:p>5.00E+00</text:p>
          </table:table-cell>
          <table:table-cell table:formula="of:=[.D646]*[.$J$5]" office:value-type="float" office:value="5000000" calcext:value-type="float">
            <text:p>5000000</text:p>
          </table:table-cell>
          <table:table-cell table:formula="of:=[.B646]/1000000000" office:value-type="float" office:value="0.00007" calcext:value-type="float">
            <text:p>0.00007</text:p>
          </table:table-cell>
          <table:table-cell table:formula="of:=[.C646]/1000000000" office:value-type="float" office:value="0.000829" calcext:value-type="float">
            <text:p>0.000829</text:p>
          </table:table-cell>
          <table:table-cell table:formula="of:=[.E646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94000" calcext:value-type="float">
            <text:p>194000</text:p>
          </table:table-cell>
          <table:table-cell office:value-type="float" office:value="710000" calcext:value-type="float">
            <text:p>710000</text:p>
          </table:table-cell>
          <table:table-cell table:formula="of:=[$MillDB_wikidata_filtered.D647]" office:value-type="float" office:value="8" calcext:value-type="float">
            <text:p>8.00E+00</text:p>
          </table:table-cell>
          <table:table-cell table:formula="of:=[.D647]*[.$J$5]" office:value-type="float" office:value="8000000" calcext:value-type="float">
            <text:p>8000000</text:p>
          </table:table-cell>
          <table:table-cell table:formula="of:=[.B647]/1000000000" office:value-type="float" office:value="0.000194" calcext:value-type="float">
            <text:p>0.000194</text:p>
          </table:table-cell>
          <table:table-cell table:formula="of:=[.C647]/1000000000" office:value-type="float" office:value="0.00071" calcext:value-type="float">
            <text:p>0.00071</text:p>
          </table:table-cell>
          <table:table-cell table:formula="of:=[.E647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09000" calcext:value-type="float">
            <text:p>109000</text:p>
          </table:table-cell>
          <table:table-cell office:value-type="float" office:value="3829000" calcext:value-type="float">
            <text:p>3829000</text:p>
          </table:table-cell>
          <table:table-cell table:formula="of:=[$MillDB_wikidata_filtered.D648]" office:value-type="float" office:value="5" calcext:value-type="float">
            <text:p>5.00E+00</text:p>
          </table:table-cell>
          <table:table-cell table:formula="of:=[.D648]*[.$J$5]" office:value-type="float" office:value="5000000" calcext:value-type="float">
            <text:p>5000000</text:p>
          </table:table-cell>
          <table:table-cell table:formula="of:=[.B648]/1000000000" office:value-type="float" office:value="0.000109" calcext:value-type="float">
            <text:p>0.000109</text:p>
          </table:table-cell>
          <table:table-cell table:formula="of:=[.C648]/1000000000" office:value-type="float" office:value="0.003829" calcext:value-type="float">
            <text:p>0.003829</text:p>
          </table:table-cell>
          <table:table-cell table:formula="of:=[.E648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35000" calcext:value-type="float">
            <text:p>335000</text:p>
          </table:table-cell>
          <table:table-cell office:value-type="float" office:value="846000" calcext:value-type="float">
            <text:p>846000</text:p>
          </table:table-cell>
          <table:table-cell table:formula="of:=[$MillDB_wikidata_filtered.D649]" office:value-type="float" office:value="9" calcext:value-type="float">
            <text:p>9.00E+00</text:p>
          </table:table-cell>
          <table:table-cell table:formula="of:=[.D649]*[.$J$5]" office:value-type="float" office:value="9000000" calcext:value-type="float">
            <text:p>9000000</text:p>
          </table:table-cell>
          <table:table-cell table:formula="of:=[.B649]/1000000000" office:value-type="float" office:value="0.000335" calcext:value-type="float">
            <text:p>0.000335</text:p>
          </table:table-cell>
          <table:table-cell table:formula="of:=[.C649]/1000000000" office:value-type="float" office:value="0.000846" calcext:value-type="float">
            <text:p>0.000846</text:p>
          </table:table-cell>
          <table:table-cell table:formula="of:=[.E649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43000" calcext:value-type="float">
            <text:p>143000</text:p>
          </table:table-cell>
          <table:table-cell office:value-type="float" office:value="6344000" calcext:value-type="float">
            <text:p>6344000</text:p>
          </table:table-cell>
          <table:table-cell table:formula="of:=[$MillDB_wikidata_filtered.D650]" office:value-type="float" office:value="11" calcext:value-type="float">
            <text:p>1.10E+01</text:p>
          </table:table-cell>
          <table:table-cell table:formula="of:=[.D650]*[.$J$5]" office:value-type="float" office:value="11000000" calcext:value-type="float">
            <text:p>11000000</text:p>
          </table:table-cell>
          <table:table-cell table:formula="of:=[.B650]/1000000000" office:value-type="float" office:value="0.000143" calcext:value-type="float">
            <text:p>0.000143</text:p>
          </table:table-cell>
          <table:table-cell table:formula="of:=[.C650]/1000000000" office:value-type="float" office:value="0.006344" calcext:value-type="float">
            <text:p>0.006344</text:p>
          </table:table-cell>
          <table:table-cell table:formula="of:=[.E650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420000" calcext:value-type="float">
            <text:p>420000</text:p>
          </table:table-cell>
          <table:table-cell office:value-type="float" office:value="1645000" calcext:value-type="float">
            <text:p>1645000</text:p>
          </table:table-cell>
          <table:table-cell table:formula="of:=[$MillDB_wikidata_filtered.D651]" office:value-type="float" office:value="6" calcext:value-type="float">
            <text:p>6.00E+00</text:p>
          </table:table-cell>
          <table:table-cell table:formula="of:=[.D651]*[.$J$5]" office:value-type="float" office:value="6000000" calcext:value-type="float">
            <text:p>6000000</text:p>
          </table:table-cell>
          <table:table-cell table:formula="of:=[.B651]/1000000000" office:value-type="float" office:value="0.00042" calcext:value-type="float">
            <text:p>0.00042</text:p>
          </table:table-cell>
          <table:table-cell table:formula="of:=[.C651]/1000000000" office:value-type="float" office:value="0.001645" calcext:value-type="float">
            <text:p>0.001645</text:p>
          </table:table-cell>
          <table:table-cell table:formula="of:=[.E651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458000" calcext:value-type="float">
            <text:p>458000</text:p>
          </table:table-cell>
          <table:table-cell office:value-type="float" office:value="46769000" calcext:value-type="float">
            <text:p>46769000</text:p>
          </table:table-cell>
          <table:table-cell table:formula="of:=[$MillDB_wikidata_filtered.D652]" office:value-type="float" office:value="21" calcext:value-type="float">
            <text:p>2.10E+01</text:p>
          </table:table-cell>
          <table:table-cell table:formula="of:=[.D652]*[.$J$5]" office:value-type="float" office:value="21000000" calcext:value-type="float">
            <text:p>21000000</text:p>
          </table:table-cell>
          <table:table-cell table:formula="of:=[.B652]/1000000000" office:value-type="float" office:value="0.000458" calcext:value-type="float">
            <text:p>0.000458</text:p>
          </table:table-cell>
          <table:table-cell table:formula="of:=[.C652]/1000000000" office:value-type="float" office:value="0.046769" calcext:value-type="float">
            <text:p>0.046769</text:p>
          </table:table-cell>
          <table:table-cell table:formula="of:=[.E652]/[.$J$6]" office:value-type="float" office:value="0.021" calcext:value-type="float">
            <text:p>0.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452000" calcext:value-type="float">
            <text:p>452000</text:p>
          </table:table-cell>
          <table:table-cell office:value-type="float" office:value="4406000" calcext:value-type="float">
            <text:p>4406000</text:p>
          </table:table-cell>
          <table:table-cell table:formula="of:=[$MillDB_wikidata_filtered.D653]" office:value-type="float" office:value="10" calcext:value-type="float">
            <text:p>1.00E+01</text:p>
          </table:table-cell>
          <table:table-cell table:formula="of:=[.D653]*[.$J$5]" office:value-type="float" office:value="10000000" calcext:value-type="float">
            <text:p>10000000</text:p>
          </table:table-cell>
          <table:table-cell table:formula="of:=[.B653]/1000000000" office:value-type="float" office:value="0.000452" calcext:value-type="float">
            <text:p>0.000452</text:p>
          </table:table-cell>
          <table:table-cell table:formula="of:=[.C653]/1000000000" office:value-type="float" office:value="0.004406" calcext:value-type="float">
            <text:p>0.004406</text:p>
          </table:table-cell>
          <table:table-cell table:formula="of:=[.E653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540000" calcext:value-type="float">
            <text:p>540000</text:p>
          </table:table-cell>
          <table:table-cell office:value-type="float" office:value="2337000" calcext:value-type="float">
            <text:p>2337000</text:p>
          </table:table-cell>
          <table:table-cell table:formula="of:=[$MillDB_wikidata_filtered.D654]" office:value-type="float" office:value="13" calcext:value-type="float">
            <text:p>1.30E+01</text:p>
          </table:table-cell>
          <table:table-cell table:formula="of:=[.D654]*[.$J$5]" office:value-type="float" office:value="13000000" calcext:value-type="float">
            <text:p>13000000</text:p>
          </table:table-cell>
          <table:table-cell table:formula="of:=[.B654]/1000000000" office:value-type="float" office:value="0.00054" calcext:value-type="float">
            <text:p>0.00054</text:p>
          </table:table-cell>
          <table:table-cell table:formula="of:=[.C654]/1000000000" office:value-type="float" office:value="0.002337" calcext:value-type="float">
            <text:p>0.002337</text:p>
          </table:table-cell>
          <table:table-cell table:formula="of:=[.E654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834000" calcext:value-type="float">
            <text:p>834000</text:p>
          </table:table-cell>
          <table:table-cell office:value-type="float" office:value="1703000" calcext:value-type="float">
            <text:p>1703000</text:p>
          </table:table-cell>
          <table:table-cell table:formula="of:=[$MillDB_wikidata_filtered.D655]" office:value-type="float" office:value="9" calcext:value-type="float">
            <text:p>9.00E+00</text:p>
          </table:table-cell>
          <table:table-cell table:formula="of:=[.D655]*[.$J$5]" office:value-type="float" office:value="9000000" calcext:value-type="float">
            <text:p>9000000</text:p>
          </table:table-cell>
          <table:table-cell table:formula="of:=[.B655]/1000000000" office:value-type="float" office:value="0.000834" calcext:value-type="float">
            <text:p>0.000834</text:p>
          </table:table-cell>
          <table:table-cell table:formula="of:=[.C655]/1000000000" office:value-type="float" office:value="0.001703" calcext:value-type="float">
            <text:p>0.001703</text:p>
          </table:table-cell>
          <table:table-cell table:formula="of:=[.E655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839000" calcext:value-type="float">
            <text:p>839000</text:p>
          </table:table-cell>
          <table:table-cell office:value-type="float" office:value="3851000" calcext:value-type="float">
            <text:p>3851000</text:p>
          </table:table-cell>
          <table:table-cell table:formula="of:=[$MillDB_wikidata_filtered.D656]" office:value-type="float" office:value="8" calcext:value-type="float">
            <text:p>8.00E+00</text:p>
          </table:table-cell>
          <table:table-cell table:formula="of:=[.D656]*[.$J$5]" office:value-type="float" office:value="8000000" calcext:value-type="float">
            <text:p>8000000</text:p>
          </table:table-cell>
          <table:table-cell table:formula="of:=[.B656]/1000000000" office:value-type="float" office:value="0.000839" calcext:value-type="float">
            <text:p>0.000839</text:p>
          </table:table-cell>
          <table:table-cell table:formula="of:=[.C656]/1000000000" office:value-type="float" office:value="0.003851" calcext:value-type="float">
            <text:p>0.003851</text:p>
          </table:table-cell>
          <table:table-cell table:formula="of:=[.E656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940000" calcext:value-type="float">
            <text:p>940000</text:p>
          </table:table-cell>
          <table:table-cell office:value-type="float" office:value="4060000" calcext:value-type="float">
            <text:p>4060000</text:p>
          </table:table-cell>
          <table:table-cell table:formula="of:=[$MillDB_wikidata_filtered.D657]" office:value-type="float" office:value="10" calcext:value-type="float">
            <text:p>1.00E+01</text:p>
          </table:table-cell>
          <table:table-cell table:formula="of:=[.D657]*[.$J$5]" office:value-type="float" office:value="10000000" calcext:value-type="float">
            <text:p>10000000</text:p>
          </table:table-cell>
          <table:table-cell table:formula="of:=[.B657]/1000000000" office:value-type="float" office:value="0.00094" calcext:value-type="float">
            <text:p>0.00094</text:p>
          </table:table-cell>
          <table:table-cell table:formula="of:=[.C657]/1000000000" office:value-type="float" office:value="0.00406" calcext:value-type="float">
            <text:p>0.00406</text:p>
          </table:table-cell>
          <table:table-cell table:formula="of:=[.E657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198000" calcext:value-type="float">
            <text:p>1198000</text:p>
          </table:table-cell>
          <table:table-cell office:value-type="float" office:value="4163000" calcext:value-type="float">
            <text:p>4163000</text:p>
          </table:table-cell>
          <table:table-cell table:formula="of:=[$MillDB_wikidata_filtered.D658]" office:value-type="float" office:value="10" calcext:value-type="float">
            <text:p>1.00E+01</text:p>
          </table:table-cell>
          <table:table-cell table:formula="of:=[.D658]*[.$J$5]" office:value-type="float" office:value="10000000" calcext:value-type="float">
            <text:p>10000000</text:p>
          </table:table-cell>
          <table:table-cell table:formula="of:=[.B658]/1000000000" office:value-type="float" office:value="0.001198" calcext:value-type="float">
            <text:p>0.001198</text:p>
          </table:table-cell>
          <table:table-cell table:formula="of:=[.C658]/1000000000" office:value-type="float" office:value="0.004163" calcext:value-type="float">
            <text:p>0.004163</text:p>
          </table:table-cell>
          <table:table-cell table:formula="of:=[.E658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796000" calcext:value-type="float">
            <text:p>796000</text:p>
          </table:table-cell>
          <table:table-cell office:value-type="float" office:value="647000" calcext:value-type="float">
            <text:p>647000</text:p>
          </table:table-cell>
          <table:table-cell table:formula="of:=[$MillDB_wikidata_filtered.D659]" office:value-type="float" office:value="9" calcext:value-type="float">
            <text:p>9.00E+00</text:p>
          </table:table-cell>
          <table:table-cell table:formula="of:=[.D659]*[.$J$5]" office:value-type="float" office:value="9000000" calcext:value-type="float">
            <text:p>9000000</text:p>
          </table:table-cell>
          <table:table-cell table:formula="of:=[.B659]/1000000000" office:value-type="float" office:value="0.000796" calcext:value-type="float">
            <text:p>0.000796</text:p>
          </table:table-cell>
          <table:table-cell table:formula="of:=[.C659]/1000000000" office:value-type="float" office:value="0.000647" calcext:value-type="float">
            <text:p>0.000647</text:p>
          </table:table-cell>
          <table:table-cell table:formula="of:=[.E659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0845000" calcext:value-type="float">
            <text:p>20845000</text:p>
          </table:table-cell>
          <table:table-cell office:value-type="float" office:value="3929000" calcext:value-type="float">
            <text:p>3929000</text:p>
          </table:table-cell>
          <table:table-cell table:formula="of:=[$MillDB_wikidata_filtered.D660]" office:value-type="float" office:value="22" calcext:value-type="float">
            <text:p>2.20E+01</text:p>
          </table:table-cell>
          <table:table-cell table:formula="of:=[.D660]*[.$J$5]" office:value-type="float" office:value="22000000" calcext:value-type="float">
            <text:p>22000000</text:p>
          </table:table-cell>
          <table:table-cell table:formula="of:=[.B660]/1000000000" office:value-type="float" office:value="0.020845" calcext:value-type="float">
            <text:p>0.020845</text:p>
          </table:table-cell>
          <table:table-cell table:formula="of:=[.C660]/1000000000" office:value-type="float" office:value="0.003929" calcext:value-type="float">
            <text:p>0.003929</text:p>
          </table:table-cell>
          <table:table-cell table:formula="of:=[.E660]/[.$J$6]" office:value-type="float" office:value="0.022" calcext:value-type="float">
            <text:p>0.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552000" calcext:value-type="float">
            <text:p>552000</text:p>
          </table:table-cell>
          <table:table-cell office:value-type="float" office:value="1243000" calcext:value-type="float">
            <text:p>1243000</text:p>
          </table:table-cell>
          <table:table-cell table:formula="of:=[$MillDB_wikidata_filtered.D661]" office:value-type="float" office:value="7" calcext:value-type="float">
            <text:p>7.00E+00</text:p>
          </table:table-cell>
          <table:table-cell table:formula="of:=[.D661]*[.$J$5]" office:value-type="float" office:value="7000000" calcext:value-type="float">
            <text:p>7000000</text:p>
          </table:table-cell>
          <table:table-cell table:formula="of:=[.B661]/1000000000" office:value-type="float" office:value="0.000552" calcext:value-type="float">
            <text:p>0.000552</text:p>
          </table:table-cell>
          <table:table-cell table:formula="of:=[.C661]/1000000000" office:value-type="float" office:value="0.001243" calcext:value-type="float">
            <text:p>0.001243</text:p>
          </table:table-cell>
          <table:table-cell table:formula="of:=[.E661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026000" calcext:value-type="float">
            <text:p>1026000</text:p>
          </table:table-cell>
          <table:table-cell office:value-type="float" office:value="5234000" calcext:value-type="float">
            <text:p>5234000</text:p>
          </table:table-cell>
          <table:table-cell table:formula="of:=[$MillDB_wikidata_filtered.D662]" office:value-type="float" office:value="10" calcext:value-type="float">
            <text:p>1.00E+01</text:p>
          </table:table-cell>
          <table:table-cell table:formula="of:=[.D662]*[.$J$5]" office:value-type="float" office:value="10000000" calcext:value-type="float">
            <text:p>10000000</text:p>
          </table:table-cell>
          <table:table-cell table:formula="of:=[.B662]/1000000000" office:value-type="float" office:value="0.001026" calcext:value-type="float">
            <text:p>0.001026</text:p>
          </table:table-cell>
          <table:table-cell table:formula="of:=[.C662]/1000000000" office:value-type="float" office:value="0.005234" calcext:value-type="float">
            <text:p>0.005234</text:p>
          </table:table-cell>
          <table:table-cell table:formula="of:=[.E662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327000" calcext:value-type="float">
            <text:p>327000</text:p>
          </table:table-cell>
          <table:table-cell office:value-type="float" office:value="21217000" calcext:value-type="float">
            <text:p>21217000</text:p>
          </table:table-cell>
          <table:table-cell table:formula="of:=[$MillDB_wikidata_filtered.D663]" office:value-type="float" office:value="8" calcext:value-type="float">
            <text:p>8.00E+00</text:p>
          </table:table-cell>
          <table:table-cell table:formula="of:=[.D663]*[.$J$5]" office:value-type="float" office:value="8000000" calcext:value-type="float">
            <text:p>8000000</text:p>
          </table:table-cell>
          <table:table-cell table:formula="of:=[.B663]/1000000000" office:value-type="float" office:value="0.000327" calcext:value-type="float">
            <text:p>0.000327</text:p>
          </table:table-cell>
          <table:table-cell table:formula="of:=[.C663]/1000000000" office:value-type="float" office:value="0.021217" calcext:value-type="float">
            <text:p>0.021217</text:p>
          </table:table-cell>
          <table:table-cell table:formula="of:=[.E663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8405000" calcext:value-type="float">
            <text:p>8405000</text:p>
          </table:table-cell>
          <table:table-cell office:value-type="float" office:value="132567000" calcext:value-type="float">
            <text:p>132567000</text:p>
          </table:table-cell>
          <table:table-cell table:formula="of:=[$MillDB_wikidata_filtered.D664]" office:value-type="float" office:value="30" calcext:value-type="float">
            <text:p>3.00E+01</text:p>
          </table:table-cell>
          <table:table-cell table:formula="of:=[.D664]*[.$J$5]" office:value-type="float" office:value="30000000" calcext:value-type="float">
            <text:p>30000000</text:p>
          </table:table-cell>
          <table:table-cell table:formula="of:=[.B664]/1000000000" office:value-type="float" office:value="0.008405" calcext:value-type="float">
            <text:p>0.008405</text:p>
          </table:table-cell>
          <table:table-cell table:formula="of:=[.C664]/1000000000" office:value-type="float" office:value="0.132567" calcext:value-type="float">
            <text:p>0.132567</text:p>
          </table:table-cell>
          <table:table-cell table:formula="of:=[.E664]/[.$J$6]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0590000" calcext:value-type="float">
            <text:p>10590000</text:p>
          </table:table-cell>
          <table:table-cell office:value-type="float" office:value="22089000" calcext:value-type="float">
            <text:p>22089000</text:p>
          </table:table-cell>
          <table:table-cell table:formula="of:=[$MillDB_wikidata_filtered.D665]" office:value-type="float" office:value="31" calcext:value-type="float">
            <text:p>3.10E+01</text:p>
          </table:table-cell>
          <table:table-cell table:formula="of:=[.D665]*[.$J$5]" office:value-type="float" office:value="31000000" calcext:value-type="float">
            <text:p>31000000</text:p>
          </table:table-cell>
          <table:table-cell table:formula="of:=[.B665]/1000000000" office:value-type="float" office:value="0.01059" calcext:value-type="float">
            <text:p>0.01059</text:p>
          </table:table-cell>
          <table:table-cell table:formula="of:=[.C665]/1000000000" office:value-type="float" office:value="0.022089" calcext:value-type="float">
            <text:p>0.022089</text:p>
          </table:table-cell>
          <table:table-cell table:formula="of:=[.E665]/[.$J$6]" office:value-type="float" office:value="0.031" calcext:value-type="float">
            <text:p>0.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2032000" calcext:value-type="float">
            <text:p>2032000</text:p>
          </table:table-cell>
          <table:table-cell office:value-type="float" office:value="3021000" calcext:value-type="float">
            <text:p>3021000</text:p>
          </table:table-cell>
          <table:table-cell table:formula="of:=[$MillDB_wikidata_filtered.D666]" office:value-type="float" office:value="9" calcext:value-type="float">
            <text:p>9.00E+00</text:p>
          </table:table-cell>
          <table:table-cell table:formula="of:=[.D666]*[.$J$5]" office:value-type="float" office:value="9000000" calcext:value-type="float">
            <text:p>9000000</text:p>
          </table:table-cell>
          <table:table-cell table:formula="of:=[.B666]/1000000000" office:value-type="float" office:value="0.002032" calcext:value-type="float">
            <text:p>0.002032</text:p>
          </table:table-cell>
          <table:table-cell table:formula="of:=[.C666]/1000000000" office:value-type="float" office:value="0.003021" calcext:value-type="float">
            <text:p>0.003021</text:p>
          </table:table-cell>
          <table:table-cell table:formula="of:=[.E666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829000" calcext:value-type="float">
            <text:p>829000</text:p>
          </table:table-cell>
          <table:table-cell office:value-type="float" office:value="4399000" calcext:value-type="float">
            <text:p>4399000</text:p>
          </table:table-cell>
          <table:table-cell table:formula="of:=[$MillDB_wikidata_filtered.D667]" office:value-type="float" office:value="8" calcext:value-type="float">
            <text:p>8.00E+00</text:p>
          </table:table-cell>
          <table:table-cell table:formula="of:=[.D667]*[.$J$5]" office:value-type="float" office:value="8000000" calcext:value-type="float">
            <text:p>8000000</text:p>
          </table:table-cell>
          <table:table-cell table:formula="of:=[.B667]/1000000000" office:value-type="float" office:value="0.000829" calcext:value-type="float">
            <text:p>0.000829</text:p>
          </table:table-cell>
          <table:table-cell table:formula="of:=[.C667]/1000000000" office:value-type="float" office:value="0.004399" calcext:value-type="float">
            <text:p>0.004399</text:p>
          </table:table-cell>
          <table:table-cell table:formula="of:=[.E667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89000" calcext:value-type="float">
            <text:p>289000</text:p>
          </table:table-cell>
          <table:table-cell office:value-type="float" office:value="4074000" calcext:value-type="float">
            <text:p>4074000</text:p>
          </table:table-cell>
          <table:table-cell table:formula="of:=[$MillDB_wikidata_filtered.D668]" office:value-type="float" office:value="8" calcext:value-type="float">
            <text:p>8.00E+00</text:p>
          </table:table-cell>
          <table:table-cell table:formula="of:=[.D668]*[.$J$5]" office:value-type="float" office:value="8000000" calcext:value-type="float">
            <text:p>8000000</text:p>
          </table:table-cell>
          <table:table-cell table:formula="of:=[.B668]/1000000000" office:value-type="float" office:value="0.000289" calcext:value-type="float">
            <text:p>0.000289</text:p>
          </table:table-cell>
          <table:table-cell table:formula="of:=[.C668]/1000000000" office:value-type="float" office:value="0.004074" calcext:value-type="float">
            <text:p>0.004074</text:p>
          </table:table-cell>
          <table:table-cell table:formula="of:=[.E668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048000" calcext:value-type="float">
            <text:p>1048000</text:p>
          </table:table-cell>
          <table:table-cell office:value-type="float" office:value="2958000" calcext:value-type="float">
            <text:p>2958000</text:p>
          </table:table-cell>
          <table:table-cell table:formula="of:=[$MillDB_wikidata_filtered.D669]" office:value-type="float" office:value="8" calcext:value-type="float">
            <text:p>8.00E+00</text:p>
          </table:table-cell>
          <table:table-cell table:formula="of:=[.D669]*[.$J$5]" office:value-type="float" office:value="8000000" calcext:value-type="float">
            <text:p>8000000</text:p>
          </table:table-cell>
          <table:table-cell table:formula="of:=[.B669]/1000000000" office:value-type="float" office:value="0.001048" calcext:value-type="float">
            <text:p>0.001048</text:p>
          </table:table-cell>
          <table:table-cell table:formula="of:=[.C669]/1000000000" office:value-type="float" office:value="0.002958" calcext:value-type="float">
            <text:p>0.002958</text:p>
          </table:table-cell>
          <table:table-cell table:formula="of:=[.E66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465000" calcext:value-type="float">
            <text:p>2465000</text:p>
          </table:table-cell>
          <table:table-cell office:value-type="float" office:value="7105000" calcext:value-type="float">
            <text:p>7105000</text:p>
          </table:table-cell>
          <table:table-cell table:formula="of:=[$MillDB_wikidata_filtered.D670]" office:value-type="float" office:value="17" calcext:value-type="float">
            <text:p>1.70E+01</text:p>
          </table:table-cell>
          <table:table-cell table:formula="of:=[.D670]*[.$J$5]" office:value-type="float" office:value="17000000" calcext:value-type="float">
            <text:p>17000000</text:p>
          </table:table-cell>
          <table:table-cell table:formula="of:=[.B670]/1000000000" office:value-type="float" office:value="0.002465" calcext:value-type="float">
            <text:p>0.002465</text:p>
          </table:table-cell>
          <table:table-cell table:formula="of:=[.C670]/1000000000" office:value-type="float" office:value="0.007105" calcext:value-type="float">
            <text:p>0.007105</text:p>
          </table:table-cell>
          <table:table-cell table:formula="of:=[.E670]/[.$J$6]" office:value-type="float" office:value="0.017" calcext:value-type="float">
            <text:p>0.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706000" calcext:value-type="float">
            <text:p>2706000</text:p>
          </table:table-cell>
          <table:table-cell office:value-type="float" office:value="5254000" calcext:value-type="float">
            <text:p>5254000</text:p>
          </table:table-cell>
          <table:table-cell table:formula="of:=[$MillDB_wikidata_filtered.D671]" office:value-type="float" office:value="11" calcext:value-type="float">
            <text:p>1.10E+01</text:p>
          </table:table-cell>
          <table:table-cell table:formula="of:=[.D671]*[.$J$5]" office:value-type="float" office:value="11000000" calcext:value-type="float">
            <text:p>11000000</text:p>
          </table:table-cell>
          <table:table-cell table:formula="of:=[.B671]/1000000000" office:value-type="float" office:value="0.002706" calcext:value-type="float">
            <text:p>0.002706</text:p>
          </table:table-cell>
          <table:table-cell table:formula="of:=[.C671]/1000000000" office:value-type="float" office:value="0.005254" calcext:value-type="float">
            <text:p>0.005254</text:p>
          </table:table-cell>
          <table:table-cell table:formula="of:=[.E671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9215000" calcext:value-type="float">
            <text:p>9215000</text:p>
          </table:table-cell>
          <table:table-cell office:value-type="float" office:value="15257000" calcext:value-type="float">
            <text:p>15257000</text:p>
          </table:table-cell>
          <table:table-cell table:formula="of:=[$MillDB_wikidata_filtered.D672]" office:value-type="float" office:value="17" calcext:value-type="float">
            <text:p>1.70E+01</text:p>
          </table:table-cell>
          <table:table-cell table:formula="of:=[.D672]*[.$J$5]" office:value-type="float" office:value="17000000" calcext:value-type="float">
            <text:p>17000000</text:p>
          </table:table-cell>
          <table:table-cell table:formula="of:=[.B672]/1000000000" office:value-type="float" office:value="0.009215" calcext:value-type="float">
            <text:p>0.009215</text:p>
          </table:table-cell>
          <table:table-cell table:formula="of:=[.C672]/1000000000" office:value-type="float" office:value="0.015257" calcext:value-type="float">
            <text:p>0.015257</text:p>
          </table:table-cell>
          <table:table-cell table:formula="of:=[.E672]/[.$J$6]" office:value-type="float" office:value="0.017" calcext:value-type="float">
            <text:p>0.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3186000" calcext:value-type="float">
            <text:p>3186000</text:p>
          </table:table-cell>
          <table:table-cell office:value-type="float" office:value="5789000" calcext:value-type="float">
            <text:p>5789000</text:p>
          </table:table-cell>
          <table:table-cell table:formula="of:=[$MillDB_wikidata_filtered.D673]" office:value-type="float" office:value="14" calcext:value-type="float">
            <text:p>1.40E+01</text:p>
          </table:table-cell>
          <table:table-cell table:formula="of:=[.D673]*[.$J$5]" office:value-type="float" office:value="14000000" calcext:value-type="float">
            <text:p>14000000</text:p>
          </table:table-cell>
          <table:table-cell table:formula="of:=[.B673]/1000000000" office:value-type="float" office:value="0.003186" calcext:value-type="float">
            <text:p>0.003186</text:p>
          </table:table-cell>
          <table:table-cell table:formula="of:=[.C673]/1000000000" office:value-type="float" office:value="0.005789" calcext:value-type="float">
            <text:p>0.005789</text:p>
          </table:table-cell>
          <table:table-cell table:formula="of:=[.E673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353000" calcext:value-type="float">
            <text:p>353000</text:p>
          </table:table-cell>
          <table:table-cell office:value-type="float" office:value="1228000" calcext:value-type="float">
            <text:p>1228000</text:p>
          </table:table-cell>
          <table:table-cell table:formula="of:=[$MillDB_wikidata_filtered.D674]" office:value-type="float" office:value="6" calcext:value-type="float">
            <text:p>6.00E+00</text:p>
          </table:table-cell>
          <table:table-cell table:formula="of:=[.D674]*[.$J$5]" office:value-type="float" office:value="6000000" calcext:value-type="float">
            <text:p>6000000</text:p>
          </table:table-cell>
          <table:table-cell table:formula="of:=[.B674]/1000000000" office:value-type="float" office:value="0.000353" calcext:value-type="float">
            <text:p>0.000353</text:p>
          </table:table-cell>
          <table:table-cell table:formula="of:=[.C674]/1000000000" office:value-type="float" office:value="0.001228" calcext:value-type="float">
            <text:p>0.001228</text:p>
          </table:table-cell>
          <table:table-cell table:formula="of:=[.E674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596000" calcext:value-type="float">
            <text:p>596000</text:p>
          </table:table-cell>
          <table:table-cell office:value-type="float" office:value="4617000" calcext:value-type="float">
            <text:p>4617000</text:p>
          </table:table-cell>
          <table:table-cell table:formula="of:=[$MillDB_wikidata_filtered.D675]" office:value-type="float" office:value="8" calcext:value-type="float">
            <text:p>8.00E+00</text:p>
          </table:table-cell>
          <table:table-cell table:formula="of:=[.D675]*[.$J$5]" office:value-type="float" office:value="8000000" calcext:value-type="float">
            <text:p>8000000</text:p>
          </table:table-cell>
          <table:table-cell table:formula="of:=[.B675]/1000000000" office:value-type="float" office:value="0.000596" calcext:value-type="float">
            <text:p>0.000596</text:p>
          </table:table-cell>
          <table:table-cell table:formula="of:=[.C675]/1000000000" office:value-type="float" office:value="0.004617" calcext:value-type="float">
            <text:p>0.004617</text:p>
          </table:table-cell>
          <table:table-cell table:formula="of:=[.E675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715000" calcext:value-type="float">
            <text:p>715000</text:p>
          </table:table-cell>
          <table:table-cell office:value-type="float" office:value="11647000" calcext:value-type="float">
            <text:p>11647000</text:p>
          </table:table-cell>
          <table:table-cell table:formula="of:=[$MillDB_wikidata_filtered.D676]" office:value-type="float" office:value="11" calcext:value-type="float">
            <text:p>1.10E+01</text:p>
          </table:table-cell>
          <table:table-cell table:formula="of:=[.D676]*[.$J$5]" office:value-type="float" office:value="11000000" calcext:value-type="float">
            <text:p>11000000</text:p>
          </table:table-cell>
          <table:table-cell table:formula="of:=[.B676]/1000000000" office:value-type="float" office:value="0.000715" calcext:value-type="float">
            <text:p>0.000715</text:p>
          </table:table-cell>
          <table:table-cell table:formula="of:=[.C676]/1000000000" office:value-type="float" office:value="0.011647" calcext:value-type="float">
            <text:p>0.011647</text:p>
          </table:table-cell>
          <table:table-cell table:formula="of:=[.E676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4631000" calcext:value-type="float">
            <text:p>4631000</text:p>
          </table:table-cell>
          <table:table-cell office:value-type="float" office:value="2179000" calcext:value-type="float">
            <text:p>2179000</text:p>
          </table:table-cell>
          <table:table-cell table:formula="of:=[$MillDB_wikidata_filtered.D677]" office:value-type="float" office:value="6" calcext:value-type="float">
            <text:p>6.00E+00</text:p>
          </table:table-cell>
          <table:table-cell table:formula="of:=[.D677]*[.$J$5]" office:value-type="float" office:value="6000000" calcext:value-type="float">
            <text:p>6000000</text:p>
          </table:table-cell>
          <table:table-cell table:formula="of:=[.B677]/1000000000" office:value-type="float" office:value="0.004631" calcext:value-type="float">
            <text:p>0.004631</text:p>
          </table:table-cell>
          <table:table-cell table:formula="of:=[.C677]/1000000000" office:value-type="float" office:value="0.002179" calcext:value-type="float">
            <text:p>0.002179</text:p>
          </table:table-cell>
          <table:table-cell table:formula="of:=[.E677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349000" calcext:value-type="float">
            <text:p>349000</text:p>
          </table:table-cell>
          <table:table-cell office:value-type="float" office:value="1703000" calcext:value-type="float">
            <text:p>1703000</text:p>
          </table:table-cell>
          <table:table-cell table:formula="of:=[$MillDB_wikidata_filtered.D678]" office:value-type="float" office:value="8" calcext:value-type="float">
            <text:p>8.00E+00</text:p>
          </table:table-cell>
          <table:table-cell table:formula="of:=[.D678]*[.$J$5]" office:value-type="float" office:value="8000000" calcext:value-type="float">
            <text:p>8000000</text:p>
          </table:table-cell>
          <table:table-cell table:formula="of:=[.B678]/1000000000" office:value-type="float" office:value="0.000349" calcext:value-type="float">
            <text:p>0.000349</text:p>
          </table:table-cell>
          <table:table-cell table:formula="of:=[.C678]/1000000000" office:value-type="float" office:value="0.001703" calcext:value-type="float">
            <text:p>0.001703</text:p>
          </table:table-cell>
          <table:table-cell table:formula="of:=[.E678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549000" calcext:value-type="float">
            <text:p>549000</text:p>
          </table:table-cell>
          <table:table-cell office:value-type="float" office:value="2772000" calcext:value-type="float">
            <text:p>2772000</text:p>
          </table:table-cell>
          <table:table-cell table:formula="of:=[$MillDB_wikidata_filtered.D679]" office:value-type="float" office:value="10" calcext:value-type="float">
            <text:p>1.00E+01</text:p>
          </table:table-cell>
          <table:table-cell table:formula="of:=[.D679]*[.$J$5]" office:value-type="float" office:value="10000000" calcext:value-type="float">
            <text:p>10000000</text:p>
          </table:table-cell>
          <table:table-cell table:formula="of:=[.B679]/1000000000" office:value-type="float" office:value="0.000549" calcext:value-type="float">
            <text:p>0.000549</text:p>
          </table:table-cell>
          <table:table-cell table:formula="of:=[.C679]/1000000000" office:value-type="float" office:value="0.002772" calcext:value-type="float">
            <text:p>0.002772</text:p>
          </table:table-cell>
          <table:table-cell table:formula="of:=[.E679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62000" calcext:value-type="float">
            <text:p>62000</text:p>
          </table:table-cell>
          <table:table-cell office:value-type="float" office:value="1634000" calcext:value-type="float">
            <text:p>1634000</text:p>
          </table:table-cell>
          <table:table-cell table:formula="of:=[$MillDB_wikidata_filtered.D680]" office:value-type="float" office:value="5" calcext:value-type="float">
            <text:p>5.00E+00</text:p>
          </table:table-cell>
          <table:table-cell table:formula="of:=[.D680]*[.$J$5]" office:value-type="float" office:value="5000000" calcext:value-type="float">
            <text:p>5000000</text:p>
          </table:table-cell>
          <table:table-cell table:formula="of:=[.B680]/1000000000" office:value-type="float" office:value="0.000062" calcext:value-type="float">
            <text:p>0.000062</text:p>
          </table:table-cell>
          <table:table-cell table:formula="of:=[.C680]/1000000000" office:value-type="float" office:value="0.001634" calcext:value-type="float">
            <text:p>0.001634</text:p>
          </table:table-cell>
          <table:table-cell table:formula="of:=[.E680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248000" calcext:value-type="float">
            <text:p>1248000</text:p>
          </table:table-cell>
          <table:table-cell office:value-type="float" office:value="29284000" calcext:value-type="float">
            <text:p>29284000</text:p>
          </table:table-cell>
          <table:table-cell table:formula="of:=[$MillDB_wikidata_filtered.D681]" office:value-type="float" office:value="22" calcext:value-type="float">
            <text:p>2.20E+01</text:p>
          </table:table-cell>
          <table:table-cell table:formula="of:=[.D681]*[.$J$5]" office:value-type="float" office:value="22000000" calcext:value-type="float">
            <text:p>22000000</text:p>
          </table:table-cell>
          <table:table-cell table:formula="of:=[.B681]/1000000000" office:value-type="float" office:value="0.001248" calcext:value-type="float">
            <text:p>0.001248</text:p>
          </table:table-cell>
          <table:table-cell table:formula="of:=[.C681]/1000000000" office:value-type="float" office:value="0.029284" calcext:value-type="float">
            <text:p>0.029284</text:p>
          </table:table-cell>
          <table:table-cell table:formula="of:=[.E681]/[.$J$6]" office:value-type="float" office:value="0.022" calcext:value-type="float">
            <text:p>0.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29000" calcext:value-type="float">
            <text:p>229000</text:p>
          </table:table-cell>
          <table:table-cell office:value-type="float" office:value="9697000" calcext:value-type="float">
            <text:p>9697000</text:p>
          </table:table-cell>
          <table:table-cell table:formula="of:=[$MillDB_wikidata_filtered.D682]" office:value-type="float" office:value="24" calcext:value-type="float">
            <text:p>2.40E+01</text:p>
          </table:table-cell>
          <table:table-cell table:formula="of:=[.D682]*[.$J$5]" office:value-type="float" office:value="24000000" calcext:value-type="float">
            <text:p>24000000</text:p>
          </table:table-cell>
          <table:table-cell table:formula="of:=[.B682]/1000000000" office:value-type="float" office:value="0.000229" calcext:value-type="float">
            <text:p>0.000229</text:p>
          </table:table-cell>
          <table:table-cell table:formula="of:=[.C682]/1000000000" office:value-type="float" office:value="0.009697" calcext:value-type="float">
            <text:p>0.009697</text:p>
          </table:table-cell>
          <table:table-cell table:formula="of:=[.E682]/[.$J$6]" office:value-type="float" office:value="0.024" calcext:value-type="float">
            <text:p>0.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73000" calcext:value-type="float">
            <text:p>173000</text:p>
          </table:table-cell>
          <table:table-cell office:value-type="float" office:value="481000" calcext:value-type="float">
            <text:p>481000</text:p>
          </table:table-cell>
          <table:table-cell table:formula="of:=[$MillDB_wikidata_filtered.D683]" office:value-type="float" office:value="8" calcext:value-type="float">
            <text:p>8.00E+00</text:p>
          </table:table-cell>
          <table:table-cell table:formula="of:=[.D683]*[.$J$5]" office:value-type="float" office:value="8000000" calcext:value-type="float">
            <text:p>8000000</text:p>
          </table:table-cell>
          <table:table-cell table:formula="of:=[.B683]/1000000000" office:value-type="float" office:value="0.000173" calcext:value-type="float">
            <text:p>0.000173</text:p>
          </table:table-cell>
          <table:table-cell table:formula="of:=[.C683]/1000000000" office:value-type="float" office:value="0.000481" calcext:value-type="float">
            <text:p>0.000481</text:p>
          </table:table-cell>
          <table:table-cell table:formula="of:=[.E683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2657000" calcext:value-type="float">
            <text:p>2657000</text:p>
          </table:table-cell>
          <table:table-cell office:value-type="float" office:value="885000" calcext:value-type="float">
            <text:p>885000</text:p>
          </table:table-cell>
          <table:table-cell table:formula="of:=[$MillDB_wikidata_filtered.D684]" office:value-type="float" office:value="6" calcext:value-type="float">
            <text:p>6.00E+00</text:p>
          </table:table-cell>
          <table:table-cell table:formula="of:=[.D684]*[.$J$5]" office:value-type="float" office:value="6000000" calcext:value-type="float">
            <text:p>6000000</text:p>
          </table:table-cell>
          <table:table-cell table:formula="of:=[.B684]/1000000000" office:value-type="float" office:value="0.002657" calcext:value-type="float">
            <text:p>0.002657</text:p>
          </table:table-cell>
          <table:table-cell table:formula="of:=[.C684]/1000000000" office:value-type="float" office:value="0.000885" calcext:value-type="float">
            <text:p>0.000885</text:p>
          </table:table-cell>
          <table:table-cell table:formula="of:=[.E684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505000" calcext:value-type="float">
            <text:p>505000</text:p>
          </table:table-cell>
          <table:table-cell office:value-type="float" office:value="1674000" calcext:value-type="float">
            <text:p>1674000</text:p>
          </table:table-cell>
          <table:table-cell table:formula="of:=[$MillDB_wikidata_filtered.D685]" office:value-type="float" office:value="8" calcext:value-type="float">
            <text:p>8.00E+00</text:p>
          </table:table-cell>
          <table:table-cell table:formula="of:=[.D685]*[.$J$5]" office:value-type="float" office:value="8000000" calcext:value-type="float">
            <text:p>8000000</text:p>
          </table:table-cell>
          <table:table-cell table:formula="of:=[.B685]/1000000000" office:value-type="float" office:value="0.000505" calcext:value-type="float">
            <text:p>0.000505</text:p>
          </table:table-cell>
          <table:table-cell table:formula="of:=[.C685]/1000000000" office:value-type="float" office:value="0.001674" calcext:value-type="float">
            <text:p>0.001674</text:p>
          </table:table-cell>
          <table:table-cell table:formula="of:=[.E685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00000" calcext:value-type="float">
            <text:p>200000</text:p>
          </table:table-cell>
          <table:table-cell office:value-type="float" office:value="179000" calcext:value-type="float">
            <text:p>179000</text:p>
          </table:table-cell>
          <table:table-cell table:formula="of:=[$MillDB_wikidata_filtered.D686]" office:value-type="float" office:value="7" calcext:value-type="float">
            <text:p>7.00E+00</text:p>
          </table:table-cell>
          <table:table-cell table:formula="of:=[.D686]*[.$J$5]" office:value-type="float" office:value="7000000" calcext:value-type="float">
            <text:p>7000000</text:p>
          </table:table-cell>
          <table:table-cell table:formula="of:=[.B686]/1000000000" office:value-type="float" office:value="0.0002" calcext:value-type="float">
            <text:p>0.0002</text:p>
          </table:table-cell>
          <table:table-cell table:formula="of:=[.C686]/1000000000" office:value-type="float" office:value="0.000179" calcext:value-type="float">
            <text:p>0.000179</text:p>
          </table:table-cell>
          <table:table-cell table:formula="of:=[.E686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706000" calcext:value-type="float">
            <text:p>706000</text:p>
          </table:table-cell>
          <table:table-cell office:value-type="float" office:value="863000" calcext:value-type="float">
            <text:p>863000</text:p>
          </table:table-cell>
          <table:table-cell table:formula="of:=[$MillDB_wikidata_filtered.D687]" office:value-type="float" office:value="9" calcext:value-type="float">
            <text:p>9.00E+00</text:p>
          </table:table-cell>
          <table:table-cell table:formula="of:=[.D687]*[.$J$5]" office:value-type="float" office:value="9000000" calcext:value-type="float">
            <text:p>9000000</text:p>
          </table:table-cell>
          <table:table-cell table:formula="of:=[.B687]/1000000000" office:value-type="float" office:value="0.000706" calcext:value-type="float">
            <text:p>0.000706</text:p>
          </table:table-cell>
          <table:table-cell table:formula="of:=[.C687]/1000000000" office:value-type="float" office:value="0.000863" calcext:value-type="float">
            <text:p>0.000863</text:p>
          </table:table-cell>
          <table:table-cell table:formula="of:=[.E687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540000" calcext:value-type="float">
            <text:p>540000</text:p>
          </table:table-cell>
          <table:table-cell office:value-type="float" office:value="8553000" calcext:value-type="float">
            <text:p>8553000</text:p>
          </table:table-cell>
          <table:table-cell table:formula="of:=[$MillDB_wikidata_filtered.D688]" office:value-type="float" office:value="9" calcext:value-type="float">
            <text:p>9.00E+00</text:p>
          </table:table-cell>
          <table:table-cell table:formula="of:=[.D688]*[.$J$5]" office:value-type="float" office:value="9000000" calcext:value-type="float">
            <text:p>9000000</text:p>
          </table:table-cell>
          <table:table-cell table:formula="of:=[.B688]/1000000000" office:value-type="float" office:value="0.00054" calcext:value-type="float">
            <text:p>0.00054</text:p>
          </table:table-cell>
          <table:table-cell table:formula="of:=[.C688]/1000000000" office:value-type="float" office:value="0.008553" calcext:value-type="float">
            <text:p>0.008553</text:p>
          </table:table-cell>
          <table:table-cell table:formula="of:=[.E688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321000" calcext:value-type="float">
            <text:p>321000</text:p>
          </table:table-cell>
          <table:table-cell office:value-type="float" office:value="1157000" calcext:value-type="float">
            <text:p>1157000</text:p>
          </table:table-cell>
          <table:table-cell table:formula="of:=[$MillDB_wikidata_filtered.D689]" office:value-type="float" office:value="6" calcext:value-type="float">
            <text:p>6.00E+00</text:p>
          </table:table-cell>
          <table:table-cell table:formula="of:=[.D689]*[.$J$5]" office:value-type="float" office:value="6000000" calcext:value-type="float">
            <text:p>6000000</text:p>
          </table:table-cell>
          <table:table-cell table:formula="of:=[.B689]/1000000000" office:value-type="float" office:value="0.000321" calcext:value-type="float">
            <text:p>0.000321</text:p>
          </table:table-cell>
          <table:table-cell table:formula="of:=[.C689]/1000000000" office:value-type="float" office:value="0.001157" calcext:value-type="float">
            <text:p>0.001157</text:p>
          </table:table-cell>
          <table:table-cell table:formula="of:=[.E689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403000" calcext:value-type="float">
            <text:p>403000</text:p>
          </table:table-cell>
          <table:table-cell office:value-type="float" office:value="6620000" calcext:value-type="float">
            <text:p>6620000</text:p>
          </table:table-cell>
          <table:table-cell table:formula="of:=[$MillDB_wikidata_filtered.D690]" office:value-type="float" office:value="8" calcext:value-type="float">
            <text:p>8.00E+00</text:p>
          </table:table-cell>
          <table:table-cell table:formula="of:=[.D690]*[.$J$5]" office:value-type="float" office:value="8000000" calcext:value-type="float">
            <text:p>8000000</text:p>
          </table:table-cell>
          <table:table-cell table:formula="of:=[.B690]/1000000000" office:value-type="float" office:value="0.000403" calcext:value-type="float">
            <text:p>0.000403</text:p>
          </table:table-cell>
          <table:table-cell table:formula="of:=[.C690]/1000000000" office:value-type="float" office:value="0.00662" calcext:value-type="float">
            <text:p>0.00662</text:p>
          </table:table-cell>
          <table:table-cell table:formula="of:=[.E69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577000" calcext:value-type="float">
            <text:p>577000</text:p>
          </table:table-cell>
          <table:table-cell office:value-type="float" office:value="1277000" calcext:value-type="float">
            <text:p>1277000</text:p>
          </table:table-cell>
          <table:table-cell table:formula="of:=[$MillDB_wikidata_filtered.D691]" office:value-type="float" office:value="4" calcext:value-type="float">
            <text:p>4.00E+00</text:p>
          </table:table-cell>
          <table:table-cell table:formula="of:=[.D691]*[.$J$5]" office:value-type="float" office:value="4000000" calcext:value-type="float">
            <text:p>4000000</text:p>
          </table:table-cell>
          <table:table-cell table:formula="of:=[.B691]/1000000000" office:value-type="float" office:value="0.000577" calcext:value-type="float">
            <text:p>0.000577</text:p>
          </table:table-cell>
          <table:table-cell table:formula="of:=[.C691]/1000000000" office:value-type="float" office:value="0.001277" calcext:value-type="float">
            <text:p>0.001277</text:p>
          </table:table-cell>
          <table:table-cell table:formula="of:=[.E691]/[.$J$6]" office:value-type="float" office:value="0.004" calcext:value-type="float">
            <text:p>0.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30000" calcext:value-type="float">
            <text:p>230000</text:p>
          </table:table-cell>
          <table:table-cell office:value-type="float" office:value="3604000" calcext:value-type="float">
            <text:p>3604000</text:p>
          </table:table-cell>
          <table:table-cell table:formula="of:=[$MillDB_wikidata_filtered.D692]" office:value-type="float" office:value="6" calcext:value-type="float">
            <text:p>6.00E+00</text:p>
          </table:table-cell>
          <table:table-cell table:formula="of:=[.D692]*[.$J$5]" office:value-type="float" office:value="6000000" calcext:value-type="float">
            <text:p>6000000</text:p>
          </table:table-cell>
          <table:table-cell table:formula="of:=[.B692]/1000000000" office:value-type="float" office:value="0.00023" calcext:value-type="float">
            <text:p>0.00023</text:p>
          </table:table-cell>
          <table:table-cell table:formula="of:=[.C692]/1000000000" office:value-type="float" office:value="0.003604" calcext:value-type="float">
            <text:p>0.003604</text:p>
          </table:table-cell>
          <table:table-cell table:formula="of:=[.E692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334000" calcext:value-type="float">
            <text:p>334000</text:p>
          </table:table-cell>
          <table:table-cell office:value-type="float" office:value="25844000" calcext:value-type="float">
            <text:p>25844000</text:p>
          </table:table-cell>
          <table:table-cell table:formula="of:=[$MillDB_wikidata_filtered.D693]" office:value-type="float" office:value="13" calcext:value-type="float">
            <text:p>1.30E+01</text:p>
          </table:table-cell>
          <table:table-cell table:formula="of:=[.D693]*[.$J$5]" office:value-type="float" office:value="13000000" calcext:value-type="float">
            <text:p>13000000</text:p>
          </table:table-cell>
          <table:table-cell table:formula="of:=[.B693]/1000000000" office:value-type="float" office:value="0.000334" calcext:value-type="float">
            <text:p>0.000334</text:p>
          </table:table-cell>
          <table:table-cell table:formula="of:=[.C693]/1000000000" office:value-type="float" office:value="0.025844" calcext:value-type="float">
            <text:p>0.025844</text:p>
          </table:table-cell>
          <table:table-cell table:formula="of:=[.E693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1395000" calcext:value-type="float">
            <text:p>1395000</text:p>
          </table:table-cell>
          <table:table-cell office:value-type="float" office:value="2587000" calcext:value-type="float">
            <text:p>2587000</text:p>
          </table:table-cell>
          <table:table-cell table:formula="of:=[$MillDB_wikidata_filtered.D694]" office:value-type="float" office:value="9" calcext:value-type="float">
            <text:p>9.00E+00</text:p>
          </table:table-cell>
          <table:table-cell table:formula="of:=[.D694]*[.$J$5]" office:value-type="float" office:value="9000000" calcext:value-type="float">
            <text:p>9000000</text:p>
          </table:table-cell>
          <table:table-cell table:formula="of:=[.B694]/1000000000" office:value-type="float" office:value="0.001395" calcext:value-type="float">
            <text:p>0.001395</text:p>
          </table:table-cell>
          <table:table-cell table:formula="of:=[.C694]/1000000000" office:value-type="float" office:value="0.002587" calcext:value-type="float">
            <text:p>0.002587</text:p>
          </table:table-cell>
          <table:table-cell table:formula="of:=[.E694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170000" calcext:value-type="float">
            <text:p>1170000</text:p>
          </table:table-cell>
          <table:table-cell office:value-type="float" office:value="327000" calcext:value-type="float">
            <text:p>327000</text:p>
          </table:table-cell>
          <table:table-cell table:formula="of:=[$MillDB_wikidata_filtered.D695]" office:value-type="float" office:value="6" calcext:value-type="float">
            <text:p>6.00E+00</text:p>
          </table:table-cell>
          <table:table-cell table:formula="of:=[.D695]*[.$J$5]" office:value-type="float" office:value="6000000" calcext:value-type="float">
            <text:p>6000000</text:p>
          </table:table-cell>
          <table:table-cell table:formula="of:=[.B695]/1000000000" office:value-type="float" office:value="0.00117" calcext:value-type="float">
            <text:p>0.00117</text:p>
          </table:table-cell>
          <table:table-cell table:formula="of:=[.C695]/1000000000" office:value-type="float" office:value="0.000327" calcext:value-type="float">
            <text:p>0.000327</text:p>
          </table:table-cell>
          <table:table-cell table:formula="of:=[.E695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652000" calcext:value-type="float">
            <text:p>652000</text:p>
          </table:table-cell>
          <table:table-cell office:value-type="float" office:value="1612000" calcext:value-type="float">
            <text:p>1612000</text:p>
          </table:table-cell>
          <table:table-cell table:formula="of:=[$MillDB_wikidata_filtered.D696]" office:value-type="float" office:value="7" calcext:value-type="float">
            <text:p>7.00E+00</text:p>
          </table:table-cell>
          <table:table-cell table:formula="of:=[.D696]*[.$J$5]" office:value-type="float" office:value="7000000" calcext:value-type="float">
            <text:p>7000000</text:p>
          </table:table-cell>
          <table:table-cell table:formula="of:=[.B696]/1000000000" office:value-type="float" office:value="0.000652" calcext:value-type="float">
            <text:p>0.000652</text:p>
          </table:table-cell>
          <table:table-cell table:formula="of:=[.C696]/1000000000" office:value-type="float" office:value="0.001612" calcext:value-type="float">
            <text:p>0.001612</text:p>
          </table:table-cell>
          <table:table-cell table:formula="of:=[.E696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1429000" calcext:value-type="float">
            <text:p>1429000</text:p>
          </table:table-cell>
          <table:table-cell office:value-type="float" office:value="7121000" calcext:value-type="float">
            <text:p>7121000</text:p>
          </table:table-cell>
          <table:table-cell table:formula="of:=[$MillDB_wikidata_filtered.D697]" office:value-type="float" office:value="9" calcext:value-type="float">
            <text:p>9.00E+00</text:p>
          </table:table-cell>
          <table:table-cell table:formula="of:=[.D697]*[.$J$5]" office:value-type="float" office:value="9000000" calcext:value-type="float">
            <text:p>9000000</text:p>
          </table:table-cell>
          <table:table-cell table:formula="of:=[.B697]/1000000000" office:value-type="float" office:value="0.001429" calcext:value-type="float">
            <text:p>0.001429</text:p>
          </table:table-cell>
          <table:table-cell table:formula="of:=[.C697]/1000000000" office:value-type="float" office:value="0.007121" calcext:value-type="float">
            <text:p>0.007121</text:p>
          </table:table-cell>
          <table:table-cell table:formula="of:=[.E697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544000" calcext:value-type="float">
            <text:p>544000</text:p>
          </table:table-cell>
          <table:table-cell office:value-type="float" office:value="753000" calcext:value-type="float">
            <text:p>753000</text:p>
          </table:table-cell>
          <table:table-cell table:formula="of:=[$MillDB_wikidata_filtered.D698]" office:value-type="float" office:value="8" calcext:value-type="float">
            <text:p>8.00E+00</text:p>
          </table:table-cell>
          <table:table-cell table:formula="of:=[.D698]*[.$J$5]" office:value-type="float" office:value="8000000" calcext:value-type="float">
            <text:p>8000000</text:p>
          </table:table-cell>
          <table:table-cell table:formula="of:=[.B698]/1000000000" office:value-type="float" office:value="0.000544" calcext:value-type="float">
            <text:p>0.000544</text:p>
          </table:table-cell>
          <table:table-cell table:formula="of:=[.C698]/1000000000" office:value-type="float" office:value="0.000753" calcext:value-type="float">
            <text:p>0.000753</text:p>
          </table:table-cell>
          <table:table-cell table:formula="of:=[.E698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31000" calcext:value-type="float">
            <text:p>231000</text:p>
          </table:table-cell>
          <table:table-cell office:value-type="float" office:value="1370000" calcext:value-type="float">
            <text:p>1370000</text:p>
          </table:table-cell>
          <table:table-cell table:formula="of:=[$MillDB_wikidata_filtered.D699]" office:value-type="float" office:value="8" calcext:value-type="float">
            <text:p>8.00E+00</text:p>
          </table:table-cell>
          <table:table-cell table:formula="of:=[.D699]*[.$J$5]" office:value-type="float" office:value="8000000" calcext:value-type="float">
            <text:p>8000000</text:p>
          </table:table-cell>
          <table:table-cell table:formula="of:=[.B699]/1000000000" office:value-type="float" office:value="0.000231" calcext:value-type="float">
            <text:p>0.000231</text:p>
          </table:table-cell>
          <table:table-cell table:formula="of:=[.C699]/1000000000" office:value-type="float" office:value="0.00137" calcext:value-type="float">
            <text:p>0.00137</text:p>
          </table:table-cell>
          <table:table-cell table:formula="of:=[.E69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371000" calcext:value-type="float">
            <text:p>371000</text:p>
          </table:table-cell>
          <table:table-cell office:value-type="float" office:value="1776000" calcext:value-type="float">
            <text:p>1776000</text:p>
          </table:table-cell>
          <table:table-cell table:formula="of:=[$MillDB_wikidata_filtered.D700]" office:value-type="float" office:value="6" calcext:value-type="float">
            <text:p>6.00E+00</text:p>
          </table:table-cell>
          <table:table-cell table:formula="of:=[.D700]*[.$J$5]" office:value-type="float" office:value="6000000" calcext:value-type="float">
            <text:p>6000000</text:p>
          </table:table-cell>
          <table:table-cell table:formula="of:=[.B700]/1000000000" office:value-type="float" office:value="0.000371" calcext:value-type="float">
            <text:p>0.000371</text:p>
          </table:table-cell>
          <table:table-cell table:formula="of:=[.C700]/1000000000" office:value-type="float" office:value="0.001776" calcext:value-type="float">
            <text:p>0.001776</text:p>
          </table:table-cell>
          <table:table-cell table:formula="of:=[.E700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509000" calcext:value-type="float">
            <text:p>1509000</text:p>
          </table:table-cell>
          <table:table-cell office:value-type="float" office:value="6092000" calcext:value-type="float">
            <text:p>6092000</text:p>
          </table:table-cell>
          <table:table-cell table:formula="of:=[$MillDB_wikidata_filtered.D701]" office:value-type="float" office:value="11" calcext:value-type="float">
            <text:p>1.10E+01</text:p>
          </table:table-cell>
          <table:table-cell table:formula="of:=[.D701]*[.$J$5]" office:value-type="float" office:value="11000000" calcext:value-type="float">
            <text:p>11000000</text:p>
          </table:table-cell>
          <table:table-cell table:formula="of:=[.B701]/1000000000" office:value-type="float" office:value="0.001509" calcext:value-type="float">
            <text:p>0.001509</text:p>
          </table:table-cell>
          <table:table-cell table:formula="of:=[.C701]/1000000000" office:value-type="float" office:value="0.006092" calcext:value-type="float">
            <text:p>0.006092</text:p>
          </table:table-cell>
          <table:table-cell table:formula="of:=[.E701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94000" calcext:value-type="float">
            <text:p>94000</text:p>
          </table:table-cell>
          <table:table-cell office:value-type="float" office:value="552000" calcext:value-type="float">
            <text:p>552000</text:p>
          </table:table-cell>
          <table:table-cell table:formula="of:=[$MillDB_wikidata_filtered.D702]" office:value-type="float" office:value="7" calcext:value-type="float">
            <text:p>7.00E+00</text:p>
          </table:table-cell>
          <table:table-cell table:formula="of:=[.D702]*[.$J$5]" office:value-type="float" office:value="7000000" calcext:value-type="float">
            <text:p>7000000</text:p>
          </table:table-cell>
          <table:table-cell table:formula="of:=[.B702]/1000000000" office:value-type="float" office:value="0.000094" calcext:value-type="float">
            <text:p>0.000094</text:p>
          </table:table-cell>
          <table:table-cell table:formula="of:=[.C702]/1000000000" office:value-type="float" office:value="0.000552" calcext:value-type="float">
            <text:p>0.000552</text:p>
          </table:table-cell>
          <table:table-cell table:formula="of:=[.E702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3983999" calcext:value-type="float">
            <text:p>3983999</text:p>
          </table:table-cell>
          <table:table-cell office:value-type="float" office:value="1386000" calcext:value-type="float">
            <text:p>1386000</text:p>
          </table:table-cell>
          <table:table-cell table:formula="of:=[$MillDB_wikidata_filtered.D703]" office:value-type="float" office:value="6" calcext:value-type="float">
            <text:p>6.00E+00</text:p>
          </table:table-cell>
          <table:table-cell table:formula="of:=[.D703]*[.$J$5]" office:value-type="float" office:value="6000000" calcext:value-type="float">
            <text:p>6000000</text:p>
          </table:table-cell>
          <table:table-cell table:formula="of:=[.B703]/1000000000" office:value-type="float" office:value="0.003983999" calcext:value-type="float">
            <text:p>0.003983999</text:p>
          </table:table-cell>
          <table:table-cell table:formula="of:=[.C703]/1000000000" office:value-type="float" office:value="0.001386" calcext:value-type="float">
            <text:p>0.001386</text:p>
          </table:table-cell>
          <table:table-cell table:formula="of:=[.E703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3740000" calcext:value-type="float">
            <text:p>3740000</text:p>
          </table:table-cell>
          <table:table-cell office:value-type="float" office:value="2119000" calcext:value-type="float">
            <text:p>2119000</text:p>
          </table:table-cell>
          <table:table-cell table:formula="of:=[$MillDB_wikidata_filtered.D704]" office:value-type="float" office:value="7" calcext:value-type="float">
            <text:p>7.00E+00</text:p>
          </table:table-cell>
          <table:table-cell table:formula="of:=[.D704]*[.$J$5]" office:value-type="float" office:value="7000000" calcext:value-type="float">
            <text:p>7000000</text:p>
          </table:table-cell>
          <table:table-cell table:formula="of:=[.B704]/1000000000" office:value-type="float" office:value="0.00374" calcext:value-type="float">
            <text:p>0.00374</text:p>
          </table:table-cell>
          <table:table-cell table:formula="of:=[.C704]/1000000000" office:value-type="float" office:value="0.002119" calcext:value-type="float">
            <text:p>0.002119</text:p>
          </table:table-cell>
          <table:table-cell table:formula="of:=[.E704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284000" calcext:value-type="float">
            <text:p>284000</text:p>
          </table:table-cell>
          <table:table-cell office:value-type="float" office:value="2749000" calcext:value-type="float">
            <text:p>2749000</text:p>
          </table:table-cell>
          <table:table-cell table:formula="of:=[$MillDB_wikidata_filtered.D705]" office:value-type="float" office:value="10" calcext:value-type="float">
            <text:p>1.00E+01</text:p>
          </table:table-cell>
          <table:table-cell table:formula="of:=[.D705]*[.$J$5]" office:value-type="float" office:value="10000000" calcext:value-type="float">
            <text:p>10000000</text:p>
          </table:table-cell>
          <table:table-cell table:formula="of:=[.B705]/1000000000" office:value-type="float" office:value="0.000284" calcext:value-type="float">
            <text:p>0.000284</text:p>
          </table:table-cell>
          <table:table-cell table:formula="of:=[.C705]/1000000000" office:value-type="float" office:value="0.002749" calcext:value-type="float">
            <text:p>0.002749</text:p>
          </table:table-cell>
          <table:table-cell table:formula="of:=[.E705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455000" calcext:value-type="float">
            <text:p>455000</text:p>
          </table:table-cell>
          <table:table-cell office:value-type="float" office:value="22829000" calcext:value-type="float">
            <text:p>22829000</text:p>
          </table:table-cell>
          <table:table-cell table:formula="of:=[$MillDB_wikidata_filtered.D706]" office:value-type="float" office:value="15" calcext:value-type="float">
            <text:p>1.50E+01</text:p>
          </table:table-cell>
          <table:table-cell table:formula="of:=[.D706]*[.$J$5]" office:value-type="float" office:value="15000000" calcext:value-type="float">
            <text:p>15000000</text:p>
          </table:table-cell>
          <table:table-cell table:formula="of:=[.B706]/1000000000" office:value-type="float" office:value="0.000455" calcext:value-type="float">
            <text:p>0.000455</text:p>
          </table:table-cell>
          <table:table-cell table:formula="of:=[.C706]/1000000000" office:value-type="float" office:value="0.022829" calcext:value-type="float">
            <text:p>0.022829</text:p>
          </table:table-cell>
          <table:table-cell table:formula="of:=[.E706]/[.$J$6]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475000" calcext:value-type="float">
            <text:p>1475000</text:p>
          </table:table-cell>
          <table:table-cell office:value-type="float" office:value="10281000" calcext:value-type="float">
            <text:p>10281000</text:p>
          </table:table-cell>
          <table:table-cell table:formula="of:=[$MillDB_wikidata_filtered.D707]" office:value-type="float" office:value="13" calcext:value-type="float">
            <text:p>1.30E+01</text:p>
          </table:table-cell>
          <table:table-cell table:formula="of:=[.D707]*[.$J$5]" office:value-type="float" office:value="13000000" calcext:value-type="float">
            <text:p>13000000</text:p>
          </table:table-cell>
          <table:table-cell table:formula="of:=[.B707]/1000000000" office:value-type="float" office:value="0.001475" calcext:value-type="float">
            <text:p>0.001475</text:p>
          </table:table-cell>
          <table:table-cell table:formula="of:=[.C707]/1000000000" office:value-type="float" office:value="0.010281" calcext:value-type="float">
            <text:p>0.010281</text:p>
          </table:table-cell>
          <table:table-cell table:formula="of:=[.E707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39000" calcext:value-type="float">
            <text:p>139000</text:p>
          </table:table-cell>
          <table:table-cell office:value-type="float" office:value="774000" calcext:value-type="float">
            <text:p>774000</text:p>
          </table:table-cell>
          <table:table-cell table:formula="of:=[$MillDB_wikidata_filtered.D708]" office:value-type="float" office:value="8" calcext:value-type="float">
            <text:p>8.00E+00</text:p>
          </table:table-cell>
          <table:table-cell table:formula="of:=[.D708]*[.$J$5]" office:value-type="float" office:value="8000000" calcext:value-type="float">
            <text:p>8000000</text:p>
          </table:table-cell>
          <table:table-cell table:formula="of:=[.B708]/1000000000" office:value-type="float" office:value="0.000139" calcext:value-type="float">
            <text:p>0.000139</text:p>
          </table:table-cell>
          <table:table-cell table:formula="of:=[.C708]/1000000000" office:value-type="float" office:value="0.000774" calcext:value-type="float">
            <text:p>0.000774</text:p>
          </table:table-cell>
          <table:table-cell table:formula="of:=[.E708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55000" calcext:value-type="float">
            <text:p>155000</text:p>
          </table:table-cell>
          <table:table-cell office:value-type="float" office:value="172000" calcext:value-type="float">
            <text:p>172000</text:p>
          </table:table-cell>
          <table:table-cell table:formula="of:=[$MillDB_wikidata_filtered.D709]" office:value-type="float" office:value="5" calcext:value-type="float">
            <text:p>5.00E+00</text:p>
          </table:table-cell>
          <table:table-cell table:formula="of:=[.D709]*[.$J$5]" office:value-type="float" office:value="5000000" calcext:value-type="float">
            <text:p>5000000</text:p>
          </table:table-cell>
          <table:table-cell table:formula="of:=[.B709]/1000000000" office:value-type="float" office:value="0.000155" calcext:value-type="float">
            <text:p>0.000155</text:p>
          </table:table-cell>
          <table:table-cell table:formula="of:=[.C709]/1000000000" office:value-type="float" office:value="0.000172" calcext:value-type="float">
            <text:p>0.000172</text:p>
          </table:table-cell>
          <table:table-cell table:formula="of:=[.E709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570000" calcext:value-type="float">
            <text:p>570000</text:p>
          </table:table-cell>
          <table:table-cell office:value-type="float" office:value="504000" calcext:value-type="float">
            <text:p>504000</text:p>
          </table:table-cell>
          <table:table-cell table:formula="of:=[$MillDB_wikidata_filtered.D710]" office:value-type="float" office:value="8" calcext:value-type="float">
            <text:p>8.00E+00</text:p>
          </table:table-cell>
          <table:table-cell table:formula="of:=[.D710]*[.$J$5]" office:value-type="float" office:value="8000000" calcext:value-type="float">
            <text:p>8000000</text:p>
          </table:table-cell>
          <table:table-cell table:formula="of:=[.B710]/1000000000" office:value-type="float" office:value="0.00057" calcext:value-type="float">
            <text:p>0.00057</text:p>
          </table:table-cell>
          <table:table-cell table:formula="of:=[.C710]/1000000000" office:value-type="float" office:value="0.000504" calcext:value-type="float">
            <text:p>0.000504</text:p>
          </table:table-cell>
          <table:table-cell table:formula="of:=[.E71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404000" calcext:value-type="float">
            <text:p>404000</text:p>
          </table:table-cell>
          <table:table-cell office:value-type="float" office:value="936000" calcext:value-type="float">
            <text:p>936000</text:p>
          </table:table-cell>
          <table:table-cell table:formula="of:=[$MillDB_wikidata_filtered.D711]" office:value-type="float" office:value="5" calcext:value-type="float">
            <text:p>5.00E+00</text:p>
          </table:table-cell>
          <table:table-cell table:formula="of:=[.D711]*[.$J$5]" office:value-type="float" office:value="5000000" calcext:value-type="float">
            <text:p>5000000</text:p>
          </table:table-cell>
          <table:table-cell table:formula="of:=[.B711]/1000000000" office:value-type="float" office:value="0.000404" calcext:value-type="float">
            <text:p>0.000404</text:p>
          </table:table-cell>
          <table:table-cell table:formula="of:=[.C711]/1000000000" office:value-type="float" office:value="0.000936" calcext:value-type="float">
            <text:p>0.000936</text:p>
          </table:table-cell>
          <table:table-cell table:formula="of:=[.E711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986000" calcext:value-type="float">
            <text:p>1986000</text:p>
          </table:table-cell>
          <table:table-cell office:value-type="float" office:value="7508000" calcext:value-type="float">
            <text:p>7508000</text:p>
          </table:table-cell>
          <table:table-cell table:formula="of:=[$MillDB_wikidata_filtered.D712]" office:value-type="float" office:value="11" calcext:value-type="float">
            <text:p>1.10E+01</text:p>
          </table:table-cell>
          <table:table-cell table:formula="of:=[.D712]*[.$J$5]" office:value-type="float" office:value="11000000" calcext:value-type="float">
            <text:p>11000000</text:p>
          </table:table-cell>
          <table:table-cell table:formula="of:=[.B712]/1000000000" office:value-type="float" office:value="0.001986" calcext:value-type="float">
            <text:p>0.001986</text:p>
          </table:table-cell>
          <table:table-cell table:formula="of:=[.C712]/1000000000" office:value-type="float" office:value="0.007508" calcext:value-type="float">
            <text:p>0.007508</text:p>
          </table:table-cell>
          <table:table-cell table:formula="of:=[.E712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885000" calcext:value-type="float">
            <text:p>885000</text:p>
          </table:table-cell>
          <table:table-cell office:value-type="float" office:value="10761000" calcext:value-type="float">
            <text:p>10761000</text:p>
          </table:table-cell>
          <table:table-cell table:formula="of:=[$MillDB_wikidata_filtered.D713]" office:value-type="float" office:value="9" calcext:value-type="float">
            <text:p>9.00E+00</text:p>
          </table:table-cell>
          <table:table-cell table:formula="of:=[.D713]*[.$J$5]" office:value-type="float" office:value="9000000" calcext:value-type="float">
            <text:p>9000000</text:p>
          </table:table-cell>
          <table:table-cell table:formula="of:=[.B713]/1000000000" office:value-type="float" office:value="0.000885" calcext:value-type="float">
            <text:p>0.000885</text:p>
          </table:table-cell>
          <table:table-cell table:formula="of:=[.C713]/1000000000" office:value-type="float" office:value="0.010761" calcext:value-type="float">
            <text:p>0.010761</text:p>
          </table:table-cell>
          <table:table-cell table:formula="of:=[.E713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75246000" calcext:value-type="float">
            <text:p>75246000</text:p>
          </table:table-cell>
          <table:table-cell office:value-type="float" office:value="63388000" calcext:value-type="float">
            <text:p>63388000</text:p>
          </table:table-cell>
          <table:table-cell table:formula="of:=[$MillDB_wikidata_filtered.D714]" office:value-type="float" office:value="55" calcext:value-type="float">
            <text:p>5.50E+01</text:p>
          </table:table-cell>
          <table:table-cell table:formula="of:=[.D714]*[.$J$5]" office:value-type="float" office:value="55000000" calcext:value-type="float">
            <text:p>55000000</text:p>
          </table:table-cell>
          <table:table-cell table:formula="of:=[.B714]/1000000000" office:value-type="float" office:value="0.075246" calcext:value-type="float">
            <text:p>0.075246</text:p>
          </table:table-cell>
          <table:table-cell table:formula="of:=[.C714]/1000000000" office:value-type="float" office:value="0.063388" calcext:value-type="float">
            <text:p>0.063388</text:p>
          </table:table-cell>
          <table:table-cell table:formula="of:=[.E714]/[.$J$6]" office:value-type="float" office:value="0.055" calcext:value-type="float">
            <text:p>0.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328000" calcext:value-type="float">
            <text:p>328000</text:p>
          </table:table-cell>
          <table:table-cell office:value-type="float" office:value="1740000" calcext:value-type="float">
            <text:p>1740000</text:p>
          </table:table-cell>
          <table:table-cell table:formula="of:=[$MillDB_wikidata_filtered.D715]" office:value-type="float" office:value="7" calcext:value-type="float">
            <text:p>7.00E+00</text:p>
          </table:table-cell>
          <table:table-cell table:formula="of:=[.D715]*[.$J$5]" office:value-type="float" office:value="7000000" calcext:value-type="float">
            <text:p>7000000</text:p>
          </table:table-cell>
          <table:table-cell table:formula="of:=[.B715]/1000000000" office:value-type="float" office:value="0.000328" calcext:value-type="float">
            <text:p>0.000328</text:p>
          </table:table-cell>
          <table:table-cell table:formula="of:=[.C715]/1000000000" office:value-type="float" office:value="0.00174" calcext:value-type="float">
            <text:p>0.00174</text:p>
          </table:table-cell>
          <table:table-cell table:formula="of:=[.E715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11476000" calcext:value-type="float">
            <text:p>11476000</text:p>
          </table:table-cell>
          <table:table-cell office:value-type="float" office:value="20334000" calcext:value-type="float">
            <text:p>20334000</text:p>
          </table:table-cell>
          <table:table-cell table:formula="of:=[$MillDB_wikidata_filtered.D716]" office:value-type="float" office:value="18" calcext:value-type="float">
            <text:p>1.80E+01</text:p>
          </table:table-cell>
          <table:table-cell table:formula="of:=[.D716]*[.$J$5]" office:value-type="float" office:value="18000000" calcext:value-type="float">
            <text:p>18000000</text:p>
          </table:table-cell>
          <table:table-cell table:formula="of:=[.B716]/1000000000" office:value-type="float" office:value="0.011476" calcext:value-type="float">
            <text:p>0.011476</text:p>
          </table:table-cell>
          <table:table-cell table:formula="of:=[.C716]/1000000000" office:value-type="float" office:value="0.020334" calcext:value-type="float">
            <text:p>0.020334</text:p>
          </table:table-cell>
          <table:table-cell table:formula="of:=[.E716]/[.$J$6]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6989000" calcext:value-type="float">
            <text:p>6989000</text:p>
          </table:table-cell>
          <table:table-cell office:value-type="float" office:value="9652000" calcext:value-type="float">
            <text:p>9652000</text:p>
          </table:table-cell>
          <table:table-cell table:formula="of:=[$MillDB_wikidata_filtered.D717]" office:value-type="float" office:value="22" calcext:value-type="float">
            <text:p>2.20E+01</text:p>
          </table:table-cell>
          <table:table-cell table:formula="of:=[.D717]*[.$J$5]" office:value-type="float" office:value="22000000" calcext:value-type="float">
            <text:p>22000000</text:p>
          </table:table-cell>
          <table:table-cell table:formula="of:=[.B717]/1000000000" office:value-type="float" office:value="0.006989" calcext:value-type="float">
            <text:p>0.006989</text:p>
          </table:table-cell>
          <table:table-cell table:formula="of:=[.C717]/1000000000" office:value-type="float" office:value="0.009652" calcext:value-type="float">
            <text:p>0.009652</text:p>
          </table:table-cell>
          <table:table-cell table:formula="of:=[.E717]/[.$J$6]" office:value-type="float" office:value="0.022" calcext:value-type="float">
            <text:p>0.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416000" calcext:value-type="float">
            <text:p>416000</text:p>
          </table:table-cell>
          <table:table-cell office:value-type="float" office:value="1778000" calcext:value-type="float">
            <text:p>1778000</text:p>
          </table:table-cell>
          <table:table-cell table:formula="of:=[$MillDB_wikidata_filtered.D718]" office:value-type="float" office:value="7" calcext:value-type="float">
            <text:p>7.00E+00</text:p>
          </table:table-cell>
          <table:table-cell table:formula="of:=[.D718]*[.$J$5]" office:value-type="float" office:value="7000000" calcext:value-type="float">
            <text:p>7000000</text:p>
          </table:table-cell>
          <table:table-cell table:formula="of:=[.B718]/1000000000" office:value-type="float" office:value="0.000416" calcext:value-type="float">
            <text:p>0.000416</text:p>
          </table:table-cell>
          <table:table-cell table:formula="of:=[.C718]/1000000000" office:value-type="float" office:value="0.001778" calcext:value-type="float">
            <text:p>0.001778</text:p>
          </table:table-cell>
          <table:table-cell table:formula="of:=[.E718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6856000" calcext:value-type="float">
            <text:p>6856000</text:p>
          </table:table-cell>
          <table:table-cell office:value-type="float" office:value="26865000" calcext:value-type="float">
            <text:p>26865000</text:p>
          </table:table-cell>
          <table:table-cell table:formula="of:=[$MillDB_wikidata_filtered.D719]" office:value-type="float" office:value="18" calcext:value-type="float">
            <text:p>1.80E+01</text:p>
          </table:table-cell>
          <table:table-cell table:formula="of:=[.D719]*[.$J$5]" office:value-type="float" office:value="18000000" calcext:value-type="float">
            <text:p>18000000</text:p>
          </table:table-cell>
          <table:table-cell table:formula="of:=[.B719]/1000000000" office:value-type="float" office:value="0.006856" calcext:value-type="float">
            <text:p>0.006856</text:p>
          </table:table-cell>
          <table:table-cell table:formula="of:=[.C719]/1000000000" office:value-type="float" office:value="0.026865" calcext:value-type="float">
            <text:p>0.026865</text:p>
          </table:table-cell>
          <table:table-cell table:formula="of:=[.E719]/[.$J$6]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340000" calcext:value-type="float">
            <text:p>340000</text:p>
          </table:table-cell>
          <table:table-cell office:value-type="float" office:value="759000" calcext:value-type="float">
            <text:p>759000</text:p>
          </table:table-cell>
          <table:table-cell table:formula="of:=[$MillDB_wikidata_filtered.D720]" office:value-type="float" office:value="9" calcext:value-type="float">
            <text:p>9.00E+00</text:p>
          </table:table-cell>
          <table:table-cell table:formula="of:=[.D720]*[.$J$5]" office:value-type="float" office:value="9000000" calcext:value-type="float">
            <text:p>9000000</text:p>
          </table:table-cell>
          <table:table-cell table:formula="of:=[.B720]/1000000000" office:value-type="float" office:value="0.00034" calcext:value-type="float">
            <text:p>0.00034</text:p>
          </table:table-cell>
          <table:table-cell table:formula="of:=[.C720]/1000000000" office:value-type="float" office:value="0.000759" calcext:value-type="float">
            <text:p>0.000759</text:p>
          </table:table-cell>
          <table:table-cell table:formula="of:=[.E720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21493000" calcext:value-type="float">
            <text:p>21493000</text:p>
          </table:table-cell>
          <table:table-cell office:value-type="float" office:value="310872000" calcext:value-type="float">
            <text:p>310872000</text:p>
          </table:table-cell>
          <table:table-cell table:formula="of:=[$MillDB_wikidata_filtered.D721]" office:value-type="float" office:value="158" calcext:value-type="float">
            <text:p>1.58E+02</text:p>
          </table:table-cell>
          <table:table-cell table:formula="of:=[.D721]*[.$J$5]" office:value-type="float" office:value="158000000" calcext:value-type="float">
            <text:p>158000000</text:p>
          </table:table-cell>
          <table:table-cell table:formula="of:=[.B721]/1000000000" office:value-type="float" office:value="0.021493" calcext:value-type="float">
            <text:p>0.021493</text:p>
          </table:table-cell>
          <table:table-cell table:formula="of:=[.C721]/1000000000" office:value-type="float" office:value="0.310872" calcext:value-type="float">
            <text:p>0.310872</text:p>
          </table:table-cell>
          <table:table-cell table:formula="of:=[.E721]/[.$J$6]" office:value-type="float" office:value="0.158" calcext:value-type="float">
            <text:p>0.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378000" calcext:value-type="float">
            <text:p>378000</text:p>
          </table:table-cell>
          <table:table-cell office:value-type="float" office:value="5270000" calcext:value-type="float">
            <text:p>5270000</text:p>
          </table:table-cell>
          <table:table-cell table:formula="of:=[$MillDB_wikidata_filtered.D722]" office:value-type="float" office:value="7" calcext:value-type="float">
            <text:p>7.00E+00</text:p>
          </table:table-cell>
          <table:table-cell table:formula="of:=[.D722]*[.$J$5]" office:value-type="float" office:value="7000000" calcext:value-type="float">
            <text:p>7000000</text:p>
          </table:table-cell>
          <table:table-cell table:formula="of:=[.B722]/1000000000" office:value-type="float" office:value="0.000378" calcext:value-type="float">
            <text:p>0.000378</text:p>
          </table:table-cell>
          <table:table-cell table:formula="of:=[.C722]/1000000000" office:value-type="float" office:value="0.00527" calcext:value-type="float">
            <text:p>0.00527</text:p>
          </table:table-cell>
          <table:table-cell table:formula="of:=[.E722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201000" calcext:value-type="float">
            <text:p>201000</text:p>
          </table:table-cell>
          <table:table-cell office:value-type="float" office:value="646000" calcext:value-type="float">
            <text:p>646000</text:p>
          </table:table-cell>
          <table:table-cell table:formula="of:=[$MillDB_wikidata_filtered.D723]" office:value-type="float" office:value="9" calcext:value-type="float">
            <text:p>9.00E+00</text:p>
          </table:table-cell>
          <table:table-cell table:formula="of:=[.D723]*[.$J$5]" office:value-type="float" office:value="9000000" calcext:value-type="float">
            <text:p>9000000</text:p>
          </table:table-cell>
          <table:table-cell table:formula="of:=[.B723]/1000000000" office:value-type="float" office:value="0.000201" calcext:value-type="float">
            <text:p>0.000201</text:p>
          </table:table-cell>
          <table:table-cell table:formula="of:=[.C723]/1000000000" office:value-type="float" office:value="0.000646" calcext:value-type="float">
            <text:p>0.000646</text:p>
          </table:table-cell>
          <table:table-cell table:formula="of:=[.E723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7393000" calcext:value-type="float">
            <text:p>7393000</text:p>
          </table:table-cell>
          <table:table-cell office:value-type="float" office:value="80239000" calcext:value-type="float">
            <text:p>80239000</text:p>
          </table:table-cell>
          <table:table-cell table:formula="of:=[$MillDB_wikidata_filtered.D724]" office:value-type="float" office:value="26" calcext:value-type="float">
            <text:p>2.60E+01</text:p>
          </table:table-cell>
          <table:table-cell table:formula="of:=[.D724]*[.$J$5]" office:value-type="float" office:value="26000000" calcext:value-type="float">
            <text:p>26000000</text:p>
          </table:table-cell>
          <table:table-cell table:formula="of:=[.B724]/1000000000" office:value-type="float" office:value="0.007393" calcext:value-type="float">
            <text:p>0.007393</text:p>
          </table:table-cell>
          <table:table-cell table:formula="of:=[.C724]/1000000000" office:value-type="float" office:value="0.080239" calcext:value-type="float">
            <text:p>0.080239</text:p>
          </table:table-cell>
          <table:table-cell table:formula="of:=[.E724]/[.$J$6]" office:value-type="float" office:value="0.026" calcext:value-type="float">
            <text:p>0.0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46000" calcext:value-type="float">
            <text:p>146000</text:p>
          </table:table-cell>
          <table:table-cell office:value-type="float" office:value="308000" calcext:value-type="float">
            <text:p>308000</text:p>
          </table:table-cell>
          <table:table-cell table:formula="of:=[$MillDB_wikidata_filtered.D725]" office:value-type="float" office:value="8" calcext:value-type="float">
            <text:p>8.00E+00</text:p>
          </table:table-cell>
          <table:table-cell table:formula="of:=[.D725]*[.$J$5]" office:value-type="float" office:value="8000000" calcext:value-type="float">
            <text:p>8000000</text:p>
          </table:table-cell>
          <table:table-cell table:formula="of:=[.B725]/1000000000" office:value-type="float" office:value="0.000146" calcext:value-type="float">
            <text:p>0.000146</text:p>
          </table:table-cell>
          <table:table-cell table:formula="of:=[.C725]/1000000000" office:value-type="float" office:value="0.000308" calcext:value-type="float">
            <text:p>0.000308</text:p>
          </table:table-cell>
          <table:table-cell table:formula="of:=[.E725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1652000" calcext:value-type="float">
            <text:p>1652000</text:p>
          </table:table-cell>
          <table:table-cell office:value-type="float" office:value="6627000" calcext:value-type="float">
            <text:p>6627000</text:p>
          </table:table-cell>
          <table:table-cell table:formula="of:=[$MillDB_wikidata_filtered.D726]" office:value-type="float" office:value="9" calcext:value-type="float">
            <text:p>9.00E+00</text:p>
          </table:table-cell>
          <table:table-cell table:formula="of:=[.D726]*[.$J$5]" office:value-type="float" office:value="9000000" calcext:value-type="float">
            <text:p>9000000</text:p>
          </table:table-cell>
          <table:table-cell table:formula="of:=[.B726]/1000000000" office:value-type="float" office:value="0.001652" calcext:value-type="float">
            <text:p>0.001652</text:p>
          </table:table-cell>
          <table:table-cell table:formula="of:=[.C726]/1000000000" office:value-type="float" office:value="0.006627" calcext:value-type="float">
            <text:p>0.006627</text:p>
          </table:table-cell>
          <table:table-cell table:formula="of:=[.E726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921000" calcext:value-type="float">
            <text:p>1921000</text:p>
          </table:table-cell>
          <table:table-cell office:value-type="float" office:value="18472000" calcext:value-type="float">
            <text:p>18472000</text:p>
          </table:table-cell>
          <table:table-cell table:formula="of:=[$MillDB_wikidata_filtered.D727]" office:value-type="float" office:value="14" calcext:value-type="float">
            <text:p>1.40E+01</text:p>
          </table:table-cell>
          <table:table-cell table:formula="of:=[.D727]*[.$J$5]" office:value-type="float" office:value="14000000" calcext:value-type="float">
            <text:p>14000000</text:p>
          </table:table-cell>
          <table:table-cell table:formula="of:=[.B727]/1000000000" office:value-type="float" office:value="0.001921" calcext:value-type="float">
            <text:p>0.001921</text:p>
          </table:table-cell>
          <table:table-cell table:formula="of:=[.C727]/1000000000" office:value-type="float" office:value="0.018472" calcext:value-type="float">
            <text:p>0.018472</text:p>
          </table:table-cell>
          <table:table-cell table:formula="of:=[.E727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3152000" calcext:value-type="float">
            <text:p>3152000</text:p>
          </table:table-cell>
          <table:table-cell office:value-type="float" office:value="740000" calcext:value-type="float">
            <text:p>740000</text:p>
          </table:table-cell>
          <table:table-cell table:formula="of:=[$MillDB_wikidata_filtered.D728]" office:value-type="float" office:value="6" calcext:value-type="float">
            <text:p>6.00E+00</text:p>
          </table:table-cell>
          <table:table-cell table:formula="of:=[.D728]*[.$J$5]" office:value-type="float" office:value="6000000" calcext:value-type="float">
            <text:p>6000000</text:p>
          </table:table-cell>
          <table:table-cell table:formula="of:=[.B728]/1000000000" office:value-type="float" office:value="0.003152" calcext:value-type="float">
            <text:p>0.003152</text:p>
          </table:table-cell>
          <table:table-cell table:formula="of:=[.C728]/1000000000" office:value-type="float" office:value="0.00074" calcext:value-type="float">
            <text:p>0.00074</text:p>
          </table:table-cell>
          <table:table-cell table:formula="of:=[.E728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2267000" calcext:value-type="float">
            <text:p>2267000</text:p>
          </table:table-cell>
          <table:table-cell office:value-type="float" office:value="140759000" calcext:value-type="float">
            <text:p>140759000</text:p>
          </table:table-cell>
          <table:table-cell table:formula="of:=[$MillDB_wikidata_filtered.D729]" office:value-type="float" office:value="66" calcext:value-type="float">
            <text:p>6.60E+01</text:p>
          </table:table-cell>
          <table:table-cell table:formula="of:=[.D729]*[.$J$5]" office:value-type="float" office:value="66000000" calcext:value-type="float">
            <text:p>66000000</text:p>
          </table:table-cell>
          <table:table-cell table:formula="of:=[.B729]/1000000000" office:value-type="float" office:value="0.002267" calcext:value-type="float">
            <text:p>0.002267</text:p>
          </table:table-cell>
          <table:table-cell table:formula="of:=[.C729]/1000000000" office:value-type="float" office:value="0.140759" calcext:value-type="float">
            <text:p>0.140759</text:p>
          </table:table-cell>
          <table:table-cell table:formula="of:=[.E729]/[.$J$6]" office:value-type="float" office:value="0.066" calcext:value-type="float">
            <text:p>0.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717000" calcext:value-type="float">
            <text:p>717000</text:p>
          </table:table-cell>
          <table:table-cell office:value-type="float" office:value="2084000" calcext:value-type="float">
            <text:p>2084000</text:p>
          </table:table-cell>
          <table:table-cell table:formula="of:=[$MillDB_wikidata_filtered.D730]" office:value-type="float" office:value="8" calcext:value-type="float">
            <text:p>8.00E+00</text:p>
          </table:table-cell>
          <table:table-cell table:formula="of:=[.D730]*[.$J$5]" office:value-type="float" office:value="8000000" calcext:value-type="float">
            <text:p>8000000</text:p>
          </table:table-cell>
          <table:table-cell table:formula="of:=[.B730]/1000000000" office:value-type="float" office:value="0.000717" calcext:value-type="float">
            <text:p>0.000717</text:p>
          </table:table-cell>
          <table:table-cell table:formula="of:=[.C730]/1000000000" office:value-type="float" office:value="0.002084" calcext:value-type="float">
            <text:p>0.002084</text:p>
          </table:table-cell>
          <table:table-cell table:formula="of:=[.E73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781000" calcext:value-type="float">
            <text:p>781000</text:p>
          </table:table-cell>
          <table:table-cell office:value-type="float" office:value="3759000" calcext:value-type="float">
            <text:p>3759000</text:p>
          </table:table-cell>
          <table:table-cell table:formula="of:=[$MillDB_wikidata_filtered.D731]" office:value-type="float" office:value="7" calcext:value-type="float">
            <text:p>7.00E+00</text:p>
          </table:table-cell>
          <table:table-cell table:formula="of:=[.D731]*[.$J$5]" office:value-type="float" office:value="7000000" calcext:value-type="float">
            <text:p>7000000</text:p>
          </table:table-cell>
          <table:table-cell table:formula="of:=[.B731]/1000000000" office:value-type="float" office:value="0.000781" calcext:value-type="float">
            <text:p>0.000781</text:p>
          </table:table-cell>
          <table:table-cell table:formula="of:=[.C731]/1000000000" office:value-type="float" office:value="0.003759" calcext:value-type="float">
            <text:p>0.003759</text:p>
          </table:table-cell>
          <table:table-cell table:formula="of:=[.E731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573000" calcext:value-type="float">
            <text:p>573000</text:p>
          </table:table-cell>
          <table:table-cell office:value-type="float" office:value="3201000" calcext:value-type="float">
            <text:p>3201000</text:p>
          </table:table-cell>
          <table:table-cell table:formula="of:=[$MillDB_wikidata_filtered.D732]" office:value-type="float" office:value="9" calcext:value-type="float">
            <text:p>9.00E+00</text:p>
          </table:table-cell>
          <table:table-cell table:formula="of:=[.D732]*[.$J$5]" office:value-type="float" office:value="9000000" calcext:value-type="float">
            <text:p>9000000</text:p>
          </table:table-cell>
          <table:table-cell table:formula="of:=[.B732]/1000000000" office:value-type="float" office:value="0.000573" calcext:value-type="float">
            <text:p>0.000573</text:p>
          </table:table-cell>
          <table:table-cell table:formula="of:=[.C732]/1000000000" office:value-type="float" office:value="0.003201" calcext:value-type="float">
            <text:p>0.003201</text:p>
          </table:table-cell>
          <table:table-cell table:formula="of:=[.E732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476000" calcext:value-type="float">
            <text:p>1476000</text:p>
          </table:table-cell>
          <table:table-cell office:value-type="float" office:value="1491000" calcext:value-type="float">
            <text:p>1491000</text:p>
          </table:table-cell>
          <table:table-cell table:formula="of:=[$MillDB_wikidata_filtered.D733]" office:value-type="float" office:value="8" calcext:value-type="float">
            <text:p>8.00E+00</text:p>
          </table:table-cell>
          <table:table-cell table:formula="of:=[.D733]*[.$J$5]" office:value-type="float" office:value="8000000" calcext:value-type="float">
            <text:p>8000000</text:p>
          </table:table-cell>
          <table:table-cell table:formula="of:=[.B733]/1000000000" office:value-type="float" office:value="0.001476" calcext:value-type="float">
            <text:p>0.001476</text:p>
          </table:table-cell>
          <table:table-cell table:formula="of:=[.C733]/1000000000" office:value-type="float" office:value="0.001491" calcext:value-type="float">
            <text:p>0.001491</text:p>
          </table:table-cell>
          <table:table-cell table:formula="of:=[.E733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597000" calcext:value-type="float">
            <text:p>597000</text:p>
          </table:table-cell>
          <table:table-cell office:value-type="float" office:value="1506000" calcext:value-type="float">
            <text:p>1506000</text:p>
          </table:table-cell>
          <table:table-cell table:formula="of:=[$MillDB_wikidata_filtered.D734]" office:value-type="float" office:value="10" calcext:value-type="float">
            <text:p>1.00E+01</text:p>
          </table:table-cell>
          <table:table-cell table:formula="of:=[.D734]*[.$J$5]" office:value-type="float" office:value="10000000" calcext:value-type="float">
            <text:p>10000000</text:p>
          </table:table-cell>
          <table:table-cell table:formula="of:=[.B734]/1000000000" office:value-type="float" office:value="0.000597" calcext:value-type="float">
            <text:p>0.000597</text:p>
          </table:table-cell>
          <table:table-cell table:formula="of:=[.C734]/1000000000" office:value-type="float" office:value="0.001506" calcext:value-type="float">
            <text:p>0.001506</text:p>
          </table:table-cell>
          <table:table-cell table:formula="of:=[.E734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2784000" calcext:value-type="float">
            <text:p>2784000</text:p>
          </table:table-cell>
          <table:table-cell office:value-type="float" office:value="1807000" calcext:value-type="float">
            <text:p>1807000</text:p>
          </table:table-cell>
          <table:table-cell table:formula="of:=[$MillDB_wikidata_filtered.D735]" office:value-type="float" office:value="7" calcext:value-type="float">
            <text:p>7.00E+00</text:p>
          </table:table-cell>
          <table:table-cell table:formula="of:=[.D735]*[.$J$5]" office:value-type="float" office:value="7000000" calcext:value-type="float">
            <text:p>7000000</text:p>
          </table:table-cell>
          <table:table-cell table:formula="of:=[.B735]/1000000000" office:value-type="float" office:value="0.002784" calcext:value-type="float">
            <text:p>0.002784</text:p>
          </table:table-cell>
          <table:table-cell table:formula="of:=[.C735]/1000000000" office:value-type="float" office:value="0.001807" calcext:value-type="float">
            <text:p>0.001807</text:p>
          </table:table-cell>
          <table:table-cell table:formula="of:=[.E735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29999" calcext:value-type="float">
            <text:p>129999</text:p>
          </table:table-cell>
          <table:table-cell office:value-type="float" office:value="706000" calcext:value-type="float">
            <text:p>706000</text:p>
          </table:table-cell>
          <table:table-cell table:formula="of:=[$MillDB_wikidata_filtered.D736]" office:value-type="float" office:value="8" calcext:value-type="float">
            <text:p>8.00E+00</text:p>
          </table:table-cell>
          <table:table-cell table:formula="of:=[.D736]*[.$J$5]" office:value-type="float" office:value="8000000" calcext:value-type="float">
            <text:p>8000000</text:p>
          </table:table-cell>
          <table:table-cell table:formula="of:=[.B736]/1000000000" office:value-type="float" office:value="0.000129999" calcext:value-type="float">
            <text:p>0.000129999</text:p>
          </table:table-cell>
          <table:table-cell table:formula="of:=[.C736]/1000000000" office:value-type="float" office:value="0.000706" calcext:value-type="float">
            <text:p>0.000706</text:p>
          </table:table-cell>
          <table:table-cell table:formula="of:=[.E736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441000" calcext:value-type="float">
            <text:p>441000</text:p>
          </table:table-cell>
          <table:table-cell office:value-type="float" office:value="14887000" calcext:value-type="float">
            <text:p>14887000</text:p>
          </table:table-cell>
          <table:table-cell table:formula="of:=[$MillDB_wikidata_filtered.D737]" office:value-type="float" office:value="9" calcext:value-type="float">
            <text:p>9.00E+00</text:p>
          </table:table-cell>
          <table:table-cell table:formula="of:=[.D737]*[.$J$5]" office:value-type="float" office:value="9000000" calcext:value-type="float">
            <text:p>9000000</text:p>
          </table:table-cell>
          <table:table-cell table:formula="of:=[.B737]/1000000000" office:value-type="float" office:value="0.000441" calcext:value-type="float">
            <text:p>0.000441</text:p>
          </table:table-cell>
          <table:table-cell table:formula="of:=[.C737]/1000000000" office:value-type="float" office:value="0.014887" calcext:value-type="float">
            <text:p>0.014887</text:p>
          </table:table-cell>
          <table:table-cell table:formula="of:=[.E737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499000" calcext:value-type="float">
            <text:p>499000</text:p>
          </table:table-cell>
          <table:table-cell office:value-type="float" office:value="5325000" calcext:value-type="float">
            <text:p>5325000</text:p>
          </table:table-cell>
          <table:table-cell table:formula="of:=[$MillDB_wikidata_filtered.D738]" office:value-type="float" office:value="5" calcext:value-type="float">
            <text:p>5.00E+00</text:p>
          </table:table-cell>
          <table:table-cell table:formula="of:=[.D738]*[.$J$5]" office:value-type="float" office:value="5000000" calcext:value-type="float">
            <text:p>5000000</text:p>
          </table:table-cell>
          <table:table-cell table:formula="of:=[.B738]/1000000000" office:value-type="float" office:value="0.000499" calcext:value-type="float">
            <text:p>0.000499</text:p>
          </table:table-cell>
          <table:table-cell table:formula="of:=[.C738]/1000000000" office:value-type="float" office:value="0.005325" calcext:value-type="float">
            <text:p>0.005325</text:p>
          </table:table-cell>
          <table:table-cell table:formula="of:=[.E738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663000" calcext:value-type="float">
            <text:p>1663000</text:p>
          </table:table-cell>
          <table:table-cell office:value-type="float" office:value="8196000" calcext:value-type="float">
            <text:p>8196000</text:p>
          </table:table-cell>
          <table:table-cell table:formula="of:=[$MillDB_wikidata_filtered.D739]" office:value-type="float" office:value="10" calcext:value-type="float">
            <text:p>1.00E+01</text:p>
          </table:table-cell>
          <table:table-cell table:formula="of:=[.D739]*[.$J$5]" office:value-type="float" office:value="10000000" calcext:value-type="float">
            <text:p>10000000</text:p>
          </table:table-cell>
          <table:table-cell table:formula="of:=[.B739]/1000000000" office:value-type="float" office:value="0.001663" calcext:value-type="float">
            <text:p>0.001663</text:p>
          </table:table-cell>
          <table:table-cell table:formula="of:=[.C739]/1000000000" office:value-type="float" office:value="0.008196" calcext:value-type="float">
            <text:p>0.008196</text:p>
          </table:table-cell>
          <table:table-cell table:formula="of:=[.E739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63022999" calcext:value-type="float">
            <text:p>63022999</text:p>
          </table:table-cell>
          <table:table-cell office:value-type="float" office:value="13899000" calcext:value-type="float">
            <text:p>13899000</text:p>
          </table:table-cell>
          <table:table-cell table:formula="of:=[$MillDB_wikidata_filtered.D740]" office:value-type="float" office:value="19" calcext:value-type="float">
            <text:p>1.90E+01</text:p>
          </table:table-cell>
          <table:table-cell table:formula="of:=[.D740]*[.$J$5]" office:value-type="float" office:value="19000000" calcext:value-type="float">
            <text:p>19000000</text:p>
          </table:table-cell>
          <table:table-cell table:formula="of:=[.B740]/1000000000" office:value-type="float" office:value="0.063022999" calcext:value-type="float">
            <text:p>0.063022999</text:p>
          </table:table-cell>
          <table:table-cell table:formula="of:=[.C740]/1000000000" office:value-type="float" office:value="0.013899" calcext:value-type="float">
            <text:p>0.013899</text:p>
          </table:table-cell>
          <table:table-cell table:formula="of:=[.E740]/[.$J$6]" office:value-type="float" office:value="0.019" calcext:value-type="float">
            <text:p>0.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8137999" calcext:value-type="float">
            <text:p>8137999</text:p>
          </table:table-cell>
          <table:table-cell office:value-type="float" office:value="7208000" calcext:value-type="float">
            <text:p>7208000</text:p>
          </table:table-cell>
          <table:table-cell table:formula="of:=[$MillDB_wikidata_filtered.D741]" office:value-type="float" office:value="12" calcext:value-type="float">
            <text:p>1.20E+01</text:p>
          </table:table-cell>
          <table:table-cell table:formula="of:=[.D741]*[.$J$5]" office:value-type="float" office:value="12000000" calcext:value-type="float">
            <text:p>12000000</text:p>
          </table:table-cell>
          <table:table-cell table:formula="of:=[.B741]/1000000000" office:value-type="float" office:value="0.008137999" calcext:value-type="float">
            <text:p>0.008137999</text:p>
          </table:table-cell>
          <table:table-cell table:formula="of:=[.C741]/1000000000" office:value-type="float" office:value="0.007208" calcext:value-type="float">
            <text:p>0.007208</text:p>
          </table:table-cell>
          <table:table-cell table:formula="of:=[.E741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263000" calcext:value-type="float">
            <text:p>263000</text:p>
          </table:table-cell>
          <table:table-cell office:value-type="float" office:value="8215000" calcext:value-type="float">
            <text:p>8215000</text:p>
          </table:table-cell>
          <table:table-cell table:formula="of:=[$MillDB_wikidata_filtered.D742]" office:value-type="float" office:value="6" calcext:value-type="float">
            <text:p>6.00E+00</text:p>
          </table:table-cell>
          <table:table-cell table:formula="of:=[.D742]*[.$J$5]" office:value-type="float" office:value="6000000" calcext:value-type="float">
            <text:p>6000000</text:p>
          </table:table-cell>
          <table:table-cell table:formula="of:=[.B742]/1000000000" office:value-type="float" office:value="0.000263" calcext:value-type="float">
            <text:p>0.000263</text:p>
          </table:table-cell>
          <table:table-cell table:formula="of:=[.C742]/1000000000" office:value-type="float" office:value="0.008215" calcext:value-type="float">
            <text:p>0.008215</text:p>
          </table:table-cell>
          <table:table-cell table:formula="of:=[.E742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867000" calcext:value-type="float">
            <text:p>867000</text:p>
          </table:table-cell>
          <table:table-cell office:value-type="float" office:value="3118000" calcext:value-type="float">
            <text:p>3118000</text:p>
          </table:table-cell>
          <table:table-cell table:formula="of:=[$MillDB_wikidata_filtered.D743]" office:value-type="float" office:value="8" calcext:value-type="float">
            <text:p>8.00E+00</text:p>
          </table:table-cell>
          <table:table-cell table:formula="of:=[.D743]*[.$J$5]" office:value-type="float" office:value="8000000" calcext:value-type="float">
            <text:p>8000000</text:p>
          </table:table-cell>
          <table:table-cell table:formula="of:=[.B743]/1000000000" office:value-type="float" office:value="0.000867" calcext:value-type="float">
            <text:p>0.000867</text:p>
          </table:table-cell>
          <table:table-cell table:formula="of:=[.C743]/1000000000" office:value-type="float" office:value="0.003118" calcext:value-type="float">
            <text:p>0.003118</text:p>
          </table:table-cell>
          <table:table-cell table:formula="of:=[.E743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927000" calcext:value-type="float">
            <text:p>927000</text:p>
          </table:table-cell>
          <table:table-cell office:value-type="float" office:value="9644000" calcext:value-type="float">
            <text:p>9644000</text:p>
          </table:table-cell>
          <table:table-cell table:formula="of:=[$MillDB_wikidata_filtered.D744]" office:value-type="float" office:value="11" calcext:value-type="float">
            <text:p>1.10E+01</text:p>
          </table:table-cell>
          <table:table-cell table:formula="of:=[.D744]*[.$J$5]" office:value-type="float" office:value="11000000" calcext:value-type="float">
            <text:p>11000000</text:p>
          </table:table-cell>
          <table:table-cell table:formula="of:=[.B744]/1000000000" office:value-type="float" office:value="0.000927" calcext:value-type="float">
            <text:p>0.000927</text:p>
          </table:table-cell>
          <table:table-cell table:formula="of:=[.C744]/1000000000" office:value-type="float" office:value="0.009644" calcext:value-type="float">
            <text:p>0.009644</text:p>
          </table:table-cell>
          <table:table-cell table:formula="of:=[.E744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314000" calcext:value-type="float">
            <text:p>1314000</text:p>
          </table:table-cell>
          <table:table-cell office:value-type="float" office:value="739000" calcext:value-type="float">
            <text:p>739000</text:p>
          </table:table-cell>
          <table:table-cell table:formula="of:=[$MillDB_wikidata_filtered.D745]" office:value-type="float" office:value="6" calcext:value-type="float">
            <text:p>6.00E+00</text:p>
          </table:table-cell>
          <table:table-cell table:formula="of:=[.D745]*[.$J$5]" office:value-type="float" office:value="6000000" calcext:value-type="float">
            <text:p>6000000</text:p>
          </table:table-cell>
          <table:table-cell table:formula="of:=[.B745]/1000000000" office:value-type="float" office:value="0.001314" calcext:value-type="float">
            <text:p>0.001314</text:p>
          </table:table-cell>
          <table:table-cell table:formula="of:=[.C745]/1000000000" office:value-type="float" office:value="0.000739" calcext:value-type="float">
            <text:p>0.000739</text:p>
          </table:table-cell>
          <table:table-cell table:formula="of:=[.E745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443000" calcext:value-type="float">
            <text:p>443000</text:p>
          </table:table-cell>
          <table:table-cell office:value-type="float" office:value="1593000" calcext:value-type="float">
            <text:p>1593000</text:p>
          </table:table-cell>
          <table:table-cell table:formula="of:=[$MillDB_wikidata_filtered.D746]" office:value-type="float" office:value="7" calcext:value-type="float">
            <text:p>7.00E+00</text:p>
          </table:table-cell>
          <table:table-cell table:formula="of:=[.D746]*[.$J$5]" office:value-type="float" office:value="7000000" calcext:value-type="float">
            <text:p>7000000</text:p>
          </table:table-cell>
          <table:table-cell table:formula="of:=[.B746]/1000000000" office:value-type="float" office:value="0.000443" calcext:value-type="float">
            <text:p>0.000443</text:p>
          </table:table-cell>
          <table:table-cell table:formula="of:=[.C746]/1000000000" office:value-type="float" office:value="0.001593" calcext:value-type="float">
            <text:p>0.001593</text:p>
          </table:table-cell>
          <table:table-cell table:formula="of:=[.E746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83000" calcext:value-type="float">
            <text:p>83000</text:p>
          </table:table-cell>
          <table:table-cell office:value-type="float" office:value="3123000" calcext:value-type="float">
            <text:p>3123000</text:p>
          </table:table-cell>
          <table:table-cell table:formula="of:=[$MillDB_wikidata_filtered.D747]" office:value-type="float" office:value="5" calcext:value-type="float">
            <text:p>5.00E+00</text:p>
          </table:table-cell>
          <table:table-cell table:formula="of:=[.D747]*[.$J$5]" office:value-type="float" office:value="5000000" calcext:value-type="float">
            <text:p>5000000</text:p>
          </table:table-cell>
          <table:table-cell table:formula="of:=[.B747]/1000000000" office:value-type="float" office:value="0.000083" calcext:value-type="float">
            <text:p>0.000083</text:p>
          </table:table-cell>
          <table:table-cell table:formula="of:=[.C747]/1000000000" office:value-type="float" office:value="0.003123" calcext:value-type="float">
            <text:p>0.003123</text:p>
          </table:table-cell>
          <table:table-cell table:formula="of:=[.E747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4005000" calcext:value-type="float">
            <text:p>4005000</text:p>
          </table:table-cell>
          <table:table-cell office:value-type="float" office:value="28687000" calcext:value-type="float">
            <text:p>28687000</text:p>
          </table:table-cell>
          <table:table-cell table:formula="of:=[$MillDB_wikidata_filtered.D748]" office:value-type="float" office:value="18" calcext:value-type="float">
            <text:p>1.80E+01</text:p>
          </table:table-cell>
          <table:table-cell table:formula="of:=[.D748]*[.$J$5]" office:value-type="float" office:value="18000000" calcext:value-type="float">
            <text:p>18000000</text:p>
          </table:table-cell>
          <table:table-cell table:formula="of:=[.B748]/1000000000" office:value-type="float" office:value="0.004005" calcext:value-type="float">
            <text:p>0.004005</text:p>
          </table:table-cell>
          <table:table-cell table:formula="of:=[.C748]/1000000000" office:value-type="float" office:value="0.028687" calcext:value-type="float">
            <text:p>0.028687</text:p>
          </table:table-cell>
          <table:table-cell table:formula="of:=[.E748]/[.$J$6]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33000" calcext:value-type="float">
            <text:p>133000</text:p>
          </table:table-cell>
          <table:table-cell office:value-type="float" office:value="781000" calcext:value-type="float">
            <text:p>781000</text:p>
          </table:table-cell>
          <table:table-cell table:formula="of:=[$MillDB_wikidata_filtered.D749]" office:value-type="float" office:value="5" calcext:value-type="float">
            <text:p>5.00E+00</text:p>
          </table:table-cell>
          <table:table-cell table:formula="of:=[.D749]*[.$J$5]" office:value-type="float" office:value="5000000" calcext:value-type="float">
            <text:p>5000000</text:p>
          </table:table-cell>
          <table:table-cell table:formula="of:=[.B749]/1000000000" office:value-type="float" office:value="0.000133" calcext:value-type="float">
            <text:p>0.000133</text:p>
          </table:table-cell>
          <table:table-cell table:formula="of:=[.C749]/1000000000" office:value-type="float" office:value="0.000781" calcext:value-type="float">
            <text:p>0.000781</text:p>
          </table:table-cell>
          <table:table-cell table:formula="of:=[.E749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28000" calcext:value-type="float">
            <text:p>128000</text:p>
          </table:table-cell>
          <table:table-cell office:value-type="float" office:value="219000" calcext:value-type="float">
            <text:p>219000</text:p>
          </table:table-cell>
          <table:table-cell table:formula="of:=[$MillDB_wikidata_filtered.D750]" office:value-type="float" office:value="7" calcext:value-type="float">
            <text:p>7.00E+00</text:p>
          </table:table-cell>
          <table:table-cell table:formula="of:=[.D750]*[.$J$5]" office:value-type="float" office:value="7000000" calcext:value-type="float">
            <text:p>7000000</text:p>
          </table:table-cell>
          <table:table-cell table:formula="of:=[.B750]/1000000000" office:value-type="float" office:value="0.000128" calcext:value-type="float">
            <text:p>0.000128</text:p>
          </table:table-cell>
          <table:table-cell table:formula="of:=[.C750]/1000000000" office:value-type="float" office:value="0.000219" calcext:value-type="float">
            <text:p>0.000219</text:p>
          </table:table-cell>
          <table:table-cell table:formula="of:=[.E750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354000" calcext:value-type="float">
            <text:p>354000</text:p>
          </table:table-cell>
          <table:table-cell office:value-type="float" office:value="60585000" calcext:value-type="float">
            <text:p>60585000</text:p>
          </table:table-cell>
          <table:table-cell table:formula="of:=[$MillDB_wikidata_filtered.D751]" office:value-type="float" office:value="26" calcext:value-type="float">
            <text:p>2.60E+01</text:p>
          </table:table-cell>
          <table:table-cell table:formula="of:=[.D751]*[.$J$5]" office:value-type="float" office:value="26000000" calcext:value-type="float">
            <text:p>26000000</text:p>
          </table:table-cell>
          <table:table-cell table:formula="of:=[.B751]/1000000000" office:value-type="float" office:value="0.000354" calcext:value-type="float">
            <text:p>0.000354</text:p>
          </table:table-cell>
          <table:table-cell table:formula="of:=[.C751]/1000000000" office:value-type="float" office:value="0.060585" calcext:value-type="float">
            <text:p>0.060585</text:p>
          </table:table-cell>
          <table:table-cell table:formula="of:=[.E751]/[.$J$6]" office:value-type="float" office:value="0.026" calcext:value-type="float">
            <text:p>0.0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18681000" calcext:value-type="float">
            <text:p>18681000</text:p>
          </table:table-cell>
          <table:table-cell office:value-type="float" office:value="55712000" calcext:value-type="float">
            <text:p>55712000</text:p>
          </table:table-cell>
          <table:table-cell table:formula="of:=[$MillDB_wikidata_filtered.D752]" office:value-type="float" office:value="31" calcext:value-type="float">
            <text:p>3.10E+01</text:p>
          </table:table-cell>
          <table:table-cell table:formula="of:=[.D752]*[.$J$5]" office:value-type="float" office:value="31000000" calcext:value-type="float">
            <text:p>31000000</text:p>
          </table:table-cell>
          <table:table-cell table:formula="of:=[.B752]/1000000000" office:value-type="float" office:value="0.018681" calcext:value-type="float">
            <text:p>0.018681</text:p>
          </table:table-cell>
          <table:table-cell table:formula="of:=[.C752]/1000000000" office:value-type="float" office:value="0.055712" calcext:value-type="float">
            <text:p>0.055712</text:p>
          </table:table-cell>
          <table:table-cell table:formula="of:=[.E752]/[.$J$6]" office:value-type="float" office:value="0.031" calcext:value-type="float">
            <text:p>0.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319000" calcext:value-type="float">
            <text:p>1319000</text:p>
          </table:table-cell>
          <table:table-cell office:value-type="float" office:value="1965000" calcext:value-type="float">
            <text:p>1965000</text:p>
          </table:table-cell>
          <table:table-cell table:formula="of:=[$MillDB_wikidata_filtered.D753]" office:value-type="float" office:value="7" calcext:value-type="float">
            <text:p>7.00E+00</text:p>
          </table:table-cell>
          <table:table-cell table:formula="of:=[.D753]*[.$J$5]" office:value-type="float" office:value="7000000" calcext:value-type="float">
            <text:p>7000000</text:p>
          </table:table-cell>
          <table:table-cell table:formula="of:=[.B753]/1000000000" office:value-type="float" office:value="0.001319" calcext:value-type="float">
            <text:p>0.001319</text:p>
          </table:table-cell>
          <table:table-cell table:formula="of:=[.C753]/1000000000" office:value-type="float" office:value="0.001965" calcext:value-type="float">
            <text:p>0.001965</text:p>
          </table:table-cell>
          <table:table-cell table:formula="of:=[.E753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545000" calcext:value-type="float">
            <text:p>1545000</text:p>
          </table:table-cell>
          <table:table-cell office:value-type="float" office:value="6502000" calcext:value-type="float">
            <text:p>6502000</text:p>
          </table:table-cell>
          <table:table-cell table:formula="of:=[$MillDB_wikidata_filtered.D754]" office:value-type="float" office:value="11" calcext:value-type="float">
            <text:p>1.10E+01</text:p>
          </table:table-cell>
          <table:table-cell table:formula="of:=[.D754]*[.$J$5]" office:value-type="float" office:value="11000000" calcext:value-type="float">
            <text:p>11000000</text:p>
          </table:table-cell>
          <table:table-cell table:formula="of:=[.B754]/1000000000" office:value-type="float" office:value="0.001545" calcext:value-type="float">
            <text:p>0.001545</text:p>
          </table:table-cell>
          <table:table-cell table:formula="of:=[.C754]/1000000000" office:value-type="float" office:value="0.006502" calcext:value-type="float">
            <text:p>0.006502</text:p>
          </table:table-cell>
          <table:table-cell table:formula="of:=[.E754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84752000" calcext:value-type="float">
            <text:p>184752000</text:p>
          </table:table-cell>
          <table:table-cell office:value-type="float" office:value="6718000" calcext:value-type="float">
            <text:p>6718000</text:p>
          </table:table-cell>
          <table:table-cell table:formula="of:=[$MillDB_wikidata_filtered.D755]" office:value-type="float" office:value="10" calcext:value-type="float">
            <text:p>1.00E+01</text:p>
          </table:table-cell>
          <table:table-cell table:formula="of:=[.D755]*[.$J$5]" office:value-type="float" office:value="10000000" calcext:value-type="float">
            <text:p>10000000</text:p>
          </table:table-cell>
          <table:table-cell table:formula="of:=[.B755]/1000000000" office:value-type="float" office:value="0.184752" calcext:value-type="float">
            <text:p>0.184752</text:p>
          </table:table-cell>
          <table:table-cell table:formula="of:=[.C755]/1000000000" office:value-type="float" office:value="0.006718" calcext:value-type="float">
            <text:p>0.006718</text:p>
          </table:table-cell>
          <table:table-cell table:formula="of:=[.E755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75848000" calcext:value-type="float">
            <text:p>75848000</text:p>
          </table:table-cell>
          <table:table-cell office:value-type="float" office:value="143236000" calcext:value-type="float">
            <text:p>143236000</text:p>
          </table:table-cell>
          <table:table-cell table:formula="of:=[$MillDB_wikidata_filtered.D756]" office:value-type="float" office:value="60" calcext:value-type="float">
            <text:p>6.00E+01</text:p>
          </table:table-cell>
          <table:table-cell table:formula="of:=[.D756]*[.$J$5]" office:value-type="float" office:value="60000000" calcext:value-type="float">
            <text:p>60000000</text:p>
          </table:table-cell>
          <table:table-cell table:formula="of:=[.B756]/1000000000" office:value-type="float" office:value="0.075848" calcext:value-type="float">
            <text:p>0.075848</text:p>
          </table:table-cell>
          <table:table-cell table:formula="of:=[.C756]/1000000000" office:value-type="float" office:value="0.143236" calcext:value-type="float">
            <text:p>0.143236</text:p>
          </table:table-cell>
          <table:table-cell table:formula="of:=[.E756]/[.$J$6]"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623000" calcext:value-type="float">
            <text:p>1623000</text:p>
          </table:table-cell>
          <table:table-cell office:value-type="float" office:value="1856000" calcext:value-type="float">
            <text:p>1856000</text:p>
          </table:table-cell>
          <table:table-cell table:formula="of:=[$MillDB_wikidata_filtered.D757]" office:value-type="float" office:value="9" calcext:value-type="float">
            <text:p>9.00E+00</text:p>
          </table:table-cell>
          <table:table-cell table:formula="of:=[.D757]*[.$J$5]" office:value-type="float" office:value="9000000" calcext:value-type="float">
            <text:p>9000000</text:p>
          </table:table-cell>
          <table:table-cell table:formula="of:=[.B757]/1000000000" office:value-type="float" office:value="0.001623" calcext:value-type="float">
            <text:p>0.001623</text:p>
          </table:table-cell>
          <table:table-cell table:formula="of:=[.C757]/1000000000" office:value-type="float" office:value="0.001856" calcext:value-type="float">
            <text:p>0.001856</text:p>
          </table:table-cell>
          <table:table-cell table:formula="of:=[.E757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468000" calcext:value-type="float">
            <text:p>468000</text:p>
          </table:table-cell>
          <table:table-cell office:value-type="float" office:value="6571000" calcext:value-type="float">
            <text:p>6571000</text:p>
          </table:table-cell>
          <table:table-cell table:formula="of:=[$MillDB_wikidata_filtered.D758]" office:value-type="float" office:value="7" calcext:value-type="float">
            <text:p>7.00E+00</text:p>
          </table:table-cell>
          <table:table-cell table:formula="of:=[.D758]*[.$J$5]" office:value-type="float" office:value="7000000" calcext:value-type="float">
            <text:p>7000000</text:p>
          </table:table-cell>
          <table:table-cell table:formula="of:=[.B758]/1000000000" office:value-type="float" office:value="0.000468" calcext:value-type="float">
            <text:p>0.000468</text:p>
          </table:table-cell>
          <table:table-cell table:formula="of:=[.C758]/1000000000" office:value-type="float" office:value="0.006571" calcext:value-type="float">
            <text:p>0.006571</text:p>
          </table:table-cell>
          <table:table-cell table:formula="of:=[.E758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5462000" calcext:value-type="float">
            <text:p>5462000</text:p>
          </table:table-cell>
          <table:table-cell office:value-type="float" office:value="10237000" calcext:value-type="float">
            <text:p>10237000</text:p>
          </table:table-cell>
          <table:table-cell table:formula="of:=[$MillDB_wikidata_filtered.D759]" office:value-type="float" office:value="18" calcext:value-type="float">
            <text:p>1.80E+01</text:p>
          </table:table-cell>
          <table:table-cell table:formula="of:=[.D759]*[.$J$5]" office:value-type="float" office:value="18000000" calcext:value-type="float">
            <text:p>18000000</text:p>
          </table:table-cell>
          <table:table-cell table:formula="of:=[.B759]/1000000000" office:value-type="float" office:value="0.005462" calcext:value-type="float">
            <text:p>0.005462</text:p>
          </table:table-cell>
          <table:table-cell table:formula="of:=[.C759]/1000000000" office:value-type="float" office:value="0.010237" calcext:value-type="float">
            <text:p>0.010237</text:p>
          </table:table-cell>
          <table:table-cell table:formula="of:=[.E759]/[.$J$6]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81000" calcext:value-type="float">
            <text:p>81000</text:p>
          </table:table-cell>
          <table:table-cell office:value-type="float" office:value="782000" calcext:value-type="float">
            <text:p>782000</text:p>
          </table:table-cell>
          <table:table-cell table:formula="of:=[$MillDB_wikidata_filtered.D760]" office:value-type="float" office:value="5" calcext:value-type="float">
            <text:p>5.00E+00</text:p>
          </table:table-cell>
          <table:table-cell table:formula="of:=[.D760]*[.$J$5]" office:value-type="float" office:value="5000000" calcext:value-type="float">
            <text:p>5000000</text:p>
          </table:table-cell>
          <table:table-cell table:formula="of:=[.B760]/1000000000" office:value-type="float" office:value="0.000081" calcext:value-type="float">
            <text:p>0.000081</text:p>
          </table:table-cell>
          <table:table-cell table:formula="of:=[.C760]/1000000000" office:value-type="float" office:value="0.000782" calcext:value-type="float">
            <text:p>0.000782</text:p>
          </table:table-cell>
          <table:table-cell table:formula="of:=[.E760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555000" calcext:value-type="float">
            <text:p>555000</text:p>
          </table:table-cell>
          <table:table-cell office:value-type="float" office:value="1231000" calcext:value-type="float">
            <text:p>1231000</text:p>
          </table:table-cell>
          <table:table-cell table:formula="of:=[$MillDB_wikidata_filtered.D761]" office:value-type="float" office:value="8" calcext:value-type="float">
            <text:p>8.00E+00</text:p>
          </table:table-cell>
          <table:table-cell table:formula="of:=[.D761]*[.$J$5]" office:value-type="float" office:value="8000000" calcext:value-type="float">
            <text:p>8000000</text:p>
          </table:table-cell>
          <table:table-cell table:formula="of:=[.B761]/1000000000" office:value-type="float" office:value="0.000555" calcext:value-type="float">
            <text:p>0.000555</text:p>
          </table:table-cell>
          <table:table-cell table:formula="of:=[.C761]/1000000000" office:value-type="float" office:value="0.001231" calcext:value-type="float">
            <text:p>0.001231</text:p>
          </table:table-cell>
          <table:table-cell table:formula="of:=[.E76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627000" calcext:value-type="float">
            <text:p>627000</text:p>
          </table:table-cell>
          <table:table-cell office:value-type="float" office:value="2560000" calcext:value-type="float">
            <text:p>2560000</text:p>
          </table:table-cell>
          <table:table-cell table:formula="of:=[$MillDB_wikidata_filtered.D762]" office:value-type="float" office:value="6" calcext:value-type="float">
            <text:p>6.00E+00</text:p>
          </table:table-cell>
          <table:table-cell table:formula="of:=[.D762]*[.$J$5]" office:value-type="float" office:value="6000000" calcext:value-type="float">
            <text:p>6000000</text:p>
          </table:table-cell>
          <table:table-cell table:formula="of:=[.B762]/1000000000" office:value-type="float" office:value="0.000627" calcext:value-type="float">
            <text:p>0.000627</text:p>
          </table:table-cell>
          <table:table-cell table:formula="of:=[.C762]/1000000000" office:value-type="float" office:value="0.00256" calcext:value-type="float">
            <text:p>0.00256</text:p>
          </table:table-cell>
          <table:table-cell table:formula="of:=[.E762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11000" calcext:value-type="float">
            <text:p>311000</text:p>
          </table:table-cell>
          <table:table-cell office:value-type="float" office:value="1190000" calcext:value-type="float">
            <text:p>1190000</text:p>
          </table:table-cell>
          <table:table-cell table:formula="of:=[$MillDB_wikidata_filtered.D763]" office:value-type="float" office:value="9" calcext:value-type="float">
            <text:p>9.00E+00</text:p>
          </table:table-cell>
          <table:table-cell table:formula="of:=[.D763]*[.$J$5]" office:value-type="float" office:value="9000000" calcext:value-type="float">
            <text:p>9000000</text:p>
          </table:table-cell>
          <table:table-cell table:formula="of:=[.B763]/1000000000" office:value-type="float" office:value="0.000311" calcext:value-type="float">
            <text:p>0.000311</text:p>
          </table:table-cell>
          <table:table-cell table:formula="of:=[.C763]/1000000000" office:value-type="float" office:value="0.00119" calcext:value-type="float">
            <text:p>0.00119</text:p>
          </table:table-cell>
          <table:table-cell table:formula="of:=[.E763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1890000" calcext:value-type="float">
            <text:p>1890000</text:p>
          </table:table-cell>
          <table:table-cell office:value-type="float" office:value="5984000" calcext:value-type="float">
            <text:p>5984000</text:p>
          </table:table-cell>
          <table:table-cell table:formula="of:=[$MillDB_wikidata_filtered.D764]" office:value-type="float" office:value="21" calcext:value-type="float">
            <text:p>2.10E+01</text:p>
          </table:table-cell>
          <table:table-cell table:formula="of:=[.D764]*[.$J$5]" office:value-type="float" office:value="21000000" calcext:value-type="float">
            <text:p>21000000</text:p>
          </table:table-cell>
          <table:table-cell table:formula="of:=[.B764]/1000000000" office:value-type="float" office:value="0.00189" calcext:value-type="float">
            <text:p>0.00189</text:p>
          </table:table-cell>
          <table:table-cell table:formula="of:=[.C764]/1000000000" office:value-type="float" office:value="0.005984" calcext:value-type="float">
            <text:p>0.005984</text:p>
          </table:table-cell>
          <table:table-cell table:formula="of:=[.E764]/[.$J$6]" office:value-type="float" office:value="0.021" calcext:value-type="float">
            <text:p>0.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499000" calcext:value-type="float">
            <text:p>499000</text:p>
          </table:table-cell>
          <table:table-cell office:value-type="float" office:value="2705000" calcext:value-type="float">
            <text:p>2705000</text:p>
          </table:table-cell>
          <table:table-cell table:formula="of:=[$MillDB_wikidata_filtered.D765]" office:value-type="float" office:value="9" calcext:value-type="float">
            <text:p>9.00E+00</text:p>
          </table:table-cell>
          <table:table-cell table:formula="of:=[.D765]*[.$J$5]" office:value-type="float" office:value="9000000" calcext:value-type="float">
            <text:p>9000000</text:p>
          </table:table-cell>
          <table:table-cell table:formula="of:=[.B765]/1000000000" office:value-type="float" office:value="0.000499" calcext:value-type="float">
            <text:p>0.000499</text:p>
          </table:table-cell>
          <table:table-cell table:formula="of:=[.C765]/1000000000" office:value-type="float" office:value="0.002705" calcext:value-type="float">
            <text:p>0.002705</text:p>
          </table:table-cell>
          <table:table-cell table:formula="of:=[.E765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64000" calcext:value-type="float">
            <text:p>164000</text:p>
          </table:table-cell>
          <table:table-cell office:value-type="float" office:value="1130000" calcext:value-type="float">
            <text:p>1130000</text:p>
          </table:table-cell>
          <table:table-cell table:formula="of:=[$MillDB_wikidata_filtered.D766]" office:value-type="float" office:value="5" calcext:value-type="float">
            <text:p>5.00E+00</text:p>
          </table:table-cell>
          <table:table-cell table:formula="of:=[.D766]*[.$J$5]" office:value-type="float" office:value="5000000" calcext:value-type="float">
            <text:p>5000000</text:p>
          </table:table-cell>
          <table:table-cell table:formula="of:=[.B766]/1000000000" office:value-type="float" office:value="0.000164" calcext:value-type="float">
            <text:p>0.000164</text:p>
          </table:table-cell>
          <table:table-cell table:formula="of:=[.C766]/1000000000" office:value-type="float" office:value="0.00113" calcext:value-type="float">
            <text:p>0.00113</text:p>
          </table:table-cell>
          <table:table-cell table:formula="of:=[.E766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148000" calcext:value-type="float">
            <text:p>148000</text:p>
          </table:table-cell>
          <table:table-cell office:value-type="float" office:value="385000" calcext:value-type="float">
            <text:p>385000</text:p>
          </table:table-cell>
          <table:table-cell table:formula="of:=[$MillDB_wikidata_filtered.D767]" office:value-type="float" office:value="7" calcext:value-type="float">
            <text:p>7.00E+00</text:p>
          </table:table-cell>
          <table:table-cell table:formula="of:=[.D767]*[.$J$5]" office:value-type="float" office:value="7000000" calcext:value-type="float">
            <text:p>7000000</text:p>
          </table:table-cell>
          <table:table-cell table:formula="of:=[.B767]/1000000000" office:value-type="float" office:value="0.000148" calcext:value-type="float">
            <text:p>0.000148</text:p>
          </table:table-cell>
          <table:table-cell table:formula="of:=[.C767]/1000000000" office:value-type="float" office:value="0.000385" calcext:value-type="float">
            <text:p>0.000385</text:p>
          </table:table-cell>
          <table:table-cell table:formula="of:=[.E767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143000" calcext:value-type="float">
            <text:p>143000</text:p>
          </table:table-cell>
          <table:table-cell office:value-type="float" office:value="468000" calcext:value-type="float">
            <text:p>468000</text:p>
          </table:table-cell>
          <table:table-cell table:formula="of:=[$MillDB_wikidata_filtered.D768]" office:value-type="float" office:value="5" calcext:value-type="float">
            <text:p>5.00E+00</text:p>
          </table:table-cell>
          <table:table-cell table:formula="of:=[.D768]*[.$J$5]" office:value-type="float" office:value="5000000" calcext:value-type="float">
            <text:p>5000000</text:p>
          </table:table-cell>
          <table:table-cell table:formula="of:=[.B768]/1000000000" office:value-type="float" office:value="0.000143" calcext:value-type="float">
            <text:p>0.000143</text:p>
          </table:table-cell>
          <table:table-cell table:formula="of:=[.C768]/1000000000" office:value-type="float" office:value="0.000468" calcext:value-type="float">
            <text:p>0.000468</text:p>
          </table:table-cell>
          <table:table-cell table:formula="of:=[.E768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626000" calcext:value-type="float">
            <text:p>626000</text:p>
          </table:table-cell>
          <table:table-cell office:value-type="float" office:value="17070000" calcext:value-type="float">
            <text:p>17070000</text:p>
          </table:table-cell>
          <table:table-cell table:formula="of:=[$MillDB_wikidata_filtered.D769]" office:value-type="float" office:value="11" calcext:value-type="float">
            <text:p>1.10E+01</text:p>
          </table:table-cell>
          <table:table-cell table:formula="of:=[.D769]*[.$J$5]" office:value-type="float" office:value="11000000" calcext:value-type="float">
            <text:p>11000000</text:p>
          </table:table-cell>
          <table:table-cell table:formula="of:=[.B769]/1000000000" office:value-type="float" office:value="0.000626" calcext:value-type="float">
            <text:p>0.000626</text:p>
          </table:table-cell>
          <table:table-cell table:formula="of:=[.C769]/1000000000" office:value-type="float" office:value="0.01707" calcext:value-type="float">
            <text:p>0.01707</text:p>
          </table:table-cell>
          <table:table-cell table:formula="of:=[.E769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255000" calcext:value-type="float">
            <text:p>255000</text:p>
          </table:table-cell>
          <table:table-cell office:value-type="float" office:value="219000" calcext:value-type="float">
            <text:p>219000</text:p>
          </table:table-cell>
          <table:table-cell table:formula="of:=[$MillDB_wikidata_filtered.D770]" office:value-type="float" office:value="7" calcext:value-type="float">
            <text:p>7.00E+00</text:p>
          </table:table-cell>
          <table:table-cell table:formula="of:=[.D770]*[.$J$5]" office:value-type="float" office:value="7000000" calcext:value-type="float">
            <text:p>7000000</text:p>
          </table:table-cell>
          <table:table-cell table:formula="of:=[.B770]/1000000000" office:value-type="float" office:value="0.000255" calcext:value-type="float">
            <text:p>0.000255</text:p>
          </table:table-cell>
          <table:table-cell table:formula="of:=[.C770]/1000000000" office:value-type="float" office:value="0.000219" calcext:value-type="float">
            <text:p>0.000219</text:p>
          </table:table-cell>
          <table:table-cell table:formula="of:=[.E770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427000" calcext:value-type="float">
            <text:p>427000</text:p>
          </table:table-cell>
          <table:table-cell office:value-type="float" office:value="1213000" calcext:value-type="float">
            <text:p>1213000</text:p>
          </table:table-cell>
          <table:table-cell table:formula="of:=[$MillDB_wikidata_filtered.D771]" office:value-type="float" office:value="6" calcext:value-type="float">
            <text:p>6.00E+00</text:p>
          </table:table-cell>
          <table:table-cell table:formula="of:=[.D771]*[.$J$5]" office:value-type="float" office:value="6000000" calcext:value-type="float">
            <text:p>6000000</text:p>
          </table:table-cell>
          <table:table-cell table:formula="of:=[.B771]/1000000000" office:value-type="float" office:value="0.000427" calcext:value-type="float">
            <text:p>0.000427</text:p>
          </table:table-cell>
          <table:table-cell table:formula="of:=[.C771]/1000000000" office:value-type="float" office:value="0.001213" calcext:value-type="float">
            <text:p>0.001213</text:p>
          </table:table-cell>
          <table:table-cell table:formula="of:=[.E771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6085000" calcext:value-type="float">
            <text:p>26085000</text:p>
          </table:table-cell>
          <table:table-cell office:value-type="float" office:value="5749000" calcext:value-type="float">
            <text:p>5749000</text:p>
          </table:table-cell>
          <table:table-cell table:formula="of:=[$MillDB_wikidata_filtered.D772]" office:value-type="float" office:value="9" calcext:value-type="float">
            <text:p>9.00E+00</text:p>
          </table:table-cell>
          <table:table-cell table:formula="of:=[.D772]*[.$J$5]" office:value-type="float" office:value="9000000" calcext:value-type="float">
            <text:p>9000000</text:p>
          </table:table-cell>
          <table:table-cell table:formula="of:=[.B772]/1000000000" office:value-type="float" office:value="0.026085" calcext:value-type="float">
            <text:p>0.026085</text:p>
          </table:table-cell>
          <table:table-cell table:formula="of:=[.C772]/1000000000" office:value-type="float" office:value="0.005749" calcext:value-type="float">
            <text:p>0.005749</text:p>
          </table:table-cell>
          <table:table-cell table:formula="of:=[.E772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126000" calcext:value-type="float">
            <text:p>126000</text:p>
          </table:table-cell>
          <table:table-cell office:value-type="float" office:value="497000" calcext:value-type="float">
            <text:p>497000</text:p>
          </table:table-cell>
          <table:table-cell table:formula="of:=[$MillDB_wikidata_filtered.D773]" office:value-type="float" office:value="5" calcext:value-type="float">
            <text:p>5.00E+00</text:p>
          </table:table-cell>
          <table:table-cell table:formula="of:=[.D773]*[.$J$5]" office:value-type="float" office:value="5000000" calcext:value-type="float">
            <text:p>5000000</text:p>
          </table:table-cell>
          <table:table-cell table:formula="of:=[.B773]/1000000000" office:value-type="float" office:value="0.000126" calcext:value-type="float">
            <text:p>0.000126</text:p>
          </table:table-cell>
          <table:table-cell table:formula="of:=[.C773]/1000000000" office:value-type="float" office:value="0.000497" calcext:value-type="float">
            <text:p>0.000497</text:p>
          </table:table-cell>
          <table:table-cell table:formula="of:=[.E773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6503000" calcext:value-type="float">
            <text:p>6503000</text:p>
          </table:table-cell>
          <table:table-cell office:value-type="float" office:value="13728000" calcext:value-type="float">
            <text:p>13728000</text:p>
          </table:table-cell>
          <table:table-cell table:formula="of:=[$MillDB_wikidata_filtered.D774]" office:value-type="float" office:value="11" calcext:value-type="float">
            <text:p>1.10E+01</text:p>
          </table:table-cell>
          <table:table-cell table:formula="of:=[.D774]*[.$J$5]" office:value-type="float" office:value="11000000" calcext:value-type="float">
            <text:p>11000000</text:p>
          </table:table-cell>
          <table:table-cell table:formula="of:=[.B774]/1000000000" office:value-type="float" office:value="0.006503" calcext:value-type="float">
            <text:p>0.006503</text:p>
          </table:table-cell>
          <table:table-cell table:formula="of:=[.C774]/1000000000" office:value-type="float" office:value="0.013728" calcext:value-type="float">
            <text:p>0.013728</text:p>
          </table:table-cell>
          <table:table-cell table:formula="of:=[.E774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605000" calcext:value-type="float">
            <text:p>605000</text:p>
          </table:table-cell>
          <table:table-cell office:value-type="float" office:value="4230000" calcext:value-type="float">
            <text:p>4230000</text:p>
          </table:table-cell>
          <table:table-cell table:formula="of:=[$MillDB_wikidata_filtered.D775]" office:value-type="float" office:value="9" calcext:value-type="float">
            <text:p>9.00E+00</text:p>
          </table:table-cell>
          <table:table-cell table:formula="of:=[.D775]*[.$J$5]" office:value-type="float" office:value="9000000" calcext:value-type="float">
            <text:p>9000000</text:p>
          </table:table-cell>
          <table:table-cell table:formula="of:=[.B775]/1000000000" office:value-type="float" office:value="0.000605" calcext:value-type="float">
            <text:p>0.000605</text:p>
          </table:table-cell>
          <table:table-cell table:formula="of:=[.C775]/1000000000" office:value-type="float" office:value="0.00423" calcext:value-type="float">
            <text:p>0.00423</text:p>
          </table:table-cell>
          <table:table-cell table:formula="of:=[.E775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2069000" calcext:value-type="float">
            <text:p>2069000</text:p>
          </table:table-cell>
          <table:table-cell office:value-type="float" office:value="13129000" calcext:value-type="float">
            <text:p>13129000</text:p>
          </table:table-cell>
          <table:table-cell table:formula="of:=[$MillDB_wikidata_filtered.D776]" office:value-type="float" office:value="14" calcext:value-type="float">
            <text:p>1.40E+01</text:p>
          </table:table-cell>
          <table:table-cell table:formula="of:=[.D776]*[.$J$5]" office:value-type="float" office:value="14000000" calcext:value-type="float">
            <text:p>14000000</text:p>
          </table:table-cell>
          <table:table-cell table:formula="of:=[.B776]/1000000000" office:value-type="float" office:value="0.002069" calcext:value-type="float">
            <text:p>0.002069</text:p>
          </table:table-cell>
          <table:table-cell table:formula="of:=[.C776]/1000000000" office:value-type="float" office:value="0.013129" calcext:value-type="float">
            <text:p>0.013129</text:p>
          </table:table-cell>
          <table:table-cell table:formula="of:=[.E776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2773000" calcext:value-type="float">
            <text:p>2773000</text:p>
          </table:table-cell>
          <table:table-cell office:value-type="float" office:value="8595000" calcext:value-type="float">
            <text:p>8595000</text:p>
          </table:table-cell>
          <table:table-cell table:formula="of:=[$MillDB_wikidata_filtered.D777]" office:value-type="float" office:value="11" calcext:value-type="float">
            <text:p>1.10E+01</text:p>
          </table:table-cell>
          <table:table-cell table:formula="of:=[.D777]*[.$J$5]" office:value-type="float" office:value="11000000" calcext:value-type="float">
            <text:p>11000000</text:p>
          </table:table-cell>
          <table:table-cell table:formula="of:=[.B777]/1000000000" office:value-type="float" office:value="0.002773" calcext:value-type="float">
            <text:p>0.002773</text:p>
          </table:table-cell>
          <table:table-cell table:formula="of:=[.C777]/1000000000" office:value-type="float" office:value="0.008595" calcext:value-type="float">
            <text:p>0.008595</text:p>
          </table:table-cell>
          <table:table-cell table:formula="of:=[.E777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242000" calcext:value-type="float">
            <text:p>242000</text:p>
          </table:table-cell>
          <table:table-cell office:value-type="float" office:value="1286000" calcext:value-type="float">
            <text:p>1286000</text:p>
          </table:table-cell>
          <table:table-cell table:formula="of:=[$MillDB_wikidata_filtered.D778]" office:value-type="float" office:value="6" calcext:value-type="float">
            <text:p>6.00E+00</text:p>
          </table:table-cell>
          <table:table-cell table:formula="of:=[.D778]*[.$J$5]" office:value-type="float" office:value="6000000" calcext:value-type="float">
            <text:p>6000000</text:p>
          </table:table-cell>
          <table:table-cell table:formula="of:=[.B778]/1000000000" office:value-type="float" office:value="0.000242" calcext:value-type="float">
            <text:p>0.000242</text:p>
          </table:table-cell>
          <table:table-cell table:formula="of:=[.C778]/1000000000" office:value-type="float" office:value="0.001286" calcext:value-type="float">
            <text:p>0.001286</text:p>
          </table:table-cell>
          <table:table-cell table:formula="of:=[.E778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691000" calcext:value-type="float">
            <text:p>691000</text:p>
          </table:table-cell>
          <table:table-cell office:value-type="float" office:value="1878000" calcext:value-type="float">
            <text:p>1878000</text:p>
          </table:table-cell>
          <table:table-cell table:formula="of:=[$MillDB_wikidata_filtered.D779]" office:value-type="float" office:value="8" calcext:value-type="float">
            <text:p>8.00E+00</text:p>
          </table:table-cell>
          <table:table-cell table:formula="of:=[.D779]*[.$J$5]" office:value-type="float" office:value="8000000" calcext:value-type="float">
            <text:p>8000000</text:p>
          </table:table-cell>
          <table:table-cell table:formula="of:=[.B779]/1000000000" office:value-type="float" office:value="0.000691" calcext:value-type="float">
            <text:p>0.000691</text:p>
          </table:table-cell>
          <table:table-cell table:formula="of:=[.C779]/1000000000" office:value-type="float" office:value="0.001878" calcext:value-type="float">
            <text:p>0.001878</text:p>
          </table:table-cell>
          <table:table-cell table:formula="of:=[.E77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07000" calcext:value-type="float">
            <text:p>107000</text:p>
          </table:table-cell>
          <table:table-cell office:value-type="float" office:value="191000" calcext:value-type="float">
            <text:p>191000</text:p>
          </table:table-cell>
          <table:table-cell table:formula="of:=[$MillDB_wikidata_filtered.D780]" office:value-type="float" office:value="8" calcext:value-type="float">
            <text:p>8.00E+00</text:p>
          </table:table-cell>
          <table:table-cell table:formula="of:=[.D780]*[.$J$5]" office:value-type="float" office:value="8000000" calcext:value-type="float">
            <text:p>8000000</text:p>
          </table:table-cell>
          <table:table-cell table:formula="of:=[.B780]/1000000000" office:value-type="float" office:value="0.000107" calcext:value-type="float">
            <text:p>0.000107</text:p>
          </table:table-cell>
          <table:table-cell table:formula="of:=[.C780]/1000000000" office:value-type="float" office:value="0.000191" calcext:value-type="float">
            <text:p>0.000191</text:p>
          </table:table-cell>
          <table:table-cell table:formula="of:=[.E780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318000" calcext:value-type="float">
            <text:p>318000</text:p>
          </table:table-cell>
          <table:table-cell office:value-type="float" office:value="1793000" calcext:value-type="float">
            <text:p>1793000</text:p>
          </table:table-cell>
          <table:table-cell table:formula="of:=[$MillDB_wikidata_filtered.D781]" office:value-type="float" office:value="6" calcext:value-type="float">
            <text:p>6.00E+00</text:p>
          </table:table-cell>
          <table:table-cell table:formula="of:=[.D781]*[.$J$5]" office:value-type="float" office:value="6000000" calcext:value-type="float">
            <text:p>6000000</text:p>
          </table:table-cell>
          <table:table-cell table:formula="of:=[.B781]/1000000000" office:value-type="float" office:value="0.000318" calcext:value-type="float">
            <text:p>0.000318</text:p>
          </table:table-cell>
          <table:table-cell table:formula="of:=[.C781]/1000000000" office:value-type="float" office:value="0.001793" calcext:value-type="float">
            <text:p>0.001793</text:p>
          </table:table-cell>
          <table:table-cell table:formula="of:=[.E781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58465000" calcext:value-type="float">
            <text:p>58465000</text:p>
          </table:table-cell>
          <table:table-cell office:value-type="float" office:value="35531000" calcext:value-type="float">
            <text:p>35531000</text:p>
          </table:table-cell>
          <table:table-cell table:formula="of:=[$MillDB_wikidata_filtered.D782]" office:value-type="float" office:value="19" calcext:value-type="float">
            <text:p>1.90E+01</text:p>
          </table:table-cell>
          <table:table-cell table:formula="of:=[.D782]*[.$J$5]" office:value-type="float" office:value="19000000" calcext:value-type="float">
            <text:p>19000000</text:p>
          </table:table-cell>
          <table:table-cell table:formula="of:=[.B782]/1000000000" office:value-type="float" office:value="0.058465" calcext:value-type="float">
            <text:p>0.058465</text:p>
          </table:table-cell>
          <table:table-cell table:formula="of:=[.C782]/1000000000" office:value-type="float" office:value="0.035531" calcext:value-type="float">
            <text:p>0.035531</text:p>
          </table:table-cell>
          <table:table-cell table:formula="of:=[.E782]/[.$J$6]" office:value-type="float" office:value="0.019" calcext:value-type="float">
            <text:p>0.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70000" calcext:value-type="float">
            <text:p>170000</text:p>
          </table:table-cell>
          <table:table-cell office:value-type="float" office:value="2281000" calcext:value-type="float">
            <text:p>2281000</text:p>
          </table:table-cell>
          <table:table-cell table:formula="of:=[$MillDB_wikidata_filtered.D783]" office:value-type="float" office:value="5" calcext:value-type="float">
            <text:p>5.00E+00</text:p>
          </table:table-cell>
          <table:table-cell table:formula="of:=[.D783]*[.$J$5]" office:value-type="float" office:value="5000000" calcext:value-type="float">
            <text:p>5000000</text:p>
          </table:table-cell>
          <table:table-cell table:formula="of:=[.B783]/1000000000" office:value-type="float" office:value="0.00017" calcext:value-type="float">
            <text:p>0.00017</text:p>
          </table:table-cell>
          <table:table-cell table:formula="of:=[.C783]/1000000000" office:value-type="float" office:value="0.002281" calcext:value-type="float">
            <text:p>0.002281</text:p>
          </table:table-cell>
          <table:table-cell table:formula="of:=[.E783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846000" calcext:value-type="float">
            <text:p>2846000</text:p>
          </table:table-cell>
          <table:table-cell office:value-type="float" office:value="20613000" calcext:value-type="float">
            <text:p>20613000</text:p>
          </table:table-cell>
          <table:table-cell table:formula="of:=[$MillDB_wikidata_filtered.D784]" office:value-type="float" office:value="17" calcext:value-type="float">
            <text:p>1.70E+01</text:p>
          </table:table-cell>
          <table:table-cell table:formula="of:=[.D784]*[.$J$5]" office:value-type="float" office:value="17000000" calcext:value-type="float">
            <text:p>17000000</text:p>
          </table:table-cell>
          <table:table-cell table:formula="of:=[.B784]/1000000000" office:value-type="float" office:value="0.002846" calcext:value-type="float">
            <text:p>0.002846</text:p>
          </table:table-cell>
          <table:table-cell table:formula="of:=[.C784]/1000000000" office:value-type="float" office:value="0.020613" calcext:value-type="float">
            <text:p>0.020613</text:p>
          </table:table-cell>
          <table:table-cell table:formula="of:=[.E784]/[.$J$6]" office:value-type="float" office:value="0.017" calcext:value-type="float">
            <text:p>0.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73000" calcext:value-type="float">
            <text:p>173000</text:p>
          </table:table-cell>
          <table:table-cell office:value-type="float" office:value="7658000" calcext:value-type="float">
            <text:p>7658000</text:p>
          </table:table-cell>
          <table:table-cell table:formula="of:=[$MillDB_wikidata_filtered.D785]" office:value-type="float" office:value="5" calcext:value-type="float">
            <text:p>5.00E+00</text:p>
          </table:table-cell>
          <table:table-cell table:formula="of:=[.D785]*[.$J$5]" office:value-type="float" office:value="5000000" calcext:value-type="float">
            <text:p>5000000</text:p>
          </table:table-cell>
          <table:table-cell table:formula="of:=[.B785]/1000000000" office:value-type="float" office:value="0.000173" calcext:value-type="float">
            <text:p>0.000173</text:p>
          </table:table-cell>
          <table:table-cell table:formula="of:=[.C785]/1000000000" office:value-type="float" office:value="0.007658" calcext:value-type="float">
            <text:p>0.007658</text:p>
          </table:table-cell>
          <table:table-cell table:formula="of:=[.E785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75000" calcext:value-type="float">
            <text:p>75000</text:p>
          </table:table-cell>
          <table:table-cell office:value-type="float" office:value="8079000" calcext:value-type="float">
            <text:p>8079000</text:p>
          </table:table-cell>
          <table:table-cell table:formula="of:=[$MillDB_wikidata_filtered.D786]" office:value-type="float" office:value="23" calcext:value-type="float">
            <text:p>2.30E+01</text:p>
          </table:table-cell>
          <table:table-cell table:formula="of:=[.D786]*[.$J$5]" office:value-type="float" office:value="23000000" calcext:value-type="float">
            <text:p>23000000</text:p>
          </table:table-cell>
          <table:table-cell table:formula="of:=[.B786]/1000000000" office:value-type="float" office:value="0.000075" calcext:value-type="float">
            <text:p>0.000075</text:p>
          </table:table-cell>
          <table:table-cell table:formula="of:=[.C786]/1000000000" office:value-type="float" office:value="0.008079" calcext:value-type="float">
            <text:p>0.008079</text:p>
          </table:table-cell>
          <table:table-cell table:formula="of:=[.E786]/[.$J$6]" office:value-type="float" office:value="0.023" calcext:value-type="float">
            <text:p>0.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218000" calcext:value-type="float">
            <text:p>1218000</text:p>
          </table:table-cell>
          <table:table-cell office:value-type="float" office:value="3288000" calcext:value-type="float">
            <text:p>3288000</text:p>
          </table:table-cell>
          <table:table-cell table:formula="of:=[$MillDB_wikidata_filtered.D787]" office:value-type="float" office:value="9" calcext:value-type="float">
            <text:p>9.00E+00</text:p>
          </table:table-cell>
          <table:table-cell table:formula="of:=[.D787]*[.$J$5]" office:value-type="float" office:value="9000000" calcext:value-type="float">
            <text:p>9000000</text:p>
          </table:table-cell>
          <table:table-cell table:formula="of:=[.B787]/1000000000" office:value-type="float" office:value="0.001218" calcext:value-type="float">
            <text:p>0.001218</text:p>
          </table:table-cell>
          <table:table-cell table:formula="of:=[.C787]/1000000000" office:value-type="float" office:value="0.003288" calcext:value-type="float">
            <text:p>0.003288</text:p>
          </table:table-cell>
          <table:table-cell table:formula="of:=[.E787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29000" calcext:value-type="float">
            <text:p>229000</text:p>
          </table:table-cell>
          <table:table-cell office:value-type="float" office:value="383000" calcext:value-type="float">
            <text:p>383000</text:p>
          </table:table-cell>
          <table:table-cell table:formula="of:=[$MillDB_wikidata_filtered.D788]" office:value-type="float" office:value="5" calcext:value-type="float">
            <text:p>5.00E+00</text:p>
          </table:table-cell>
          <table:table-cell table:formula="of:=[.D788]*[.$J$5]" office:value-type="float" office:value="5000000" calcext:value-type="float">
            <text:p>5000000</text:p>
          </table:table-cell>
          <table:table-cell table:formula="of:=[.B788]/1000000000" office:value-type="float" office:value="0.000229" calcext:value-type="float">
            <text:p>0.000229</text:p>
          </table:table-cell>
          <table:table-cell table:formula="of:=[.C788]/1000000000" office:value-type="float" office:value="0.000383" calcext:value-type="float">
            <text:p>0.000383</text:p>
          </table:table-cell>
          <table:table-cell table:formula="of:=[.E788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519000" calcext:value-type="float">
            <text:p>519000</text:p>
          </table:table-cell>
          <table:table-cell office:value-type="float" office:value="1808000" calcext:value-type="float">
            <text:p>1808000</text:p>
          </table:table-cell>
          <table:table-cell table:formula="of:=[$MillDB_wikidata_filtered.D789]" office:value-type="float" office:value="7" calcext:value-type="float">
            <text:p>7.00E+00</text:p>
          </table:table-cell>
          <table:table-cell table:formula="of:=[.D789]*[.$J$5]" office:value-type="float" office:value="7000000" calcext:value-type="float">
            <text:p>7000000</text:p>
          </table:table-cell>
          <table:table-cell table:formula="of:=[.B789]/1000000000" office:value-type="float" office:value="0.000519" calcext:value-type="float">
            <text:p>0.000519</text:p>
          </table:table-cell>
          <table:table-cell table:formula="of:=[.C789]/1000000000" office:value-type="float" office:value="0.001808" calcext:value-type="float">
            <text:p>0.001808</text:p>
          </table:table-cell>
          <table:table-cell table:formula="of:=[.E789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47000" calcext:value-type="float">
            <text:p>247000</text:p>
          </table:table-cell>
          <table:table-cell office:value-type="float" office:value="972000" calcext:value-type="float">
            <text:p>972000</text:p>
          </table:table-cell>
          <table:table-cell table:formula="of:=[$MillDB_wikidata_filtered.D790]" office:value-type="float" office:value="6" calcext:value-type="float">
            <text:p>6.00E+00</text:p>
          </table:table-cell>
          <table:table-cell table:formula="of:=[.D790]*[.$J$5]" office:value-type="float" office:value="6000000" calcext:value-type="float">
            <text:p>6000000</text:p>
          </table:table-cell>
          <table:table-cell table:formula="of:=[.B790]/1000000000" office:value-type="float" office:value="0.000247" calcext:value-type="float">
            <text:p>0.000247</text:p>
          </table:table-cell>
          <table:table-cell table:formula="of:=[.C790]/1000000000" office:value-type="float" office:value="0.000972" calcext:value-type="float">
            <text:p>0.000972</text:p>
          </table:table-cell>
          <table:table-cell table:formula="of:=[.E790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10000" calcext:value-type="float">
            <text:p>210000</text:p>
          </table:table-cell>
          <table:table-cell office:value-type="float" office:value="813000" calcext:value-type="float">
            <text:p>813000</text:p>
          </table:table-cell>
          <table:table-cell table:formula="of:=[$MillDB_wikidata_filtered.D791]" office:value-type="float" office:value="8" calcext:value-type="float">
            <text:p>8.00E+00</text:p>
          </table:table-cell>
          <table:table-cell table:formula="of:=[.D791]*[.$J$5]" office:value-type="float" office:value="8000000" calcext:value-type="float">
            <text:p>8000000</text:p>
          </table:table-cell>
          <table:table-cell table:formula="of:=[.B791]/1000000000" office:value-type="float" office:value="0.00021" calcext:value-type="float">
            <text:p>0.00021</text:p>
          </table:table-cell>
          <table:table-cell table:formula="of:=[.C791]/1000000000" office:value-type="float" office:value="0.000813" calcext:value-type="float">
            <text:p>0.000813</text:p>
          </table:table-cell>
          <table:table-cell table:formula="of:=[.E79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21947000" calcext:value-type="float">
            <text:p>21947000</text:p>
          </table:table-cell>
          <table:table-cell office:value-type="float" office:value="9885000" calcext:value-type="float">
            <text:p>9885000</text:p>
          </table:table-cell>
          <table:table-cell table:formula="of:=[$MillDB_wikidata_filtered.D792]" office:value-type="float" office:value="15" calcext:value-type="float">
            <text:p>1.50E+01</text:p>
          </table:table-cell>
          <table:table-cell table:formula="of:=[.D792]*[.$J$5]" office:value-type="float" office:value="15000000" calcext:value-type="float">
            <text:p>15000000</text:p>
          </table:table-cell>
          <table:table-cell table:formula="of:=[.B792]/1000000000" office:value-type="float" office:value="0.021947" calcext:value-type="float">
            <text:p>0.021947</text:p>
          </table:table-cell>
          <table:table-cell table:formula="of:=[.C792]/1000000000" office:value-type="float" office:value="0.009885" calcext:value-type="float">
            <text:p>0.009885</text:p>
          </table:table-cell>
          <table:table-cell table:formula="of:=[.E792]/[.$J$6]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348000" calcext:value-type="float">
            <text:p>348000</text:p>
          </table:table-cell>
          <table:table-cell office:value-type="float" office:value="8117000" calcext:value-type="float">
            <text:p>8117000</text:p>
          </table:table-cell>
          <table:table-cell table:formula="of:=[$MillDB_wikidata_filtered.D793]" office:value-type="float" office:value="12" calcext:value-type="float">
            <text:p>1.20E+01</text:p>
          </table:table-cell>
          <table:table-cell table:formula="of:=[.D793]*[.$J$5]" office:value-type="float" office:value="12000000" calcext:value-type="float">
            <text:p>12000000</text:p>
          </table:table-cell>
          <table:table-cell table:formula="of:=[.B793]/1000000000" office:value-type="float" office:value="0.000348" calcext:value-type="float">
            <text:p>0.000348</text:p>
          </table:table-cell>
          <table:table-cell table:formula="of:=[.C793]/1000000000" office:value-type="float" office:value="0.008117" calcext:value-type="float">
            <text:p>0.008117</text:p>
          </table:table-cell>
          <table:table-cell table:formula="of:=[.E793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5816000" calcext:value-type="float">
            <text:p>5816000</text:p>
          </table:table-cell>
          <table:table-cell office:value-type="float" office:value="2323000" calcext:value-type="float">
            <text:p>2323000</text:p>
          </table:table-cell>
          <table:table-cell table:formula="of:=[$MillDB_wikidata_filtered.D794]" office:value-type="float" office:value="8" calcext:value-type="float">
            <text:p>8.00E+00</text:p>
          </table:table-cell>
          <table:table-cell table:formula="of:=[.D794]*[.$J$5]" office:value-type="float" office:value="8000000" calcext:value-type="float">
            <text:p>8000000</text:p>
          </table:table-cell>
          <table:table-cell table:formula="of:=[.B794]/1000000000" office:value-type="float" office:value="0.005816" calcext:value-type="float">
            <text:p>0.005816</text:p>
          </table:table-cell>
          <table:table-cell table:formula="of:=[.C794]/1000000000" office:value-type="float" office:value="0.002323" calcext:value-type="float">
            <text:p>0.002323</text:p>
          </table:table-cell>
          <table:table-cell table:formula="of:=[.E794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10000" calcext:value-type="float">
            <text:p>110000</text:p>
          </table:table-cell>
          <table:table-cell office:value-type="float" office:value="253000" calcext:value-type="float">
            <text:p>253000</text:p>
          </table:table-cell>
          <table:table-cell table:formula="of:=[$MillDB_wikidata_filtered.D795]" office:value-type="float" office:value="5" calcext:value-type="float">
            <text:p>5.00E+00</text:p>
          </table:table-cell>
          <table:table-cell table:formula="of:=[.D795]*[.$J$5]" office:value-type="float" office:value="5000000" calcext:value-type="float">
            <text:p>5000000</text:p>
          </table:table-cell>
          <table:table-cell table:formula="of:=[.B795]/1000000000" office:value-type="float" office:value="0.00011" calcext:value-type="float">
            <text:p>0.00011</text:p>
          </table:table-cell>
          <table:table-cell table:formula="of:=[.C795]/1000000000" office:value-type="float" office:value="0.000253" calcext:value-type="float">
            <text:p>0.000253</text:p>
          </table:table-cell>
          <table:table-cell table:formula="of:=[.E795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576000" calcext:value-type="float">
            <text:p>576000</text:p>
          </table:table-cell>
          <table:table-cell office:value-type="float" office:value="4221000" calcext:value-type="float">
            <text:p>4221000</text:p>
          </table:table-cell>
          <table:table-cell table:formula="of:=[$MillDB_wikidata_filtered.D796]" office:value-type="float" office:value="8" calcext:value-type="float">
            <text:p>8.00E+00</text:p>
          </table:table-cell>
          <table:table-cell table:formula="of:=[.D796]*[.$J$5]" office:value-type="float" office:value="8000000" calcext:value-type="float">
            <text:p>8000000</text:p>
          </table:table-cell>
          <table:table-cell table:formula="of:=[.B796]/1000000000" office:value-type="float" office:value="0.000576" calcext:value-type="float">
            <text:p>0.000576</text:p>
          </table:table-cell>
          <table:table-cell table:formula="of:=[.C796]/1000000000" office:value-type="float" office:value="0.004221" calcext:value-type="float">
            <text:p>0.004221</text:p>
          </table:table-cell>
          <table:table-cell table:formula="of:=[.E796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367000" calcext:value-type="float">
            <text:p>367000</text:p>
          </table:table-cell>
          <table:table-cell office:value-type="float" office:value="2820000" calcext:value-type="float">
            <text:p>2820000</text:p>
          </table:table-cell>
          <table:table-cell table:formula="of:=[$MillDB_wikidata_filtered.D797]" office:value-type="float" office:value="8" calcext:value-type="float">
            <text:p>8.00E+00</text:p>
          </table:table-cell>
          <table:table-cell table:formula="of:=[.D797]*[.$J$5]" office:value-type="float" office:value="8000000" calcext:value-type="float">
            <text:p>8000000</text:p>
          </table:table-cell>
          <table:table-cell table:formula="of:=[.B797]/1000000000" office:value-type="float" office:value="0.000367" calcext:value-type="float">
            <text:p>0.000367</text:p>
          </table:table-cell>
          <table:table-cell table:formula="of:=[.C797]/1000000000" office:value-type="float" office:value="0.00282" calcext:value-type="float">
            <text:p>0.00282</text:p>
          </table:table-cell>
          <table:table-cell table:formula="of:=[.E797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765000" calcext:value-type="float">
            <text:p>765000</text:p>
          </table:table-cell>
          <table:table-cell office:value-type="float" office:value="346000" calcext:value-type="float">
            <text:p>346000</text:p>
          </table:table-cell>
          <table:table-cell table:formula="of:=[$MillDB_wikidata_filtered.D798]" office:value-type="float" office:value="6" calcext:value-type="float">
            <text:p>6.00E+00</text:p>
          </table:table-cell>
          <table:table-cell table:formula="of:=[.D798]*[.$J$5]" office:value-type="float" office:value="6000000" calcext:value-type="float">
            <text:p>6000000</text:p>
          </table:table-cell>
          <table:table-cell table:formula="of:=[.B798]/1000000000" office:value-type="float" office:value="0.000765" calcext:value-type="float">
            <text:p>0.000765</text:p>
          </table:table-cell>
          <table:table-cell table:formula="of:=[.C798]/1000000000" office:value-type="float" office:value="0.000346" calcext:value-type="float">
            <text:p>0.000346</text:p>
          </table:table-cell>
          <table:table-cell table:formula="of:=[.E798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9898000" calcext:value-type="float">
            <text:p>19898000</text:p>
          </table:table-cell>
          <table:table-cell office:value-type="float" office:value="112006000" calcext:value-type="float">
            <text:p>112006000</text:p>
          </table:table-cell>
          <table:table-cell table:formula="of:=[$MillDB_wikidata_filtered.D799]" office:value-type="float" office:value="35" calcext:value-type="float">
            <text:p>3.50E+01</text:p>
          </table:table-cell>
          <table:table-cell table:formula="of:=[.D799]*[.$J$5]" office:value-type="float" office:value="35000000" calcext:value-type="float">
            <text:p>35000000</text:p>
          </table:table-cell>
          <table:table-cell table:formula="of:=[.B799]/1000000000" office:value-type="float" office:value="0.019898" calcext:value-type="float">
            <text:p>0.019898</text:p>
          </table:table-cell>
          <table:table-cell table:formula="of:=[.C799]/1000000000" office:value-type="float" office:value="0.112006" calcext:value-type="float">
            <text:p>0.112006</text:p>
          </table:table-cell>
          <table:table-cell table:formula="of:=[.E799]/[.$J$6]" office:value-type="float" office:value="0.035" calcext:value-type="float">
            <text:p>0.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588000" calcext:value-type="float">
            <text:p>1588000</text:p>
          </table:table-cell>
          <table:table-cell office:value-type="float" office:value="13611000" calcext:value-type="float">
            <text:p>13611000</text:p>
          </table:table-cell>
          <table:table-cell table:formula="of:=[$MillDB_wikidata_filtered.D800]" office:value-type="float" office:value="7" calcext:value-type="float">
            <text:p>7.00E+00</text:p>
          </table:table-cell>
          <table:table-cell table:formula="of:=[.D800]*[.$J$5]" office:value-type="float" office:value="7000000" calcext:value-type="float">
            <text:p>7000000</text:p>
          </table:table-cell>
          <table:table-cell table:formula="of:=[.B800]/1000000000" office:value-type="float" office:value="0.001588" calcext:value-type="float">
            <text:p>0.001588</text:p>
          </table:table-cell>
          <table:table-cell table:formula="of:=[.C800]/1000000000" office:value-type="float" office:value="0.013611" calcext:value-type="float">
            <text:p>0.013611</text:p>
          </table:table-cell>
          <table:table-cell table:formula="of:=[.E800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1370000" calcext:value-type="float">
            <text:p>1370000</text:p>
          </table:table-cell>
          <table:table-cell office:value-type="float" office:value="1690000" calcext:value-type="float">
            <text:p>1690000</text:p>
          </table:table-cell>
          <table:table-cell table:formula="of:=[$MillDB_wikidata_filtered.D801]" office:value-type="float" office:value="5" calcext:value-type="float">
            <text:p>5.00E+00</text:p>
          </table:table-cell>
          <table:table-cell table:formula="of:=[.D801]*[.$J$5]" office:value-type="float" office:value="5000000" calcext:value-type="float">
            <text:p>5000000</text:p>
          </table:table-cell>
          <table:table-cell table:formula="of:=[.B801]/1000000000" office:value-type="float" office:value="0.00137" calcext:value-type="float">
            <text:p>0.00137</text:p>
          </table:table-cell>
          <table:table-cell table:formula="of:=[.C801]/1000000000" office:value-type="float" office:value="0.00169" calcext:value-type="float">
            <text:p>0.00169</text:p>
          </table:table-cell>
          <table:table-cell table:formula="of:=[.E801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369000" calcext:value-type="float">
            <text:p>369000</text:p>
          </table:table-cell>
          <table:table-cell office:value-type="float" office:value="5898000" calcext:value-type="float">
            <text:p>5898000</text:p>
          </table:table-cell>
          <table:table-cell table:formula="of:=[$MillDB_wikidata_filtered.D802]" office:value-type="float" office:value="9" calcext:value-type="float">
            <text:p>9.00E+00</text:p>
          </table:table-cell>
          <table:table-cell table:formula="of:=[.D802]*[.$J$5]" office:value-type="float" office:value="9000000" calcext:value-type="float">
            <text:p>9000000</text:p>
          </table:table-cell>
          <table:table-cell table:formula="of:=[.B802]/1000000000" office:value-type="float" office:value="0.000369" calcext:value-type="float">
            <text:p>0.000369</text:p>
          </table:table-cell>
          <table:table-cell table:formula="of:=[.C802]/1000000000" office:value-type="float" office:value="0.005898" calcext:value-type="float">
            <text:p>0.005898</text:p>
          </table:table-cell>
          <table:table-cell table:formula="of:=[.E802]/[.$J$6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89000" calcext:value-type="float">
            <text:p>89000</text:p>
          </table:table-cell>
          <table:table-cell office:value-type="float" office:value="47000" calcext:value-type="float">
            <text:p>47000</text:p>
          </table:table-cell>
          <table:table-cell table:formula="of:=[$MillDB_wikidata_filtered.D803]" office:value-type="float" office:value="4" calcext:value-type="float">
            <text:p>4.00E+00</text:p>
          </table:table-cell>
          <table:table-cell table:formula="of:=[.D803]*[.$J$5]" office:value-type="float" office:value="4000000" calcext:value-type="float">
            <text:p>4000000</text:p>
          </table:table-cell>
          <table:table-cell table:formula="of:=[.B803]/1000000000" office:value-type="float" office:value="0.000089" calcext:value-type="float">
            <text:p>0.000089</text:p>
          </table:table-cell>
          <table:table-cell table:formula="of:=[.C803]/1000000000" office:value-type="float" office:value="0.000047" calcext:value-type="float">
            <text:p>0.000047</text:p>
          </table:table-cell>
          <table:table-cell table:formula="of:=[.E803]/[.$J$6]" office:value-type="float" office:value="0.004" calcext:value-type="float">
            <text:p>0.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131000" calcext:value-type="float">
            <text:p>131000</text:p>
          </table:table-cell>
          <table:table-cell office:value-type="float" office:value="954000" calcext:value-type="float">
            <text:p>954000</text:p>
          </table:table-cell>
          <table:table-cell table:formula="of:=[$MillDB_wikidata_filtered.D804]" office:value-type="float" office:value="7" calcext:value-type="float">
            <text:p>7.00E+00</text:p>
          </table:table-cell>
          <table:table-cell table:formula="of:=[.D804]*[.$J$5]" office:value-type="float" office:value="7000000" calcext:value-type="float">
            <text:p>7000000</text:p>
          </table:table-cell>
          <table:table-cell table:formula="of:=[.B804]/1000000000" office:value-type="float" office:value="0.000131" calcext:value-type="float">
            <text:p>0.000131</text:p>
          </table:table-cell>
          <table:table-cell table:formula="of:=[.C804]/1000000000" office:value-type="float" office:value="0.000954" calcext:value-type="float">
            <text:p>0.000954</text:p>
          </table:table-cell>
          <table:table-cell table:formula="of:=[.E804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2503000" calcext:value-type="float">
            <text:p>2503000</text:p>
          </table:table-cell>
          <table:table-cell office:value-type="float" office:value="5206000" calcext:value-type="float">
            <text:p>5206000</text:p>
          </table:table-cell>
          <table:table-cell table:formula="of:=[$MillDB_wikidata_filtered.D805]" office:value-type="float" office:value="11" calcext:value-type="float">
            <text:p>1.10E+01</text:p>
          </table:table-cell>
          <table:table-cell table:formula="of:=[.D805]*[.$J$5]" office:value-type="float" office:value="11000000" calcext:value-type="float">
            <text:p>11000000</text:p>
          </table:table-cell>
          <table:table-cell table:formula="of:=[.B805]/1000000000" office:value-type="float" office:value="0.002503" calcext:value-type="float">
            <text:p>0.002503</text:p>
          </table:table-cell>
          <table:table-cell table:formula="of:=[.C805]/1000000000" office:value-type="float" office:value="0.005206" calcext:value-type="float">
            <text:p>0.005206</text:p>
          </table:table-cell>
          <table:table-cell table:formula="of:=[.E805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2826000" calcext:value-type="float">
            <text:p>2826000</text:p>
          </table:table-cell>
          <table:table-cell office:value-type="float" office:value="8325000" calcext:value-type="float">
            <text:p>8325000</text:p>
          </table:table-cell>
          <table:table-cell table:formula="of:=[$MillDB_wikidata_filtered.D806]" office:value-type="float" office:value="14" calcext:value-type="float">
            <text:p>1.40E+01</text:p>
          </table:table-cell>
          <table:table-cell table:formula="of:=[.D806]*[.$J$5]" office:value-type="float" office:value="14000000" calcext:value-type="float">
            <text:p>14000000</text:p>
          </table:table-cell>
          <table:table-cell table:formula="of:=[.B806]/1000000000" office:value-type="float" office:value="0.002826" calcext:value-type="float">
            <text:p>0.002826</text:p>
          </table:table-cell>
          <table:table-cell table:formula="of:=[.C806]/1000000000" office:value-type="float" office:value="0.008325" calcext:value-type="float">
            <text:p>0.008325</text:p>
          </table:table-cell>
          <table:table-cell table:formula="of:=[.E806]/[.$J$6]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69000" calcext:value-type="float">
            <text:p>69000</text:p>
          </table:table-cell>
          <table:table-cell office:value-type="float" office:value="63000" calcext:value-type="float">
            <text:p>63000</text:p>
          </table:table-cell>
          <table:table-cell table:formula="of:=[$MillDB_wikidata_filtered.D807]" office:value-type="float" office:value="8" calcext:value-type="float">
            <text:p>8.00E+00</text:p>
          </table:table-cell>
          <table:table-cell table:formula="of:=[.D807]*[.$J$5]" office:value-type="float" office:value="8000000" calcext:value-type="float">
            <text:p>8000000</text:p>
          </table:table-cell>
          <table:table-cell table:formula="of:=[.B807]/1000000000" office:value-type="float" office:value="0.000069" calcext:value-type="float">
            <text:p>0.000069</text:p>
          </table:table-cell>
          <table:table-cell table:formula="of:=[.C807]/1000000000" office:value-type="float" office:value="0.000063" calcext:value-type="float">
            <text:p>0.000063</text:p>
          </table:table-cell>
          <table:table-cell table:formula="of:=[.E807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48000" calcext:value-type="float">
            <text:p>148000</text:p>
          </table:table-cell>
          <table:table-cell office:value-type="float" office:value="581000" calcext:value-type="float">
            <text:p>581000</text:p>
          </table:table-cell>
          <table:table-cell table:formula="of:=[$MillDB_wikidata_filtered.D808]" office:value-type="float" office:value="5" calcext:value-type="float">
            <text:p>5.00E+00</text:p>
          </table:table-cell>
          <table:table-cell table:formula="of:=[.D808]*[.$J$5]" office:value-type="float" office:value="5000000" calcext:value-type="float">
            <text:p>5000000</text:p>
          </table:table-cell>
          <table:table-cell table:formula="of:=[.B808]/1000000000" office:value-type="float" office:value="0.000148" calcext:value-type="float">
            <text:p>0.000148</text:p>
          </table:table-cell>
          <table:table-cell table:formula="of:=[.C808]/1000000000" office:value-type="float" office:value="0.000581" calcext:value-type="float">
            <text:p>0.000581</text:p>
          </table:table-cell>
          <table:table-cell table:formula="of:=[.E808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661000" calcext:value-type="float">
            <text:p>661000</text:p>
          </table:table-cell>
          <table:table-cell office:value-type="float" office:value="1360000" calcext:value-type="float">
            <text:p>1360000</text:p>
          </table:table-cell>
          <table:table-cell table:formula="of:=[$MillDB_wikidata_filtered.D809]" office:value-type="float" office:value="8" calcext:value-type="float">
            <text:p>8.00E+00</text:p>
          </table:table-cell>
          <table:table-cell table:formula="of:=[.D809]*[.$J$5]" office:value-type="float" office:value="8000000" calcext:value-type="float">
            <text:p>8000000</text:p>
          </table:table-cell>
          <table:table-cell table:formula="of:=[.B809]/1000000000" office:value-type="float" office:value="0.000661" calcext:value-type="float">
            <text:p>0.000661</text:p>
          </table:table-cell>
          <table:table-cell table:formula="of:=[.C809]/1000000000" office:value-type="float" office:value="0.00136" calcext:value-type="float">
            <text:p>0.00136</text:p>
          </table:table-cell>
          <table:table-cell table:formula="of:=[.E809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558000" calcext:value-type="float">
            <text:p>558000</text:p>
          </table:table-cell>
          <table:table-cell office:value-type="float" office:value="1352000" calcext:value-type="float">
            <text:p>1352000</text:p>
          </table:table-cell>
          <table:table-cell table:formula="of:=[$MillDB_wikidata_filtered.D810]" office:value-type="float" office:value="6" calcext:value-type="float">
            <text:p>6.00E+00</text:p>
          </table:table-cell>
          <table:table-cell table:formula="of:=[.D810]*[.$J$5]" office:value-type="float" office:value="6000000" calcext:value-type="float">
            <text:p>6000000</text:p>
          </table:table-cell>
          <table:table-cell table:formula="of:=[.B810]/1000000000" office:value-type="float" office:value="0.000558" calcext:value-type="float">
            <text:p>0.000558</text:p>
          </table:table-cell>
          <table:table-cell table:formula="of:=[.C810]/1000000000" office:value-type="float" office:value="0.001352" calcext:value-type="float">
            <text:p>0.001352</text:p>
          </table:table-cell>
          <table:table-cell table:formula="of:=[.E810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164000" calcext:value-type="float">
            <text:p>164000</text:p>
          </table:table-cell>
          <table:table-cell office:value-type="float" office:value="771000" calcext:value-type="float">
            <text:p>771000</text:p>
          </table:table-cell>
          <table:table-cell table:formula="of:=[$MillDB_wikidata_filtered.D811]" office:value-type="float" office:value="8" calcext:value-type="float">
            <text:p>8.00E+00</text:p>
          </table:table-cell>
          <table:table-cell table:formula="of:=[.D811]*[.$J$5]" office:value-type="float" office:value="8000000" calcext:value-type="float">
            <text:p>8000000</text:p>
          </table:table-cell>
          <table:table-cell table:formula="of:=[.B811]/1000000000" office:value-type="float" office:value="0.000164" calcext:value-type="float">
            <text:p>0.000164</text:p>
          </table:table-cell>
          <table:table-cell table:formula="of:=[.C811]/1000000000" office:value-type="float" office:value="0.000771" calcext:value-type="float">
            <text:p>0.000771</text:p>
          </table:table-cell>
          <table:table-cell table:formula="of:=[.E81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74000" calcext:value-type="float">
            <text:p>74000</text:p>
          </table:table-cell>
          <table:table-cell office:value-type="float" office:value="86000" calcext:value-type="float">
            <text:p>86000</text:p>
          </table:table-cell>
          <table:table-cell table:formula="of:=[$MillDB_wikidata_filtered.D812]" office:value-type="float" office:value="7" calcext:value-type="float">
            <text:p>7.00E+00</text:p>
          </table:table-cell>
          <table:table-cell table:formula="of:=[.D812]*[.$J$5]" office:value-type="float" office:value="7000000" calcext:value-type="float">
            <text:p>7000000</text:p>
          </table:table-cell>
          <table:table-cell table:formula="of:=[.B812]/1000000000" office:value-type="float" office:value="0.000074" calcext:value-type="float">
            <text:p>0.000074</text:p>
          </table:table-cell>
          <table:table-cell table:formula="of:=[.C812]/1000000000" office:value-type="float" office:value="0.000086" calcext:value-type="float">
            <text:p>0.000086</text:p>
          </table:table-cell>
          <table:table-cell table:formula="of:=[.E812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75678000" calcext:value-type="float">
            <text:p>75678000</text:p>
          </table:table-cell>
          <table:table-cell office:value-type="float" office:value="139610000" calcext:value-type="float">
            <text:p>139610000</text:p>
          </table:table-cell>
          <table:table-cell table:formula="of:=[$MillDB_wikidata_filtered.D813]" office:value-type="float" office:value="58" calcext:value-type="float">
            <text:p>5.80E+01</text:p>
          </table:table-cell>
          <table:table-cell table:formula="of:=[.D813]*[.$J$5]" office:value-type="float" office:value="58000000" calcext:value-type="float">
            <text:p>58000000</text:p>
          </table:table-cell>
          <table:table-cell table:formula="of:=[.B813]/1000000000" office:value-type="float" office:value="0.075678" calcext:value-type="float">
            <text:p>0.075678</text:p>
          </table:table-cell>
          <table:table-cell table:formula="of:=[.C813]/1000000000" office:value-type="float" office:value="0.13961" calcext:value-type="float">
            <text:p>0.13961</text:p>
          </table:table-cell>
          <table:table-cell table:formula="of:=[.E813]/[.$J$6]" office:value-type="float" office:value="0.058" calcext:value-type="float">
            <text:p>0.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650000" calcext:value-type="float">
            <text:p>650000</text:p>
          </table:table-cell>
          <table:table-cell office:value-type="float" office:value="1361000" calcext:value-type="float">
            <text:p>1361000</text:p>
          </table:table-cell>
          <table:table-cell table:formula="of:=[$MillDB_wikidata_filtered.D814]" office:value-type="float" office:value="6" calcext:value-type="float">
            <text:p>6.00E+00</text:p>
          </table:table-cell>
          <table:table-cell table:formula="of:=[.D814]*[.$J$5]" office:value-type="float" office:value="6000000" calcext:value-type="float">
            <text:p>6000000</text:p>
          </table:table-cell>
          <table:table-cell table:formula="of:=[.B814]/1000000000" office:value-type="float" office:value="0.00065" calcext:value-type="float">
            <text:p>0.00065</text:p>
          </table:table-cell>
          <table:table-cell table:formula="of:=[.C814]/1000000000" office:value-type="float" office:value="0.001361" calcext:value-type="float">
            <text:p>0.001361</text:p>
          </table:table-cell>
          <table:table-cell table:formula="of:=[.E814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3423000" calcext:value-type="float">
            <text:p>3423000</text:p>
          </table:table-cell>
          <table:table-cell office:value-type="float" office:value="72736000" calcext:value-type="float">
            <text:p>72736000</text:p>
          </table:table-cell>
          <table:table-cell table:formula="of:=[$MillDB_wikidata_filtered.D815]" office:value-type="float" office:value="23" calcext:value-type="float">
            <text:p>2.30E+01</text:p>
          </table:table-cell>
          <table:table-cell table:formula="of:=[.D815]*[.$J$5]" office:value-type="float" office:value="23000000" calcext:value-type="float">
            <text:p>23000000</text:p>
          </table:table-cell>
          <table:table-cell table:formula="of:=[.B815]/1000000000" office:value-type="float" office:value="0.003423" calcext:value-type="float">
            <text:p>0.003423</text:p>
          </table:table-cell>
          <table:table-cell table:formula="of:=[.C815]/1000000000" office:value-type="float" office:value="0.072736" calcext:value-type="float">
            <text:p>0.072736</text:p>
          </table:table-cell>
          <table:table-cell table:formula="of:=[.E815]/[.$J$6]" office:value-type="float" office:value="0.023" calcext:value-type="float">
            <text:p>0.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03000" calcext:value-type="float">
            <text:p>103000</text:p>
          </table:table-cell>
          <table:table-cell office:value-type="float" office:value="741000" calcext:value-type="float">
            <text:p>741000</text:p>
          </table:table-cell>
          <table:table-cell table:formula="of:=[$MillDB_wikidata_filtered.D816]" office:value-type="float" office:value="8" calcext:value-type="float">
            <text:p>8.00E+00</text:p>
          </table:table-cell>
          <table:table-cell table:formula="of:=[.D816]*[.$J$5]" office:value-type="float" office:value="8000000" calcext:value-type="float">
            <text:p>8000000</text:p>
          </table:table-cell>
          <table:table-cell table:formula="of:=[.B816]/1000000000" office:value-type="float" office:value="0.000103" calcext:value-type="float">
            <text:p>0.000103</text:p>
          </table:table-cell>
          <table:table-cell table:formula="of:=[.C816]/1000000000" office:value-type="float" office:value="0.000741" calcext:value-type="float">
            <text:p>0.000741</text:p>
          </table:table-cell>
          <table:table-cell table:formula="of:=[.E816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.txt</text:p>
          </table:table-cell>
          <table:table-cell office:value-type="float" office:value="401000" calcext:value-type="float">
            <text:p>401000</text:p>
          </table:table-cell>
          <table:table-cell office:value-type="float" office:value="72956000" calcext:value-type="float">
            <text:p>72956000</text:p>
          </table:table-cell>
          <table:table-cell table:formula="of:=[$MillDB_wikidata_filtered.D817]" office:value-type="float" office:value="27" calcext:value-type="float">
            <text:p>2.70E+01</text:p>
          </table:table-cell>
          <table:table-cell table:formula="of:=[.D817]*[.$J$5]" office:value-type="float" office:value="27000000" calcext:value-type="float">
            <text:p>27000000</text:p>
          </table:table-cell>
          <table:table-cell table:formula="of:=[.B817]/1000000000" office:value-type="float" office:value="0.000401" calcext:value-type="float">
            <text:p>0.000401</text:p>
          </table:table-cell>
          <table:table-cell table:formula="of:=[.C817]/1000000000" office:value-type="float" office:value="0.072956" calcext:value-type="float">
            <text:p>0.072956</text:p>
          </table:table-cell>
          <table:table-cell table:formula="of:=[.E817]/[.$J$6]" office:value-type="float" office:value="0.027" calcext:value-type="float">
            <text:p>0.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2079000" calcext:value-type="float">
            <text:p>2079000</text:p>
          </table:table-cell>
          <table:table-cell office:value-type="float" office:value="4534000" calcext:value-type="float">
            <text:p>4534000</text:p>
          </table:table-cell>
          <table:table-cell table:formula="of:=[$MillDB_wikidata_filtered.D818]" office:value-type="float" office:value="10" calcext:value-type="float">
            <text:p>1.00E+01</text:p>
          </table:table-cell>
          <table:table-cell table:formula="of:=[.D818]*[.$J$5]" office:value-type="float" office:value="10000000" calcext:value-type="float">
            <text:p>10000000</text:p>
          </table:table-cell>
          <table:table-cell table:formula="of:=[.B818]/1000000000" office:value-type="float" office:value="0.002079" calcext:value-type="float">
            <text:p>0.002079</text:p>
          </table:table-cell>
          <table:table-cell table:formula="of:=[.C818]/1000000000" office:value-type="float" office:value="0.004534" calcext:value-type="float">
            <text:p>0.004534</text:p>
          </table:table-cell>
          <table:table-cell table:formula="of:=[.E818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2276000" calcext:value-type="float">
            <text:p>2276000</text:p>
          </table:table-cell>
          <table:table-cell office:value-type="float" office:value="6075000" calcext:value-type="float">
            <text:p>6075000</text:p>
          </table:table-cell>
          <table:table-cell table:formula="of:=[$MillDB_wikidata_filtered.D819]" office:value-type="float" office:value="18" calcext:value-type="float">
            <text:p>1.80E+01</text:p>
          </table:table-cell>
          <table:table-cell table:formula="of:=[.D819]*[.$J$5]" office:value-type="float" office:value="18000000" calcext:value-type="float">
            <text:p>18000000</text:p>
          </table:table-cell>
          <table:table-cell table:formula="of:=[.B819]/1000000000" office:value-type="float" office:value="0.002276" calcext:value-type="float">
            <text:p>0.002276</text:p>
          </table:table-cell>
          <table:table-cell table:formula="of:=[.C819]/1000000000" office:value-type="float" office:value="0.006075" calcext:value-type="float">
            <text:p>0.006075</text:p>
          </table:table-cell>
          <table:table-cell table:formula="of:=[.E819]/[.$J$6]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711000" calcext:value-type="float">
            <text:p>711000</text:p>
          </table:table-cell>
          <table:table-cell office:value-type="float" office:value="4235000" calcext:value-type="float">
            <text:p>4235000</text:p>
          </table:table-cell>
          <table:table-cell table:formula="of:=[$MillDB_wikidata_filtered.D820]" office:value-type="float" office:value="11" calcext:value-type="float">
            <text:p>1.10E+01</text:p>
          </table:table-cell>
          <table:table-cell table:formula="of:=[.D820]*[.$J$5]" office:value-type="float" office:value="11000000" calcext:value-type="float">
            <text:p>11000000</text:p>
          </table:table-cell>
          <table:table-cell table:formula="of:=[.B820]/1000000000" office:value-type="float" office:value="0.000711" calcext:value-type="float">
            <text:p>0.000711</text:p>
          </table:table-cell>
          <table:table-cell table:formula="of:=[.C820]/1000000000" office:value-type="float" office:value="0.004235" calcext:value-type="float">
            <text:p>0.004235</text:p>
          </table:table-cell>
          <table:table-cell table:formula="of:=[.E820]/[.$J$6]" office:value-type="float" office:value="0.011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332000" calcext:value-type="float">
            <text:p>332000</text:p>
          </table:table-cell>
          <table:table-cell office:value-type="float" office:value="625000" calcext:value-type="float">
            <text:p>625000</text:p>
          </table:table-cell>
          <table:table-cell table:formula="of:=[$MillDB_wikidata_filtered.D821]" office:value-type="float" office:value="5" calcext:value-type="float">
            <text:p>5.00E+00</text:p>
          </table:table-cell>
          <table:table-cell table:formula="of:=[.D821]*[.$J$5]" office:value-type="float" office:value="5000000" calcext:value-type="float">
            <text:p>5000000</text:p>
          </table:table-cell>
          <table:table-cell table:formula="of:=[.B821]/1000000000" office:value-type="float" office:value="0.000332" calcext:value-type="float">
            <text:p>0.000332</text:p>
          </table:table-cell>
          <table:table-cell table:formula="of:=[.C821]/1000000000" office:value-type="float" office:value="0.000625" calcext:value-type="float">
            <text:p>0.000625</text:p>
          </table:table-cell>
          <table:table-cell table:formula="of:=[.E821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.txt</text:p>
          </table:table-cell>
          <table:table-cell office:value-type="float" office:value="1909000" calcext:value-type="float">
            <text:p>1909000</text:p>
          </table:table-cell>
          <table:table-cell office:value-type="float" office:value="6345000" calcext:value-type="float">
            <text:p>6345000</text:p>
          </table:table-cell>
          <table:table-cell table:formula="of:=[$MillDB_wikidata_filtered.D822]" office:value-type="float" office:value="10" calcext:value-type="float">
            <text:p>1.00E+01</text:p>
          </table:table-cell>
          <table:table-cell table:formula="of:=[.D822]*[.$J$5]" office:value-type="float" office:value="10000000" calcext:value-type="float">
            <text:p>10000000</text:p>
          </table:table-cell>
          <table:table-cell table:formula="of:=[.B822]/1000000000" office:value-type="float" office:value="0.001909" calcext:value-type="float">
            <text:p>0.001909</text:p>
          </table:table-cell>
          <table:table-cell table:formula="of:=[.C822]/1000000000" office:value-type="float" office:value="0.006345" calcext:value-type="float">
            <text:p>0.006345</text:p>
          </table:table-cell>
          <table:table-cell table:formula="of:=[.E822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122211000" calcext:value-type="float">
            <text:p>122211000</text:p>
          </table:table-cell>
          <table:table-cell office:value-type="float" office:value="157973000" calcext:value-type="float">
            <text:p>157973000</text:p>
          </table:table-cell>
          <table:table-cell table:formula="of:=[$MillDB_wikidata_filtered.D823]" office:value-type="float" office:value="97" calcext:value-type="float">
            <text:p>9.70E+01</text:p>
          </table:table-cell>
          <table:table-cell table:formula="of:=[.D823]*[.$J$5]" office:value-type="float" office:value="97000000" calcext:value-type="float">
            <text:p>97000000</text:p>
          </table:table-cell>
          <table:table-cell table:formula="of:=[.B823]/1000000000" office:value-type="float" office:value="0.122211" calcext:value-type="float">
            <text:p>0.122211</text:p>
          </table:table-cell>
          <table:table-cell table:formula="of:=[.C823]/1000000000" office:value-type="float" office:value="0.157973" calcext:value-type="float">
            <text:p>0.157973</text:p>
          </table:table-cell>
          <table:table-cell table:formula="of:=[.E823]/[.$J$6]" office:value-type="float" office:value="0.097" calcext:value-type="float">
            <text:p>0.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4.txt</text:p>
          </table:table-cell>
          <table:table-cell office:value-type="float" office:value="317000" calcext:value-type="float">
            <text:p>317000</text:p>
          </table:table-cell>
          <table:table-cell office:value-type="float" office:value="7398000" calcext:value-type="float">
            <text:p>7398000</text:p>
          </table:table-cell>
          <table:table-cell table:formula="of:=[$MillDB_wikidata_filtered.D824]" office:value-type="float" office:value="4" calcext:value-type="float">
            <text:p>4.00E+00</text:p>
          </table:table-cell>
          <table:table-cell table:formula="of:=[.D824]*[.$J$5]" office:value-type="float" office:value="4000000" calcext:value-type="float">
            <text:p>4000000</text:p>
          </table:table-cell>
          <table:table-cell table:formula="of:=[.B824]/1000000000" office:value-type="float" office:value="0.000317" calcext:value-type="float">
            <text:p>0.000317</text:p>
          </table:table-cell>
          <table:table-cell table:formula="of:=[.C824]/1000000000" office:value-type="float" office:value="0.007398" calcext:value-type="float">
            <text:p>0.007398</text:p>
          </table:table-cell>
          <table:table-cell table:formula="of:=[.E824]/[.$J$6]" office:value-type="float" office:value="0.004" calcext:value-type="float">
            <text:p>0.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767000" calcext:value-type="float">
            <text:p>767000</text:p>
          </table:table-cell>
          <table:table-cell office:value-type="float" office:value="18521000" calcext:value-type="float">
            <text:p>18521000</text:p>
          </table:table-cell>
          <table:table-cell table:formula="of:=[$MillDB_wikidata_filtered.D825]" office:value-type="float" office:value="12" calcext:value-type="float">
            <text:p>1.20E+01</text:p>
          </table:table-cell>
          <table:table-cell table:formula="of:=[.D825]*[.$J$5]" office:value-type="float" office:value="12000000" calcext:value-type="float">
            <text:p>12000000</text:p>
          </table:table-cell>
          <table:table-cell table:formula="of:=[.B825]/1000000000" office:value-type="float" office:value="0.000767" calcext:value-type="float">
            <text:p>0.000767</text:p>
          </table:table-cell>
          <table:table-cell table:formula="of:=[.C825]/1000000000" office:value-type="float" office:value="0.018521" calcext:value-type="float">
            <text:p>0.018521</text:p>
          </table:table-cell>
          <table:table-cell table:formula="of:=[.E825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2.txt</text:p>
          </table:table-cell>
          <table:table-cell office:value-type="float" office:value="87000" calcext:value-type="float">
            <text:p>87000</text:p>
          </table:table-cell>
          <table:table-cell office:value-type="float" office:value="2012000" calcext:value-type="float">
            <text:p>2012000</text:p>
          </table:table-cell>
          <table:table-cell table:formula="of:=[$MillDB_wikidata_filtered.D826]" office:value-type="float" office:value="4" calcext:value-type="float">
            <text:p>4.00E+00</text:p>
          </table:table-cell>
          <table:table-cell table:formula="of:=[.D826]*[.$J$5]" office:value-type="float" office:value="4000000" calcext:value-type="float">
            <text:p>4000000</text:p>
          </table:table-cell>
          <table:table-cell table:formula="of:=[.B826]/1000000000" office:value-type="float" office:value="0.000087" calcext:value-type="float">
            <text:p>0.000087</text:p>
          </table:table-cell>
          <table:table-cell table:formula="of:=[.C826]/1000000000" office:value-type="float" office:value="0.002012" calcext:value-type="float">
            <text:p>0.002012</text:p>
          </table:table-cell>
          <table:table-cell table:formula="of:=[.E826]/[.$J$6]" office:value-type="float" office:value="0.004" calcext:value-type="float">
            <text:p>0.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17000" calcext:value-type="float">
            <text:p>217000</text:p>
          </table:table-cell>
          <table:table-cell office:value-type="float" office:value="1495000" calcext:value-type="float">
            <text:p>1495000</text:p>
          </table:table-cell>
          <table:table-cell table:formula="of:=[$MillDB_wikidata_filtered.D827]" office:value-type="float" office:value="6" calcext:value-type="float">
            <text:p>6.00E+00</text:p>
          </table:table-cell>
          <table:table-cell table:formula="of:=[.D827]*[.$J$5]" office:value-type="float" office:value="6000000" calcext:value-type="float">
            <text:p>6000000</text:p>
          </table:table-cell>
          <table:table-cell table:formula="of:=[.B827]/1000000000" office:value-type="float" office:value="0.000217" calcext:value-type="float">
            <text:p>0.000217</text:p>
          </table:table-cell>
          <table:table-cell table:formula="of:=[.C827]/1000000000" office:value-type="float" office:value="0.001495" calcext:value-type="float">
            <text:p>0.001495</text:p>
          </table:table-cell>
          <table:table-cell table:formula="of:=[.E827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2043999" calcext:value-type="float">
            <text:p>2043999</text:p>
          </table:table-cell>
          <table:table-cell office:value-type="float" office:value="1420000" calcext:value-type="float">
            <text:p>1420000</text:p>
          </table:table-cell>
          <table:table-cell table:formula="of:=[$MillDB_wikidata_filtered.D828]" office:value-type="float" office:value="6" calcext:value-type="float">
            <text:p>6.00E+00</text:p>
          </table:table-cell>
          <table:table-cell table:formula="of:=[.D828]*[.$J$5]" office:value-type="float" office:value="6000000" calcext:value-type="float">
            <text:p>6000000</text:p>
          </table:table-cell>
          <table:table-cell table:formula="of:=[.B828]/1000000000" office:value-type="float" office:value="0.002043999" calcext:value-type="float">
            <text:p>0.002043999</text:p>
          </table:table-cell>
          <table:table-cell table:formula="of:=[.C828]/1000000000" office:value-type="float" office:value="0.00142" calcext:value-type="float">
            <text:p>0.00142</text:p>
          </table:table-cell>
          <table:table-cell table:formula="of:=[.E828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769000" calcext:value-type="float">
            <text:p>769000</text:p>
          </table:table-cell>
          <table:table-cell office:value-type="float" office:value="2300000" calcext:value-type="float">
            <text:p>2300000</text:p>
          </table:table-cell>
          <table:table-cell table:formula="of:=[$MillDB_wikidata_filtered.D829]" office:value-type="float" office:value="7" calcext:value-type="float">
            <text:p>7.00E+00</text:p>
          </table:table-cell>
          <table:table-cell table:formula="of:=[.D829]*[.$J$5]" office:value-type="float" office:value="7000000" calcext:value-type="float">
            <text:p>7000000</text:p>
          </table:table-cell>
          <table:table-cell table:formula="of:=[.B829]/1000000000" office:value-type="float" office:value="0.000769" calcext:value-type="float">
            <text:p>0.000769</text:p>
          </table:table-cell>
          <table:table-cell table:formula="of:=[.C829]/1000000000" office:value-type="float" office:value="0.0023" calcext:value-type="float">
            <text:p>0.0023</text:p>
          </table:table-cell>
          <table:table-cell table:formula="of:=[.E829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txt</text:p>
          </table:table-cell>
          <table:table-cell office:value-type="float" office:value="457000" calcext:value-type="float">
            <text:p>457000</text:p>
          </table:table-cell>
          <table:table-cell office:value-type="float" office:value="2022000" calcext:value-type="float">
            <text:p>2022000</text:p>
          </table:table-cell>
          <table:table-cell table:formula="of:=[$MillDB_wikidata_filtered.D830]" office:value-type="float" office:value="4" calcext:value-type="float">
            <text:p>4.00E+00</text:p>
          </table:table-cell>
          <table:table-cell table:formula="of:=[.D830]*[.$J$5]" office:value-type="float" office:value="4000000" calcext:value-type="float">
            <text:p>4000000</text:p>
          </table:table-cell>
          <table:table-cell table:formula="of:=[.B830]/1000000000" office:value-type="float" office:value="0.000457" calcext:value-type="float">
            <text:p>0.000457</text:p>
          </table:table-cell>
          <table:table-cell table:formula="of:=[.C830]/1000000000" office:value-type="float" office:value="0.002022" calcext:value-type="float">
            <text:p>0.002022</text:p>
          </table:table-cell>
          <table:table-cell table:formula="of:=[.E830]/[.$J$6]" office:value-type="float" office:value="0.004" calcext:value-type="float">
            <text:p>0.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2.txt</text:p>
          </table:table-cell>
          <table:table-cell office:value-type="float" office:value="709000" calcext:value-type="float">
            <text:p>709000</text:p>
          </table:table-cell>
          <table:table-cell office:value-type="float" office:value="2842000" calcext:value-type="float">
            <text:p>2842000</text:p>
          </table:table-cell>
          <table:table-cell table:formula="of:=[$MillDB_wikidata_filtered.D831]" office:value-type="float" office:value="10" calcext:value-type="float">
            <text:p>1.00E+01</text:p>
          </table:table-cell>
          <table:table-cell table:formula="of:=[.D831]*[.$J$5]" office:value-type="float" office:value="10000000" calcext:value-type="float">
            <text:p>10000000</text:p>
          </table:table-cell>
          <table:table-cell table:formula="of:=[.B831]/1000000000" office:value-type="float" office:value="0.000709" calcext:value-type="float">
            <text:p>0.000709</text:p>
          </table:table-cell>
          <table:table-cell table:formula="of:=[.C831]/1000000000" office:value-type="float" office:value="0.002842" calcext:value-type="float">
            <text:p>0.002842</text:p>
          </table:table-cell>
          <table:table-cell table:formula="of:=[.E831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3.txt</text:p>
          </table:table-cell>
          <table:table-cell office:value-type="float" office:value="2079000" calcext:value-type="float">
            <text:p>2079000</text:p>
          </table:table-cell>
          <table:table-cell office:value-type="float" office:value="6817000" calcext:value-type="float">
            <text:p>6817000</text:p>
          </table:table-cell>
          <table:table-cell table:formula="of:=[$MillDB_wikidata_filtered.D832]" office:value-type="float" office:value="10" calcext:value-type="float">
            <text:p>1.00E+01</text:p>
          </table:table-cell>
          <table:table-cell table:formula="of:=[.D832]*[.$J$5]" office:value-type="float" office:value="10000000" calcext:value-type="float">
            <text:p>10000000</text:p>
          </table:table-cell>
          <table:table-cell table:formula="of:=[.B832]/1000000000" office:value-type="float" office:value="0.002079" calcext:value-type="float">
            <text:p>0.002079</text:p>
          </table:table-cell>
          <table:table-cell table:formula="of:=[.C832]/1000000000" office:value-type="float" office:value="0.006817" calcext:value-type="float">
            <text:p>0.006817</text:p>
          </table:table-cell>
          <table:table-cell table:formula="of:=[.E832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628000" calcext:value-type="float">
            <text:p>628000</text:p>
          </table:table-cell>
          <table:table-cell office:value-type="float" office:value="11705000" calcext:value-type="float">
            <text:p>11705000</text:p>
          </table:table-cell>
          <table:table-cell table:formula="of:=[$MillDB_wikidata_filtered.D833]" office:value-type="float" office:value="5" calcext:value-type="float">
            <text:p>5.00E+00</text:p>
          </table:table-cell>
          <table:table-cell table:formula="of:=[.D833]*[.$J$5]" office:value-type="float" office:value="5000000" calcext:value-type="float">
            <text:p>5000000</text:p>
          </table:table-cell>
          <table:table-cell table:formula="of:=[.B833]/1000000000" office:value-type="float" office:value="0.000628" calcext:value-type="float">
            <text:p>0.000628</text:p>
          </table:table-cell>
          <table:table-cell table:formula="of:=[.C833]/1000000000" office:value-type="float" office:value="0.011705" calcext:value-type="float">
            <text:p>0.011705</text:p>
          </table:table-cell>
          <table:table-cell table:formula="of:=[.E833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390000" calcext:value-type="float">
            <text:p>390000</text:p>
          </table:table-cell>
          <table:table-cell office:value-type="float" office:value="856000" calcext:value-type="float">
            <text:p>856000</text:p>
          </table:table-cell>
          <table:table-cell table:formula="of:=[$MillDB_wikidata_filtered.D834]" office:value-type="float" office:value="7" calcext:value-type="float">
            <text:p>7.00E+00</text:p>
          </table:table-cell>
          <table:table-cell table:formula="of:=[.D834]*[.$J$5]" office:value-type="float" office:value="7000000" calcext:value-type="float">
            <text:p>7000000</text:p>
          </table:table-cell>
          <table:table-cell table:formula="of:=[.B834]/1000000000" office:value-type="float" office:value="0.00039" calcext:value-type="float">
            <text:p>0.00039</text:p>
          </table:table-cell>
          <table:table-cell table:formula="of:=[.C834]/1000000000" office:value-type="float" office:value="0.000856" calcext:value-type="float">
            <text:p>0.000856</text:p>
          </table:table-cell>
          <table:table-cell table:formula="of:=[.E834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.txt</text:p>
          </table:table-cell>
          <table:table-cell office:value-type="float" office:value="3250000" calcext:value-type="float">
            <text:p>3250000</text:p>
          </table:table-cell>
          <table:table-cell office:value-type="float" office:value="2587000" calcext:value-type="float">
            <text:p>2587000</text:p>
          </table:table-cell>
          <table:table-cell table:formula="of:=[$MillDB_wikidata_filtered.D835]" office:value-type="float" office:value="6" calcext:value-type="float">
            <text:p>6.00E+00</text:p>
          </table:table-cell>
          <table:table-cell table:formula="of:=[.D835]*[.$J$5]" office:value-type="float" office:value="6000000" calcext:value-type="float">
            <text:p>6000000</text:p>
          </table:table-cell>
          <table:table-cell table:formula="of:=[.B835]/1000000000" office:value-type="float" office:value="0.00325" calcext:value-type="float">
            <text:p>0.00325</text:p>
          </table:table-cell>
          <table:table-cell table:formula="of:=[.C835]/1000000000" office:value-type="float" office:value="0.002587" calcext:value-type="float">
            <text:p>0.002587</text:p>
          </table:table-cell>
          <table:table-cell table:formula="of:=[.E835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78000" calcext:value-type="float">
            <text:p>78000</text:p>
          </table:table-cell>
          <table:table-cell office:value-type="float" office:value="211000" calcext:value-type="float">
            <text:p>211000</text:p>
          </table:table-cell>
          <table:table-cell table:formula="of:=[$MillDB_wikidata_filtered.D836]" office:value-type="float" office:value="8" calcext:value-type="float">
            <text:p>8.00E+00</text:p>
          </table:table-cell>
          <table:table-cell table:formula="of:=[.D836]*[.$J$5]" office:value-type="float" office:value="8000000" calcext:value-type="float">
            <text:p>8000000</text:p>
          </table:table-cell>
          <table:table-cell table:formula="of:=[.B836]/1000000000" office:value-type="float" office:value="0.000078" calcext:value-type="float">
            <text:p>0.000078</text:p>
          </table:table-cell>
          <table:table-cell table:formula="of:=[.C836]/1000000000" office:value-type="float" office:value="0.000211" calcext:value-type="float">
            <text:p>0.000211</text:p>
          </table:table-cell>
          <table:table-cell table:formula="of:=[.E836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.txt</text:p>
          </table:table-cell>
          <table:table-cell office:value-type="float" office:value="299000" calcext:value-type="float">
            <text:p>299000</text:p>
          </table:table-cell>
          <table:table-cell office:value-type="float" office:value="9715000" calcext:value-type="float">
            <text:p>9715000</text:p>
          </table:table-cell>
          <table:table-cell table:formula="of:=[$MillDB_wikidata_filtered.D837]" office:value-type="float" office:value="6" calcext:value-type="float">
            <text:p>6.00E+00</text:p>
          </table:table-cell>
          <table:table-cell table:formula="of:=[.D837]*[.$J$5]" office:value-type="float" office:value="6000000" calcext:value-type="float">
            <text:p>6000000</text:p>
          </table:table-cell>
          <table:table-cell table:formula="of:=[.B837]/1000000000" office:value-type="float" office:value="0.000299" calcext:value-type="float">
            <text:p>0.000299</text:p>
          </table:table-cell>
          <table:table-cell table:formula="of:=[.C837]/1000000000" office:value-type="float" office:value="0.009715" calcext:value-type="float">
            <text:p>0.009715</text:p>
          </table:table-cell>
          <table:table-cell table:formula="of:=[.E837]/[.$J$6]"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59000" calcext:value-type="float">
            <text:p>159000</text:p>
          </table:table-cell>
          <table:table-cell office:value-type="float" office:value="1306000" calcext:value-type="float">
            <text:p>1306000</text:p>
          </table:table-cell>
          <table:table-cell table:formula="of:=[$MillDB_wikidata_filtered.D838]" office:value-type="float" office:value="7" calcext:value-type="float">
            <text:p>7.00E+00</text:p>
          </table:table-cell>
          <table:table-cell table:formula="of:=[.D838]*[.$J$5]" office:value-type="float" office:value="7000000" calcext:value-type="float">
            <text:p>7000000</text:p>
          </table:table-cell>
          <table:table-cell table:formula="of:=[.B838]/1000000000" office:value-type="float" office:value="0.000159" calcext:value-type="float">
            <text:p>0.000159</text:p>
          </table:table-cell>
          <table:table-cell table:formula="of:=[.C838]/1000000000" office:value-type="float" office:value="0.001306" calcext:value-type="float">
            <text:p>0.001306</text:p>
          </table:table-cell>
          <table:table-cell table:formula="of:=[.E838]/[.$J$6]"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office:value-type="float" office:value="13029000" calcext:value-type="float">
            <text:p>13029000</text:p>
          </table:table-cell>
          <table:table-cell office:value-type="float" office:value="27000" calcext:value-type="float">
            <text:p>27000</text:p>
          </table:table-cell>
          <table:table-cell table:formula="of:=[$MillDB_wikidata_filtered.D839]" office:value-type="float" office:value="5" calcext:value-type="float">
            <text:p>5.00E+00</text:p>
          </table:table-cell>
          <table:table-cell table:formula="of:=[.D839]*[.$J$5]" office:value-type="float" office:value="5000000" calcext:value-type="float">
            <text:p>5000000</text:p>
          </table:table-cell>
          <table:table-cell table:formula="of:=[.B839]/1000000000" office:value-type="float" office:value="0.013029" calcext:value-type="float">
            <text:p>0.013029</text:p>
          </table:table-cell>
          <table:table-cell table:formula="of:=[.C839]/1000000000" office:value-type="float" office:value="0.000027" calcext:value-type="float">
            <text:p>0.000027</text:p>
          </table:table-cell>
          <table:table-cell table:formula="of:=[.E839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35465000" calcext:value-type="float">
            <text:p>35465000</text:p>
          </table:table-cell>
          <table:table-cell office:value-type="float" office:value="11879000" calcext:value-type="float">
            <text:p>11879000</text:p>
          </table:table-cell>
          <table:table-cell table:formula="of:=[$MillDB_wikidata_filtered.D840]" office:value-type="float" office:value="10" calcext:value-type="float">
            <text:p>1.00E+01</text:p>
          </table:table-cell>
          <table:table-cell table:formula="of:=[.D840]*[.$J$5]" office:value-type="float" office:value="10000000" calcext:value-type="float">
            <text:p>10000000</text:p>
          </table:table-cell>
          <table:table-cell table:formula="of:=[.B840]/1000000000" office:value-type="float" office:value="0.035465" calcext:value-type="float">
            <text:p>0.035465</text:p>
          </table:table-cell>
          <table:table-cell table:formula="of:=[.C840]/1000000000" office:value-type="float" office:value="0.011879" calcext:value-type="float">
            <text:p>0.011879</text:p>
          </table:table-cell>
          <table:table-cell table:formula="of:=[.E840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295000" calcext:value-type="float">
            <text:p>295000</text:p>
          </table:table-cell>
          <table:table-cell office:value-type="float" office:value="407000" calcext:value-type="float">
            <text:p>407000</text:p>
          </table:table-cell>
          <table:table-cell table:formula="of:=[$MillDB_wikidata_filtered.D841]" office:value-type="float" office:value="8" calcext:value-type="float">
            <text:p>8.00E+00</text:p>
          </table:table-cell>
          <table:table-cell table:formula="of:=[.D841]*[.$J$5]" office:value-type="float" office:value="8000000" calcext:value-type="float">
            <text:p>8000000</text:p>
          </table:table-cell>
          <table:table-cell table:formula="of:=[.B841]/1000000000" office:value-type="float" office:value="0.000295" calcext:value-type="float">
            <text:p>0.000295</text:p>
          </table:table-cell>
          <table:table-cell table:formula="of:=[.C841]/1000000000" office:value-type="float" office:value="0.000407" calcext:value-type="float">
            <text:p>0.000407</text:p>
          </table:table-cell>
          <table:table-cell table:formula="of:=[.E841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.txt</text:p>
          </table:table-cell>
          <table:table-cell office:value-type="float" office:value="118000" calcext:value-type="float">
            <text:p>118000</text:p>
          </table:table-cell>
          <table:table-cell office:value-type="float" office:value="400000" calcext:value-type="float">
            <text:p>400000</text:p>
          </table:table-cell>
          <table:table-cell table:formula="of:=[$MillDB_wikidata_filtered.D842]" office:value-type="float" office:value="5" calcext:value-type="float">
            <text:p>5.00E+00</text:p>
          </table:table-cell>
          <table:table-cell table:formula="of:=[.D842]*[.$J$5]" office:value-type="float" office:value="5000000" calcext:value-type="float">
            <text:p>5000000</text:p>
          </table:table-cell>
          <table:table-cell table:formula="of:=[.B842]/1000000000" office:value-type="float" office:value="0.000118" calcext:value-type="float">
            <text:p>0.000118</text:p>
          </table:table-cell>
          <table:table-cell table:formula="of:=[.C842]/1000000000" office:value-type="float" office:value="0.0004" calcext:value-type="float">
            <text:p>0.0004</text:p>
          </table:table-cell>
          <table:table-cell table:formula="of:=[.E842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531000" calcext:value-type="float">
            <text:p>531000</text:p>
          </table:table-cell>
          <table:table-cell office:value-type="float" office:value="1708000" calcext:value-type="float">
            <text:p>1708000</text:p>
          </table:table-cell>
          <table:table-cell table:formula="of:=[$MillDB_wikidata_filtered.D843]" office:value-type="float" office:value="8" calcext:value-type="float">
            <text:p>8.00E+00</text:p>
          </table:table-cell>
          <table:table-cell table:formula="of:=[.D843]*[.$J$5]" office:value-type="float" office:value="8000000" calcext:value-type="float">
            <text:p>8000000</text:p>
          </table:table-cell>
          <table:table-cell table:formula="of:=[.B843]/1000000000" office:value-type="float" office:value="0.000531" calcext:value-type="float">
            <text:p>0.000531</text:p>
          </table:table-cell>
          <table:table-cell table:formula="of:=[.C843]/1000000000" office:value-type="float" office:value="0.001708" calcext:value-type="float">
            <text:p>0.001708</text:p>
          </table:table-cell>
          <table:table-cell table:formula="of:=[.E843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909000" calcext:value-type="float">
            <text:p>909000</text:p>
          </table:table-cell>
          <table:table-cell office:value-type="float" office:value="21998000" calcext:value-type="float">
            <text:p>21998000</text:p>
          </table:table-cell>
          <table:table-cell table:formula="of:=[$MillDB_wikidata_filtered.D844]" office:value-type="float" office:value="15" calcext:value-type="float">
            <text:p>1.50E+01</text:p>
          </table:table-cell>
          <table:table-cell table:formula="of:=[.D844]*[.$J$5]" office:value-type="float" office:value="15000000" calcext:value-type="float">
            <text:p>15000000</text:p>
          </table:table-cell>
          <table:table-cell table:formula="of:=[.B844]/1000000000" office:value-type="float" office:value="0.000909" calcext:value-type="float">
            <text:p>0.000909</text:p>
          </table:table-cell>
          <table:table-cell table:formula="of:=[.C844]/1000000000" office:value-type="float" office:value="0.021998" calcext:value-type="float">
            <text:p>0.021998</text:p>
          </table:table-cell>
          <table:table-cell table:formula="of:=[.E844]/[.$J$6]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.txt</text:p>
          </table:table-cell>
          <table:table-cell office:value-type="float" office:value="5576000" calcext:value-type="float">
            <text:p>5576000</text:p>
          </table:table-cell>
          <table:table-cell office:value-type="float" office:value="9924000" calcext:value-type="float">
            <text:p>9924000</text:p>
          </table:table-cell>
          <table:table-cell table:formula="of:=[$MillDB_wikidata_filtered.D845]" office:value-type="float" office:value="13" calcext:value-type="float">
            <text:p>1.30E+01</text:p>
          </table:table-cell>
          <table:table-cell table:formula="of:=[.D845]*[.$J$5]" office:value-type="float" office:value="13000000" calcext:value-type="float">
            <text:p>13000000</text:p>
          </table:table-cell>
          <table:table-cell table:formula="of:=[.B845]/1000000000" office:value-type="float" office:value="0.005576" calcext:value-type="float">
            <text:p>0.005576</text:p>
          </table:table-cell>
          <table:table-cell table:formula="of:=[.C845]/1000000000" office:value-type="float" office:value="0.009924" calcext:value-type="float">
            <text:p>0.009924</text:p>
          </table:table-cell>
          <table:table-cell table:formula="of:=[.E845]/[.$J$6]"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.txt</text:p>
          </table:table-cell>
          <table:table-cell table:number-columns-repeated="2" office:value-type="float" office:value="158000" calcext:value-type="float">
            <text:p>158000</text:p>
          </table:table-cell>
          <table:table-cell table:formula="of:=[$MillDB_wikidata_filtered.D846]" office:value-type="float" office:value="8" calcext:value-type="float">
            <text:p>8.00E+00</text:p>
          </table:table-cell>
          <table:table-cell table:formula="of:=[.D846]*[.$J$5]" office:value-type="float" office:value="8000000" calcext:value-type="float">
            <text:p>8000000</text:p>
          </table:table-cell>
          <table:table-cell table:formula="of:=[.B846]/1000000000" office:value-type="float" office:value="0.000158" calcext:value-type="float">
            <text:p>0.000158</text:p>
          </table:table-cell>
          <table:table-cell table:formula="of:=[.C846]/1000000000" office:value-type="float" office:value="0.000158" calcext:value-type="float">
            <text:p>0.000158</text:p>
          </table:table-cell>
          <table:table-cell table:formula="of:=[.E846]/[.$J$6]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.txt</text:p>
          </table:table-cell>
          <table:table-cell office:value-type="float" office:value="1031999" calcext:value-type="float">
            <text:p>1031999</text:p>
          </table:table-cell>
          <table:table-cell office:value-type="float" office:value="74717000" calcext:value-type="float">
            <text:p>74717000</text:p>
          </table:table-cell>
          <table:table-cell table:formula="of:=[$MillDB_wikidata_filtered.D847]" office:value-type="float" office:value="35" calcext:value-type="float">
            <text:p>3.50E+01</text:p>
          </table:table-cell>
          <table:table-cell table:formula="of:=[.D847]*[.$J$5]" office:value-type="float" office:value="35000000" calcext:value-type="float">
            <text:p>35000000</text:p>
          </table:table-cell>
          <table:table-cell table:formula="of:=[.B847]/1000000000" office:value-type="float" office:value="0.001031999" calcext:value-type="float">
            <text:p>0.001031999</text:p>
          </table:table-cell>
          <table:table-cell table:formula="of:=[.C847]/1000000000" office:value-type="float" office:value="0.074717" calcext:value-type="float">
            <text:p>0.074717</text:p>
          </table:table-cell>
          <table:table-cell table:formula="of:=[.E847]/[.$J$6]" office:value-type="float" office:value="0.035" calcext:value-type="float">
            <text:p>0.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.txt</text:p>
          </table:table-cell>
          <table:table-cell office:value-type="float" office:value="1603000" calcext:value-type="float">
            <text:p>1603000</text:p>
          </table:table-cell>
          <table:table-cell office:value-type="float" office:value="2945000" calcext:value-type="float">
            <text:p>2945000</text:p>
          </table:table-cell>
          <table:table-cell table:formula="of:=[$MillDB_wikidata_filtered.D848]" office:value-type="float" office:value="10" calcext:value-type="float">
            <text:p>1.00E+01</text:p>
          </table:table-cell>
          <table:table-cell table:formula="of:=[.D848]*[.$J$5]" office:value-type="float" office:value="10000000" calcext:value-type="float">
            <text:p>10000000</text:p>
          </table:table-cell>
          <table:table-cell table:formula="of:=[.B848]/1000000000" office:value-type="float" office:value="0.001603" calcext:value-type="float">
            <text:p>0.001603</text:p>
          </table:table-cell>
          <table:table-cell table:formula="of:=[.C848]/1000000000" office:value-type="float" office:value="0.002945" calcext:value-type="float">
            <text:p>0.002945</text:p>
          </table:table-cell>
          <table:table-cell table:formula="of:=[.E848]/[.$J$6]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.txt</text:p>
          </table:table-cell>
          <table:table-cell office:value-type="float" office:value="5474000" calcext:value-type="float">
            <text:p>5474000</text:p>
          </table:table-cell>
          <table:table-cell office:value-type="float" office:value="2546000" calcext:value-type="float">
            <text:p>2546000</text:p>
          </table:table-cell>
          <table:table-cell table:formula="of:=[$MillDB_wikidata_filtered.D849]" office:value-type="float" office:value="12" calcext:value-type="float">
            <text:p>1.20E+01</text:p>
          </table:table-cell>
          <table:table-cell table:formula="of:=[.D849]*[.$J$5]" office:value-type="float" office:value="12000000" calcext:value-type="float">
            <text:p>12000000</text:p>
          </table:table-cell>
          <table:table-cell table:formula="of:=[.B849]/1000000000" office:value-type="float" office:value="0.005474" calcext:value-type="float">
            <text:p>0.005474</text:p>
          </table:table-cell>
          <table:table-cell table:formula="of:=[.C849]/1000000000" office:value-type="float" office:value="0.002546" calcext:value-type="float">
            <text:p>0.002546</text:p>
          </table:table-cell>
          <table:table-cell table:formula="of:=[.E849]/[.$J$6]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.txt</text:p>
          </table:table-cell>
          <table:table-cell office:value-type="float" office:value="128999" calcext:value-type="float">
            <text:p>128999</text:p>
          </table:table-cell>
          <table:table-cell office:value-type="float" office:value="1296000" calcext:value-type="float">
            <text:p>1296000</text:p>
          </table:table-cell>
          <table:table-cell table:formula="of:=[$MillDB_wikidata_filtered.D850]" office:value-type="float" office:value="5" calcext:value-type="float">
            <text:p>5.00E+00</text:p>
          </table:table-cell>
          <table:table-cell table:formula="of:=[.D850]*[.$J$5]" office:value-type="float" office:value="5000000" calcext:value-type="float">
            <text:p>5000000</text:p>
          </table:table-cell>
          <table:table-cell table:formula="of:=[.B850]/1000000000" office:value-type="float" office:value="0.000128999" calcext:value-type="float">
            <text:p>0.000128999</text:p>
          </table:table-cell>
          <table:table-cell table:formula="of:=[.C850]/1000000000" office:value-type="float" office:value="0.001296" calcext:value-type="float">
            <text:p>0.001296</text:p>
          </table:table-cell>
          <table:table-cell table:formula="of:=[.E850]/[.$J$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.txt</text:p>
          </table:table-cell>
          <table:table-cell office:value-type="float" office:value="336000" calcext:value-type="float">
            <text:p>336000</text:p>
          </table:table-cell>
          <table:table-cell office:value-type="float" office:value="1331000" calcext:value-type="float">
            <text:p>1331000</text:p>
          </table:table-cell>
          <table:table-cell table:formula="of:=[$MillDB_wikidata_filtered.D851]" office:value-type="float" office:value="9" calcext:value-type="float">
            <text:p>9.00E+00</text:p>
          </table:table-cell>
          <table:table-cell table:formula="of:=[.D851]*[.$J$5]" office:value-type="float" office:value="9000000" calcext:value-type="float">
            <text:p>9000000</text:p>
          </table:table-cell>
          <table:table-cell table:formula="of:=[.B851]/1000000000" office:value-type="float" office:value="0.000336" calcext:value-type="float">
            <text:p>0.000336</text:p>
          </table:table-cell>
          <table:table-cell table:formula="of:=[.C851]/1000000000" office:value-type="float" office:value="0.001331" calcext:value-type="float">
            <text:p>0.001331</text:p>
          </table:table-cell>
          <table:table-cell table:formula="of:=[.E851]/[.$J$6]" office:value-type="float" office:value="0.009" calcext:value-type="float">
            <text:p>0.009</text:p>
          </table:table-cell>
          <table:table-cell table:number-columns-repeated="3"/>
        </table:table-row>
      </table:table>
      <table:table table:name="MillDB_wikidata_filtered" table:style-name="ta1">
        <table:table-column table:style-name="co1" table:number-columns-repeated="3" table:default-cell-style-name="Default"/>
        <table:table-column table:style-name="co4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statu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max_mem[kB]</text:p>
          </table:table-cell>
          <table:table-cell office:value-type="string" calcext:value-type="string">
            <text:p>Fixed Time</text:p>
          </table:table-cell>
          <table:table-cell office:value-type="string" calcext:value-type="string">
            <text:p>MDB reporta en Milliseconds (s * 1000)</text:p>
          </table:table-cell>
        </table:table-row>
        <table:table-row table:style-name="ro1">
          <table:table-cell office:value-type="string" calcext:value-type="string">
            <text:p>'MATCH (?x1)-[:Q353]-&gt;(?x2), (?x2)-[:Q226]-&gt;(?x3), (?x3)-[:Q377]-&gt;(?x4), (?x1)-[:Q280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4" calcext:value-type="float">
            <text:p>5.40E+01</text:p>
          </table:table-cell>
          <table:table-cell office:value-type="float" office:value="549676" calcext:value-type="float">
            <text:p>549676</text:p>
          </table:table-cell>
          <table:table-cell table:formula="of:=[.D2]/1000000" office:value-type="float" office:value="0.000054" calcext:value-type="float">
            <text:p>0.000054</text:p>
          </table:table-cell>
          <table:table-cell/>
        </table:table-row>
        <table:table-row table:style-name="ro1">
          <table:table-cell office:value-type="string" calcext:value-type="string">
            <text:p>'MATCH (?x1)-[:Q1734]-&gt;(?x2), (?x2)-[:Q2059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549804" calcext:value-type="float">
            <text:p>549804</text:p>
          </table:table-cell>
          <table:table-cell table:formula="of:=[.D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322]-&gt;(?x2), (?x1)-[:Q541]-&gt;(?x3), (?x2)-[:Q2059]-&gt;(?x4), (?x3)-[:Q226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550916" calcext:value-type="float">
            <text:p>550916</text:p>
          </table:table-cell>
          <table:table-cell table:formula="of:=[.D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652]-&gt;(?x2), (?x2)-[:Q2027]-&gt;(?x3), (?x3)-[:Q290]-&gt;(?x4), (?x1)-[:Q1665]-&gt;(?x4) <text:s/>RETURN * LIMIT 1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553188" calcext:value-type="float">
            <text:p>553188</text:p>
          </table:table-cell>
          <table:table-cell table:formula="of:=[.D5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y)-[:Q1259]-&gt;(?x), (?z)-[:Q820]-&gt;(?x) <text:s/>RETURN * LIMIT 100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553748" calcext:value-type="float">
            <text:p>553748</text:p>
          </table:table-cell>
          <table:table-cell table:formula="of:=[.D6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460]-&gt;(?x2), (?x2)-[:Q1013]-&gt;(?x3), (?x3)-[:Q2031]-&gt;(?x4), (?x4)-[:Q2004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554268" calcext:value-type="float">
            <text:p>554268</text:p>
          </table:table-cell>
          <table:table-cell table:formula="of:=[.D7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454]-&gt;(?x2), (?x2)-[:Q2062]-&gt;(?x3), (?x3)-[:Q114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554856" calcext:value-type="float">
            <text:p>554856</text:p>
          </table:table-cell>
          <table:table-cell table:formula="of:=[.D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093]-&gt;(?y), (?x)-[:Q529]-&gt;(?z), (?x)-[:Q482]-&gt;(?u), (?x)-[:Q634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555224" calcext:value-type="float">
            <text:p>555224</text:p>
          </table:table-cell>
          <table:table-cell table:formula="of:=[.D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229]-&gt;(?x2), (?x1)-[:Q648]-&gt;(?x3), (?x4)-[:Q897]-&gt;(?x2), (?x4)-[:Q63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3" calcext:value-type="float">
            <text:p>2.30E+01</text:p>
          </table:table-cell>
          <table:table-cell office:value-type="float" office:value="558356" calcext:value-type="float">
            <text:p>558356</text:p>
          </table:table-cell>
          <table:table-cell table:formula="of:=[.D10]/1000000" office:value-type="float" office:value="0.000023" calcext:value-type="float">
            <text:p>0.000023</text:p>
          </table:table-cell>
          <table:table-cell/>
        </table:table-row>
        <table:table-row table:style-name="ro1">
          <table:table-cell office:value-type="string" calcext:value-type="string">
            <text:p>'MATCH (?x1)-[:Q1734]-&gt;(?x2), (?x2)-[:Q1144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558364" calcext:value-type="float">
            <text:p>558364</text:p>
          </table:table-cell>
          <table:table-cell table:formula="of:=[.D1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351]-&gt;(?y), (?x)-[:Q363]-&gt;(?z), (?x)-[:Q1161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559616" calcext:value-type="float">
            <text:p>559616</text:p>
          </table:table-cell>
          <table:table-cell table:formula="of:=[.D1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854]-&gt;(?y), (?x)-[:Q711]-&gt;(?z) <text:s/>RETURN * LIMIT 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559892" calcext:value-type="float">
            <text:p>559892</text:p>
          </table:table-cell>
          <table:table-cell table:formula="of:=[.D1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809]-&gt;(?x2), (?x1)-[:Q1090]-&gt;(?x3), (?x4)-[:Q1184]-&gt;(?x2), (?x4)-[:Q108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560008" calcext:value-type="float">
            <text:p>560008</text:p>
          </table:table-cell>
          <table:table-cell table:formula="of:=[.D14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833]-&gt;(?y), (?x)-[:Q1945]-&gt;(?z) <text:s/>RETURN * LIMIT 10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561860" calcext:value-type="float">
            <text:p>561860</text:p>
          </table:table-cell>
          <table:table-cell table:formula="of:=[.D15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1441]-&gt;(?x2), (?x2)-[:Q1013]-&gt;(?x3), (?x3)-[:Q1206]-&gt;(?x4), (?x4)-[:Q1979]-&gt;(?x1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563000" calcext:value-type="float">
            <text:p>563000</text:p>
          </table:table-cell>
          <table:table-cell table:formula="of:=[.D16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921]-&gt;(?x2), (?x2)-[:Q2059]-&gt;(?x3), (?x3)-[:Q1013]-&gt;(?x1) <text:s/>RETURN * LIMIT 1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564236" calcext:value-type="float">
            <text:p>564236</text:p>
          </table:table-cell>
          <table:table-cell table:formula="of:=[.D17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)-[:Q2020]-&gt;(?y), (?x)-[:Q425]-&gt;(?z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564308" calcext:value-type="float">
            <text:p>564308</text:p>
          </table:table-cell>
          <table:table-cell table:formula="of:=[.D1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699]-&gt;(?x), (?z)-[:Q1037]-&gt;(?x), (?u)-[:Q998]-&gt;(?x) <text:s/>RETURN * LIMIT 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564416" calcext:value-type="float">
            <text:p>564416</text:p>
          </table:table-cell>
          <table:table-cell table:formula="of:=[.D19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03]-&gt;(?x2), (?x2)-[:Q339]-&gt;(?x3), (?x3)-[:Q89]-&gt;(?x4), (?x1)-[:Q355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20" calcext:value-type="float">
            <text:p>2.00E+01</text:p>
          </table:table-cell>
          <table:table-cell office:value-type="float" office:value="566972" calcext:value-type="float">
            <text:p>566972</text:p>
          </table:table-cell>
          <table:table-cell table:formula="of:=[.D20]/1000000" office:value-type="float" office:value="0.00002" calcext:value-type="float">
            <text:p>0.00002</text:p>
          </table:table-cell>
          <table:table-cell/>
        </table:table-row>
        <table:table-row table:style-name="ro1">
          <table:table-cell office:value-type="string" calcext:value-type="string">
            <text:p>'MATCH (?x)-[:Q2068]-&gt;(?y), (?x)-[:Q2074]-&gt;(?z), (?x)-[:Q1698]-&gt;(?u), (?x)-[:Q1155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568776" calcext:value-type="float">
            <text:p>568776</text:p>
          </table:table-cell>
          <table:table-cell table:formula="of:=[.D21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1)-[:Q437]-&gt;(?x2), (?x2)-[:Q1268]-&gt;(?x3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569040" calcext:value-type="float">
            <text:p>569040</text:p>
          </table:table-cell>
          <table:table-cell table:formula="of:=[.D22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611]-&gt;(?x2), (?x1)-[:Q1665]-&gt;(?x3), (?x4)-[:Q1528]-&gt;(?x2), (?x4)-[:Q355]-&gt;(?x3) <text:s/>RETURN * LIMIT 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  <table:table-cell office:value-type="float" office:value="34" calcext:value-type="float">
            <text:p>3.40E+01</text:p>
          </table:table-cell>
          <table:table-cell office:value-type="float" office:value="574084" calcext:value-type="float">
            <text:p>574084</text:p>
          </table:table-cell>
          <table:table-cell table:formula="of:=[.D23]/1000000" office:value-type="float" office:value="0.000034" calcext:value-type="float">
            <text:p>0.000034</text:p>
          </table:table-cell>
          <table:table-cell/>
        </table:table-row>
        <table:table-row table:style-name="ro1">
          <table:table-cell office:value-type="string" calcext:value-type="string">
            <text:p>'MATCH (?x1)-[:Q1652]-&gt;(?x2), (?x2)-[:Q2043]-&gt;(?x3), (?x3)-[:Q658]-&gt;(?x4), (?x4)-[:Q939]-&gt;(?x5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574468" calcext:value-type="float">
            <text:p>574468</text:p>
          </table:table-cell>
          <table:table-cell table:formula="of:=[.D24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742]-&gt;(?x2), (?x1)-[:Q1567]-&gt;(?x3), (?x2)-[:Q290]-&gt;(?x4), (?x3)-[:Q393]-&gt;(?x4) <text:s/>RETURN * LIMIT 10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575180" calcext:value-type="float">
            <text:p>575180</text:p>
          </table:table-cell>
          <table:table-cell table:formula="of:=[.D25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2005]-&gt;(?x), (?z)-[:Q2046]-&gt;(?x), (?u)-[:Q473]-&gt;(?x), (?v)-[:Q161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21" calcext:value-type="float">
            <text:p>2.10E+01</text:p>
          </table:table-cell>
          <table:table-cell office:value-type="float" office:value="578736" calcext:value-type="float">
            <text:p>578736</text:p>
          </table:table-cell>
          <table:table-cell table:formula="of:=[.D26]/1000000" office:value-type="float" office:value="0.000021" calcext:value-type="float">
            <text:p>0.000021</text:p>
          </table:table-cell>
          <table:table-cell/>
        </table:table-row>
        <table:table-row table:style-name="ro1">
          <table:table-cell office:value-type="string" calcext:value-type="string">
            <text:p>'MATCH (?x)-[:Q658]-&gt;(?y), (?x)-[:Q562]-&gt;(?z), (?x)-[:Q611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25" calcext:value-type="float">
            <text:p>2.50E+01</text:p>
          </table:table-cell>
          <table:table-cell office:value-type="float" office:value="584344" calcext:value-type="float">
            <text:p>584344</text:p>
          </table:table-cell>
          <table:table-cell table:formula="of:=[.D27]/1000000" office:value-type="float" office:value="0.000025" calcext:value-type="float">
            <text:p>0.000025</text:p>
          </table:table-cell>
          <table:table-cell/>
        </table:table-row>
        <table:table-row table:style-name="ro1">
          <table:table-cell office:value-type="string" calcext:value-type="string">
            <text:p>'MATCH (?y)-[:Q1292]-&gt;(?x), (?z)-[:Q529]-&gt;(?x), (?x)-[:Q71]-&gt;(?v) <text:s/>RETURN * LIMIT 100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584792" calcext:value-type="float">
            <text:p>584792</text:p>
          </table:table-cell>
          <table:table-cell table:formula="of:=[.D28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628]-&gt;(?x2), (?x2)-[:Q323]-&gt;(?x3) <text:s/>RETURN * LIMIT 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584944" calcext:value-type="float">
            <text:p>584944</text:p>
          </table:table-cell>
          <table:table-cell table:formula="of:=[.D2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325]-&gt;(?x), (?z)-[:Q934]-&gt;(?x), (?u)-[:Q1536]-&gt;(?x), (?v)-[:Q1194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585148" calcext:value-type="float">
            <text:p>585148</text:p>
          </table:table-cell>
          <table:table-cell table:formula="of:=[.D30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756]-&gt;(?x2), (?x2)-[:Q393]-&gt;(?x3), (?x3)-[:Q566]-&gt;(?x4), (?x4)-[:Q2036]-&gt;(?x5) <text:s/>RETURN * LIMIT 100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OK</text:p>
          </table:table-cell>
          <table:table-cell office:value-type="float" office:value="28" calcext:value-type="float">
            <text:p>2.80E+01</text:p>
          </table:table-cell>
          <table:table-cell office:value-type="float" office:value="589324" calcext:value-type="float">
            <text:p>589324</text:p>
          </table:table-cell>
          <table:table-cell table:formula="of:=[.D31]/1000000" office:value-type="float" office:value="0.000028" calcext:value-type="float">
            <text:p>0.000028</text:p>
          </table:table-cell>
          <table:table-cell/>
        </table:table-row>
        <table:table-row table:style-name="ro1">
          <table:table-cell office:value-type="string" calcext:value-type="string">
            <text:p>'MATCH (?x1)-[:Q490]-&gt;(?x2), (?x2)-[:Q290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590048" calcext:value-type="float">
            <text:p>590048</text:p>
          </table:table-cell>
          <table:table-cell table:formula="of:=[.D32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458]-&gt;(?x2), (?x2)-[:Q2059]-&gt;(?x3), (?x3)-[:Q1013]-&gt;(?x4), (?x4)-[:Q38]-&gt;(?x5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590112" calcext:value-type="float">
            <text:p>590112</text:p>
          </table:table-cell>
          <table:table-cell table:formula="of:=[.D33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206]-&gt;(?x2), (?x2)-[:Q119]-&gt;(?x3), (?x1)-[:Q1534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590844" calcext:value-type="float">
            <text:p>590844</text:p>
          </table:table-cell>
          <table:table-cell table:formula="of:=[.D34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981]-&gt;(?x2), (?x2)-[:Q372]-&gt;(?x3), (?x3)-[:Q377]-&gt;(?x4), (?x4)-[:Q273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5" calcext:value-type="float">
            <text:p>2.50E+01</text:p>
          </table:table-cell>
          <table:table-cell office:value-type="float" office:value="594072" calcext:value-type="float">
            <text:p>594072</text:p>
          </table:table-cell>
          <table:table-cell table:formula="of:=[.D35]/1000000" office:value-type="float" office:value="0.000025" calcext:value-type="float">
            <text:p>0.000025</text:p>
          </table:table-cell>
          <table:table-cell/>
        </table:table-row>
        <table:table-row table:style-name="ro1">
          <table:table-cell office:value-type="string" calcext:value-type="string">
            <text:p>'MATCH (?x1)-[:Q1919]-&gt;(?x2), (?x2)-[:Q473]-&gt;(?x3), (?x3)-[:Q2004]-&gt;(?x4), (?x4)-[:Q377]-&gt;(?x1) <text:s/>RETURN * LIMIT 10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OK</text:p>
          </table:table-cell>
          <table:table-cell office:value-type="float" office:value="38" calcext:value-type="float">
            <text:p>3.80E+01</text:p>
          </table:table-cell>
          <table:table-cell office:value-type="float" office:value="600668" calcext:value-type="float">
            <text:p>600668</text:p>
          </table:table-cell>
          <table:table-cell table:formula="of:=[.D36]/1000000" office:value-type="float" office:value="0.000038" calcext:value-type="float">
            <text:p>0.000038</text:p>
          </table:table-cell>
          <table:table-cell/>
        </table:table-row>
        <table:table-row table:style-name="ro1">
          <table:table-cell office:value-type="string" calcext:value-type="string">
            <text:p>'MATCH (?x)-[:Q1873]-&gt;(?y), (?x)-[:Q1145]-&gt;(?z), (?x)-[:Q2012]-&gt;(?u), (?x)-[:Q318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603164" calcext:value-type="float">
            <text:p>603164</text:p>
          </table:table-cell>
          <table:table-cell table:formula="of:=[.D37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x1)-[:Q192]-&gt;(?x2), (?x2)-[:Q1013]-&gt;(?x3), (?x3)-[:Q1557]-&gt;(?x4), (?x4)-[:Q2093]-&gt;(?x1) <text:s/>RETURN * LIMIT 1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603524" calcext:value-type="float">
            <text:p>603524</text:p>
          </table:table-cell>
          <table:table-cell table:formula="of:=[.D38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y)-[:Q1159]-&gt;(?x), (?z)-[:Q1939]-&gt;(?x), (?u)-[:Q1595]-&gt;(?x), (?v)-[:Q676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03800" calcext:value-type="float">
            <text:p>603800</text:p>
          </table:table-cell>
          <table:table-cell table:formula="of:=[.D39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977]-&gt;(?x2), (?x2)-[:Q478]-&gt;(?x3), (?x3)-[:Q393]-&gt;(?x4), (?x1)-[:Q1686]-&gt;(?x4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604632" calcext:value-type="float">
            <text:p>604632</text:p>
          </table:table-cell>
          <table:table-cell table:formula="of:=[.D40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x1)-[:Q1711]-&gt;(?x2), (?x2)-[:Q1897]-&gt;(?x3), (?x3)-[:Q2068]-&gt;(?x4), (?x1)-[:Q1686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05060" calcext:value-type="float">
            <text:p>605060</text:p>
          </table:table-cell>
          <table:table-cell table:formula="of:=[.D41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211]-&gt;(?x), (?z)-[:Q1977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05088" calcext:value-type="float">
            <text:p>605088</text:p>
          </table:table-cell>
          <table:table-cell table:formula="of:=[.D4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485]-&gt;(?x2), (?x1)-[:Q162]-&gt;(?x3), (?x4)-[:Q497]-&gt;(?x2), (?x4)-[:Q639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605544" calcext:value-type="float">
            <text:p>605544</text:p>
          </table:table-cell>
          <table:table-cell table:formula="of:=[.D43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1949]-&gt;(?x2), (?x2)-[:Q829]-&gt;(?x3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05744" calcext:value-type="float">
            <text:p>605744</text:p>
          </table:table-cell>
          <table:table-cell table:formula="of:=[.D4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2051]-&gt;(?x2), (?x2)-[:Q233]-&gt;(?x3), (?x1)-[:Q91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06468" calcext:value-type="float">
            <text:p>606468</text:p>
          </table:table-cell>
          <table:table-cell table:formula="of:=[.D45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897]-&gt;(?x), (?z)-[:Q1785]-&gt;(?x), (?x)-[:Q789]-&gt;(?v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608032" calcext:value-type="float">
            <text:p>608032</text:p>
          </table:table-cell>
          <table:table-cell table:formula="of:=[.D46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1)-[:Q726]-&gt;(?x2), (?x2)-[:Q541]-&gt;(?x3), (?x3)-[:Q432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30" calcext:value-type="float">
            <text:p>3.00E+01</text:p>
          </table:table-cell>
          <table:table-cell office:value-type="float" office:value="609760" calcext:value-type="float">
            <text:p>609760</text:p>
          </table:table-cell>
          <table:table-cell table:formula="of:=[.D47]/1000000" office:value-type="float" office:value="0.00003" calcext:value-type="float">
            <text:p>0.00003</text:p>
          </table:table-cell>
          <table:table-cell/>
        </table:table-row>
        <table:table-row table:style-name="ro1">
          <table:table-cell office:value-type="string" calcext:value-type="string">
            <text:p>'MATCH (?x)-[:Q925]-&gt;(?y), (?x)-[:Q243]-&gt;(?z), (?x)-[:Q712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610476" calcext:value-type="float">
            <text:p>610476</text:p>
          </table:table-cell>
          <table:table-cell table:formula="of:=[.D48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y)-[:Q2020]-&gt;(?x), (?z)-[:Q250]-&gt;(?x), (?u)-[:Q1956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10836" calcext:value-type="float">
            <text:p>610836</text:p>
          </table:table-cell>
          <table:table-cell table:formula="of:=[.D4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2093]-&gt;(?x2), (?x2)-[:Q1767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11368" calcext:value-type="float">
            <text:p>611368</text:p>
          </table:table-cell>
          <table:table-cell table:formula="of:=[.D50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2061]-&gt;(?x), (?z)-[:Q372]-&gt;(?x), (?x)-[:Q2059]-&gt;(?v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11428" calcext:value-type="float">
            <text:p>611428</text:p>
          </table:table-cell>
          <table:table-cell table:formula="of:=[.D51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886]-&gt;(?x), (?z)-[:Q1967]-&gt;(?x), (?x)-[:Q106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612304" calcext:value-type="float">
            <text:p>612304</text:p>
          </table:table-cell>
          <table:table-cell table:formula="of:=[.D52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)-[:Q1506]-&gt;(?y), (?x)-[:Q2076]-&gt;(?z), (?x)-[:Q599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12752" calcext:value-type="float">
            <text:p>612752</text:p>
          </table:table-cell>
          <table:table-cell table:formula="of:=[.D5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347]-&gt;(?x2), (?x1)-[:Q1029]-&gt;(?x3), (?x4)-[:Q1164]-&gt;(?x2), (?x4)-[:Q1369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12856" calcext:value-type="float">
            <text:p>612856</text:p>
          </table:table-cell>
          <table:table-cell table:formula="of:=[.D5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735]-&gt;(?x), (?z)-[:Q2057]-&gt;(?x), (?u)-[:Q446]-&gt;(?x), (?v)-[:Q1571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13624" calcext:value-type="float">
            <text:p>613624</text:p>
          </table:table-cell>
          <table:table-cell table:formula="of:=[.D55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726]-&gt;(?x2), (?x2)-[:Q541]-&gt;(?x3), (?x3)-[:Q432]-&gt;(?x4), (?x1)-[:Q420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614092" calcext:value-type="float">
            <text:p>614092</text:p>
          </table:table-cell>
          <table:table-cell table:formula="of:=[.D56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x)-[:Q1075]-&gt;(?y), (?x)-[:Q191]-&gt;(?z) <text:s/>RETURN * LIMIT 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614164" calcext:value-type="float">
            <text:p>614164</text:p>
          </table:table-cell>
          <table:table-cell table:formula="of:=[.D57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1734]-&gt;(?x2), (?x2)-[:Q372]-&gt;(?x3), (?x3)-[:Q2059]-&gt;(?x4), (?x4)-[:Q1013]-&gt;(?x5) <text:s/>RETURN * LIMIT 1000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14236" calcext:value-type="float">
            <text:p>614236</text:p>
          </table:table-cell>
          <table:table-cell table:formula="of:=[.D58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487]-&gt;(?y), (?x)-[:Q997]-&gt;(?z), (?x)-[:Q2059]-&gt;(?u), (?x)-[:Q1773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14520" calcext:value-type="float">
            <text:p>614520</text:p>
          </table:table-cell>
          <table:table-cell table:formula="of:=[.D5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656]-&gt;(?x2), (?x2)-[:Q1259]-&gt;(?x3), (?x3)-[:Q719]-&gt;(?x4), (?x4)-[:Q1556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14828" calcext:value-type="float">
            <text:p>614828</text:p>
          </table:table-cell>
          <table:table-cell table:formula="of:=[.D6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046]-&gt;(?x2), (?x2)-[:Q432]-&gt;(?x3), (?x3)-[:Q5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14848" calcext:value-type="float">
            <text:p>614848</text:p>
          </table:table-cell>
          <table:table-cell table:formula="of:=[.D61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950]-&gt;(?x2), (?x1)-[:Q764]-&gt;(?x3), (?x4)-[:Q1288]-&gt;(?x2), (?x4)-[:Q64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615828" calcext:value-type="float">
            <text:p>615828</text:p>
          </table:table-cell>
          <table:table-cell table:formula="of:=[.D62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y)-[:Q1720]-&gt;(?x), (?z)-[:Q2042]-&gt;(?x), (?u)-[:Q1388]-&gt;(?x), (?v)-[:Q633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15964" calcext:value-type="float">
            <text:p>615964</text:p>
          </table:table-cell>
          <table:table-cell table:formula="of:=[.D6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821]-&gt;(?x), (?z)-[:Q1844]-&gt;(?x), (?u)-[:Q1898]-&gt;(?x) <text:s/>RETURN * LIMIT 1000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616324" calcext:value-type="float">
            <text:p>616324</text:p>
          </table:table-cell>
          <table:table-cell table:formula="of:=[.D64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766]-&gt;(?x2), (?x2)-[:Q226]-&gt;(?x3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616444" calcext:value-type="float">
            <text:p>616444</text:p>
          </table:table-cell>
          <table:table-cell table:formula="of:=[.D65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)-[:Q14]-&gt;(?y), (?x)-[:Q209]-&gt;(?z), (?x)-[:Q1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16720" calcext:value-type="float">
            <text:p>616720</text:p>
          </table:table-cell>
          <table:table-cell table:formula="of:=[.D6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322]-&gt;(?x), (?z)-[:Q1589]-&gt;(?x), (?x)-[:Q1526]-&gt;(?u), (?x)-[:Q1557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16948" calcext:value-type="float">
            <text:p>616948</text:p>
          </table:table-cell>
          <table:table-cell table:formula="of:=[.D6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07]-&gt;(?x2), (?x2)-[:Q1954]-&gt;(?x3), (?x1)-[:Q1553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17144" calcext:value-type="float">
            <text:p>617144</text:p>
          </table:table-cell>
          <table:table-cell table:formula="of:=[.D6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616]-&gt;(?y), (?x)-[:Q1627]-&gt;(?z), (?x)-[:Q587]-&gt;(?u) <text:s/>RETURN * LIMIT 10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617916" calcext:value-type="float">
            <text:p>617916</text:p>
          </table:table-cell>
          <table:table-cell table:formula="of:=[.D69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323]-&gt;(?x2), (?x2)-[:Q750]-&gt;(?x3), (?x3)-[:Q1236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18128" calcext:value-type="float">
            <text:p>618128</text:p>
          </table:table-cell>
          <table:table-cell table:formula="of:=[.D7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209]-&gt;(?x), (?z)-[:Q2004]-&gt;(?x), (?x)-[:Q1272]-&gt;(?u), (?x)-[:Q1665]-&gt;(?v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18940" calcext:value-type="float">
            <text:p>618940</text:p>
          </table:table-cell>
          <table:table-cell table:formula="of:=[.D71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766]-&gt;(?x), (?z)-[:Q691]-&gt;(?x), (?u)-[:Q1340]-&gt;(?x) <text:s/>RETURN * LIMIT 10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618992" calcext:value-type="float">
            <text:p>618992</text:p>
          </table:table-cell>
          <table:table-cell table:formula="of:=[.D72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1393]-&gt;(?x), (?z)-[:Q1531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19120" calcext:value-type="float">
            <text:p>619120</text:p>
          </table:table-cell>
          <table:table-cell table:formula="of:=[.D7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614]-&gt;(?y), (?x)-[:Q1758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19268" calcext:value-type="float">
            <text:p>619268</text:p>
          </table:table-cell>
          <table:table-cell table:formula="of:=[.D7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916]-&gt;(?x2), (?x2)-[:Q1975]-&gt;(?x3), (?x1)-[:Q2062]-&gt;(?x3) <text:s/>RETURN * LIMIT 100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OK</text:p>
          </table:table-cell>
          <table:table-cell office:value-type="float" office:value="57" calcext:value-type="float">
            <text:p>5.70E+01</text:p>
          </table:table-cell>
          <table:table-cell office:value-type="float" office:value="621852" calcext:value-type="float">
            <text:p>621852</text:p>
          </table:table-cell>
          <table:table-cell table:formula="of:=[.D75]/1000000" office:value-type="float" office:value="0.000057" calcext:value-type="float">
            <text:p>0.000057</text:p>
          </table:table-cell>
          <table:table-cell/>
        </table:table-row>
        <table:table-row table:style-name="ro1">
          <table:table-cell office:value-type="string" calcext:value-type="string">
            <text:p>'MATCH (?x)-[:Q1359]-&gt;(?y), (?x)-[:Q1443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21920" calcext:value-type="float">
            <text:p>621920</text:p>
          </table:table-cell>
          <table:table-cell table:formula="of:=[.D7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634]-&gt;(?x2), (?x2)-[:Q33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22136" calcext:value-type="float">
            <text:p>622136</text:p>
          </table:table-cell>
          <table:table-cell table:formula="of:=[.D7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32]-&gt;(?x2), (?x2)-[:Q1665]-&gt;(?x3), (?x3)-[:Q987]-&gt;(?x4), (?x1)-[:Q313]-&gt;(?x4) <text:s/>RETURN * LIMIT 1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  <table:table-cell office:value-type="float" office:value="56" calcext:value-type="float">
            <text:p>5.60E+01</text:p>
          </table:table-cell>
          <table:table-cell office:value-type="float" office:value="625196" calcext:value-type="float">
            <text:p>625196</text:p>
          </table:table-cell>
          <table:table-cell table:formula="of:=[.D78]/1000000" office:value-type="float" office:value="0.000056" calcext:value-type="float">
            <text:p>0.000056</text:p>
          </table:table-cell>
          <table:table-cell/>
        </table:table-row>
        <table:table-row table:style-name="ro1">
          <table:table-cell office:value-type="string" calcext:value-type="string">
            <text:p>'MATCH (?y)-[:Q1812]-&gt;(?x), (?z)-[:Q1214]-&gt;(?x) <text:s/>RETURN * LIMIT 1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25280" calcext:value-type="float">
            <text:p>625280</text:p>
          </table:table-cell>
          <table:table-cell table:formula="of:=[.D7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586]-&gt;(?x), (?z)-[:Q2004]-&gt;(?x), (?x)-[:Q283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25804" calcext:value-type="float">
            <text:p>625804</text:p>
          </table:table-cell>
          <table:table-cell table:formula="of:=[.D8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725]-&gt;(?x2), (?x2)-[:Q532]-&gt;(?x3), (?x3)-[:Q301]-&gt;(?x4), (?x4)-[:Q112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.90E+01</text:p>
          </table:table-cell>
          <table:table-cell office:value-type="float" office:value="627848" calcext:value-type="float">
            <text:p>627848</text:p>
          </table:table-cell>
          <table:table-cell table:formula="of:=[.D81]/1000000" office:value-type="float" office:value="0.000019" calcext:value-type="float">
            <text:p>0.000019</text:p>
          </table:table-cell>
          <table:table-cell/>
        </table:table-row>
        <table:table-row table:style-name="ro1">
          <table:table-cell office:value-type="string" calcext:value-type="string">
            <text:p>'MATCH (?x1)-[:Q1376]-&gt;(?x2), (?x2)-[:Q2101]-&gt;(?x3) <text:s/>RETURN * LIMIT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628916" calcext:value-type="float">
            <text:p>628916</text:p>
          </table:table-cell>
          <table:table-cell table:formula="of:=[.D82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132]-&gt;(?x2), (?x2)-[:Q217]-&gt;(?x3) <text:s/>RETURN * LIMIT 10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628952" calcext:value-type="float">
            <text:p>628952</text:p>
          </table:table-cell>
          <table:table-cell table:formula="of:=[.D83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1290]-&gt;(?x), (?z)-[:Q1871]-&gt;(?x), (?u)-[:Q706]-&gt;(?x), (?v)-[:Q822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29504" calcext:value-type="float">
            <text:p>629504</text:p>
          </table:table-cell>
          <table:table-cell table:formula="of:=[.D84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912]-&gt;(?x), (?z)-[:Q1417]-&gt;(?x) <text:s/>RETURN * LIMIT 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29576" calcext:value-type="float">
            <text:p>629576</text:p>
          </table:table-cell>
          <table:table-cell table:formula="of:=[.D8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780]-&gt;(?x2), (?x2)-[:Q1236]-&gt;(?x3), (?x3)-[:Q1090]-&gt;(?x4) <text:s/>RETURN * LIMIT 1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29936" calcext:value-type="float">
            <text:p>629936</text:p>
          </table:table-cell>
          <table:table-cell table:formula="of:=[.D8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460]-&gt;(?x2), (?x1)-[:Q2031]-&gt;(?x3), (?x2)-[:Q1013]-&gt;(?x4), (?x3)-[:Q200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30096" calcext:value-type="float">
            <text:p>630096</text:p>
          </table:table-cell>
          <table:table-cell table:formula="of:=[.D87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736]-&gt;(?x), (?z)-[:Q377]-&gt;(?x), (?x)-[:Q1640]-&gt;(?v) <text:s/>RETURN * LIMIT 1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30124" calcext:value-type="float">
            <text:p>630124</text:p>
          </table:table-cell>
          <table:table-cell table:formula="of:=[.D8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1980]-&gt;(?x), (?z)-[:Q357]-&gt;(?x), (?x)-[:Q1170]-&gt;(?u), (?x)-[:Q260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30356" calcext:value-type="float">
            <text:p>630356</text:p>
          </table:table-cell>
          <table:table-cell table:formula="of:=[.D89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255]-&gt;(?x), (?z)-[:Q1696]-&gt;(?x) <text:s/>RETURN * LIMIT 1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30480" calcext:value-type="float">
            <text:p>630480</text:p>
          </table:table-cell>
          <table:table-cell table:formula="of:=[.D9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420]-&gt;(?x), (?z)-[:Q432]-&gt;(?x), (?u)-[:Q576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30492" calcext:value-type="float">
            <text:p>630492</text:p>
          </table:table-cell>
          <table:table-cell table:formula="of:=[.D91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321]-&gt;(?x2), (?x2)-[:Q541]-&gt;(?x3), (?x1)-[:Q323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30640" calcext:value-type="float">
            <text:p>630640</text:p>
          </table:table-cell>
          <table:table-cell table:formula="of:=[.D92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843]-&gt;(?x), (?z)-[:Q608]-&gt;(?x) <text:s/>RETURN * LIMIT 10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30668" calcext:value-type="float">
            <text:p>630668</text:p>
          </table:table-cell>
          <table:table-cell table:formula="of:=[.D93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290]-&gt;(?x2), (?x2)-[:Q1567]-&gt;(?x3), (?x3)-[:Q543]-&gt;(?x4), (?x4)-[:Q658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631412" calcext:value-type="float">
            <text:p>631412</text:p>
          </table:table-cell>
          <table:table-cell table:formula="of:=[.D94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700]-&gt;(?x2), (?x2)-[:Q750]-&gt;(?x3), (?x3)-[:Q1236]-&gt;(?x4), (?x4)-[:Q59]-&gt;(?x5) <text:s/>RETURN * LIMIT 1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631444" calcext:value-type="float">
            <text:p>631444</text:p>
          </table:table-cell>
          <table:table-cell table:formula="of:=[.D95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1441]-&gt;(?x2), (?x2)-[:Q2091]-&gt;(?x3), (?x3)-[:Q1013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31500" calcext:value-type="float">
            <text:p>631500</text:p>
          </table:table-cell>
          <table:table-cell table:formula="of:=[.D9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555]-&gt;(?x), (?z)-[:Q949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31628" calcext:value-type="float">
            <text:p>631628</text:p>
          </table:table-cell>
          <table:table-cell table:formula="of:=[.D97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680]-&gt;(?x), (?z)-[:Q98]-&gt;(?x), (?u)-[:Q301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632064" calcext:value-type="float">
            <text:p>632064</text:p>
          </table:table-cell>
          <table:table-cell table:formula="of:=[.D98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y)-[:Q730]-&gt;(?x), (?z)-[:Q226]-&gt;(?x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32400" calcext:value-type="float">
            <text:p>632400</text:p>
          </table:table-cell>
          <table:table-cell table:formula="of:=[.D9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044]-&gt;(?x2), (?x1)-[:Q1848]-&gt;(?x3), (?x2)-[:Q1101]-&gt;(?x4), (?x3)-[:Q191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32576" calcext:value-type="float">
            <text:p>632576</text:p>
          </table:table-cell>
          <table:table-cell table:formula="of:=[.D10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412]-&gt;(?x2), (?x2)-[:Q1259]-&gt;(?x3), (?x3)-[:Q202]-&gt;(?x4) <text:s/>RETURN * LIMIT 100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633536" calcext:value-type="float">
            <text:p>633536</text:p>
          </table:table-cell>
          <table:table-cell table:formula="of:=[.D101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y)-[:Q1216]-&gt;(?x), (?z)-[:Q583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33616" calcext:value-type="float">
            <text:p>633616</text:p>
          </table:table-cell>
          <table:table-cell table:formula="of:=[.D102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553]-&gt;(?x), (?z)-[:Q473]-&gt;(?x), (?x)-[:Q1634]-&gt;(?u), (?x)-[:Q213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33956" calcext:value-type="float">
            <text:p>633956</text:p>
          </table:table-cell>
          <table:table-cell table:formula="of:=[.D10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963]-&gt;(?x2), (?x2)-[:Q725]-&gt;(?x3), (?x3)-[:Q1408]-&gt;(?x4), (?x4)-[:Q108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34440" calcext:value-type="float">
            <text:p>634440</text:p>
          </table:table-cell>
          <table:table-cell table:formula="of:=[.D10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71]-&gt;(?x2), (?x2)-[:Q750]-&gt;(?x3), (?x3)-[:Q1236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35132" calcext:value-type="float">
            <text:p>635132</text:p>
          </table:table-cell>
          <table:table-cell table:formula="of:=[.D105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129]-&gt;(?x2), (?x2)-[:Q337]-&gt;(?x3), (?x3)-[:Q1408]-&gt;(?x4), (?x4)-[:Q152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37" calcext:value-type="float">
            <text:p>3.70E+01</text:p>
          </table:table-cell>
          <table:table-cell office:value-type="float" office:value="641984" calcext:value-type="float">
            <text:p>641984</text:p>
          </table:table-cell>
          <table:table-cell table:formula="of:=[.D106]/1000000" office:value-type="float" office:value="0.000037" calcext:value-type="float">
            <text:p>0.000037</text:p>
          </table:table-cell>
          <table:table-cell/>
        </table:table-row>
        <table:table-row table:style-name="ro1">
          <table:table-cell office:value-type="string" calcext:value-type="string">
            <text:p>'MATCH (?y)-[:Q937]-&gt;(?x), (?z)-[:Q541]-&gt;(?x), (?x)-[:Q1329]-&gt;(?u), (?x)-[:Q952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42208" calcext:value-type="float">
            <text:p>642208</text:p>
          </table:table-cell>
          <table:table-cell table:formula="of:=[.D10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923]-&gt;(?x2), (?x2)-[:Q283]-&gt;(?x3), (?x1)-[:Q756]-&gt;(?x3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642516" calcext:value-type="float">
            <text:p>642516</text:p>
          </table:table-cell>
          <table:table-cell table:formula="of:=[.D108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y)-[:Q1371]-&gt;(?x), (?z)-[:Q515]-&gt;(?x), (?x)-[:Q85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42620" calcext:value-type="float">
            <text:p>642620</text:p>
          </table:table-cell>
          <table:table-cell table:formula="of:=[.D10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362]-&gt;(?x), (?z)-[:Q515]-&gt;(?x), (?x)-[:Q1444]-&gt;(?u), (?x)-[:Q769]-&gt;(?v) <text:s/>RETURN * LIMIT 10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42836" calcext:value-type="float">
            <text:p>642836</text:p>
          </table:table-cell>
          <table:table-cell table:formula="of:=[.D11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889]-&gt;(?y), (?x)-[:Q38]-&gt;(?z) <text:s/>RETURN * LIMIT 100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43404" calcext:value-type="float">
            <text:p>643404</text:p>
          </table:table-cell>
          <table:table-cell table:formula="of:=[.D111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980]-&gt;(?x), (?z)-[:Q2098]-&gt;(?x), (?x)-[:Q1369]-&gt;(?v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44000" calcext:value-type="float">
            <text:p>644000</text:p>
          </table:table-cell>
          <table:table-cell table:formula="of:=[.D112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753]-&gt;(?x2), (?x2)-[:Q952]-&gt;(?x3), (?x3)-[:Q2067]-&gt;(?x4) <text:s/>RETURN * LIMIT 10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44040" calcext:value-type="float">
            <text:p>644040</text:p>
          </table:table-cell>
          <table:table-cell table:formula="of:=[.D113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2065]-&gt;(?y), (?x)-[:Q2081]-&gt;(?z), (?x)-[:Q2036]-&gt;(?u), (?x)-[:Q123]-&gt;(?v) <text:s/>RETURN * LIMIT 1000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644416" calcext:value-type="float">
            <text:p>644416</text:p>
          </table:table-cell>
          <table:table-cell table:formula="of:=[.D114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491]-&gt;(?x2), (?x1)-[:Q1948]-&gt;(?x3), (?x4)-[:Q331]-&gt;(?x2), (?x4)-[:Q139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48" calcext:value-type="float">
            <text:p>4.80E+01</text:p>
          </table:table-cell>
          <table:table-cell office:value-type="float" office:value="657260" calcext:value-type="float">
            <text:p>657260</text:p>
          </table:table-cell>
          <table:table-cell table:formula="of:=[.D115]/1000000" office:value-type="float" office:value="0.000048" calcext:value-type="float">
            <text:p>0.000048</text:p>
          </table:table-cell>
          <table:table-cell/>
        </table:table-row>
        <table:table-row table:style-name="ro1">
          <table:table-cell office:value-type="string" calcext:value-type="string">
            <text:p>'MATCH (?y)-[:Q1543]-&gt;(?x), (?z)-[:Q686]-&gt;(?x) <text:s/>RETURN * LIMIT 100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57432" calcext:value-type="float">
            <text:p>657432</text:p>
          </table:table-cell>
          <table:table-cell table:formula="of:=[.D11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2006]-&gt;(?x2), (?x2)-[:Q310]-&gt;(?x3), (?x3)-[:Q792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657764" calcext:value-type="float">
            <text:p>657764</text:p>
          </table:table-cell>
          <table:table-cell table:formula="of:=[.D117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)-[:Q1824]-&gt;(?y), (?x)-[:Q541]-&gt;(?z), (?x)-[:Q1359]-&gt;(?u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58092" calcext:value-type="float">
            <text:p>658092</text:p>
          </table:table-cell>
          <table:table-cell table:formula="of:=[.D118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30]-&gt;(?x2), (?x2)-[:Q282]-&gt;(?x3), (?x1)-[:Q129]-&gt;(?x3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58264" calcext:value-type="float">
            <text:p>658264</text:p>
          </table:table-cell>
          <table:table-cell table:formula="of:=[.D119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840]-&gt;(?x2), (?x2)-[:Q541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58308" calcext:value-type="float">
            <text:p>658308</text:p>
          </table:table-cell>
          <table:table-cell table:formula="of:=[.D12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390]-&gt;(?x), (?z)-[:Q1014]-&gt;(?x), (?u)-[:Q381]-&gt;(?x), (?v)-[:Q1529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58412" calcext:value-type="float">
            <text:p>658412</text:p>
          </table:table-cell>
          <table:table-cell table:formula="of:=[.D121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839]-&gt;(?x2), (?x1)-[:Q1526]-&gt;(?x3), (?x4)-[:Q254]-&gt;(?x2), (?x4)-[:Q634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659048" calcext:value-type="float">
            <text:p>659048</text:p>
          </table:table-cell>
          <table:table-cell table:formula="of:=[.D122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y)-[:Q891]-&gt;(?x), (?z)-[:Q1988]-&gt;(?x), (?u)-[:Q89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659192" calcext:value-type="float">
            <text:p>659192</text:p>
          </table:table-cell>
          <table:table-cell table:formula="of:=[.D123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2004]-&gt;(?x2), (?x2)-[:Q188]-&gt;(?x3), (?x3)-[:Q393]-&gt;(?x4), (?x4)-[:Q67]-&gt;(?x5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59456" calcext:value-type="float">
            <text:p>659456</text:p>
          </table:table-cell>
          <table:table-cell table:formula="of:=[.D12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826]-&gt;(?x2), (?x2)-[:Q1908]-&gt;(?x3), (?x3)-[:Q323]-&gt;(?x4), (?x4)-[:Q322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59640" calcext:value-type="float">
            <text:p>659640</text:p>
          </table:table-cell>
          <table:table-cell table:formula="of:=[.D125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276]-&gt;(?x), (?z)-[:Q1885]-&gt;(?x), (?x)-[:Q20]-&gt;(?v) <text:s/>RETURN * LIMIT 10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59684" calcext:value-type="float">
            <text:p>659684</text:p>
          </table:table-cell>
          <table:table-cell table:formula="of:=[.D12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950]-&gt;(?x2), (?x2)-[:Q860]-&gt;(?x3), (?x3)-[:Q1559]-&gt;(?x4), (?x4)-[:Q301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659804" calcext:value-type="float">
            <text:p>659804</text:p>
          </table:table-cell>
          <table:table-cell table:formula="of:=[.D127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355]-&gt;(?x2), (?x2)-[:Q1553]-&gt;(?x3), (?x3)-[:Q1953]-&gt;(?x4), (?x4)-[:Q761]-&gt;(?x5) <text:s/>RETURN * LIMIT 1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60484" calcext:value-type="float">
            <text:p>660484</text:p>
          </table:table-cell>
          <table:table-cell table:formula="of:=[.D128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)-[:Q1253]-&gt;(?y), (?x)-[:Q447]-&gt;(?z), (?x)-[:Q2017]-&gt;(?u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60796" calcext:value-type="float">
            <text:p>660796</text:p>
          </table:table-cell>
          <table:table-cell table:formula="of:=[.D12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078]-&gt;(?y), (?x)-[:Q1245]-&gt;(?z), (?x)-[:Q1184]-&gt;(?u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61244" calcext:value-type="float">
            <text:p>661244</text:p>
          </table:table-cell>
          <table:table-cell table:formula="of:=[.D13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858]-&gt;(?x), (?z)-[:Q181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61276" calcext:value-type="float">
            <text:p>661276</text:p>
          </table:table-cell>
          <table:table-cell table:formula="of:=[.D13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019]-&gt;(?y), (?x)-[:Q2053]-&gt;(?z), (?x)-[:Q1194]-&gt;(?u), (?x)-[:Q313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662896" calcext:value-type="float">
            <text:p>662896</text:p>
          </table:table-cell>
          <table:table-cell table:formula="of:=[.D132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609]-&gt;(?x2), (?x2)-[:Q2060]-&gt;(?x3), (?x3)-[:Q1953]-&gt;(?x4), (?x4)-[:Q158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663216" calcext:value-type="float">
            <text:p>663216</text:p>
          </table:table-cell>
          <table:table-cell table:formula="of:=[.D133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674]-&gt;(?x2), (?x1)-[:Q170]-&gt;(?x3), (?x4)-[:Q153]-&gt;(?x2), (?x4)-[:Q791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663524" calcext:value-type="float">
            <text:p>663524</text:p>
          </table:table-cell>
          <table:table-cell table:formula="of:=[.D134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1)-[:Q849]-&gt;(?x2), (?x1)-[:Q543]-&gt;(?x3), (?x2)-[:Q89]-&gt;(?x4), (?x3)-[:Q1742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63888" calcext:value-type="float">
            <text:p>663888</text:p>
          </table:table-cell>
          <table:table-cell table:formula="of:=[.D135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356]-&gt;(?x2), (?x2)-[:Q233]-&gt;(?x3), (?x3)-[:Q2059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63936" calcext:value-type="float">
            <text:p>663936</text:p>
          </table:table-cell>
          <table:table-cell table:formula="of:=[.D13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607]-&gt;(?y), (?x)-[:Q854]-&gt;(?z), (?x)-[:Q639]-&gt;(?u), (?x)-[:Q254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64156" calcext:value-type="float">
            <text:p>664156</text:p>
          </table:table-cell>
          <table:table-cell table:formula="of:=[.D137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761]-&gt;(?x2), (?x2)-[:Q967]-&gt;(?x3), (?x3)-[:Q1948]-&gt;(?x4), (?x4)-[:Q42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64312" calcext:value-type="float">
            <text:p>664312</text:p>
          </table:table-cell>
          <table:table-cell table:formula="of:=[.D13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944]-&gt;(?x2), (?x2)-[:Q1800]-&gt;(?x3), (?x3)-[:Q2059]-&gt;(?x4), (?x4)-[:Q1013]-&gt;(?x5) <text:s/>RETURN * LIMIT 10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64356" calcext:value-type="float">
            <text:p>664356</text:p>
          </table:table-cell>
          <table:table-cell table:formula="of:=[.D139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919]-&gt;(?x2), (?x2)-[:Q1628]-&gt;(?x3), (?x3)-[:Q1913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64608" calcext:value-type="float">
            <text:p>664608</text:p>
          </table:table-cell>
          <table:table-cell table:formula="of:=[.D14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923]-&gt;(?x2), (?x1)-[:Q372]-&gt;(?x3), (?x2)-[:Q283]-&gt;(?x4), (?x3)-[:Q756]-&gt;(?x4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665544" calcext:value-type="float">
            <text:p>665544</text:p>
          </table:table-cell>
          <table:table-cell table:formula="of:=[.D141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y)-[:Q2091]-&gt;(?x), (?z)-[:Q377]-&gt;(?x), (?u)-[:Q541]-&gt;(?x), (?v)-[:Q357]-&gt;(?x) <text:s/>RETURN * LIMIT 100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65668" calcext:value-type="float">
            <text:p>665668</text:p>
          </table:table-cell>
          <table:table-cell table:formula="of:=[.D14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377]-&gt;(?x2), (?x2)-[:Q1987]-&gt;(?x3), (?x3)-[:Q139]-&gt;(?x4), (?x1)-[:Q372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667036" calcext:value-type="float">
            <text:p>667036</text:p>
          </table:table-cell>
          <table:table-cell table:formula="of:=[.D143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)-[:Q593]-&gt;(?y), (?x)-[:Q604]-&gt;(?z), (?x)-[:Q792]-&gt;(?u) <text:s/>RETURN * LIMIT 1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668640" calcext:value-type="float">
            <text:p>668640</text:p>
          </table:table-cell>
          <table:table-cell table:formula="of:=[.D144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273]-&gt;(?x2), (?x2)-[:Q1899]-&gt;(?x3), (?x3)-[:Q1834]-&gt;(?x4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669104" calcext:value-type="float">
            <text:p>669104</text:p>
          </table:table-cell>
          <table:table-cell table:formula="of:=[.D145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062]-&gt;(?x2), (?x2)-[:Q649]-&gt;(?x3), (?x3)-[:Q64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69360" calcext:value-type="float">
            <text:p>669360</text:p>
          </table:table-cell>
          <table:table-cell table:formula="of:=[.D14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305]-&gt;(?y), (?x)-[:Q301]-&gt;(?z) <text:s/>RETURN * LIMIT 100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70056" calcext:value-type="float">
            <text:p>670056</text:p>
          </table:table-cell>
          <table:table-cell table:formula="of:=[.D14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444]-&gt;(?x2), (?x2)-[:Q114]-&gt;(?x3), (?x3)-[:Q301]-&gt;(?x4), (?x4)-[:Q108]-&gt;(?x1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70452" calcext:value-type="float">
            <text:p>670452</text:p>
          </table:table-cell>
          <table:table-cell table:formula="of:=[.D14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579]-&gt;(?x), (?z)-[:Q750]-&gt;(?x), (?x)-[:Q471]-&gt;(?u), (?x)-[:Q1236]-&gt;(?v) <text:s/>RETURN * LIMIT 10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70592" calcext:value-type="float">
            <text:p>670592</text:p>
          </table:table-cell>
          <table:table-cell table:formula="of:=[.D14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684]-&gt;(?x), (?z)-[:Q887]-&gt;(?x), (?x)-[:Q283]-&gt;(?u), (?x)-[:Q494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70748" calcext:value-type="float">
            <text:p>670748</text:p>
          </table:table-cell>
          <table:table-cell table:formula="of:=[.D150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106]-&gt;(?x), (?z)-[:Q949]-&gt;(?x) <text:s/>RETURN * LIMIT 10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70820" calcext:value-type="float">
            <text:p>670820</text:p>
          </table:table-cell>
          <table:table-cell table:formula="of:=[.D15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893]-&gt;(?x2), (?x2)-[:Q719]-&gt;(?x3), (?x3)-[:Q357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71000" calcext:value-type="float">
            <text:p>671000</text:p>
          </table:table-cell>
          <table:table-cell table:formula="of:=[.D15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282]-&gt;(?x2), (?x2)-[:Q2059]-&gt;(?x3), (?x1)-[:Q1567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7" calcext:value-type="float">
            <text:p>1.70E+01</text:p>
          </table:table-cell>
          <table:table-cell office:value-type="float" office:value="673760" calcext:value-type="float">
            <text:p>673760</text:p>
          </table:table-cell>
          <table:table-cell table:formula="of:=[.D153]/1000000" office:value-type="float" office:value="0.000017" calcext:value-type="float">
            <text:p>0.000017</text:p>
          </table:table-cell>
          <table:table-cell/>
        </table:table-row>
        <table:table-row table:style-name="ro1">
          <table:table-cell office:value-type="string" calcext:value-type="string">
            <text:p>'MATCH (?y)-[:Q1521]-&gt;(?x), (?z)-[:Q886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73804" calcext:value-type="float">
            <text:p>673804</text:p>
          </table:table-cell>
          <table:table-cell table:formula="of:=[.D15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332]-&gt;(?x2), (?x2)-[:Q939]-&gt;(?x3), (?x3)-[:Q301]-&gt;(?x4), (?x4)-[:Q686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0" calcext:value-type="float">
            <text:p>2.00E+01</text:p>
          </table:table-cell>
          <table:table-cell office:value-type="float" office:value="676140" calcext:value-type="float">
            <text:p>676140</text:p>
          </table:table-cell>
          <table:table-cell table:formula="of:=[.D155]/1000000" office:value-type="float" office:value="0.00002" calcext:value-type="float">
            <text:p>0.00002</text:p>
          </table:table-cell>
          <table:table-cell/>
        </table:table-row>
        <table:table-row table:style-name="ro1">
          <table:table-cell office:value-type="string" calcext:value-type="string">
            <text:p>'MATCH (?x)-[:Q1249]-&gt;(?y), (?x)-[:Q36]-&gt;(?z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76232" calcext:value-type="float">
            <text:p>676232</text:p>
          </table:table-cell>
          <table:table-cell table:formula="of:=[.D15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255]-&gt;(?x), (?z)-[:Q936]-&gt;(?x), (?u)-[:Q932]-&gt;(?x), (?v)-[:Q991]-&gt;(?x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76964" calcext:value-type="float">
            <text:p>676964</text:p>
          </table:table-cell>
          <table:table-cell table:formula="of:=[.D15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615]-&gt;(?x), (?z)-[:Q1553]-&gt;(?x), (?x)-[:Q532]-&gt;(?u), (?x)-[:Q2023]-&gt;(?v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77408" calcext:value-type="float">
            <text:p>677408</text:p>
          </table:table-cell>
          <table:table-cell table:formula="of:=[.D15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76]-&gt;(?y), (?x)-[:Q1192]-&gt;(?z), (?x)-[:Q676]-&gt;(?u), (?x)-[:Q1945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78284" calcext:value-type="float">
            <text:p>678284</text:p>
          </table:table-cell>
          <table:table-cell table:formula="of:=[.D15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036]-&gt;(?x2), (?x1)-[:Q1404]-&gt;(?x3), (?x2)-[:Q129]-&gt;(?x4), (?x3)-[:Q130]-&gt;(?x4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78428" calcext:value-type="float">
            <text:p>678428</text:p>
          </table:table-cell>
          <table:table-cell table:formula="of:=[.D16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972]-&gt;(?x), (?z)-[:Q110]-&gt;(?x), (?x)-[:Q1912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680204" calcext:value-type="float">
            <text:p>680204</text:p>
          </table:table-cell>
          <table:table-cell table:formula="of:=[.D161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)-[:Q1386]-&gt;(?y), (?x)-[:Q103]-&gt;(?z), (?x)-[:Q334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80684" calcext:value-type="float">
            <text:p>680684</text:p>
          </table:table-cell>
          <table:table-cell table:formula="of:=[.D16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532]-&gt;(?x2), (?x2)-[:Q1644]-&gt;(?x3) <text:s/>RETURN * LIMIT 100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80964" calcext:value-type="float">
            <text:p>680964</text:p>
          </table:table-cell>
          <table:table-cell table:formula="of:=[.D16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71]-&gt;(?x2), (?x2)-[:Q372]-&gt;(?x3), (?x3)-[:Q193]-&gt;(?x4), (?x4)-[:Q377]-&gt;(?x1) <text:s/>RETURN * LIMIT 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81044" calcext:value-type="float">
            <text:p>681044</text:p>
          </table:table-cell>
          <table:table-cell table:formula="of:=[.D16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108]-&gt;(?x), (?z)-[:Q924]-&gt;(?x), (?u)-[:Q626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81100" calcext:value-type="float">
            <text:p>681100</text:p>
          </table:table-cell>
          <table:table-cell table:formula="of:=[.D165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939]-&gt;(?x), (?z)-[:Q1409]-&gt;(?x), (?u)-[:Q292]-&gt;(?x) <text:s/>RETURN * LIMIT 1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81328" calcext:value-type="float">
            <text:p>681328</text:p>
          </table:table-cell>
          <table:table-cell table:formula="of:=[.D166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1331]-&gt;(?y), (?x)-[:Q356]-&gt;(?z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81432" calcext:value-type="float">
            <text:p>681432</text:p>
          </table:table-cell>
          <table:table-cell table:formula="of:=[.D16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698]-&gt;(?x), (?z)-[:Q290]-&gt;(?x), (?x)-[:Q1268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82056" calcext:value-type="float">
            <text:p>682056</text:p>
          </table:table-cell>
          <table:table-cell table:formula="of:=[.D16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950]-&gt;(?x), (?z)-[:Q240]-&gt;(?x), (?x)-[:Q713]-&gt;(?u), (?x)-[:Q1951]-&gt;(?v) <text:s/>RETURN * LIMIT 10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82108" calcext:value-type="float">
            <text:p>682108</text:p>
          </table:table-cell>
          <table:table-cell table:formula="of:=[.D169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731]-&gt;(?y), (?x)-[:Q742]-&gt;(?z), (?x)-[:Q1933]-&gt;(?u), (?x)-[:Q1905]-&gt;(?v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82212" calcext:value-type="float">
            <text:p>682212</text:p>
          </table:table-cell>
          <table:table-cell table:formula="of:=[.D17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044]-&gt;(?x2), (?x1)-[:Q326]-&gt;(?x3), (?x4)-[:Q1408]-&gt;(?x2), (?x4)-[:Q905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682964" calcext:value-type="float">
            <text:p>682964</text:p>
          </table:table-cell>
          <table:table-cell table:formula="of:=[.D171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296]-&gt;(?x2), (?x2)-[:Q273]-&gt;(?x3), (?x3)-[:Q1665]-&gt;(?x4), (?x4)-[:Q232]-&gt;(?x5) <text:s/>RETURN * LIMIT 100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  <table:table-cell office:value-type="float" office:value="36" calcext:value-type="float">
            <text:p>3.60E+01</text:p>
          </table:table-cell>
          <table:table-cell office:value-type="float" office:value="687048" calcext:value-type="float">
            <text:p>687048</text:p>
          </table:table-cell>
          <table:table-cell table:formula="of:=[.D172]/1000000" office:value-type="float" office:value="0.000036" calcext:value-type="float">
            <text:p>0.000036</text:p>
          </table:table-cell>
          <table:table-cell/>
        </table:table-row>
        <table:table-row table:style-name="ro1">
          <table:table-cell office:value-type="string" calcext:value-type="string">
            <text:p>'MATCH (?x1)-[:Q1698]-&gt;(?x2), (?x2)-[:Q289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687100" calcext:value-type="float">
            <text:p>687100</text:p>
          </table:table-cell>
          <table:table-cell table:formula="of:=[.D17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328]-&gt;(?x2), (?x2)-[:Q1454]-&gt;(?x3), (?x3)-[:Q2059]-&gt;(?x4), (?x4)-[:Q1013]-&gt;(?x1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2" calcext:value-type="float">
            <text:p>6.20E+01</text:p>
          </table:table-cell>
          <table:table-cell office:value-type="float" office:value="691848" calcext:value-type="float">
            <text:p>691848</text:p>
          </table:table-cell>
          <table:table-cell table:formula="of:=[.D174]/1000000" office:value-type="float" office:value="0.000062" calcext:value-type="float">
            <text:p>0.000062</text:p>
          </table:table-cell>
          <table:table-cell/>
        </table:table-row>
        <table:table-row table:style-name="ro1">
          <table:table-cell office:value-type="string" calcext:value-type="string">
            <text:p>'MATCH (?x)-[:Q1694]-&gt;(?y), (?x)-[:Q273]-&gt;(?z) <text:s/>RETURN * LIMIT 100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92620" calcext:value-type="float">
            <text:p>692620</text:p>
          </table:table-cell>
          <table:table-cell table:formula="of:=[.D175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267]-&gt;(?x2), (?x1)-[:Q1144]-&gt;(?x3), (?x4)-[:Q266]-&gt;(?x2), (?x4)-[:Q2067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.90E+01</text:p>
          </table:table-cell>
          <table:table-cell office:value-type="float" office:value="694320" calcext:value-type="float">
            <text:p>694320</text:p>
          </table:table-cell>
          <table:table-cell table:formula="of:=[.D176]/1000000" office:value-type="float" office:value="0.000019" calcext:value-type="float">
            <text:p>0.000019</text:p>
          </table:table-cell>
          <table:table-cell/>
        </table:table-row>
        <table:table-row table:style-name="ro1">
          <table:table-cell office:value-type="string" calcext:value-type="string">
            <text:p>'MATCH (?y)-[:Q971]-&gt;(?x), (?z)-[:Q839]-&gt;(?x), (?u)-[:Q134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94368" calcext:value-type="float">
            <text:p>694368</text:p>
          </table:table-cell>
          <table:table-cell table:formula="of:=[.D177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1499]-&gt;(?x), (?z)-[:Q1956]-&gt;(?x), (?x)-[:Q1796]-&gt;(?u), (?x)-[:Q16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94696" calcext:value-type="float">
            <text:p>694696</text:p>
          </table:table-cell>
          <table:table-cell table:formula="of:=[.D17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692]-&gt;(?x2), (?x1)-[:Q1408]-&gt;(?x3), (?x4)-[:Q1492]-&gt;(?x2), (?x4)-[:Q525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696724" calcext:value-type="float">
            <text:p>696724</text:p>
          </table:table-cell>
          <table:table-cell table:formula="of:=[.D179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x1)-[:Q324]-&gt;(?x2), (?x1)-[:Q1810]-&gt;(?x3), (?x4)-[:Q2062]-&gt;(?x2), (?x4)-[:Q2027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697416" calcext:value-type="float">
            <text:p>697416</text:p>
          </table:table-cell>
          <table:table-cell table:formula="of:=[.D18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687]-&gt;(?x), (?z)-[:Q275]-&gt;(?x), (?x)-[:Q1376]-&gt;(?u), (?x)-[:Q19]-&gt;(?v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697660" calcext:value-type="float">
            <text:p>697660</text:p>
          </table:table-cell>
          <table:table-cell table:formula="of:=[.D181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)-[:Q1353]-&gt;(?y), (?x)-[:Q1355]-&gt;(?z), (?x)-[:Q38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697772" calcext:value-type="float">
            <text:p>697772</text:p>
          </table:table-cell>
          <table:table-cell table:formula="of:=[.D18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322]-&gt;(?x2), (?x2)-[:Q881]-&gt;(?x3), (?x3)-[:Q263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697832" calcext:value-type="float">
            <text:p>697832</text:p>
          </table:table-cell>
          <table:table-cell table:formula="of:=[.D18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2094]-&gt;(?x), (?z)-[:Q497]-&gt;(?x), (?x)-[:Q367]-&gt;(?u), (?x)-[:Q541]-&gt;(?v) <text:s/>RETURN * LIMIT 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698972" calcext:value-type="float">
            <text:p>698972</text:p>
          </table:table-cell>
          <table:table-cell table:formula="of:=[.D184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)-[:Q1318]-&gt;(?y), (?x)-[:Q1909]-&gt;(?z), (?x)-[:Q120]-&gt;(?u), (?x)-[:Q1906]-&gt;(?v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699084" calcext:value-type="float">
            <text:p>699084</text:p>
          </table:table-cell>
          <table:table-cell table:formula="of:=[.D185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x1)-[:Q905]-&gt;(?x2), (?x2)-[:Q491]-&gt;(?x3), (?x1)-[:Q331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701396" calcext:value-type="float">
            <text:p>701396</text:p>
          </table:table-cell>
          <table:table-cell table:formula="of:=[.D186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y)-[:Q424]-&gt;(?x), (?z)-[:Q917]-&gt;(?x), (?u)-[:Q2029]-&gt;(?x), (?v)-[:Q438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02416" calcext:value-type="float">
            <text:p>702416</text:p>
          </table:table-cell>
          <table:table-cell table:formula="of:=[.D18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393]-&gt;(?x2), (?x2)-[:Q766]-&gt;(?x3), (?x3)-[:Q2059]-&gt;(?x4), (?x4)-[:Q1013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02768" calcext:value-type="float">
            <text:p>702768</text:p>
          </table:table-cell>
          <table:table-cell table:formula="of:=[.D18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566]-&gt;(?x2), (?x2)-[:Q881]-&gt;(?x3), (?x3)-[:Q393]-&gt;(?x4), (?x1)-[:Q1268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02872" calcext:value-type="float">
            <text:p>702872</text:p>
          </table:table-cell>
          <table:table-cell table:formula="of:=[.D189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524]-&gt;(?x), (?z)-[:Q301]-&gt;(?x), (?x)-[:Q332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03424" calcext:value-type="float">
            <text:p>703424</text:p>
          </table:table-cell>
          <table:table-cell table:formula="of:=[.D19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327]-&gt;(?x2), (?x1)-[:Q407]-&gt;(?x3), (?x2)-[:Q916]-&gt;(?x4), (?x3)-[:Q139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04356" calcext:value-type="float">
            <text:p>704356</text:p>
          </table:table-cell>
          <table:table-cell table:formula="of:=[.D191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311]-&gt;(?x2), (?x1)-[:Q1829]-&gt;(?x3), (?x4)-[:Q147]-&gt;(?x2), (?x4)-[:Q1834]-&gt;(?x3) <text:s/>RETURN * LIMIT 10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  <table:table-cell office:value-type="float" office:value="85" calcext:value-type="float">
            <text:p>8.50E+01</text:p>
          </table:table-cell>
          <table:table-cell office:value-type="float" office:value="704932" calcext:value-type="float">
            <text:p>704932</text:p>
          </table:table-cell>
          <table:table-cell table:formula="of:=[.D192]/1000000" office:value-type="float" office:value="0.000085" calcext:value-type="float">
            <text:p>0.000085</text:p>
          </table:table-cell>
          <table:table-cell/>
        </table:table-row>
        <table:table-row table:style-name="ro1">
          <table:table-cell office:value-type="string" calcext:value-type="string">
            <text:p>'MATCH (?x1)-[:Q929]-&gt;(?x2), (?x1)-[:Q637]-&gt;(?x3), (?x4)-[:Q1895]-&gt;(?x2), (?x4)-[:Q634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25" calcext:value-type="float">
            <text:p>2.50E+01</text:p>
          </table:table-cell>
          <table:table-cell office:value-type="float" office:value="707536" calcext:value-type="float">
            <text:p>707536</text:p>
          </table:table-cell>
          <table:table-cell table:formula="of:=[.D193]/1000000" office:value-type="float" office:value="0.000025" calcext:value-type="float">
            <text:p>0.000025</text:p>
          </table:table-cell>
          <table:table-cell/>
        </table:table-row>
        <table:table-row table:style-name="ro1">
          <table:table-cell office:value-type="string" calcext:value-type="string">
            <text:p>'MATCH (?x1)-[:Q2088]-&gt;(?x2), (?x1)-[:Q1083]-&gt;(?x3), (?x4)-[:Q1491]-&gt;(?x2), (?x4)-[:Q1100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07820" calcext:value-type="float">
            <text:p>707820</text:p>
          </table:table-cell>
          <table:table-cell table:formula="of:=[.D19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766]-&gt;(?y), (?x)-[:Q422]-&gt;(?z), (?x)-[:Q1807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.00E+00</text:p>
          </table:table-cell>
          <table:table-cell office:value-type="float" office:value="707936" calcext:value-type="float">
            <text:p>707936</text:p>
          </table:table-cell>
          <table:table-cell table:formula="of:=[.D195]/1000000" office:value-type="float" office:value="0.000004" calcext:value-type="float">
            <text:p>0.000004</text:p>
          </table:table-cell>
          <table:table-cell/>
        </table:table-row>
        <table:table-row table:style-name="ro1">
          <table:table-cell office:value-type="string" calcext:value-type="string">
            <text:p>'MATCH (?y)-[:Q782]-&gt;(?x), (?z)-[:Q1350]-&gt;(?x), (?u)-[:Q1765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708268" calcext:value-type="float">
            <text:p>708268</text:p>
          </table:table-cell>
          <table:table-cell table:formula="of:=[.D196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2086]-&gt;(?x2), (?x1)-[:Q302]-&gt;(?x3), (?x4)-[:Q917]-&gt;(?x2), (?x4)-[:Q397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710364" calcext:value-type="float">
            <text:p>710364</text:p>
          </table:table-cell>
          <table:table-cell table:formula="of:=[.D197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y)-[:Q903]-&gt;(?x), (?z)-[:Q1372]-&gt;(?x), (?u)-[:Q991]-&gt;(?x) <text:s/>RETURN * LIMIT 10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10724" calcext:value-type="float">
            <text:p>710724</text:p>
          </table:table-cell>
          <table:table-cell table:formula="of:=[.D198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478]-&gt;(?x2), (?x1)-[:Q1979]-&gt;(?x3), (?x2)-[:Q1144]-&gt;(?x4), (?x3)-[:Q603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711728" calcext:value-type="float">
            <text:p>711728</text:p>
          </table:table-cell>
          <table:table-cell table:formula="of:=[.D199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y)-[:Q412]-&gt;(?x), (?z)-[:Q406]-&gt;(?x), (?x)-[:Q713]-&gt;(?v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11768" calcext:value-type="float">
            <text:p>711768</text:p>
          </table:table-cell>
          <table:table-cell table:formula="of:=[.D20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589]-&gt;(?x2), (?x2)-[:Q1557]-&gt;(?x3), (?x3)-[:Q649]-&gt;(?x1) <text:s/>RETURN * LIMIT 10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712500" calcext:value-type="float">
            <text:p>712500</text:p>
          </table:table-cell>
          <table:table-cell table:formula="of:=[.D201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y)-[:Q437]-&gt;(?x), (?z)-[:Q1908]-&gt;(?x), (?u)-[:Q283]-&gt;(?x), (?v)-[:Q939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12584" calcext:value-type="float">
            <text:p>712584</text:p>
          </table:table-cell>
          <table:table-cell table:formula="of:=[.D202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226]-&gt;(?x2), (?x2)-[:Q1780]-&gt;(?x3), (?x3)-[:Q250]-&gt;(?x4), (?x1)-[:Q1956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12952" calcext:value-type="float">
            <text:p>712952</text:p>
          </table:table-cell>
          <table:table-cell table:formula="of:=[.D203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841]-&gt;(?x2), (?x2)-[:Q541]-&gt;(?x3), (?x1)-[:Q318]-&gt;(?x3) <text:s/>RETURN * LIMIT 10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  <table:table-cell office:value-type="float" office:value="17" calcext:value-type="float">
            <text:p>1.70E+01</text:p>
          </table:table-cell>
          <table:table-cell office:value-type="float" office:value="713892" calcext:value-type="float">
            <text:p>713892</text:p>
          </table:table-cell>
          <table:table-cell table:formula="of:=[.D204]/1000000" office:value-type="float" office:value="0.000017" calcext:value-type="float">
            <text:p>0.000017</text:p>
          </table:table-cell>
          <table:table-cell/>
        </table:table-row>
        <table:table-row table:style-name="ro1">
          <table:table-cell office:value-type="string" calcext:value-type="string">
            <text:p>'MATCH (?y)-[:Q767]-&gt;(?x), (?z)-[:Q1868]-&gt;(?x), (?u)-[:Q100]-&gt;(?x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14100" calcext:value-type="float">
            <text:p>714100</text:p>
          </table:table-cell>
          <table:table-cell table:formula="of:=[.D205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99]-&gt;(?x), (?z)-[:Q524]-&gt;(?x), (?x)-[:Q678]-&gt;(?u), (?x)-[:Q2080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14232" calcext:value-type="float">
            <text:p>714232</text:p>
          </table:table-cell>
          <table:table-cell table:formula="of:=[.D20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287]-&gt;(?x2), (?x2)-[:Q719]-&gt;(?x3), (?x3)-[:Q1916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715676" calcext:value-type="float">
            <text:p>715676</text:p>
          </table:table-cell>
          <table:table-cell table:formula="of:=[.D207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500]-&gt;(?x2), (?x1)-[:Q1716]-&gt;(?x3), (?x4)-[:Q998]-&gt;(?x2), (?x4)-[:Q149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30" calcext:value-type="float">
            <text:p>3.00E+01</text:p>
          </table:table-cell>
          <table:table-cell office:value-type="float" office:value="716820" calcext:value-type="float">
            <text:p>716820</text:p>
          </table:table-cell>
          <table:table-cell table:formula="of:=[.D208]/1000000" office:value-type="float" office:value="0.00003" calcext:value-type="float">
            <text:p>0.00003</text:p>
          </table:table-cell>
          <table:table-cell/>
        </table:table-row>
        <table:table-row table:style-name="ro1">
          <table:table-cell office:value-type="string" calcext:value-type="string">
            <text:p>'MATCH (?x1)-[:Q1652]-&gt;(?x2), (?x2)-[:Q541]-&gt;(?x3), (?x3)-[:Q377]-&gt;(?x4), (?x1)-[:Q372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6" calcext:value-type="float">
            <text:p>9.60E+01</text:p>
          </table:table-cell>
          <table:table-cell office:value-type="float" office:value="723676" calcext:value-type="float">
            <text:p>723676</text:p>
          </table:table-cell>
          <table:table-cell table:formula="of:=[.D209]/1000000" office:value-type="float" office:value="0.000096" calcext:value-type="float">
            <text:p>0.000096</text:p>
          </table:table-cell>
          <table:table-cell/>
        </table:table-row>
        <table:table-row table:style-name="ro1">
          <table:table-cell office:value-type="string" calcext:value-type="string">
            <text:p>'MATCH (?y)-[:Q701]-&gt;(?x), (?z)-[:Q406]-&gt;(?x), (?x)-[:Q443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23744" calcext:value-type="float">
            <text:p>723744</text:p>
          </table:table-cell>
          <table:table-cell table:formula="of:=[.D21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868]-&gt;(?x2), (?x2)-[:Q102]-&gt;(?x3), (?x3)-[:Q2068]-&gt;(?x4), (?x4)-[:Q552]-&gt;(?x5) <text:s/>RETURN * LIMIT 1000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24008" calcext:value-type="float">
            <text:p>724008</text:p>
          </table:table-cell>
          <table:table-cell table:formula="of:=[.D211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482]-&gt;(?x2), (?x1)-[:Q820]-&gt;(?x3), (?x2)-[:Q541]-&gt;(?x4), (?x3)-[:Q1889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724904" calcext:value-type="float">
            <text:p>724904</text:p>
          </table:table-cell>
          <table:table-cell table:formula="of:=[.D212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x)-[:Q1483]-&gt;(?y), (?x)-[:Q407]-&gt;(?z), (?x)-[:Q2036]-&gt;(?u) <text:s/>RETURN * LIMIT 10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725852" calcext:value-type="float">
            <text:p>725852</text:p>
          </table:table-cell>
          <table:table-cell table:formula="of:=[.D213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1)-[:Q766]-&gt;(?x2), (?x2)-[:Q283]-&gt;(?x3), (?x3)-[:Q316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26092" calcext:value-type="float">
            <text:p>726092</text:p>
          </table:table-cell>
          <table:table-cell table:formula="of:=[.D21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25]-&gt;(?x2), (?x2)-[:Q829]-&gt;(?x3), (?x3)-[:Q1956]-&gt;(?x4), (?x4)-[:Q2005]-&gt;(?x1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26412" calcext:value-type="float">
            <text:p>726412</text:p>
          </table:table-cell>
          <table:table-cell table:formula="of:=[.D21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736]-&gt;(?x2), (?x1)-[:Q313]-&gt;(?x3), (?x4)-[:Q1749]-&gt;(?x2), (?x4)-[:Q1252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5" calcext:value-type="float">
            <text:p>2.50E+01</text:p>
          </table:table-cell>
          <table:table-cell office:value-type="float" office:value="730580" calcext:value-type="float">
            <text:p>730580</text:p>
          </table:table-cell>
          <table:table-cell table:formula="of:=[.D216]/1000000" office:value-type="float" office:value="0.000025" calcext:value-type="float">
            <text:p>0.000025</text:p>
          </table:table-cell>
          <table:table-cell/>
        </table:table-row>
        <table:table-row table:style-name="ro1">
          <table:table-cell office:value-type="string" calcext:value-type="string">
            <text:p>'MATCH (?y)-[:Q1925]-&gt;(?x), (?z)-[:Q2062]-&gt;(?x), (?x)-[:Q1459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31256" calcext:value-type="float">
            <text:p>731256</text:p>
          </table:table-cell>
          <table:table-cell table:formula="of:=[.D21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253]-&gt;(?x), (?z)-[:Q1553]-&gt;(?x), (?x)-[:Q2067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31576" calcext:value-type="float">
            <text:p>731576</text:p>
          </table:table-cell>
          <table:table-cell table:formula="of:=[.D218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253]-&gt;(?x), (?z)-[:Q1529]-&gt;(?x), (?x)-[:Q334]-&gt;(?u), (?x)-[:Q1376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31756" calcext:value-type="float">
            <text:p>731756</text:p>
          </table:table-cell>
          <table:table-cell table:formula="of:=[.D21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909]-&gt;(?y), (?x)-[:Q1114]-&gt;(?z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31924" calcext:value-type="float">
            <text:p>731924</text:p>
          </table:table-cell>
          <table:table-cell table:formula="of:=[.D220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372]-&gt;(?x2), (?x2)-[:Q1170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32172" calcext:value-type="float">
            <text:p>732172</text:p>
          </table:table-cell>
          <table:table-cell table:formula="of:=[.D221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321]-&gt;(?x2), (?x2)-[:Q322]-&gt;(?x3), (?x3)-[:Q227]-&gt;(?x4), (?x1)-[:Q292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7" calcext:value-type="float">
            <text:p>1.70E+01</text:p>
          </table:table-cell>
          <table:table-cell office:value-type="float" office:value="733468" calcext:value-type="float">
            <text:p>733468</text:p>
          </table:table-cell>
          <table:table-cell table:formula="of:=[.D222]/1000000" office:value-type="float" office:value="0.000017" calcext:value-type="float">
            <text:p>0.000017</text:p>
          </table:table-cell>
          <table:table-cell/>
        </table:table-row>
        <table:table-row table:style-name="ro1">
          <table:table-cell office:value-type="string" calcext:value-type="string">
            <text:p>'MATCH (?x)-[:Q383]-&gt;(?y), (?x)-[:Q2099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33568" calcext:value-type="float">
            <text:p>733568</text:p>
          </table:table-cell>
          <table:table-cell table:formula="of:=[.D22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562]-&gt;(?y), (?x)-[:Q233]-&gt;(?z), (?x)-[:Q1806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33776" calcext:value-type="float">
            <text:p>733776</text:p>
          </table:table-cell>
          <table:table-cell table:formula="of:=[.D22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421]-&gt;(?x), (?z)-[:Q1256]-&gt;(?x), (?u)-[:Q683]-&gt;(?x), (?v)-[:Q1860]-&gt;(?x) <text:s/>RETURN * LIMIT 1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34264" calcext:value-type="float">
            <text:p>734264</text:p>
          </table:table-cell>
          <table:table-cell table:formula="of:=[.D225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381]-&gt;(?x), (?z)-[:Q497]-&gt;(?x), (?x)-[:Q807]-&gt;(?u), (?x)-[:Q50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35056" calcext:value-type="float">
            <text:p>735056</text:p>
          </table:table-cell>
          <table:table-cell table:formula="of:=[.D22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790]-&gt;(?x), (?z)-[:Q797]-&gt;(?x), (?u)-[:Q1288]-&gt;(?x), (?v)-[:Q305]-&gt;(?x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35564" calcext:value-type="float">
            <text:p>735564</text:p>
          </table:table-cell>
          <table:table-cell table:formula="of:=[.D22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346]-&gt;(?x2), (?x2)-[:Q1454]-&gt;(?x3), (?x3)-[:Q273]-&gt;(?x4), (?x4)-[:Q981]-&gt;(?x1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40" calcext:value-type="float">
            <text:p>4.00E+01</text:p>
          </table:table-cell>
          <table:table-cell office:value-type="float" office:value="738368" calcext:value-type="float">
            <text:p>738368</text:p>
          </table:table-cell>
          <table:table-cell table:formula="of:=[.D228]/1000000" office:value-type="float" office:value="0.00004" calcext:value-type="float">
            <text:p>0.00004</text:p>
          </table:table-cell>
          <table:table-cell/>
        </table:table-row>
        <table:table-row table:style-name="ro1">
          <table:table-cell office:value-type="string" calcext:value-type="string">
            <text:p>'MATCH (?x1)-[:Q1045]-&gt;(?x2), (?x1)-[:Q357]-&gt;(?x3), (?x2)-[:Q247]-&gt;(?x4), (?x3)-[:Q719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38460" calcext:value-type="float">
            <text:p>738460</text:p>
          </table:table-cell>
          <table:table-cell table:formula="of:=[.D22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970]-&gt;(?x2), (?x1)-[:Q478]-&gt;(?x3), (?x4)-[:Q256]-&gt;(?x2), (?x4)-[:Q355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33" calcext:value-type="float">
            <text:p>3.30E+01</text:p>
          </table:table-cell>
          <table:table-cell office:value-type="float" office:value="740392" calcext:value-type="float">
            <text:p>740392</text:p>
          </table:table-cell>
          <table:table-cell table:formula="of:=[.D230]/1000000" office:value-type="float" office:value="0.000033" calcext:value-type="float">
            <text:p>0.000033</text:p>
          </table:table-cell>
          <table:table-cell/>
        </table:table-row>
        <table:table-row table:style-name="ro1">
          <table:table-cell office:value-type="string" calcext:value-type="string">
            <text:p>'MATCH (?y)-[:Q1673]-&gt;(?x), (?z)-[:Q560]-&gt;(?x), (?u)-[:Q1735]-&gt;(?x), (?v)-[:Q1423]-&gt;(?x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40468" calcext:value-type="float">
            <text:p>740468</text:p>
          </table:table-cell>
          <table:table-cell table:formula="of:=[.D231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2025]-&gt;(?y), (?x)-[:Q561]-&gt;(?z), (?x)-[:Q1043]-&gt;(?u), (?x)-[:Q1564]-&gt;(?v) <text:s/>RETURN * LIMIT 10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742008" calcext:value-type="float">
            <text:p>742008</text:p>
          </table:table-cell>
          <table:table-cell table:formula="of:=[.D232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)-[:Q29]-&gt;(?y), (?x)-[:Q521]-&gt;(?z), (?x)-[:Q1144]-&gt;(?u), (?x)-[:Q2075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42120" calcext:value-type="float">
            <text:p>742120</text:p>
          </table:table-cell>
          <table:table-cell table:formula="of:=[.D23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611]-&gt;(?y), (?x)-[:Q490]-&gt;(?z), (?x)-[:Q806]-&gt;(?u), (?x)-[:Q825]-&gt;(?v) <text:s/>RETURN * LIMIT 10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743264" calcext:value-type="float">
            <text:p>743264</text:p>
          </table:table-cell>
          <table:table-cell table:formula="of:=[.D234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391]-&gt;(?x2), (?x1)-[:Q2068]-&gt;(?x3), (?x4)-[:Q725]-&gt;(?x2), (?x4)-[:Q65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.90E+01</text:p>
          </table:table-cell>
          <table:table-cell office:value-type="float" office:value="745940" calcext:value-type="float">
            <text:p>745940</text:p>
          </table:table-cell>
          <table:table-cell table:formula="of:=[.D235]/1000000" office:value-type="float" office:value="0.000019" calcext:value-type="float">
            <text:p>0.000019</text:p>
          </table:table-cell>
          <table:table-cell/>
        </table:table-row>
        <table:table-row table:style-name="ro1">
          <table:table-cell office:value-type="string" calcext:value-type="string">
            <text:p>'MATCH (?x1)-[:Q1465]-&gt;(?x2), (?x2)-[:Q891]-&gt;(?x3), (?x3)-[:Q576]-&gt;(?x4), (?x1)-[:Q432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46088" calcext:value-type="float">
            <text:p>746088</text:p>
          </table:table-cell>
          <table:table-cell table:formula="of:=[.D23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73]-&gt;(?x2), (?x2)-[:Q1899]-&gt;(?x3), (?x3)-[:Q1665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46308" calcext:value-type="float">
            <text:p>746308</text:p>
          </table:table-cell>
          <table:table-cell table:formula="of:=[.D23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835]-&gt;(?y), (?x)-[:Q905]-&gt;(?z), (?x)-[:Q1706]-&gt;(?u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47140" calcext:value-type="float">
            <text:p>747140</text:p>
          </table:table-cell>
          <table:table-cell table:formula="of:=[.D238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328]-&gt;(?x2), (?x2)-[:Q2059]-&gt;(?x3), (?x3)-[:Q1013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7" calcext:value-type="float">
            <text:p>2.70E+01</text:p>
          </table:table-cell>
          <table:table-cell office:value-type="float" office:value="747184" calcext:value-type="float">
            <text:p>747184</text:p>
          </table:table-cell>
          <table:table-cell table:formula="of:=[.D239]/1000000" office:value-type="float" office:value="0.000027" calcext:value-type="float">
            <text:p>0.000027</text:p>
          </table:table-cell>
          <table:table-cell/>
        </table:table-row>
        <table:table-row table:style-name="ro1">
          <table:table-cell office:value-type="string" calcext:value-type="string">
            <text:p>'MATCH (?x)-[:Q753]-&gt;(?y), (?x)-[:Q1090]-&gt;(?z), (?x)-[:Q1562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747988" calcext:value-type="float">
            <text:p>747988</text:p>
          </table:table-cell>
          <table:table-cell table:formula="of:=[.D240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176]-&gt;(?x2), (?x1)-[:Q1485]-&gt;(?x3), (?x2)-[:Q604]-&gt;(?x4), (?x3)-[:Q603]-&gt;(?x4) <text:s/>RETURN * LIMIT 1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 office:value-type="float" office:value="22" calcext:value-type="float">
            <text:p>2.20E+01</text:p>
          </table:table-cell>
          <table:table-cell office:value-type="float" office:value="748480" calcext:value-type="float">
            <text:p>748480</text:p>
          </table:table-cell>
          <table:table-cell table:formula="of:=[.D241]/1000000" office:value-type="float" office:value="0.000022" calcext:value-type="float">
            <text:p>0.000022</text:p>
          </table:table-cell>
          <table:table-cell/>
        </table:table-row>
        <table:table-row table:style-name="ro1">
          <table:table-cell office:value-type="string" calcext:value-type="string">
            <text:p>'MATCH (?x1)-[:Q579]-&gt;(?x2), (?x2)-[:Q95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48528" calcext:value-type="float">
            <text:p>748528</text:p>
          </table:table-cell>
          <table:table-cell table:formula="of:=[.D24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594]-&gt;(?x2), (?x2)-[:Q891]-&gt;(?x3), (?x3)-[:Q2064]-&gt;(?x4), (?x4)-[:Q306]-&gt;(?x5) <text:s/>RETURN * LIMIT 1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48688" calcext:value-type="float">
            <text:p>748688</text:p>
          </table:table-cell>
          <table:table-cell table:formula="of:=[.D24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748]-&gt;(?x), (?z)-[:Q438]-&gt;(?x), (?u)-[:Q1146]-&gt;(?x), (?v)-[:Q545]-&gt;(?x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49196" calcext:value-type="float">
            <text:p>749196</text:p>
          </table:table-cell>
          <table:table-cell table:formula="of:=[.D24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708]-&gt;(?x2), (?x2)-[:Q963]-&gt;(?x3), (?x3)-[:Q1129]-&gt;(?x4), (?x1)-[:Q1689]-&gt;(?x4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49756" calcext:value-type="float">
            <text:p>749756</text:p>
          </table:table-cell>
          <table:table-cell table:formula="of:=[.D24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652]-&gt;(?x), (?z)-[:Q694]-&gt;(?x), (?u)-[:Q1185]-&gt;(?x), (?v)-[:Q198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50196" calcext:value-type="float">
            <text:p>750196</text:p>
          </table:table-cell>
          <table:table-cell table:formula="of:=[.D24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314]-&gt;(?x2), (?x2)-[:Q967]-&gt;(?x3), (?x3)-[:Q2040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50256" calcext:value-type="float">
            <text:p>750256</text:p>
          </table:table-cell>
          <table:table-cell table:formula="of:=[.D24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771]-&gt;(?x), (?z)-[:Q1090]-&gt;(?x), (?u)-[:Q2053]-&gt;(?x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.00E+00</text:p>
          </table:table-cell>
          <table:table-cell office:value-type="float" office:value="750300" calcext:value-type="float">
            <text:p>750300</text:p>
          </table:table-cell>
          <table:table-cell table:formula="of:=[.D248]/1000000" office:value-type="float" office:value="0.000004" calcext:value-type="float">
            <text:p>0.000004</text:p>
          </table:table-cell>
          <table:table-cell/>
        </table:table-row>
        <table:table-row table:style-name="ro1">
          <table:table-cell office:value-type="string" calcext:value-type="string">
            <text:p>'MATCH (?y)-[:Q1425]-&gt;(?x), (?z)-[:Q1559]-&gt;(?x), (?x)-[:Q1492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50452" calcext:value-type="float">
            <text:p>750452</text:p>
          </table:table-cell>
          <table:table-cell table:formula="of:=[.D24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911]-&gt;(?x2), (?x2)-[:Q933]-&gt;(?x3), (?x1)-[:Q65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1" calcext:value-type="float">
            <text:p>2.10E+01</text:p>
          </table:table-cell>
          <table:table-cell office:value-type="float" office:value="752744" calcext:value-type="float">
            <text:p>752744</text:p>
          </table:table-cell>
          <table:table-cell table:formula="of:=[.D250]/1000000" office:value-type="float" office:value="0.000021" calcext:value-type="float">
            <text:p>0.000021</text:p>
          </table:table-cell>
          <table:table-cell/>
        </table:table-row>
        <table:table-row table:style-name="ro1">
          <table:table-cell office:value-type="string" calcext:value-type="string">
            <text:p>'MATCH (?x1)-[:Q525]-&gt;(?x2), (?x2)-[:Q1129]-&gt;(?x3), (?x1)-[:Q1408]-&gt;(?x3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753616" calcext:value-type="float">
            <text:p>753616</text:p>
          </table:table-cell>
          <table:table-cell table:formula="of:=[.D251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x1)-[:Q109]-&gt;(?x2), (?x2)-[:Q377]-&gt;(?x3), (?x3)-[:Q1665]-&gt;(?x4), (?x4)-[:Q134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53796" calcext:value-type="float">
            <text:p>753796</text:p>
          </table:table-cell>
          <table:table-cell table:formula="of:=[.D25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852]-&gt;(?y), (?x)-[:Q238]-&gt;(?z), (?x)-[:Q1220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54012" calcext:value-type="float">
            <text:p>754012</text:p>
          </table:table-cell>
          <table:table-cell table:formula="of:=[.D25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258]-&gt;(?x), (?z)-[:Q292]-&gt;(?x), (?x)-[:Q54]-&gt;(?u), (?x)-[:Q1714]-&gt;(?v) <text:s/>RETURN * LIMIT 10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54364" calcext:value-type="float">
            <text:p>754364</text:p>
          </table:table-cell>
          <table:table-cell table:formula="of:=[.D25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707]-&gt;(?x2), (?x2)-[:Q1567]-&gt;(?x3) <text:s/>RETURN * LIMIT 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754804" calcext:value-type="float">
            <text:p>754804</text:p>
          </table:table-cell>
          <table:table-cell table:formula="of:=[.D255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644]-&gt;(?x2), (?x1)-[:Q393]-&gt;(?x3), (?x2)-[:Q1376]-&gt;(?x4), (?x3)-[:Q654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7" calcext:value-type="float">
            <text:p>1.70E+01</text:p>
          </table:table-cell>
          <table:table-cell office:value-type="float" office:value="756144" calcext:value-type="float">
            <text:p>756144</text:p>
          </table:table-cell>
          <table:table-cell table:formula="of:=[.D256]/1000000" office:value-type="float" office:value="0.000017" calcext:value-type="float">
            <text:p>0.000017</text:p>
          </table:table-cell>
          <table:table-cell/>
        </table:table-row>
        <table:table-row table:style-name="ro1">
          <table:table-cell office:value-type="string" calcext:value-type="string">
            <text:p>'MATCH (?x)-[:Q1814]-&gt;(?y), (?x)-[:Q2059]-&gt;(?z) <text:s/>RETURN * LIMIT 1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56684" calcext:value-type="float">
            <text:p>756684</text:p>
          </table:table-cell>
          <table:table-cell table:formula="of:=[.D25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937]-&gt;(?y), (?x)-[:Q1945]-&gt;(?z), (?x)-[:Q997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56884" calcext:value-type="float">
            <text:p>756884</text:p>
          </table:table-cell>
          <table:table-cell table:formula="of:=[.D25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984]-&gt;(?x), (?z)-[:Q96]-&gt;(?x), (?u)-[:Q425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57052" calcext:value-type="float">
            <text:p>757052</text:p>
          </table:table-cell>
          <table:table-cell table:formula="of:=[.D25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1389]-&gt;(?x), (?z)-[:Q1752]-&gt;(?x), (?u)-[:Q751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757184" calcext:value-type="float">
            <text:p>757184</text:p>
          </table:table-cell>
          <table:table-cell table:formula="of:=[.D260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436]-&gt;(?x2), (?x2)-[:Q171]-&gt;(?x3), (?x3)-[:Q193]-&gt;(?x4), (?x1)-[:Q164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57232" calcext:value-type="float">
            <text:p>757232</text:p>
          </table:table-cell>
          <table:table-cell table:formula="of:=[.D261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156]-&gt;(?y), (?x)-[:Q1299]-&gt;(?z), (?x)-[:Q2036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57628" calcext:value-type="float">
            <text:p>757628</text:p>
          </table:table-cell>
          <table:table-cell table:formula="of:=[.D262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253]-&gt;(?x), (?z)-[:Q1013]-&gt;(?x), (?x)-[:Q1780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58168" calcext:value-type="float">
            <text:p>758168</text:p>
          </table:table-cell>
          <table:table-cell table:formula="of:=[.D263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952]-&gt;(?x2), (?x2)-[:Q967]-&gt;(?x3), (?x3)-[:Q313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58284" calcext:value-type="float">
            <text:p>758284</text:p>
          </table:table-cell>
          <table:table-cell table:formula="of:=[.D26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767]-&gt;(?y), (?x)-[:Q95]-&gt;(?z), (?x)-[:Q750]-&gt;(?u), (?x)-[:Q713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758352" calcext:value-type="float">
            <text:p>758352</text:p>
          </table:table-cell>
          <table:table-cell table:formula="of:=[.D265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1683]-&gt;(?x), (?z)-[:Q953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58368" calcext:value-type="float">
            <text:p>758368</text:p>
          </table:table-cell>
          <table:table-cell table:formula="of:=[.D26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524]-&gt;(?x2), (?x2)-[:Q226]-&gt;(?x3), (?x3)-[:Q44]-&gt;(?x4) <text:s/>RETURN * LIMIT 100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58436" calcext:value-type="float">
            <text:p>758436</text:p>
          </table:table-cell>
          <table:table-cell table:formula="of:=[.D267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724]-&gt;(?x), (?z)-[:Q633]-&gt;(?x), (?u)-[:Q1184]-&gt;(?x), (?v)-[:Q1090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58488" calcext:value-type="float">
            <text:p>758488</text:p>
          </table:table-cell>
          <table:table-cell table:formula="of:=[.D26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711]-&gt;(?x), (?z)-[:Q290]-&gt;(?x), (?x)-[:Q2096]-&gt;(?u), (?x)-[:Q649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58720" calcext:value-type="float">
            <text:p>758720</text:p>
          </table:table-cell>
          <table:table-cell table:formula="of:=[.D26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609]-&gt;(?x), (?z)-[:Q815]-&gt;(?x), (?x)-[:Q323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758796" calcext:value-type="float">
            <text:p>758796</text:p>
          </table:table-cell>
          <table:table-cell table:formula="of:=[.D270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1154]-&gt;(?x), (?z)-[:Q524]-&gt;(?x), (?x)-[:Q1951]-&gt;(?u), (?x)-[:Q1942]-&gt;(?v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58940" calcext:value-type="float">
            <text:p>758940</text:p>
          </table:table-cell>
          <table:table-cell table:formula="of:=[.D27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252]-&gt;(?y), (?x)-[:Q2089]-&gt;(?z), (?x)-[:Q1521]-&gt;(?u), (?x)-[:Q337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59632" calcext:value-type="float">
            <text:p>759632</text:p>
          </table:table-cell>
          <table:table-cell table:formula="of:=[.D272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498]-&gt;(?x2), (?x2)-[:Q541]-&gt;(?x3), (?x3)-[:Q1236]-&gt;(?x4), (?x1)-[:Q891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59788" calcext:value-type="float">
            <text:p>759788</text:p>
          </table:table-cell>
          <table:table-cell table:formula="of:=[.D27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510]-&gt;(?x), (?z)-[:Q1980]-&gt;(?x), (?x)-[:Q426]-&gt;(?v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60192" calcext:value-type="float">
            <text:p>760192</text:p>
          </table:table-cell>
          <table:table-cell table:formula="of:=[.D27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825]-&gt;(?x), (?z)-[:Q1408]-&gt;(?x), (?x)-[:Q469]-&gt;(?u), (?x)-[:Q1329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60276" calcext:value-type="float">
            <text:p>760276</text:p>
          </table:table-cell>
          <table:table-cell table:formula="of:=[.D275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044]-&gt;(?x2), (?x2)-[:Q862]-&gt;(?x3), (?x3)-[:Q224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60956" calcext:value-type="float">
            <text:p>760956</text:p>
          </table:table-cell>
          <table:table-cell table:formula="of:=[.D27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045]-&gt;(?x2), (?x2)-[:Q541]-&gt;(?x3), (?x3)-[:Q1465]-&gt;(?x4) <text:s/>RETURN * LIMIT 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61224" calcext:value-type="float">
            <text:p>761224</text:p>
          </table:table-cell>
          <table:table-cell table:formula="of:=[.D27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130]-&gt;(?x), (?z)-[:Q177]-&gt;(?x), (?u)-[:Q768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61256" calcext:value-type="float">
            <text:p>761256</text:p>
          </table:table-cell>
          <table:table-cell table:formula="of:=[.D27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2018]-&gt;(?x2), (?x2)-[:Q1559]-&gt;(?x3) <text:s/>RETURN * LIMIT 1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61328" calcext:value-type="float">
            <text:p>761328</text:p>
          </table:table-cell>
          <table:table-cell table:formula="of:=[.D279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564]-&gt;(?x), (?z)-[:Q458]-&gt;(?x), (?u)-[:Q1091]-&gt;(?x), (?v)-[:Q315]-&gt;(?x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62464" calcext:value-type="float">
            <text:p>762464</text:p>
          </table:table-cell>
          <table:table-cell table:formula="of:=[.D28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917]-&gt;(?x), (?z)-[:Q473]-&gt;(?x), (?x)-[:Q1018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63296" calcext:value-type="float">
            <text:p>763296</text:p>
          </table:table-cell>
          <table:table-cell table:formula="of:=[.D28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577]-&gt;(?x2), (?x2)-[:Q209]-&gt;(?x3), (?x3)-[:Q393]-&gt;(?x4), (?x4)-[:Q346]-&gt;(?x5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78" calcext:value-type="float">
            <text:p>7.80E+01</text:p>
          </table:table-cell>
          <table:table-cell office:value-type="float" office:value="767608" calcext:value-type="float">
            <text:p>767608</text:p>
          </table:table-cell>
          <table:table-cell table:formula="of:=[.D282]/1000000" office:value-type="float" office:value="0.000078" calcext:value-type="float">
            <text:p>0.000078</text:p>
          </table:table-cell>
          <table:table-cell/>
        </table:table-row>
        <table:table-row table:style-name="ro1">
          <table:table-cell office:value-type="string" calcext:value-type="string">
            <text:p>'MATCH (?x1)-[:Q470]-&gt;(?x2), (?x2)-[:Q353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767744" calcext:value-type="float">
            <text:p>767744</text:p>
          </table:table-cell>
          <table:table-cell table:formula="of:=[.D283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314]-&gt;(?x), (?z)-[:Q1796]-&gt;(?x), (?x)-[:Q42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67800" calcext:value-type="float">
            <text:p>767800</text:p>
          </table:table-cell>
          <table:table-cell table:formula="of:=[.D28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323]-&gt;(?x2), (?x2)-[:Q2059]-&gt;(?x3), (?x3)-[:Q1013]-&gt;(?x1) <text:s/>RETURN * LIMIT 1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 office:value-type="float" office:value="38" calcext:value-type="float">
            <text:p>3.80E+01</text:p>
          </table:table-cell>
          <table:table-cell office:value-type="float" office:value="771320" calcext:value-type="float">
            <text:p>771320</text:p>
          </table:table-cell>
          <table:table-cell table:formula="of:=[.D285]/1000000" office:value-type="float" office:value="0.000038" calcext:value-type="float">
            <text:p>0.000038</text:p>
          </table:table-cell>
          <table:table-cell/>
        </table:table-row>
        <table:table-row table:style-name="ro1">
          <table:table-cell office:value-type="string" calcext:value-type="string">
            <text:p>'MATCH (?y)-[:Q298]-&gt;(?x), (?z)-[:Q1559]-&gt;(?x), (?x)-[:Q1344]-&gt;(?v) <text:s/>RETURN * LIMIT 10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71424" calcext:value-type="float">
            <text:p>771424</text:p>
          </table:table-cell>
          <table:table-cell table:formula="of:=[.D28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160]-&gt;(?x), (?z)-[:Q574]-&gt;(?x), (?x)-[:Q1755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773552" calcext:value-type="float">
            <text:p>773552</text:p>
          </table:table-cell>
          <table:table-cell table:formula="of:=[.D287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x1)-[:Q1663]-&gt;(?x2), (?x2)-[:Q209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73612" calcext:value-type="float">
            <text:p>773612</text:p>
          </table:table-cell>
          <table:table-cell table:formula="of:=[.D28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83]-&gt;(?x2), (?x2)-[:Q432]-&gt;(?x3), (?x3)-[:Q406]-&gt;(?x4), (?x1)-[:Q1634]-&gt;(?x4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23" calcext:value-type="float">
            <text:p>2.30E+01</text:p>
          </table:table-cell>
          <table:table-cell office:value-type="float" office:value="773828" calcext:value-type="float">
            <text:p>773828</text:p>
          </table:table-cell>
          <table:table-cell table:formula="of:=[.D289]/1000000" office:value-type="float" office:value="0.000023" calcext:value-type="float">
            <text:p>0.000023</text:p>
          </table:table-cell>
          <table:table-cell/>
        </table:table-row>
        <table:table-row table:style-name="ro1">
          <table:table-cell office:value-type="string" calcext:value-type="string">
            <text:p>'MATCH (?x)-[:Q228]-&gt;(?y), (?x)-[:Q908]-&gt;(?z), (?x)-[:Q898]-&gt;(?u) <text:s/>RETURN * LIMIT 1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774968" calcext:value-type="float">
            <text:p>774968</text:p>
          </table:table-cell>
          <table:table-cell table:formula="of:=[.D290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)-[:Q925]-&gt;(?y), (?x)-[:Q1715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75144" calcext:value-type="float">
            <text:p>775144</text:p>
          </table:table-cell>
          <table:table-cell table:formula="of:=[.D291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942]-&gt;(?x2), (?x2)-[:Q1936]-&gt;(?x3), (?x3)-[:Q240]-&gt;(?x4), (?x1)-[:Q1934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48" calcext:value-type="float">
            <text:p>4.80E+01</text:p>
          </table:table-cell>
          <table:table-cell office:value-type="float" office:value="782476" calcext:value-type="float">
            <text:p>782476</text:p>
          </table:table-cell>
          <table:table-cell table:formula="of:=[.D292]/1000000" office:value-type="float" office:value="0.000048" calcext:value-type="float">
            <text:p>0.000048</text:p>
          </table:table-cell>
          <table:table-cell/>
        </table:table-row>
        <table:table-row table:style-name="ro1">
          <table:table-cell office:value-type="string" calcext:value-type="string">
            <text:p>'MATCH (?x1)-[:Q896]-&gt;(?x2), (?x2)-[:Q377]-&gt;(?x3), (?x3)-[:Q372]-&gt;(?x4) <text:s/>RETURN * LIMIT 100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782512" calcext:value-type="float">
            <text:p>782512</text:p>
          </table:table-cell>
          <table:table-cell table:formula="of:=[.D293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2092]-&gt;(?x2), (?x1)-[:Q497]-&gt;(?x3), (?x4)-[:Q55]-&gt;(?x2), (?x4)-[:Q444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82604" calcext:value-type="float">
            <text:p>782604</text:p>
          </table:table-cell>
          <table:table-cell table:formula="of:=[.D294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305]-&gt;(?x), (?z)-[:Q950]-&gt;(?x), (?u)-[:Q1359]-&gt;(?x) <text:s/>RETURN * LIMIT 100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82772" calcext:value-type="float">
            <text:p>782772</text:p>
          </table:table-cell>
          <table:table-cell table:formula="of:=[.D295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437]-&gt;(?x), (?z)-[:Q2068]-&gt;(?x), (?u)-[:Q658]-&gt;(?x), (?v)-[:Q292]-&gt;(?x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83128" calcext:value-type="float">
            <text:p>783128</text:p>
          </table:table-cell>
          <table:table-cell table:formula="of:=[.D29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441]-&gt;(?x2), (?x2)-[:Q2091]-&gt;(?x3), (?x3)-[:Q1013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83128" calcext:value-type="float">
            <text:p>783128</text:p>
          </table:table-cell>
          <table:table-cell table:formula="of:=[.D29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502]-&gt;(?x), (?z)-[:Q1777]-&gt;(?x) <text:s/>RETURN * LIMIT 10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83324" calcext:value-type="float">
            <text:p>783324</text:p>
          </table:table-cell>
          <table:table-cell table:formula="of:=[.D29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259]-&gt;(?x2), (?x2)-[:Q2059]-&gt;(?x3), (?x3)-[:Q1013]-&gt;(?x4), (?x1)-[:Q820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83664" calcext:value-type="float">
            <text:p>783664</text:p>
          </table:table-cell>
          <table:table-cell table:formula="of:=[.D299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486]-&gt;(?x2), (?x2)-[:Q1454]-&gt;(?x3), (?x3)-[:Q116]-&gt;(?x4), (?x1)-[:Q180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784428" calcext:value-type="float">
            <text:p>784428</text:p>
          </table:table-cell>
          <table:table-cell table:formula="of:=[.D300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y)-[:Q1477]-&gt;(?x), (?z)-[:Q1632]-&gt;(?x), (?u)-[:Q714]-&gt;(?x), (?v)-[:Q540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84464" calcext:value-type="float">
            <text:p>784464</text:p>
          </table:table-cell>
          <table:table-cell table:formula="of:=[.D30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73]-&gt;(?x2), (?x2)-[:Q1987]-&gt;(?x3), (?x1)-[:Q1129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785324" calcext:value-type="float">
            <text:p>785324</text:p>
          </table:table-cell>
          <table:table-cell table:formula="of:=[.D302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)-[:Q451]-&gt;(?y), (?x)-[:Q886]-&gt;(?z), (?x)-[:Q1144]-&gt;(?u) <text:s/>RETURN * LIMIT 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786344" calcext:value-type="float">
            <text:p>786344</text:p>
          </table:table-cell>
          <table:table-cell table:formula="of:=[.D303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966]-&gt;(?x2), (?x2)-[:Q420]-&gt;(?x3), (?x3)-[:Q233]-&gt;(?x4), (?x1)-[:Q227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86532" calcext:value-type="float">
            <text:p>786532</text:p>
          </table:table-cell>
          <table:table-cell table:formula="of:=[.D30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963]-&gt;(?x), (?z)-[:Q905]-&gt;(?x), (?x)-[:Q1784]-&gt;(?u), (?x)-[:Q426]-&gt;(?v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787424" calcext:value-type="float">
            <text:p>787424</text:p>
          </table:table-cell>
          <table:table-cell table:formula="of:=[.D305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y)-[:Q704]-&gt;(?x), (?z)-[:Q279]-&gt;(?x), (?u)-[:Q154]-&gt;(?x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87460" calcext:value-type="float">
            <text:p>787460</text:p>
          </table:table-cell>
          <table:table-cell table:formula="of:=[.D30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685]-&gt;(?y), (?x)-[:Q986]-&gt;(?z), (?x)-[:Q1005]-&gt;(?u) <text:s/>RETURN * LIMIT 10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87684" calcext:value-type="float">
            <text:p>787684</text:p>
          </table:table-cell>
          <table:table-cell table:formula="of:=[.D307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179]-&gt;(?x), (?z)-[:Q556]-&gt;(?x), (?u)-[:Q1164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87712" calcext:value-type="float">
            <text:p>787712</text:p>
          </table:table-cell>
          <table:table-cell table:formula="of:=[.D30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454]-&gt;(?x2), (?x2)-[:Q323]-&gt;(?x3), (?x3)-[:Q2059]-&gt;(?x1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87724" calcext:value-type="float">
            <text:p>787724</text:p>
          </table:table-cell>
          <table:table-cell table:formula="of:=[.D309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600]-&gt;(?x), (?z)-[:Q1101]-&gt;(?x), (?u)-[:Q2007]-&gt;(?x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88092" calcext:value-type="float">
            <text:p>788092</text:p>
          </table:table-cell>
          <table:table-cell table:formula="of:=[.D31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796]-&gt;(?x), (?z)-[:Q719]-&gt;(?x), (?u)-[:Q301]-&gt;(?x), (?v)-[:Q484]-&gt;(?x) <text:s/>RETURN * LIMIT 10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88312" calcext:value-type="float">
            <text:p>788312</text:p>
          </table:table-cell>
          <table:table-cell table:formula="of:=[.D311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1449]-&gt;(?x), (?z)-[:Q1397]-&gt;(?x), (?u)-[:Q1489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88404" calcext:value-type="float">
            <text:p>788404</text:p>
          </table:table-cell>
          <table:table-cell table:formula="of:=[.D31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766]-&gt;(?x2), (?x1)-[:Q89]-&gt;(?x3), (?x4)-[:Q253]-&gt;(?x2), (?x4)-[:Q541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789028" calcext:value-type="float">
            <text:p>789028</text:p>
          </table:table-cell>
          <table:table-cell table:formula="of:=[.D313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y)-[:Q1237]-&gt;(?x), (?z)-[:Q1615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89068" calcext:value-type="float">
            <text:p>789068</text:p>
          </table:table-cell>
          <table:table-cell table:formula="of:=[.D31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848]-&gt;(?x), (?z)-[:Q2004]-&gt;(?x), (?x)-[:Q1563]-&gt;(?u), (?x)-[:Q1085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791140" calcext:value-type="float">
            <text:p>791140</text:p>
          </table:table-cell>
          <table:table-cell table:formula="of:=[.D315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1)-[:Q244]-&gt;(?x2), (?x2)-[:Q432]-&gt;(?x3), (?x3)-[:Q726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91208" calcext:value-type="float">
            <text:p>791208</text:p>
          </table:table-cell>
          <table:table-cell table:formula="of:=[.D316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979]-&gt;(?x2), (?x2)-[:Q684]-&gt;(?x3), (?x3)-[:Q226]-&gt;(?x4), (?x4)-[:Q283]-&gt;(?x5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791440" calcext:value-type="float">
            <text:p>791440</text:p>
          </table:table-cell>
          <table:table-cell table:formula="of:=[.D31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314]-&gt;(?x2), (?x2)-[:Q280]-&gt;(?x3), (?x3)-[:Q161]-&gt;(?x4), (?x4)-[:Q560]-&gt;(?x5) <text:s/>RETURN * LIMIT 1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91456" calcext:value-type="float">
            <text:p>791456</text:p>
          </table:table-cell>
          <table:table-cell table:formula="of:=[.D31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952]-&gt;(?x2), (?x2)-[:Q1344]-&gt;(?x3) <text:s/>RETURN * LIMIT 1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791472" calcext:value-type="float">
            <text:p>791472</text:p>
          </table:table-cell>
          <table:table-cell table:formula="of:=[.D319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)-[:Q1005]-&gt;(?y), (?x)-[:Q241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91564" calcext:value-type="float">
            <text:p>791564</text:p>
          </table:table-cell>
          <table:table-cell table:formula="of:=[.D32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300]-&gt;(?x), (?z)-[:Q1978]-&gt;(?x), (?x)-[:Q343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791620" calcext:value-type="float">
            <text:p>791620</text:p>
          </table:table-cell>
          <table:table-cell table:formula="of:=[.D321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2046]-&gt;(?x2), (?x2)-[:Q287]-&gt;(?x3), (?x1)-[:Q2018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91812" calcext:value-type="float">
            <text:p>791812</text:p>
          </table:table-cell>
          <table:table-cell table:formula="of:=[.D32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278]-&gt;(?y), (?x)-[:Q350]-&gt;(?z), (?x)-[:Q313]-&gt;(?u), (?x)-[:Q852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92076" calcext:value-type="float">
            <text:p>792076</text:p>
          </table:table-cell>
          <table:table-cell table:formula="of:=[.D32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552]-&gt;(?x2), (?x1)-[:Q541]-&gt;(?x3), (?x2)-[:Q335]-&gt;(?x4), (?x3)-[:Q440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793796" calcext:value-type="float">
            <text:p>793796</text:p>
          </table:table-cell>
          <table:table-cell table:formula="of:=[.D324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x1)-[:Q432]-&gt;(?x2), (?x2)-[:Q367]-&gt;(?x3), (?x3)-[:Q1309]-&gt;(?x4) <text:s/>RETURN * LIMIT 1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93828" calcext:value-type="float">
            <text:p>793828</text:p>
          </table:table-cell>
          <table:table-cell table:formula="of:=[.D32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486]-&gt;(?x2), (?x2)-[:Q470]-&gt;(?x3), (?x3)-[:Q1236]-&gt;(?x4) <text:s/>RETURN * LIMIT 10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794112" calcext:value-type="float">
            <text:p>794112</text:p>
          </table:table-cell>
          <table:table-cell table:formula="of:=[.D32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046]-&gt;(?x2), (?x1)-[:Q2043]-&gt;(?x3), (?x2)-[:Q1018]-&gt;(?x4), (?x3)-[:Q1720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795920" calcext:value-type="float">
            <text:p>795920</text:p>
          </table:table-cell>
          <table:table-cell table:formula="of:=[.D327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x1)-[:Q282]-&gt;(?x2), (?x2)-[:Q649]-&gt;(?x3), (?x3)-[:Q644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796384" calcext:value-type="float">
            <text:p>796384</text:p>
          </table:table-cell>
          <table:table-cell table:formula="of:=[.D328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925]-&gt;(?x2), (?x1)-[:Q2068]-&gt;(?x3), (?x4)-[:Q325]-&gt;(?x2), (?x4)-[:Q658]-&gt;(?x3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22" calcext:value-type="float">
            <text:p>2.20E+01</text:p>
          </table:table-cell>
          <table:table-cell office:value-type="float" office:value="798676" calcext:value-type="float">
            <text:p>798676</text:p>
          </table:table-cell>
          <table:table-cell table:formula="of:=[.D329]/1000000" office:value-type="float" office:value="0.000022" calcext:value-type="float">
            <text:p>0.000022</text:p>
          </table:table-cell>
          <table:table-cell/>
        </table:table-row>
        <table:table-row table:style-name="ro1">
          <table:table-cell office:value-type="string" calcext:value-type="string">
            <text:p>'MATCH (?y)-[:Q1780]-&gt;(?x), (?z)-[:Q1013]-&gt;(?x), (?x)-[:Q2055]-&gt;(?u), (?x)-[:Q89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798784" calcext:value-type="float">
            <text:p>798784</text:p>
          </table:table-cell>
          <table:table-cell table:formula="of:=[.D33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050]-&gt;(?x), (?z)-[:Q1771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798808" calcext:value-type="float">
            <text:p>798808</text:p>
          </table:table-cell>
          <table:table-cell table:formula="of:=[.D331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720]-&gt;(?y), (?x)-[:Q2089]-&gt;(?z), (?x)-[:Q603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799316" calcext:value-type="float">
            <text:p>799316</text:p>
          </table:table-cell>
          <table:table-cell table:formula="of:=[.D33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281]-&gt;(?x2), (?x2)-[:Q1665]-&gt;(?x3), (?x1)-[:Q292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799980" calcext:value-type="float">
            <text:p>799980</text:p>
          </table:table-cell>
          <table:table-cell table:formula="of:=[.D333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y)-[:Q1478]-&gt;(?x), (?z)-[:Q1794]-&gt;(?x) <text:s/>RETURN * LIMIT 1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800276" calcext:value-type="float">
            <text:p>800276</text:p>
          </table:table-cell>
          <table:table-cell table:formula="of:=[.D334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576]-&gt;(?x2), (?x1)-[:Q89]-&gt;(?x3), (?x2)-[:Q524]-&gt;(?x4), (?x3)-[:Q1742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00392" calcext:value-type="float">
            <text:p>800392</text:p>
          </table:table-cell>
          <table:table-cell table:formula="of:=[.D335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047]-&gt;(?x2), (?x2)-[:Q649]-&gt;(?x3), (?x3)-[:Q2093]-&gt;(?x1) <text:s/>RETURN * LIMIT 1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00548" calcext:value-type="float">
            <text:p>800548</text:p>
          </table:table-cell>
          <table:table-cell table:formula="of:=[.D33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851]-&gt;(?x), (?z)-[:Q768]-&gt;(?x), (?u)-[:Q1601]-&gt;(?x), (?v)-[:Q603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00716" calcext:value-type="float">
            <text:p>800716</text:p>
          </table:table-cell>
          <table:table-cell table:formula="of:=[.D33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929]-&gt;(?x2), (?x2)-[:Q781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801468" calcext:value-type="float">
            <text:p>801468</text:p>
          </table:table-cell>
          <table:table-cell table:formula="of:=[.D338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444]-&gt;(?x2), (?x1)-[:Q497]-&gt;(?x3), (?x2)-[:Q441]-&gt;(?x4), (?x3)-[:Q633]-&gt;(?x4) <text:s/>RETURN * LIMIT 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.90E+01</text:p>
          </table:table-cell>
          <table:table-cell office:value-type="float" office:value="803440" calcext:value-type="float">
            <text:p>803440</text:p>
          </table:table-cell>
          <table:table-cell table:formula="of:=[.D339]/1000000" office:value-type="float" office:value="0.000019" calcext:value-type="float">
            <text:p>0.000019</text:p>
          </table:table-cell>
          <table:table-cell/>
        </table:table-row>
        <table:table-row table:style-name="ro1">
          <table:table-cell office:value-type="string" calcext:value-type="string">
            <text:p>'MATCH (?x1)-[:Q2034]-&gt;(?x2), (?x2)-[:Q750]-&gt;(?x3) <text:s/>RETURN * LIMIT 1000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803476" calcext:value-type="float">
            <text:p>803476</text:p>
          </table:table-cell>
          <table:table-cell table:formula="of:=[.D340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520]-&gt;(?x2), (?x2)-[:Q243]-&gt;(?x3), (?x3)-[:Q497]-&gt;(?x4), (?x4)-[:Q525]-&gt;(?x1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03992" calcext:value-type="float">
            <text:p>803992</text:p>
          </table:table-cell>
          <table:table-cell table:formula="of:=[.D34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386]-&gt;(?y), (?x)-[:Q747]-&gt;(?z), (?x)-[:Q2009]-&gt;(?u), (?x)-[:Q287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04404" calcext:value-type="float">
            <text:p>804404</text:p>
          </table:table-cell>
          <table:table-cell table:formula="of:=[.D34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284]-&gt;(?y), (?x)-[:Q1358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04704" calcext:value-type="float">
            <text:p>804704</text:p>
          </table:table-cell>
          <table:table-cell table:formula="of:=[.D34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408]-&gt;(?x2), (?x2)-[:Q2072]-&gt;(?x3), (?x3)-[:Q1300]-&gt;(?x4), (?x1)-[:Q109]-&gt;(?x4) <text:s/>RETURN * LIMIT 1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  <table:table-cell office:value-type="float" office:value="35" calcext:value-type="float">
            <text:p>3.50E+01</text:p>
          </table:table-cell>
          <table:table-cell office:value-type="float" office:value="807852" calcext:value-type="float">
            <text:p>807852</text:p>
          </table:table-cell>
          <table:table-cell table:formula="of:=[.D344]/1000000" office:value-type="float" office:value="0.000035" calcext:value-type="float">
            <text:p>0.000035</text:p>
          </table:table-cell>
          <table:table-cell/>
        </table:table-row>
        <table:table-row table:style-name="ro1">
          <table:table-cell office:value-type="string" calcext:value-type="string">
            <text:p>'MATCH (?y)-[:Q746]-&gt;(?x), (?z)-[:Q1895]-&gt;(?x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07948" calcext:value-type="float">
            <text:p>807948</text:p>
          </table:table-cell>
          <table:table-cell table:formula="of:=[.D345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71]-&gt;(?x2), (?x1)-[:Q541]-&gt;(?x3), (?x2)-[:Q193]-&gt;(?x4), (?x3)-[:Q651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808240" calcext:value-type="float">
            <text:p>808240</text:p>
          </table:table-cell>
          <table:table-cell table:formula="of:=[.D346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406]-&gt;(?x2), (?x1)-[:Q420]-&gt;(?x3), (?x2)-[:Q2080]-&gt;(?x4), (?x3)-[:Q546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808364" calcext:value-type="float">
            <text:p>808364</text:p>
          </table:table-cell>
          <table:table-cell table:formula="of:=[.D347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x1)-[:Q1948]-&gt;(?x2), (?x2)-[:Q2031]-&gt;(?x3), (?x3)-[:Q2005]-&gt;(?x4), (?x4)-[:Q125]-&gt;(?x1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810580" calcext:value-type="float">
            <text:p>810580</text:p>
          </table:table-cell>
          <table:table-cell table:formula="of:=[.D348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x1)-[:Q1367]-&gt;(?x2), (?x2)-[:Q330]-&gt;(?x3), (?x3)-[:Q2027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10812" calcext:value-type="float">
            <text:p>810812</text:p>
          </table:table-cell>
          <table:table-cell table:formula="of:=[.D34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708]-&gt;(?x2), (?x2)-[:Q372]-&gt;(?x3), (?x3)-[:Q1837]-&gt;(?x4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812152" calcext:value-type="float">
            <text:p>812152</text:p>
          </table:table-cell>
          <table:table-cell table:formula="of:=[.D350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236]-&gt;(?x2), (?x2)-[:Q1371]-&gt;(?x3), (?x3)-[:Q1367]-&gt;(?x4), (?x4)-[:Q750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12284" calcext:value-type="float">
            <text:p>812284</text:p>
          </table:table-cell>
          <table:table-cell table:formula="of:=[.D351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793]-&gt;(?x2), (?x2)-[:Q1559]-&gt;(?x3), (?x1)-[:Q1976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812444" calcext:value-type="float">
            <text:p>812444</text:p>
          </table:table-cell>
          <table:table-cell table:formula="of:=[.D352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2068]-&gt;(?x2), (?x2)-[:Q1596]-&gt;(?x3), (?x1)-[:Q143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3" calcext:value-type="float">
            <text:p>2.30E+01</text:p>
          </table:table-cell>
          <table:table-cell office:value-type="float" office:value="814376" calcext:value-type="float">
            <text:p>814376</text:p>
          </table:table-cell>
          <table:table-cell table:formula="of:=[.D353]/1000000" office:value-type="float" office:value="0.000023" calcext:value-type="float">
            <text:p>0.000023</text:p>
          </table:table-cell>
          <table:table-cell/>
        </table:table-row>
        <table:table-row table:style-name="ro1">
          <table:table-cell office:value-type="string" calcext:value-type="string">
            <text:p>'MATCH (?x)-[:Q728]-&gt;(?y), (?x)-[:Q67]-&gt;(?z), (?x)-[:Q362]-&gt;(?u), (?x)-[:Q1989]-&gt;(?v) <text:s/>RETURN * LIMIT 10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14788" calcext:value-type="float">
            <text:p>814788</text:p>
          </table:table-cell>
          <table:table-cell table:formula="of:=[.D35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631]-&gt;(?y), (?x)-[:Q1618]-&gt;(?z), (?x)-[:Q307]-&gt;(?u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15096" calcext:value-type="float">
            <text:p>815096</text:p>
          </table:table-cell>
          <table:table-cell table:formula="of:=[.D355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2071]-&gt;(?x2), (?x2)-[:Q109]-&gt;(?x3), (?x1)-[:Q313]-&gt;(?x3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816128" calcext:value-type="float">
            <text:p>816128</text:p>
          </table:table-cell>
          <table:table-cell table:formula="of:=[.D356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y)-[:Q318]-&gt;(?x), (?z)-[:Q1013]-&gt;(?x), (?x)-[:Q1599]-&gt;(?v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16216" calcext:value-type="float">
            <text:p>816216</text:p>
          </table:table-cell>
          <table:table-cell table:formula="of:=[.D357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178]-&gt;(?x2), (?x1)-[:Q555]-&gt;(?x3), (?x2)-[:Q372]-&gt;(?x4), (?x3)-[:Q377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53" calcext:value-type="float">
            <text:p>5.30E+01</text:p>
          </table:table-cell>
          <table:table-cell office:value-type="float" office:value="818472" calcext:value-type="float">
            <text:p>818472</text:p>
          </table:table-cell>
          <table:table-cell table:formula="of:=[.D358]/1000000" office:value-type="float" office:value="0.000053" calcext:value-type="float">
            <text:p>0.000053</text:p>
          </table:table-cell>
          <table:table-cell/>
        </table:table-row>
        <table:table-row table:style-name="ro1">
          <table:table-cell office:value-type="string" calcext:value-type="string">
            <text:p>'MATCH (?y)-[:Q1200]-&gt;(?x), (?z)-[:Q1662]-&gt;(?x), (?u)-[:Q229]-&gt;(?x), (?v)-[:Q893]-&gt;(?x) <text:s/>RETURN * LIMIT 1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819180" calcext:value-type="float">
            <text:p>819180</text:p>
          </table:table-cell>
          <table:table-cell table:formula="of:=[.D359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1321]-&gt;(?x2), (?x2)-[:Q322]-&gt;(?x3), (?x3)-[:Q2066]-&gt;(?x4), (?x4)-[:Q2077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.00E+00</text:p>
          </table:table-cell>
          <table:table-cell office:value-type="float" office:value="819224" calcext:value-type="float">
            <text:p>819224</text:p>
          </table:table-cell>
          <table:table-cell table:formula="of:=[.D360]/1000000" office:value-type="float" office:value="0.000004" calcext:value-type="float">
            <text:p>0.000004</text:p>
          </table:table-cell>
          <table:table-cell/>
        </table:table-row>
        <table:table-row table:style-name="ro1">
          <table:table-cell office:value-type="string" calcext:value-type="string">
            <text:p>'MATCH (?y)-[:Q1268]-&gt;(?x), (?z)-[:Q1013]-&gt;(?x), (?x)-[:Q1948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820672" calcext:value-type="float">
            <text:p>820672</text:p>
          </table:table-cell>
          <table:table-cell table:formula="of:=[.D361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1)-[:Q377]-&gt;(?x2), (?x2)-[:Q967]-&gt;(?x3), (?x3)-[:Q11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821636" calcext:value-type="float">
            <text:p>821636</text:p>
          </table:table-cell>
          <table:table-cell table:formula="of:=[.D362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470]-&gt;(?x2), (?x2)-[:Q287]-&gt;(?x3), (?x1)-[:Q1013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822244" calcext:value-type="float">
            <text:p>822244</text:p>
          </table:table-cell>
          <table:table-cell table:formula="of:=[.D363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y)-[:Q511]-&gt;(?x), (?z)-[:Q144]-&gt;(?x) <text:s/>RETURN * LIMIT 1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22336" calcext:value-type="float">
            <text:p>822336</text:p>
          </table:table-cell>
          <table:table-cell table:formula="of:=[.D364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71]-&gt;(?x2), (?x2)-[:Q372]-&gt;(?x3), (?x3)-[:Q193]-&gt;(?x4), (?x4)-[:Q377]-&gt;(?x1) <text:s/>RETURN * LIMIT 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22336" calcext:value-type="float">
            <text:p>822336</text:p>
          </table:table-cell>
          <table:table-cell table:formula="of:=[.D365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534]-&gt;(?x), (?z)-[:Q529]-&gt;(?x), (?x)-[:Q69]-&gt;(?u), (?x)-[:Q1309]-&gt;(?v) <text:s/>RETURN * LIMIT 1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822884" calcext:value-type="float">
            <text:p>822884</text:p>
          </table:table-cell>
          <table:table-cell table:formula="of:=[.D366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)-[:Q4]-&gt;(?y), (?x)-[:Q2]-&gt;(?z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22960" calcext:value-type="float">
            <text:p>822960</text:p>
          </table:table-cell>
          <table:table-cell table:formula="of:=[.D36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761]-&gt;(?x2), (?x2)-[:Q89]-&gt;(?x3), (?x3)-[:Q541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23124" calcext:value-type="float">
            <text:p>823124</text:p>
          </table:table-cell>
          <table:table-cell table:formula="of:=[.D368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948]-&gt;(?x2), (?x1)-[:Q2068]-&gt;(?x3), (?x2)-[:Q1369]-&gt;(?x4), (?x3)-[:Q60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.90E+01</text:p>
          </table:table-cell>
          <table:table-cell office:value-type="float" office:value="825748" calcext:value-type="float">
            <text:p>825748</text:p>
          </table:table-cell>
          <table:table-cell table:formula="of:=[.D369]/1000000" office:value-type="float" office:value="0.000019" calcext:value-type="float">
            <text:p>0.000019</text:p>
          </table:table-cell>
          <table:table-cell/>
        </table:table-row>
        <table:table-row table:style-name="ro1">
          <table:table-cell office:value-type="string" calcext:value-type="string">
            <text:p>'MATCH (?y)-[:Q1345]-&gt;(?x), (?z)-[:Q273]-&gt;(?x), (?x)-[:Q76]-&gt;(?u), (?x)-[:Q1930]-&gt;(?v) <text:s/>RETURN * LIMIT 10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825980" calcext:value-type="float">
            <text:p>825980</text:p>
          </table:table-cell>
          <table:table-cell table:formula="of:=[.D370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333]-&gt;(?x2), (?x2)-[:Q916]-&gt;(?x3), (?x1)-[:Q444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26120" calcext:value-type="float">
            <text:p>826120</text:p>
          </table:table-cell>
          <table:table-cell table:formula="of:=[.D37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309]-&gt;(?x), (?z)-[:Q1771]-&gt;(?x), (?u)-[:Q1011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826176" calcext:value-type="float">
            <text:p>826176</text:p>
          </table:table-cell>
          <table:table-cell table:formula="of:=[.D372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282]-&gt;(?x2), (?x2)-[:Q226]-&gt;(?x3), (?x3)-[:Q952]-&gt;(?x1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26192" calcext:value-type="float">
            <text:p>826192</text:p>
          </table:table-cell>
          <table:table-cell table:formula="of:=[.D373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485]-&gt;(?x2), (?x1)-[:Q275]-&gt;(?x3), (?x2)-[:Q1528]-&gt;(?x4), (?x3)-[:Q309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7" calcext:value-type="float">
            <text:p>1.70E+01</text:p>
          </table:table-cell>
          <table:table-cell office:value-type="float" office:value="827096" calcext:value-type="float">
            <text:p>827096</text:p>
          </table:table-cell>
          <table:table-cell table:formula="of:=[.D374]/1000000" office:value-type="float" office:value="0.000017" calcext:value-type="float">
            <text:p>0.000017</text:p>
          </table:table-cell>
          <table:table-cell/>
        </table:table-row>
        <table:table-row table:style-name="ro1">
          <table:table-cell office:value-type="string" calcext:value-type="string">
            <text:p>'MATCH (?x)-[:Q1635]-&gt;(?y), (?x)-[:Q696]-&gt;(?z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27144" calcext:value-type="float">
            <text:p>827144</text:p>
          </table:table-cell>
          <table:table-cell table:formula="of:=[.D375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494]-&gt;(?x), (?z)-[:Q2055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827420" calcext:value-type="float">
            <text:p>827420</text:p>
          </table:table-cell>
          <table:table-cell table:formula="of:=[.D376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905]-&gt;(?x2), (?x2)-[:Q725]-&gt;(?x3), (?x1)-[:Q1117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827932" calcext:value-type="float">
            <text:p>827932</text:p>
          </table:table-cell>
          <table:table-cell table:formula="of:=[.D37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30]-&gt;(?x), (?z)-[:Q200]-&gt;(?x), (?u)-[:Q314]-&gt;(?x), (?v)-[:Q1259]-&gt;(?x) <text:s/>RETURN * LIMIT 10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28004" calcext:value-type="float">
            <text:p>828004</text:p>
          </table:table-cell>
          <table:table-cell table:formula="of:=[.D378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39]-&gt;(?x2), (?x1)-[:Q243]-&gt;(?x3), (?x2)-[:Q1129]-&gt;(?x4), (?x3)-[:Q497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829236" calcext:value-type="float">
            <text:p>829236</text:p>
          </table:table-cell>
          <table:table-cell table:formula="of:=[.D379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19]-&gt;(?x2), (?x2)-[:Q357]-&gt;(?x3), (?x3)-[:Q484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29536" calcext:value-type="float">
            <text:p>829536</text:p>
          </table:table-cell>
          <table:table-cell table:formula="of:=[.D38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815]-&gt;(?x2), (?x2)-[:Q933]-&gt;(?x3), (?x1)-[:Q1893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29860" calcext:value-type="float">
            <text:p>829860</text:p>
          </table:table-cell>
          <table:table-cell table:formula="of:=[.D38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2058]-&gt;(?x), (?z)-[:Q372]-&gt;(?x), (?x)-[:Q323]-&gt;(?u), (?x)-[:Q377]-&gt;(?v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29900" calcext:value-type="float">
            <text:p>829900</text:p>
          </table:table-cell>
          <table:table-cell table:formula="of:=[.D38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353]-&gt;(?x), (?z)-[:Q229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829916" calcext:value-type="float">
            <text:p>829916</text:p>
          </table:table-cell>
          <table:table-cell table:formula="of:=[.D383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2085]-&gt;(?x), (?z)-[:Q1882]-&gt;(?x), (?u)-[:Q713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830016" calcext:value-type="float">
            <text:p>830016</text:p>
          </table:table-cell>
          <table:table-cell table:formula="of:=[.D384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1508]-&gt;(?x), (?z)-[:Q1595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830040" calcext:value-type="float">
            <text:p>830040</text:p>
          </table:table-cell>
          <table:table-cell table:formula="of:=[.D385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826]-&gt;(?x2), (?x2)-[:Q2059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30132" calcext:value-type="float">
            <text:p>830132</text:p>
          </table:table-cell>
          <table:table-cell table:formula="of:=[.D38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973]-&gt;(?x2), (?x1)-[:Q658]-&gt;(?x3), (?x2)-[:Q677]-&gt;(?x4), (?x3)-[:Q1385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36" calcext:value-type="float">
            <text:p>3.60E+01</text:p>
          </table:table-cell>
          <table:table-cell office:value-type="float" office:value="835360" calcext:value-type="float">
            <text:p>835360</text:p>
          </table:table-cell>
          <table:table-cell table:formula="of:=[.D387]/1000000" office:value-type="float" office:value="0.000036" calcext:value-type="float">
            <text:p>0.000036</text:p>
          </table:table-cell>
          <table:table-cell/>
        </table:table-row>
        <table:table-row table:style-name="ro1">
          <table:table-cell office:value-type="string" calcext:value-type="string">
            <text:p>'MATCH (?y)-[:Q676]-&gt;(?x), (?z)-[:Q1755]-&gt;(?x), (?u)-[:Q762]-&gt;(?x) <text:s/>RETURN * LIMIT 100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836952" calcext:value-type="float">
            <text:p>836952</text:p>
          </table:table-cell>
          <table:table-cell table:formula="of:=[.D388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y)-[:Q1754]-&gt;(?x), (?z)-[:Q1320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36972" calcext:value-type="float">
            <text:p>836972</text:p>
          </table:table-cell>
          <table:table-cell table:formula="of:=[.D38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885]-&gt;(?x2), (?x2)-[:Q1206]-&gt;(?x3), (?x3)-[:Q393]-&gt;(?x4), (?x4)-[:Q552]-&gt;(?x5) <text:s/>RETURN * LIMIT 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  <table:table-cell office:value-type="float" office:value="96" calcext:value-type="float">
            <text:p>9.60E+01</text:p>
          </table:table-cell>
          <table:table-cell office:value-type="float" office:value="839724" calcext:value-type="float">
            <text:p>839724</text:p>
          </table:table-cell>
          <table:table-cell table:formula="of:=[.D390]/1000000" office:value-type="float" office:value="0.000096" calcext:value-type="float">
            <text:p>0.000096</text:p>
          </table:table-cell>
          <table:table-cell/>
        </table:table-row>
        <table:table-row table:style-name="ro1">
          <table:table-cell office:value-type="string" calcext:value-type="string">
            <text:p>'MATCH (?x1)-[:Q789]-&gt;(?x2), (?x1)-[:Q109]-&gt;(?x3), (?x4)-[:Q1497]-&gt;(?x2), (?x4)-[:Q313]-&gt;(?x3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.90E+01</text:p>
          </table:table-cell>
          <table:table-cell office:value-type="float" office:value="841420" calcext:value-type="float">
            <text:p>841420</text:p>
          </table:table-cell>
          <table:table-cell table:formula="of:=[.D391]/1000000" office:value-type="float" office:value="0.000019" calcext:value-type="float">
            <text:p>0.000019</text:p>
          </table:table-cell>
          <table:table-cell/>
        </table:table-row>
        <table:table-row table:style-name="ro1">
          <table:table-cell office:value-type="string" calcext:value-type="string">
            <text:p>'MATCH (?x1)-[:Q1911]-&gt;(?x2), (?x2)-[:Q2059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41500" calcext:value-type="float">
            <text:p>841500</text:p>
          </table:table-cell>
          <table:table-cell table:formula="of:=[.D39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567]-&gt;(?x), (?z)-[:Q1956]-&gt;(?x), (?u)-[:Q301]-&gt;(?x), (?v)-[:Q905]-&gt;(?x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41684" calcext:value-type="float">
            <text:p>841684</text:p>
          </table:table-cell>
          <table:table-cell table:formula="of:=[.D39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246]-&gt;(?x2), (?x2)-[:Q1615]-&gt;(?x3), (?x1)-[:Q933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41844" calcext:value-type="float">
            <text:p>841844</text:p>
          </table:table-cell>
          <table:table-cell table:formula="of:=[.D39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475]-&gt;(?x), (?z)-[:Q1500]-&gt;(?x), (?u)-[:Q1181]-&gt;(?x) <text:s/>RETURN * LIMIT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842400" calcext:value-type="float">
            <text:p>842400</text:p>
          </table:table-cell>
          <table:table-cell table:formula="of:=[.D395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402]-&gt;(?x), (?z)-[:Q796]-&gt;(?x) <text:s/>RETURN * LIMIT 1000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843044" calcext:value-type="float">
            <text:p>843044</text:p>
          </table:table-cell>
          <table:table-cell table:formula="of:=[.D396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1321]-&gt;(?x2), (?x2)-[:Q541]-&gt;(?x3), (?x3)-[:Q322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43064" calcext:value-type="float">
            <text:p>843064</text:p>
          </table:table-cell>
          <table:table-cell table:formula="of:=[.D397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2015]-&gt;(?x2), (?x2)-[:Q292]-&gt;(?x3), (?x3)-[:Q611]-&gt;(?x4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843236" calcext:value-type="float">
            <text:p>843236</text:p>
          </table:table-cell>
          <table:table-cell table:formula="of:=[.D398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948]-&gt;(?x2), (?x2)-[:Q330]-&gt;(?x3), (?x3)-[:Q1929]-&gt;(?x1) <text:s/>RETURN * LIMIT 100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OK</text:p>
          </table:table-cell>
          <table:table-cell office:value-type="float" office:value="30" calcext:value-type="float">
            <text:p>3.00E+01</text:p>
          </table:table-cell>
          <table:table-cell office:value-type="float" office:value="846232" calcext:value-type="float">
            <text:p>846232</text:p>
          </table:table-cell>
          <table:table-cell table:formula="of:=[.D399]/1000000" office:value-type="float" office:value="0.00003" calcext:value-type="float">
            <text:p>0.00003</text:p>
          </table:table-cell>
          <table:table-cell/>
        </table:table-row>
        <table:table-row table:style-name="ro1">
          <table:table-cell office:value-type="string" calcext:value-type="string">
            <text:p>'MATCH (?y)-[:Q900]-&gt;(?x), (?z)-[:Q193]-&gt;(?x) <text:s/>RETURN * LIMIT 1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46320" calcext:value-type="float">
            <text:p>846320</text:p>
          </table:table-cell>
          <table:table-cell table:formula="of:=[.D40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438]-&gt;(?x2), (?x2)-[:Q191]-&gt;(?x3), (?x3)-[:Q1268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847580" calcext:value-type="float">
            <text:p>847580</text:p>
          </table:table-cell>
          <table:table-cell table:formula="of:=[.D401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x1)-[:Q1339]-&gt;(?x2), (?x2)-[:Q2002]-&gt;(?x3), (?x3)-[:Q1842]-&gt;(?x4), (?x1)-[:Q183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47972" calcext:value-type="float">
            <text:p>847972</text:p>
          </table:table-cell>
          <table:table-cell table:formula="of:=[.D40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687]-&gt;(?x), (?z)-[:Q1644]-&gt;(?x), (?u)-[:Q275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48500" calcext:value-type="float">
            <text:p>848500</text:p>
          </table:table-cell>
          <table:table-cell table:formula="of:=[.D40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306]-&gt;(?x), (?z)-[:Q950]-&gt;(?x), (?u)-[:Q1032]-&gt;(?x), (?v)-[:Q653]-&gt;(?x) <text:s/>RETURN * LIMIT 1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849236" calcext:value-type="float">
            <text:p>849236</text:p>
          </table:table-cell>
          <table:table-cell table:formula="of:=[.D404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y)-[:Q1305]-&gt;(?x), (?z)-[:Q505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849332" calcext:value-type="float">
            <text:p>849332</text:p>
          </table:table-cell>
          <table:table-cell table:formula="of:=[.D405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793]-&gt;(?x2), (?x2)-[:Q1559]-&gt;(?x3), (?x1)-[:Q1976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849332" calcext:value-type="float">
            <text:p>849332</text:p>
          </table:table-cell>
          <table:table-cell table:formula="of:=[.D406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157]-&gt;(?x), (?z)-[:Q1088]-&gt;(?x), (?u)-[:Q1771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49424" calcext:value-type="float">
            <text:p>849424</text:p>
          </table:table-cell>
          <table:table-cell table:formula="of:=[.D40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27]-&gt;(?x2), (?x2)-[:Q1892]-&gt;(?x3), (?x1)-[:Q1810]-&gt;(?x3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49792" calcext:value-type="float">
            <text:p>849792</text:p>
          </table:table-cell>
          <table:table-cell table:formula="of:=[.D40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574]-&gt;(?x2), (?x2)-[:Q1408]-&gt;(?x3), (?x3)-[:Q862]-&gt;(?x4), (?x4)-[:Q510]-&gt;(?x1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850464" calcext:value-type="float">
            <text:p>850464</text:p>
          </table:table-cell>
          <table:table-cell table:formula="of:=[.D409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013]-&gt;(?x2), (?x2)-[:Q393]-&gt;(?x3), (?x3)-[:Q2059]-&gt;(?x1) <text:s/>RETURN * LIMIT 10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  <table:table-cell office:value-type="float" office:value="100" calcext:value-type="float">
            <text:p>1.00E+02</text:p>
          </table:table-cell>
          <table:table-cell office:value-type="float" office:value="860660" calcext:value-type="float">
            <text:p>860660</text:p>
          </table:table-cell>
          <table:table-cell table:formula="of:=[.D410]/1000000"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string" calcext:value-type="string">
            <text:p>'MATCH (?y)-[:Q1991]-&gt;(?x), (?z)-[:Q1181]-&gt;(?x), (?u)-[:Q782]-&gt;(?x), (?v)-[:Q1363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861156" calcext:value-type="float">
            <text:p>861156</text:p>
          </table:table-cell>
          <table:table-cell table:formula="of:=[.D411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1810]-&gt;(?x2), (?x2)-[:Q372]-&gt;(?x3), (?x3)-[:Q1908]-&gt;(?x4), (?x4)-[:Q939]-&gt;(?x1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56" calcext:value-type="float">
            <text:p>5.60E+01</text:p>
          </table:table-cell>
          <table:table-cell office:value-type="float" office:value="863864" calcext:value-type="float">
            <text:p>863864</text:p>
          </table:table-cell>
          <table:table-cell table:formula="of:=[.D412]/1000000" office:value-type="float" office:value="0.000056" calcext:value-type="float">
            <text:p>0.000056</text:p>
          </table:table-cell>
          <table:table-cell/>
        </table:table-row>
        <table:table-row table:style-name="ro1">
          <table:table-cell office:value-type="string" calcext:value-type="string">
            <text:p>'MATCH (?x1)-[:Q793]-&gt;(?x2), (?x1)-[:Q1553]-&gt;(?x3), (?x4)-[:Q1492]-&gt;(?x2), (?x4)-[:Q337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63896" calcext:value-type="float">
            <text:p>863896</text:p>
          </table:table-cell>
          <table:table-cell table:formula="of:=[.D41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56]-&gt;(?x2), (?x1)-[:Q1144]-&gt;(?x3), (?x4)-[:Q973]-&gt;(?x2), (?x4)-[:Q2067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8" calcext:value-type="float">
            <text:p>2.80E+01</text:p>
          </table:table-cell>
          <table:table-cell office:value-type="float" office:value="868148" calcext:value-type="float">
            <text:p>868148</text:p>
          </table:table-cell>
          <table:table-cell table:formula="of:=[.D414]/1000000" office:value-type="float" office:value="0.000028" calcext:value-type="float">
            <text:p>0.000028</text:p>
          </table:table-cell>
          <table:table-cell/>
        </table:table-row>
        <table:table-row table:style-name="ro1">
          <table:table-cell office:value-type="string" calcext:value-type="string">
            <text:p>'MATCH (?x1)-[:Q1810]-&gt;(?x2), (?x2)-[:Q668]-&gt;(?x3) <text:s/>RETURN * LIMIT 1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68496" calcext:value-type="float">
            <text:p>868496</text:p>
          </table:table-cell>
          <table:table-cell table:formula="of:=[.D41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420]-&gt;(?x2), (?x2)-[:Q226]-&gt;(?x3), (?x3)-[:Q576]-&gt;(?x1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869116" calcext:value-type="float">
            <text:p>869116</text:p>
          </table:table-cell>
          <table:table-cell table:formula="of:=[.D416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900]-&gt;(?x2), (?x2)-[:Q290]-&gt;(?x3), (?x3)-[:Q1268]-&gt;(?x4), (?x1)-[:Q301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23" calcext:value-type="float">
            <text:p>2.30E+01</text:p>
          </table:table-cell>
          <table:table-cell office:value-type="float" office:value="871904" calcext:value-type="float">
            <text:p>871904</text:p>
          </table:table-cell>
          <table:table-cell table:formula="of:=[.D417]/1000000" office:value-type="float" office:value="0.000023" calcext:value-type="float">
            <text:p>0.000023</text:p>
          </table:table-cell>
          <table:table-cell/>
        </table:table-row>
        <table:table-row table:style-name="ro1">
          <table:table-cell office:value-type="string" calcext:value-type="string">
            <text:p>'MATCH (?x1)-[:Q1948]-&gt;(?x2), (?x2)-[:Q1441]-&gt;(?x3), (?x3)-[:Q1013]-&gt;(?x4), (?x1)-[:Q139]-&gt;(?x4) <text:s/>RETURN * LIMIT 100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OK</text:p>
          </table:table-cell>
          <table:table-cell office:value-type="float" office:value="36" calcext:value-type="float">
            <text:p>3.60E+01</text:p>
          </table:table-cell>
          <table:table-cell office:value-type="float" office:value="880140" calcext:value-type="float">
            <text:p>880140</text:p>
          </table:table-cell>
          <table:table-cell table:formula="of:=[.D418]/1000000" office:value-type="float" office:value="0.000036" calcext:value-type="float">
            <text:p>0.000036</text:p>
          </table:table-cell>
          <table:table-cell/>
        </table:table-row>
        <table:table-row table:style-name="ro1">
          <table:table-cell office:value-type="string" calcext:value-type="string">
            <text:p>'MATCH (?y)-[:Q227]-&gt;(?x), (?z)-[:Q110]-&gt;(?x), (?x)-[:Q1312]-&gt;(?u), (?x)-[:Q76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80340" calcext:value-type="float">
            <text:p>880340</text:p>
          </table:table-cell>
          <table:table-cell table:formula="of:=[.D41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962]-&gt;(?y), (?x)-[:Q639]-&gt;(?z), (?x)-[:Q642]-&gt;(?u), (?x)-[:Q34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880444" calcext:value-type="float">
            <text:p>880444</text:p>
          </table:table-cell>
          <table:table-cell table:formula="of:=[.D420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1750]-&gt;(?x2), (?x1)-[:Q1686]-&gt;(?x3), (?x2)-[:Q1953]-&gt;(?x4), (?x3)-[:Q301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880640" calcext:value-type="float">
            <text:p>880640</text:p>
          </table:table-cell>
          <table:table-cell table:formula="of:=[.D421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889]-&gt;(?x), (?z)-[:Q528]-&gt;(?x) <text:s/>RETURN * LIMIT 100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80720" calcext:value-type="float">
            <text:p>880720</text:p>
          </table:table-cell>
          <table:table-cell table:formula="of:=[.D42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449]-&gt;(?x2), (?x1)-[:Q490]-&gt;(?x3), (?x2)-[:Q119]-&gt;(?x4), (?x3)-[:Q377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881536" calcext:value-type="float">
            <text:p>881536</text:p>
          </table:table-cell>
          <table:table-cell table:formula="of:=[.D423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)-[:Q1291]-&gt;(?y), (?x)-[:Q95]-&gt;(?z) <text:s/>RETURN * LIMIT 1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.00E+00</text:p>
          </table:table-cell>
          <table:table-cell office:value-type="float" office:value="881572" calcext:value-type="float">
            <text:p>881572</text:p>
          </table:table-cell>
          <table:table-cell table:formula="of:=[.D424]/1000000" office:value-type="float" office:value="0.000004" calcext:value-type="float">
            <text:p>0.000004</text:p>
          </table:table-cell>
          <table:table-cell/>
        </table:table-row>
        <table:table-row table:style-name="ro1">
          <table:table-cell office:value-type="string" calcext:value-type="string">
            <text:p>'MATCH (?x)-[:Q839]-&gt;(?y), (?x)-[:Q1088]-&gt;(?z), (?x)-[:Q1707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82024" calcext:value-type="float">
            <text:p>882024</text:p>
          </table:table-cell>
          <table:table-cell table:formula="of:=[.D42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270]-&gt;(?x2), (?x1)-[:Q2068]-&gt;(?x3), (?x4)-[:Q497]-&gt;(?x2), (?x4)-[:Q12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882588" calcext:value-type="float">
            <text:p>882588</text:p>
          </table:table-cell>
          <table:table-cell table:formula="of:=[.D426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367]-&gt;(?x2), (?x1)-[:Q171]-&gt;(?x3), (?x2)-[:Q541]-&gt;(?x4), (?x3)-[:Q193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82604" calcext:value-type="float">
            <text:p>882604</text:p>
          </table:table-cell>
          <table:table-cell table:formula="of:=[.D427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923]-&gt;(?x2), (?x2)-[:Q1644]-&gt;(?x3), (?x3)-[:Q2004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883188" calcext:value-type="float">
            <text:p>883188</text:p>
          </table:table-cell>
          <table:table-cell table:formula="of:=[.D428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y)-[:Q520]-&gt;(?x), (?z)-[:Q862]-&gt;(?x), (?x)-[:Q40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83956" calcext:value-type="float">
            <text:p>883956</text:p>
          </table:table-cell>
          <table:table-cell table:formula="of:=[.D42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32]-&gt;(?x2), (?x2)-[:Q171]-&gt;(?x3), (?x3)-[:Q193]-&gt;(?x4), (?x1)-[:Q327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884060" calcext:value-type="float">
            <text:p>884060</text:p>
          </table:table-cell>
          <table:table-cell table:formula="of:=[.D430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266]-&gt;(?x2), (?x1)-[:Q649]-&gt;(?x3), (?x4)-[:Q265]-&gt;(?x2), (?x4)-[:Q1953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884500" calcext:value-type="float">
            <text:p>884500</text:p>
          </table:table-cell>
          <table:table-cell table:formula="of:=[.D431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66]-&gt;(?x2), (?x2)-[:Q323]-&gt;(?x3), (?x3)-[:Q322]-&gt;(?x4), (?x1)-[:Q280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31" calcext:value-type="float">
            <text:p>3.10E+01</text:p>
          </table:table-cell>
          <table:table-cell office:value-type="float" office:value="885048" calcext:value-type="float">
            <text:p>885048</text:p>
          </table:table-cell>
          <table:table-cell table:formula="of:=[.D432]/1000000" office:value-type="float" office:value="0.000031" calcext:value-type="float">
            <text:p>0.000031</text:p>
          </table:table-cell>
          <table:table-cell/>
        </table:table-row>
        <table:table-row table:style-name="ro1">
          <table:table-cell office:value-type="string" calcext:value-type="string">
            <text:p>'MATCH (?x1)-[:Q1036]-&gt;(?x2), (?x2)-[:Q684]-&gt;(?x3), (?x3)-[:Q2036]-&gt;(?x4) <text:s/>RETURN * LIMIT 10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85112" calcext:value-type="float">
            <text:p>885112</text:p>
          </table:table-cell>
          <table:table-cell table:formula="of:=[.D43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489]-&gt;(?y), (?x)-[:Q558]-&gt;(?z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85136" calcext:value-type="float">
            <text:p>885136</text:p>
          </table:table-cell>
          <table:table-cell table:formula="of:=[.D434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2046]-&gt;(?x2), (?x2)-[:Q2059]-&gt;(?x3), (?x3)-[:Q1013]-&gt;(?x4), (?x4)-[:Q2004]-&gt;(?x1) <text:s/>RETURN * LIMIT 10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885848" calcext:value-type="float">
            <text:p>885848</text:p>
          </table:table-cell>
          <table:table-cell table:formula="of:=[.D435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y)-[:Q1830]-&gt;(?x), (?z)-[:Q1895]-&gt;(?x), (?u)-[:Q631]-&gt;(?x), (?v)-[:Q1575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86112" calcext:value-type="float">
            <text:p>886112</text:p>
          </table:table-cell>
          <table:table-cell table:formula="of:=[.D436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2017]-&gt;(?x2), (?x2)-[:Q304]-&gt;(?x3), (?x3)-[:Q273]-&gt;(?x4), (?x4)-[:Q150]-&gt;(?x5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86468" calcext:value-type="float">
            <text:p>886468</text:p>
          </table:table-cell>
          <table:table-cell table:formula="of:=[.D43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688]-&gt;(?x), (?z)-[:Q1866]-&gt;(?x), (?u)-[:Q225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86600" calcext:value-type="float">
            <text:p>886600</text:p>
          </table:table-cell>
          <table:table-cell table:formula="of:=[.D43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689]-&gt;(?x), (?z)-[:Q759]-&gt;(?x), (?u)-[:Q1712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886660" calcext:value-type="float">
            <text:p>886660</text:p>
          </table:table-cell>
          <table:table-cell table:formula="of:=[.D439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876]-&gt;(?x), (?z)-[:Q1400]-&gt;(?x), (?u)-[:Q1752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86820" calcext:value-type="float">
            <text:p>886820</text:p>
          </table:table-cell>
          <table:table-cell table:formula="of:=[.D44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036]-&gt;(?x2), (?x2)-[:Q1614]-&gt;(?x3), (?x3)-[:Q301]-&gt;(?x4), (?x4)-[:Q1433]-&gt;(?x5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886884" calcext:value-type="float">
            <text:p>886884</text:p>
          </table:table-cell>
          <table:table-cell table:formula="of:=[.D441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497]-&gt;(?x), (?z)-[:Q357]-&gt;(?x), (?x)-[:Q1657]-&gt;(?u), (?x)-[:Q1408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87140" calcext:value-type="float">
            <text:p>887140</text:p>
          </table:table-cell>
          <table:table-cell table:formula="of:=[.D44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677]-&gt;(?x), (?z)-[:Q1421]-&gt;(?x), (?u)-[:Q1922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87828" calcext:value-type="float">
            <text:p>887828</text:p>
          </table:table-cell>
          <table:table-cell table:formula="of:=[.D44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92]-&gt;(?x2), (?x1)-[:Q1612]-&gt;(?x3), (?x2)-[:Q1013]-&gt;(?x4), (?x3)-[:Q1557]-&gt;(?x4) <text:s/>RETURN * LIMIT 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87836" calcext:value-type="float">
            <text:p>887836</text:p>
          </table:table-cell>
          <table:table-cell table:formula="of:=[.D44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1882]-&gt;(?y), (?x)-[:Q2084]-&gt;(?z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888616" calcext:value-type="float">
            <text:p>888616</text:p>
          </table:table-cell>
          <table:table-cell table:formula="of:=[.D445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1291]-&gt;(?x2), (?x2)-[:Q478]-&gt;(?x3), (?x3)-[:Q11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88688" calcext:value-type="float">
            <text:p>888688</text:p>
          </table:table-cell>
          <table:table-cell table:formula="of:=[.D44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23]-&gt;(?x2), (?x2)-[:Q226]-&gt;(?x3), (?x3)-[:Q2059]-&gt;(?x4), (?x4)-[:Q1013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889100" calcext:value-type="float">
            <text:p>889100</text:p>
          </table:table-cell>
          <table:table-cell table:formula="of:=[.D447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y)-[:Q594]-&gt;(?x), (?z)-[:Q98]-&gt;(?x), (?x)-[:Q1599]-&gt;(?v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89508" calcext:value-type="float">
            <text:p>889508</text:p>
          </table:table-cell>
          <table:table-cell table:formula="of:=[.D44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294]-&gt;(?x), (?z)-[:Q1729]-&gt;(?x), (?u)-[:Q2069]-&gt;(?x), (?v)-[:Q580]-&gt;(?x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890600" calcext:value-type="float">
            <text:p>890600</text:p>
          </table:table-cell>
          <table:table-cell table:formula="of:=[.D449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919]-&gt;(?x2), (?x1)-[:Q1665]-&gt;(?x3), (?x2)-[:Q637]-&gt;(?x4), (?x3)-[:Q971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27" calcext:value-type="float">
            <text:p>2.70E+01</text:p>
          </table:table-cell>
          <table:table-cell office:value-type="float" office:value="893744" calcext:value-type="float">
            <text:p>893744</text:p>
          </table:table-cell>
          <table:table-cell table:formula="of:=[.D450]/1000000" office:value-type="float" office:value="0.000027" calcext:value-type="float">
            <text:p>0.000027</text:p>
          </table:table-cell>
          <table:table-cell/>
        </table:table-row>
        <table:table-row table:style-name="ro1">
          <table:table-cell office:value-type="string" calcext:value-type="string">
            <text:p>'MATCH (?y)-[:Q1921]-&gt;(?x), (?z)-[:Q539]-&gt;(?x) <text:s/>RETURN * LIMIT 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93968" calcext:value-type="float">
            <text:p>893968</text:p>
          </table:table-cell>
          <table:table-cell table:formula="of:=[.D45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295]-&gt;(?y), (?x)-[:Q1913]-&gt;(?z), (?x)-[:Q859]-&gt;(?u), (?x)-[:Q933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94356" calcext:value-type="float">
            <text:p>894356</text:p>
          </table:table-cell>
          <table:table-cell table:formula="of:=[.D45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124]-&gt;(?y), (?x)-[:Q1656]-&gt;(?z) <text:s/>RETURN * LIMIT 10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895360" calcext:value-type="float">
            <text:p>895360</text:p>
          </table:table-cell>
          <table:table-cell table:formula="of:=[.D453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y)-[:Q518]-&gt;(?x), (?z)-[:Q336]-&gt;(?x), (?u)-[:Q845]-&gt;(?x), (?v)-[:Q335]-&gt;(?x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895420" calcext:value-type="float">
            <text:p>895420</text:p>
          </table:table-cell>
          <table:table-cell table:formula="of:=[.D45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407]-&gt;(?x), (?z)-[:Q1931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95464" calcext:value-type="float">
            <text:p>895464</text:p>
          </table:table-cell>
          <table:table-cell table:formula="of:=[.D455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929]-&gt;(?x2), (?x2)-[:Q139]-&gt;(?x3), (?x3)-[:Q330]-&gt;(?x4), (?x4)-[:Q2071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896176" calcext:value-type="float">
            <text:p>896176</text:p>
          </table:table-cell>
          <table:table-cell table:formula="of:=[.D456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y)-[:Q391]-&gt;(?x), (?z)-[:Q2099]-&gt;(?x), (?x)-[:Q427]-&gt;(?u), (?x)-[:Q993]-&gt;(?v) <text:s/>RETURN * LIMIT 10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897760" calcext:value-type="float">
            <text:p>897760</text:p>
          </table:table-cell>
          <table:table-cell table:formula="of:=[.D457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y)-[:Q1343]-&gt;(?x), (?z)-[:Q393]-&gt;(?x), (?x)-[:Q1632]-&gt;(?v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97836" calcext:value-type="float">
            <text:p>897836</text:p>
          </table:table-cell>
          <table:table-cell table:formula="of:=[.D45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285]-&gt;(?x), (?z)-[:Q565]-&gt;(?x), (?u)-[:Q2076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97904" calcext:value-type="float">
            <text:p>897904</text:p>
          </table:table-cell>
          <table:table-cell table:formula="of:=[.D45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590]-&gt;(?x), (?z)-[:Q1173]-&gt;(?x) <text:s/>RETURN * LIMIT 1000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898036" calcext:value-type="float">
            <text:p>898036</text:p>
          </table:table-cell>
          <table:table-cell table:formula="of:=[.D460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19]-&gt;(?x2), (?x2)-[:Q582]-&gt;(?x3), (?x1)-[:Q629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898076" calcext:value-type="float">
            <text:p>898076</text:p>
          </table:table-cell>
          <table:table-cell table:formula="of:=[.D46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559]-&gt;(?y), (?x)-[:Q372]-&gt;(?z) <text:s/>RETURN * LIMIT 100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898480" calcext:value-type="float">
            <text:p>898480</text:p>
          </table:table-cell>
          <table:table-cell table:formula="of:=[.D46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644]-&gt;(?x2), (?x2)-[:Q323]-&gt;(?x3), (?x3)-[:Q322]-&gt;(?x4), (?x4)-[:Q649]-&gt;(?x1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40" calcext:value-type="float">
            <text:p>4.00E+01</text:p>
          </table:table-cell>
          <table:table-cell office:value-type="float" office:value="898508" calcext:value-type="float">
            <text:p>898508</text:p>
          </table:table-cell>
          <table:table-cell table:formula="of:=[.D463]/1000000" office:value-type="float" office:value="0.00004" calcext:value-type="float">
            <text:p>0.00004</text:p>
          </table:table-cell>
          <table:table-cell/>
        </table:table-row>
        <table:table-row table:style-name="ro1">
          <table:table-cell office:value-type="string" calcext:value-type="string">
            <text:p>'MATCH (?x1)-[:Q2021]-&gt;(?x2), (?x1)-[:Q586]-&gt;(?x3), (?x2)-[:Q1829]-&gt;(?x4), (?x3)-[:Q40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6" calcext:value-type="float">
            <text:p>1.60E+01</text:p>
          </table:table-cell>
          <table:table-cell office:value-type="float" office:value="900424" calcext:value-type="float">
            <text:p>900424</text:p>
          </table:table-cell>
          <table:table-cell table:formula="of:=[.D464]/1000000" office:value-type="float" office:value="0.000016" calcext:value-type="float">
            <text:p>0.000016</text:p>
          </table:table-cell>
          <table:table-cell/>
        </table:table-row>
        <table:table-row table:style-name="ro1">
          <table:table-cell office:value-type="string" calcext:value-type="string">
            <text:p>'MATCH (?x)-[:Q568]-&gt;(?y), (?x)-[:Q1376]-&gt;(?z), (?x)-[:Q313]-&gt;(?u), (?x)-[:Q1567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902360" calcext:value-type="float">
            <text:p>902360</text:p>
          </table:table-cell>
          <table:table-cell table:formula="of:=[.D465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y)-[:Q800]-&gt;(?x), (?z)-[:Q2039]-&gt;(?x), (?u)-[:Q493]-&gt;(?x), (?v)-[:Q1854]-&gt;(?x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02652" calcext:value-type="float">
            <text:p>902652</text:p>
          </table:table-cell>
          <table:table-cell table:formula="of:=[.D46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953]-&gt;(?x2), (?x2)-[:Q1644]-&gt;(?x3), (?x3)-[:Q2068]-&gt;(?x4), (?x4)-[:Q997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02712" calcext:value-type="float">
            <text:p>902712</text:p>
          </table:table-cell>
          <table:table-cell table:formula="of:=[.D46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002]-&gt;(?x2), (?x1)-[:Q200]-&gt;(?x3), (?x2)-[:Q324]-&gt;(?x4), (?x3)-[:Q164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02816" calcext:value-type="float">
            <text:p>902816</text:p>
          </table:table-cell>
          <table:table-cell table:formula="of:=[.D46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752]-&gt;(?x2), (?x1)-[:Q2067]-&gt;(?x3), (?x4)-[:Q1553]-&gt;(?x2), (?x4)-[:Q540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02980" calcext:value-type="float">
            <text:p>902980</text:p>
          </table:table-cell>
          <table:table-cell table:formula="of:=[.D46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475]-&gt;(?y), (?x)-[:Q1954]-&gt;(?z) <text:s/>RETURN * LIMIT 1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03448" calcext:value-type="float">
            <text:p>903448</text:p>
          </table:table-cell>
          <table:table-cell table:formula="of:=[.D47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90]-&gt;(?x2), (?x2)-[:Q719]-&gt;(?x3), (?x1)-[:Q169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03520" calcext:value-type="float">
            <text:p>903520</text:p>
          </table:table-cell>
          <table:table-cell table:formula="of:=[.D47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478]-&gt;(?x2), (?x2)-[:Q679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03920" calcext:value-type="float">
            <text:p>903920</text:p>
          </table:table-cell>
          <table:table-cell table:formula="of:=[.D472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923]-&gt;(?x2), (?x1)-[:Q1956]-&gt;(?x3), (?x2)-[:Q1083]-&gt;(?x4), (?x3)-[:Q603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04008" calcext:value-type="float">
            <text:p>904008</text:p>
          </table:table-cell>
          <table:table-cell table:formula="of:=[.D47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232]-&gt;(?x), (?z)-[:Q322]-&gt;(?x), (?x)-[:Q250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04140" calcext:value-type="float">
            <text:p>904140</text:p>
          </table:table-cell>
          <table:table-cell table:formula="of:=[.D47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496]-&gt;(?x2), (?x2)-[:Q426]-&gt;(?x3), (?x3)-[:Q275]-&gt;(?x4), (?x1)-[:Q825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904988" calcext:value-type="float">
            <text:p>904988</text:p>
          </table:table-cell>
          <table:table-cell table:formula="of:=[.D475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y)-[:Q1162]-&gt;(?x), (?z)-[:Q1567]-&gt;(?x), (?x)-[:Q42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05532" calcext:value-type="float">
            <text:p>905532</text:p>
          </table:table-cell>
          <table:table-cell table:formula="of:=[.D476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793]-&gt;(?x), (?z)-[:Q367]-&gt;(?x), (?x)-[:Q1144]-&gt;(?u), (?x)-[:Q1088]-&gt;(?v) <text:s/>RETURN * LIMIT 100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05596" calcext:value-type="float">
            <text:p>905596</text:p>
          </table:table-cell>
          <table:table-cell table:formula="of:=[.D47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577]-&gt;(?x2), (?x2)-[:Q1117]-&gt;(?x3), (?x3)-[:Q1948]-&gt;(?x4), (?x4)-[:Q1298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905716" calcext:value-type="float">
            <text:p>905716</text:p>
          </table:table-cell>
          <table:table-cell table:formula="of:=[.D478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2064]-&gt;(?x), (?z)-[:Q301]-&gt;(?x) <text:s/>RETURN * LIMIT 1000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05988" calcext:value-type="float">
            <text:p>905988</text:p>
          </table:table-cell>
          <table:table-cell table:formula="of:=[.D47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701]-&gt;(?y), (?x)-[:Q637]-&gt;(?z), (?x)-[:Q1697]-&gt;(?u), (?x)-[:Q1324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06432" calcext:value-type="float">
            <text:p>906432</text:p>
          </table:table-cell>
          <table:table-cell table:formula="of:=[.D480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738]-&gt;(?y), (?x)-[:Q500]-&gt;(?z), (?x)-[:Q1542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06684" calcext:value-type="float">
            <text:p>906684</text:p>
          </table:table-cell>
          <table:table-cell table:formula="of:=[.D481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104]-&gt;(?y), (?x)-[:Q426]-&gt;(?z), (?x)-[:Q578]-&gt;(?u), (?x)-[:Q874]-&gt;(?v) <text:s/>RETURN * LIMIT 1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909332" calcext:value-type="float">
            <text:p>909332</text:p>
          </table:table-cell>
          <table:table-cell table:formula="of:=[.D482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y)-[:Q940]-&gt;(?x), (?z)-[:Q1285]-&gt;(?x) <text:s/>RETURN * LIMIT 1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09780" calcext:value-type="float">
            <text:p>909780</text:p>
          </table:table-cell>
          <table:table-cell table:formula="of:=[.D483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931]-&gt;(?x2), (?x1)-[:Q484]-&gt;(?x3), (?x2)-[:Q357]-&gt;(?x4), (?x3)-[:Q2004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09988" calcext:value-type="float">
            <text:p>909988</text:p>
          </table:table-cell>
          <table:table-cell table:formula="of:=[.D48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777]-&gt;(?x2), (?x2)-[:Q1453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10056" calcext:value-type="float">
            <text:p>910056</text:p>
          </table:table-cell>
          <table:table-cell table:formula="of:=[.D485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538]-&gt;(?x), (?z)-[:Q191]-&gt;(?x), (?x)-[:Q1634]-&gt;(?u), (?x)-[:Q9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10224" calcext:value-type="float">
            <text:p>910224</text:p>
          </table:table-cell>
          <table:table-cell table:formula="of:=[.D48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261]-&gt;(?x), (?z)-[:Q2080]-&gt;(?x), (?u)-[:Q546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910248" calcext:value-type="float">
            <text:p>910248</text:p>
          </table:table-cell>
          <table:table-cell table:formula="of:=[.D487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)-[:Q912]-&gt;(?y), (?x)-[:Q1771]-&gt;(?z), (?x)-[:Q83]-&gt;(?u), (?x)-[:Q677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911748" calcext:value-type="float">
            <text:p>911748</text:p>
          </table:table-cell>
          <table:table-cell table:formula="of:=[.D488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760]-&gt;(?x2), (?x2)-[:Q931]-&gt;(?x3), (?x3)-[:Q2036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11840" calcext:value-type="float">
            <text:p>911840</text:p>
          </table:table-cell>
          <table:table-cell table:formula="of:=[.D48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057]-&gt;(?x), (?z)-[:Q782]-&gt;(?x), (?u)-[:Q1767]-&gt;(?x) <text:s/>RETURN * LIMIT 1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12208" calcext:value-type="float">
            <text:p>912208</text:p>
          </table:table-cell>
          <table:table-cell table:formula="of:=[.D49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66]-&gt;(?x2), (?x2)-[:Q310]-&gt;(?x3), (?x3)-[:Q1088]-&gt;(?x4) <text:s/>RETURN * LIMIT 10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12576" calcext:value-type="float">
            <text:p>912576</text:p>
          </table:table-cell>
          <table:table-cell table:formula="of:=[.D491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758]-&gt;(?y), (?x)-[:Q31]-&gt;(?z), (?x)-[:Q781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12632" calcext:value-type="float">
            <text:p>912632</text:p>
          </table:table-cell>
          <table:table-cell table:formula="of:=[.D49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905]-&gt;(?x2), (?x1)-[:Q658]-&gt;(?x3), (?x2)-[:Q206]-&gt;(?x4), (?x3)-[:Q1596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4" calcext:value-type="float">
            <text:p>2.40E+01</text:p>
          </table:table-cell>
          <table:table-cell office:value-type="float" office:value="913448" calcext:value-type="float">
            <text:p>913448</text:p>
          </table:table-cell>
          <table:table-cell table:formula="of:=[.D493]/1000000" office:value-type="float" office:value="0.000024" calcext:value-type="float">
            <text:p>0.000024</text:p>
          </table:table-cell>
          <table:table-cell/>
        </table:table-row>
        <table:table-row table:style-name="ro1">
          <table:table-cell office:value-type="string" calcext:value-type="string">
            <text:p>'MATCH (?x1)-[:Q1944]-&gt;(?x2), (?x2)-[:Q1800]-&gt;(?x3), (?x3)-[:Q2059]-&gt;(?x4), (?x4)-[:Q1013]-&gt;(?x5) <text:s/>RETURN * LIMIT 10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13452" calcext:value-type="float">
            <text:p>913452</text:p>
          </table:table-cell>
          <table:table-cell table:formula="of:=[.D49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614]-&gt;(?x2), (?x2)-[:Q541]-&gt;(?x3), (?x1)-[:Q22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13508" calcext:value-type="float">
            <text:p>913508</text:p>
          </table:table-cell>
          <table:table-cell table:formula="of:=[.D495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295]-&gt;(?x2), (?x2)-[:Q372]-&gt;(?x3), (?x3)-[:Q283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13716" calcext:value-type="float">
            <text:p>913716</text:p>
          </table:table-cell>
          <table:table-cell table:formula="of:=[.D49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707]-&gt;(?x2), (?x2)-[:Q345]-&gt;(?x3), (?x3)-[:Q1454]-&gt;(?x4), (?x4)-[:Q443]-&gt;(?x5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43" calcext:value-type="float">
            <text:p>4.30E+01</text:p>
          </table:table-cell>
          <table:table-cell office:value-type="float" office:value="914700" calcext:value-type="float">
            <text:p>914700</text:p>
          </table:table-cell>
          <table:table-cell table:formula="of:=[.D497]/1000000" office:value-type="float" office:value="0.000043" calcext:value-type="float">
            <text:p>0.000043</text:p>
          </table:table-cell>
          <table:table-cell/>
        </table:table-row>
        <table:table-row table:style-name="ro1">
          <table:table-cell office:value-type="string" calcext:value-type="string">
            <text:p>'MATCH (?x1)-[:Q1889]-&gt;(?x2), (?x2)-[:Q684]-&gt;(?x3), (?x3)-[:Q792]-&gt;(?x4) <text:s/>RETURN * LIMIT 100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15100" calcext:value-type="float">
            <text:p>915100</text:p>
          </table:table-cell>
          <table:table-cell table:formula="of:=[.D498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2059]-&gt;(?x2), (?x2)-[:Q372]-&gt;(?x3), (?x3)-[:Q377]-&gt;(?x1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51" calcext:value-type="float">
            <text:p>1.51E+02</text:p>
          </table:table-cell>
          <table:table-cell office:value-type="float" office:value="930408" calcext:value-type="float">
            <text:p>930408</text:p>
          </table:table-cell>
          <table:table-cell table:formula="of:=[.D499]/1000000" office:value-type="float" office:value="0.000151" calcext:value-type="float">
            <text:p>0.000151</text:p>
          </table:table-cell>
          <table:table-cell/>
        </table:table-row>
        <table:table-row table:style-name="ro1">
          <table:table-cell office:value-type="string" calcext:value-type="string">
            <text:p>'MATCH (?y)-[:Q1846]-&gt;(?x), (?z)-[:Q1973]-&gt;(?x), (?x)-[:Q1720]-&gt;(?u), (?x)-[:Q2078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30684" calcext:value-type="float">
            <text:p>930684</text:p>
          </table:table-cell>
          <table:table-cell table:formula="of:=[.D50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385]-&gt;(?y), (?x)-[:Q1994]-&gt;(?z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931448" calcext:value-type="float">
            <text:p>931448</text:p>
          </table:table-cell>
          <table:table-cell table:formula="of:=[.D501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99]-&gt;(?x2), (?x2)-[:Q316]-&gt;(?x3), (?x1)-[:Q194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5" calcext:value-type="float">
            <text:p>2.50E+01</text:p>
          </table:table-cell>
          <table:table-cell office:value-type="float" office:value="932484" calcext:value-type="float">
            <text:p>932484</text:p>
          </table:table-cell>
          <table:table-cell table:formula="of:=[.D502]/1000000" office:value-type="float" office:value="0.000025" calcext:value-type="float">
            <text:p>0.000025</text:p>
          </table:table-cell>
          <table:table-cell/>
        </table:table-row>
        <table:table-row table:style-name="ro1">
          <table:table-cell office:value-type="string" calcext:value-type="string">
            <text:p>'MATCH (?x1)-[:Q726]-&gt;(?x2), (?x2)-[:Q541]-&gt;(?x3), (?x1)-[:Q40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3" calcext:value-type="float">
            <text:p>2.30E+01</text:p>
          </table:table-cell>
          <table:table-cell office:value-type="float" office:value="932484" calcext:value-type="float">
            <text:p>932484</text:p>
          </table:table-cell>
          <table:table-cell table:formula="of:=[.D503]/1000000" office:value-type="float" office:value="0.000023" calcext:value-type="float">
            <text:p>0.000023</text:p>
          </table:table-cell>
          <table:table-cell/>
        </table:table-row>
        <table:table-row table:style-name="ro1">
          <table:table-cell office:value-type="string" calcext:value-type="string">
            <text:p>'MATCH (?y)-[:Q330]-&gt;(?x), (?z)-[:Q313]-&gt;(?x), (?x)-[:Q1461]-&gt;(?u), (?x)-[:Q95]-&gt;(?v) <text:s/>RETURN * LIMIT 1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32520" calcext:value-type="float">
            <text:p>932520</text:p>
          </table:table-cell>
          <table:table-cell table:formula="of:=[.D50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538]-&gt;(?x), (?z)-[:Q191]-&gt;(?x), (?u)-[:Q1553]-&gt;(?x) <text:s/>RETURN * LIMIT 10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33024" calcext:value-type="float">
            <text:p>933024</text:p>
          </table:table-cell>
          <table:table-cell table:formula="of:=[.D505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931]-&gt;(?x2), (?x2)-[:Q357]-&gt;(?x3), (?x3)-[:Q1369]-&gt;(?x4), (?x1)-[:Q582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933392" calcext:value-type="float">
            <text:p>933392</text:p>
          </table:table-cell>
          <table:table-cell table:formula="of:=[.D506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1416]-&gt;(?x2), (?x2)-[:Q209]-&gt;(?x3), (?x3)-[:Q1017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933480" calcext:value-type="float">
            <text:p>933480</text:p>
          </table:table-cell>
          <table:table-cell table:formula="of:=[.D507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)-[:Q814]-&gt;(?y), (?x)-[:Q44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33516" calcext:value-type="float">
            <text:p>933516</text:p>
          </table:table-cell>
          <table:table-cell table:formula="of:=[.D50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281]-&gt;(?x2), (?x2)-[:Q226]-&gt;(?x3), (?x3)-[:Q292]-&gt;(?x4), (?x4)-[:Q2002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33696" calcext:value-type="float">
            <text:p>933696</text:p>
          </table:table-cell>
          <table:table-cell table:formula="of:=[.D50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519]-&gt;(?y), (?x)-[:Q934]-&gt;(?z) <text:s/>RETURN * LIMIT 1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33792" calcext:value-type="float">
            <text:p>933792</text:p>
          </table:table-cell>
          <table:table-cell table:formula="of:=[.D51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99]-&gt;(?x), (?z)-[:Q316]-&gt;(?x), (?u)-[:Q292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933820" calcext:value-type="float">
            <text:p>933820</text:p>
          </table:table-cell>
          <table:table-cell table:formula="of:=[.D511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253]-&gt;(?x2), (?x2)-[:Q226]-&gt;(?x3), (?x3)-[:Q2059]-&gt;(?x4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33852" calcext:value-type="float">
            <text:p>933852</text:p>
          </table:table-cell>
          <table:table-cell table:formula="of:=[.D51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952]-&gt;(?x2), (?x2)-[:Q967]-&gt;(?x3), (?x3)-[:Q313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33852" calcext:value-type="float">
            <text:p>933852</text:p>
          </table:table-cell>
          <table:table-cell table:formula="of:=[.D51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658]-&gt;(?x2), (?x2)-[:Q2066]-&gt;(?x3), (?x3)-[:Q604]-&gt;(?x4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934864" calcext:value-type="float">
            <text:p>934864</text:p>
          </table:table-cell>
          <table:table-cell table:formula="of:=[.D514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)-[:Q686]-&gt;(?y), (?x)-[:Q108]-&gt;(?z) <text:s/>RETURN * LIMIT 10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35180" calcext:value-type="float">
            <text:p>935180</text:p>
          </table:table-cell>
          <table:table-cell table:formula="of:=[.D515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129]-&gt;(?x2), (?x2)-[:Q132]-&gt;(?x3), (?x3)-[:Q301]-&gt;(?x4), (?x1)-[:Q330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935768" calcext:value-type="float">
            <text:p>935768</text:p>
          </table:table-cell>
          <table:table-cell table:formula="of:=[.D516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966]-&gt;(?x2), (?x2)-[:Q420]-&gt;(?x3), (?x3)-[:Q497]-&gt;(?x4), (?x4)-[:Q432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1" calcext:value-type="float">
            <text:p>2.10E+01</text:p>
          </table:table-cell>
          <table:table-cell office:value-type="float" office:value="936592" calcext:value-type="float">
            <text:p>936592</text:p>
          </table:table-cell>
          <table:table-cell table:formula="of:=[.D517]/1000000" office:value-type="float" office:value="0.000021" calcext:value-type="float">
            <text:p>0.000021</text:p>
          </table:table-cell>
          <table:table-cell/>
        </table:table-row>
        <table:table-row table:style-name="ro1">
          <table:table-cell office:value-type="string" calcext:value-type="string">
            <text:p>'MATCH (?y)-[:Q1644]-&gt;(?x), (?z)-[:Q233]-&gt;(?x), (?x)-[:Q765]-&gt;(?u), (?x)-[:Q1408]-&gt;(?v) <text:s/>RETURN * LIMIT 10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.90E+01</text:p>
          </table:table-cell>
          <table:table-cell office:value-type="float" office:value="938852" calcext:value-type="float">
            <text:p>938852</text:p>
          </table:table-cell>
          <table:table-cell table:formula="of:=[.D518]/1000000" office:value-type="float" office:value="0.000019" calcext:value-type="float">
            <text:p>0.000019</text:p>
          </table:table-cell>
          <table:table-cell/>
        </table:table-row>
        <table:table-row table:style-name="ro1">
          <table:table-cell office:value-type="string" calcext:value-type="string">
            <text:p>'MATCH (?x1)-[:Q470]-&gt;(?x2), (?x2)-[:Q432]-&gt;(?x3), (?x3)-[:Q4]-&gt;(?x4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38884" calcext:value-type="float">
            <text:p>938884</text:p>
          </table:table-cell>
          <table:table-cell table:formula="of:=[.D51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164]-&gt;(?y), (?x)-[:Q161]-&gt;(?z), (?x)-[:Q314]-&gt;(?u), (?x)-[:Q582]-&gt;(?v) <text:s/>RETURN * LIMIT 1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38968" calcext:value-type="float">
            <text:p>938968</text:p>
          </table:table-cell>
          <table:table-cell table:formula="of:=[.D52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1427]-&gt;(?y), (?x)-[:Q283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38996" calcext:value-type="float">
            <text:p>938996</text:p>
          </table:table-cell>
          <table:table-cell table:formula="of:=[.D521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891]-&gt;(?x2), (?x2)-[:Q89]-&gt;(?x3), (?x3)-[:Q253]-&gt;(?x4), (?x1)-[:Q766]-&gt;(?x4) <text:s/>RETURN * LIMIT 1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39028" calcext:value-type="float">
            <text:p>939028</text:p>
          </table:table-cell>
          <table:table-cell table:formula="of:=[.D52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2049]-&gt;(?x2), (?x1)-[:Q644]-&gt;(?x3), (?x4)-[:Q1892]-&gt;(?x2), (?x4)-[:Q1742]-&gt;(?x3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39324" calcext:value-type="float">
            <text:p>939324</text:p>
          </table:table-cell>
          <table:table-cell table:formula="of:=[.D52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841]-&gt;(?x2), (?x2)-[:Q541]-&gt;(?x3), (?x3)-[:Q1675]-&gt;(?x4), (?x4)-[:Q2059]-&gt;(?x5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39380" calcext:value-type="float">
            <text:p>939380</text:p>
          </table:table-cell>
          <table:table-cell table:formula="of:=[.D52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2004]-&gt;(?x2), (?x2)-[:Q2098]-&gt;(?x3), (?x3)-[:Q432]-&gt;(?x4), (?x4)-[:Q406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39532" calcext:value-type="float">
            <text:p>939532</text:p>
          </table:table-cell>
          <table:table-cell table:formula="of:=[.D52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147]-&gt;(?x), (?z)-[:Q1789]-&gt;(?x), (?u)-[:Q1436]-&gt;(?x), (?v)-[:Q321]-&gt;(?x) <text:s/>RETURN * LIMIT 1000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940112" calcext:value-type="float">
            <text:p>940112</text:p>
          </table:table-cell>
          <table:table-cell table:formula="of:=[.D526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2021]-&gt;(?x2), (?x1)-[:Q301]-&gt;(?x3), (?x2)-[:Q2081]-&gt;(?x4), (?x3)-[:Q196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40544" calcext:value-type="float">
            <text:p>940544</text:p>
          </table:table-cell>
          <table:table-cell table:formula="of:=[.D52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753]-&gt;(?x2), (?x2)-[:Q747]-&gt;(?x3), (?x3)-[:Q1953]-&gt;(?x4), (?x1)-[:Q881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40560" calcext:value-type="float">
            <text:p>940560</text:p>
          </table:table-cell>
          <table:table-cell table:formula="of:=[.D52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438]-&gt;(?x), (?z)-[:Q932]-&gt;(?x), (?u)-[:Q1201]-&gt;(?x) <text:s/>RETURN * LIMIT 100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40700" calcext:value-type="float">
            <text:p>940700</text:p>
          </table:table-cell>
          <table:table-cell table:formula="of:=[.D529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160]-&gt;(?x), (?z)-[:Q119]-&gt;(?x), (?x)-[:Q367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40764" calcext:value-type="float">
            <text:p>940764</text:p>
          </table:table-cell>
          <table:table-cell table:formula="of:=[.D530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412]-&gt;(?x2), (?x2)-[:Q497]-&gt;(?x3), (?x3)-[:Q243]-&gt;(?x4), (?x4)-[:Q8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41152" calcext:value-type="float">
            <text:p>941152</text:p>
          </table:table-cell>
          <table:table-cell table:formula="of:=[.D53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976]-&gt;(?x2), (?x2)-[:Q719]-&gt;(?x3), (?x1)-[:Q83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41176" calcext:value-type="float">
            <text:p>941176</text:p>
          </table:table-cell>
          <table:table-cell table:formula="of:=[.D53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522]-&gt;(?y), (?x)-[:Q1962]-&gt;(?z), (?x)-[:Q696]-&gt;(?u), (?x)-[:Q1367]-&gt;(?v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41560" calcext:value-type="float">
            <text:p>941560</text:p>
          </table:table-cell>
          <table:table-cell table:formula="of:=[.D53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724]-&gt;(?x), (?z)-[:Q1698]-&gt;(?x), (?x)-[:Q217]-&gt;(?v) <text:s/>RETURN * LIMIT 100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41596" calcext:value-type="float">
            <text:p>941596</text:p>
          </table:table-cell>
          <table:table-cell table:formula="of:=[.D53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626]-&gt;(?x), (?z)-[:Q1051]-&gt;(?x), (?u)-[:Q1451]-&gt;(?x), (?v)-[:Q828]-&gt;(?x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942928" calcext:value-type="float">
            <text:p>942928</text:p>
          </table:table-cell>
          <table:table-cell table:formula="of:=[.D535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)-[:Q929]-&gt;(?y), (?x)-[:Q879]-&gt;(?z), (?x)-[:Q1682]-&gt;(?u), (?x)-[:Q337]-&gt;(?v) <text:s/>RETURN * LIMIT 10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K</text:p>
          </table:table-cell>
          <table:table-cell office:value-type="float" office:value="22" calcext:value-type="float">
            <text:p>2.20E+01</text:p>
          </table:table-cell>
          <table:table-cell office:value-type="float" office:value="945076" calcext:value-type="float">
            <text:p>945076</text:p>
          </table:table-cell>
          <table:table-cell table:formula="of:=[.D536]/1000000" office:value-type="float" office:value="0.000022" calcext:value-type="float">
            <text:p>0.000022</text:p>
          </table:table-cell>
          <table:table-cell/>
        </table:table-row>
        <table:table-row table:style-name="ro1">
          <table:table-cell office:value-type="string" calcext:value-type="string">
            <text:p>'MATCH (?x1)-[:Q1110]-&gt;(?x2), (?x2)-[:Q372]-&gt;(?x3), (?x3)-[:Q377]-&gt;(?x4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45116" calcext:value-type="float">
            <text:p>945116</text:p>
          </table:table-cell>
          <table:table-cell table:formula="of:=[.D53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999]-&gt;(?x), (?z)-[:Q1910]-&gt;(?x) <text:s/>RETURN * LIMIT 100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45440" calcext:value-type="float">
            <text:p>945440</text:p>
          </table:table-cell>
          <table:table-cell table:formula="of:=[.D53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2060]-&gt;(?x), (?z)-[:Q1259]-&gt;(?x), (?x)-[:Q36]-&gt;(?u), (?x)-[:Q42]-&gt;(?v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45564" calcext:value-type="float">
            <text:p>945564</text:p>
          </table:table-cell>
          <table:table-cell table:formula="of:=[.D53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426]-&gt;(?x2), (?x2)-[:Q407]-&gt;(?x3), (?x3)-[:Q310]-&gt;(?x4), (?x4)-[:Q367]-&gt;(?x5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947880" calcext:value-type="float">
            <text:p>947880</text:p>
          </table:table-cell>
          <table:table-cell table:formula="of:=[.D540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x1)-[:Q1903]-&gt;(?x2), (?x1)-[:Q1998]-&gt;(?x3), (?x2)-[:Q719]-&gt;(?x4), (?x3)-[:Q2020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21" calcext:value-type="float">
            <text:p>2.10E+01</text:p>
          </table:table-cell>
          <table:table-cell office:value-type="float" office:value="948312" calcext:value-type="float">
            <text:p>948312</text:p>
          </table:table-cell>
          <table:table-cell table:formula="of:=[.D541]/1000000" office:value-type="float" office:value="0.000021" calcext:value-type="float">
            <text:p>0.000021</text:p>
          </table:table-cell>
          <table:table-cell/>
        </table:table-row>
        <table:table-row table:style-name="ro1">
          <table:table-cell office:value-type="string" calcext:value-type="string">
            <text:p>'MATCH (?y)-[:Q116]-&gt;(?x), (?z)-[:Q621]-&gt;(?x), (?u)-[:Q925]-&gt;(?x), (?v)-[:Q1048]-&gt;(?x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48560" calcext:value-type="float">
            <text:p>948560</text:p>
          </table:table-cell>
          <table:table-cell table:formula="of:=[.D54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281]-&gt;(?x2), (?x2)-[:Q478]-&gt;(?x3), (?x3)-[:Q2002]-&gt;(?x4), (?x4)-[:Q226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948584" calcext:value-type="float">
            <text:p>948584</text:p>
          </table:table-cell>
          <table:table-cell table:formula="of:=[.D543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)-[:Q1185]-&gt;(?y), (?x)-[:Q416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48688" calcext:value-type="float">
            <text:p>948688</text:p>
          </table:table-cell>
          <table:table-cell table:formula="of:=[.D54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426]-&gt;(?x2), (?x2)-[:Q282]-&gt;(?x3), (?x3)-[:Q275]-&gt;(?x1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949664" calcext:value-type="float">
            <text:p>949664</text:p>
          </table:table-cell>
          <table:table-cell table:formula="of:=[.D545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y)-[:Q1407]-&gt;(?x), (?z)-[:Q743]-&gt;(?x), (?u)-[:Q1402]-&gt;(?x), (?v)-[:Q1275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49804" calcext:value-type="float">
            <text:p>949804</text:p>
          </table:table-cell>
          <table:table-cell table:formula="of:=[.D54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]-&gt;(?y), (?x)-[:Q933]-&gt;(?z), (?x)-[:Q524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49952" calcext:value-type="float">
            <text:p>949952</text:p>
          </table:table-cell>
          <table:table-cell table:formula="of:=[.D547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1911]-&gt;(?x), (?z)-[:Q555]-&gt;(?x), (?x)-[:Q1689]-&gt;(?v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50084" calcext:value-type="float">
            <text:p>950084</text:p>
          </table:table-cell>
          <table:table-cell table:formula="of:=[.D548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643]-&gt;(?x), (?z)-[:Q1674]-&gt;(?x), (?u)-[:Q1223]-&gt;(?x), (?v)-[:Q690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50640" calcext:value-type="float">
            <text:p>950640</text:p>
          </table:table-cell>
          <table:table-cell table:formula="of:=[.D54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330]-&gt;(?x), (?z)-[:Q250]-&gt;(?x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50712" calcext:value-type="float">
            <text:p>950712</text:p>
          </table:table-cell>
          <table:table-cell table:formula="of:=[.D55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178]-&gt;(?y), (?x)-[:Q377]-&gt;(?z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50748" calcext:value-type="float">
            <text:p>950748</text:p>
          </table:table-cell>
          <table:table-cell table:formula="of:=[.D551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316]-&gt;(?x2), (?x1)-[:Q1634]-&gt;(?x3), (?x4)-[:Q426]-&gt;(?x2), (?x4)-[:Q194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51148" calcext:value-type="float">
            <text:p>951148</text:p>
          </table:table-cell>
          <table:table-cell table:formula="of:=[.D55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865]-&gt;(?x), (?z)-[:Q556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51168" calcext:value-type="float">
            <text:p>951168</text:p>
          </table:table-cell>
          <table:table-cell table:formula="of:=[.D553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465]-&gt;(?y), (?x)-[:Q217]-&gt;(?z), (?x)-[:Q2025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51180" calcext:value-type="float">
            <text:p>951180</text:p>
          </table:table-cell>
          <table:table-cell table:formula="of:=[.D55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252]-&gt;(?y), (?x)-[:Q106]-&gt;(?z), (?x)-[:Q946]-&gt;(?u), (?x)-[:Q2059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951272" calcext:value-type="float">
            <text:p>951272</text:p>
          </table:table-cell>
          <table:table-cell table:formula="of:=[.D555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1742]-&gt;(?x), (?z)-[:Q644]-&gt;(?x), (?x)-[:Q785]-&gt;(?v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51392" calcext:value-type="float">
            <text:p>951392</text:p>
          </table:table-cell>
          <table:table-cell table:formula="of:=[.D55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377]-&gt;(?x2), (?x2)-[:Q1438]-&gt;(?x3), (?x3)-[:Q658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51424" calcext:value-type="float">
            <text:p>951424</text:p>
          </table:table-cell>
          <table:table-cell table:formula="of:=[.D55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)-[:Q900]-&gt;(?y), (?x)-[:Q728]-&gt;(?z), (?x)-[:Q737]-&gt;(?u), (?x)-[:Q1916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51572" calcext:value-type="float">
            <text:p>951572</text:p>
          </table:table-cell>
          <table:table-cell table:formula="of:=[.D558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485]-&gt;(?x2), (?x2)-[:Q1454]-&gt;(?x3), (?x1)-[:Q301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952040" calcext:value-type="float">
            <text:p>952040</text:p>
          </table:table-cell>
          <table:table-cell table:formula="of:=[.D559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y)-[:Q1671]-&gt;(?x), (?z)-[:Q126]-&gt;(?x) <text:s/>RETURN * LIMIT 100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52244" calcext:value-type="float">
            <text:p>952244</text:p>
          </table:table-cell>
          <table:table-cell table:formula="of:=[.D560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591]-&gt;(?x), (?z)-[:Q1639]-&gt;(?x), (?u)-[:Q959]-&gt;(?x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.00E+00</text:p>
          </table:table-cell>
          <table:table-cell office:value-type="float" office:value="952436" calcext:value-type="float">
            <text:p>952436</text:p>
          </table:table-cell>
          <table:table-cell table:formula="of:=[.D561]/1000000" office:value-type="float" office:value="0.000004" calcext:value-type="float">
            <text:p>0.000004</text:p>
          </table:table-cell>
          <table:table-cell/>
        </table:table-row>
        <table:table-row table:style-name="ro1">
          <table:table-cell office:value-type="string" calcext:value-type="string">
            <text:p>'MATCH (?x1)-[:Q1552]-&gt;(?x2), (?x2)-[:Q912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52508" calcext:value-type="float">
            <text:p>952508</text:p>
          </table:table-cell>
          <table:table-cell table:formula="of:=[.D56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868]-&gt;(?x2), (?x1)-[:Q2072]-&gt;(?x3), (?x2)-[:Q1971]-&gt;(?x4), (?x3)-[:Q1829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52856" calcext:value-type="float">
            <text:p>952856</text:p>
          </table:table-cell>
          <table:table-cell table:formula="of:=[.D563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301]-&gt;(?x2), (?x2)-[:Q192]-&gt;(?x3), (?x3)-[:Q1013]-&gt;(?x4), (?x4)-[:Q1557]-&gt;(?x1) <text:s/>RETURN * LIMIT 1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953496" calcext:value-type="float">
            <text:p>953496</text:p>
          </table:table-cell>
          <table:table-cell table:formula="of:=[.D564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1047]-&gt;(?x2), (?x2)-[:Q346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53528" calcext:value-type="float">
            <text:p>953528</text:p>
          </table:table-cell>
          <table:table-cell table:formula="of:=[.D565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960]-&gt;(?y), (?x)-[:Q548]-&gt;(?z), (?x)-[:Q1832]-&gt;(?u), (?x)-[:Q1959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53856" calcext:value-type="float">
            <text:p>953856</text:p>
          </table:table-cell>
          <table:table-cell table:formula="of:=[.D56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236]-&gt;(?x2), (?x1)-[:Q444]-&gt;(?x3), (?x2)-[:Q349]-&gt;(?x4), (?x3)-[:Q2067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54280" calcext:value-type="float">
            <text:p>954280</text:p>
          </table:table-cell>
          <table:table-cell table:formula="of:=[.D567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441]-&gt;(?x2), (?x2)-[:Q470]-&gt;(?x3), (?x3)-[:Q471]-&gt;(?x4), (?x1)-[:Q1328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954320" calcext:value-type="float">
            <text:p>954320</text:p>
          </table:table-cell>
          <table:table-cell table:formula="of:=[.D568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y)-[:Q1271]-&gt;(?x), (?z)-[:Q490]-&gt;(?x), (?x)-[:Q1625]-&gt;(?u), (?x)-[:Q225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54436" calcext:value-type="float">
            <text:p>954436</text:p>
          </table:table-cell>
          <table:table-cell table:formula="of:=[.D56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800]-&gt;(?x2), (?x2)-[:Q1088]-&gt;(?x3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54480" calcext:value-type="float">
            <text:p>954480</text:p>
          </table:table-cell>
          <table:table-cell table:formula="of:=[.D57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558]-&gt;(?x), (?z)-[:Q1056]-&gt;(?x) <text:s/>RETURN * LIMIT 100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954832" calcext:value-type="float">
            <text:p>954832</text:p>
          </table:table-cell>
          <table:table-cell table:formula="of:=[.D571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444]-&gt;(?x2), (?x2)-[:Q1129]-&gt;(?x3), (?x3)-[:Q2004]-&gt;(?x1) <text:s/>RETURN * LIMIT 1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  <table:table-cell office:value-type="float" office:value="73" calcext:value-type="float">
            <text:p>7.30E+01</text:p>
          </table:table-cell>
          <table:table-cell office:value-type="float" office:value="964364" calcext:value-type="float">
            <text:p>964364</text:p>
          </table:table-cell>
          <table:table-cell table:formula="of:=[.D572]/1000000" office:value-type="float" office:value="0.000073" calcext:value-type="float">
            <text:p>0.000073</text:p>
          </table:table-cell>
          <table:table-cell/>
        </table:table-row>
        <table:table-row table:style-name="ro1">
          <table:table-cell office:value-type="string" calcext:value-type="string">
            <text:p>'MATCH (?x1)-[:Q227]-&gt;(?x2), (?x2)-[:Q1129]-&gt;(?x3), (?x3)-[:Q313]-&gt;(?x4), (?x4)-[:Q1090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6" calcext:value-type="float">
            <text:p>9.60E+01</text:p>
          </table:table-cell>
          <table:table-cell office:value-type="float" office:value="972876" calcext:value-type="float">
            <text:p>972876</text:p>
          </table:table-cell>
          <table:table-cell table:formula="of:=[.D573]/1000000" office:value-type="float" office:value="0.000096" calcext:value-type="float">
            <text:p>0.000096</text:p>
          </table:table-cell>
          <table:table-cell/>
        </table:table-row>
        <table:table-row table:style-name="ro1">
          <table:table-cell office:value-type="string" calcext:value-type="string">
            <text:p>'MATCH (?y)-[:Q390]-&gt;(?x), (?z)-[:Q1956]-&gt;(?x), (?x)-[:Q21]-&gt;(?v) <text:s/>RETURN * LIMIT 100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73324" calcext:value-type="float">
            <text:p>973324</text:p>
          </table:table-cell>
          <table:table-cell table:formula="of:=[.D57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416]-&gt;(?y), (?x)-[:Q1796]-&gt;(?z), (?x)-[:Q2036]-&gt;(?u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974152" calcext:value-type="float">
            <text:p>974152</text:p>
          </table:table-cell>
          <table:table-cell table:formula="of:=[.D575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979]-&gt;(?x2), (?x2)-[:Q1644]-&gt;(?x3), (?x1)-[:Q76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74324" calcext:value-type="float">
            <text:p>974324</text:p>
          </table:table-cell>
          <table:table-cell table:formula="of:=[.D57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937]-&gt;(?x2), (?x1)-[:Q1973]-&gt;(?x3), (?x4)-[:Q98]-&gt;(?x2), (?x4)-[:Q2004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74544" calcext:value-type="float">
            <text:p>974544</text:p>
          </table:table-cell>
          <table:table-cell table:formula="of:=[.D57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553]-&gt;(?x2), (?x1)-[:Q2059]-&gt;(?x3), (?x2)-[:Q319]-&gt;(?x4), (?x3)-[:Q1013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74672" calcext:value-type="float">
            <text:p>974672</text:p>
          </table:table-cell>
          <table:table-cell table:formula="of:=[.D57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543]-&gt;(?x2), (?x2)-[:Q1117]-&gt;(?x3), (?x3)-[:Q108]-&gt;(?x4), (?x4)-[:Q1792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74804" calcext:value-type="float">
            <text:p>974804</text:p>
          </table:table-cell>
          <table:table-cell table:formula="of:=[.D57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634]-&gt;(?x2), (?x2)-[:Q1644]-&gt;(?x3), (?x1)-[:Q905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74848" calcext:value-type="float">
            <text:p>974848</text:p>
          </table:table-cell>
          <table:table-cell table:formula="of:=[.D58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998]-&gt;(?x), (?z)-[:Q1936]-&gt;(?x), (?x)-[:Q119]-&gt;(?v) <text:s/>RETURN * LIMIT 1000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75108" calcext:value-type="float">
            <text:p>975108</text:p>
          </table:table-cell>
          <table:table-cell table:formula="of:=[.D581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923]-&gt;(?x2), (?x2)-[:Q283]-&gt;(?x3), (?x1)-[:Q756]-&gt;(?x3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75108" calcext:value-type="float">
            <text:p>975108</text:p>
          </table:table-cell>
          <table:table-cell table:formula="of:=[.D582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899]-&gt;(?x2), (?x2)-[:Q372]-&gt;(?x3), (?x3)-[:Q1978]-&gt;(?x1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35" calcext:value-type="float">
            <text:p>3.50E+01</text:p>
          </table:table-cell>
          <table:table-cell office:value-type="float" office:value="976088" calcext:value-type="float">
            <text:p>976088</text:p>
          </table:table-cell>
          <table:table-cell table:formula="of:=[.D583]/1000000" office:value-type="float" office:value="0.000035" calcext:value-type="float">
            <text:p>0.000035</text:p>
          </table:table-cell>
          <table:table-cell/>
        </table:table-row>
        <table:table-row table:style-name="ro1">
          <table:table-cell office:value-type="string" calcext:value-type="string">
            <text:p>'MATCH (?y)-[:Q352]-&gt;(?x), (?z)-[:Q1766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976104" calcext:value-type="float">
            <text:p>976104</text:p>
          </table:table-cell>
          <table:table-cell table:formula="of:=[.D584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289]-&gt;(?x), (?z)-[:Q565]-&gt;(?x), (?u)-[:Q2076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76124" calcext:value-type="float">
            <text:p>976124</text:p>
          </table:table-cell>
          <table:table-cell table:formula="of:=[.D585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274]-&gt;(?x2), (?x2)-[:Q283]-&gt;(?x3), (?x3)-[:Q1252]-&gt;(?x4), (?x4)-[:Q2075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977612" calcext:value-type="float">
            <text:p>977612</text:p>
          </table:table-cell>
          <table:table-cell table:formula="of:=[.D586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x)-[:Q300]-&gt;(?y), (?x)-[:Q38]-&gt;(?z), (?x)-[:Q713]-&gt;(?u), (?x)-[:Q317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77696" calcext:value-type="float">
            <text:p>977696</text:p>
          </table:table-cell>
          <table:table-cell table:formula="of:=[.D58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848]-&gt;(?x2), (?x2)-[:Q1948]-&gt;(?x3), (?x3)-[:Q310]-&gt;(?x4), (?x1)-[:Q1980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5" calcext:value-type="float">
            <text:p>9.50E+01</text:p>
          </table:table-cell>
          <table:table-cell office:value-type="float" office:value="983604" calcext:value-type="float">
            <text:p>983604</text:p>
          </table:table-cell>
          <table:table-cell table:formula="of:=[.D588]/1000000" office:value-type="float" office:value="0.000095" calcext:value-type="float">
            <text:p>0.000095</text:p>
          </table:table-cell>
          <table:table-cell/>
        </table:table-row>
        <table:table-row table:style-name="ro1">
          <table:table-cell office:value-type="string" calcext:value-type="string">
            <text:p>'MATCH (?x)-[:Q320]-&gt;(?y), (?x)-[:Q146]-&gt;(?z), (?x)-[:Q1070]-&gt;(?u), (?x)-[:Q2084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83904" calcext:value-type="float">
            <text:p>983904</text:p>
          </table:table-cell>
          <table:table-cell table:formula="of:=[.D589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451]-&gt;(?y), (?x)-[:Q693]-&gt;(?z), (?x)-[:Q1499]-&gt;(?u), (?x)-[:Q886]-&gt;(?v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84124" calcext:value-type="float">
            <text:p>984124</text:p>
          </table:table-cell>
          <table:table-cell table:formula="of:=[.D59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750]-&gt;(?x2), (?x2)-[:Q1704]-&gt;(?x3), (?x3)-[:Q1029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84168" calcext:value-type="float">
            <text:p>984168</text:p>
          </table:table-cell>
          <table:table-cell table:formula="of:=[.D59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625]-&gt;(?x2), (?x1)-[:Q247]-&gt;(?x3), (?x4)-[:Q1336]-&gt;(?x2), (?x4)-[:Q2044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84504" calcext:value-type="float">
            <text:p>984504</text:p>
          </table:table-cell>
          <table:table-cell table:formula="of:=[.D59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849]-&gt;(?x2), (?x2)-[:Q343]-&gt;(?x3), (?x3)-[:Q1567]-&gt;(?x4), (?x4)-[:Q42]-&gt;(?x5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84616" calcext:value-type="float">
            <text:p>984616</text:p>
          </table:table-cell>
          <table:table-cell table:formula="of:=[.D59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391]-&gt;(?x2), (?x2)-[:Q139]-&gt;(?x3), (?x3)-[:Q987]-&gt;(?x4), (?x1)-[:Q313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25" calcext:value-type="float">
            <text:p>2.50E+01</text:p>
          </table:table-cell>
          <table:table-cell office:value-type="float" office:value="987984" calcext:value-type="float">
            <text:p>987984</text:p>
          </table:table-cell>
          <table:table-cell table:formula="of:=[.D594]/1000000" office:value-type="float" office:value="0.000025" calcext:value-type="float">
            <text:p>0.000025</text:p>
          </table:table-cell>
          <table:table-cell/>
        </table:table-row>
        <table:table-row table:style-name="ro1">
          <table:table-cell office:value-type="string" calcext:value-type="string">
            <text:p>'MATCH (?x1)-[:Q1036]-&gt;(?x2), (?x2)-[:Q1553]-&gt;(?x3), (?x1)-[:Q1382]-&gt;(?x3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988964" calcext:value-type="float">
            <text:p>988964</text:p>
          </table:table-cell>
          <table:table-cell table:formula="of:=[.D595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1345]-&gt;(?x2), (?x2)-[:Q287]-&gt;(?x3), (?x3)-[:Q226]-&gt;(?x4), (?x1)-[:Q2068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989396" calcext:value-type="float">
            <text:p>989396</text:p>
          </table:table-cell>
          <table:table-cell table:formula="of:=[.D596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870]-&gt;(?x2), (?x2)-[:Q301]-&gt;(?x3), (?x3)-[:Q1408]-&gt;(?x4), (?x4)-[:Q317]-&gt;(?x5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89676" calcext:value-type="float">
            <text:p>989676</text:p>
          </table:table-cell>
          <table:table-cell table:formula="of:=[.D59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420]-&gt;(?x2), (?x2)-[:Q541]-&gt;(?x3), (?x3)-[:Q301]-&gt;(?x4), (?x4)-[:Q317]-&gt;(?x5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89716" calcext:value-type="float">
            <text:p>989716</text:p>
          </table:table-cell>
          <table:table-cell table:formula="of:=[.D598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)-[:Q142]-&gt;(?y), (?x)-[:Q1005]-&gt;(?z), (?x)-[:Q38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89748" calcext:value-type="float">
            <text:p>989748</text:p>
          </table:table-cell>
          <table:table-cell table:formula="of:=[.D59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966]-&gt;(?x2), (?x1)-[:Q233]-&gt;(?x3), (?x2)-[:Q420]-&gt;(?x4), (?x3)-[:Q432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89748" calcext:value-type="float">
            <text:p>989748</text:p>
          </table:table-cell>
          <table:table-cell table:formula="of:=[.D600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327]-&gt;(?x2), (?x2)-[:Q541]-&gt;(?x3), (?x3)-[:Q490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90412" calcext:value-type="float">
            <text:p>990412</text:p>
          </table:table-cell>
          <table:table-cell table:formula="of:=[.D601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219]-&gt;(?x2), (?x2)-[:Q1710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90604" calcext:value-type="float">
            <text:p>990604</text:p>
          </table:table-cell>
          <table:table-cell table:formula="of:=[.D602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2043]-&gt;(?x2), (?x2)-[:Q972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90636" calcext:value-type="float">
            <text:p>990636</text:p>
          </table:table-cell>
          <table:table-cell table:formula="of:=[.D60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76]-&gt;(?x2), (?x2)-[:Q2059]-&gt;(?x3), (?x3)-[:Q1454]-&gt;(?x4), (?x4)-[:Q323]-&gt;(?x5) <text:s/>RETURN * LIMIT 100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990656" calcext:value-type="float">
            <text:p>990656</text:p>
          </table:table-cell>
          <table:table-cell table:formula="of:=[.D60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835]-&gt;(?x), (?z)-[:Q226]-&gt;(?x), (?u)-[:Q962]-&gt;(?x), (?v)-[:Q541]-&gt;(?x) <text:s/>RETURN * LIMIT 100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90736" calcext:value-type="float">
            <text:p>990736</text:p>
          </table:table-cell>
          <table:table-cell table:formula="of:=[.D60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557]-&gt;(?x2), (?x2)-[:Q649]-&gt;(?x3), (?x1)-[:Q609]-&gt;(?x3) <text:s/>RETURN * LIMIT 10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990780" calcext:value-type="float">
            <text:p>990780</text:p>
          </table:table-cell>
          <table:table-cell table:formula="of:=[.D606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1)-[:Q114]-&gt;(?x2), (?x2)-[:Q1975]-&gt;(?x3), (?x3)-[:Q987]-&gt;(?x4), (?x1)-[:Q109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990924" calcext:value-type="float">
            <text:p>990924</text:p>
          </table:table-cell>
          <table:table-cell table:formula="of:=[.D607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171]-&gt;(?x2), (?x1)-[:Q1144]-&gt;(?x3), (?x4)-[:Q541]-&gt;(?x2), (?x4)-[:Q2067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991448" calcext:value-type="float">
            <text:p>991448</text:p>
          </table:table-cell>
          <table:table-cell table:formula="of:=[.D608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473]-&gt;(?x2), (?x2)-[:Q854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991992" calcext:value-type="float">
            <text:p>991992</text:p>
          </table:table-cell>
          <table:table-cell table:formula="of:=[.D60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780]-&gt;(?x2), (?x2)-[:Q89]-&gt;(?x3), (?x3)-[:Q1949]-&gt;(?x4), (?x4)-[:Q1232]-&gt;(?x1) <text:s/>RETURN * LIMIT 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993028" calcext:value-type="float">
            <text:p>993028</text:p>
          </table:table-cell>
          <table:table-cell table:formula="of:=[.D610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1)-[:Q292]-&gt;(?x2), (?x1)-[:Q478]-&gt;(?x3), (?x2)-[:Q313]-&gt;(?x4), (?x3)-[:Q1300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993732" calcext:value-type="float">
            <text:p>993732</text:p>
          </table:table-cell>
          <table:table-cell table:formula="of:=[.D611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321]-&gt;(?x2), (?x2)-[:Q541]-&gt;(?x3), (?x1)-[:Q323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93732" calcext:value-type="float">
            <text:p>993732</text:p>
          </table:table-cell>
          <table:table-cell table:formula="of:=[.D61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781]-&gt;(?x2), (?x2)-[:Q357]-&gt;(?x3), (?x3)-[:Q200]-&gt;(?x4), (?x1)-[:Q1868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994308" calcext:value-type="float">
            <text:p>994308</text:p>
          </table:table-cell>
          <table:table-cell table:formula="of:=[.D613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)-[:Q1092]-&gt;(?y), (?x)-[:Q1299]-&gt;(?z), (?x)-[:Q160]-&gt;(?u), (?x)-[:Q255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994668" calcext:value-type="float">
            <text:p>994668</text:p>
          </table:table-cell>
          <table:table-cell table:formula="of:=[.D61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578]-&gt;(?x2), (?x1)-[:Q1792]-&gt;(?x3), (?x4)-[:Q748]-&gt;(?x2), (?x4)-[:Q658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38" calcext:value-type="float">
            <text:p>3.80E+01</text:p>
          </table:table-cell>
          <table:table-cell office:value-type="float" office:value="998368" calcext:value-type="float">
            <text:p>998368</text:p>
          </table:table-cell>
          <table:table-cell table:formula="of:=[.D615]/1000000" office:value-type="float" office:value="0.000038" calcext:value-type="float">
            <text:p>0.000038</text:p>
          </table:table-cell>
          <table:table-cell/>
        </table:table-row>
        <table:table-row table:style-name="ro1">
          <table:table-cell office:value-type="string" calcext:value-type="string">
            <text:p>'MATCH (?x1)-[:Q1677]-&gt;(?x2), (?x2)-[:Q2059]-&gt;(?x3), (?x3)-[:Q1013]-&gt;(?x4), (?x1)-[:Q753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4" calcext:value-type="float">
            <text:p>2.40E+01</text:p>
          </table:table-cell>
          <table:table-cell office:value-type="float" office:value="998544" calcext:value-type="float">
            <text:p>998544</text:p>
          </table:table-cell>
          <table:table-cell table:formula="of:=[.D616]/1000000" office:value-type="float" office:value="0.000024" calcext:value-type="float">
            <text:p>0.000024</text:p>
          </table:table-cell>
          <table:table-cell/>
        </table:table-row>
        <table:table-row table:style-name="ro1">
          <table:table-cell office:value-type="string" calcext:value-type="string">
            <text:p>'MATCH (?y)-[:Q1733]-&gt;(?x), (?z)-[:Q1120]-&gt;(?x) <text:s/>RETURN * LIMIT 100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998688" calcext:value-type="float">
            <text:p>998688</text:p>
          </table:table-cell>
          <table:table-cell table:formula="of:=[.D617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658]-&gt;(?y), (?x)-[:Q772]-&gt;(?z), (?x)-[:Q255]-&gt;(?u) <text:s/>RETURN * LIMIT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  <table:table-cell office:value-type="float" office:value="17" calcext:value-type="float">
            <text:p>1.70E+01</text:p>
          </table:table-cell>
          <table:table-cell office:value-type="float" office:value="1000748" calcext:value-type="float">
            <text:p>1000748</text:p>
          </table:table-cell>
          <table:table-cell table:formula="of:=[.D618]/1000000" office:value-type="float" office:value="0.000017" calcext:value-type="float">
            <text:p>0.000017</text:p>
          </table:table-cell>
          <table:table-cell/>
        </table:table-row>
        <table:table-row table:style-name="ro1">
          <table:table-cell office:value-type="string" calcext:value-type="string">
            <text:p>'MATCH (?x1)-[:Q1524]-&gt;(?x2), (?x2)-[:Q332]-&gt;(?x3), (?x3)-[:Q1367]-&gt;(?x4), (?x4)-[:Q704]-&gt;(?x5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00840" calcext:value-type="float">
            <text:p>1000840</text:p>
          </table:table-cell>
          <table:table-cell table:formula="of:=[.D61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273]-&gt;(?x), (?z)-[:Q1013]-&gt;(?x), (?x)-[:Q1562]-&gt;(?u), (?x)-[:Q38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01276" calcext:value-type="float">
            <text:p>1001276</text:p>
          </table:table-cell>
          <table:table-cell table:formula="of:=[.D62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122]-&gt;(?x2), (?x1)-[:Q313]-&gt;(?x3), (?x4)-[:Q1039]-&gt;(?x2), (?x4)-[:Q1252]-&gt;(?x3) <text:s/>RETURN * LIMIT 10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 office:value-type="float" office:value="17" calcext:value-type="float">
            <text:p>1.70E+01</text:p>
          </table:table-cell>
          <table:table-cell office:value-type="float" office:value="1002700" calcext:value-type="float">
            <text:p>1002700</text:p>
          </table:table-cell>
          <table:table-cell table:formula="of:=[.D621]/1000000" office:value-type="float" office:value="0.000017" calcext:value-type="float">
            <text:p>0.000017</text:p>
          </table:table-cell>
          <table:table-cell/>
        </table:table-row>
        <table:table-row table:style-name="ro1">
          <table:table-cell office:value-type="string" calcext:value-type="string">
            <text:p>'MATCH (?y)-[:Q731]-&gt;(?x), (?z)-[:Q1850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02736" calcext:value-type="float">
            <text:p>1002736</text:p>
          </table:table-cell>
          <table:table-cell table:formula="of:=[.D62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571]-&gt;(?y), (?x)-[:Q2078]-&gt;(?z), (?x)-[:Q1370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02840" calcext:value-type="float">
            <text:p>1002840</text:p>
          </table:table-cell>
          <table:table-cell table:formula="of:=[.D62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962]-&gt;(?x), (?z)-[:Q1013]-&gt;(?x), (?x)-[:Q362]-&gt;(?u), (?x)-[:Q274]-&gt;(?v) <text:s/>RETURN * LIMIT 1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03024" calcext:value-type="float">
            <text:p>1003024</text:p>
          </table:table-cell>
          <table:table-cell table:formula="of:=[.D62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682]-&gt;(?y), (?x)-[:Q251]-&gt;(?z), (?x)-[:Q835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03308" calcext:value-type="float">
            <text:p>1003308</text:p>
          </table:table-cell>
          <table:table-cell table:formula="of:=[.D62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485]-&gt;(?x2), (?x2)-[:Q274]-&gt;(?x3), (?x3)-[:Q377]-&gt;(?x1) <text:s/>RETURN * LIMIT 1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1003944" calcext:value-type="float">
            <text:p>1003944</text:p>
          </table:table-cell>
          <table:table-cell table:formula="of:=[.D626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y)-[:Q935]-&gt;(?x), (?z)-[:Q810]-&gt;(?x), (?u)-[:Q1856]-&gt;(?x), (?v)-[:Q1695]-&gt;(?x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04196" calcext:value-type="float">
            <text:p>1004196</text:p>
          </table:table-cell>
          <table:table-cell table:formula="of:=[.D62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441]-&gt;(?x2), (?x2)-[:Q470]-&gt;(?x3), (?x3)-[:Q13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9" calcext:value-type="float">
            <text:p>2.90E+01</text:p>
          </table:table-cell>
          <table:table-cell office:value-type="float" office:value="1009032" calcext:value-type="float">
            <text:p>1009032</text:p>
          </table:table-cell>
          <table:table-cell table:formula="of:=[.D628]/1000000" office:value-type="float" office:value="0.000029" calcext:value-type="float">
            <text:p>0.000029</text:p>
          </table:table-cell>
          <table:table-cell/>
        </table:table-row>
        <table:table-row table:style-name="ro1">
          <table:table-cell office:value-type="string" calcext:value-type="string">
            <text:p>'MATCH (?y)-[:Q1802]-&gt;(?x), (?z)-[:Q809]-&gt;(?x), (?u)-[:Q1732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09060" calcext:value-type="float">
            <text:p>1009060</text:p>
          </table:table-cell>
          <table:table-cell table:formula="of:=[.D62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834]-&gt;(?x), (?z)-[:Q998]-&gt;(?x), (?u)-[:Q1350]-&gt;(?x), (?v)-[:Q1303]-&gt;(?x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09156" calcext:value-type="float">
            <text:p>1009156</text:p>
          </table:table-cell>
          <table:table-cell table:formula="of:=[.D63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2021]-&gt;(?x), (?z)-[:Q324]-&gt;(?x), (?x)-[:Q685]-&gt;(?u), (?x)-[:Q586]-&gt;(?v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09328" calcext:value-type="float">
            <text:p>1009328</text:p>
          </table:table-cell>
          <table:table-cell table:formula="of:=[.D63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313]-&gt;(?x2), (?x2)-[:Q1088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09388" calcext:value-type="float">
            <text:p>1009388</text:p>
          </table:table-cell>
          <table:table-cell table:formula="of:=[.D632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385]-&gt;(?y), (?x)-[:Q1144]-&gt;(?z) <text:s/>RETURN * LIMIT 1000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009592" calcext:value-type="float">
            <text:p>1009592</text:p>
          </table:table-cell>
          <table:table-cell table:formula="of:=[.D633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)-[:Q757]-&gt;(?y), (?x)-[:Q407]-&gt;(?z) <text:s/>RETURN * LIMIT 10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009972" calcext:value-type="float">
            <text:p>1009972</text:p>
          </table:table-cell>
          <table:table-cell table:formula="of:=[.D634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y)-[:Q649]-&gt;(?x), (?z)-[:Q301]-&gt;(?x), (?x)-[:Q1627]-&gt;(?v) <text:s/>RETURN * LIMIT 10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10320" calcext:value-type="float">
            <text:p>1010320</text:p>
          </table:table-cell>
          <table:table-cell table:formula="of:=[.D635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46]-&gt;(?x2), (?x2)-[:Q2000]-&gt;(?x3) <text:s/>RETURN * LIMIT 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10540" calcext:value-type="float">
            <text:p>1010540</text:p>
          </table:table-cell>
          <table:table-cell table:formula="of:=[.D63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1619]-&gt;(?x), (?z)-[:Q1263]-&gt;(?x), (?u)-[:Q1293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10648" calcext:value-type="float">
            <text:p>1010648</text:p>
          </table:table-cell>
          <table:table-cell table:formula="of:=[.D63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923]-&gt;(?y), (?x)-[:Q323]-&gt;(?z), (?x)-[:Q1833]-&gt;(?u), (?x)-[:Q337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10836" calcext:value-type="float">
            <text:p>1010836</text:p>
          </table:table-cell>
          <table:table-cell table:formula="of:=[.D63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03]-&gt;(?x2), (?x2)-[:Q128]-&gt;(?x3), (?x3)-[:Q155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10884" calcext:value-type="float">
            <text:p>1010884</text:p>
          </table:table-cell>
          <table:table-cell table:formula="of:=[.D63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324]-&gt;(?x2), (?x2)-[:Q1507]-&gt;(?x3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010964" calcext:value-type="float">
            <text:p>1010964</text:p>
          </table:table-cell>
          <table:table-cell table:formula="of:=[.D640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881]-&gt;(?x2), (?x1)-[:Q89]-&gt;(?x3), (?x2)-[:Q335]-&gt;(?x4), (?x3)-[:Q440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11164" calcext:value-type="float">
            <text:p>1011164</text:p>
          </table:table-cell>
          <table:table-cell table:formula="of:=[.D641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237]-&gt;(?x), (?z)-[:Q377]-&gt;(?x), (?x)-[:Q372]-&gt;(?u), (?x)-[:Q363]-&gt;(?v) <text:s/>RETURN * LIMIT 10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11420" calcext:value-type="float">
            <text:p>1011420</text:p>
          </table:table-cell>
          <table:table-cell table:formula="of:=[.D64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900]-&gt;(?x2), (?x2)-[:Q323]-&gt;(?x3), (?x3)-[:Q322]-&gt;(?x4), (?x4)-[:Q854]-&gt;(?x5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11464" calcext:value-type="float">
            <text:p>1011464</text:p>
          </table:table-cell>
          <table:table-cell table:formula="of:=[.D64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682]-&gt;(?y), (?x)-[:Q502]-&gt;(?z), (?x)-[:Q1088]-&gt;(?u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012008" calcext:value-type="float">
            <text:p>1012008</text:p>
          </table:table-cell>
          <table:table-cell table:formula="of:=[.D644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594]-&gt;(?x2), (?x2)-[:Q1471]-&gt;(?x3), (?x3)-[:Q71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12104" calcext:value-type="float">
            <text:p>1012104</text:p>
          </table:table-cell>
          <table:table-cell table:formula="of:=[.D645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2001]-&gt;(?x), (?z)-[:Q2045]-&gt;(?x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012124" calcext:value-type="float">
            <text:p>1012124</text:p>
          </table:table-cell>
          <table:table-cell table:formula="of:=[.D646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114]-&gt;(?x), (?z)-[:Q98]-&gt;(?x), (?x)-[:Q663]-&gt;(?u), (?x)-[:Q67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12280" calcext:value-type="float">
            <text:p>1012280</text:p>
          </table:table-cell>
          <table:table-cell table:formula="of:=[.D64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460]-&gt;(?x2), (?x2)-[:Q1013]-&gt;(?x3), (?x3)-[:Q2031]-&gt;(?x4), (?x4)-[:Q2004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012280" calcext:value-type="float">
            <text:p>1012280</text:p>
          </table:table-cell>
          <table:table-cell table:formula="of:=[.D648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339]-&gt;(?x), (?z)-[:Q1975]-&gt;(?x), (?x)-[:Q338]-&gt;(?u), (?x)-[:Q705]-&gt;(?v) <text:s/>RETURN * LIMIT 100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12388" calcext:value-type="float">
            <text:p>1012388</text:p>
          </table:table-cell>
          <table:table-cell table:formula="of:=[.D64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944]-&gt;(?x2), (?x2)-[:Q1800]-&gt;(?x3), (?x1)-[:Q301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012480" calcext:value-type="float">
            <text:p>1012480</text:p>
          </table:table-cell>
          <table:table-cell table:formula="of:=[.D650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)-[:Q1801]-&gt;(?y), (?x)-[:Q2086]-&gt;(?z), (?x)-[:Q2059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12676" calcext:value-type="float">
            <text:p>1012676</text:p>
          </table:table-cell>
          <table:table-cell table:formula="of:=[.D651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779]-&gt;(?x2), (?x2)-[:Q139]-&gt;(?x3), (?x3)-[:Q772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21" calcext:value-type="float">
            <text:p>2.10E+01</text:p>
          </table:table-cell>
          <table:table-cell office:value-type="float" office:value="1014072" calcext:value-type="float">
            <text:p>1014072</text:p>
          </table:table-cell>
          <table:table-cell table:formula="of:=[.D652]/1000000" office:value-type="float" office:value="0.000021" calcext:value-type="float">
            <text:p>0.000021</text:p>
          </table:table-cell>
          <table:table-cell/>
        </table:table-row>
        <table:table-row table:style-name="ro1">
          <table:table-cell office:value-type="string" calcext:value-type="string">
            <text:p>'MATCH (?x1)-[:Q987]-&gt;(?x2), (?x2)-[:Q301]-&gt;(?x3), (?x3)-[:Q282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014364" calcext:value-type="float">
            <text:p>1014364</text:p>
          </table:table-cell>
          <table:table-cell table:formula="of:=[.D653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03]-&gt;(?x2), (?x2)-[:Q684]-&gt;(?x3), (?x3)-[:Q226]-&gt;(?x4), (?x4)-[:Q161]-&gt;(?x1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1014992" calcext:value-type="float">
            <text:p>1014992</text:p>
          </table:table-cell>
          <table:table-cell table:formula="of:=[.D654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1548]-&gt;(?x2), (?x2)-[:Q872]-&gt;(?x3), (?x3)-[:Q1842]-&gt;(?x4) <text:s/>RETURN * LIMIT 100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15628" calcext:value-type="float">
            <text:p>1015628</text:p>
          </table:table-cell>
          <table:table-cell table:formula="of:=[.D65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133]-&gt;(?x), (?z)-[:Q112]-&gt;(?x), (?u)-[:Q942]-&gt;(?x), (?v)-[:Q1468]-&gt;(?x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16500" calcext:value-type="float">
            <text:p>1016500</text:p>
          </table:table-cell>
          <table:table-cell table:formula="of:=[.D65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091]-&gt;(?x2), (?x2)-[:Q2059]-&gt;(?x3), (?x3)-[:Q1013]-&gt;(?x4), (?x1)-[:Q139]-&gt;(?x4) <text:s/>RETURN * LIMIT 1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016808" calcext:value-type="float">
            <text:p>1016808</text:p>
          </table:table-cell>
          <table:table-cell table:formula="of:=[.D657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886]-&gt;(?x), (?z)-[:Q377]-&gt;(?x), (?x)-[:Q47]-&gt;(?v) <text:s/>RETURN * LIMIT 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017596" calcext:value-type="float">
            <text:p>1017596</text:p>
          </table:table-cell>
          <table:table-cell table:formula="of:=[.D658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487]-&gt;(?x2), (?x2)-[:Q1792]-&gt;(?x3), (?x3)-[:Q1615]-&gt;(?x4), (?x4)-[:Q46]-&gt;(?x5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17868" calcext:value-type="float">
            <text:p>1017868</text:p>
          </table:table-cell>
          <table:table-cell table:formula="of:=[.D659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2072]-&gt;(?x2), (?x2)-[:Q1408]-&gt;(?x3), (?x3)-[:Q725]-&gt;(?x4), (?x4)-[:Q781]-&gt;(?x1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22" calcext:value-type="float">
            <text:p>2.20E+01</text:p>
          </table:table-cell>
          <table:table-cell office:value-type="float" office:value="1019816" calcext:value-type="float">
            <text:p>1019816</text:p>
          </table:table-cell>
          <table:table-cell table:formula="of:=[.D660]/1000000" office:value-type="float" office:value="0.000022" calcext:value-type="float">
            <text:p>0.000022</text:p>
          </table:table-cell>
          <table:table-cell/>
        </table:table-row>
        <table:table-row table:style-name="ro1">
          <table:table-cell office:value-type="string" calcext:value-type="string">
            <text:p>'MATCH (?x1)-[:Q482]-&gt;(?x2), (?x2)-[:Q2093]-&gt;(?x3), (?x3)-[:Q1390]-&gt;(?x4), (?x4)-[:Q820]-&gt;(?x1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19868" calcext:value-type="float">
            <text:p>1019868</text:p>
          </table:table-cell>
          <table:table-cell table:formula="of:=[.D661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12]-&gt;(?y), (?x)-[:Q763]-&gt;(?z), (?x)-[:Q1453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020256" calcext:value-type="float">
            <text:p>1020256</text:p>
          </table:table-cell>
          <table:table-cell table:formula="of:=[.D662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962]-&gt;(?x2), (?x2)-[:Q886]-&gt;(?x3), (?x3)-[:Q393]-&gt;(?x4), (?x1)-[:Q1792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20672" calcext:value-type="float">
            <text:p>1020672</text:p>
          </table:table-cell>
          <table:table-cell table:formula="of:=[.D66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062]-&gt;(?x2), (?x2)-[:Q292]-&gt;(?x3), (?x3)-[:Q301]-&gt;(?x4), (?x1)-[:Q2027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30" calcext:value-type="float">
            <text:p>3.00E+01</text:p>
          </table:table-cell>
          <table:table-cell office:value-type="float" office:value="1021300" calcext:value-type="float">
            <text:p>1021300</text:p>
          </table:table-cell>
          <table:table-cell table:formula="of:=[.D664]/1000000" office:value-type="float" office:value="0.00003" calcext:value-type="float">
            <text:p>0.00003</text:p>
          </table:table-cell>
          <table:table-cell/>
        </table:table-row>
        <table:table-row table:style-name="ro1">
          <table:table-cell office:value-type="string" calcext:value-type="string">
            <text:p>'MATCH (?x)-[:Q1595]-&gt;(?y), (?x)-[:Q2085]-&gt;(?z), (?x)-[:Q1867]-&gt;(?u) <text:s/>RETURN * LIMIT 1000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OK</text:p>
          </table:table-cell>
          <table:table-cell office:value-type="float" office:value="31" calcext:value-type="float">
            <text:p>3.10E+01</text:p>
          </table:table-cell>
          <table:table-cell office:value-type="float" office:value="1028944" calcext:value-type="float">
            <text:p>1028944</text:p>
          </table:table-cell>
          <table:table-cell table:formula="of:=[.D665]/1000000" office:value-type="float" office:value="0.000031" calcext:value-type="float">
            <text:p>0.000031</text:p>
          </table:table-cell>
          <table:table-cell/>
        </table:table-row>
        <table:table-row table:style-name="ro1">
          <table:table-cell office:value-type="string" calcext:value-type="string">
            <text:p>'MATCH (?x1)-[:Q1524]-&gt;(?x2), (?x2)-[:Q2059]-&gt;(?x3), (?x3)-[:Q1013]-&gt;(?x4), (?x4)-[:Q1837]-&gt;(?x5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29524" calcext:value-type="float">
            <text:p>1029524</text:p>
          </table:table-cell>
          <table:table-cell table:formula="of:=[.D66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2020]-&gt;(?x2), (?x2)-[:Q997]-&gt;(?x3), (?x3)-[:Q44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29616" calcext:value-type="float">
            <text:p>1029616</text:p>
          </table:table-cell>
          <table:table-cell table:formula="of:=[.D66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2068]-&gt;(?x2), (?x2)-[:Q290]-&gt;(?x3), (?x3)-[:Q566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29636" calcext:value-type="float">
            <text:p>1029636</text:p>
          </table:table-cell>
          <table:table-cell table:formula="of:=[.D66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19]-&gt;(?x2), (?x2)-[:Q362]-&gt;(?x3), (?x3)-[:Q2020]-&gt;(?x4), (?x4)-[:Q372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29680" calcext:value-type="float">
            <text:p>1029680</text:p>
          </table:table-cell>
          <table:table-cell table:formula="of:=[.D66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84]-&gt;(?y), (?x)-[:Q1000]-&gt;(?z), (?x)-[:Q1161]-&gt;(?u), (?x)-[:Q1376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7" calcext:value-type="float">
            <text:p>1.70E+01</text:p>
          </table:table-cell>
          <table:table-cell office:value-type="float" office:value="1033416" calcext:value-type="float">
            <text:p>1033416</text:p>
          </table:table-cell>
          <table:table-cell table:formula="of:=[.D670]/1000000" office:value-type="float" office:value="0.000017" calcext:value-type="float">
            <text:p>0.000017</text:p>
          </table:table-cell>
          <table:table-cell/>
        </table:table-row>
        <table:table-row table:style-name="ro1">
          <table:table-cell office:value-type="string" calcext:value-type="string">
            <text:p>'MATCH (?x)-[:Q965]-&gt;(?y), (?x)-[:Q1910]-&gt;(?z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033508" calcext:value-type="float">
            <text:p>1033508</text:p>
          </table:table-cell>
          <table:table-cell table:formula="of:=[.D671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256]-&gt;(?x2), (?x1)-[:Q98]-&gt;(?x3), (?x4)-[:Q1842]-&gt;(?x2), (?x4)-[:Q226]-&gt;(?x3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17" calcext:value-type="float">
            <text:p>1.70E+01</text:p>
          </table:table-cell>
          <table:table-cell office:value-type="float" office:value="1035676" calcext:value-type="float">
            <text:p>1035676</text:p>
          </table:table-cell>
          <table:table-cell table:formula="of:=[.D672]/1000000" office:value-type="float" office:value="0.000017" calcext:value-type="float">
            <text:p>0.000017</text:p>
          </table:table-cell>
          <table:table-cell/>
        </table:table-row>
        <table:table-row table:style-name="ro1">
          <table:table-cell office:value-type="string" calcext:value-type="string">
            <text:p>'MATCH (?x1)-[:Q644]-&gt;(?x2), (?x2)-[:Q273]-&gt;(?x3), (?x3)-[:Q878]-&gt;(?x4), (?x1)-[:Q1526]-&gt;(?x4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1036056" calcext:value-type="float">
            <text:p>1036056</text:p>
          </table:table-cell>
          <table:table-cell table:formula="of:=[.D673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)-[:Q964]-&gt;(?y), (?x)-[:Q1942]-&gt;(?z), (?x)-[:Q1950]-&gt;(?u), (?x)-[:Q1909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36332" calcext:value-type="float">
            <text:p>1036332</text:p>
          </table:table-cell>
          <table:table-cell table:formula="of:=[.D67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2039]-&gt;(?y), (?x)-[:Q1100]-&gt;(?z), (?x)-[:Q679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36564" calcext:value-type="float">
            <text:p>1036564</text:p>
          </table:table-cell>
          <table:table-cell table:formula="of:=[.D675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498]-&gt;(?x2), (?x2)-[:Q471]-&gt;(?x3), (?x1)-[:Q2059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036840" calcext:value-type="float">
            <text:p>1036840</text:p>
          </table:table-cell>
          <table:table-cell table:formula="of:=[.D676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612]-&gt;(?x2), (?x2)-[:Q609]-&gt;(?x3), (?x3)-[:Q158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36960" calcext:value-type="float">
            <text:p>1036960</text:p>
          </table:table-cell>
          <table:table-cell table:formula="of:=[.D677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2021]-&gt;(?x), (?z)-[:Q497]-&gt;(?x), (?u)-[:Q301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37048" calcext:value-type="float">
            <text:p>1037048</text:p>
          </table:table-cell>
          <table:table-cell table:formula="of:=[.D67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610]-&gt;(?x), (?z)-[:Q1812]-&gt;(?x), (?u)-[:Q653]-&gt;(?x), (?v)-[:Q1515]-&gt;(?x) <text:s/>RETURN * LIMIT 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037320" calcext:value-type="float">
            <text:p>1037320</text:p>
          </table:table-cell>
          <table:table-cell table:formula="of:=[.D679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)-[:Q1819]-&gt;(?y), (?x)-[:Q36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037332" calcext:value-type="float">
            <text:p>1037332</text:p>
          </table:table-cell>
          <table:table-cell table:formula="of:=[.D680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1281]-&gt;(?x2), (?x1)-[:Q324]-&gt;(?x3), (?x2)-[:Q933]-&gt;(?x4), (?x3)-[:Q282]-&gt;(?x4) <text:s/>RETURN * LIMIT 1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  <table:table-cell office:value-type="float" office:value="22" calcext:value-type="float">
            <text:p>2.20E+01</text:p>
          </table:table-cell>
          <table:table-cell office:value-type="float" office:value="1037712" calcext:value-type="float">
            <text:p>1037712</text:p>
          </table:table-cell>
          <table:table-cell table:formula="of:=[.D681]/1000000" office:value-type="float" office:value="0.000022" calcext:value-type="float">
            <text:p>0.000022</text:p>
          </table:table-cell>
          <table:table-cell/>
        </table:table-row>
        <table:table-row table:style-name="ro1">
          <table:table-cell office:value-type="string" calcext:value-type="string">
            <text:p>'MATCH (?x)-[:Q584]-&gt;(?y), (?x)-[:Q546]-&gt;(?z), (?x)-[:Q676]-&gt;(?u), (?x)-[:Q149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24" calcext:value-type="float">
            <text:p>2.40E+01</text:p>
          </table:table-cell>
          <table:table-cell office:value-type="float" office:value="1042384" calcext:value-type="float">
            <text:p>1042384</text:p>
          </table:table-cell>
          <table:table-cell table:formula="of:=[.D682]/1000000" office:value-type="float" office:value="0.000024" calcext:value-type="float">
            <text:p>0.000024</text:p>
          </table:table-cell>
          <table:table-cell/>
        </table:table-row>
        <table:table-row table:style-name="ro1">
          <table:table-cell office:value-type="string" calcext:value-type="string">
            <text:p>'MATCH (?x1)-[:Q327]-&gt;(?x2), (?x2)-[:Q1382]-&gt;(?x3), (?x3)-[:Q1499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42416" calcext:value-type="float">
            <text:p>1042416</text:p>
          </table:table-cell>
          <table:table-cell table:formula="of:=[.D68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931]-&gt;(?x), (?z)-[:Q2051]-&gt;(?x), (?u)-[:Q1980]-&gt;(?x), (?v)-[:Q1979]-&gt;(?x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42436" calcext:value-type="float">
            <text:p>1042436</text:p>
          </table:table-cell>
          <table:table-cell table:formula="of:=[.D68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628]-&gt;(?x2), (?x2)-[:Q1567]-&gt;(?x3), (?x3)-[:Q1742]-&gt;(?x4), (?x4)-[:Q261]-&gt;(?x5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42560" calcext:value-type="float">
            <text:p>1042560</text:p>
          </table:table-cell>
          <table:table-cell table:formula="of:=[.D685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700]-&gt;(?x2), (?x2)-[:Q750]-&gt;(?x3) <text:s/>RETURN * LIMIT 100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42560" calcext:value-type="float">
            <text:p>1042560</text:p>
          </table:table-cell>
          <table:table-cell table:formula="of:=[.D68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580]-&gt;(?y), (?x)-[:Q1428]-&gt;(?z), (?x)-[:Q678]-&gt;(?u), (?x)-[:Q933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43032" calcext:value-type="float">
            <text:p>1043032</text:p>
          </table:table-cell>
          <table:table-cell table:formula="of:=[.D68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952]-&gt;(?x2), (?x2)-[:Q372]-&gt;(?x3), (?x3)-[:Q226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43152" calcext:value-type="float">
            <text:p>1043152</text:p>
          </table:table-cell>
          <table:table-cell table:formula="of:=[.D688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529]-&gt;(?x2), (?x2)-[:Q323]-&gt;(?x3), (?x3)-[:Q322]-&gt;(?x4), (?x4)-[:Q532]-&gt;(?x1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43304" calcext:value-type="float">
            <text:p>1043304</text:p>
          </table:table-cell>
          <table:table-cell table:formula="of:=[.D689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498]-&gt;(?x), (?z)-[:Q372]-&gt;(?x), (?x)-[:Q377]-&gt;(?u), (?x)-[:Q1236]-&gt;(?v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43524" calcext:value-type="float">
            <text:p>1043524</text:p>
          </table:table-cell>
          <table:table-cell table:formula="of:=[.D69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973]-&gt;(?x2), (?x1)-[:Q1942]-&gt;(?x3), (?x4)-[:Q443]-&gt;(?x2), (?x4)-[:Q22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.00E+00</text:p>
          </table:table-cell>
          <table:table-cell office:value-type="float" office:value="1043568" calcext:value-type="float">
            <text:p>1043568</text:p>
          </table:table-cell>
          <table:table-cell table:formula="of:=[.D691]/1000000" office:value-type="float" office:value="0.000004" calcext:value-type="float">
            <text:p>0.000004</text:p>
          </table:table-cell>
          <table:table-cell/>
        </table:table-row>
        <table:table-row table:style-name="ro1">
          <table:table-cell office:value-type="string" calcext:value-type="string">
            <text:p>'MATCH (?y)-[:Q1545]-&gt;(?x), (?z)-[:Q1419]-&gt;(?x), (?u)-[:Q788]-&gt;(?x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43652" calcext:value-type="float">
            <text:p>1043652</text:p>
          </table:table-cell>
          <table:table-cell table:formula="of:=[.D692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32]-&gt;(?x2), (?x2)-[:Q484]-&gt;(?x3), (?x1)-[:Q444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1043728" calcext:value-type="float">
            <text:p>1043728</text:p>
          </table:table-cell>
          <table:table-cell table:formula="of:=[.D693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312]-&gt;(?x2), (?x2)-[:Q1923]-&gt;(?x3), (?x3)-[:Q287]-&gt;(?x4), (?x1)-[:Q98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44168" calcext:value-type="float">
            <text:p>1044168</text:p>
          </table:table-cell>
          <table:table-cell table:formula="of:=[.D694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658]-&gt;(?x2), (?x1)-[:Q103]-&gt;(?x3), (?x2)-[:Q246]-&gt;(?x4), (?x3)-[:Q393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44348" calcext:value-type="float">
            <text:p>1044348</text:p>
          </table:table-cell>
          <table:table-cell table:formula="of:=[.D695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999]-&gt;(?x2), (?x1)-[:Q939]-&gt;(?x3), (?x2)-[:Q100]-&gt;(?x4), (?x3)-[:Q1923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44548" calcext:value-type="float">
            <text:p>1044548</text:p>
          </table:table-cell>
          <table:table-cell table:formula="of:=[.D69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371]-&gt;(?x2), (?x2)-[:Q579]-&gt;(?x3), (?x3)-[:Q1367]-&gt;(?x1) <text:s/>RETURN * LIMIT 10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44904" calcext:value-type="float">
            <text:p>1044904</text:p>
          </table:table-cell>
          <table:table-cell table:formula="of:=[.D69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1734]-&gt;(?y), (?x)-[:Q952]-&gt;(?z) <text:s/>RETURN * LIMIT 1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45040" calcext:value-type="float">
            <text:p>1045040</text:p>
          </table:table-cell>
          <table:table-cell table:formula="of:=[.D69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291]-&gt;(?x2), (?x2)-[:Q478]-&gt;(?x3), (?x3)-[:Q11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45040" calcext:value-type="float">
            <text:p>1045040</text:p>
          </table:table-cell>
          <table:table-cell table:formula="of:=[.D69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362]-&gt;(?y), (?x)-[:Q1377]-&gt;(?z), (?x)-[:Q85]-&gt;(?u), (?x)-[:Q1713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45140" calcext:value-type="float">
            <text:p>1045140</text:p>
          </table:table-cell>
          <table:table-cell table:formula="of:=[.D70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478]-&gt;(?x2), (?x2)-[:Q282]-&gt;(?x3), (?x1)-[:Q484]-&gt;(?x3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045604" calcext:value-type="float">
            <text:p>1045604</text:p>
          </table:table-cell>
          <table:table-cell table:formula="of:=[.D701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y)-[:Q850]-&gt;(?x), (?z)-[:Q497]-&gt;(?x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45608" calcext:value-type="float">
            <text:p>1045608</text:p>
          </table:table-cell>
          <table:table-cell table:formula="of:=[.D70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321]-&gt;(?x2), (?x2)-[:Q322]-&gt;(?x3), (?x3)-[:Q233]-&gt;(?x4), (?x1)-[:Q227]-&gt;(?x4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45644" calcext:value-type="float">
            <text:p>1045644</text:p>
          </table:table-cell>
          <table:table-cell table:formula="of:=[.D703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934]-&gt;(?x2), (?x2)-[:Q724]-&gt;(?x3), (?x3)-[:Q597]-&gt;(?x4), (?x4)-[:Q71]-&gt;(?x5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45712" calcext:value-type="float">
            <text:p>1045712</text:p>
          </table:table-cell>
          <table:table-cell table:formula="of:=[.D704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2044]-&gt;(?x2), (?x2)-[:Q1553]-&gt;(?x3), (?x3)-[:Q576]-&gt;(?x4), (?x4)-[:Q4]-&gt;(?x5) <text:s/>RETURN * LIMIT 1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045980" calcext:value-type="float">
            <text:p>1045980</text:p>
          </table:table-cell>
          <table:table-cell table:formula="of:=[.D705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420]-&gt;(?x2), (?x2)-[:Q292]-&gt;(?x3), (?x3)-[:Q432]-&gt;(?x1) <text:s/>RETURN * LIMIT 1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1046628" calcext:value-type="float">
            <text:p>1046628</text:p>
          </table:table-cell>
          <table:table-cell table:formula="of:=[.D706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y)-[:Q567]-&gt;(?x), (?z)-[:Q1553]-&gt;(?x), (?x)-[:Q1665]-&gt;(?v) <text:s/>RETURN * LIMIT 10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1047964" calcext:value-type="float">
            <text:p>1047964</text:p>
          </table:table-cell>
          <table:table-cell table:formula="of:=[.D707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y)-[:Q714]-&gt;(?x), (?z)-[:Q2067]-&gt;(?x), (?u)-[:Q1477]-&gt;(?x), (?v)-[:Q1303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47988" calcext:value-type="float">
            <text:p>1047988</text:p>
          </table:table-cell>
          <table:table-cell table:formula="of:=[.D708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537]-&gt;(?x2), (?x2)-[:Q51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048092" calcext:value-type="float">
            <text:p>1048092</text:p>
          </table:table-cell>
          <table:table-cell table:formula="of:=[.D709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896]-&gt;(?x), (?z)-[:Q377]-&gt;(?x) <text:s/>RETURN * LIMIT 1000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48100" calcext:value-type="float">
            <text:p>1048100</text:p>
          </table:table-cell>
          <table:table-cell table:formula="of:=[.D71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04]-&gt;(?y), (?x)-[:Q1304]-&gt;(?z) <text:s/>RETURN * LIMIT 100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048240" calcext:value-type="float">
            <text:p>1048240</text:p>
          </table:table-cell>
          <table:table-cell table:formula="of:=[.D711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326]-&gt;(?x), (?z)-[:Q1272]-&gt;(?x), (?u)-[:Q905]-&gt;(?x), (?v)-[:Q108]-&gt;(?x) <text:s/>RETURN * LIMIT 10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048688" calcext:value-type="float">
            <text:p>1048688</text:p>
          </table:table-cell>
          <table:table-cell table:formula="of:=[.D712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2031]-&gt;(?x2), (?x2)-[:Q283]-&gt;(?x3), (?x3)-[:Q377]-&gt;(?x4), (?x4)-[:Q2036]-&gt;(?x5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48776" calcext:value-type="float">
            <text:p>1048776</text:p>
          </table:table-cell>
          <table:table-cell table:formula="of:=[.D71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246]-&gt;(?x2), (?x1)-[:Q639]-&gt;(?x3), (?x4)-[:Q1385]-&gt;(?x2), (?x4)-[:Q134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5" calcext:value-type="float">
            <text:p>5.50E+01</text:p>
          </table:table-cell>
          <table:table-cell office:value-type="float" office:value="1057684" calcext:value-type="float">
            <text:p>1057684</text:p>
          </table:table-cell>
          <table:table-cell table:formula="of:=[.D714]/1000000" office:value-type="float" office:value="0.000055" calcext:value-type="float">
            <text:p>0.000055</text:p>
          </table:table-cell>
          <table:table-cell/>
        </table:table-row>
        <table:table-row table:style-name="ro1">
          <table:table-cell office:value-type="string" calcext:value-type="string">
            <text:p>'MATCH (?x)-[:Q1810]-&gt;(?y), (?x)-[:Q1169]-&gt;(?z), (?x)-[:Q603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57820" calcext:value-type="float">
            <text:p>1057820</text:p>
          </table:table-cell>
          <table:table-cell table:formula="of:=[.D715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4]-&gt;(?x2), (?x2)-[:Q15]-&gt;(?x3), (?x3)-[:Q16]-&gt;(?x4), (?x1)-[:Q2]-&gt;(?x4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1058008" calcext:value-type="float">
            <text:p>1058008</text:p>
          </table:table-cell>
          <table:table-cell table:formula="of:=[.D716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x1)-[:Q1219]-&gt;(?x2), (?x2)-[:Q273]-&gt;(?x3), (?x3)-[:Q1525]-&gt;(?x4), (?x4)-[:Q1153]-&gt;(?x1) <text:s/>RETURN * LIMIT 100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K</text:p>
          </table:table-cell>
          <table:table-cell office:value-type="float" office:value="22" calcext:value-type="float">
            <text:p>2.20E+01</text:p>
          </table:table-cell>
          <table:table-cell office:value-type="float" office:value="1060252" calcext:value-type="float">
            <text:p>1060252</text:p>
          </table:table-cell>
          <table:table-cell table:formula="of:=[.D717]/1000000" office:value-type="float" office:value="0.000022" calcext:value-type="float">
            <text:p>0.000022</text:p>
          </table:table-cell>
          <table:table-cell/>
        </table:table-row>
        <table:table-row table:style-name="ro1">
          <table:table-cell office:value-type="string" calcext:value-type="string">
            <text:p>'MATCH (?x)-[:Q492]-&gt;(?y), (?x)-[:Q606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60460" calcext:value-type="float">
            <text:p>1060460</text:p>
          </table:table-cell>
          <table:table-cell table:formula="of:=[.D71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2094]-&gt;(?x2), (?x2)-[:Q310]-&gt;(?x3), (?x3)-[:Q161]-&gt;(?x4), (?x4)-[:Q108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1061140" calcext:value-type="float">
            <text:p>1061140</text:p>
          </table:table-cell>
          <table:table-cell table:formula="of:=[.D719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x1)-[:Q825]-&gt;(?x2), (?x2)-[:Q2006]-&gt;(?x3), (?x3)-[:Q5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61328" calcext:value-type="float">
            <text:p>1061328</text:p>
          </table:table-cell>
          <table:table-cell table:formula="of:=[.D720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408]-&gt;(?x2), (?x2)-[:Q1376]-&gt;(?x3), (?x1)-[:Q42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58" calcext:value-type="float">
            <text:p>1.58E+02</text:p>
          </table:table-cell>
          <table:table-cell office:value-type="float" office:value="1085376" calcext:value-type="float">
            <text:p>1085376</text:p>
          </table:table-cell>
          <table:table-cell table:formula="of:=[.D721]/1000000" office:value-type="float" office:value="0.000158" calcext:value-type="float">
            <text:p>0.000158</text:p>
          </table:table-cell>
          <table:table-cell/>
        </table:table-row>
        <table:table-row table:style-name="ro1">
          <table:table-cell office:value-type="string" calcext:value-type="string">
            <text:p>'MATCH (?x)-[:Q1828]-&gt;(?y), (?x)-[:Q233]-&gt;(?z), (?x)-[:Q195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85576" calcext:value-type="float">
            <text:p>1085576</text:p>
          </table:table-cell>
          <table:table-cell table:formula="of:=[.D72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1176]-&gt;(?x), (?z)-[:Q275]-&gt;(?x), (?x)-[:Q864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85812" calcext:value-type="float">
            <text:p>1085812</text:p>
          </table:table-cell>
          <table:table-cell table:formula="of:=[.D72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950]-&gt;(?x2), (?x2)-[:Q1942]-&gt;(?x3), (?x3)-[:Q973]-&gt;(?x4), (?x1)-[:Q56]-&gt;(?x4) <text:s/>RETURN * LIMIT 1000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OK</text:p>
          </table:table-cell>
          <table:table-cell office:value-type="float" office:value="26" calcext:value-type="float">
            <text:p>2.60E+01</text:p>
          </table:table-cell>
          <table:table-cell office:value-type="float" office:value="1088844" calcext:value-type="float">
            <text:p>1088844</text:p>
          </table:table-cell>
          <table:table-cell table:formula="of:=[.D724]/1000000" office:value-type="float" office:value="0.000026" calcext:value-type="float">
            <text:p>0.000026</text:p>
          </table:table-cell>
          <table:table-cell/>
        </table:table-row>
        <table:table-row table:style-name="ro1">
          <table:table-cell office:value-type="string" calcext:value-type="string">
            <text:p>'MATCH (?x)-[:Q1770]-&gt;(?y), (?x)-[:Q1012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88952" calcext:value-type="float">
            <text:p>1088952</text:p>
          </table:table-cell>
          <table:table-cell table:formula="of:=[.D725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114]-&gt;(?x), (?z)-[:Q1672]-&gt;(?x) <text:s/>RETURN * LIMIT 100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89080" calcext:value-type="float">
            <text:p>1089080</text:p>
          </table:table-cell>
          <table:table-cell table:formula="of:=[.D726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566]-&gt;(?x2), (?x2)-[:Q1634]-&gt;(?x3), (?x3)-[:Q933]-&gt;(?x4), (?x4)-[:Q8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1089828" calcext:value-type="float">
            <text:p>1089828</text:p>
          </table:table-cell>
          <table:table-cell table:formula="of:=[.D727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1)-[:Q1044]-&gt;(?x2), (?x2)-[:Q1117]-&gt;(?x3), (?x1)-[:Q1848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089848" calcext:value-type="float">
            <text:p>1089848</text:p>
          </table:table-cell>
          <table:table-cell table:formula="of:=[.D72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39]-&gt;(?x2), (?x2)-[:Q444]-&gt;(?x3), (?x3)-[:Q112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6" calcext:value-type="float">
            <text:p>6.60E+01</text:p>
          </table:table-cell>
          <table:table-cell office:value-type="float" office:value="1098312" calcext:value-type="float">
            <text:p>1098312</text:p>
          </table:table-cell>
          <table:table-cell table:formula="of:=[.D729]/1000000" office:value-type="float" office:value="0.000066" calcext:value-type="float">
            <text:p>0.000066</text:p>
          </table:table-cell>
          <table:table-cell/>
        </table:table-row>
        <table:table-row table:style-name="ro1">
          <table:table-cell office:value-type="string" calcext:value-type="string">
            <text:p>'MATCH (?x1)-[:Q1612]-&gt;(?x2), (?x1)-[:Q2059]-&gt;(?x3), (?x2)-[:Q618]-&gt;(?x4), (?x3)-[:Q1013]-&gt;(?x4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98492" calcext:value-type="float">
            <text:p>1098492</text:p>
          </table:table-cell>
          <table:table-cell table:formula="of:=[.D73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362]-&gt;(?x2), (?x1)-[:Q1465]-&gt;(?x3), (?x4)-[:Q280]-&gt;(?x2), (?x4)-[:Q310]-&gt;(?x3) <text:s/>RETURN * LIMIT 100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98504" calcext:value-type="float">
            <text:p>1098504</text:p>
          </table:table-cell>
          <table:table-cell table:formula="of:=[.D731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817]-&gt;(?y), (?x)-[:Q1436]-&gt;(?z), (?x)-[:Q46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99156" calcext:value-type="float">
            <text:p>1099156</text:p>
          </table:table-cell>
          <table:table-cell table:formula="of:=[.D73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289]-&gt;(?x2), (?x2)-[:Q2075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99196" calcext:value-type="float">
            <text:p>1099196</text:p>
          </table:table-cell>
          <table:table-cell table:formula="of:=[.D73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652]-&gt;(?x2), (?x2)-[:Q498]-&gt;(?x3), (?x3)-[:Q1236]-&gt;(?x4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099204" calcext:value-type="float">
            <text:p>1099204</text:p>
          </table:table-cell>
          <table:table-cell table:formula="of:=[.D734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044]-&gt;(?x2), (?x2)-[:Q1973]-&gt;(?x3), (?x1)-[:Q32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099208" calcext:value-type="float">
            <text:p>1099208</text:p>
          </table:table-cell>
          <table:table-cell table:formula="of:=[.D735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629]-&gt;(?x), (?z)-[:Q1144]-&gt;(?x), (?u)-[:Q1247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099244" calcext:value-type="float">
            <text:p>1099244</text:p>
          </table:table-cell>
          <table:table-cell table:formula="of:=[.D73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350]-&gt;(?y), (?x)-[:Q407]-&gt;(?z), (?x)-[:Q45]-&gt;(?u), (?x)-[:Q1665]-&gt;(?v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099540" calcext:value-type="float">
            <text:p>1099540</text:p>
          </table:table-cell>
          <table:table-cell table:formula="of:=[.D73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1825]-&gt;(?x), (?z)-[:Q631]-&gt;(?x), (?u)-[:Q1643]-&gt;(?x) <text:s/>RETURN * LIMIT 1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099940" calcext:value-type="float">
            <text:p>1099940</text:p>
          </table:table-cell>
          <table:table-cell table:formula="of:=[.D738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963]-&gt;(?x), (?z)-[:Q233]-&gt;(?x), (?u)-[:Q1408]-&gt;(?x), (?v)-[:Q1956]-&gt;(?x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100296" calcext:value-type="float">
            <text:p>1100296</text:p>
          </table:table-cell>
          <table:table-cell table:formula="of:=[.D739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612]-&gt;(?x2), (?x1)-[:Q1252]-&gt;(?x3), (?x4)-[:Q569]-&gt;(?x2), (?x4)-[:Q313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.90E+01</text:p>
          </table:table-cell>
          <table:table-cell office:value-type="float" office:value="1102104" calcext:value-type="float">
            <text:p>1102104</text:p>
          </table:table-cell>
          <table:table-cell table:formula="of:=[.D740]/1000000" office:value-type="float" office:value="0.000019" calcext:value-type="float">
            <text:p>0.000019</text:p>
          </table:table-cell>
          <table:table-cell/>
        </table:table-row>
        <table:table-row table:style-name="ro1">
          <table:table-cell office:value-type="string" calcext:value-type="string">
            <text:p>'MATCH (?x1)-[:Q324]-&gt;(?x2), (?x2)-[:Q412]-&gt;(?x3), (?x3)-[:Q89]-&gt;(?x4), (?x1)-[:Q933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1102652" calcext:value-type="float">
            <text:p>1102652</text:p>
          </table:table-cell>
          <table:table-cell table:formula="of:=[.D741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y)-[:Q690]-&gt;(?x), (?z)-[:Q2000]-&gt;(?x), (?u)-[:Q1781]-&gt;(?x), (?v)-[:Q363]-&gt;(?x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02792" calcext:value-type="float">
            <text:p>1102792</text:p>
          </table:table-cell>
          <table:table-cell table:formula="of:=[.D742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634]-&gt;(?x2), (?x2)-[:Q1441]-&gt;(?x3), (?x3)-[:Q470]-&gt;(?x4) <text:s/>RETURN * LIMIT 10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02792" calcext:value-type="float">
            <text:p>1102792</text:p>
          </table:table-cell>
          <table:table-cell table:formula="of:=[.D74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707]-&gt;(?x2), (?x1)-[:Q541]-&gt;(?x3), (?x4)-[:Q226]-&gt;(?x2), (?x4)-[:Q933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103244" calcext:value-type="float">
            <text:p>1103244</text:p>
          </table:table-cell>
          <table:table-cell table:formula="of:=[.D744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176]-&gt;(?x2), (?x2)-[:Q2094]-&gt;(?x3), (?x3)-[:Q273]-&gt;(?x4), (?x4)-[:Q209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03364" calcext:value-type="float">
            <text:p>1103364</text:p>
          </table:table-cell>
          <table:table-cell table:formula="of:=[.D745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28]-&gt;(?y), (?x)-[:Q75]-&gt;(?z), (?x)-[:Q737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03388" calcext:value-type="float">
            <text:p>1103388</text:p>
          </table:table-cell>
          <table:table-cell table:formula="of:=[.D746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758]-&gt;(?x), (?z)-[:Q902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03412" calcext:value-type="float">
            <text:p>1103412</text:p>
          </table:table-cell>
          <table:table-cell table:formula="of:=[.D747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340]-&gt;(?x2), (?x2)-[:Q1236]-&gt;(?x3), (?x3)-[:Q89]-&gt;(?x4), (?x4)-[:Q1268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1104148" calcext:value-type="float">
            <text:p>1104148</text:p>
          </table:table-cell>
          <table:table-cell table:formula="of:=[.D748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x)-[:Q1568]-&gt;(?y), (?x)-[:Q31]-&gt;(?z), (?x)-[:Q371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04176" calcext:value-type="float">
            <text:p>1104176</text:p>
          </table:table-cell>
          <table:table-cell table:formula="of:=[.D749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)-[:Q1243]-&gt;(?y), (?x)-[:Q539]-&gt;(?z), (?x)-[:Q1186]-&gt;(?u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04244" calcext:value-type="float">
            <text:p>1104244</text:p>
          </table:table-cell>
          <table:table-cell table:formula="of:=[.D750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420]-&gt;(?x2), (?x2)-[:Q406]-&gt;(?x3), (?x3)-[:Q432]-&gt;(?x4), (?x4)-[:Q726]-&gt;(?x1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26" calcext:value-type="float">
            <text:p>2.60E+01</text:p>
          </table:table-cell>
          <table:table-cell office:value-type="float" office:value="1104244" calcext:value-type="float">
            <text:p>1104244</text:p>
          </table:table-cell>
          <table:table-cell table:formula="of:=[.D751]/1000000" office:value-type="float" office:value="0.000026" calcext:value-type="float">
            <text:p>0.000026</text:p>
          </table:table-cell>
          <table:table-cell/>
        </table:table-row>
        <table:table-row table:style-name="ro1">
          <table:table-cell office:value-type="string" calcext:value-type="string">
            <text:p>'MATCH (?x1)-[:Q1577]-&gt;(?x2), (?x2)-[:Q355]-&gt;(?x3), (?x1)-[:Q233]-&gt;(?x3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31" calcext:value-type="float">
            <text:p>3.10E+01</text:p>
          </table:table-cell>
          <table:table-cell office:value-type="float" office:value="1106004" calcext:value-type="float">
            <text:p>1106004</text:p>
          </table:table-cell>
          <table:table-cell table:formula="of:=[.D752]/1000000" office:value-type="float" office:value="0.000031" calcext:value-type="float">
            <text:p>0.000031</text:p>
          </table:table-cell>
          <table:table-cell/>
        </table:table-row>
        <table:table-row table:style-name="ro1">
          <table:table-cell office:value-type="string" calcext:value-type="string">
            <text:p>'MATCH (?y)-[:Q2044]-&gt;(?x), (?z)-[:Q2020]-&gt;(?x), (?x)-[:Q317]-&gt;(?v) <text:s/>RETURN * LIMIT 1000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06244" calcext:value-type="float">
            <text:p>1106244</text:p>
          </table:table-cell>
          <table:table-cell table:formula="of:=[.D753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y)-[:Q470]-&gt;(?x), (?z)-[:Q426]-&gt;(?x), (?u)-[:Q377]-&gt;(?x), (?v)-[:Q372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106808" calcext:value-type="float">
            <text:p>1106808</text:p>
          </table:table-cell>
          <table:table-cell table:formula="of:=[.D754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412]-&gt;(?x2), (?x2)-[:Q2059]-&gt;(?x3), (?x3)-[:Q1454]-&gt;(?x4), (?x4)-[:Q997]-&gt;(?x5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107024" calcext:value-type="float">
            <text:p>1107024</text:p>
          </table:table-cell>
          <table:table-cell table:formula="of:=[.D755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471]-&gt;(?x2), (?x2)-[:Q541]-&gt;(?x3), (?x3)-[:Q470]-&gt;(?x1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60" calcext:value-type="float">
            <text:p>6.00E+01</text:p>
          </table:table-cell>
          <table:table-cell office:value-type="float" office:value="1108156" calcext:value-type="float">
            <text:p>1108156</text:p>
          </table:table-cell>
          <table:table-cell table:formula="of:=[.D756]/1000000" office:value-type="float" office:value="0.00006" calcext:value-type="float">
            <text:p>0.00006</text:p>
          </table:table-cell>
          <table:table-cell/>
        </table:table-row>
        <table:table-row table:style-name="ro1">
          <table:table-cell office:value-type="string" calcext:value-type="string">
            <text:p>'MATCH (?y)-[:Q726]-&gt;(?x), (?z)-[:Q283]-&gt;(?x), (?x)-[:Q1559]-&gt;(?v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108212" calcext:value-type="float">
            <text:p>1108212</text:p>
          </table:table-cell>
          <table:table-cell table:formula="of:=[.D75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952]-&gt;(?y), (?x)-[:Q2067]-&gt;(?z), (?x)-[:Q566]-&gt;(?u), (?x)-[:Q1385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08664" calcext:value-type="float">
            <text:p>1108664</text:p>
          </table:table-cell>
          <table:table-cell table:formula="of:=[.D75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982]-&gt;(?x2), (?x1)-[:Q933]-&gt;(?x3), (?x2)-[:Q363]-&gt;(?x4), (?x3)-[:Q1596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1109900" calcext:value-type="float">
            <text:p>1109900</text:p>
          </table:table-cell>
          <table:table-cell table:formula="of:=[.D759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x1)-[:Q1291]-&gt;(?x2), (?x2)-[:Q10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09908" calcext:value-type="float">
            <text:p>1109908</text:p>
          </table:table-cell>
          <table:table-cell table:formula="of:=[.D760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449]-&gt;(?x2), (?x2)-[:Q436]-&gt;(?x3), (?x3)-[:Q139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10160" calcext:value-type="float">
            <text:p>1110160</text:p>
          </table:table-cell>
          <table:table-cell table:formula="of:=[.D76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748]-&gt;(?y), (?x)-[:Q1293]-&gt;(?z), (?x)-[:Q1072]-&gt;(?u), (?x)-[:Q1621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10528" calcext:value-type="float">
            <text:p>1110528</text:p>
          </table:table-cell>
          <table:table-cell table:formula="of:=[.D762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y)-[:Q778]-&gt;(?x), (?z)-[:Q357]-&gt;(?x), (?x)-[:Q1897]-&gt;(?u), (?x)-[:Q1640]-&gt;(?v) <text:s/>RETURN * LIMIT 1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110752" calcext:value-type="float">
            <text:p>1110752</text:p>
          </table:table-cell>
          <table:table-cell table:formula="of:=[.D763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)-[:Q843]-&gt;(?y), (?x)-[:Q712]-&gt;(?z), (?x)-[:Q47]-&gt;(?u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21" calcext:value-type="float">
            <text:p>2.10E+01</text:p>
          </table:table-cell>
          <table:table-cell office:value-type="float" office:value="1113364" calcext:value-type="float">
            <text:p>1113364</text:p>
          </table:table-cell>
          <table:table-cell table:formula="of:=[.D764]/1000000" office:value-type="float" office:value="0.000021" calcext:value-type="float">
            <text:p>0.000021</text:p>
          </table:table-cell>
          <table:table-cell/>
        </table:table-row>
        <table:table-row table:style-name="ro1">
          <table:table-cell office:value-type="string" calcext:value-type="string">
            <text:p>'MATCH (?y)-[:Q767]-&gt;(?x), (?z)-[:Q407]-&gt;(?x), (?x)-[:Q1282]-&gt;(?u), (?x)-[:Q52]-&gt;(?v) <text:s/>RETURN * LIMIT 1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113548" calcext:value-type="float">
            <text:p>1113548</text:p>
          </table:table-cell>
          <table:table-cell table:formula="of:=[.D76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724]-&gt;(?x), (?z)-[:Q1938]-&gt;(?x), (?x)-[:Q1197]-&gt;(?u), (?x)-[:Q713]-&gt;(?v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13572" calcext:value-type="float">
            <text:p>1113572</text:p>
          </table:table-cell>
          <table:table-cell table:formula="of:=[.D766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417]-&gt;(?x), (?z)-[:Q357]-&gt;(?x), (?x)-[:Q854]-&gt;(?u), (?x)-[:Q1463]-&gt;(?v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13616" calcext:value-type="float">
            <text:p>1113616</text:p>
          </table:table-cell>
          <table:table-cell table:formula="of:=[.D767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948]-&gt;(?x2), (?x2)-[:Q2098]-&gt;(?x3), (?x3)-[:Q98]-&gt;(?x4), (?x4)-[:Q202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13660" calcext:value-type="float">
            <text:p>1113660</text:p>
          </table:table-cell>
          <table:table-cell table:formula="of:=[.D768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164]-&gt;(?x2), (?x1)-[:Q393]-&gt;(?x3), (?x4)-[:Q1889]-&gt;(?x2), (?x4)-[:Q933]-&gt;(?x3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113760" calcext:value-type="float">
            <text:p>1113760</text:p>
          </table:table-cell>
          <table:table-cell table:formula="of:=[.D769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394]-&gt;(?x2), (?x2)-[:Q301]-&gt;(?x3), (?x3)-[:Q541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13792" calcext:value-type="float">
            <text:p>1113792</text:p>
          </table:table-cell>
          <table:table-cell table:formula="of:=[.D770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536]-&gt;(?y), (?x)-[:Q222]-&gt;(?z) <text:s/>RETURN * LIMIT 1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14248" calcext:value-type="float">
            <text:p>1114248</text:p>
          </table:table-cell>
          <table:table-cell table:formula="of:=[.D771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302]-&gt;(?x2), (?x1)-[:Q1252]-&gt;(?x3), (?x4)-[:Q1861]-&gt;(?x2), (?x4)-[:Q313]-&gt;(?x3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114760" calcext:value-type="float">
            <text:p>1114760</text:p>
          </table:table-cell>
          <table:table-cell table:formula="of:=[.D77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753]-&gt;(?x), (?z)-[:Q373]-&gt;(?x), (?u)-[:Q367]-&gt;(?x) <text:s/>RETURN * LIMIT 10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14784" calcext:value-type="float">
            <text:p>1114784</text:p>
          </table:table-cell>
          <table:table-cell table:formula="of:=[.D773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841]-&gt;(?x), (?z)-[:Q1145]-&gt;(?x) <text:s/>RETURN * LIMIT 1000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115144" calcext:value-type="float">
            <text:p>1115144</text:p>
          </table:table-cell>
          <table:table-cell table:formula="of:=[.D774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236]-&gt;(?x2), (?x2)-[:Q767]-&gt;(?x3), (?x3)-[:Q766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115288" calcext:value-type="float">
            <text:p>1115288</text:p>
          </table:table-cell>
          <table:table-cell table:formula="of:=[.D775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226]-&gt;(?x2), (?x2)-[:Q541]-&gt;(?x3), (?x3)-[:Q1268]-&gt;(?x4), (?x4)-[:Q684]-&gt;(?x1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1115924" calcext:value-type="float">
            <text:p>1115924</text:p>
          </table:table-cell>
          <table:table-cell table:formula="of:=[.D776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y)-[:Q1349]-&gt;(?x), (?z)-[:Q1155]-&gt;(?x) <text:s/>RETURN * LIMIT 100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116208" calcext:value-type="float">
            <text:p>1116208</text:p>
          </table:table-cell>
          <table:table-cell table:formula="of:=[.D777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1)-[:Q159]-&gt;(?x2), (?x1)-[:Q158]-&gt;(?x3), (?x4)-[:Q162]-&gt;(?x2), (?x4)-[:Q269]-&gt;(?x3) <text:s/>RETURN * LIMIT 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16280" calcext:value-type="float">
            <text:p>1116280</text:p>
          </table:table-cell>
          <table:table-cell table:formula="of:=[.D77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1145]-&gt;(?y), (?x)-[:Q106]-&gt;(?z), (?x)-[:Q464]-&gt;(?u), (?x)-[:Q1595]-&gt;(?v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16344" calcext:value-type="float">
            <text:p>1116344</text:p>
          </table:table-cell>
          <table:table-cell table:formula="of:=[.D77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557]-&gt;(?x2), (?x2)-[:Q1251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16408" calcext:value-type="float">
            <text:p>1116408</text:p>
          </table:table-cell>
          <table:table-cell table:formula="of:=[.D780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081]-&gt;(?y), (?x)-[:Q389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16564" calcext:value-type="float">
            <text:p>1116564</text:p>
          </table:table-cell>
          <table:table-cell table:formula="of:=[.D781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328]-&gt;(?x2), (?x1)-[:Q1441]-&gt;(?x3), (?x2)-[:Q1948]-&gt;(?x4), (?x3)-[:Q1454]-&gt;(?x4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.90E+01</text:p>
          </table:table-cell>
          <table:table-cell office:value-type="float" office:value="1116652" calcext:value-type="float">
            <text:p>1116652</text:p>
          </table:table-cell>
          <table:table-cell table:formula="of:=[.D782]/1000000" office:value-type="float" office:value="0.000019" calcext:value-type="float">
            <text:p>0.000019</text:p>
          </table:table-cell>
          <table:table-cell/>
        </table:table-row>
        <table:table-row table:style-name="ro1">
          <table:table-cell office:value-type="string" calcext:value-type="string">
            <text:p>'MATCH (?y)-[:Q1942]-&gt;(?x), (?z)-[:Q1292]-&gt;(?x), (?x)-[:Q467]-&gt;(?v) <text:s/>RETURN * LIMIT 1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16716" calcext:value-type="float">
            <text:p>1116716</text:p>
          </table:table-cell>
          <table:table-cell table:formula="of:=[.D783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)-[:Q490]-&gt;(?y), (?x)-[:Q1834]-&gt;(?z), (?x)-[:Q830]-&gt;(?u), (?x)-[:Q1575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7" calcext:value-type="float">
            <text:p>1.70E+01</text:p>
          </table:table-cell>
          <table:table-cell office:value-type="float" office:value="1118736" calcext:value-type="float">
            <text:p>1118736</text:p>
          </table:table-cell>
          <table:table-cell table:formula="of:=[.D784]/1000000" office:value-type="float" office:value="0.000017" calcext:value-type="float">
            <text:p>0.000017</text:p>
          </table:table-cell>
          <table:table-cell/>
        </table:table-row>
        <table:table-row table:style-name="ro1">
          <table:table-cell office:value-type="string" calcext:value-type="string">
            <text:p>'MATCH (?y)-[:Q1914]-&gt;(?x), (?z)-[:Q1088]-&gt;(?x), (?u)-[:Q995]-&gt;(?x), (?v)-[:Q1676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18788" calcext:value-type="float">
            <text:p>1118788</text:p>
          </table:table-cell>
          <table:table-cell table:formula="of:=[.D785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432]-&gt;(?x), (?z)-[:Q576]-&gt;(?x), (?x)-[:Q713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23" calcext:value-type="float">
            <text:p>2.30E+01</text:p>
          </table:table-cell>
          <table:table-cell office:value-type="float" office:value="1123080" calcext:value-type="float">
            <text:p>1123080</text:p>
          </table:table-cell>
          <table:table-cell table:formula="of:=[.D786]/1000000" office:value-type="float" office:value="0.000023" calcext:value-type="float">
            <text:p>0.000023</text:p>
          </table:table-cell>
          <table:table-cell/>
        </table:table-row>
        <table:table-row table:style-name="ro1">
          <table:table-cell office:value-type="string" calcext:value-type="string">
            <text:p>'MATCH (?x1)-[:Q114]-&gt;(?x2), (?x1)-[:Q1553]-&gt;(?x3), (?x4)-[:Q287]-&gt;(?x2), (?x4)-[:Q1929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123116" calcext:value-type="float">
            <text:p>1123116</text:p>
          </table:table-cell>
          <table:table-cell table:formula="of:=[.D787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x1)-[:Q125]-&gt;(?x2), (?x2)-[:Q1391]-&gt;(?x3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23220" calcext:value-type="float">
            <text:p>1123220</text:p>
          </table:table-cell>
          <table:table-cell table:formula="of:=[.D788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)-[:Q1911]-&gt;(?y), (?x)-[:Q914]-&gt;(?z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23256" calcext:value-type="float">
            <text:p>1123256</text:p>
          </table:table-cell>
          <table:table-cell table:formula="of:=[.D78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1955]-&gt;(?y), (?x)-[:Q38]-&gt;(?z) <text:s/>RETURN * LIMIT 1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23400" calcext:value-type="float">
            <text:p>1123400</text:p>
          </table:table-cell>
          <table:table-cell table:formula="of:=[.D79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1111]-&gt;(?y), (?x)-[:Q746]-&gt;(?z), (?x)-[:Q446]-&gt;(?u), (?x)-[:Q1050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23508" calcext:value-type="float">
            <text:p>1123508</text:p>
          </table:table-cell>
          <table:table-cell table:formula="of:=[.D79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441]-&gt;(?x2), (?x2)-[:Q1454]-&gt;(?x3), (?x3)-[:Q317]-&gt;(?x4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1123556" calcext:value-type="float">
            <text:p>1123556</text:p>
          </table:table-cell>
          <table:table-cell table:formula="of:=[.D792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x1)-[:Q820]-&gt;(?x2), (?x2)-[:Q719]-&gt;(?x3), (?x3)-[:Q482]-&gt;(?x4), (?x4)-[:Q697]-&gt;(?x5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1123956" calcext:value-type="float">
            <text:p>1123956</text:p>
          </table:table-cell>
          <table:table-cell table:formula="of:=[.D793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391]-&gt;(?x2), (?x2)-[:Q1376]-&gt;(?x3), (?x3)-[:Q250]-&gt;(?x1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24008" calcext:value-type="float">
            <text:p>1124008</text:p>
          </table:table-cell>
          <table:table-cell table:formula="of:=[.D794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134]-&gt;(?y), (?x)-[:Q425]-&gt;(?z) <text:s/>RETURN * LIMIT 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24024" calcext:value-type="float">
            <text:p>1124024</text:p>
          </table:table-cell>
          <table:table-cell table:formula="of:=[.D795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482]-&gt;(?x), (?z)-[:Q193]-&gt;(?x), (?x)-[:Q599]-&gt;(?u), (?x)-[:Q47]-&gt;(?v) <text:s/>RETURN * LIMIT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24124" calcext:value-type="float">
            <text:p>1124124</text:p>
          </table:table-cell>
          <table:table-cell table:formula="of:=[.D79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)-[:Q1092]-&gt;(?y), (?x)-[:Q2028]-&gt;(?z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24276" calcext:value-type="float">
            <text:p>1124276</text:p>
          </table:table-cell>
          <table:table-cell table:formula="of:=[.D79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480]-&gt;(?x), (?z)-[:Q831]-&gt;(?x), (?u)-[:Q976]-&gt;(?x) <text:s/>RETURN * LIMIT 100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24344" calcext:value-type="float">
            <text:p>1124344</text:p>
          </table:table-cell>
          <table:table-cell table:formula="of:=[.D79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949]-&gt;(?x2), (?x1)-[:Q1268]-&gt;(?x3), (?x2)-[:Q355]-&gt;(?x4), (?x3)-[:Q290]-&gt;(?x4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35" calcext:value-type="float">
            <text:p>3.50E+01</text:p>
          </table:table-cell>
          <table:table-cell office:value-type="float" office:value="1126036" calcext:value-type="float">
            <text:p>1126036</text:p>
          </table:table-cell>
          <table:table-cell table:formula="of:=[.D799]/1000000" office:value-type="float" office:value="0.000035" calcext:value-type="float">
            <text:p>0.000035</text:p>
          </table:table-cell>
          <table:table-cell/>
        </table:table-row>
        <table:table-row table:style-name="ro1">
          <table:table-cell office:value-type="string" calcext:value-type="string">
            <text:p>'MATCH (?x1)-[:Q323]-&gt;(?x2), (?x2)-[:Q886]-&gt;(?x3), (?x3)-[:Q1980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26068" calcext:value-type="float">
            <text:p>1126068</text:p>
          </table:table-cell>
          <table:table-cell table:formula="of:=[.D800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538]-&gt;(?x2), (?x1)-[:Q107]-&gt;(?x3), (?x4)-[:Q191]-&gt;(?x2), (?x4)-[:Q1376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26112" calcext:value-type="float">
            <text:p>1126112</text:p>
          </table:table-cell>
          <table:table-cell table:formula="of:=[.D801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649]-&gt;(?x), (?z)-[:Q301]-&gt;(?x), (?x)-[:Q1579]-&gt;(?v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126124" calcext:value-type="float">
            <text:p>1126124</text:p>
          </table:table-cell>
          <table:table-cell table:formula="of:=[.D802]/1000000" office:value-type="float" office:value="0.000009" calcext:value-type="float">
            <text:p>0.000009</text:p>
          </table:table-cell>
          <table:table-cell/>
        </table:table-row>
        <table:table-row table:style-name="ro1">
          <table:table-cell office:value-type="string" calcext:value-type="string">
            <text:p>'MATCH (?y)-[:Q443]-&gt;(?x), (?z)-[:Q283]-&gt;(?x), (?x)-[:Q282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.00E+00</text:p>
          </table:table-cell>
          <table:table-cell office:value-type="float" office:value="1126128" calcext:value-type="float">
            <text:p>1126128</text:p>
          </table:table-cell>
          <table:table-cell table:formula="of:=[.D803]/1000000" office:value-type="float" office:value="0.000004" calcext:value-type="float">
            <text:p>0.000004</text:p>
          </table:table-cell>
          <table:table-cell/>
        </table:table-row>
        <table:table-row table:style-name="ro1">
          <table:table-cell office:value-type="string" calcext:value-type="string">
            <text:p>'MATCH (?x)-[:Q1850]-&gt;(?y), (?x)-[:Q1828]-&gt;(?z), (?x)-[:Q20]-&gt;(?u), (?x)-[:Q728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26144" calcext:value-type="float">
            <text:p>1126144</text:p>
          </table:table-cell>
          <table:table-cell table:formula="of:=[.D804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)-[:Q660]-&gt;(?y), (?x)-[:Q1918]-&gt;(?z) <text:s/>RETURN * LIMIT 1000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126236" calcext:value-type="float">
            <text:p>1126236</text:p>
          </table:table-cell>
          <table:table-cell table:formula="of:=[.D805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x)-[:Q349]-&gt;(?y), (?x)-[:Q1999]-&gt;(?z), (?x)-[:Q1809]-&gt;(?u) <text:s/>RETURN * LIMIT 10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K</text:p>
          </table:table-cell>
          <table:table-cell office:value-type="float" office:value="14" calcext:value-type="float">
            <text:p>1.40E+01</text:p>
          </table:table-cell>
          <table:table-cell office:value-type="float" office:value="1127332" calcext:value-type="float">
            <text:p>1127332</text:p>
          </table:table-cell>
          <table:table-cell table:formula="of:=[.D806]/1000000" office:value-type="float" office:value="0.000014" calcext:value-type="float">
            <text:p>0.000014</text:p>
          </table:table-cell>
          <table:table-cell/>
        </table:table-row>
        <table:table-row table:style-name="ro1">
          <table:table-cell office:value-type="string" calcext:value-type="string">
            <text:p>'MATCH (?x1)-[:Q838]-&gt;(?x2), (?x2)-[:Q357]-&gt;(?x3), (?x3)-[:Q719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27340" calcext:value-type="float">
            <text:p>1127340</text:p>
          </table:table-cell>
          <table:table-cell table:formula="of:=[.D807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704]-&gt;(?x), (?z)-[:Q98]-&gt;(?x), (?x)-[:Q2055]-&gt;(?v) <text:s/>RETURN * LIMIT 10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27388" calcext:value-type="float">
            <text:p>1127388</text:p>
          </table:table-cell>
          <table:table-cell table:formula="of:=[.D808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891]-&gt;(?x2), (?x2)-[:Q767]-&gt;(?x3), (?x3)-[:Q89]-&gt;(?x4), (?x4)-[:Q654]-&gt;(?x1) <text:s/>RETURN * LIMIT 1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27444" calcext:value-type="float">
            <text:p>1127444</text:p>
          </table:table-cell>
          <table:table-cell table:formula="of:=[.D809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750]-&gt;(?x2), (?x2)-[:Q273]-&gt;(?x3), (?x3)-[:Q2002]-&gt;(?x4) <text:s/>RETURN * LIMIT 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27844" calcext:value-type="float">
            <text:p>1127844</text:p>
          </table:table-cell>
          <table:table-cell table:formula="of:=[.D810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1423]-&gt;(?y), (?x)-[:Q261]-&gt;(?z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27904" calcext:value-type="float">
            <text:p>1127904</text:p>
          </table:table-cell>
          <table:table-cell table:formula="of:=[.D81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976]-&gt;(?x2), (?x2)-[:Q1640]-&gt;(?x3) <text:s/>RETURN * LIMIT 1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27920" calcext:value-type="float">
            <text:p>1127920</text:p>
          </table:table-cell>
          <table:table-cell table:formula="of:=[.D812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470]-&gt;(?x2), (?x2)-[:Q471]-&gt;(?x3), (?x1)-[:Q541]-&gt;(?x3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58" calcext:value-type="float">
            <text:p>5.80E+01</text:p>
          </table:table-cell>
          <table:table-cell office:value-type="float" office:value="1127940" calcext:value-type="float">
            <text:p>1127940</text:p>
          </table:table-cell>
          <table:table-cell table:formula="of:=[.D813]/1000000" office:value-type="float" office:value="0.000058" calcext:value-type="float">
            <text:p>0.000058</text:p>
          </table:table-cell>
          <table:table-cell/>
        </table:table-row>
        <table:table-row table:style-name="ro1">
          <table:table-cell office:value-type="string" calcext:value-type="string">
            <text:p>'MATCH (?x1)-[:Q99]-&gt;(?x2), (?x2)-[:Q931]-&gt;(?x3), (?x3)-[:Q372]-&gt;(?x4), (?x4)-[:Q2080]-&gt;(?x5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27952" calcext:value-type="float">
            <text:p>1127952</text:p>
          </table:table-cell>
          <table:table-cell table:formula="of:=[.D814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775]-&gt;(?x2), (?x2)-[:Q301]-&gt;(?x3), (?x3)-[:Q2059]-&gt;(?x4), (?x4)-[:Q1013]-&gt;(?x1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23" calcext:value-type="float">
            <text:p>2.30E+01</text:p>
          </table:table-cell>
          <table:table-cell office:value-type="float" office:value="1128920" calcext:value-type="float">
            <text:p>1128920</text:p>
          </table:table-cell>
          <table:table-cell table:formula="of:=[.D815]/1000000" office:value-type="float" office:value="0.000023" calcext:value-type="float">
            <text:p>0.000023</text:p>
          </table:table-cell>
          <table:table-cell/>
        </table:table-row>
        <table:table-row table:style-name="ro1">
          <table:table-cell office:value-type="string" calcext:value-type="string">
            <text:p>'MATCH (?x1)-[:Q2028]-&gt;(?x2), (?x2)-[:Q684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28976" calcext:value-type="float">
            <text:p>1128976</text:p>
          </table:table-cell>
          <table:table-cell table:formula="of:=[.D81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1236]-&gt;(?x2), (?x2)-[:Q2059]-&gt;(?x3), (?x3)-[:Q750]-&gt;(?x1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27" calcext:value-type="float">
            <text:p>2.70E+01</text:p>
          </table:table-cell>
          <table:table-cell office:value-type="float" office:value="1129680" calcext:value-type="float">
            <text:p>1129680</text:p>
          </table:table-cell>
          <table:table-cell table:formula="of:=[.D817]/1000000" office:value-type="float" office:value="0.000027" calcext:value-type="float">
            <text:p>0.000027</text:p>
          </table:table-cell>
          <table:table-cell/>
        </table:table-row>
        <table:table-row table:style-name="ro1">
          <table:table-cell office:value-type="string" calcext:value-type="string">
            <text:p>'MATCH (?x)-[:Q1165]-&gt;(?y), (?x)-[:Q504]-&gt;(?z), (?x)-[:Q1772]-&gt;(?u) <text:s/>RETURN * LIMIT 100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130028" calcext:value-type="float">
            <text:p>1130028</text:p>
          </table:table-cell>
          <table:table-cell table:formula="of:=[.D818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)-[:Q1732]-&gt;(?y), (?x)-[:Q688]-&gt;(?z), (?x)-[:Q895]-&gt;(?u), (?x)-[:Q2042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8" calcext:value-type="float">
            <text:p>1.80E+01</text:p>
          </table:table-cell>
          <table:table-cell office:value-type="float" office:value="1132852" calcext:value-type="float">
            <text:p>1132852</text:p>
          </table:table-cell>
          <table:table-cell table:formula="of:=[.D819]/1000000" office:value-type="float" office:value="0.000018" calcext:value-type="float">
            <text:p>0.000018</text:p>
          </table:table-cell>
          <table:table-cell/>
        </table:table-row>
        <table:table-row table:style-name="ro1">
          <table:table-cell office:value-type="string" calcext:value-type="string">
            <text:p>'MATCH (?x)-[:Q1501]-&gt;(?y), (?x)-[:Q1981]-&gt;(?z), (?x)-[:Q603]-&gt;(?u), (?x)-[:Q895]-&gt;(?v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1" calcext:value-type="float">
            <text:p>1.10E+01</text:p>
          </table:table-cell>
          <table:table-cell office:value-type="float" office:value="1133680" calcext:value-type="float">
            <text:p>1133680</text:p>
          </table:table-cell>
          <table:table-cell table:formula="of:=[.D820]/1000000" office:value-type="float" office:value="0.000011" calcext:value-type="float">
            <text:p>0.000011</text:p>
          </table:table-cell>
          <table:table-cell/>
        </table:table-row>
        <table:table-row table:style-name="ro1">
          <table:table-cell office:value-type="string" calcext:value-type="string">
            <text:p>'MATCH (?y)-[:Q1281]-&gt;(?x), (?z)-[:Q1013]-&gt;(?x), (?x)-[:Q648]-&gt;(?u), (?x)-[:Q478]-&gt;(?v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33792" calcext:value-type="float">
            <text:p>1133792</text:p>
          </table:table-cell>
          <table:table-cell table:formula="of:=[.D821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y)-[:Q233]-&gt;(?x), (?z)-[:Q1529]-&gt;(?x), (?x)-[:Q1477]-&gt;(?v) <text:s/>RETURN * LIMIT 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134124" calcext:value-type="float">
            <text:p>1134124</text:p>
          </table:table-cell>
          <table:table-cell table:formula="of:=[.D822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658]-&gt;(?x2), (?x2)-[:Q233]-&gt;(?x3), (?x3)-[:Q1408]-&gt;(?x4), (?x4)-[:Q862]-&gt;(?x1) <text:s/>RETURN * LIMIT 1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 office:value-type="float" office:value="97" calcext:value-type="float">
            <text:p>9.70E+01</text:p>
          </table:table-cell>
          <table:table-cell office:value-type="float" office:value="1141864" calcext:value-type="float">
            <text:p>1141864</text:p>
          </table:table-cell>
          <table:table-cell table:formula="of:=[.D823]/1000000" office:value-type="float" office:value="0.000097" calcext:value-type="float">
            <text:p>0.000097</text:p>
          </table:table-cell>
          <table:table-cell/>
        </table:table-row>
        <table:table-row table:style-name="ro1">
          <table:table-cell office:value-type="string" calcext:value-type="string">
            <text:p>'MATCH (?x)-[:Q1465]-&gt;(?y), (?x)-[:Q36]-&gt;(?z), (?x)-[:Q898]-&gt;(?u), (?x)-[:Q1144]-&gt;(?v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.00E+00</text:p>
          </table:table-cell>
          <table:table-cell office:value-type="float" office:value="1141980" calcext:value-type="float">
            <text:p>1141980</text:p>
          </table:table-cell>
          <table:table-cell table:formula="of:=[.D824]/1000000" office:value-type="float" office:value="0.000004" calcext:value-type="float">
            <text:p>0.000004</text:p>
          </table:table-cell>
          <table:table-cell/>
        </table:table-row>
        <table:table-row table:style-name="ro1">
          <table:table-cell office:value-type="string" calcext:value-type="string">
            <text:p>'MATCH (?x1)-[:Q1835]-&gt;(?x2), (?x2)-[:Q432]-&gt;(?x3), (?x3)-[:Q524]-&gt;(?x4), (?x1)-[:Q330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1143120" calcext:value-type="float">
            <text:p>1143120</text:p>
          </table:table-cell>
          <table:table-cell table:formula="of:=[.D825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y)-[:Q1163]-&gt;(?x), (?z)-[:Q787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.00E+00</text:p>
          </table:table-cell>
          <table:table-cell office:value-type="float" office:value="1143136" calcext:value-type="float">
            <text:p>1143136</text:p>
          </table:table-cell>
          <table:table-cell table:formula="of:=[.D826]/1000000" office:value-type="float" office:value="0.000004" calcext:value-type="float">
            <text:p>0.000004</text:p>
          </table:table-cell>
          <table:table-cell/>
        </table:table-row>
        <table:table-row table:style-name="ro1">
          <table:table-cell office:value-type="string" calcext:value-type="string">
            <text:p>'MATCH (?y)-[:Q1586]-&gt;(?x), (?z)-[:Q1417]-&gt;(?x), (?u)-[:Q1695]-&gt;(?x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43248" calcext:value-type="float">
            <text:p>1143248</text:p>
          </table:table-cell>
          <table:table-cell table:formula="of:=[.D827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952]-&gt;(?x2), (?x2)-[:Q44]-&gt;(?x3) <text:s/>RETURN * LIMIT 1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43332" calcext:value-type="float">
            <text:p>1143332</text:p>
          </table:table-cell>
          <table:table-cell table:formula="of:=[.D828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)-[:Q1471]-&gt;(?y), (?x)-[:Q1857]-&gt;(?z) <text:s/>RETURN * LIMIT 10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43584" calcext:value-type="float">
            <text:p>1143584</text:p>
          </table:table-cell>
          <table:table-cell table:formula="of:=[.D829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532]-&gt;(?x2), (?x2)-[:Q1925]-&gt;(?x3), (?x3)-[:Q301]-&gt;(?x4), (?x4)-[:Q1306]-&gt;(?x5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.00E+00</text:p>
          </table:table-cell>
          <table:table-cell office:value-type="float" office:value="1143740" calcext:value-type="float">
            <text:p>1143740</text:p>
          </table:table-cell>
          <table:table-cell table:formula="of:=[.D830]/1000000" office:value-type="float" office:value="0.000004" calcext:value-type="float">
            <text:p>0.000004</text:p>
          </table:table-cell>
          <table:table-cell/>
        </table:table-row>
        <table:table-row table:style-name="ro1">
          <table:table-cell office:value-type="string" calcext:value-type="string">
            <text:p>'MATCH (?x)-[:Q1861]-&gt;(?y), (?x)-[:Q591]-&gt;(?z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144196" calcext:value-type="float">
            <text:p>1144196</text:p>
          </table:table-cell>
          <table:table-cell table:formula="of:=[.D831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376]-&gt;(?x), (?z)-[:Q1873]-&gt;(?x), (?u)-[:Q1712]-&gt;(?x) <text:s/>RETURN * LIMIT 1000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144592" calcext:value-type="float">
            <text:p>1144592</text:p>
          </table:table-cell>
          <table:table-cell table:formula="of:=[.D832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491]-&gt;(?x2), (?x1)-[:Q1083]-&gt;(?x3), (?x4)-[:Q2088]-&gt;(?x2), (?x4)-[:Q1100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44600" calcext:value-type="float">
            <text:p>1144600</text:p>
          </table:table-cell>
          <table:table-cell table:formula="of:=[.D833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1796]-&gt;(?x2), (?x2)-[:Q444]-&gt;(?x3) <text:s/>RETURN * LIMIT 10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44608" calcext:value-type="float">
            <text:p>1144608</text:p>
          </table:table-cell>
          <table:table-cell table:formula="of:=[.D834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978]-&gt;(?x2), (?x1)-[:Q209]-&gt;(?x3), (?x4)-[:Q263]-&gt;(?x2), (?x4)-[:Q2098]-&gt;(?x3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44772" calcext:value-type="float">
            <text:p>1144772</text:p>
          </table:table-cell>
          <table:table-cell table:formula="of:=[.D835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1219]-&gt;(?x2), (?x2)-[:Q1635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44780" calcext:value-type="float">
            <text:p>1144780</text:p>
          </table:table-cell>
          <table:table-cell table:formula="of:=[.D83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346]-&gt;(?x), (?z)-[:Q1559]-&gt;(?x), (?x)-[:Q541]-&gt;(?u), (?x)-[:Q1454]-&gt;(?v) <text:s/>RETURN * LIMIT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float" office:value="6" calcext:value-type="float">
            <text:p>6.00E+00</text:p>
          </table:table-cell>
          <table:table-cell office:value-type="float" office:value="1144896" calcext:value-type="float">
            <text:p>1144896</text:p>
          </table:table-cell>
          <table:table-cell table:formula="of:=[.D837]/1000000" office:value-type="float" office:value="0.000006" calcext:value-type="float">
            <text:p>0.000006</text:p>
          </table:table-cell>
          <table:table-cell/>
        </table:table-row>
        <table:table-row table:style-name="ro1">
          <table:table-cell office:value-type="string" calcext:value-type="string">
            <text:p>'MATCH (?x1)-[:Q779]-&gt;(?x2), (?x2)-[:Q282]-&gt;(?x3), (?x3)-[:Q1829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.00E+00</text:p>
          </table:table-cell>
          <table:table-cell office:value-type="float" office:value="1144944" calcext:value-type="float">
            <text:p>1144944</text:p>
          </table:table-cell>
          <table:table-cell table:formula="of:=[.D838]/1000000" office:value-type="float" office:value="0.000007" calcext:value-type="float">
            <text:p>0.000007</text:p>
          </table:table-cell>
          <table:table-cell/>
        </table:table-row>
        <table:table-row table:style-name="ro1">
          <table:table-cell office:value-type="string" calcext:value-type="string">
            <text:p>'MATCH (?x1)-[:Q1046]-&gt;(?x2), (?x2)-[:Q432]-&gt;(?x3), (?x3)-[:Q524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44944" calcext:value-type="float">
            <text:p>1144944</text:p>
          </table:table-cell>
          <table:table-cell table:formula="of:=[.D839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253]-&gt;(?x2), (?x2)-[:Q89]-&gt;(?x3), (?x1)-[:Q283]-&gt;(?x3) <text:s/>RETURN * LIMIT 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145432" calcext:value-type="float">
            <text:p>1145432</text:p>
          </table:table-cell>
          <table:table-cell table:formula="of:=[.D840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y)-[:Q1377]-&gt;(?x), (?z)-[:Q2020]-&gt;(?x), (?u)-[:Q529]-&gt;(?x), (?v)-[:Q119]-&gt;(?x) <text:s/>RETURN * LIMIT 100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45460" calcext:value-type="float">
            <text:p>1145460</text:p>
          </table:table-cell>
          <table:table-cell table:formula="of:=[.D841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y)-[:Q169]-&gt;(?x), (?z)-[:Q673]-&gt;(?x), (?u)-[:Q1630]-&gt;(?x), (?v)-[:Q1207]-&gt;(?x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45532" calcext:value-type="float">
            <text:p>1145532</text:p>
          </table:table-cell>
          <table:table-cell table:formula="of:=[.D842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1)-[:Q108]-&gt;(?x2), (?x2)-[:Q1737]-&gt;(?x3) <text:s/>RETURN * LIMIT 1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45560" calcext:value-type="float">
            <text:p>1145560</text:p>
          </table:table-cell>
          <table:table-cell table:formula="of:=[.D843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420]-&gt;(?x2), (?x2)-[:Q227]-&gt;(?x3), (?x1)-[:Q406]-&gt;(?x3) <text:s/>RETURN * LIMIT 1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  <table:table-cell office:value-type="float" office:value="15" calcext:value-type="float">
            <text:p>1.50E+01</text:p>
          </table:table-cell>
          <table:table-cell office:value-type="float" office:value="1145660" calcext:value-type="float">
            <text:p>1145660</text:p>
          </table:table-cell>
          <table:table-cell table:formula="of:=[.D844]/1000000" office:value-type="float" office:value="0.000015" calcext:value-type="float">
            <text:p>0.000015</text:p>
          </table:table-cell>
          <table:table-cell/>
        </table:table-row>
        <table:table-row table:style-name="ro1">
          <table:table-cell office:value-type="string" calcext:value-type="string">
            <text:p>'MATCH (?x1)-[:Q292]-&gt;(?x2), (?x2)-[:Q98]-&gt;(?x3), (?x3)-[:Q1045]-&gt;(?x4), (?x4)-[:Q1465]-&gt;(?x1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3" calcext:value-type="float">
            <text:p>1.30E+01</text:p>
          </table:table-cell>
          <table:table-cell office:value-type="float" office:value="1146384" calcext:value-type="float">
            <text:p>1146384</text:p>
          </table:table-cell>
          <table:table-cell table:formula="of:=[.D845]/1000000" office:value-type="float" office:value="0.000013" calcext:value-type="float">
            <text:p>0.000013</text:p>
          </table:table-cell>
          <table:table-cell/>
        </table:table-row>
        <table:table-row table:style-name="ro1">
          <table:table-cell office:value-type="string" calcext:value-type="string">
            <text:p>'MATCH (?x1)-[:Q1736]-&gt;(?x2), (?x2)-[:Q372]-&gt;(?x3), (?x3)-[:Q1640]-&gt;(?x4) <text:s/>RETURN * LIMIT 10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  <table:table-cell office:value-type="float" office:value="8" calcext:value-type="float">
            <text:p>8.00E+00</text:p>
          </table:table-cell>
          <table:table-cell office:value-type="float" office:value="1146384" calcext:value-type="float">
            <text:p>1146384</text:p>
          </table:table-cell>
          <table:table-cell table:formula="of:=[.D846]/1000000" office:value-type="float" office:value="0.000008" calcext:value-type="float">
            <text:p>0.000008</text:p>
          </table:table-cell>
          <table:table-cell/>
        </table:table-row>
        <table:table-row table:style-name="ro1">
          <table:table-cell office:value-type="string" calcext:value-type="string">
            <text:p>'MATCH (?x1)-[:Q316]-&gt;(?x2), (?x2)-[:Q323]-&gt;(?x3), (?x3)-[:Q322]-&gt;(?x4), (?x1)-[:Q292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35" calcext:value-type="float">
            <text:p>3.50E+01</text:p>
          </table:table-cell>
          <table:table-cell office:value-type="float" office:value="1146832" calcext:value-type="float">
            <text:p>1146832</text:p>
          </table:table-cell>
          <table:table-cell table:formula="of:=[.D847]/1000000" office:value-type="float" office:value="0.000035" calcext:value-type="float">
            <text:p>0.000035</text:p>
          </table:table-cell>
          <table:table-cell/>
        </table:table-row>
        <table:table-row table:style-name="ro1">
          <table:table-cell office:value-type="string" calcext:value-type="string">
            <text:p>'MATCH (?x1)-[:Q1750]-&gt;(?x2), (?x1)-[:Q1686]-&gt;(?x3), (?x2)-[:Q290]-&gt;(?x4), (?x3)-[:Q1615]-&gt;(?x4) <text:s/>RETURN * LIMIT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.00E+01</text:p>
          </table:table-cell>
          <table:table-cell office:value-type="float" office:value="1147124" calcext:value-type="float">
            <text:p>1147124</text:p>
          </table:table-cell>
          <table:table-cell table:formula="of:=[.D848]/1000000" office:value-type="float" office:value="0.00001" calcext:value-type="float">
            <text:p>0.00001</text:p>
          </table:table-cell>
          <table:table-cell/>
        </table:table-row>
        <table:table-row table:style-name="ro1">
          <table:table-cell office:value-type="string" calcext:value-type="string">
            <text:p>'MATCH (?x1)-[:Q1742]-&gt;(?x2), (?x2)-[:Q455]-&gt;(?x3), (?x1)-[:Q301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.20E+01</text:p>
          </table:table-cell>
          <table:table-cell office:value-type="float" office:value="1147212" calcext:value-type="float">
            <text:p>1147212</text:p>
          </table:table-cell>
          <table:table-cell table:formula="of:=[.D849]/1000000" office:value-type="float" office:value="0.000012" calcext:value-type="float">
            <text:p>0.000012</text:p>
          </table:table-cell>
          <table:table-cell/>
        </table:table-row>
        <table:table-row table:style-name="ro1">
          <table:table-cell office:value-type="string" calcext:value-type="string">
            <text:p>'MATCH (?x1)-[:Q1441]-&gt;(?x2), (?x2)-[:Q1236]-&gt;(?x3) <text:s/>RETURN * LIMIT 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.00E+00</text:p>
          </table:table-cell>
          <table:table-cell office:value-type="float" office:value="1147228" calcext:value-type="float">
            <text:p>1147228</text:p>
          </table:table-cell>
          <table:table-cell table:formula="of:=[.D850]/1000000" office:value-type="float" office:value="0.000005" calcext:value-type="float">
            <text:p>0.000005</text:p>
          </table:table-cell>
          <table:table-cell/>
        </table:table-row>
        <table:table-row table:style-name="ro1">
          <table:table-cell office:value-type="string" calcext:value-type="string">
            <text:p>'MATCH (?x)-[:Q1767]-&gt;(?y), (?x)-[:Q1741]-&gt;(?z), (?x)-[:Q2031]-&gt;(?u) <text:s/>RETURN * LIMIT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.00E+00</text:p>
          </table:table-cell>
          <table:table-cell office:value-type="float" office:value="1147472" calcext:value-type="float">
            <text:p>1147472</text:p>
          </table:table-cell>
          <table:table-cell table:formula="of:=[.D851]/1000000" office:value-type="float" office:value="0.000009" calcext:value-type="float">
            <text:p>0.000009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D85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0" number:min-decimal-places="0" number:min-integer-digits="2"/>
    </number:number-style>
    <number:number-style style:name="N121">
      <number:number number:decimal-places="2" number:min-decimal-places="2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08:46:43.309721468</meta:creation-date>
    <dc:date>2023-02-10T16:29:40.504365053</dc:date>
    <meta:editing-duration>PT2H47M17S</meta:editing-duration>
    <meta:editing-cycles>20</meta:editing-cycles>
    <meta:generator>LibreOffice/7.4.5.1$Linux_X86_64 LibreOffice_project/40$Build-1</meta:generator>
    <meta:document-statistic meta:table-count="2" meta:cell-count="11924" meta:object-count="0"/>
  </office:meta>
</office:document-meta>
</file>